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Halahanivka, Leonivka of ...</text:span>
</text:h>
      <text:p text:style-name="P4">
Authors: liveuamap (Language: en)</text:p>
      <text:p text:style-name="P4">
Time: 2023-05-12T-105:38:00</text:p>
      <text:p text:style-name="P4">
Location: Sumy (Latitude:52.23348 Longtitude:33.46848)</text:p>
      <text:p text:style-name="P4">
Videos: []</text:p>
      <text:p text:style-name="P4">
Images: []</text:p>
      <text:p text:style-name="P4">
Tags: ["Russia"]</text:p>
      <text:p text:style-name="P4">
Id: 22562334</text:p>
      <!--METADATA-->
      <text:p text:style-name="P4">
At sivershchyna and slbozhanschyna directions Russian army ShelleDhalalahanivka, Leonivka of Chernihiv Region, Novovasylivka, UKRAYINKEKE, ZNOB-ZNOBACE, ZNOBIVKA Yskivschyna, Bilopillya, Yastrubyne, Kindratyvka and Basivka of Sumy Region, Also Huryiv, HlyBoke, Starytsya, Buhruvatka, Ohirtseve, Hatysche, Vovchansk, Tykhe, Synelnykove, Zybyne, Bochkove, Budarky and Velykyy Burluk of Kharkiv Region.</text:p>
      <text:p text:style-name="P4">
News Collection Link:(https://liveuamap.com/en/2023/12-may-at-sivershchyna-and-slobozhanschyna-directions-russian)</text:p>
      <text:p text:style-name="P4">
News Source: <text:a xlink:type="simple" xlink:href="https://t.me/lumsrc/4758" text:style-name="Internet_20_link" text:visited-style-name="Visited_20_Internet_20_Link">
https://t.me/lumsrc/4758</text:a>
</text:p>
      <!--NEWS-->
      <text:h text:style-name="P10" text:outline-level="1">
<text:span text:style-name="T4">
At Lyman direction Russian army shelled Makiyivka and Nevske of Luhansk region and Bilohorivk...</text:span>
</text:h>
      <text:p text:style-name="P4">
Authors: liveuamap (Language: en)</text:p>
      <text:p text:style-name="P4">
Time: 2023-05-12T-107:38:00</text:p>
      <text:p text:style-name="P4">
Location: Bilohorivka (Latitude:48.92409 Longtitude:38.24215)</text:p>
      <text:p text:style-name="P4">
Videos: []</text:p>
      <text:p text:style-name="P4">
Images: []</text:p>
      <text:p text:style-name="P4">
Tags: ["Russia"]</text:p>
      <text:p text:style-name="P4">
Id: 22562326</text:p>
      <!--METADATA-->
      <text:p text:style-name="P4">
At Lyman direction Russian army shelled Makiyivka and Nevske of Luhansk regionand Bilohorivka, Torske, Serebryanka, Verkhnokamyanske, Spirne, Berestove andVesele of Donetsk region. Russian aviation conducted airstrikes at Hrekivka,Verkhnokamyanske, Spirne and Bilohorivka, - General Staff of Armed Forces ofUkraine says in the morning report</text:p>
      <text:p text:style-name="P4">
News Collection Link: <text:a xlink:type="simple" xlink:href="https://liveuamap.com/en/2023/12-may-at-lyman-direction-russian-army-shelled-makiyivka" text:style-name="Internet_20_link" text:visited-style-name="Visited_20_Internet_20_Link">
https://liveuamap.com/en/2023/12-may-at-lyman-direction-russian-army-shelled-makiyivka</text:a>
</text:p>
      <text:p text:style-name="P4">
News Source: <text:a xlink:type="simple" xlink:href="https://t.me/lumsrc/4760" text:style-name="Internet_20_link" text:visited-style-name="Visited_20_Internet_20_Link">
https://t.me/lumsrc/4760</text:a>
</text:p>
      <!--NEWS-->
      <text:h text:style-name="P10" text:outline-level="1">
<text:span text:style-name="T4">
At Bahmut Direction Russia Army Shellled Vasukivka, Rihovo-Vasilka, Novomarks, Marks ...</text:span>
</text:h>
      <text:p text:style-name="P4">
Authors: liveuamap (Language: en)</text:p>
      <text:p text:style-name="P4">
Time: 2023-05-12T-109:38:00</text:p>
      <text:p text:style-name="P4">
Location: Bakhmut (Latitude:48.46609 Longtitude:37.95347)</text:p>
      <text:p text:style-name="P4">
Videos: []</text:p>
      <text:p text:style-name="P4">
Images: []</text:p>
      <text:p text:style-name="P4">
Tags: ["Russia"]</text:p>
      <text:p text:style-name="P4">
Id: 22562325</text:p>
      <!--METADATA-->
      <text:p text:style-name="P4">
At Bakhmut Direction Russian Army Shelled Vasukivka, Orikhovo-Vasylivka, Novomarkove, Markove, Bakhmut, Ivanivske, Chasiv Yar, Kostyantyntyntyntyntyntyntyntyn. Oretsk, Pivnichne and New York of Donetskregion. Russian Aviation Conduched Aircrakes at Bakhmut, Bila Hora, Kurdumivka and New York, - General Staff of Armed Forces of Ukraine Says inthe morning report</text:p>
      <text:p text:style-name="P4">
News Collection Link:(https://liveuamap.com/en/2023/12-may-at-bakhmut-direction-russian-army-shelled-vasukivka)</text:p>
      <text:p text:style-name="P4">
News Source: <text:a xlink:type="simple" xlink:href="https://t.me/lumsrc/4761" text:style-name="Internet_20_link" text:visited-style-name="Visited_20_Internet_20_Link">
https://t.me/lumsrc/4761</text:a>
</text:p>
      <!--NEWS-->
      <text:h text:style-name="P10" text:outline-level="1">
<text:span text:style-name="T4">
At Avdiyivka direction Russian army shelled Novokalynove, Berdychi, Stepove, Syeverne and Per...</text:span>
</text:h>
      <text:p text:style-name="P4">
Authors: liveuamap (Language: en)</text:p>
      <text:p text:style-name="P4">
Time: 2023-05-12T-111:38:00</text:p>
      <text:p text:style-name="P4">
Location: Donetsk (Latitude:48.09195 Longtitude:37.60105)</text:p>
      <text:p text:style-name="P4">
Videos: []</text:p>
      <text:p text:style-name="P4">
Images: []</text:p>
      <text:p text:style-name="P4">
Tags: ["Russia"]</text:p>
      <text:p text:style-name="P4">
Id: 22562324</text:p>
      <!--METADATA-->
      <text:p text:style-name="P4">
At Avdiyivka direction Russian army shelled Novokalynove, Berdychi, Stepove,Syeverne and Pervomayske of Donetsk region, - General Staff of Armed Forces ofUkraine says in the morning report</text:p>
      <text:p text:style-name="P4">
News Collection Link: <text:a xlink:type="simple" xlink:href="https://liveuamap.com/en/2023/12-may-at-avdiyivka-direction-russian-army-shelled-novokalynove" text:style-name="Internet_20_link" text:visited-style-name="Visited_20_Internet_20_Link">
https://liveuamap.com/en/2023/12-may-at-avdiyivka-direction-russian-army-shelled-novokalynove</text:a>
</text:p>
      <text:p text:style-name="P4">
News Source: <text:a xlink:type="simple" xlink:href="https://t.me/lumsrc/4762" text:style-name="Internet_20_link" text:visited-style-name="Visited_20_Internet_20_Link">
https://t.me/lumsrc/4762</text:a>
</text:p>
      <!--NEWS-->
      <text:h text:style-name="P10" text:outline-level="1">
<text:span text:style-name="T4">
At Maryinka direction Russian army shelled Hostre, Heorhiyivka and Pobyeda of Donetsk region,...</text:span>
</text:h>
      <text:p text:style-name="P4">
Authors: liveuamap (Language: en)</text:p>
      <text:p text:style-name="P4">
Time: 2023-05-12T-114:38:00</text:p>
      <text:p text:style-name="P4">
Location: Donetsk Oblast (Latitude:47.91393 Longtitude:37.4572)</text:p>
      <text:p text:style-name="P4">
Videos: []</text:p>
      <text:p text:style-name="P4">
Images: []</text:p>
      <text:p text:style-name="P4">
Tags: ["Russia"]</text:p>
      <text:p text:style-name="P4">
Id: 22562322</text:p>
      <!--METADATA-->
      <text:p text:style-name="P4">
At Maryinka direction Russian army shelled Hostre, Heorhiyivka and Pobyeda ofDonetsk region, - General Staff of Armed Forces of Ukraine says in the morningreport</text:p>
      <text:p text:style-name="P4">
News Collection Link: <text:a xlink:type="simple" xlink:href="https://liveuamap.com/en/2023/12-may-at-maryinka-direction-russian-army-shelled-hostre" text:style-name="Internet_20_link" text:visited-style-name="Visited_20_Internet_20_Link">
https://liveuamap.com/en/2023/12-may-at-maryinka-direction-russian-army-shelled-hostre</text:a>
</text:p>
      <text:p text:style-name="P4">
News Source: <text:a xlink:type="simple" xlink:href="https://t.me/lumsrc/4763" text:style-name="Internet_20_link" text:visited-style-name="Visited_20_Internet_20_Link">
https://t.me/lumsrc/4763</text:a>
</text:p>
      <!--NEWS-->
      <text:h text:style-name="P10" text:outline-level="1">
<text:span text:style-name="T4">
JSC Shakhtar Directio Rusian Army Shelled Paraskovivka, Konstantinovka, Novomikhailivka ...</text:span>
</text:h>
      <text:p text:style-name="P4">
Authors: liveuamap (Language: en)</text:p>
      <text:p text:style-name="P4">
Time: 2023-05-12T-116:38:00</text:p>
      <text:p text:style-name="P4">
Location: Zaporizhzhia (Latitude:47.77764 Longtitude:37.06993)</text:p>
      <text:p text:style-name="P4">
Videos: []</text:p>
      <text:p text:style-name="P4">
Images: []</text:p>
      <text:p text:style-name="P4">
Tags: ["Russia"]</text:p>
      <text:p text:style-name="P4">
Id: 22562321</text:p>
      <!--METADATA-->
      <text:p text:style-name="P4">
At Shakhtarske direction Russian army shelled Paraskoviyivka, Kostyantynivka,Novomykhaylivka, Vuhledar, Novoukrayinka and Prechystivka. Russian aviationconducted airstrikes at Vuhledar and Prechystivka, - General Staff of ArmedForces of Ukraine says in the morning report</text:p>
      <text:p text:style-name="P4">
News Collection Link: <text:a xlink:type="simple" xlink:href="https://liveuamap.com/en/2023/12-may-at-shakhtarske-direction-russian-army-shelled-paraskoviyivka" text:style-name="Internet_20_link" text:visited-style-name="Visited_20_Internet_20_Link">
https://liveuamap.com/en/2023/12-may-at-shakhtarske-direction-russian-army-shelled-paraskoviyivka</text:a>
</text:p>
      <text:p text:style-name="P4">
News Source: <text:a xlink:type="simple" xlink:href="https://t.me/lumsrc/4764" text:style-name="Internet_20_link" text:visited-style-name="Visited_20_Internet_20_Link">
https://t.me/lumsrc/4764</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12T-118:38:00</text:p>
      <text:p text:style-name="P4">
Location: Ukraine (Latitude:47.63937 Longtitude:35.88169)</text:p>
      <text:p text:style-name="P4">
Videos: []</text:p>
      <text:p text:style-name="P4">
Images: []</text:p>
      <text:p text:style-name="P4">
Tags: ["Russia"]</text:p>
      <text:p text:style-name="P4">
Id: 22562320</text:p>
      <!--METADATA-->
      <text:p text:style-name="P4">
At Zaporizhzhia and Kherson directions Russian army shelled Vremivka andNovopil of Donetsk region; Olhivske, Huliaipole, Zaliznychne, Huliaipilske,Bilohirya, Mala Tokmachka and Kamyanske of Zaporizhzhia region; Nikopol ofDnipropetrovsk region; Zolota Balka, Vesele, Lvove, Ivanivka, Antonivka,Dniprovske, Kizomys of Kherson region and Kherson city. Russian aviationconducted airstrikes at Mala Tokmachka, Omelnyk and Kizomys, - General Staffof Armed Forces of Ukraine says in the morning report</text:p>
      <text:p text:style-name="P4">
News Collection Link: <text:a xlink:type="simple" xlink:href="https://liveuamap.com/en/2023/12-may-at-zaporizhzhia-and-kherson-directions-russian-army" text:style-name="Internet_20_link" text:visited-style-name="Visited_20_Internet_20_Link">
https://liveuamap.com/en/2023/12-may-at-zaporizhzhia-and-kherson-directions-russian-army</text:a>
</text:p>
      <text:p text:style-name="P4">
News Source: <text:a xlink:type="simple" xlink:href="https://t.me/lumsrc/4765" text:style-name="Internet_20_link" text:visited-style-name="Visited_20_Internet_20_Link">
https://t.me/lumsrc/4765</text:a>
</text:p>
      <!--NEWS-->
      <text:h text:style-name="P10" text:outline-level="1">
<text:span text:style-name="T4">
Dnipro, Dnipropetrovska Oblast(10:42). Red Alert: aerial threat. Sirens sounding. Take cover ...</text:span>
</text:h>
      <text:p text:style-name="P4">
Authors: liveuamap (Language: en)</text:p>
      <text:p text:style-name="P4">
Time: 2023-05-12T-125:44:00</text:p>
      <text:p text:style-name="P4">
Location: Dnipro (Latitude:48.45927 Longtitude:35.03895)</text:p>
      <text:p text:style-name="P4">
Videos: []</text:p>
      <text:p text:style-name="P4">
Images: []</text:p>
      <text:p text:style-name="P4">
Tags: ["Europe", "Central and Eastern Europe"]</text:p>
      <text:p text:style-name="P4">
Id: 22562310</text:p>
      <!--METADATA-->
      <text:p text:style-name="P4">
Dnipro, Dnipropetrovsk region(10:42). Red Alert: aerial threat. Sirenssounding. Take cover now!</text:p>
      <text:p text:style-name="P4">
News Collection Link: <text:a xlink:type="simple" xlink:href="https://liveuamap.com/en/2023/12-may-dnipro-dnipropetrovska-oblast1042-red-g" text:style-name="Internet_20_link" text:visited-style-name="Visited_20_Internet_20_Link">
https://liveuamap.com/en/2023/12-may-dnipro-dnipropetrovska-oblast1042-red-g</text:a>
</text:p>
      <text:p text:style-name="P4">
News Source: <text:a xlink:type="simple" xlink:href="https://t.me/suspilnednipro/15336" text:style-name="Internet_20_link" text:visited-style-name="Visited_20_Internet_20_Link">
https://t.me/suspilnednipro/15336</text:a>
</text:p>
      <!--NEWS-->
      <text:h text:style-name="P10" text:outline-level="1">
<text:span text:style-name="T4">
Kyiv(01:20). Red Alert: aerial threat. Sirens sounding. Take cover now!</text:span>
</text:h>
      <text:p text:style-name="P4">
Authors: liveuamap (Language: en)</text:p>
      <text:p text:style-name="P4">
Time: 2023-05-12T-63:22:00</text:p>
      <text:p text:style-name="P4">
Location: Kyiv (Latitude:50.44343 Longtitude:30.53022)</text:p>
      <text:p text:style-name="P4">
Videos: []</text:p>
      <text:p text:style-name="P4">
Images: []</text:p>
      <text:p text:style-name="P4">
Tags: ["Europe", "Central and Eastern Europe"]</text:p>
      <text:p text:style-name="P4">
Id: 22562441</text:p>
      <!--METADATA-->
      <text:p text:style-name="P4">
Kyiv(01:20). Red Alert: aerial threat. Sirens sounding. Take cover now!</text:p>
      <text:p text:style-name="P4">
News Collection Link: <text:a xlink:type="simple" xlink:href="https://liveuamap.com/en/2023/12-may-kyiv0120-red-alert-aerial-threat-sireng" text:style-name="Internet_20_link" text:visited-style-name="Visited_20_Internet_20_Link">
https://liveuamap.com/en/2023/12-may-kyiv0120-red-alert-aerial-threat-sireng</text:a>
</text:p>
      <text:p text:style-name="P4">
News Source: <text:a xlink:type="simple" xlink:href="https://t.me/KyivCityOfficial/6681" text:style-name="Internet_20_link" text:visited-style-name="Visited_20_Internet_20_Link">
https://t.me/KyivCityOfficial/6681</text:a>
</text:p>
      <!--NEWS-->
      <text:h text:style-name="P10" text:outline-level="1">
<text:span text:style-name="T4">
Dnipro, Dnipropetrovska Oblast(22:45). Red Alert: aerial threat. Sirens sounding. Take cover ...</text:span>
</text:h>
      <text:p text:style-name="P4">
Authors: liveuamap (Language: en)</text:p>
      <text:p text:style-name="P4">
Time: 2023-05-12T-77:47:00</text:p>
      <text:p text:style-name="P4">
Location: Dnipro (Latitude:48.45930000 Longtitude:35.03865000)</text:p>
      <text:p text:style-name="P4">
Videos: []</text:p>
      <text:p text:style-name="P4">
Images: []</text:p>
      <text:p text:style-name="P4">
Tags: ["Europe", "Central and Eastern Europe"]</text:p>
      <text:p text:style-name="P4">
Id: 22562429</text:p>
      <!--METADATA-->
      <text:p text:style-name="P4">
Dnipro, Dnipropetrovsk region(22:45). Red Alert: aerial threat. Sirenssounding. Take cover now!</text:p>
      <text:p text:style-name="P4">
News Collection Link: <text:a xlink:type="simple" xlink:href="https://liveuamap.com/en/2023/12-may-dnipro-dnipropetrovska-oblast2245-red-g" text:style-name="Internet_20_link" text:visited-style-name="Visited_20_Internet_20_Link">
https://liveuamap.com/en/2023/12-may-dnipro-dnipropetrovska-oblast2245-red-g</text:a>
</text:p>
      <text:p text:style-name="P4">
News Source: <text:a xlink:type="simple" xlink:href="https://t.me/suspilnednipro/15357" text:style-name="Internet_20_link" text:visited-style-name="Visited_20_Internet_20_Link">
https://t.me/suspilnednipro/15357</text:a>
</text:p>
      <!--NEWS-->
      <text:h text:style-name="P10" text:outline-level="1">
<text:span text:style-name="T4">
Harciw, Harkiv region, attachment region (22:45). Red Alert: Aerial Threat. Siren Sundin ...</text:span>
</text:h>
      <text:p text:style-name="P4">
Authors: liveuamap (Language: en)</text:p>
      <text:p text:style-name="P4">
Time: 2023-05-12T16:47:00</text:p>
      <text:p text:style-name="P4">
Location: Kharkiv (Latitude:49.97995 Longtitude:36.2529)</text:p>
      <text:p text:style-name="P4">
Videos: []</text:p>
      <text:p text:style-name="P4">
Images: []</text:p>
      <text:p text:style-name="P4">
Tags: ["Europe", "Central and Eastern Europe"]</text:p>
      <text:p text:style-name="P4">
Id: 22562430</text:p>
      <!--METADATA-->
      <text:p text:style-name="P4">
Kharkiv, Kharkiv region, Zaporizhzhya region(22:45). Red Alert: aerial threat.Sirens sounding. Take cover now!</text:p>
      <text:p text:style-name="P4">
News Collection Link: <text:a xlink:type="simple" xlink:href="https://liveuamap.com/en/2023/12-may-kharkiv-kharkivska-oblast-zaporizka-obg" text:style-name="Internet_20_link" text:visited-style-name="Visited_20_Internet_20_Link">
https://liveuamap.com/en/2023/12-may-kharkiv-kharkivska-oblast-zaporizka-obg</text:a>
</text:p>
      <text:p text:style-name="P4">
News Source: <text:a xlink:type="simple" xlink:href="https://t.me/air_alert_ua/45121" text:style-name="Internet_20_link" text:visited-style-name="Visited_20_Internet_20_Link">
https://t.me/air_alert_ua/45121</text:a>
</text:p>
      <!--NEWS-->
      <text:h text:style-name="P10" text:outline-level="1">
<text:span text:style-name="T4">
Zaporizka Oblast(23:30). Red Alert: aerial threat. Sirens sounding. Take cover now!</text:span>
</text:h>
      <text:p text:style-name="P4">
Authors: liveuamap (Language: en)</text:p>
      <text:p text:style-name="P4">
Time: 2023-05-12T17:37:00</text:p>
      <text:p text:style-name="P4">
Location: Zaporizka Oblast (Latitude:47.612021 Longtitude:35.765261)</text:p>
      <text:p text:style-name="P4">
Videos: []</text:p>
      <text:p text:style-name="P4">
Images: []</text:p>
      <text:p text:style-name="P4">
Tags: ["Europe", "Central and Eastern Europe"]</text:p>
      <text:p text:style-name="P4">
Id: 22562432</text:p>
      <!--METADATA-->
      <text:p text:style-name="P4">
Zaporizhzhia region(23:30). Red Alert: aerial threat. Sirens sounding. Take covernow!</text:p>
      <text:p text:style-name="P4">
News Collection Link: <text:a xlink:type="simple" xlink:href="https://liveuamap.com/en/2023/12-may-zaporizka-oblast2330-red-alert-aerial-g" text:style-name="Internet_20_link" text:visited-style-name="Visited_20_Internet_20_Link">
https://liveuamap.com/en/2023/12-may-zaporizka-oblast2330-red-alert-aerial-g</text:a>
</text:p>
      <text:p text:style-name="P4">
News Source: <text:a xlink:type="simple" xlink:href="https://t.me/air_alert_ua/45125" text:style-name="Internet_20_link" text:visited-style-name="Visited_20_Internet_20_Link">
https://t.me/air_alert_ua/45125</text:a>
</text:p>
      <!--NEWS-->
      <text:h text:style-name="P10" text:outline-level="1">
<text:span text:style-name="T4">
Dnipro, Dnipropetrovska Oblast(23:39). Red Alert: aerial threat. Sirens sounding. Take cover ...</text:span>
</text:h>
      <text:p text:style-name="P4">
Authors: liveuamap (Language: en)</text:p>
      <text:p text:style-name="P4">
Time: 2023-05-12T17:42:00</text:p>
      <text:p text:style-name="P4">
Location: Dnipro (Latitude:48.45958 Longtitude:35.03791)</text:p>
      <text:p text:style-name="P4">
Videos: []</text:p>
      <text:p text:style-name="P4">
Images: []</text:p>
      <text:p text:style-name="P4">
Tags: ["Europe", "Central and Eastern Europe"]</text:p>
      <text:p text:style-name="P4">
Id: 22562433</text:p>
      <!--METADATA-->
      <text:p text:style-name="P4">
Dnipro, Dnipropetrovsk region(23:39). Red Alert: aerial threat. Sirenssounding. Take cover now!</text:p>
      <text:p text:style-name="P4">
News Collection Link: <text:a xlink:type="simple" xlink:href="https://liveuamap.com/en/2023/12-may-dnipro-dnipropetrovska-oblast2339-red-g" text:style-name="Internet_20_link" text:visited-style-name="Visited_20_Internet_20_Link">
https://liveuamap.com/en/2023/12-may-dnipro-dnipropetrovska-oblast2339-red-g</text:a>
</text:p>
      <text:p text:style-name="P4">
News Source: <text:a xlink:type="simple" xlink:href="https://t.me/air_alert_ua/45126" text:style-name="Internet_20_link" text:visited-style-name="Visited_20_Internet_20_Link">
https://t.me/air_alert_ua/45126</text:a>
</text:p>
      <!--NEWS-->
      <text:h text:style-name="P10" text:outline-level="1">
<text:span text:style-name="T4">
Cherkasy region, Kirovohrad region, Chernihiv region (00:12). Red Alrt: Aerial Tchretate ....</text:span>
</text:h>
      <text:p text:style-name="P4">
Authors: liveuamap (Language: en)</text:p>
      <text:p text:style-name="P4">
Time: 2023-05-12T18:12:00</text:p>
      <text:p text:style-name="P4">
Location: Cherkaska Oblast (Latitude:49.25000000 Longtitude:31.33333000)</text:p>
      <text:p text:style-name="P4">
Videos: []</text:p>
      <text:p text:style-name="P4">
Images: []</text:p>
      <text:p text:style-name="P4">
Tags: ["Europe", "Central and Eastern Europe"]</text:p>
      <text:p text:style-name="P4">
Id: 22562434</text:p>
      <!--METADATA-->
      <text:p text:style-name="P4">
Cherkasy region, Kirovohrad region, Chernihiv region(00:12). Red Alert:aerial threat. Sirens sounding. Take cover now!</text:p>
      <text:p text:style-name="P4">
News Collection Link: <text:a xlink:type="simple" xlink:href="https://liveuamap.com/en/2023/12-may-cherkaska-oblast-kirovohradska-oblast-g" text:style-name="Internet_20_link" text:visited-style-name="Visited_20_Internet_20_Link">
https://liveuamap.com/en/2023/12-may-cherkaska-oblast-kirovohradska-oblast-g</text:a>
</text:p>
      <text:p text:style-name="P4">
News Source: <text:a xlink:type="simple" xlink:href="https://t.me/air_alert_ua/45129" text:style-name="Internet_20_link" text:visited-style-name="Visited_20_Internet_20_Link">
https://t.me/air_alert_ua/45129</text:a>
</text:p>
      <!--NEWS-->
      <text:h text:style-name="P10" text:outline-level="1">
<text:span text:style-name="T4">
Sumska Oblast(00:13). Red Alert: aerial threat. Sirens sounding. Take cover now!</text:span>
</text:h>
      <text:p text:style-name="P4">
Authors: liveuamap (Language: en)</text:p>
      <text:p text:style-name="P4">
Time: 2023-05-12T18:15:00</text:p>
      <text:p text:style-name="P4">
Location: Sumska Oblast (Latitude:51.00045 Longtitude:33.99984)</text:p>
      <text:p text:style-name="P4">
Videos: []</text:p>
      <text:p text:style-name="P4">
Images: []</text:p>
      <text:p text:style-name="P4">
Tags: ["Europe", "Central and Eastern Europe"]</text:p>
      <text:p text:style-name="P4">
Id: 22562435</text:p>
      <!--METADATA-->
      <text:p text:style-name="P4">
Sumy region(00:13). Red Alert: aerial threat. Sirens sounding. Take covernow!</text:p>
      <text:p text:style-name="P4">
News Collection Link: <text:a xlink:type="simple" xlink:href="https://liveuamap.com/en/2023/12-may-sumska-oblast0013-red-alert-aerial-thrg" text:style-name="Internet_20_link" text:visited-style-name="Visited_20_Internet_20_Link">
https://liveuamap.com/en/2023/12-may-sumska-oblast0013-red-alert-aerial-thrg</text:a>
</text:p>
      <text:p text:style-name="P4">
News Source: <text:a xlink:type="simple" xlink:href="https://t.me/air_alert_ua/45130" text:style-name="Internet_20_link" text:visited-style-name="Visited_20_Internet_20_Link">
https://t.me/air_alert_ua/45130</text:a>
</text:p>
      <!--NEWS-->
      <text:h text:style-name="P10" text:outline-level="1">
<text:span text:style-name="T4">
Nikolaev, Mykolaiv region, Kherson, Kherson region (00:15). Red Alrt: Aerial Tchretate. WITH...</text:span>
</text:h>
      <text:p text:style-name="P4">
Authors: liveuamap (Language: en)</text:p>
      <text:p text:style-name="P4">
Time: 2023-05-12T18:17:00</text:p>
      <text:p text:style-name="P4">
Location: Mykolaiv (Latitude:46.94866 Longtitude:32.00639)</text:p>
      <text:p text:style-name="P4">
Videos: []</text:p>
      <text:p text:style-name="P4">
Images: []</text:p>
      <text:p text:style-name="P4">
Tags: ["Europe", "Central and Eastern Europe"]</text:p>
      <text:p text:style-name="P4">
Id: 22562436</text:p>
      <!--METADATA-->
      <text:p text:style-name="P4">
Nikolaev, Mykolaiv region, Kherson, Kherson region(00:15). Red Alert:aerial threat. Sirens sounding. Take cover now!</text:p>
      <text:p text:style-name="P4">
News Collection Link: <text:a xlink:type="simple" xlink:href="https://liveuamap.com/en/2023/12-may-mykolaiv-mykolayivska-oblast-kherson-kg" text:style-name="Internet_20_link" text:visited-style-name="Visited_20_Internet_20_Link">
https://liveuamap.com/en/2023/12-may-mykolaiv-mykolayivska-oblast-kherson-kg</text:a>
</text:p>
      <text:p text:style-name="P4">
News Source: <text:a xlink:type="simple" xlink:href="https://t.me/air_alert_ua/45132" text:style-name="Internet_20_link" text:visited-style-name="Visited_20_Internet_20_Link">
https://t.me/air_alert_ua/45132</text:a>
</text:p>
      <!--NEWS-->
      <text:h text:style-name="P10" text:outline-level="1">
<text:span text:style-name="T4">
Odeska Oblast(00:17). Red Alert: aerial threat. Sirens sounding. Take cover now!</text:span>
</text:h>
      <text:p text:style-name="P4">
Authors: liveuamap (Language: en)</text:p>
      <text:p text:style-name="P4">
Time: 2023-05-12T18:18:00</text:p>
      <text:p text:style-name="P4">
Location: Odeska Oblast (Latitude:46.75000000 Longtitude:30.25000000)</text:p>
      <text:p text:style-name="P4">
Videos: []</text:p>
      <text:p text:style-name="P4">
Images: []</text:p>
      <text:p text:style-name="P4">
Tags: ["Europe", "Central and Eastern Europe"]</text:p>
      <text:p text:style-name="P4">
Id: 22562437</text:p>
      <!--METADATA-->
      <text:p text:style-name="P4">
Odesa region(00:17). Red Alert: aerial threat. Sirens sounding. Take covernow!</text:p>
      <text:p text:style-name="P4">
News Collection Link: <text:a xlink:type="simple" xlink:href="https://liveuamap.com/en/2023/12-may-odeska-oblast0017-red-alert-aerial-thrg" text:style-name="Internet_20_link" text:visited-style-name="Visited_20_Internet_20_Link">
https://liveuamap.com/en/2023/12-may-odeska-oblast0017-red-alert-aerial-thrg</text:a>
</text:p>
      <text:p text:style-name="P4">
News Source: <text:a xlink:type="simple" xlink:href="https://t.me/suspilneodesa/23156" text:style-name="Internet_20_link" text:visited-style-name="Visited_20_Internet_20_Link">
https://t.me/suspilneodesa/23156</text:a>
</text:p>
      <!--NEWS-->
      <text:h text:style-name="P10" text:outline-level="1">
<text:span text:style-name="T4">
Poltavska Oblast(00:34). Red Alert: aerial threat. Sirens sounding. Take cover now!</text:span>
</text:h>
      <text:p text:style-name="P4">
Authors: liveuamap (Language: en)</text:p>
      <text:p text:style-name="P4">
Time: 2023-05-12T18:35:00</text:p>
      <text:p text:style-name="P4">
Location: Poltavska Oblast (Latitude:49.47705000 Longtitude:33.81866000)</text:p>
      <text:p text:style-name="P4">
Videos: []</text:p>
      <text:p text:style-name="P4">
Images: []</text:p>
      <text:p text:style-name="P4">
Tags: ["Europe", "Central and Eastern Europe"]</text:p>
      <text:p text:style-name="P4">
Id: 22562438</text:p>
      <!--METADATA-->
      <text:p text:style-name="P4">
Poltava(00:34). Red Alert: aerial threat. Sirens sounding. Take covernow!</text:p>
      <text:p text:style-name="P4">
News Collection Link: <text:a xlink:type="simple" xlink:href="https://liveuamap.com/en/2023/12-may-poltavska-oblast0034-red-alert-aerial-g" text:style-name="Internet_20_link" text:visited-style-name="Visited_20_Internet_20_Link">
https://liveuamap.com/en/2023/12-may-poltavska-oblast0034-red-alert-aerial-g</text:a>
</text:p>
      <text:p text:style-name="P4">
News Source: <text:a xlink:type="simple" xlink:href="https://t.me/suspilnepoltava/11122" text:style-name="Internet_20_link" text:visited-style-name="Visited_20_Internet_20_Link">
https://t.me/suspilnepoltava/11122</text:a>
</text:p>
      <!--NEWS-->
      <text:h text:style-name="P10" text:outline-level="1">
<text:span text:style-name="T4">
Explosions were reported in Berdyansk</text:span>
</text:h>
      <text:p text:style-name="P4">
Authors: liveuamap (Language: en)</text:p>
      <text:p text:style-name="P4">
Time: 2023-05-12T18:59:00</text:p>
      <text:p text:style-name="P4">
Location: Berdians'k,Zaporiz'ka oblast (Latitude:46.76844 Longtitude:36.80437)</text:p>
      <text:p text:style-name="P4">
Videos: []</text:p>
      <text:p text:style-name="P4">
Images: []</text:p>
      <text:p text:style-name="P4">
Tags: ["Europe", "Central and Eastern Europe"]</text:p>
      <text:p text:style-name="P4">
Id: 22562444</text:p>
      <!--METADATA-->
      <text:p text:style-name="P4">
Explosions were reported in Berdyansk</text:p>
      <text:p text:style-name="P4">
News Collection Link: <text:a xlink:type="simple" xlink:href="https://liveuamap.com/en/2023/12-may-explosions-were-reported-in-berdyansk-" text:style-name="Internet_20_link" text:visited-style-name="Visited_20_Internet_20_Link">
https://liveuamap.com/en/2023/12-may-explosions-were-reported-in-berdyansk-</text:a>
</text:p>
      <text:p text:style-name="P4">
News Source: <text:a xlink:type="simple" xlink:href="https://t.me/war_monitor/7246" text:style-name="Internet_20_link" text:visited-style-name="Visited_20_Internet_20_Link">
https://t.me/war_monitor/7246</text:a>
</text:p>
      <!--NEWS-->
      <text:h text:style-name="P10" text:outline-level="1">
<text:span text:style-name="T4">
Vinnytska Oblast(01:05). Red Alert: aerial threat. Sirens sounding. Take cover now!</text:span>
</text:h>
      <text:p text:style-name="P4">
Authors: liveuamap (Language: en)</text:p>
      <text:p text:style-name="P4">
Time: 2023-05-12T19:07:00</text:p>
      <text:p text:style-name="P4">
Location: Vinnytska Oblast (Latitude:48.91667000 Longtitude:28.66667000)</text:p>
      <text:p text:style-name="P4">
Videos: []</text:p>
      <text:p text:style-name="P4">
Images: []</text:p>
      <text:p text:style-name="P4">
Tags: ["Europe", "Central and Eastern Europe"]</text:p>
      <text:p text:style-name="P4">
Id: 22562439</text:p>
      <!--METADATA-->
      <text:p text:style-name="P4">
Vinnytsia region(01:05). Red Alert: aerial threat. Sirens sounding. Take covernow!</text:p>
      <text:p text:style-name="P4">
News Collection Link: <text:a xlink:type="simple" xlink:href="https://liveuamap.com/en/2023/12-may-vinnytska-oblast0105-red-alert-aerial-g" text:style-name="Internet_20_link" text:visited-style-name="Visited_20_Internet_20_Link">
https://liveuamap.com/en/2023/12-may-vinnytska-oblast0105-red-alert-aerial-g</text:a>
</text:p>
      <text:p text:style-name="P4">
News Source: <text:a xlink:type="simple" xlink:href="https://t.me/air_alert_ua/45135" text:style-name="Internet_20_link" text:visited-style-name="Visited_20_Internet_20_Link">
https://t.me/air_alert_ua/45135</text:a>
</text:p>
      <!--NEWS-->
      <text:h text:style-name="P10" text:outline-level="1">
<text:span text:style-name="T4">
Kyiv Oblast(01:22). Red Alert: aerial threat. Sirens sounding. Take cover now!</text:span>
</text:h>
      <text:p text:style-name="P4">
Authors: liveuamap (Language: en)</text:p>
      <text:p text:style-name="P4">
Time: 2023-05-12T19:22:00</text:p>
      <text:p text:style-name="P4">
Location: Kyiv Oblast (Latitude:50.24018000 Longtitude:30.23163000)</text:p>
      <text:p text:style-name="P4">
Videos: []</text:p>
      <text:p text:style-name="P4">
Images: []</text:p>
      <text:p text:style-name="P4">
Tags: ["Europe", "Central and Eastern Europe"]</text:p>
      <text:p text:style-name="P4">
Id: 22562442</text:p>
      <!--METADATA-->
      <text:p text:style-name="P4">
Kyiv region(01:22). Red Alert: aerial threat. Sirens sounding. Take cover now!</text:p>
      <text:p text:style-name="P4">
News Collection Link: <text:a xlink:type="simple" xlink:href="https://liveuamap.com/en/2023/12-may-kyiv-oblast0122-red-alert-aerial-threag" text:style-name="Internet_20_link" text:visited-style-name="Visited_20_Internet_20_Link">
https://liveuamap.com/en/2023/12-may-kyiv-oblast0122-red-alert-aerial-threag</text:a>
</text:p>
      <text:p text:style-name="P4">
News Source: <text:a xlink:type="simple" xlink:href="https://t.me/air_alert_ua/45137" text:style-name="Internet_20_link" text:visited-style-name="Visited_20_Internet_20_Link">
https://t.me/air_alert_ua/45137</text:a>
</text:p>
      <!--NEWS-->
      <text:h text:style-name="P10" text:outline-level="1">
<text:span text:style-name="T4">
Zhytomyr, Zhytomyrska Oblast(01:34). Red Alert: aerial threat. Sirens sounding. Take cover now!</text:span>
</text:h>
      <text:p text:style-name="P4">
Authors: liveuamap (Language: en)</text:p>
      <text:p text:style-name="P4">
Time: 2023-05-12T19:35:00</text:p>
      <text:p text:style-name="P4">
Location: Zhytomyr (Latitude:50.26487000 Longtitude:28.67669000)</text:p>
      <text:p text:style-name="P4">
Videos: []</text:p>
      <text:p text:style-name="P4">
Images: []</text:p>
      <text:p text:style-name="P4">
Tags: ["Europe", "Central and Eastern Europe"]</text:p>
      <text:p text:style-name="P4">
Id: 22562443</text:p>
      <!--METADATA-->
      <text:p text:style-name="P4">
Zhytomyr, Zhytomyr region(01:34). Red Alert: aerial threat. Sirenssounding. Take cover now!</text:p>
      <text:p text:style-name="P4">
News Collection Link: <text:a xlink:type="simple" xlink:href="https://liveuamap.com/en/2023/12-may-zhytomyr-zhytomyrska-oblast0134-red-alg" text:style-name="Internet_20_link" text:visited-style-name="Visited_20_Internet_20_Link">
https://liveuamap.com/en/2023/12-may-zhytomyr-zhytomyrska-oblast0134-red-alg</text:a>
</text:p>
      <text:p text:style-name="P4">
News Source: <text:a xlink:type="simple" xlink:href="https://t.me/air_alert_ua/45140" text:style-name="Internet_20_link" text:visited-style-name="Visited_20_Internet_20_Link">
https://t.me/air_alert_ua/45140</text:a>
</text:p>
      <!--NEWS-->
      <text:h text:style-name="P10" text:outline-level="1">
<text:span text:style-name="T4">
3 person wounded as result of Russian missile strikes in Mykolaiv</text:span>
</text:h>
      <text:p text:style-name="P4">
Authors: liveuamap (Language: en)</text:p>
      <text:p text:style-name="P4">
Time: 2023-05-12T19:57:31</text:p>
      <text:p text:style-name="P4">
Location: Mykolaiv (Latitude:46.95928 Longtitude:32.0224)</text:p>
      <text:p text:style-name="P4">
Videos: []</text:p>
      <text:p text:style-name="P4">
Images: []</text:p>
      <text:p text:style-name="P4">
Tags: ["Europe", "Central and Eastern Europe"]</text:p>
      <text:p text:style-name="P4">
Id: 22562445</text:p>
      <!--METADATA-->
      <text:p text:style-name="P4">
3 person wounded as result of Russian missile strikes in Mykolaiv</text:p>
      <text:p text:style-name="P4">
News Collection Link: <text:a xlink:type="simple" xlink:href="https://liveuamap.com/en/2023/13-may-3-person-wounded-as-result-of-russian-missile-strikes" text:style-name="Internet_20_link" text:visited-style-name="Visited_20_Internet_20_Link">
https://liveuamap.com/en/2023/13-may-3-person-wounded-as-result-of-russian-missile-strikes</text:a>
</text:p>
      <text:p text:style-name="P4">
News Source: <text:a xlink:type="simple" xlink:href="https://t.me/suspilnemykolaiv/25263" text:style-name="Internet_20_link" text:visited-style-name="Visited_20_Internet_20_Link">
https://t.me/suspilnemykolaiv/25263</text:a>
</text:p>
      <!--NEWS-->
      <text:h text:style-name="P10" text:outline-level="1">
<text:span text:style-name="T4">
Khmelnytska Oblast, Zaporizka Oblast(02:05). Red Alert: aerial threat. Sirens sounding. Take ...</text:span>
</text:h>
      <text:p text:style-name="P4">
Authors: liveuamap (Language: en)</text:p>
      <text:p text:style-name="P4">
Time: 2023-05-12T20:06:00</text:p>
      <text:p text:style-name="P4">
Location: Khmelnytska Oblast (Latitude:49.50000000 Longtitude:27.00000000)</text:p>
      <text:p text:style-name="P4">
Videos: []</text:p>
      <text:p text:style-name="P4">
Images: []</text:p>
      <text:p text:style-name="P4">
Tags: ["Europe", "Central and Eastern Europe"]</text:p>
      <text:p text:style-name="P4">
Id: 22562446</text:p>
      <!--METADATA-->
      <text:p text:style-name="P4">
Khmelnytsky region, Zaporizhzhya region(02:05). Red Alert: aerial threat. Sirenssounding. Take cover now!</text:p>
      <text:p text:style-name="P4">
News Collection Link: <text:a xlink:type="simple" xlink:href="https://liveuamap.com/en/2023/13-may-khmelnytska-oblast-zaporizka-oblast020g" text:style-name="Internet_20_link" text:visited-style-name="Visited_20_Internet_20_Link">
https://liveuamap.com/en/2023/13-may-khmelnytska-oblast-zaporizka-oblast020g</text:a>
</text:p>
      <text:p text:style-name="P4">
News Source: <text:a xlink:type="simple" xlink:href="https://t.me/air_alert_ua/45144" text:style-name="Internet_20_link" text:visited-style-name="Visited_20_Internet_20_Link">
https://t.me/air_alert_ua/45144</text:a>
</text:p>
      <!--NEWS-->
      <text:h text:style-name="P10" text:outline-level="1">
<text:span text:style-name="T4">
Chernivetska Oblast(02:14). Red Alert: aerial threat. Sirens sounding. Take cover now!</text:span>
</text:h>
      <text:p text:style-name="P4">
Authors: liveuamap (Language: en)</text:p>
      <text:p text:style-name="P4">
Time: 2023-05-12T20:15:00</text:p>
      <text:p text:style-name="P4">
Location: Chernivetska Oblast (Latitude:48.25000000 Longtitude:26.00000000)</text:p>
      <text:p text:style-name="P4">
Videos: []</text:p>
      <text:p text:style-name="P4">
Images: []</text:p>
      <text:p text:style-name="P4">
Tags: ["Europe", "Central and Eastern Europe"]</text:p>
      <text:p text:style-name="P4">
Id: 22562447</text:p>
      <!--METADATA-->
      <text:p text:style-name="P4">
Chernivtsi region(02:14). Red Alert: aerial threat. Sirens sounding. Takecover now!</text:p>
      <text:p text:style-name="P4">
News Collection Link: <text:a xlink:type="simple" xlink:href="https://liveuamap.com/en/2023/13-may-chernivetska-oblast0214-red-alert-aerig" text:style-name="Internet_20_link" text:visited-style-name="Visited_20_Internet_20_Link">
https://liveuamap.com/en/2023/13-may-chernivetska-oblast0214-red-alert-aerig</text:a>
</text:p>
      <text:p text:style-name="P4">
News Source: <text:a xlink:type="simple" xlink:href="https://t.me/air_alert_ua/45147" text:style-name="Internet_20_link" text:visited-style-name="Visited_20_Internet_20_Link">
https://t.me/air_alert_ua/45147</text:a>
</text:p>
      <!--NEWS-->
      <text:h text:style-name="P10" text:outline-level="1">
<text:span text:style-name="T4">
Air defense is active in Kyiv region</text:span>
</text:h>
      <text:p text:style-name="P4">
Authors: liveuamap (Language: en)</text:p>
      <text:p text:style-name="P4">
Time: 2023-05-12T20:17:05</text:p>
      <text:p text:style-name="P4">
Location: Kyiv (Latitude:50.6808 Longtitude:30.4953)</text:p>
      <text:p text:style-name="P4">
Videos: []</text:p>
      <text:p text:style-name="P4">
Images: []</text:p>
      <text:p text:style-name="P4">
Tags: []</text:p>
      <text:p text:style-name="P4">
Id: 22562448</text:p>
      <!--METADATA-->
      <text:p text:style-name="P4">
Air defense is active in Kyiv region</text:p>
      <text:p text:style-name="P4">
News Collection Link: <text:a xlink:type="simple" xlink:href="https://liveuamap.com/en/2023/13-may-air-defense-is-active-in-kyiv-region-" text:style-name="Internet_20_link" text:visited-style-name="Visited_20_Internet_20_Link">
https://liveuamap.com/en/2023/13-may-air-defense-is-active-in-kyiv-region-</text:a>
</text:p>
      <text:p text:style-name="P4">
News Source: <text:a xlink:type="simple" xlink:href="https://t.me/kievreal1/40839" text:style-name="Internet_20_link" text:visited-style-name="Visited_20_Internet_20_Link">
https://t.me/kievreal1/40839</text:a>
</text:p>
      <!--NEWS-->
      <text:h text:style-name="P10" text:outline-level="1">
<text:span text:style-name="T4">
Dnipro, Dnipropetrovska Oblast(02:26). Red Alert: aerial threat. Sirens sounding. Take cover ...</text:span>
</text:h>
      <text:p text:style-name="P4">
Authors: liveuamap (Language: en)</text:p>
      <text:p text:style-name="P4">
Time: 2023-05-12T20:28:00</text:p>
      <text:p text:style-name="P4">
Location: Dnipro (Latitude:48.46022 Longtitude:35.03986)</text:p>
      <text:p text:style-name="P4">
Videos: []</text:p>
      <text:p text:style-name="P4">
Images: []</text:p>
      <text:p text:style-name="P4">
Tags: ["Europe", "Central and Eastern Europe"]</text:p>
      <text:p text:style-name="P4">
Id: 22562449</text:p>
      <!--METADATA-->
      <text:p text:style-name="P4">
Dnipro, Dnipropetrovsk region(02:26). Red Alert: aerial threat. Sirenssounding. Take cover now!</text:p>
      <text:p text:style-name="P4">
News Collection Link: <text:a xlink:type="simple" xlink:href="https://liveuamap.com/en/2023/13-may-dnipro-dnipropetrovska-oblast0226-red-g" text:style-name="Internet_20_link" text:visited-style-name="Visited_20_Internet_20_Link">
https://liveuamap.com/en/2023/13-may-dnipro-dnipropetrovska-oblast0226-red-g</text:a>
</text:p>
      <text:p text:style-name="P4">
News Source: <text:a xlink:type="simple" xlink:href="https://t.me/air_alert_ua/45148" text:style-name="Internet_20_link" text:visited-style-name="Visited_20_Internet_20_Link">
https://t.me/air_alert_ua/45148</text:a>
</text:p>
      <!--NEWS-->
      <text:h text:style-name="P10" text:outline-level="1">
<text:span text:style-name="T4">
Air defense is active in Kyiv</text:span>
</text:h>
      <text:p text:style-name="P4">
Authors: liveuamap (Language: en)</text:p>
      <text:p text:style-name="P4">
Time: 2023-05-12T20:42:08</text:p>
      <text:p text:style-name="P4">
Location: Kyiv,Kyiv city (Latitude:50.50575 Longtitude:30.65014)</text:p>
      <text:p text:style-name="P4">
Videos: []</text:p>
      <text:p text:style-name="P4">
Images: []</text:p>
      <text:p text:style-name="P4">
Tags: ["Europe", "Central and Eastern Europe"]</text:p>
      <text:p text:style-name="P4">
Id: 22562450</text:p>
      <!--METADATA-->
      <text:p text:style-name="P4">
Air defense is active in Kyiv</text:p>
      <text:p text:style-name="P4">
News Collection Link: <text:a xlink:type="simple" xlink:href="https://liveuamap.com/en/2023/13-may-air-defense-is-active-in-kyiv" text:style-name="Internet_20_link" text:visited-style-name="Visited_20_Internet_20_Link">
https://liveuamap.com/en/2023/13-may-air-defense-is-active-in-kyiv</text:a>
</text:p>
      <text:p text:style-name="P4">
News Source: <text:a xlink:type="simple" xlink:href="https://t.me/kievreal1/40844" text:style-name="Internet_20_link" text:visited-style-name="Visited_20_Internet_20_Link">
https://t.me/kievreal1/40844</text:a>
</text:p>
      <!--NEWS-->
      <text:h text:style-name="P10" text:outline-level="1">
<text:span text:style-name="T4">
Ternopil, Ternopilska Oblast(02:41). Red Alert: aerial threat. Sirens sounding. Take cover now!</text:span>
</text:h>
      <text:p text:style-name="P4">
Authors: liveuamap (Language: en)</text:p>
      <text:p text:style-name="P4">
Time: 2023-05-12T20:43:00</text:p>
      <text:p text:style-name="P4">
Location: Ternopil (Latitude:49.55342000 Longtitude:25.58918000)</text:p>
      <text:p text:style-name="P4">
Videos: []</text:p>
      <text:p text:style-name="P4">
Images: []</text:p>
      <text:p text:style-name="P4">
Tags: ["Europe", "Central and Eastern Europe"]</text:p>
      <text:p text:style-name="P4">
Id: 22562451</text:p>
      <!--METADATA-->
      <text:p text:style-name="P4">
Ternopil, Ternopil region(02:41). Red Alert: aerial threat. Sirenssounding. Take cover now!</text:p>
      <text:p text:style-name="P4">
News Collection Link: <text:a xlink:type="simple" xlink:href="https://liveuamap.com/en/2023/13-may-ternopil-ternopilska-oblast0241-red-alg" text:style-name="Internet_20_link" text:visited-style-name="Visited_20_Internet_20_Link">
https://liveuamap.com/en/2023/13-may-ternopil-ternopilska-oblast0241-red-alg</text:a>
</text:p>
      <text:p text:style-name="P4">
News Source: <text:a xlink:type="simple" xlink:href="https://t.me/air_alert_ua/45149" text:style-name="Internet_20_link" text:visited-style-name="Visited_20_Internet_20_Link">
https://t.me/air_alert_ua/45149</text:a>
</text:p>
      <!--NEWS-->
      <text:h text:style-name="P10" text:outline-level="1">
<text:span text:style-name="T4">
Kyiv(02:43). Red Alert: aerial threat. Sirens sounding. Take cover now!</text:span>
</text:h>
      <text:p text:style-name="P4">
Authors: liveuamap (Language: en)</text:p>
      <text:p text:style-name="P4">
Time: 2023-05-12T20:44:00</text:p>
      <text:p text:style-name="P4">
Location: Kyiv (Latitude:50.44355 Longtitude:30.53011)</text:p>
      <text:p text:style-name="P4">
Videos: []</text:p>
      <text:p text:style-name="P4">
Images: []</text:p>
      <text:p text:style-name="P4">
Tags: ["Europe", "Central and Eastern Europe"]</text:p>
      <text:p text:style-name="P4">
Id: 22562452</text:p>
      <!--METADATA-->
      <text:p text:style-name="P4">
Kyiv(02:43). Red Alert: aerial threat. Sirens sounding. Take cover now!</text:p>
      <text:p text:style-name="P4">
News Collection Link: <text:a xlink:type="simple" xlink:href="https://liveuamap.com/en/2023/13-may-kyiv0243-red-alert-aerial-threat-sireng" text:style-name="Internet_20_link" text:visited-style-name="Visited_20_Internet_20_Link">
https://liveuamap.com/en/2023/13-may-kyiv0243-red-alert-aerial-threat-sireng</text:a>
</text:p>
      <text:p text:style-name="P4">
News Source: <text:a xlink:type="simple" xlink:href="https://t.me/chanel24/88047" text:style-name="Internet_20_link" text:visited-style-name="Visited_20_Internet_20_Link">
https://t.me/chanel24/88047</text:a>
</text:p>
      <!--NEWS-->
      <text:h text:style-name="P10" text:outline-level="1">
<text:span text:style-name="T4">
Kherson, Khersonska Oblast(02:47). Red Alert: aerial threat. Sirens sounding. Take cover now!</text:span>
</text:h>
      <text:p text:style-name="P4">
Authors: liveuamap (Language: en)</text:p>
      <text:p text:style-name="P4">
Time: 2023-05-12T20:48:00</text:p>
      <text:p text:style-name="P4">
Location: Kherson (Latitude:46.65581000 Longtitude:32.61780000)</text:p>
      <text:p text:style-name="P4">
Videos: []</text:p>
      <text:p text:style-name="P4">
Images: []</text:p>
      <text:p text:style-name="P4">
Tags: ["Europe", "Central and Eastern Europe"]</text:p>
      <text:p text:style-name="P4">
Id: 22562453</text:p>
      <!--METADATA-->
      <text:p text:style-name="P4">
Kherson, Kherson region(02:47). Red Alert: aerial threat. Sirens sounding.Take cover now!</text:p>
      <text:p text:style-name="P4">
News Collection Link: <text:a xlink:type="simple" xlink:href="https://liveuamap.com/en/2023/13-may-kherson-khersonska-oblast0247-red-alerg" text:style-name="Internet_20_link" text:visited-style-name="Visited_20_Internet_20_Link">
https://liveuamap.com/en/2023/13-may-kherson-khersonska-oblast0247-red-alerg</text:a>
</text:p>
      <text:p text:style-name="P4">
News Source: <text:a xlink:type="simple" xlink:href="https://t.me/air_alert_ua/45150" text:style-name="Internet_20_link" text:visited-style-name="Visited_20_Internet_20_Link">
https://t.me/air_alert_ua/45150</text:a>
</text:p>
      <!--NEWS-->
      <text:h text:style-name="P10" text:outline-level="1">
<text:span text:style-name="T4">
Rivne, Rivnenska Oblast(03:08). Red Alert: aerial threat. Sirens sounding. Take cover now!</text:span>
</text:h>
      <text:p text:style-name="P4">
Authors: liveuamap (Language: en)</text:p>
      <text:p text:style-name="P4">
Time: 2023-05-12T21:09:00</text:p>
      <text:p text:style-name="P4">
Location: Rivne (Latitude:50.6034445 Longtitude:26.257603168487)</text:p>
      <text:p text:style-name="P4">
Videos: []</text:p>
      <text:p text:style-name="P4">
Images: []</text:p>
      <text:p text:style-name="P4">
Tags: ["Europe", "Central and Eastern Europe"]</text:p>
      <text:p text:style-name="P4">
Id: 22562455</text:p>
      <!--METADATA-->
      <text:p text:style-name="P4">
Rivne, Rivne region(03:08). Red Alert: aerial threat. Sirens sounding.Take cover now!</text:p>
      <text:p text:style-name="P4">
News Collection Link: <text:a xlink:type="simple" xlink:href="https://liveuamap.com/en/2023/13-may-rivne-rivnenska-oblast0308-red-alert-ag" text:style-name="Internet_20_link" text:visited-style-name="Visited_20_Internet_20_Link">
https://liveuamap.com/en/2023/13-may-rivne-rivnenska-oblast0308-red-alert-ag</text:a>
</text:p>
      <text:p text:style-name="P4">
News Source: <text:a xlink:type="simple" xlink:href="https://t.me/air_alert_ua/45152" text:style-name="Internet_20_link" text:visited-style-name="Visited_20_Internet_20_Link">
https://t.me/air_alert_ua/45152</text:a>
</text:p>
      <!--NEWS-->
      <text:h text:style-name="P10" text:outline-level="1">
<text:span text:style-name="T4">
Volynska Oblast(03:11). Red Alert: aerial threat. Sirens sounding. Take cover now!</text:span>
</text:h>
      <text:p text:style-name="P4">
Authors: liveuamap (Language: en)</text:p>
      <text:p text:style-name="P4">
Time: 2023-05-12T21:17:00</text:p>
      <text:p text:style-name="P4">
Location: Volynska Oblast (Latitude:51.16667000 Longtitude:24.86667000)</text:p>
      <text:p text:style-name="P4">
Videos: []</text:p>
      <text:p text:style-name="P4">
Images: []</text:p>
      <text:p text:style-name="P4">
Tags: ["Europe", "Central and Eastern Europe"]</text:p>
      <text:p text:style-name="P4">
Id: 22562456</text:p>
      <!--METADATA-->
      <text:p text:style-name="P4">
Volyn region(03:11). Red Alert: aerial threat. Sirens sounding. Take covernow!</text:p>
      <text:p text:style-name="P4">
News Collection Link: <text:a xlink:type="simple" xlink:href="https://liveuamap.com/en/2023/13-may-volynska-oblast0311-red-alert-aerial-tg" text:style-name="Internet_20_link" text:visited-style-name="Visited_20_Internet_20_Link">
https://liveuamap.com/en/2023/13-may-volynska-oblast0311-red-alert-aerial-tg</text:a>
</text:p>
      <text:p text:style-name="P4">
News Source: <text:a xlink:type="simple" xlink:href="https://t.me/air_alert_ua/45155" text:style-name="Internet_20_link" text:visited-style-name="Visited_20_Internet_20_Link">
https://t.me/air_alert_ua/45155</text:a>
</text:p>
      <!--NEWS-->
      <text:h text:style-name="P10" text:outline-level="1">
<text:span text:style-name="T4">
Explosions were reported in Lviv region</text:span>
</text:h>
      <text:p text:style-name="P4">
Authors: liveuamap (Language: en)</text:p>
      <text:p text:style-name="P4">
Time: 2023-05-12T22:06:03</text:p>
      <text:p text:style-name="P4">
Location: Lviv (Latitude:49.67118 Longtitude:24.9115)</text:p>
      <text:p text:style-name="P4">
Videos: []</text:p>
      <text:p text:style-name="P4">
Images: []</text:p>
      <text:p text:style-name="P4">
Tags: ["Europe", "Central and Eastern Europe"]</text:p>
      <text:p text:style-name="P4">
Id: 22562457</text:p>
      <!--METADATA-->
      <text:p text:style-name="P4">
Explosions were reported in Lviv region</text:p>
      <text:p text:style-name="P4">
News Collection Link: <text:a xlink:type="simple" xlink:href="https://liveuamap.com/en/2023/13-may-explosions-were-reported-in-lviv-region-" text:style-name="Internet_20_link" text:visited-style-name="Visited_20_Internet_20_Link">
https://liveuamap.com/en/2023/13-may-explosions-were-reported-in-lviv-region-</text:a>
</text:p>
      <text:p text:style-name="P4">
News Source: <text:a xlink:type="simple" xlink:href="https://t.me/war_monitor/7263" text:style-name="Internet_20_link" text:visited-style-name="Visited_20_Internet_20_Link">
https://t.me/war_monitor/7263</text:a>
</text:p>
      <!--NEWS-->
      <text:h text:style-name="P10" text:outline-level="1">
<text:span text:style-name="T4">
Volyn region, Lviv, Lviv region (04:07). Red Alrt: Aerial Tchretate. Sirens Sounding. Such is ...</text:span>
</text:h>
      <text:p text:style-name="P4">
Authors: liveuamap (Language: en)</text:p>
      <text:p text:style-name="P4">
Time: 2023-05-12T22:08:00</text:p>
      <text:p text:style-name="P4">
Location: Volynska Oblast (Latitude:51.16715 Longtitude:24.86706)</text:p>
      <text:p text:style-name="P4">
Videos: []</text:p>
      <text:p text:style-name="P4">
Images: []</text:p>
      <text:p text:style-name="P4">
Tags: ["Europe", "Central and Eastern Europe"]</text:p>
      <text:p text:style-name="P4">
Id: 22562459</text:p>
      <!--METADATA-->
      <text:p text:style-name="P4">
Volyn region, Lviv, Lviv region(04:07). Red Alert: aerial threat. Sirenssounding. Take cover now!</text:p>
      <text:p text:style-name="P4">
News Collection Link: <text:a xlink:type="simple" xlink:href="https://liveuamap.com/en/2023/13-may-volynska-oblast-lviv-lvivska-oblast040g" text:style-name="Internet_20_link" text:visited-style-name="Visited_20_Internet_20_Link">
https://liveuamap.com/en/2023/13-may-volynska-oblast-lviv-lvivska-oblast040g</text:a>
</text:p>
      <text:p text:style-name="P4">
News Source: <text:a xlink:type="simple" xlink:href="https://t.me/air_alert_ua/45166" text:style-name="Internet_20_link" text:visited-style-name="Visited_20_Internet_20_Link">
https://t.me/air_alert_ua/45166</text:a>
</text:p>
      <!--NEWS-->
      <text:h text:style-name="P10" text:outline-level="1">
<text:span text:style-name="T4">
Explosions in Khmelnitsky, reportedly several hits</text:span>
</text:h>
      <text:p text:style-name="P4">
Authors: liveuamap (Language: en)</text:p>
      <text:p text:style-name="P4">
Time: 2023-05-12T22:08:02</text:p>
      <text:p text:style-name="P4">
Location: Khmelnitsky (Latitude:49.43766 Longtitude:26.96697)</text:p>
      <text:p text:style-name="P4">
Videos: []</text:p>
      <text:p text:style-name="P4">
Images: []</text:p>
      <text:p text:style-name="P4">
Tags: ["Europe", "Central and Eastern Europe"]</text:p>
      <text:p text:style-name="P4">
Id: 22562458</text:p>
      <!--METADATA-->
      <text:p text:style-name="P4">
Explosions in Khmelnitsky, reportedly several hits</text:p>
      <text:p text:style-name="P4">
News Collection Link: <text:a xlink:type="simple" xlink:href="https://liveuamap.com/en/2023/13-may-explosions-in-khmelnitsky-reportedly-several-hits" text:style-name="Internet_20_link" text:visited-style-name="Visited_20_Internet_20_Link">
https://liveuamap.com/en/2023/13-may-explosions-in-khmelnitsky-reportedly-several-hits</text:a>
</text:p>
      <text:p text:style-name="P4">
News Source: <text:a xlink:type="simple" xlink:href="https://t.me/war_monitor/7265" text:style-name="Internet_20_link" text:visited-style-name="Visited_20_Internet_20_Link">
https://t.me/war_monitor/7265</text:a>
</text:p>
      <!--NEWS-->
      <text:h text:style-name="P10" text:outline-level="1">
<text:span text:style-name="T4">
Up to 8 loud explosions were reported in Khmelnitsky, explosions also in Lviv region</text:span>
</text:h>
      <text:p text:style-name="P4">
Authors: liveuamap (Language: en)</text:p>
      <text:p text:style-name="P4">
Time: 2023-05-12T22:48:49</text:p>
      <text:p text:style-name="P4">
Location: Khmelnitsky (Latitude:49.43704 Longtitude:26.96637)</text:p>
      <text:p text:style-name="P4">
Videos: []</text:p>
      <text:p text:style-name="P4">
Images: []</text:p>
      <text:p text:style-name="P4">
Tags: []</text:p>
      <text:p text:style-name="P4">
Id: 22562460</text:p>
      <!--METADATA-->
      <text:p text:style-name="P4">
Up to 8 loud explosions were reported in Khmelnitsky, explosions also in Lvivregion</text:p>
      <text:p text:style-name="P4">
News Collection Link: <text:a xlink:type="simple" xlink:href="https://liveuamap.com/en/2023/13-may-up-to-8-loud-explosions-were-reported-in-khmelnitsky" text:style-name="Internet_20_link" text:visited-style-name="Visited_20_Internet_20_Link">
https://liveuamap.com/en/2023/13-may-up-to-8-loud-explosions-were-reported-in-khmelnitsky</text:a>
</text:p>
      <text:p text:style-name="P4">
News Source: <text:a xlink:type="simple" xlink:href="https://t.me/channel24_ua/88054" text:style-name="Internet_20_link" text:visited-style-name="Visited_20_Internet_20_Link">
https://t.me/channel24_ua/88054</text:a>
</text:p>
      <!--NEWS-->
      <text:h text:style-name="P10" text:outline-level="1">
<text:span text:style-name="T4">
Transcarpathia region, Mykolaiv, Mykolaiv region, Kherson, Kherson region, Ivano-Frankivs ...</text:span>
</text:h>
      <text:p text:style-name="P4">
Authors: liveuamap (Language: en)</text:p>
      <text:p text:style-name="P4">
Time: 2023-05-12T22:50:00</text:p>
      <text:p text:style-name="P4">
Location: Zakarpattia Oblast (Latitude:48.33333000 Longtitude:23.00000000)</text:p>
      <text:p text:style-name="P4">
Videos: []</text:p>
      <text:p text:style-name="P4">
Images: []</text:p>
      <text:p text:style-name="P4">
Tags: ["Europe", "Central and Eastern Europe"]</text:p>
      <text:p text:style-name="P4">
Id: 22562461</text:p>
      <!--METADATA-->
      <text:p text:style-name="P4">
Transcarpathia region, Mykolaiv, Mykolaiv region, Kherson, Kherson region, Ivano-Frankivsk, Ivano-Frankivsk region(04:49). Red Alert: aerial threat.Sirens sounding. Take cover now!</text:p>
      <text:p text:style-name="P4">
News Collection Link: <text:a xlink:type="simple" xlink:href="https://liveuamap.com/en/2023/13-may-zakarpattia-oblast-mykolaiv-mykolayivsg" text:style-name="Internet_20_link" text:visited-style-name="Visited_20_Internet_20_Link">
https://liveuamap.com/en/2023/13-may-zakarpattia-oblast-mykolaiv-mykolayivsg</text:a>
</text:p>
      <text:p text:style-name="P4">
News Source: <text:a xlink:type="simple" xlink:href="https://t.me/air_alert_ua/45172" text:style-name="Internet_20_link" text:visited-style-name="Visited_20_Internet_20_Link">
https://t.me/air_alert_ua/45172</text:a>
</text:p>
      <!--NEWS-->
      <text:h text:style-name="P10" text:outline-level="1">
<text:span text:style-name="T4">
Odeska Oblast(04:49). Red Alert: aerial threat. Sirens sounding. Take cover now!</text:span>
</text:h>
      <text:p text:style-name="P4">
Authors: liveuamap (Language: en)</text:p>
      <text:p text:style-name="P4">
Time: 2023-05-12T22:51:00</text:p>
      <text:p text:style-name="P4">
Location: Odeska Oblast (Latitude:46.74926 Longtitude:30.25086)</text:p>
      <text:p text:style-name="P4">
Videos: []</text:p>
      <text:p text:style-name="P4">
Images: []</text:p>
      <text:p text:style-name="P4">
Tags: ["Europe", "Central and Eastern Europe"]</text:p>
      <text:p text:style-name="P4">
Id: 22562462</text:p>
      <!--METADATA-->
      <text:p text:style-name="P4">
Odesa region(04:49). Red Alert: aerial threat. Sirens sounding. Take covernow!</text:p>
      <text:p text:style-name="P4">
News Collection Link: <text:a xlink:type="simple" xlink:href="https://liveuamap.com/en/2023/13-may-odeska-oblast0449-red-alert-aerial-thrg" text:style-name="Internet_20_link" text:visited-style-name="Visited_20_Internet_20_Link">
https://liveuamap.com/en/2023/13-may-odeska-oblast0449-red-alert-aerial-thrg</text:a>
</text:p>
      <text:p text:style-name="P4">
News Source: <text:a xlink:type="simple" xlink:href="https://t.me/suspilneodesa/23158" text:style-name="Internet_20_link" text:visited-style-name="Visited_20_Internet_20_Link">
https://t.me/suspilneodesa/23158</text:a>
</text:p>
      <!--NEWS-->
      <text:h text:style-name="P10" text:outline-level="1">
<text:span text:style-name="T4">
Zaporizka Oblast(04:50). Red Alert: aerial threat. Sirens sounding. Take cover now!</text:span>
</text:h>
      <text:p text:style-name="P4">
Authors: liveuamap (Language: en)</text:p>
      <text:p text:style-name="P4">
Time: 2023-05-12T22:52:00</text:p>
      <text:p text:style-name="P4">
Location: Zaporizka Oblast (Latitude:47.612261 Longtitude:35.764541)</text:p>
      <text:p text:style-name="P4">
Videos: []</text:p>
      <text:p text:style-name="P4">
Images: []</text:p>
      <text:p text:style-name="P4">
Tags: ["Europe", "Central and Eastern Europe"]</text:p>
      <text:p text:style-name="P4">
Id: 22562463</text:p>
      <!--METADATA-->
      <text:p text:style-name="P4">
Zaporizhzhia region(04:50). Red Alert: aerial threat. Sirens sounding. Take covernow!</text:p>
      <text:p text:style-name="P4">
News Collection Link: <text:a xlink:type="simple" xlink:href="https://liveuamap.com/en/2023/13-may-zaporizka-oblast0450-red-alert-aerial-g" text:style-name="Internet_20_link" text:visited-style-name="Visited_20_Internet_20_Link">
https://liveuamap.com/en/2023/13-may-zaporizka-oblast0450-red-alert-aerial-g</text:a>
</text:p>
      <text:p text:style-name="P4">
News Source: <text:a xlink:type="simple" xlink:href="https://t.me/air_alert_ua/45174" text:style-name="Internet_20_link" text:visited-style-name="Visited_20_Internet_20_Link">
https://t.me/air_alert_ua/45174</text:a>
</text:p>
      <!--NEWS-->
      <text:h text:style-name="P10" text:outline-level="1">
<text:span text:style-name="T4">
More explosions reported in Khmelnitsky</text:span>
</text:h>
      <text:p text:style-name="P4">
Authors: liveuamap (Language: en)</text:p>
      <text:p text:style-name="P4">
Time: 2023-05-12T23:16:10</text:p>
      <text:p text:style-name="P4">
Location: Khmelnitsky (Latitude:49.43587 Longtitude:26.97041)</text:p>
      <text:p text:style-name="P4">
Videos: []</text:p>
      <text:p text:style-name="P4">
Images: []</text:p>
      <text:p text:style-name="P4">
Tags: []</text:p>
      <text:p text:style-name="P4">
Id: 22562465</text:p>
      <!--METADATA-->
      <text:p text:style-name="P4">
More explosions reported in Khmelnitsky</text:p>
      <text:p text:style-name="P4">
News Collection Link: <text:a xlink:type="simple" xlink:href="https://liveuamap.com/en/2023/13-may-more-explosions-reported-in-khmelnitsky-" text:style-name="Internet_20_link" text:visited-style-name="Visited_20_Internet_20_Link">
https://liveuamap.com/en/2023/13-may-more-explosions-reported-in-khmelnitsky-</text:a>
</text:p>
      <text:p text:style-name="P4">
News Source: <text:a xlink:type="simple" xlink:href="https://t.me/channel24_ua/88056" text:style-name="Internet_20_link" text:visited-style-name="Visited_20_Internet_20_Link">
https://t.me/channel24_ua/88056</text:a>
</text:p>
      <!--NEWS-->
      <text:h text:style-name="P10" text:outline-level="1">
<text:span text:style-name="T4">
Has a leadership position during the occupation of Kharkiv region - law enforcement officers exposed a local resident</text:span>
</text:h>
      <text:p text:style-name="P4">
Author: ['АРМІЯINFORM']</text:p>
      <text:p text:style-name="P4">
Time: 2023-05-12T40:00:00-04:00</text:p>
      <text:p text:style-name="P4">
Description: For the proprietary Kerivnitvva of the Okrugskoye prosecutors of the Kharkivs, the war with Ukraine 2022, the war with Ukraine Latest news today, the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Tags: ['STOPRUSSIA', 'АГРЕСІЯ РФ']</text:p>
      <text:p text:style-name="P4">
Category: News</text:p>
      <!--METADATA-->
      <text:p text:style-name="P4">
<draw:frame draw:style-name="fr1" draw:name="Image2" text:anchor-type="as-char" svg:width="6.9236in" svg:height="7.856567in" draw:z-index="0">
<draw:image xlink:href="../Images/AРМІЯINFORM/2023-05-12T40-00-00-04-00/346668770_254896403730302_3012902011103222876_n.jpg" xlink:type="simple" xlink:show="embed" xlink:actuate="onLoad" draw:mime-type="image/jpeg"/>
</draw:frame>
Under the procedural leadership of the Izium District Prosecutor's Office of the Kharkiv region, the woman was informed of suspicion of collaborative activity(Part 5 of Article 111-1 of the Criminal Code of Ukraine).</text:p>
      <text:p text:style-name="P4">
Про це<text:a xlink:type="simple" xlink:href="https://www.facebook.com/pgo.gov.ua/posts/pfbid02TZ7vRx6PtK7GLmrPW7uHFAog4XmhyekCyC91Rm2A18LtXQR8Ygm1W6ZVyWLXuGfPl" text:style-name="Internet_20_link" text:visited-style-name="Visited_20_Internet_20_Link">
повідомляє</text:a>
Office of the Prosecutor General of Ukraine.</text:p>
      <text:p text:style-name="P4">
According to the investigation, during the occupation of the city of Izum, a local resident voluntarily worked to work for a new "power". She embraced the pseudo -office of the "chief of work and the socialist of the UGA of the Izumsky District."</text:p>
      <text:p text:style-name="P4">
The woman participated in meetings in the occupation administration, provided the acceptance of workers to work at the occupying power, was engaged in the organization of the work of the administrative building "Center for Social Protection of the Population".</text:p>
      <text:p text:style-name="P4">
At the request of the prosecutor's office, the suspect was selected a preventive measure in the form of detention without the right to make bail.</text:p>
      <text:p text:style-name="P4">
Pre -trial investigation - National Police of Ukraine, operational support - SBU.</text:p>
      <text:p text:style-name="P4">
News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NEWS-->
      <text:h text:style-name="P10" text:outline-level="1">
<text:span text:style-name="T4">
The Center for Combating Misinformation reported the detection of hostile manipulations per day</text:span>
</text:h>
      <text:p text:style-name="P4">
Author: ['АРМІЯINFORM']</text:p>
      <text:p text:style-name="P4">
Time: 2023-05-12T41:00:00-04:00</text:p>
      <text:p text:style-name="P4">
Description: The Center for the Wizin -Format Movidomiv about the Tse on his Storinzi at Facebook. CP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46452544_601964885198101_7994264688016012829_n.jpg" text:style-name="Internet_20_link" text:visited-style-name="Visited_20_Internet_20_Link">
346452544_601964885198101_7994264688016012829_n.jpg</text:a>
']</text:p>
      <text:p text:style-name="P4">
Tags: ['STOPRUSSIA', 'АГРЕСІЯ РФ']</text:p>
      <text:p text:style-name="P4">
Category: News</text:p>
      <!--METADATA-->
      <text:p text:style-name="P4">
<draw:frame draw:style-name="fr1" draw:name="Image3" text:anchor-type="as-char" svg:width="6.9236in" svg:height="6.9236in" draw:z-index="0">
<draw:image xlink:href="../Images/AРМІЯINFORM/2023-05-12T41-00-00-04-00/346452544_601964885198101_7994264688016012829_n.jpg" xlink:type="simple" xlink:show="embed" xlink:actuate="onLoad" draw:mime-type="image/jpeg"/>
</draw:frame>
Center for Combating Misinformation <text:a xlink:type="simple" xlink:href="https://www.facebook.com/protydiyadezinformatsiyi.cpd/posts/pfbid0354Vfyf8Y9jS9rp1opDhcHdEaHs8DK2ZhmAmvbxrC1KDdtqsTTEM39fhJoUSEZyKRl" text:style-name="Internet_20_link" text:visited-style-name="Visited_20_Internet_20_Link">
reported</text:a>
About it on your Facebook page.</text:p>
      <text:p text:style-name="P4">
The CPD discovered:</text:p>
      <text:p text:style-name="P4">
🔶 Mandpulation</text:p>
      <text:p text:style-name="P4">
❌ TG-hostile TG channels with reference to the Polish edition of Rzeczpospolita wrote: "Soon Ukraine may not only have to be satisfied with the moderate guarantees of safety, but also to rest territorial losses."</text:p>
      <text:p text:style-name="P4">
🔶 misinformation</text:p>
      <text:p text:style-name="P4">
❌ The American edition of The National Interest has condemned the Patriotssh air defense: “Ukraine's protection against air attack also prevents negotiations, creating a false impression that the air threat can be softened. in the long run. "</text:p>
      <text:p text:style-name="P4">
🔶 Manipulation</text:p>
      <text:p text:style-name="P4">
❌ Brazilian journalist Pepe Escobar wrote on his Twitter page: “… Flags of the USSR and Russia are forbidden in the EU. This means that on May 8, 1945, it did not happen in fact. German tanks - with Iron Crosses - Naproian lands returned. They announce Barbarossa 2.0.</text:p>
      <text:p text:style-name="P4">
News Source: <text:a xlink:type="simple" xlink:href="https://armyinform.com.ua/2023/05/12/czpd-povidomyv-pro-vyyavlennya-vorozhyh-manipulyaczij-za-dobu/" text:style-name="Internet_20_link" text:visited-style-name="Visited_20_Internet_20_Link">
https://armyinform.com.ua/2023/05/12/czpd-povidomyv-pro-vyyavlennya-vorozhyh-manipulyaczij-za-dobu/</text:a>
</text:p>
      <!--NEWS-->
      <text:h text:style-name="P10" text:outline-level="1">
<text:span text:style-name="T4">
As a BOZENA-5 demining complex cleans Slobozhanshchina from explosive objects</text:span>
</text:h>
      <text:p text:style-name="P4">
Author: ['АРМІЯINFORM']</text:p>
      <text:p text:style-name="P4">
Time: 2023-05-12T42:00:00-04:00</text:p>
      <text:p text:style-name="P4">
Description: Zapyaki Machini Roseminovannia Bozena-5 at the Bagatoh settlements of Kharkivshchina Bul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Thanks to the mine of the Bozena-5 demining in many settlements, Kharkiv region has renewed electricity. It is used precisely on the grounds that are used for immediate demining, for example, areas where there are lines of electric programs. Thus, the combat calculation of this machine has already cleared from the GNP the preducified territories of the communities of Slobozhanshchina 215,639 km of transmission lines.</text:p>
      <text:p text:style-name="P4">
About it <text:a xlink:type="simple" xlink:href="https://www.facebook.com/watch/" text:style-name="Internet_20_link" text:visited-style-name="Visited_20_Internet_20_Link">
reports</text:a>
Command of Forces of Support of the Armed Forces of Ukraine.</text:p>
      <text:p text:style-name="P4">
A representative of the Department of Engineering Forces Department of Supporting Armed Forces of Ukraine spoke about the experience of using the BOZENA-5 mine-5 demining machine, which was used for Ukraine by the Slovak company Way Industry.</text:p>
      <ul>
        <li>
This machine saves the lives of the sappers, they do not go first, but actually pick up. It is effective and fast, and if you speak from the context of mine, it justifies itself, - said the representative of the Command of Support.</li>
      </ul>
      <text:p text:style-name="P4">
Background: The machine is intended for demining potentially contaminated with a hazardous objects. It can be used to cleanse protintanka and anti -personnel mine fields.</text:p>
      <text:p text:style-name="P4">
Any demining means is a powerful contribution to the process of purifying terminals, because it is remote-rooted, and the speed of passage reaches 9 kilometers per hour. The complex is accompanied by a demining group of 5 people, 2 of them with metal detectors to fully monitor the situation, 2 collect the stakes, and the commander who controls the process.</text:p>
      <ul>
        <li>
It should be understood that no mechanized tool gives a guarantee that there will be no explosive object. That is why any demining is followed by a group of sappers, which chooses these remains from the soil. That is, the main merit of Bozena-5 is that it makes it impossible for the undermining of a proof object, although it leaves the explosives in the soil. It also plays a role in which type of working organ is used: chain or fighter. In the latter, rigid fighting structures that bring mine or any other GNP into action or break up our places, which represent the remains of an explosive substance,-said support representative of support forces.</li>
      </ul>
      <text:p text:style-name="P4">
Problems with these samples of equipment are still insufficient base for post -warranty service.</text:p>
      <text:p text:style-name="P4">
News Source: <text:a xlink:type="simple" xlink:href="https://armyinform.com.ua/2023/05/12/yak-kompleks-rozminuvannya-bozena-5-ochyshhuye-slobozhanshhynu-vid-vybuhonebezpechnyh-predmetiv/" text:style-name="Internet_20_link" text:visited-style-name="Visited_20_Internet_20_Link">
https://armyinform.com.ua/2023/05/12/yak-kompleks-rozminuvannya-bozena-5-ochyshhuye-slobozhanshhynu-vid-vybuhonebezpechnyh-predmetiv/</text:a>
</text:p>
      <!--NEWS-->
      <text:h text:style-name="P10" text:outline-level="1">
<text:span text:style-name="T4">
As a result of the shelling of the Toretsk army of the Russian Federation, 9 citizens were injured</text:span>
</text:h>
      <text:p text:style-name="P4">
Author: ['АРМІЯINFORM']</text:p>
      <text:p text:style-name="P4">
Time: 2023-05-12T43:00:00-04:00</text:p>
      <text:p text:style-name="P4">
Description: For the proprietary Kerivnitvva, Donetsko's prosecutor's office of Rozdochatovo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5/345623634_970448174126141_8809982151552904889_n-1.jpg" text:style-name="Internet_20_link" text:visited-style-name="Visited_20_Internet_20_Link">
345623634_970448174126141_8809982151552904889_n-1.jpg</text:a>
', '<text:a xlink:type="simple" xlink:href="https://armyinform.com.ua/wp-content/uploads/2023/05/346451542_585683637000971_730505468187483239_n-150x150.jpg" text:style-name="Internet_20_link" text:visited-style-name="Visited_20_Internet_20_Link">
346451542_585683637000971_730505468187483239_n-150x150.jpg</text:a>
', '<text:a xlink:type="simple" xlink:href="https://armyinform.com.ua/wp-content/uploads/2023/05/346469873_178725125123991_8633795702394735889_n-150x150.jpg" text:style-name="Internet_20_link" text:visited-style-name="Visited_20_Internet_20_Link">
346469873_178725125123991_8633795702394735889_n-150x150.jpg</text:a>
', '<text:a xlink:type="simple" xlink:href="https://armyinform.com.ua/wp-content/uploads/2023/05/346598325_934640547687728_1489023917800267378_n-150x150.jpg" text:style-name="Internet_20_link" text:visited-style-name="Visited_20_Internet_20_Link">
346598325_934640547687728_1489023917800267378_n-150x150.jpg</text:a>
']</text:p>
      <text:p text:style-name="P4">
Tags: ['STOPRUSSIA', 'АГРЕСІЯ РФ']</text:p>
      <text:p text:style-name="P4">
Category: News</text:p>
      <!--METADATA-->
      <text:p text:style-name="P4">
<draw:frame draw:style-name="fr1" draw:name="Image4" text:anchor-type="as-char" svg:width="6.9236in" svg:height="5.1927in" draw:z-index="0">
<draw:image xlink:href="../Images/AРМІЯINFORM/2023-05-12T43-00-00-04-00/345623634_970448174126141_8809982151552904889_n-1.jpg" xlink:type="simple" xlink:show="embed" xlink:actuate="onLoad" draw:mime-type="image/jpeg"/>
</draw:frame>
Under the procedural leadership of the Donetsk Regional Prosecutor's Office, a criminal investigation into criminal proceedings on violation of the laws of war(Part 1 of Art. 438 of the Criminal Code of Ukraine).</text:p>
      <text:p text:style-name="P4">
Про це<text:a xlink:type="simple" xlink:href="https://www.facebook.com/pgo.gov.ua/posts/pfbid02qixdaALrWVAHitRUPnRFMBJqHxk2sC6bevRFJogVrHJUNh8eohNBrRT7C1c9RFwjl" text:style-name="Internet_20_link" text:visited-style-name="Visited_20_Internet_20_Link">
повідомляє</text:a>
Office of the Prosecutor General of Ukraine.</text:p>
      <text:p text:style-name="P4">
According to the investigation, on May 11, 2023, the troops of the Russian Federation, at about 1:00 pm, arlived in Toretsk, resulting in a 65-year-old resident.</text:p>
      <text:p text:style-name="P4">
Two hours later, the Russian army fired at this settlement again.This time it is likely to be from the jet system of the tornado.</text:p>
      <text:p text:style-name="P4">
The shells of the invaders were kissed on the residential quarter. Five men and three women were injured in varying degrees. Among the victims are the whole - parents and their son.</text:p>
      <text:p text:style-name="P4">
Houses, outbuildings, garages and a car were also damaged.</text:p>
      <text:p text:style-name="P4">
Prosecutors continue to take all possible and proper measures to document the war crimes committed by representatives of the Armed Forces of the Russian Federation.</text:p>
      <text:p text:style-name="P4">
<text:a xlink:type="simple" xlink:href="https://armyinform.com.ua/wp-content/uploads/2023/05/346451542_585683637000971_730505468187483239_n.jpg" text:style-name="Internet_20_link" text:visited-style-name="Visited_20_Internet_20_Link">
!(Images/AРМІЯINFORM/2023-05-12T43-00-00-04-00/346451542_585683637000971_730505468187483239_n-150x150.jpg)</text:a>
</text:p>
      <text:p text:style-name="P4">
<text:a xlink:type="simple" xlink:href="https://armyinform.com.ua/wp-content/uploads/2023/05/346469873_178725125123991_8633795702394735889_n.jpg" text:style-name="Internet_20_link" text:visited-style-name="Visited_20_Internet_20_Link">
<draw:frame draw:style-name="fr1" draw:name="Image5" text:anchor-type="as-char" svg:width="6.9236in" svg:height="6.9236in" draw:z-index="0">
<draw:image xlink:href="../Images/AРМІЯINFORM/2023-05-12T43-00-00-04-00/346469873_178725125123991_8633795702394735889_n-150x150.jpg" xlink:type="simple" xlink:show="embed" xlink:actuate="onLoad" draw:mime-type="image/jpeg"/>
</draw:frame>
</text:a>
</text:p>
      <text:p text:style-name="P4">
<text:a xlink:type="simple" xlink:href="https://armyinform.com.ua/wp-content/uploads/2023/05/346598325_934640547687728_1489023917800267378_n.jpg" text:style-name="Internet_20_link" text:visited-style-name="Visited_20_Internet_20_Link">
<draw:frame draw:style-name="fr1" draw:name="Image6" text:anchor-type="as-char" svg:width="6.9236in" svg:height="6.9236in" draw:z-index="0">
<draw:image xlink:href="../Images/AРМІЯINFORM/2023-05-12T43-00-00-04-00/346598325_934640547687728_1489023917800267378_n-150x150.jpg" xlink:type="simple" xlink:show="embed" xlink:actuate="onLoad" draw:mime-type="image/jpeg"/>
</draw:frame>
</text:a>
</text:p>
      <text:p text:style-name="P4">
News Source: <text:a xlink:type="simple" xlink:href="https://armyinform.com.ua/2023/05/12/vnaslidok-obstrilu-toreczka-armiyeyu-rf-zaznaly-poranen-9-gromadyan/" text:style-name="Internet_20_link" text:visited-style-name="Visited_20_Internet_20_Link">
https://armyinform.com.ua/2023/05/12/vnaslidok-obstrilu-toreczka-armiyeyu-rf-zaznaly-poranen-9-gromadyan/</text:a>
</text:p>
      <!--NEWS-->
      <text:h text:style-name="P10" text:outline-level="1">
<text:span text:style-name="T4">
Center for Mine Activities received international certificates "IMAS EOD LEVEL 2"</text:span>
</text:h>
      <text:p text:style-name="P4">
Author: ['АРМІЯINFORM']</text:p>
      <text:p text:style-name="P4">
Time: 2023-05-12T44:00:00-04:00</text:p>
      <text:p text:style-name="P4">
Description: About the central center of the Office DIYALONOSTI: “The Center for Office DIYLOSTI VITA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6467173_1299410574003420_6677570610558893458_n.jpg" text:style-name="Internet_20_link" text:visited-style-name="Visited_20_Internet_20_Link">
346467173_1299410574003420_6677570610558893458_n.jpg</text:a>
']</text:p>
      <text:p text:style-name="P4">
Tags: ['STOPRUSSIA', 'АГРЕСІЯ РФ']</text:p>
      <text:p text:style-name="P4">
Category: News</text:p>
      <!--METADATA-->
      <text:p text:style-name="P4">
<draw:frame draw:style-name="fr1" draw:name="Image7" text:anchor-type="as-char" svg:width="6.9236in" svg:height="5.1927in" draw:z-index="0">
<draw:image xlink:href="../Images/AРМІЯINFORM/2023-05-12T44-00-00-04-00/346467173_1299410574003420_6677570610558893458_n.jpg" xlink:type="simple" xlink:show="embed" xlink:actuate="onLoad" draw:mime-type="image/jpeg"/>
</draw:frame>
About it <text:a xlink:type="simple" xlink:href="https://www.facebook.com/permalink.php" text:style-name="Internet_20_link" text:visited-style-name="Visited_20_Internet_20_Link">
reports</text:a>
Mine Activities Center:</text:p>
      <text:p text:style-name="P4">
“The Mine Activities Center welcomes its employees who are currently completing a training course that lasted from March 20 to May 11, 2023 and received international certificates - specialists in the disposal Erw Training Establishment, Peya, Republic of Kosovo.</text:p>
      <text:p text:style-name="P4">
The purpose of the course is to provide knowledge and skills necessary to perform the duties of field operator for the search and destruction(HMA)According to international standards of mine activity(You have).</text:p>
      <text:p text:style-name="P4">
ЦПМД висловлює подяку благодійній організації Mriya Aid за сприяння ворганізації даного курсу, а також керівництву та персоналу навчального центруMAT Kosovo — EOD &amp; ERW Training Establishment за отриманий безцінний досвід танавики, що безперечно допоможуть звільнити Українські землі від забрудненнявибухонебезпечними предметами та наблизити нашу Перемогу».</text:p>
      <text:p text:style-name="P4">
News Source: <text:a xlink:type="simple" xlink:href="https://armyinform.com.ua/2023/05/12/cpivrobitnyky-czentru-protyminnoyi-diyalnosti-otrymaly-sertyfikaty-u-navchalnomu-czentri-mat-kosovo/" text:style-name="Internet_20_link" text:visited-style-name="Visited_20_Internet_20_Link">
https://armyinform.com.ua/2023/05/12/cpivrobitnyky-czentru-protyminnoyi-diyalnosti-otrymaly-sertyfikaty-u-navchalnomu-czentri-mat-kosovo/</text:a>
</text:p>
      <!--NEWS-->
      <text:h text:style-name="P10" text:outline-level="1">
<text:span text:style-name="T4">
The Ukrainian delegation in PACE initiates a resolution on the ban on Rashism in Europe</text:span>
</text:h>
      <text:p text:style-name="P4">
Author: ['АРМІЯINFORM']</text:p>
      <text:p text:style-name="P4">
Time: 2023-05-12T45:00:00-04:00</text:p>
      <text:p text:style-name="P4">
Description: About Tsdomovy, the head of the Komitet Zwan Zovnishnoi Paul -Tikhika is the Mijparmenti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3/parye.jpg" text:style-name="Internet_20_link" text:visited-style-name="Visited_20_Internet_20_Link">
parye.jpg</text:a>
']</text:p>
      <text:p text:style-name="P4">
Tags: ['STOPRUSSIA', 'АГРЕСІЯ РФ']</text:p>
      <text:p text:style-name="P4">
Category: News</text:p>
      <!--METADATA-->
      <text:p text:style-name="P4">
<draw:frame draw:style-name="fr1" draw:name="Image8" text:anchor-type="as-char" svg:width="6.9236in" svg:height="4.425334in" draw:z-index="0">
<draw:image xlink:href="../Images/AРМІЯINFORM/2023-05-12T45-00-00-04-00/parye.jpg" xlink:type="simple" xlink:show="embed" xlink:actuate="onLoad" draw:mime-type="image/jpeg"/>
</draw:frame>
Illustrative photo</text:p>
      <text:p text:style-name="P4">
About it <text:a xlink:type="simple" xlink:href="https://www.facebook.com/verkhovna.rada.ukraine/posts/pfbid0qoSPjhBn1FZP8ZxYHMgij2rkWevQkZb2W3zQVHssXHUbX2HED4siVX8Vx7R1QdeLl" text:style-name="Internet_20_link" text:visited-style-name="Visited_20_Internet_20_Link">
reported</text:a>
Chairman of the Committee on Foreign Policy and Inter -Parliamentary Workers Alexander Merezhko:</text:p>
      <text:p text:style-name="P4">
“He registered in the PACE proposal of a resolution on condemnation of ideology and practicing in Europe. I am very grateful to the colleagues who supported this proposal. To build the text of the relevant resolution and eventually in the countries of democracy, Rashism was prohibited. ”</text:p>
      <text:p text:style-name="P4">
Source: <text:a xlink:type="simple" xlink:href="https://www.facebook.com/verkhovna.rada.ukraine/posts/pfbid0qoSPjhBn1FZP8ZxYHMgij2rkWevQkZb2W3zQVHssXHUbX2HED4siVX8Vx7R1QdeLl" text:style-name="Internet_20_link" text:visited-style-name="Visited_20_Internet_20_Link">
Verkhovna Rada of Ukraine</text:a>
</text:p>
      <text:p text:style-name="P4">
News Source: <text:a xlink:type="simple" xlink:href="https://armyinform.com.ua/2023/05/12/ukrayinska-delegacziya-v-parye-inicziyuye-rezolyucziyu-pro-zaboronu-rashyzmu-v-yevropi/" text:style-name="Internet_20_link" text:visited-style-name="Visited_20_Internet_20_Link">
https://armyinform.com.ua/2023/05/12/ukrayinska-delegacziya-v-parye-inicziyuye-rezolyucziyu-pro-zaboronu-rashyzmu-v-yevropi/</text:a>
</text:p>
      <!--NEWS-->
      <text:h text:style-name="P10" text:outline-level="1">
<text:span text:style-name="T4">
Aviation of Defense Forces has struck 14 beats in the enemy's concentration areas</text:span>
</text:h>
      <text:p text:style-name="P4">
Author: ['АРМІЯINFORM']</text:p>
      <text:p text:style-name="P4">
Time: 2023-05-12T46: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9" text:anchor-type="as-char" svg:width="6.9236in" svg:height="4.49457in" draw:z-index="0">
<draw:image xlink:href="../Images/AРМІЯINFORM/2023-05-12T46-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Hjts1biJ8ahVxmigBzAG2c9QowjLMfns6b4x5pwX3SL2WSoxwZ5DLtdEhuzbc7gl" text:style-name="Internet_20_link" text:visited-style-name="Visited_20_Internet_20_Link">
reports</text:a>
The General Staff of the Armed Forces.</text:p>
      <text:p text:style-name="P4">
Aviation of defense forces per day has struck 14 beats in the areas of concentration of personal staff and enemy military equipment. In addition, 9 -vegetable UAVs of different types were destroyed. And the departments of rocket troops and artillery struck 11 utilities, 19 areas of concentration of live force, 1 composition of ammunition, 1 warehouse of fuel and lubricants, 9 artillery units at fire deployment, 1 means of air defense and 2 more important goals of the enemy.</text:p>
      <text:p text:style-name="P4">
News Source: <text:a xlink:type="simple" xlink:href="https://armyinform.com.ua/2023/05/12/aviacziya-syl-oborony-zavdala-14-udariv-po-rajonah-zoseredzhennya-voroga-2/" text:style-name="Internet_20_link" text:visited-style-name="Visited_20_Internet_20_Link">
https://armyinform.com.ua/2023/05/12/aviacziya-syl-oborony-zavdala-14-udariv-po-rajonah-zoseredzhennya-voroga-2/</text:a>
</text:p>
      <!--NEWS-->
      <text:h text:style-name="P10" text:outline-level="1">
<text:span text:style-name="T4">
In the Volyn and Polissya directions of signs of formation of offensive groups of the enemy was not revealed</text:span>
</text:h>
      <text:p text:style-name="P4">
Author: ['АРМІЯINFORM']</text:p>
      <text:p text:style-name="P4">
Time: 2023-05-12T47:00:00-04:00</text:p>
      <text:p text:style-name="P4">
Description: About Tse at Facebook, the General Staff of the ZSU. Rosіyska federals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2/160448-uk.png" text:style-name="Internet_20_link" text:visited-style-name="Visited_20_Internet_20_Link">
160448-uk.png</text:a>
']</text:p>
      <text:p text:style-name="P4">
Tags: ['STOPRUSSIA', 'АГРЕСІЯ РФ']</text:p>
      <text:p text:style-name="P4">
Category: News</text:p>
      <!--METADATA-->
      <text:p text:style-name="P4">
<draw:frame draw:style-name="fr1" draw:name="Image10" text:anchor-type="as-char" svg:width="6.9236in" svg:height="3.865677in" draw:z-index="0">
<draw:image xlink:href="../Images/AРМІЯINFORM/2023-05-12T47-00-00-04-00/160448-uk.png" xlink:type="simple" xlink:show="embed" xlink:actuate="onLoad" draw:mime-type="image/png"/>
</draw:frame>
Illustrative Photo <text:span text:style-name="T4">
 🔥 Situation on Russian invasion </text:span>
</text:p>
      <text:p text:style-name="P4">
About it on Facebook <text:a xlink:type="simple" xlink:href="https://www.facebook.com/GeneralStaff.ua/posts/pfbid02Hjts1biJ8ahVxmigBzAG2c9QowjLMfns6b4x5pwX3SL2WSoxwZ5DLtdEhuzbc7gl" text:style-name="Internet_20_link" text:visited-style-name="Visited_20_Internet_20_Link">
reports</text:a>
The General Staff of the Armed Forces.</text:p>
      <text:p text:style-name="P4">
The Russian Federation continues to use the territory and material and technical base of the Republic of Belarus to prepare and combat the units of the Armed Forces of the Russian Federation, formed by resolving. Then these units are involved in the fighting of the Ukrainian Storetorium.</text:p>
      <text:p text:style-name="P4">
News Source: <text:a xlink:type="simple" xlink:href="https://armyinform.com.ua/2023/05/12/na-volynskomu-ta-poliskomu-napryamkah-oznak-formuvannya-nastupalnyh-ugrupovan-voroga-ne-vyyavleno/" text:style-name="Internet_20_link" text:visited-style-name="Visited_20_Internet_20_Link">
https://armyinform.com.ua/2023/05/12/na-volynskomu-ta-poliskomu-napryamkah-oznak-formuvannya-nastupalnyh-ugrupovan-voroga-ne-vyyavleno/</text:a>
</text:p>
      <!--NEWS-->
      <text:h text:style-name="P10" text:outline-level="1">
<text:span text:style-name="T4">
The CPD reported the main narrative that the last day was promoted by Roszmi</text:span>
</text:h>
      <text:p text:style-name="P4">
Author: ['АРМІЯINFORM']</text:p>
      <text:p text:style-name="P4">
Time: 2023-05-12T48:00:00-04:00</text:p>
      <text:p text:style-name="P4">
Description: About Tse at Facebook, the Center for the Ophy -Format. “Lipovius General Rozovow,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5/346643460_625606239116344_7369623526330509232_n.jpg" text:style-name="Internet_20_link" text:visited-style-name="Visited_20_Internet_20_Link">
346643460_625606239116344_7369623526330509232_n.jpg</text:a>
']</text:p>
      <text:p text:style-name="P4">
Tags: ['STOPRUSSIA', 'АГРЕСІЯ РФ']</text:p>
      <text:p text:style-name="P4">
Category: News</text:p>
      <!--METADATA-->
      <text:p text:style-name="P4">
<draw:frame draw:style-name="fr1" draw:name="Image11" text:anchor-type="as-char" svg:width="6.9236in" svg:height="6.9236in" draw:z-index="0">
<draw:image xlink:href="../Images/AРМІЯINFORM/2023-05-12T48-00-00-04-00/346643460_625606239116344_7369623526330509232_n.jpg" xlink:type="simple" xlink:show="embed" xlink:actuate="onLoad" draw:mime-type="image/jpeg"/>
</draw:frame>
About it on Facebook <text:a xlink:type="simple" xlink:href="https://www.facebook.com/protydiyadezinformatsiyi.cpd/posts/pfbid0GueWxXMv9zsJVmAHHqCdnvSdtqrexGm1gujgc9mAEAocqVi5o6Mn1kYwoxWa7KNol" text:style-name="Internet_20_link" text:visited-style-name="Visited_20_Internet_20_Link">
reports</text:a>
Center for combating misinformation.</text:p>
      <text:p text:style-name="P4">
"The lime general said that some of the drones were allegedly" destroyed ", and the part -" neutralized, planted. "</text:p>
      <text:p text:style-name="P4">
In addition, the Lipovy military said that Ukraine first used Dron -American Development with a maximum radius of up to 800 km.</text:p>
      <text:p text:style-name="P4">
This statement gained great resonance among the pro -Kremlin media, but not having approved, the military subsequently began to baptize from his words, saying that the information was not verified.</text:p>
      <text:p text:style-name="P4">
Such narratives are needed by the Armed Forces of the Russian Federation to show the Russians "victory" on the polyb, but such fakes did not believe even the zombary population of the Russian Federation, " - said in the report.</text:p>
      <text:p text:style-name="P4">
News Source: <text:a xlink:type="simple" xlink:href="https://armyinform.com.ua/2023/05/12/czpd-informuye-pro-osnovnyj-naratyv-shho-za-dobu-prosuvaly-roszmi-3/" text:style-name="Internet_20_link" text:visited-style-name="Visited_20_Internet_20_Link">
https://armyinform.com.ua/2023/05/12/czpd-informuye-pro-osnovnyj-naratyv-shho-za-dobu-prosuvaly-roszmi-3/</text:a>
</text:p>
      <!--NEWS-->
      <text:h text:style-name="P10" text:outline-level="1">
<text:span text:style-name="T4">
44 enemy attacks were reflected in Donetsk region a day</text:span>
</text:h>
      <text:p text:style-name="P4">
Author: ['АРМІЯINFORM']</text:p>
      <text:p text:style-name="P4">
Time: 2023-05-12T49: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12" text:anchor-type="as-char" svg:width="6.9236in" svg:height="4.615733in" draw:z-index="0">
<draw:image xlink:href="../Images/AРМІЯINFORM/2023-05-12T49-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Hjts1biJ8ahVxmigBzAG2c9QowjLMfns6b4x5pwX3SL2WSoxwZ5DLtdEhuzbc7gl" text:style-name="Internet_20_link" text:visited-style-name="Visited_20_Internet_20_Link">
reports</text:a>
The General Staff of the Armed Forces.</text:p>
      <text:p text:style-name="P4">
The enemy continues to focus on the main efforts on the Liman, Bakhmut, Avdiiv and Mariinsky directions - 44 attacks are reflected. The most fierce battles continue for Bakhmut and Marinka.</text:p>
      <text:p text:style-name="P4">
News Source: <text:a xlink:type="simple" xlink:href="https://armyinform.com.ua/2023/05/12/na-donechchyni-za-dobu-vidbyto-44-ataky-voroga/" text:style-name="Internet_20_link" text:visited-style-name="Visited_20_Internet_20_Link">
https://armyinform.com.ua/2023/05/12/na-donechchyni-za-dobu-vidbyto-44-ataky-voroga/</text:a>
</text:p>
      <!--NEWS-->
      <text:h text:style-name="P10" text:outline-level="1">
<text:span text:style-name="T4">
Enemy Loss per day: 750 invaders were eliminated, 5 tanks and 15 artisystems were destroyed</text:span>
</text:h>
      <text:p text:style-name="P4">
Author: ['АРМІЯINFORM']</text:p>
      <text:p text:style-name="P4">
Time: 2023-05-12T50:00:00-04:00</text:p>
      <text:p text:style-name="P4">
Description: Zagalni Boyov, take the enemy on 02/24/22 to 05/1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fd8c37fd-3f86-461a-8e70-ada8fa4878bd-scaled.jpg" text:style-name="Internet_20_link" text:visited-style-name="Visited_20_Internet_20_Link">
fd8c37fd-3f86-461a-8e70-ada8fa4878bd-scaled.jpg</text:a>
']</text:p>
      <text:p text:style-name="P4">
Tags: ['STOPRUSSIA', 'АГРЕСІЯ РФ', 'ВТОРГНЕННЯ РФ', 'ВТРАТИ ВОРОГА', 'ГШ ЗСУ']</text:p>
      <text:p text:style-name="P4">
Category: News</text:p>
      <!--METADATA-->
      <text:p text:style-name="P4">
<draw:frame draw:style-name="fr1" draw:name="Image13" text:anchor-type="as-char" svg:width="6.9236in" svg:height="6.975527in" draw:z-index="0">
<draw:image xlink:href="../Images/AРМІЯINFORM/2023-05-12T50-00-00-04-00/fd8c37fd-3f86-461a-8e70-ada8fa4878bd-scaled.jpg" xlink:type="simple" xlink:show="embed" xlink:actuate="onLoad" draw:mime-type="image/jpeg"/>
</draw:frame>
The total fighting loss of the enemy from 24.02.22 to 12.05.23 will be orientated:</text:p>
      <text:p text:style-name="P4">
<text:span text:style-name="T4">
<text:span text:style-name="T5">
 Personnel - </text:span>
* 197670(+750)persons eliminated</text:span>
<text:span text:style-name="T5">
 tanks - </text:span>
<text:span text:style-name="T5">
 3745(+5)</text:span>
<text:span text:style-name="T4">
 combat armored vehicles - </text:span>
 7295(+8)<text:span text:style-name="T4">
<text:span text:style-name="T5">
 Artillery Systems - </text:span>
<text:span text:style-name="T5">
 3068(+15)</text:span>
 </text:span>
 RSZV - <text:span text:style-name="T4">
 559(+2)</text:span>
<text:span text:style-name="T5">
 air defense means - </text:span>
<text:span text:style-name="T5">
 312(+2)</text:span>
<text:span text:style-name="T4">
 aircraft - </text:span>
 308(0)<text:span text:style-name="T4">
<text:span text:style-name="T5">
 helicopters - </text:span>
* 294(0)</text:span>
<text:span text:style-name="T5">
 UAV Operative Tactical Level-</text:span>
<text:span text:style-name="T5">
 2636(+9)</text:span>
<text:span text:style-name="T4">
 Winged missiles - </text:span>
 970(0)<text:span text:style-name="T4">
<text:span text:style-name="T5">
 ships / boats - </text:span>
* 18(0)</text:span>
<text:span text:style-name="T5">
 Automobile equipment and tanks - </text:span>
<text:span text:style-name="T5">
 5996(+12)</text:span>
<text:span text:style-name="T4">
 Special Technique - </text:span>
 393(+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2.05.23.</text:p>
      <text:p text:style-name="P4">
News Source: <text:a xlink:type="simple" xlink:href="https://armyinform.com.ua/2023/05/12/vtraty-voroga-za-dobu-likvidovano-750-okupantiv-znyshheno-5-tankiv-i-15-artsystem/" text:style-name="Internet_20_link" text:visited-style-name="Visited_20_Internet_20_Link">
https://armyinform.com.ua/2023/05/12/vtraty-voroga-za-dobu-likvidovano-750-okupantiv-znyshheno-5-tankiv-i-15-artsystem/</text:a>
</text:p>
      <!--NEWS-->
      <text:h text:style-name="P10" text:outline-level="1">
<text:span text:style-name="T4">
Russia launched a wide campaign to force Ukraine to negotiate - Alexey Danilov</text:span>
</text:h>
      <text:p text:style-name="P4">
Author: ['АРМІЯINFORM']</text:p>
      <text:p text:style-name="P4">
Time: 2023-05-12T51:00:00-04:00</text:p>
      <text:p text:style-name="P4">
Description: PIDSISTRYANE Rosiysky dictator with a decree on prizes on VIISKOVI Zborori Rosiyan, Yak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ОЛЕКСІЙ ДАНІЛОВ', 'РНБО']</text:p>
      <text:p text:style-name="P4">
Category: News</text:p>
      <!--METADATA-->
      <text:p text:style-name="P4">
<draw:frame draw:style-name="fr1" draw:name="Image14" text:anchor-type="as-char" svg:width="6.9236in" svg:height="3.894525in" draw:z-index="0">
<draw:image xlink:href="../ConvertedIMGs/AРМІЯINFORM/2023-05-12T51-00-00-04-00/124169412_728e27f1-5076-4016-ae2e-9fb07e605c88.jpg.png" xlink:type="simple" xlink:show="embed" xlink:actuate="onLoad" draw:mime-type="image/png"/>
</draw:frame>
The signing of the Russian dictator by Putin's decree on calling for military assemblies in stock is a component of the information campaign to make Ukraine to negotiate.</text:p>
      <text:p text:style-name="P4">
About it <text:a xlink:type="simple" xlink:href="https://www.rnbo.gov.ua/ua/Diialnist/6319.html" text:style-name="Internet_20_link" text:visited-style-name="Visited_20_Internet_20_Link">
stated</text:a>
Secretary of the Radinational Security and Defense of Ukraine Alexey Danilov.</text:p>
      <text:p text:style-name="P4">
According to him, Russia is injection of the situation because it seeks to set up Ukraine as soon as possible at the negotiation table. To do this, the aggressor country launched a large campaign.</text:p>
      <text:p text:style-name="P4">
Commenting on the latest statements of the leader of PEC "Wagner" Prigogine about the removal of hisboyevik from Bakhmut due to lack of ammunition, Alexei Danilov noted that their true reason is the inability of the "Wagnerists" to take this small district center, since the armed forces defend Bakhmut and do not leave them.</text:p>
      <text:p text:style-name="P4">
"In the territory of Russia there is an intraspecific struggle, and then they will be able to find out the relationship," the NSDC Secretary of Ukraine summarized.</text:p>
      <text:p text:style-name="P4">
News Source: <text:a xlink:type="simple" xlink:href="https://armyinform.com.ua/2023/05/12/rosiya-rozgornula-shyroku-kampaniyu-shhob-zmusyty-ukrayinu-do-peregovoriv-oleksij-danilov/" text:style-name="Internet_20_link" text:visited-style-name="Visited_20_Internet_20_Link">
https://armyinform.com.ua/2023/05/12/rosiya-rozgornula-shyroku-kampaniyu-shhob-zmusyty-ukrayinu-do-peregovoriv-oleksij-danilov/</text:a>
</text:p>
      <!--NEWS-->
      <text:h text:style-name="P10" text:outline-level="1">
<text:span text:style-name="T4">
In the Bakhmut direction our defenders advanced by 2 km - Anna Malyar</text:span>
</text:h>
      <text:p text:style-name="P4">
Author: ['АРМІЯINFORM']</text:p>
      <text:p text:style-name="P4">
Time: 2023-05-12T52:00:00-04:00</text:p>
      <text:p text:style-name="P4">
Description: The situation is real to the TIZHNI: the column did not have a real realization of its plan, Vin Ponіs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СЬКИЙ НАПРЯМОК', 'ВТОРГНЕННЯ РФ', 'ГАННА МАЛЯР']</text:p>
      <text:p text:style-name="P4">
Category: News</text:p>
      <!--METADATA-->
      <text:p text:style-name="P4">
<draw:frame draw:style-name="fr1" draw:name="Image15" text:anchor-type="as-char" svg:width="6.9236in" svg:height="4.609964in" draw:z-index="0">
<draw:image xlink:href="../Images/AРМІЯINFORM/2023-05-12T52-00-00-04-00/bahmut-2.jpg" xlink:type="simple" xlink:show="embed" xlink:actuate="onLoad" draw:mime-type="image/jpeg"/>
</draw:frame>
The real situation during the week is as follows: the enemy failed to realize his plans, he suffered great losses of living power. At the same time, our defenders advanced the Bakhmut direction forward 2 kilometers.</text:p>
      <text:p text:style-name="P4">
About it <text:a xlink:type="simple" xlink:href="https://t.me/annamaliar/723" text:style-name="Internet_20_link" text:visited-style-name="Visited_20_Internet_20_Link">
reported</text:a>
Deputy Minister of Defense of Ukraine Anna Malyar, noting that no position in Bakhmut has been lost this week.</text:p>
      <text:p text:style-name="P4">
“During the week, Bakhmut and the events associated with it remained the leading theme and the media. Analysis of messages shows that for the Cemisto enemy is important. Almost sacred, ”she notes.</text:p>
      <text:p text:style-name="P4">
Anna Malyar emphasizes that, covering information about the fighting in Bakhmut, he will enemy herself, tells about alleged success and invents the plots about the military team of defense forces of Ukraine.</text:p>
      <text:p text:style-name="P4">
"At the same time, the enemy gives false information about the lack of weapons, which is likely to justify the real situation," the Deputy Ministry of Defense of Ukraine sums up.</text:p>
      <text:p text:style-name="P4">
News Source: <text:a xlink:type="simple" xlink:href="https://armyinform.com.ua/2023/05/12/na-bahmutskomu-napryamku-nashi-oboronczi-prosunulys-vpered-na-2-km-ganna-malyar/" text:style-name="Internet_20_link" text:visited-style-name="Visited_20_Internet_20_Link">
https://armyinform.com.ua/2023/05/12/na-bahmutskomu-napryamku-nashi-oboronczi-prosunulys-vpered-na-2-km-ganna-malyar/</text:a>
</text:p>
      <!--NEWS-->
      <text:h text:style-name="P10" text:outline-level="1">
<text:span text:style-name="T4">
There will be no sustainable peace without Russia's responsibility for committing crimes - Kai Callas</text:span>
</text:h>
      <text:p text:style-name="P4">
Author: ['Єгор Брайлян']</text:p>
      <text:p text:style-name="P4">
Time: 2023-05-12T95:00:00-04:00</text:p>
      <text:p text:style-name="P4">
Description: The prem and miinistanist Kallas PID Hour Vidkritte 16-Ye Conference stated about CE ... War with Ukraine 2022, War with Ukraine Latest News today, War with Ukraine 2022 Last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52892021236_7786638a0f_k.jpg" text:style-name="Internet_20_link" text:visited-style-name="Visited_20_Internet_20_Link">
52892021236_7786638a0f_k.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16" text:anchor-type="as-char" svg:width="6.9236in" svg:height="4.615733in" draw:z-index="0">
<draw:image xlink:href="../Images/AРМІЯINFORM/2023-05-12T95-00-00-04-00/52892021236_7786638a0f_k.jpg" xlink:type="simple" xlink:show="embed" xlink:actuate="onLoad" draw:mime-type="image/jpeg"/>
</draw:frame>
This was stated by Estonia Prime Minister Kai Callas during the opening of Lennart Mary's 16-conference, correspondent Armyinfor from Tallinn reports.</text:p>
      <text:p text:style-name="P4">
"There is no responsibility for making Russia about its neighbors. So, in a short perspective, we must create an international tribunal against Russia. It should not be forgotten that there is also a crime of the Russian leadership. In fact, it is very important to deal with the crime of aggression.</text:p>
      <text:p text:style-name="P4">
For small states, such as the Baltic countries, the war is always destruction, and for imperials it is a glory.</text:p>
      <text:p text:style-name="P4">
For a while, I studied the history of tribunals in Nuremberg and Tokyo. Only during the Sevnurnberg did the Germans find out about the crimes of the Nazis. Therefore, not only responsibility is important, but also to the future, ”Kai Callas noted.</text:p>
      <text:p text:style-name="P4">
Lennart Mary Conference has been held annually in Estonia since 2007. Its organizer is the International Defense and Security Center(ICDS). Подія названа начесть міністра закордонних справ (1990–1992)and President of Estonia(1992–2001).</text:p>
      <text:p text:style-name="P4">
<text:span text:style-name="T5">
Фото</text:span>
 <text:span text:style-name="T5">
Lennart</text:span>
 <text:span text:style-name="T5">
Meri</text:span>
 <text:span text:style-name="T5">
Conference</text:span>
</text:p>
      <text:p text:style-name="P4">
News Source: <text:a xlink:type="simple" xlink:href="https://armyinform.com.ua/2023/05/12/ne-bude-stalogo-myru-bez-vidpovidalnosti-rosiyi-za-skoyeni-zlochyny-kaya-kallas/" text:style-name="Internet_20_link" text:visited-style-name="Visited_20_Internet_20_Link">
https://armyinform.com.ua/2023/05/12/ne-bude-stalogo-myru-bez-vidpovidalnosti-rosiyi-za-skoyeni-zlochyny-kaya-kallas/</text:a>
</text:p>
      <!--NEWS-->
      <text:h text:style-name="P10" text:outline-level="1">
<text:span text:style-name="T4">
Black Sea Grain Initiative: A week Ukrainian ports left 18 vessels</text:span>
</text:h>
      <text:p text:style-name="P4">
Author: ['АРМІЯINFORM']</text:p>
      <text:p text:style-name="P4">
Time: 2023-05-12T96:00:00-04:00</text:p>
      <text:p text:style-name="P4">
Description: For Past Pastyliye, the framework of the Chornomorsko Grain Initivativa 18 was lef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2-10-23_12-46-27-e1676627665311-960x540-1.jpg" text:style-name="Internet_20_link" text:visited-style-name="Visited_20_Internet_20_Link">
photo_2022-10-23_12-46-27-e1676627665311-960x540-1.jpg</text:a>
']</text:p>
      <text:p text:style-name="P4">
Tags: ['ВІЙНА', 'ВМС ЗС УКРАЇНИ']</text:p>
      <text:p text:style-name="P4">
Category: News</text:p>
      <!--METADATA-->
      <text:p text:style-name="P4">
<draw:frame draw:style-name="fr1" draw:name="Image17" text:anchor-type="as-char" svg:width="6.9236in" svg:height="3.894525in" draw:z-index="0">
<draw:image xlink:href="../Images/AРМІЯINFORM/2023-05-12T96-00-00-04-00/photo_2022-10-23_12-46-27-e1676627665311-960x540-1.jpg" xlink:type="simple" xlink:show="embed" xlink:actuate="onLoad" draw:mime-type="image/jpeg"/>
</draw:frame>
Last week, Ukrainian ports, with more than half a million tons of grain and other foods, were wandered under the Black Sea Grain Initiative.</text:p>
      <text:p text:style-name="P4">
About it <text:a xlink:type="simple" xlink:href="https://fb.watch/ktZieEEJtC/" text:style-name="Internet_20_link" text:visited-style-name="Visited_20_Internet_20_Link">
reports</text:a>
Command of the Navy of the Armed Forces.</text:p>
      <text:p text:style-name="P4">
"The Navy of the Armed Forces, together with the brothers, as part of the groups, make every effort to ensure navigation to overcome the food crisis," the statement reads.</text:p>
      <text:p text:style-name="P4">
It is noted that in the week in the interests of the Russian Federation the passage of the Kerch-Yenikharal Strait was:</text:p>
      <ul>
        <li>
to the Azov Sea - 171 ships, 40 of them moved from the Bosphorus Strait; * To the Black Sea - 158 ships, 4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12/chornomorska-zernova-inicziatyva-za-tyzhden-ukrayinski-porty-pokynulo-18-suden/" text:style-name="Internet_20_link" text:visited-style-name="Visited_20_Internet_20_Link">
https://armyinform.com.ua/2023/05/12/chornomorska-zernova-inicziatyva-za-tyzhden-ukrayinski-porty-pokynulo-18-suden/</text:a>
</text:p>
      <!--NEWS-->
      <text:h text:style-name="P10" text:outline-level="1">
<text:span text:style-name="T4">
With our help and weapons, Ukraine can win in the war - Indrek Kannik</text:span>
</text:h>
      <text:p text:style-name="P4">
Author: ['Єгор Брайлян']</text:p>
      <text:p text:style-name="P4">
Time: 2023-05-12T98:00:00-04:00</text:p>
      <text:p text:style-name="P4">
Description: About the announcement of the director of the Ministry of Defense of the Defense of the Defense of the Bezpeki Indrek Cannik PID Hour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2892664653_7c3fd627e1_k.jpg" text:style-name="Internet_20_link" text:visited-style-name="Visited_20_Internet_20_Link">
52892664653_7c3fd627e1_k.jpg</text:a>
']</text:p>
      <text:p text:style-name="P4">
Tags: ['STOPRUSSIA', 'АГРЕСІЯ РФ', 'ВТОРГНЕННЯ РФ', 'ГШ ЗСУ', 'ДОПОМОГА ПАРТНЕРІВ', 'СВІТ ПІДТРИМУЄ УКРАЇНУ']</text:p>
      <text:p text:style-name="P4">
Category: News</text:p>
      <!--METADATA-->
      <text:p text:style-name="P4">
<draw:frame draw:style-name="fr1" draw:name="Image18" text:anchor-type="as-char" svg:width="6.9236in" svg:height="4.615733in" draw:z-index="0">
<draw:image xlink:href="../Images/AРМІЯINFORM/2023-05-12T98-00-00-04-00/52892664653_7c3fd627e1_k.jpg" xlink:type="simple" xlink:show="embed" xlink:actuate="onLoad" draw:mime-type="image/jpeg"/>
</draw:frame>
This was stated by the Director of the International Defense and Security Center Indrek Kannik during the opening word at the opening of the 16th Lennart Mary Conference, the Army of Tallinn reports.</text:p>
      <text:p text:style-name="P4">
Indrek Kannik compared Ukraine a year ago and now, noting the strategic disaster of the Russians to destroy Ukrainian statehood.</text:p>
      <text:p text:style-name="P4">
“When we met a year ago at the 15th Lennart Mary Conference, large-scale Russian aggression against Ukraine was still quite early. Mennis three months from its beginning. But even then, there were signs that Russia had not yet been able to destroy Ukrainian statehood. The situation is unstable. Although Ukrainians were able to repel Russia's attack from the north, it was possible that Russia would regroup and return.</text:p>
      <text:p text:style-name="P4">
A year later, Ukraine liberated territories on the western bank of the Dnieper and most Kharkiv region. I am optimistic enough that Ukraine will free up more this summer. The situation is much better than it was a year ago. But it's not where we would like to be, ”said Indrek Kannik.</text:p>
      <text:p text:style-name="P4">
The slogan of the conference was the quote of the Italian writer Dante Alighieri "Incipitvita Nova"(So the new life begins). У цьому аспекті, на думкуІндрека Канніка, варто покарати росію через загарбницьку війну, щоб більше небуло воєн у Європі.</text:p>
      <text:p text:style-name="P4">
«Ми маємо зробити все, щоб зробити нове життя кращим, ніж нинішнє. Ми нехочемо війни на нашому континенті. Попереднє життя призвело нас до війни.</text:p>
      <text:p text:style-name="P4">
росія зараз, мабуть, найбільш слабка за останні 20 років. Будьмо чесними — мимаємо взяти перевагу в цій ситуації. росія розпочала загарбницьку війну. Вонавбила невинних людей, зруйнувала міста та села, знищила інфраструктуру тапам’ятки культури.</text:p>
      <text:p text:style-name="P4">
Нам не потрібно принижувати росію. Але ми маємо покарати її за те, що вонавчинила, — як карають злочинців. Кримінальні режими теж. Найкращим покараннямбуде швидка та чітка поразка росії та звільнення всіх українських територій.Цей результат так само в наших руках, як і в руках України», — відзначивІндрек Каннік.</text:p>
      <text:p text:style-name="P4">
За його словами, нині головним завданням є надання всебічної підтримки Українізадля якнайшвидшої перемоги. Адже російсько-українська війна впливає не лишена Європу, але й решту світу.</text:p>
      <text:p text:style-name="P4">
«З нашою допомогою, з нашою зброєю, Україна зможе виграти в цій війні. Післявійни безпека України та наша безпека мають бути гарантовані українськимчленством у ЄС і НАТО, разом з іншими націями, які цього прагнуть.</text:p>
      <text:p text:style-name="P4">
We will remind, on May 12 in the capital of Estonia, Tallinna began its work 16-conference Lennart Mary-an annual event, where they discuss issues of international security. The correspondent of the Armyinforms exclusively reports the main discussions that are happening there. The Lennart Mary Conference is the International Defense and Security Center and the European Foundation for Lennart Mary.</text:p>
      <text:p text:style-name="P4">
<text:span text:style-name="T5">
Foto</text:span>
 <text:span text:style-name="T5">
lennart</text:span>
 <text:span text:style-name="T5">
meri</text:span>
 <text:span text:style-name="T5">
conference</text:span>
</text:p>
      <text:p text:style-name="P4">
News Source: <text:a xlink:type="simple" xlink:href="https://armyinform.com.ua/2023/05/12/z-nashoyu-dopomogoyu-ta-zbroyeyu-ukrayina-mozhe-peremogty-u-vijni-indrek-kannik/" text:style-name="Internet_20_link" text:visited-style-name="Visited_20_Internet_20_Link">
https://armyinform.com.ua/2023/05/12/z-nashoyu-dopomogoyu-ta-zbroyeyu-ukrayina-mozhe-peremogty-u-vijni-indrek-kannik/</text:a>
</text:p>
      <!--NEWS-->
      <text:h text:style-name="P10" text:outline-level="1">
<text:span text:style-name="T4">
The enemy attacked Berislav with two managed airbots, a city without electricity</text:span>
</text:h>
      <text:p text:style-name="P4">
Authors: Ukrinform (Person)</text:p>
      <text:p text:style-name="P4">
Publisher: Укринформ (Organization)</text:p>
      <text:p text:style-name="P4">
Published Time: 2023-05-13T-104:49:00+03:00</text:p>
      <text:p text:style-name="P4">
Modified Time: 2023-05-13T16:49:00+03:00</text:p>
      <text:p text:style-name="P4">
Description: As a result of the morning attack of Russian aviation, Berislav in Kherson region was left without electricity. - Ukrinform.</text:p>
      <text:p text:style-name="P4">
Images: ["<text:a xlink:type="simple" xlink:href="https://static.ukrinform.com/photos/2023_05/thumb_files/630_360_1683985924-545.jpg" text:style-name="Internet_20_link" text:visited-style-name="Visited_20_Internet_20_Link">
630_360_16839...</text:a>
"]</text:p>
      <text:p text:style-name="P4">
Tags: ['Херсонщина', 'Обстріл', 'Електропостачання']</text:p>
      <text:p text:style-name="P4">
Type: Article</text:p>
      <!--METADATA-->
      <text:p text:style-name="P4">
<draw:frame draw:style-name="fr1" draw:name="Image19" text:anchor-type="as-char" svg:width="6.9236in" svg:height="3.956343in" draw:z-index="0">
<draw:image xlink:href="../Images/yкринформ/2023-05-13T-104-49-00-03-00/630_360_1683985924-545.jpg" xlink:type="simple" xlink:show="embed" xlink:actuate="onLoad" draw:mime-type="image/jpeg"/>
</draw:frame>
As a result of the morning attack of Russian aviation, Berislav in Kherson region remained in electricity.</text:p>
      <text:p text:style-name="P4">
About it in <text:a xlink:type="simple" xlink:href="https://t.me/olexandrprokudin/495" text:style-name="Internet_20_link" text:visited-style-name="Visited_20_Internet_20_Link">
</text:a>
Alexander Proudin reported to the heads of the Church of the Regional Military Administration, reports.</text:p>
      <text:p text:style-name="P4">
"At four in the morning, the enemy attacked the city with two managed aircraft.(https://www.ukrinform.ua/tag-elektropostacanna). Nowadays, they are doing everything possible to turn the light from the Oselimiztyans as soon as possible, "the chief of Ova wrote.</text:p>
      <text:p text:style-name="P4">
He added that the miracle was without the victims of peaceful people.</text:p>
      <text:p text:style-name="P4">
<text:span text:style-name="T4">
 Read also: </text:span>
 <text:a xlink:type="simple" xlink:href="https://www.ukrinform.ua/rubric-regions/3708630-rosijska-armia-za-dobu-atakuvala-11-regioniv-ukraini-zvedenna-ova.html" text:style-name="Internet_20_link" text:visited-style-name="Visited_20_Internet_20_Link">
</text:a>
As it was reported, the Russian army for the past day, May 12, <text:a xlink:type="simple" xlink:href="https://www.ukrinform.ua/rubric-regions/3708587-vijska-rf-za-dobu-vipustili-po-hersonsini-445-snaradiv-dvoe-zagiblih.html" text:style-name="Internet_20_link" text:visited-style-name="Visited_20_Internet_20_Link">
</text:a>
, as a result of them, two people have agreed, four more were injured.</text:p>
      <text:p text:style-name="P4">
News Source: <text:a xlink:type="simple" xlink:href="https://www.ukrinform.ua/rubric-ato/3708763-vorog-atakuvav-berislav-dvoma-kerovanimi-aviabombami-misto-bez-elektropostacanna.html" text:style-name="Internet_20_link" text:visited-style-name="Visited_20_Internet_20_Link">
https://www.ukrinform.ua/rubric-ato/3708763-vorog-atakuvav-berislav-dvoma-kerovanimi-aviabombami-misto-bez-elektropostacanna.html</text:a>
</text:p>
      <!--NEWS-->
      <text:h text:style-name="P10" text:outline-level="1">
<text:span text:style-name="T4">
Ukraine will present a register of damages caused by the Russian Federation at the Council of Europe Summit - Kondratyuk</text:span>
</text:h>
      <text:p text:style-name="P4">
Authors: Ukrinform (Person)</text:p>
      <text:p text:style-name="P4">
Publisher: Укринформ (Organization)</text:p>
      <text:p text:style-name="P4">
Published Time: 2023-05-13T-106:36:00+03:00</text:p>
      <text:p text:style-name="P4">
Modified Time: 2023-05-13T16:36:00+03:00</text:p>
      <text:p text:style-name="P4">
Description: Deputy Chairman of the Verkhovna Rada, Olena Kondratyuk, discussed with the Minister of Justice of Iceland, Ion Gunnarson specific legal mechanisms of bringing the Russian Federation to justice and the issue of deportation by Russian children. - Ukrinform.</text:p>
      <text:p text:style-name="P4">
Images: ["<text:a xlink:type="simple" xlink:href="https://static.ukrinform.com/photos/2023_05/thumb_files/630_360_1683984928-800.jpg" text:style-name="Internet_20_link" text:visited-style-name="Visited_20_Internet_20_Link">
630_360_16839...</text:a>
"]</text:p>
      <text:p text:style-name="P4">
Tags: ['Депортація', 'Діти', 'Ісландія', 'Україна', 'Рада Європи', 'Кондратюк', 'Війна з росією']</text:p>
      <text:p text:style-name="P4">
Type: Article</text:p>
      <!--METADATA-->
      <text:p text:style-name="P4">
<draw:frame draw:style-name="fr1" draw:name="Image20" text:anchor-type="as-char" svg:width="6.9236in" svg:height="3.956343in" draw:z-index="0">
<draw:image xlink:href="../Images/yкринформ/2023-05-13T-106-36-00-03-00/630_360_1683984928-800.jpg" xlink:type="simple" xlink:show="embed" xlink:actuate="onLoad" draw:mime-type="image/jpeg"/>
</draw:frame>
Olena Kondratyuk, Deputy Chairman of the Verkhovna Rada, discussed with the Ministers of Iceland, Jonn Hunarson, specific legal mechanisms of bringing HRF to justice and the issue of deportation by Russians of Ukrainian children.</text:p>
      <text:p text:style-name="P4">
The meeting of the officials took place in Reykjavik, Vichespicler reports in <text:a xlink:type="simple" xlink:href="https://www.facebook.com/kondratiukolena/posts/pfbid0TWwNYppNGiEFKV2BX3YVzdkrMdveeUiqbhtapBNRTyovn9C15GcNadgfuwRSdoUTl" text:style-name="Internet_20_link" text:visited-style-name="Visited_20_Internet_20_Link">
</text:a>
“It was about the need to establish an international special tribunal and to support the creation of an International Center for Investigation of the Crime of Aggression of RFProt of Ukraine in the Hague. They also discussed a mechanism such as a register of damages caused by Russia in Ukraine, which will be represented by the Council of Europe on May 16-17 in Reykjavik, ”Kondratyuk said.</text:p>
      <text:p text:style-name="P4">
At the meeting, the topics of returning home of Ukrainian children, abducted by the Russian Russian, also touched.</text:p>
      <text:p text:style-name="P4">
<text:span text:style-name="T4">
 Read also: </text:span>
 <text:a xlink:type="simple" xlink:href="https://www.ukrinform.ua/rubric-polytics/3708452-vikradenna-ukrainskih-ditej-rosieu-kondratuk-zaklikala-parlament-islandii-rozglanuti-rezoluciu.html" text:style-name="Internet_20_link" text:visited-style-name="Visited_20_Internet_20_Link">
</text:a>
The deputy chairman of the Verkhovna Rada emphasized the need to develop a common position of Northern European countries on changes that should take place in international -educational organizations designed to protect the rights of children, in particular from illegal deportation.</text:p>
      <text:p text:style-name="P4">
Kondratyuk stressed that such changes have long been ripe in the activities of the International Committee of the Red Cross and the UN structures.</text:p>
      <text:p text:style-name="P4">
As reported by Ukrinform, <text:a xlink:type="simple" xlink:href="https://www.ukrinform.ua/tag-islandia" text:style-name="Internet_20_link" text:visited-style-name="Visited_20_Internet_20_Link">
</text:a>
From the first full -scale invasion of the Russian Federation in Ukraine condemned the Russian aggression of Tanada's assistance in the amount of more than $ 25 million.</text:p>
      <text:p text:style-name="P4">
<text:span text:style-name="T5">
Foto: Elena Kondratyuk</text:span>
</text:p>
      <text:p text:style-name="P4">
News Source: <text:a xlink:type="simple" xlink:href="https://www.ukrinform.ua/rubric-polytics/3708759-ukraina-predstavit-reestr-vidskoduvanna-zbitkiv-zavdanih-rf-na-samiti-radi-evropi-kondratuk.html" text:style-name="Internet_20_link" text:visited-style-name="Visited_20_Internet_20_Link">
https://www.ukrinform.ua/rubric-polytics/3708759-ukraina-predstavit-reestr-vidskoduvanna-zbitkiv-zavdanih-rf-na-samiti-radi-evropi-kondratuk.html</text:a>
</text:p>
      <!--NEWS-->
      <text:h text:style-name="P10" text:outline-level="1">
<text:span text:style-name="T4">
The Russians fired at Konstantinovka from the Smerch, two dead - among them a child</text:span>
</text:h>
      <text:p text:style-name="P4">
Authors: Ukrinform (Person)</text:p>
      <text:p text:style-name="P4">
Publisher: Укринформ (Organization)</text:p>
      <text:p text:style-name="P4">
Published Time: 2023-05-13T-108:30:00+03:00</text:p>
      <text:p text:style-name="P4">
Modified Time: 2023-05-13T16:30:00+03:00</text:p>
      <text:p text:style-name="P4">
Description: The army of the Russian Federation fired at the city of Konstantinovka, Donetsk region from the jet system of the Turning Smerk, which causes two people to be killed. - Ukrinform.</text:p>
      <text:p text:style-name="P4">
Images: ["<text:a xlink:type="simple" xlink:href="https://static.ukrinform.com/photos/2023_05/thumb_files/630_360_1683984572-594.jpg" text:style-name="Internet_20_link" text:visited-style-name="Visited_20_Internet_20_Link">
630_360_16839...</text:a>
"]</text:p>
      <text:p text:style-name="P4">
Tags: ['Донеччина', 'Обстріл', 'Війна з росією']</text:p>
      <text:p text:style-name="P4">
Type: Article</text:p>
      <!--METADATA-->
      <text:p text:style-name="P4">
<draw:frame draw:style-name="fr1" draw:name="Image21" text:anchor-type="as-char" svg:width="6.9236in" svg:height="3.956343in" draw:z-index="0">
<draw:image xlink:href="../Images/yкринформ/2023-05-13T-108-30-00-03-00/630_360_1683984572-594.jpg" xlink:type="simple" xlink:show="embed" xlink:actuate="onLoad" draw:mime-type="image/jpeg"/>
</draw:frame>
The Army Federation fired at the city of Konstantinovka, Donetsk region of the reactive system of a tornado, which causes two people to be killed.</text:p>
      <text:p text:style-name="P4">
According to Ukrinform, the prosecutor General's Office reports in <text:a xlink:type="simple" xlink:href="https://t.me/pgo_gov_ua/12125" text:style-name="Internet_20_link" text:visited-style-name="Visited_20_Internet_20_Link">
</text:a>
.</text:p>
      <text:p text:style-name="P4">
According to the investigation, on May 13, the troops of the Russian Federation once again fired at Konstantinovka.</text:p>
      <text:p text:style-name="P4">
<text:span text:style-name="T4">
 Read also: </text:span>
 <text:a xlink:type="simple" xlink:href="https://www.ukrinform.ua/rubric-ato/3708707-unaslidok-obstrilu-nikopola-vazko-poranenij-colovik-e-rujnuvanna.html" text:style-name="Internet_20_link" text:visited-style-name="Visited_20_Internet_20_Link">
<text:span text:style-name="T4">
 firing </text:span>
</text:a>
“As a result of the attack of the invaders, two residents were killed on the settlement, including a 15-year-old girl. Ten people were injured in varying degrees - including two teenagers 15 and 16 years. They were taken to the hospital providing qualified medical care, ”the message reads.</text:p>
      <text:p text:style-name="P4">
Multi -storey and private homes, a gas station, pharmacy and shops have been damaged and destroyed.</text:p>
      <text:p text:style-name="P4">
According to preliminary data, the invaders fired at the city from the jet system "Smerch".</text:p>
      <text:p text:style-name="P4">
<text:span text:style-name="T4">
 Read also: </text:span>
 <text:a xlink:type="simple" xlink:href="https://www.ukrinform.ua/rubric-ato/3708663-rosiani-zavdali-blizko-15-udariv-po-gulajpolu-postrazdav-civilnij.html" text:style-name="Internet_20_link" text:visited-style-name="Visited_20_Internet_20_Link">
</text:a>
Under the procedural leadership of the Donetsk Regional Prosecutor's Office, a criminal investigation into criminal proceedings on violation of the laws of war(Part 2 of Art. 438 of the Criminal Code of Ukraine).</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армія російської федерації за минулу добу, 12 травня,завдала поранень чотирьом жителям Донецької області.</text:p>
      <text:p text:style-name="P4">
News Source: <text:a xlink:type="simple" xlink:href="https://www.ukrinform.ua/rubric-ato/3708755-rosiani-obstrilali-kostantinivku-zi-smerciv-dvoe-zagiblih-sered-nih-ditina.html" text:style-name="Internet_20_link" text:visited-style-name="Visited_20_Internet_20_Link">
https://www.ukrinform.ua/rubric-ato/3708755-rosiani-obstrilali-kostantinivku-zi-smerciv-dvoe-zagiblih-sered-nih-ditina.html</text:a>
</text:p>
      <!--NEWS-->
      <text:h text:style-name="P10" text:outline-level="1">
<text:span text:style-name="T4">
London's buildings will be illuminated in blue and yellow colors to support Ukraine</text:span>
</text:h>
      <text:p text:style-name="P4">
Authors: Ukrinform (Person)</text:p>
      <text:p text:style-name="P4">
Publisher: Укринформ (Organization)</text:p>
      <text:p text:style-name="P4">
Published Time: 2023-05-13T-137:59:00+03:00</text:p>
      <text:p text:style-name="P4">
Modified Time: 2023-05-13T12:59:00+03:00</text:p>
      <text:p text:style-name="P4">
Description: In different areas of London today, on the day of the Eurovision finals, blue and yellow illumination will appear in support of Ukraine. - Ukrinform.</text:p>
      <text:p text:style-name="P4">
Images: ["<text:a xlink:type="simple" xlink:href="https://static.ukrinform.com/photos/2023_05/thumb_files/630_360_1683972064-510.jpg" text:style-name="Internet_20_link" text:visited-style-name="Visited_20_Internet_20_Link">
630_360_16839...</text:a>
"]</text:p>
      <text:p text:style-name="P4">
Tags: ['Британія', 'Євробачення', 'Лондон', 'Україна', 'Віталій Кличко']</text:p>
      <text:p text:style-name="P4">
Type: Article</text:p>
      <!--METADATA-->
      <text:p text:style-name="P4">
<draw:frame draw:style-name="fr1" draw:name="Image22" text:anchor-type="as-char" svg:width="6.9236in" svg:height="3.956343in" draw:z-index="0">
<draw:image xlink:href="../Images/yкринформ/2023-05-13T-137-59-00-03-00/630_360_1683972064-510.jpg" xlink:type="simple" xlink:show="embed" xlink:actuate="onLoad" draw:mime-type="image/jpeg"/>
</draw:frame>
Blue and yellowing will appear in the Finals of Eurovision today, on the day of the Eurovision finals.</text:p>
      <text:p text:style-name="P4">
The mayor of Kiev Vitaliy Klitschko reported this in <text:a xlink:type="simple" xlink:href="https://t.me/vitaliy_klitschko/1951" text:style-name="Internet_20_link" text:visited-style-name="Visited_20_Internet_20_Link">
</text:a>
, reports Ukrinform.</text:p>
      <text:p text:style-name="P4">
"Kyiv received a message from the City Hall of London about the support of Ukraine prefiguring Eurovision. The letter from the UK capital states that in different places all over <text:a xlink:type="simple" xlink:href="https://www.ukrinform.ua/tag-london" text:style-name="Internet_20_link" text:visited-style-name="Visited_20_Internet_20_Link">
</text:a>
Today, there is a good -yellow illumination as a sign of support of Ukraine, "he wrote.</text:p>
      <text:p text:style-name="P4">
Klitschko added that Eurovision supporters will be able to unite in order to look at the competition in the official fan zone in Batterea Park.</text:p>
      <text:p text:style-name="P4">
"Thank you to our British friends for the steady support and help of Ukraine Taki!" he emphasized.</text:p>
      <text:p text:style-name="P4">
<text:span text:style-name="T4">
 Read also: </text:span>
 <text:a xlink:type="simple" xlink:href="https://www.ukrinform.ua/rubric-culture/3708658-evrobacenna-zasvidcue-so-muzika-obednue-ludej-spilna-zaava-ukraini-ta-britanii.html" text:style-name="Internet_20_link" text:visited-style-name="Visited_20_Internet_20_Link">
<text:span text:style-name="T4">
 Eurovision </text:span>
</text:a>
As reported by Ukrinform, the Song Contest "Eurovision-2023" takes place by Uliverpool after Ukraine, which won the competition in 2022 with the song "Stefania" by Kalush Orchestra, could not meet the requirements for the competition due to security.</text:p>
      <text:p text:style-name="P4">
The semifinals of the competition took place on May 9 and 11, the finals will be held on May 13.</text:p>
      <text:p text:style-name="P4">
Ukraine is represented in the competition by TVORCHI with the song "Heart of Steel".</text:p>
      <text:p text:style-name="P4">
News Source: <text:a xlink:type="simple" xlink:href="https://www.ukrinform.ua/rubric-world/3708689-budivli-londona-pidsvitat-sinozovtimi-kolorami-na-znak-pidtrimki-ukraini.html" text:style-name="Internet_20_link" text:visited-style-name="Visited_20_Internet_20_Link">
https://www.ukrinform.ua/rubric-world/3708689-budivli-londona-pidsvitat-sinozovtimi-kolorami-na-znak-pidtrimki-ukraini.html</text:a>
</text:p>
      <!--NEWS-->
      <text:h text:style-name="P10" text:outline-level="1">
<text:span text:style-name="T4">
Kate Middleton starred in the Kalush Orchestra video for Eurovision 2023</text:span>
</text:h>
      <text:p text:style-name="P4">
Authors: Ukrinform (Person)</text:p>
      <text:p text:style-name="P4">
Publisher: Укринформ (Organization)</text:p>
      <text:p text:style-name="P4">
Published Time: 2023-05-13T-20:58:00+03:00</text:p>
      <text:p text:style-name="P4">
Modified Time: 2023-05-13T23:58:00+03:00</text:p>
      <text:p text:style-name="P4">
Description: Princess Welsk Kate Middleton starred in the Kalush Orchestra video for the Eurovision 2023, which was demonstrated at the opening of the Grand Final of the Song Contest. - Ukrinform.</text:p>
      <text:p text:style-name="P4">
Images: ["<text:a xlink:type="simple" xlink:href="https://static.ukrinform.com/photos/2019_01/thumb_files/630_360_1546938252-493.jpg" text:style-name="Internet_20_link" text:visited-style-name="Visited_20_Internet_20_Link">
630_360_15469...</text:a>
"]</text:p>
      <text:p text:style-name="P4">
Tags: ['Британія', 'Євробачення', 'Кейт Міддлтон']</text:p>
      <text:p text:style-name="P4">
Type: Article</text:p>
      <!--METADATA-->
      <text:p text:style-name="P4">
<draw:frame draw:style-name="fr1" draw:name="Image23" text:anchor-type="as-char" svg:width="6.9236in" svg:height="3.956343in" draw:z-index="0">
<draw:image xlink:href="../Images/yкринформ/2023-05-13T-20-58-00-03-00/630_360_1546938252-493.jpg" xlink:type="simple" xlink:show="embed" xlink:actuate="onLoad" draw:mime-type="image/jpeg"/>
</draw:frame>
Princess Wate Middleton starred in the Kalush Orchestra video for Eurovision 2023, which was demonstrated at the opening of the Grand Final of the Song Contest.</text:p>
      <text:p text:style-name="P4">
About it reports the owner of Ukrinform.</text:p>
      <text:p text:style-name="P4">
Princess Velskaya in a blue dress from Jenny Packham and earrings from the personal -eaters of the late Queen Elizabeth II performs a party on the piano in the departmental living room of the Windsor Palace. As noted in <text:a xlink:type="simple" xlink:href="https://twitter.com/KensingtonRoyal/status/1657462211080486918" text:style-name="Internet_20_link" text:visited-style-name="Visited_20_Internet_20_Link">
</text:a>
Prince and Princess Welski, "it is a pleasure to join Kalushorchestra in the special performance of last year's Eurovision winner."</text:p>
      <text:p text:style-name="P4">
<text:span text:style-name="T4">
 Read also: </text:span>
 <text:a xlink:type="simple" xlink:href="https://www.ukrinform.ua/rubric-culture/3708854-ukraina-ogolosila-sklad-nacionalnogo-zuri-na-evrobacenni2023.html" text:style-name="Internet_20_link" text:visited-style-name="Visited_20_Internet_20_Link">
<text:span text:style-name="T4">
 Eurobacker </text:span>
</text:a>
The Kalush Orchestra clip on the song "Stephanie", with which the band won the secondary competition, was filmed in Ukraine and the United Kingdom.</text:p>
      <text:p text:style-name="Quotations">

<text:p text:style-name="P4">
A <text:a xlink:type="simple" xlink:href="https://twitter.com/hashtag/Eurovision" text:style-name="Internet_20_link" text:visited-style-name="Visited_20_Internet_20_Link">
</text:a>
&gt;
 surprise 🎹  &gt;
  &gt;
  A pleasure to join Kalush Orchestra in a special performance of last year's&gt;
 winning <text:a xlink:type="simple" xlink:href="https://twitter.com/Eurovision" text:style-name="Internet_20_link" text:visited-style-name="Visited_20_Internet_20_Link">
 </text:a>
entry.  &gt;
  &gt;
  Enjoy the show, Liverpool 🪩 <text:a xlink:type="simple" xlink:href="https://t.co/y4WDuWvOvb" text:style-name="Internet_20_link" text:visited-style-name="Visited_20_Internet_20_Link">
 </text:a>
&gt;
&gt;
 — The Prince and Princess of Wales(@KensingtonRoyal) <text:a xlink:type="simple" xlink:href="https://twitter.com/KensingtonRoyal/status/1657462211080486918" text:style-name="Internet_20_link" text:visited-style-name="Visited_20_Internet_20_Link">
&gt;
 </text:a>
As noted <text:a xlink:type="simple" xlink:href="https://www-dailymail-co-uk.translate.goog/usshowbiz/article-12080233/Eurovision-fans-pour-Liverpool-hoping-Britains-Mae-Muller-beat-Swedish-favourite-Loreen.html" text:style-name="Internet_20_link" text:visited-style-name="Visited_20_Internet_20_Link">
</text:a>
, this clipza was a sign of respect for Ukraine. The performance was recorded by the Vinzorsk Castle early this month and remained a secret to the show itself. The princess spoke with the famous composer Andrew Lloyd Webette by other British stars.</text:p>

</text:p>
      <text:p text:style-name="P4">
<text:span text:style-name="T4">
 Read also: </text:span>
 <text:a xlink:type="simple" xlink:href="https://www.ukrinform.ua/rubric-culture/3708836-vlada-liverpula-obicae-prodovzenna-vidnosin-z-ukrainou-pisla-evrobacenna.html" text:style-name="Internet_20_link" text:visited-style-name="Visited_20_Internet_20_Link">
<text:span text:style-name="T4">
 Eurovachen </text:span>
</text:a>
As reported by Ukrinform, today there is a large final -accessible Eurovision competition in Liverpool. The finals are 26 countries. Ukraine, as it will be 19th, represents the band TVORCHI with the song Heart of Steel(Heart ask)that automatically fall into the decisive part of the competition.</text:p>
      <text:p text:style-name="P4">
Photo: Twitter</text:p>
      <text:p text:style-name="P4">
News Source: <text:a xlink:type="simple" xlink:href="https://www.ukrinform.ua/rubric-culture/3708861-kejt-middlton-znalasa-u-klipi-kalush-orchestra-dla-evrobacenna-2023.html" text:style-name="Internet_20_link" text:visited-style-name="Visited_20_Internet_20_Link">
https://www.ukrinform.ua/rubric-culture/3708861-kejt-middlton-znalasa-u-klipi-kalush-orchestra-dla-evrobacenna-2023.html</text:a>
</text:p>
      <!--NEWS-->
      <text:h text:style-name="P10" text:outline-level="1">
<text:span text:style-name="T4">
In OP warned about Russian targets in the sky</text:span>
</text:h>
      <text:p text:style-name="P4">
Authors: Ukrinform (Person)</text:p>
      <text:p text:style-name="P4">
Publisher: Укринформ (Organization)</text:p>
      <text:p text:style-name="P4">
Published Time: 2023-05-13T-22:44:00+03:00</text:p>
      <text:p text:style-name="P4">
Modified Time: 2023-05-13T23:44:00+03:00</text:p>
      <text:p text:style-name="P4">
Description: Russian goals are present in the Ukrainian sky.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Єрмак', 'Офіс Президента', 'Війна з росією']</text:p>
      <text:p text:style-name="P4">
Type: Article</text:p>
      <!--METADATA-->
      <text:p text:style-name="P4">
<draw:frame draw:style-name="fr1" draw:name="Image24" text:anchor-type="as-char" svg:width="6.9236in" svg:height="3.956343in" draw:z-index="0">
<draw:image xlink:href="../Images/yкринформ/2023-05-13T-22-44-00-03-00/630_360_1678262274-371.jpeg" xlink:type="simple" xlink:show="embed" xlink:actuate="onLoad" draw:mime-type="image/jpeg"/>
</draw:frame>
In the Ukrainian sky, Russian goals are present.</text:p>
      <text:p text:style-name="P4">
According to Ukrinform, about it in <text:a xlink:type="simple" xlink:href="https://t.me/ermaka2022/2654" text:style-name="Internet_20_link" text:visited-style-name="Visited_20_Internet_20_Link">
</text:a>
Presidential office Andriy Yermak wrote.</text:p>
      <text:p text:style-name="P4">
"There are Russian goals in the sky," he wrote.</text:p>
      <text:p text:style-name="P4">
He also urged Ukrainians not to ignore anxiety.</text:p>
      <text:p text:style-name="P4">
As reported by Ukrinform, earlier the head of the Ternopil Regional Council <text:a xlink:type="simple" xlink:href="https://www.ukrinform.ua/rubric-ato/3708856-golova-ternopilskoi-oblradi-maemo-prilit-u-promzonu.html" text:style-name="Internet_20_link" text:visited-style-name="Visited_20_Internet_20_Link">
</text:a>
.</text:p>
      <text:p text:style-name="P4">
Photo: op</text:p>
      <text:p text:style-name="P4">
News Source: <text:a xlink:type="simple" xlink:href="https://www.ukrinform.ua/rubric-ato/3708860-v-op-poperedili-pro-rosijski-cili-v-nebi.html" text:style-name="Internet_20_link" text:visited-style-name="Visited_20_Internet_20_Link">
https://www.ukrinform.ua/rubric-ato/3708860-v-op-poperedili-pro-rosijski-cili-v-nebi.html</text:a>
</text:p>
      <!--NEWS-->
      <text:h text:style-name="P10" text:outline-level="1">
<text:span text:style-name="T4">
Zelensky: Today - in Rome, agreed on weapons and air defense</text:span>
</text:h>
      <text:p text:style-name="P4">
Authors: Ukrinform (Person)</text:p>
      <text:p text:style-name="P4">
Publisher: Укринформ (Organization)</text:p>
      <text:p text:style-name="P4">
Published Time: 2023-05-13T-24:39:00+03:00</text:p>
      <text:p text:style-name="P4">
Modified Time: 2023-05-13T23:39:00+03:00</text:p>
      <text:p text:style-name="P4">
Description: The President of Ukraine held meetings with the leadership of Italy, during which agreements on the supply of weapons and air defense systems were reached. - Ukrinform.</text:p>
      <text:p text:style-name="P4">
Images: ["<text:a xlink:type="simple" xlink:href="https://static.ukrinform.com/photos/2023_05/thumb_files/630_360_1683977766-164.jpg" text:style-name="Internet_20_link" text:visited-style-name="Visited_20_Internet_20_Link">
630_360_16839...</text:a>
"]</text:p>
      <text:p text:style-name="P4">
Tags: None</text:p>
      <text:p text:style-name="P4">
Type: Article</text:p>
      <!--METADATA-->
      <text:p text:style-name="P4">
<draw:frame draw:style-name="fr1" draw:name="Image25" text:anchor-type="as-char" svg:width="6.9236in" svg:height="3.956343in" draw:z-index="0">
<draw:image xlink:href="../Images/yкринформ/2023-05-13T-24-39-00-03-00/630_360_1683977766-164.jpg" xlink:type="simple" xlink:show="embed" xlink:actuate="onLoad" draw:mime-type="image/jpeg"/>
</draw:frame>
The presidential Ukraine has meet with the leadership of Italy, during which the depository on the supply of weapons and air defense systems.</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www.president.gov.ua/news/sogodni-u-rimi-domovilisya-pro-zbroyu-j-ppo-zvernennya-prezi-82857" text:style-name="Internet_20_link" text:visited-style-name="Visited_20_Internet_20_Link">
</text:a>
</text:span>
</text:p>
      <text:p text:style-name="P4">
<text:span text:style-name="T4">
 I wish health, dear Ukrainians!</text:span>
</text:p>
      <text:p text:style-name="P4">
Today - in Rome. As always with such visits, there is a result. Today we are more consistent.</text:p>
      <text:p text:style-name="P4">
He met with the President of Italy and the Chairman of the Council of Ministers - a political level of meetings. He heard that Italy would continue the support of Ukraine - as much as we need to stand and protect our people, our territory.</text:p>
      <text:p text:style-name="P4">
We agree with George, Ms. Prime Minister, our new joint defense tracks. There are good things that we will do together to protect the sky. There are good things to do together for protection on Earth. They agreed on weapons and air defense. As George, she said, when we defend the freedom and our lives of sprout bombs and rockets in Ukraine, from terror, we are giving the war from the rest of Europe.</text:p>
      <text:p text:style-name="P4">
Today, Russian murderers took away the lives of another Ukrainian child - the girl, she was not 16 years old. Her name was Hope ... A man was also killed, 64 was killed. Just ordinary people from the ordinary city of Konstantinovka in the Donbass ... My condolences to their relatives and loved ones!</text:p>
      <text:p text:style-name="P4">
It was a Russian strike of jet artillery. Just on the streets - on houses, shops, pharmacy and warehouse. This is how Russia is fighting. Artillery against ordinary people, against any people-children or adults, men or women. And to stop only with strong weapons, which our warriors can expel evil. To expel that the Kremlin could not spread aggression to other peoples of Europe.</text:p>
      <text:p text:style-name="P4">
Today, I had the honor to personally thank Rome, all of Italy, Mrs. Meloni as well and everyone in the Italian political class, who honestly responds to the threat to all our European way of life.</text:p>
      <text:p text:style-name="P4">
He met the Pope Francis, and it was a conversation that could really influence history, can really help stop the evil of aggression.</text:p>
      <text:p text:style-name="P4">
I told about the crimes committed by Russian invaders against our people, the provision of Ukrainian children. Even the exact number, how many children stole from Ukraine and hides from relatives, from Ukraine somewhere there in a foreign country. He asked his holiness to help return our children home to Ukraine.In the evening, from Rome, I spoke with the President of the South African Republic. He spoke of the formula of peace, justice, that our light is united by the rules of international law. Anyone who assists a weapon will be an accomplice with all the consequences. He called on Panap President to join with other countries of the world, all continents, Africa jointly for the realization of our formula of peace.</text:p>
      <text:p text:style-name="P4">
By the way, Italy today clearly supported all the points of Ukrainian formula. I thank you for that.</text:p>
      <text:p text:style-name="P4">
There is also a joint declaration with Italy. All important things: the European Union-Italy supported the negotiations in the 23rd year, the correct and timely signals of Zamoto.</text:p>
      <text:p text:style-name="P4">
And one more. I am especially grateful to all those people who were on the streets of Rome are famous for Ukrainian flags who met a Ukrainian delegation with an open -hearth and a genuine good emotion ... Italy should always be on the side of good, so that remained in Europe!</text:p>
      <text:p text:style-name="P4">
Viva Italia!</text:p>
      <text:p text:style-name="P4">
<text:span text:style-name="T4">
 Glory to our soldiers!</text:span>
</text:p>
      <text:p text:style-name="P4">
<text:span text:style-name="T4">
 Thank you to our air forces and all air defense fighters of other types and families of troops!</text:span>
</text:p>
      <text:p text:style-name="P4">
<text:span text:style-name="T4">
Glory to Ukraine!</text:span>
</text:p>
      <text:p text:style-name="P4">
<text:span text:style-name="T5">
Foto: EPA</text:span>
</text:p>
      <text:p text:style-name="P4">
News Source: <text:a xlink:type="simple" xlink:href="https://www.ukrinform.ua/rubric-ato/3708855-zelenskij-sogodni-u-rimi-domovilisa-pro-zbrou-j-ppo.html" text:style-name="Internet_20_link" text:visited-style-name="Visited_20_Internet_20_Link">
https://www.ukrinform.ua/rubric-ato/3708855-zelenskij-sogodni-u-rimi-domovilisa-pro-zbrou-j-ppo.html</text:a>
</text:p>
      <!--NEWS-->
      <text:h text:style-name="P10" text:outline-level="1">
<text:span text:style-name="T4">
Head of Ternopil Regional Council: We have a "arrival" in the industrial</text:span>
</text:h>
      <text:p text:style-name="P4">
Authors: Ukrinform (Person)</text:p>
      <text:p text:style-name="P4">
Publisher: Укринформ (Organization)</text:p>
      <text:p text:style-name="P4">
Published Time: 2023-05-13T-26:34:00+03:00</text:p>
      <text:p text:style-name="P4">
Modified Time: 2023-05-13T23:34:00+03:00</text:p>
      <text:p text:style-name="P4">
Description: In the Ternopil industrial zone recorded enemy "arrival". - Ukrinform.</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5/1684010273-894.jpg" text:style-name="Internet_20_link" text:visited-style-name="Visited_20_Internet_20_Link">
1684010273-89...</text:a>
"]</text:p>
      <text:p text:style-name="P4">
Tags: ['Вибух', 'Тернопіль', 'Війна з росією']</text:p>
      <text:p text:style-name="P4">
Type: Article</text:p>
      <!--METADATA-->
      <text:p text:style-name="P4">
<draw:frame draw:style-name="fr1" draw:name="Image26" text:anchor-type="as-char" svg:width="6.9236in" svg:height="3.948443in" draw:z-index="0">
<draw:image xlink:href="../Images/yкринформ/2023-05-13T-26-34-00-03-00/630_360_1538997483-946.jpg" xlink:type="simple" xlink:show="embed" xlink:actuate="onLoad" draw:mime-type="image/jpeg"/>
</draw:frame>
Uternopil industrial zone recorded an enemy "arrival".</text:p>
      <text:p text:style-name="P4">
According to Ukrinform, about it in <text:a xlink:type="simple" xlink:href="https://www.facebook.com/Holovko.Mykhailo/posts/pfbid02pkHGCgZ8CrrQNxteRGaaqHywCyC1X7JCN3DRdgzh2hAYY7DAGAACAJjoU1xJyAVNl" text:style-name="Internet_20_link" text:visited-style-name="Visited_20_Internet_20_Link">
</text:a>
The head of the Ternopil Regional Council Mikhail Golovko wrote.</text:p>
      <text:p text:style-name="P4">
<draw:frame draw:style-name="fr1" draw:name="Image27" text:anchor-type="as-char" svg:width="6.9236in" svg:height="3.019459in" draw:z-index="0">
<draw:image xlink:href="../Images/yкринформ/2023-05-13T-26-34-00-03-00/1684010273-894.jpg" xlink:type="simple" xlink:show="embed" xlink:actuate="onLoad" draw:mime-type="image/jpeg"/>
</draw:frame>
"According to preliminary data, we have the arrival in the Ternopil industry. Do not go out to the end of air anxiety, take care of yourself, and your loved ones," he wrote.</text:p>
      <text:p text:style-name="P4">
<text:span text:style-name="T4">
 Read also: </text:span>
 <text:a xlink:type="simple" xlink:href="https://www.ukrinform.ua/rubric-ato/3708851-vibuhi-v-ternopoli-u-misti-ta-oblasti-pracuut-specialisti-ova.html" text:style-name="Internet_20_link" text:visited-style-name="Visited_20_Internet_20_Link">
</text:a>
Golovko also thanked for the work of the Air Forces.</text:p>
      <text:p text:style-name="P4">
In turn, the mayor of Ternopil Sergey Nadal <text:a xlink:type="simple" xlink:href="https://t.me/s/nadal_online" text:style-name="Internet_20_link" text:visited-style-name="Visited_20_Internet_20_Link">
</text:a>
: "In Ternopil there was a ignition of non -residential buildings. Rescuers work on the spot."</text:p>
      <text:p text:style-name="P4">
As reported by Ukrinform, <text:a xlink:type="simple" xlink:href="https://www.ukrinform.ua/rubric-ato/3708846-u-ternopoli-prolunali-vibuhi-zmi.html" text:style-name="Internet_20_link" text:visited-style-name="Visited_20_Internet_20_Link">
</text:a>
 .</text:p>
      <text:p text:style-name="P4">
News Source: <text:a xlink:type="simple" xlink:href="https://www.ukrinform.ua/rubric-ato/3708856-golova-ternopilskoi-oblradi-maemo-prilit-u-promzonu.html" text:style-name="Internet_20_link" text:visited-style-name="Visited_20_Internet_20_Link">
https://www.ukrinform.ua/rubric-ato/3708856-golova-ternopilskoi-oblradi-maemo-prilit-u-promzonu.html</text:a>
</text:p>
      <!--NEWS-->
      <text:h text:style-name="P10" text:outline-level="1">
<text:span text:style-name="T4">
In Kiev and the region there is aircraft</text:span>
</text:h>
      <text:p text:style-name="P4">
Authors: Ukrinform (Person)</text:p>
      <text:p text:style-name="P4">
Publisher: Укринформ (Organization)</text:p>
      <text:p text:style-name="P4">
Published Time: 2023-05-13T-28:22:00+03:00</text:p>
      <text:p text:style-name="P4">
Modified Time: 2023-05-13T23:22:00+03:00</text:p>
      <text:p text:style-name="P4">
Description: In Kiev and Kyiv region there are air defense units. - Ukrinform.</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text:p>
      <text:p text:style-name="P4">
Type: Article</text:p>
      <!--METADATA-->
      <text:p text:style-name="P4">
<draw:frame draw:style-name="fr1" draw:name="Image28" text:anchor-type="as-char" svg:width="6.9236in" svg:height="3.956343in" draw:z-index="0">
<draw:image xlink:href="../Images/yкринформ/2023-05-13T-28-22-00-03-00/630_360_1646577157-576.jpg" xlink:type="simple" xlink:show="embed" xlink:actuate="onLoad" draw:mime-type="image/jpeg"/>
</draw:frame>
In Kyiv region there are air defense units of Kyiv region.</text:p>
      <text:p text:style-name="P4">
This was reported by Kyiv OVA and Kyiv MBA, Ukrinform reports.</text:p>
      <text:p text:style-name="P4">
"Missile Danger!Air Forces work for goals," the post says <text:a xlink:type="simple" xlink:href="https://t.me/s/kyivoda" text:style-name="Internet_20_link" text:visited-style-name="Visited_20_Internet_20_Link">
</text:a>
.</text:p>
      <text:p text:style-name="P4">
"On the outskirts of Kiev there is a air defense!", - writes <text:a xlink:type="simple" xlink:href="https://t.me/s/VA_Kyiv" text:style-name="Internet_20_link" text:visited-style-name="Visited_20_Internet_20_Link">
</text:a>
.</text:p>
      <text:p text:style-name="P4">
<text:span text:style-name="T4">
 Read also: </text:span>
 <text:a xlink:type="simple" xlink:href="https://www.ukrinform.ua/rubric-ato/3708851-vibuhi-v-ternopoli-u-misti-ta-oblasti-pracuut-specialisti-ova.html" text:style-name="Internet_20_link" text:visited-style-name="Visited_20_Internet_20_Link">
<text:span text:style-name="T4">
 explosion </text:span>
</text:a>
The authorities urge citizens to remain in shelters to the branch of air anxiety to tades information silence - not to record or put our defenders in the networking of our defenders.</text:p>
      <text:p text:style-name="P4">
As it was reported, in most regions of Ukraine and the capital, the air truck has been announced.</text:p>
      <text:p text:style-name="P4">
News Source: <text:a xlink:type="simple" xlink:href="https://www.ukrinform.ua/rubric-ato/3708853-u-kievi-ta-oblasti-pracue-ppo.html" text:style-name="Internet_20_link" text:visited-style-name="Visited_20_Internet_20_Link">
https://www.ukrinform.ua/rubric-ato/3708853-u-kievi-ta-oblasti-pracue-ppo.html</text:a>
</text:p>
      <!--NEWS-->
      <text:h text:style-name="P10" text:outline-level="1">
<text:span text:style-name="T4">
Chernihivska Oblast(21:10). Red Alert: aerial threat. Sirens sounding. Take cover now!</text:span>
</text:h>
      <text:p text:style-name="P4">
Authors: liveuamap (Language: en)</text:p>
      <text:p text:style-name="P4">
Time: 2023-05-13T-2:12:00</text:p>
      <text:p text:style-name="P4">
Location: Chernihivska Oblast (Latitude:51.33348 Longtitude:32.00042)</text:p>
      <text:p text:style-name="P4">
Videos: []</text:p>
      <text:p text:style-name="P4">
Images: []</text:p>
      <text:p text:style-name="P4">
Tags: ["Europe", "Central and Eastern Europe"]</text:p>
      <text:p text:style-name="P4">
Id: 22562633</text:p>
      <!--METADATA-->
      <text:p text:style-name="P4">
Chernihiv region(21:10). Red Alert: aerial threat. Sirens sounding. Takecover now!</text:p>
      <text:p text:style-name="P4">
News Collection Link: <text:a xlink:type="simple" xlink:href="https://liveuamap.com/en/2023/13-may-chernihivska-oblast2110-red-alert-aerig" text:style-name="Internet_20_link" text:visited-style-name="Visited_20_Internet_20_Link">
https://liveuamap.com/en/2023/13-may-chernihivska-oblast2110-red-alert-aerig</text:a>
</text:p>
      <text:p text:style-name="P4">
News Source: <text:a xlink:type="simple" xlink:href="https://t.me/suspilnechernihiv/18541" text:style-name="Internet_20_link" text:visited-style-name="Visited_20_Internet_20_Link">
https://t.me/suspilnechernihiv/18541</text:a>
</text:p>
      <!--NEWS-->
      <text:h text:style-name="P10" text:outline-level="1">
<text:span text:style-name="T4">
Zelensky and Meloni signed a joint declaration</text:span>
</text:h>
      <text:p text:style-name="P4">
Authors: Ukrinform (Person)</text:p>
      <text:p text:style-name="P4">
Publisher: Укринформ (Organization)</text:p>
      <text:p text:style-name="P4">
Published Time: 2023-05-13T-30:18:00+03:00</text:p>
      <text:p text:style-name="P4">
Modified Time: 2023-05-13T23:18:00+03:00</text:p>
      <text:p text:style-name="P4">
Description: President Volodymyr Zelenskyy and the Chairman of the Council of Ministers of the Italian Republic of George Meloni in Rome have signed a joint declaration on Ukraine's support. - Ukrinform.</text:p>
      <text:p text:style-name="P4">
Images: ["<text:a xlink:type="simple" xlink:href="https://static.ukrinform.com/photos/2023_05/thumb_files/630_360_1683989112-431.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29" text:anchor-type="as-char" svg:width="6.9236in" svg:height="3.956343in" draw:z-index="0">
<draw:image xlink:href="../Images/yкринформ/2023-05-13T-30-18-00-03-00/630_360_1683989112-431.jpeg" xlink:type="simple" xlink:show="embed" xlink:actuate="onLoad" draw:mime-type="image/jpeg"/>
</draw:frame>
President Volodymyr Zelensky and the Chairman of the Council of Ministers of the Italian Republic of Meloni in Rome have signed a joint declaration on Ukraine's support.</text:p>
      <text:p text:style-name="P4">
The text of the document is published on <text:a xlink:type="simple" xlink:href="https://www.president.gov.ua/news/spilna-deklaraciya-ukrayini-ta-italiyi-82853" text:style-name="Internet_20_link" text:visited-style-name="Visited_20_Internet_20_Link">
</text:a>
, reports Ukrinform.</text:p>
      <text:p text:style-name="P4">
The President of Ukraine and the Chairman of the Council of Ministers of the Italian Republic have drawn about their unambiguous condemnation of Russia's military aggression against Ukraine. Ukraine has demonstrated an extreme determination in exercising its unprofitable right to self -defense from this unjustified and unjustified aggression. Russia must immediately, completely and unconditionally remove all its own from the territory of Ukraine within its internationally recognized borders.</text:p>
      <text:p text:style-name="P4">
<text:span text:style-name="T4">
 Read also: </text:span>
 <text:a xlink:type="simple" xlink:href="https://www.ukrinform.ua/rubric-polytics/3708776-italia-robit-stavku-na-peremogu-ukraini-meloni.html" text:style-name="Internet_20_link" text:visited-style-name="Visited_20_Internet_20_Link">
<text:span text:style-name="T4">
 Melonney </text:span>
</text:a>
The Italian Republic remains unwavering in its dedication to the independence, sovereignty and territorial integrity of Ukraine within its international recognized borders. The Italian Republic highly appreciates the determination and courage of the Ukrainian people and the armed forces and recognizes their significant contribution to the safety European continent and beyond. The Italian Republic of Italian will provide political, financial, humanitarian and military support to Ukraine as much as it will be needed - individually and through international cooperation within the European Union, NATO, UN and other format.</text:p>
      <text:p text:style-name="P4">
The Italian Republic has made a significant military contribution to Ukraine, which inadaps will constantly take into account the most urgent and urgent needs of Ukraine to strengthen its defense capability. In addition to the national contribution, Italian Paraspublic is actively involved in the activities of the European Union and NATO Supreme Assistance to Ukraine and the preparation of the Ukrainian military.</text:p>
      <text:p text:style-name="P4">
In addition to military assistance, the Italian Republic provided Ukraine with civilian assistance, including financial, humanitarian and emergency support. Providing this help will continue. Other types of assistance include donations from Italian energy companies, which was mobilized through the Italy Department and EU Civil Protection Mechanism for improving and restoring the stability of Ukraine's energy and civil infrastructure.The Italian Republic supports Ukraine's initiative on a just and old peace based on Ukraine's sovereignty and territorial integrity. The Ukrainian formula of peace contains a number of important provisions, many of which are already working on many of which, such as food and energy safety. The Italian Republic is ready to cooperate with Ukraine to ensure as wide international participation in the implementation of the Ukrainian formula of peace, as well as in the context of open events that has been planned in the near future.</text:p>
      <text:p text:style-name="P4">
Ukraine and the Italian Republic emphasize their firm devotion to the prosecution of persons guilty of war and other male crimes committed in connection with the aggressive war of Russia against Ukraine. International in cooperation with Ukraine to provide responsibility for wide -scale support. The Italian Republic congratulates the Agreement on the New Medical Center for Aggression Crimes Against Ukraine(ICPA)Ugaaz and hopes for his discovery as soon as possible.</text:p>
      <text:p text:style-name="P4">
Ukraine and the Italian Republic confirm their support for the investigation by the International Criminal Court, which is a step towards bringing reference, and took note of the court warrants for arrest. Italy agree to provide additional support for the International Criminal Court to strengthen its possibility in the context of Russia's war against Ukraine.</text:p>
      <text:p text:style-name="P4">
<text:span text:style-name="T4">
 Read also: </text:span>
 <text:a xlink:type="simple" xlink:href="https://www.ukrinform.ua/rubric-ato/3708771-zelenskij-v-italii-e-duze-vazlivi-risenna-sodo-zahistu-nasogo-neba.html" text:style-name="Internet_20_link" text:visited-style-name="Visited_20_Internet_20_Link">
</text:a>
Ukraine and the Italian Republic agrees with the need to increase the comprehensive pressure on Russia by further sanctions to weaken the ability of the Russians to continue illegal military aggression. The efforts to ensure the efficient implementation of sanctions, the prevention and counteraction of bypassing sanctions for the third time and by third countries should be strengthened.On April 26, 2023, Italy and Ukraine jointly organized the Italian-Ukrainian Conference on Recovery in Rome with the participation of the private sector to support the support and cooperation on the sustainability and restoration of Ukraine and to take themselves to close coordination on these issues by activating two cooperation. The Italian Republic, together with international organizations and partners, undertakes to participate in the restoration of Ukraine's Tavidu -building after the war. It is already important to lay the basis for ambitious long -term cooperation, which will create opportunities and allow the Ukrainian Narode to restore their country. Involvement of all relevant partners, including private and international companies, with the purpose of providing financial support, investment and necessary knowledge, is important for ensuring the prosperous future of Ukraine. Ukraine will consider the Italy such a company as priority partners in the reconstruction process.</text:p>
      <text:p text:style-name="P4">
<text:span text:style-name="T4">
 Read also: </text:span>
 <text:a xlink:type="simple" xlink:href="https://www.ukrinform.ua/rubric-polytics/3708715-zelenskij-zustrivsa-iz-golovou-radi-ministriv-italii.html" text:style-name="Internet_20_link" text:visited-style-name="Visited_20_Internet_20_Link">
</text:a>
The future of Ukraine and its people - in the European family. The European Union has already recognized the European perspective of Ukraine and gave Ukraine the status of a candidate country. The Republic of Italia strongly supports Ukraine in its efforts on reforms and compliance with the requirements necessary for starting negotiations on entry in 2023, with a demise-based waiting for a positive report of the European Commission.</text:p>
      <text:p text:style-name="P4">
Within NATO, the Italian Republic continues to focus on the direct support of Ukraine, contributing to the significant expansion of a comprehensive help of assistance to Ukraine. The Italian Republic continues to support Ukraine's ability to defend itself. Ukraine has the right to independently elect safety. Italy is fully supported by the Commission of Ukraine - NATO as a platform for further strengthening and expanding current cooperation to allow Ukraine to go to the Euro -Atlantic family according to the Dobuhara Declaration. In the future, the NATO Summit in Vilnius, we are waiting for all these issues.</text:p>
      <text:p text:style-name="P4">
Photo: op</text:p>
      <text:p text:style-name="P4">
News Source: <text:a xlink:type="simple" xlink:href="https://www.ukrinform.ua/rubric-polytics/3708849-zelenskij-i-meloni-pidpisali-spilnu-deklaraciu.html" text:style-name="Internet_20_link" text:visited-style-name="Visited_20_Internet_20_Link">
https://www.ukrinform.ua/rubric-polytics/3708849-zelenskij-i-meloni-pidpisali-spilnu-deklaraciu.html</text:a>
</text:p>
      <!--NEWS-->
      <text:h text:style-name="P10" text:outline-level="1">
<text:span text:style-name="T4">
Zelensky and Meloni signed a joint declaration</text:span>
</text:h>
      <text:p text:style-name="P4">
Authors: Ukrinform (Person)</text:p>
      <text:p text:style-name="P4">
Publisher: Укринформ (Organization)</text:p>
      <text:p text:style-name="P4">
Published Time: 2023-05-13T-30:18:00+03:00</text:p>
      <text:p text:style-name="P4">
Modified Time: 2023-05-13T23:18:00+03:00</text:p>
      <text:p text:style-name="P4">
Description: President Volodymyr Zelenskyy and the Chairman of the Council of Ministers of the Italian Republic of George Meloni in Rome have signed a joint declaration on Ukraine's support. - Ukrinform.</text:p>
      <text:p text:style-name="P4">
Images: ["<text:a xlink:type="simple" xlink:href="https://static.ukrinform.com/photos/2023_05/thumb_files/630_360_1683989112-431.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30" text:anchor-type="as-char" svg:width="6.9236in" svg:height="3.956343in" draw:z-index="0">
<draw:image xlink:href="../Images/yкринформ/2023-05-13T-30-18-00-03-00/630_360_1683989112-431.jpeg" xlink:type="simple" xlink:show="embed" xlink:actuate="onLoad" draw:mime-type="image/jpeg"/>
</draw:frame>
President Volodymyr Zelensky and the Chairman of the Council of Ministers of the Italian Republic of Meloni in Rome have signed a joint declaration on Ukraine's support.</text:p>
      <text:p text:style-name="P4">
The text of the document is published on <text:a xlink:type="simple" xlink:href="https://www.president.gov.ua/news/spilna-deklaraciya-ukrayini-ta-italiyi-82853" text:style-name="Internet_20_link" text:visited-style-name="Visited_20_Internet_20_Link">
</text:a>
, reports Ukrinform.</text:p>
      <text:p text:style-name="P4">
The President of Ukraine and the Chairman of the Council of Ministers of the Italian Republic have drawn about their unambiguous condemnation of Russia's military aggression against Ukraine. Ukraine has demonstrated an extreme determination in exercising its unprofitable right to self -defense from this unjustified and unjustified aggression. Russia must immediately, completely and unconditionally remove all its own from the territory of Ukraine within its internationally recognized borders.</text:p>
      <text:p text:style-name="P4">
<text:span text:style-name="T4">
 Read also: </text:span>
 <text:a xlink:type="simple" xlink:href="https://www.ukrinform.ua/rubric-polytics/3708776-italia-robit-stavku-na-peremogu-ukraini-meloni.html" text:style-name="Internet_20_link" text:visited-style-name="Visited_20_Internet_20_Link">
<text:span text:style-name="T4">
 Melonney </text:span>
</text:a>
The Italian Republic remains unwavering in its dedication to the independence, sovereignty and territorial integrity of Ukraine within its international recognized borders. The Italian Republic highly appreciates the determination and courage of the Ukrainian people and the armed forces and recognizes their significant contribution to the safety European continent and beyond. The Italian Republic of Italian will provide political, financial, humanitarian and military support to Ukraine as much as it will be needed - individually and through international cooperation within the European Union, NATO, UN and other format.</text:p>
      <text:p text:style-name="P4">
The Italian Republic has made a significant military contribution to Ukraine, which inadaps will constantly take into account the most urgent and urgent needs of Ukraine to strengthen its defense capability. In addition to the national contribution, Italian Paraspublic is actively involved in the activities of the European Union and NATO Supreme Assistance to Ukraine and the preparation of the Ukrainian military.</text:p>
      <text:p text:style-name="P4">
In addition to military assistance, the Italian Republic provided Ukraine with civilian assistance, including financial, humanitarian and emergency support. Providing this help will continue. Other types of assistance include donations from Italian energy companies, which was mobilized through the Italy Department and EU Civil Protection Mechanism for improving and restoring the stability of Ukraine's energy and civil infrastructure.The Italian Republic supports Ukraine's initiative on a just and old peace based on Ukraine's sovereignty and territorial integrity. The Ukrainian formula of peace contains a number of important provisions, many of which are already working on many of which, such as food and energy safety. The Italian Republic is ready to cooperate with Ukraine to ensure as wide international participation in the implementation of the Ukrainian formula of peace, as well as in the context of open events that has been planned in the near future.</text:p>
      <text:p text:style-name="P4">
Ukraine and the Italian Republic emphasize their firm devotion to the prosecution of persons guilty of war and other male crimes committed in connection with the aggressive war of Russia against Ukraine. International in cooperation with Ukraine to provide responsibility for wide -scale support. The Italian Republic congratulates the Agreement on the New Medical Center for Aggression Crimes Against Ukraine(ICPA)Ugaaz and hopes for his discovery as soon as possible.</text:p>
      <text:p text:style-name="P4">
Ukraine and the Italian Republic confirm their support for the investigation by the International Criminal Court, which is a step towards bringing reference, and took note of the court warrants for arrest. Italy agree to provide additional support for the International Criminal Court to strengthen its possibility in the context of Russia's war against Ukraine.</text:p>
      <text:p text:style-name="P4">
<text:span text:style-name="T4">
 Read also: </text:span>
 <text:a xlink:type="simple" xlink:href="https://www.ukrinform.ua/rubric-ato/3708771-zelenskij-v-italii-e-duze-vazlivi-risenna-sodo-zahistu-nasogo-neba.html" text:style-name="Internet_20_link" text:visited-style-name="Visited_20_Internet_20_Link">
</text:a>
Ukraine and the Italian Republic agrees with the need to increase the comprehensive pressure on Russia by further sanctions to weaken the ability of the Russians to continue illegal military aggression. The efforts to ensure the efficient implementation of sanctions, the prevention and counteraction of bypassing sanctions for the third time and by third countries should be strengthened.On April 26, 2023, Italy and Ukraine jointly organized the Italian-Ukrainian Conference on Recovery in Rome with the participation of the private sector to support the support and cooperation on the sustainability and restoration of Ukraine and to take themselves to close coordination on these issues by activating two cooperation. The Italian Republic, together with international organizations and partners, undertakes to participate in the restoration of Ukraine's Tavidu -building after the war. It is already important to lay the basis for ambitious long -term cooperation, which will create opportunities and allow the Ukrainian Narode to restore their country. Involvement of all relevant partners, including private and international companies, with the purpose of providing financial support, investment and necessary knowledge, is important for ensuring the prosperous future of Ukraine. Ukraine will consider the Italy such a company as priority partners in the reconstruction process.</text:p>
      <text:p text:style-name="P4">
<text:span text:style-name="T4">
 Read also: </text:span>
 <text:a xlink:type="simple" xlink:href="https://www.ukrinform.ua/rubric-polytics/3708715-zelenskij-zustrivsa-iz-golovou-radi-ministriv-italii.html" text:style-name="Internet_20_link" text:visited-style-name="Visited_20_Internet_20_Link">
</text:a>
The future of Ukraine and its people - in the European family. The European Union has already recognized the European perspective of Ukraine and gave Ukraine the status of a candidate country. The Republic of Italia strongly supports Ukraine in its efforts on reforms and compliance with the requirements necessary for starting negotiations on entry in 2023, with a demise-based waiting for a positive report of the European Commission.</text:p>
      <text:p text:style-name="P4">
Within NATO, the Italian Republic continues to focus on the direct support of Ukraine, contributing to the significant expansion of a comprehensive help of assistance to Ukraine. The Italian Republic continues to support Ukraine's ability to defend itself. Ukraine has the right to independently elect safety. Italy is fully supported by the Commission of Ukraine - NATO as a platform for further strengthening and expanding current cooperation to allow Ukraine to go to the Euro -Atlantic family according to the Dobuhara Declaration. In the future, the NATO Summit in Vilnius, we are waiting for all these issues.</text:p>
      <text:p text:style-name="P4">
Photo: op</text:p>
      <text:p text:style-name="P4">
News Source: <text:a xlink:type="simple" xlink:href="https://www.ukrinform.ua/rubric-polytics/3708849-zelenskij-i-meloni-pidpisali-spilnu-deklaraciu.html" text:style-name="Internet_20_link" text:visited-style-name="Visited_20_Internet_20_Link">
https://www.ukrinform.ua/rubric-polytics/3708849-zelenskij-i-meloni-pidpisali-spilnu-deklaraciu.html</text:a>
</text:p>
      <!--NEWS-->
      <text:h text:style-name="P10" text:outline-level="1">
<text:span text:style-name="T4">
Holytino will become the new head trainer "Chelsea" - journalist</text:span>
</text:h>
      <text:p text:style-name="P4">
Authors: Ukrinform (Person)</text:p>
      <text:p text:style-name="P4">
Publisher: Укринформ (Organization)</text:p>
      <text:p text:style-name="P4">
Published Time: 2023-05-13T-32:13:00+03:00</text:p>
      <text:p text:style-name="P4">
Modified Time: 2023-05-13T23:13:00+03:00</text:p>
      <text:p text:style-name="P4">
Description: The new head coach of Chelsea will be Mauricio of honor. - Ukrinform.</text:p>
      <text:p text:style-name="P4">
Images: ["<text:a xlink:type="simple" xlink:href="https://static.ukrinform.com/photos/2023_05/thumb_files/630_360_1684008708-419.jpg" text:style-name="Internet_20_link" text:visited-style-name="Visited_20_Internet_20_Link">
630_360_16840...</text:a>
"]</text:p>
      <text:p text:style-name="P4">
Tags: ['Челсі', 'Футбол', 'АПЛ']</text:p>
      <text:p text:style-name="P4">
Type: Article</text:p>
      <!--METADATA-->
      <text:p text:style-name="P4">
<draw:frame draw:style-name="fr1" draw:name="Image31" text:anchor-type="as-char" svg:width="6.9236in" svg:height="3.956343in" draw:z-index="0">
<draw:image xlink:href="../Images/yкринформ/2023-05-13T-32-13-00-03-00/630_360_1684008708-419.jpg" xlink:type="simple" xlink:show="embed" xlink:actuate="onLoad" draw:mime-type="image/jpeg"/>
</draw:frame>
Mauricio honomettino will be the new head coach of Chelsea.</text:p>
      <text:p text:style-name="P4">
This was reported by Fabrizio Romano's football insider in <text:a xlink:type="simple" xlink:href="https://twitter.com/FabrizioRomano/status/1657462776921563136" text:style-name="Internet_20_link" text:visited-style-name="Visited_20_Internet_20_Link">
</text:a>
, reports Ukrinform.</text:p>
      <text:p text:style-name="P4">
The parties have come to agreement. Holytino accepted all the conditions of a long -term contract. It will be signed in the coming days.</text:p>
      <text:p text:style-name="P4">
The specialist will head the team in June. He will bring his coaching staff to discuss the transfer strategy with the club. By the end of the season with the team will work Frank Lemarty.</text:p>
      <text:p text:style-name="P4">
<text:span text:style-name="T4">
 Read also: </text:span>
 <text:a xlink:type="simple" xlink:href="https://www.ukrinform.ua/rubric-sports/3708802-apl-celsi-zigrav-vniciu-bornmut-iz-zabarnim-postupivsa.html" text:style-name="Internet_20_link" text:visited-style-name="Visited_20_Internet_20_Link">
<text:span text:style-name="T4">
 Chelsea </text:span>
</text:a>
It was reported that the last place of work of the 51-year-old specialist was PSG. He also trained Tottenham, Southampton and Espanyol.</text:p>
      <text:p text:style-name="P4">
Photo: Getty Images</text:p>
      <text:p text:style-name="P4">
News Source: <text:a xlink:type="simple" xlink:href="https://www.ukrinform.ua/rubric-sports/3708850-pocetino-stane-novim-golovnim-trenero-celsi-zurnalist.html" text:style-name="Internet_20_link" text:visited-style-name="Visited_20_Internet_20_Link">
https://www.ukrinform.ua/rubric-sports/3708850-pocetino-stane-novim-golovnim-trenero-celsi-zurnalist.html</text:a>
</text:p>
      <!--NEWS-->
      <text:h text:style-name="P10" text:outline-level="1">
<text:span text:style-name="T4">
Explosions in Ternopil: In the city and region, experts - Ova work</text:span>
</text:h>
      <text:p text:style-name="P4">
Authors: Ukrinform (Person)</text:p>
      <text:p text:style-name="P4">
Publisher: Укринформ (Organization)</text:p>
      <text:p text:style-name="P4">
Published Time: 2023-05-13T-34:11:00+03:00</text:p>
      <text:p text:style-name="P4">
Modified Time: 2023-05-13T23:11:00+03:00</text:p>
      <text:p text:style-name="P4">
Description: The head of the Ternopil Ova urged residents of the region not to publish photos and videos and not comment on the directions of possible sounds of the explos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32" text:anchor-type="as-char" svg:width="6.9236in" svg:height="3.948443in" draw:z-index="0">
<draw:image xlink:href="../Images/yкринформ/2023-05-13T-34-11-00-03-00/630_360_1538997483-946.jpg" xlink:type="simple" xlink:show="embed" xlink:actuate="onLoad" draw:mime-type="image/jpeg"/>
</draw:frame>
The Ova Golovna Ova urged residents of the region not to publish photos and videos and to not not be advised of the directions of possible explosion sounds.</text:p>
      <text:p text:style-name="P4">
According to Ukrinform, the chairman of Vladimir Trush wrote in <text:a xlink:type="simple" xlink:href="https://t.me/s/ternopilskaODA" text:style-name="Internet_20_link" text:visited-style-name="Visited_20_Internet_20_Link">
</text:a>
.</text:p>
      <text:p text:style-name="P4">
"Inhabitants of Ternopil region, I urge not to publish photos and videos and not comment on the possible sounds of the explosion," he said.</text:p>
      <text:p text:style-name="P4">
Trush noted that specialists are now in the city and region.</text:p>
      <text:p text:style-name="P4">
"We will inform all the information later," the head of the Ova added, urging to trust more official sources.</text:p>
      <text:p text:style-name="P4">
It was reported that during air anxiety in Ternopil sounds were heard.</text:p>
      <text:p text:style-name="P4">
News Source: <text:a xlink:type="simple" xlink:href="https://www.ukrinform.ua/rubric-ato/3708851-vibuhi-v-ternopoli-u-misti-ta-oblasti-pracuut-specialisti-ova.html" text:style-name="Internet_20_link" text:visited-style-name="Visited_20_Internet_20_Link">
https://www.ukrinform.ua/rubric-ato/3708851-vibuhi-v-ternopoli-u-misti-ta-oblasti-pracuut-specialisti-ova.html</text:a>
</text:p>
      <!--NEWS-->
      <text:h text:style-name="P10" text:outline-level="1">
<text:span text:style-name="T4">
AT Kupyansk Directive Russian Army Sheled Kamyanka, Krasnoye Persher, Mitrofanivka, Fonolivka, ...</text:span>
</text:h>
      <text:p text:style-name="P4">
Authors: liveuamap (Language: en)</text:p>
      <text:p text:style-name="P4">
Time: 2023-05-13T-35:38:00</text:p>
      <text:p text:style-name="P4">
Location: Svatove (Latitude:49.46779 Longtitude:37.90592)</text:p>
      <text:p text:style-name="P4">
Videos: []</text:p>
      <text:p text:style-name="P4">
Images: []</text:p>
      <text:p text:style-name="P4">
Tags: ["Russia"]</text:p>
      <text:p text:style-name="P4">
Id: 22562559</text:p>
      <!--METADATA-->
      <text:p text:style-name="P4">
At Kupiansk direction Russian army shelled Kamyanka, Krasne Pershe,Mytrofanivka, Fyholivka, Novomlynsk, Dvorichna, Zapadne, Kyslivka, Tabayivkaof Kharkiv region and Stelmakhivka of Luhansk region, - General Staff of ArmedForces of Ukraine says in the morning report</text:p>
      <text:p text:style-name="P4">
News Collection Link: <text:a xlink:type="simple" xlink:href="https://liveuamap.com/en/2023/13-may-at-kupiansk-direction-russian-army-shelled-kamyanka" text:style-name="Internet_20_link" text:visited-style-name="Visited_20_Internet_20_Link">
https://liveuamap.com/en/2023/13-may-at-kupiansk-direction-russian-army-shelled-kamyanka</text:a>
</text:p>
      <text:p text:style-name="P4">
News Source: <text:a xlink:type="simple" xlink:href="https://t.me/lumsrc/4769" text:style-name="Internet_20_link" text:visited-style-name="Visited_20_Internet_20_Link">
https://t.me/lumsrc/4769</text:a>
</text:p>
      <!--NEWS-->
      <text:h text:style-name="P10" text:outline-level="1">
<text:span text:style-name="T4">
At Lyman direction Russian army shelled Makiyivka, Bilohorivka, of Luhansk region, Serebryank...</text:span>
</text:h>
      <text:p text:style-name="P4">
Authors: liveuamap (Language: en)</text:p>
      <text:p text:style-name="P4">
Time: 2023-05-13T-37:38:00</text:p>
      <text:p text:style-name="P4">
Location: Bakhmut (Latitude:48.80596 Longtitude:38.23963)</text:p>
      <text:p text:style-name="P4">
Videos: []</text:p>
      <text:p text:style-name="P4">
Images: []</text:p>
      <text:p text:style-name="P4">
Tags: ["Russia"]</text:p>
      <text:p text:style-name="P4">
Id: 22562558</text:p>
      <!--METADATA-->
      <text:p text:style-name="P4">
At Lyman direction Russian army shelled Makiyivka, Bilohorivka, of Luhanskregion, Serebryanka, Verkhnokamyanske, Spirne of Donetsk region, - GeneralStaff of Armed Forces of Ukraine says in the morning report</text:p>
      <text:p text:style-name="P4">
News Collection Link: <text:a xlink:type="simple" xlink:href="https://liveuamap.com/en/2023/13-may-at-lyman-direction-russian-army-shelled-makiyivka" text:style-name="Internet_20_link" text:visited-style-name="Visited_20_Internet_20_Link">
https://liveuamap.com/en/2023/13-may-at-lyman-direction-russian-army-shelled-makiyivka</text:a>
</text:p>
      <text:p text:style-name="P4">
News Source: <text:a xlink:type="simple" xlink:href="https://t.me/lumsrc/4770" text:style-name="Internet_20_link" text:visited-style-name="Visited_20_Internet_20_Link">
https://t.me/lumsrc/4770</text:a>
</text:p>
      <!--NEWS-->
      <text:h text:style-name="P10" text:outline-level="1">
<text:span text:style-name="T4">
At Lyman direction Russian army shelled Makiyivka, Bilohorivka, of Luhansk region, Serebryank...</text:span>
</text:h>
      <text:p text:style-name="P4">
Authors: liveuamap (Language: en)</text:p>
      <text:p text:style-name="P4">
Time: 2023-05-13T-37:38:00</text:p>
      <text:p text:style-name="P4">
Location: Bakhmut (Latitude:48.80596 Longtitude:38.23963)</text:p>
      <text:p text:style-name="P4">
Videos: []</text:p>
      <text:p text:style-name="P4">
Images: []</text:p>
      <text:p text:style-name="P4">
Tags: ["Russia"]</text:p>
      <text:p text:style-name="P4">
Id: 22562558</text:p>
      <!--METADATA-->
      <text:p text:style-name="P4">
At Lyman direction Russian army shelled Makiyivka, Bilohorivka, of Luhanskregion, Serebryanka, Verkhnokamyanske, Spirne of Donetsk region, - GeneralStaff of Armed Forces of Ukraine says in the morning report</text:p>
      <text:p text:style-name="P4">
News Collection Link: <text:a xlink:type="simple" xlink:href="https://liveuamap.com/en/2023/13-may-at-lyman-direction-russian-army-shelled-makiyivka" text:style-name="Internet_20_link" text:visited-style-name="Visited_20_Internet_20_Link">
https://liveuamap.com/en/2023/13-may-at-lyman-direction-russian-army-shelled-makiyivka</text:a>
</text:p>
      <text:p text:style-name="P4">
News Source: <text:a xlink:type="simple" xlink:href="https://t.me/lumsrc/4770" text:style-name="Internet_20_link" text:visited-style-name="Visited_20_Internet_20_Link">
https://t.me/lumsrc/4770</text:a>
</text:p>
      <!--NEWS-->
      <text:h text:style-name="P10" text:outline-level="1">
<text:span text:style-name="T4">
If Putin applies nuclear weapons, the next day there will not be - Zelensky</text:span>
</text:h>
      <text:p text:style-name="P4">
Authors: Ukrinform (Person)</text:p>
      <text:p text:style-name="P4">
Publisher: Укринформ (Organization)</text:p>
      <text:p text:style-name="P4">
Published Time: 2023-05-13T-37:55:00+03:00</text:p>
      <text:p text:style-name="P4">
Modified Time: 2023-05-13T22:55:00+03:00</text:p>
      <text:p text:style-name="P4">
Description: President Volodymyr Zelenskyy doubts the use of Russian head of Russian nuclear weapons, but he is convinced that if this happens, Putin will no longer be the next day. - Ukrinform.</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Ядерна зброя', 'Зеленський']</text:p>
      <text:p text:style-name="P4">
Type: Article</text:p>
      <!--METADATA-->
      <text:p text:style-name="P4">
<draw:frame draw:style-name="fr1" draw:name="Image33" text:anchor-type="as-char" svg:width="6.9236in" svg:height="3.956343in" draw:z-index="0">
<draw:image xlink:href="../Images/yкринформ/2023-05-13T-37-55-00-03-00/630_360_1678784649-408.jpeg" xlink:type="simple" xlink:show="embed" xlink:actuate="onLoad" draw:mime-type="image/jpeg"/>
</draw:frame>
President Volodymyr Zelenskyy is doubting the application of Russian nuclear weapons by Russian by Russian -haired, but I am convinced that if this happens, Putin will no longer be the next day.</text:p>
      <text:p text:style-name="P4">
He stated this in an interview with the Italian media, which was broadcast live on <text:a xlink:type="simple" xlink:href="https://www.youtube.com/watch" text:style-name="Internet_20_link" text:visited-style-name="Visited_20_Internet_20_Link">
</text:a>
, reports Ukrinform.</text:p>
      <text:p text:style-name="P4">
"What is clear to me if Putin decides to use nuclear weapons, I show that the next day he will not be," Zelensky said.</text:p>
      <text:p text:style-name="P4">
<text:span text:style-name="T4">
 Read also: </text:span>
 <text:a xlink:type="simple" xlink:href="https://www.ukrinform.ua/rubric-polytics/3706704-posol-ukraini-zaklikae-g7-zasuditi-budaku-zagrozu-zastosuvanna-adernoi-zbroi-na-samiti-v-hirosimi.html" text:style-name="Internet_20_link" text:visited-style-name="Visited_20_Internet_20_Link">
<text:span text:style-name="T4">
 nuclear </text:span>
</text:a>
The President is convinced that Putin will not use nuclear weapons, but no one knows that the aggressor state leader in his head.</text:p>
      <text:p text:style-name="P4">
Zelensky noted that Putin, although he lost his connection with reality, but very much to live.</text:p>
      <text:p text:style-name="P4">
As reported, <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45-akso-putin-zastosue-adernu-zbrou-nastupnogo-dna-jogo-ne-bude-zelenskij.html" text:style-name="Internet_20_link" text:visited-style-name="Visited_20_Internet_20_Link">
https://www.ukrinform.ua/rubric-ato/3708845-akso-putin-zastosue-adernu-zbrou-nastupnogo-dna-jogo-ne-bude-zelenskij.html</text:a>
</text:p>
      <!--NEWS-->
      <text:h text:style-name="P10" text:outline-level="1">
<text:span text:style-name="T4">
If Putin applies nuclear weapons, the next day there will not be - Zelensky</text:span>
</text:h>
      <text:p text:style-name="P4">
Authors: Ukrinform (Person)</text:p>
      <text:p text:style-name="P4">
Publisher: Укринформ (Organization)</text:p>
      <text:p text:style-name="P4">
Published Time: 2023-05-13T-37:55:00+03:00</text:p>
      <text:p text:style-name="P4">
Modified Time: 2023-05-13T22:55:00+03:00</text:p>
      <text:p text:style-name="P4">
Description: President Volodymyr Zelenskyy doubts the use of Russian head of Russian nuclear weapons, but he is convinced that if this happens, Putin will no longer be the next day. - Ukrinform.</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Ядерна зброя', 'Зеленський']</text:p>
      <text:p text:style-name="P4">
Type: Article</text:p>
      <!--METADATA-->
      <text:p text:style-name="P4">
<draw:frame draw:style-name="fr1" draw:name="Image34" text:anchor-type="as-char" svg:width="6.9236in" svg:height="3.956343in" draw:z-index="0">
<draw:image xlink:href="../Images/yкринформ/2023-05-13T-37-55-00-03-00/630_360_1678784649-408.jpeg" xlink:type="simple" xlink:show="embed" xlink:actuate="onLoad" draw:mime-type="image/jpeg"/>
</draw:frame>
President Volodymyr Zelenskyy is doubting the application of Russian nuclear weapons by Russian by Russian -haired, but I am convinced that if this happens, Putin will no longer be the next day.</text:p>
      <text:p text:style-name="P4">
He stated this in an interview with the Italian media, which was broadcast live on <text:a xlink:type="simple" xlink:href="https://www.youtube.com/watch" text:style-name="Internet_20_link" text:visited-style-name="Visited_20_Internet_20_Link">
</text:a>
, reports Ukrinform.</text:p>
      <text:p text:style-name="P4">
"What is clear to me if Putin decides to use nuclear weapons, I show that the next day he will not be," Zelensky said.</text:p>
      <text:p text:style-name="P4">
<text:span text:style-name="T4">
 Read also: </text:span>
 <text:a xlink:type="simple" xlink:href="https://www.ukrinform.ua/rubric-polytics/3706704-posol-ukraini-zaklikae-g7-zasuditi-budaku-zagrozu-zastosuvanna-adernoi-zbroi-na-samiti-v-hirosimi.html" text:style-name="Internet_20_link" text:visited-style-name="Visited_20_Internet_20_Link">
<text:span text:style-name="T4">
 nuclear </text:span>
</text:a>
The President is convinced that Putin will not use nuclear weapons, but no one knows that the aggressor state leader in his head.</text:p>
      <text:p text:style-name="P4">
Zelensky noted that Putin, although he lost his connection with reality, but very much to live.</text:p>
      <text:p text:style-name="P4">
As reported, <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45-akso-putin-zastosue-adernu-zbrou-nastupnogo-dna-jogo-ne-bude-zelenskij.html" text:style-name="Internet_20_link" text:visited-style-name="Visited_20_Internet_20_Link">
https://www.ukrinform.ua/rubric-ato/3708845-akso-putin-zastosue-adernu-zbrou-nastupnogo-dna-jogo-ne-bude-zelenskij.html</text:a>
</text:p>
      <!--NEWS-->
      <text:h text:style-name="P10" text:outline-level="1">
<text:span text:style-name="T4">
JSU Bakhmut Directio Rusian Army Shelled Vasukivka, Fedorivka friend, Orikhovo-Vasylivka, God ...</text:span>
</text:h>
      <text:p text:style-name="P4">
Authors: liveuamap (Language: en)</text:p>
      <text:p text:style-name="P4">
Time: 2023-05-13T-39:38:00</text:p>
      <text:p text:style-name="P4">
Location: Toretsk, Donetsk Oblast (Latitude:48.39407 Longtitude:37.85497)</text:p>
      <text:p text:style-name="P4">
Videos: []</text:p>
      <text:p text:style-name="P4">
Images: []</text:p>
      <text:p text:style-name="P4">
Tags: ["Russia"]</text:p>
      <text:p text:style-name="P4">
Id: 22562557</text:p>
      <!--METADATA-->
      <text:p text:style-name="P4">
At Bakhmut Direction Russia Army Shelled Vasukivka, Fedorivka Druha, Orikhovo-Vasylivka, Bohdanivka, Bakhmut, Ivanivske, Chasiv, Chasiv, St., St. Pivnichne and New York of Donetsk Region. Russianivation Conducted Aircrakes at Bohdanivka, Bakhmut and New York, - Generalstaff of Armed Forces of Ukraine Says in the Morning Report</text:p>
      <text:p text:style-name="P4">
News Collection Link:(https://liveuamap.com/en/2023/13-may-at-bakhmut-direction-russian-army-shelled-vasukivka)</text:p>
      <text:p text:style-name="P4">
News Source: <text:a xlink:type="simple" xlink:href="https://t.me/lumsrc/4771" text:style-name="Internet_20_link" text:visited-style-name="Visited_20_Internet_20_Link">
https://t.me/lumsrc/4771</text:a>
</text:p>
      <!--NEWS-->
      <text:h text:style-name="P10" text:outline-level="1">
<text:span text:style-name="T4">
Ukraine has announced the composition of the national jury at Eurovision-2023</text:span>
</text:h>
      <text:p text:style-name="P4">
Authors: Ukrinform (Person)</text:p>
      <text:p text:style-name="P4">
Publisher: Укринформ (Organization)</text:p>
      <text:p text:style-name="P4">
Published Time: 2023-05-13T-39:50:00+03:00</text:p>
      <text:p text:style-name="P4">
Modified Time: 2023-05-13T22:50:00+03:00</text:p>
      <text:p text:style-name="P4">
Description: For the first time in the history of the Eurovision Song Contest, public broadcasting enabled Ukrainians to choose the composition of the national jury through voting in a mobile application. - Ukrinform.</text:p>
      <text:p text:style-name="P4">
Images: ["<text:a xlink:type="simple" xlink:href="https://static.ukrinform.com/photos/2023_05/thumb_files/630_360_1684009771-789.jpg" text:style-name="Internet_20_link" text:visited-style-name="Visited_20_Internet_20_Link">
630_360_16840...</text:a>
"]</text:p>
      <text:p text:style-name="P4">
Tags: ['Євробачення', 'Конкурс', 'Журі']</text:p>
      <text:p text:style-name="P4">
Type: Article</text:p>
      <!--METADATA-->
      <text:p text:style-name="P4">
<draw:frame draw:style-name="fr1" draw:name="Image35" text:anchor-type="as-char" svg:width="6.9236in" svg:height="3.956343in" draw:z-index="0">
<draw:image xlink:href="../Images/yкринформ/2023-05-13T-39-50-00-03-00/630_360_1684009771-789.jpg" xlink:type="simple" xlink:show="embed" xlink:actuate="onLoad" draw:mime-type="image/jpeg"/>
</draw:frame>
For the first time, the visitoria of the Eurovision Song Contest Public Broadcasting was to choose the composition of the national jury by voting with a target application.</text:p>
      <text:p text:style-name="P4">
About it reports Ukrinform with reference to <text:a xlink:type="simple" xlink:href="https://t.me/mkipu/6056" text:style-name="Internet_20_link" text:visited-style-name="Visited_20_Internet_20_Link">
</text:a>
.</text:p>
      <text:p text:style-name="P4">
"The Ukrainians have chosen a five jury out of ten candidates who chose the best executors in the Eurovision finals 2023," the Ministry said.</text:p>
      <text:p text:style-name="P4">
<text:span text:style-name="T4">
 Read also: </text:span>
 <text:a xlink:type="simple" xlink:href="https://www.ukrinform.ua/rubric-culture/3708832-u-liverpuli-startuvav-final-evrobacenna2023.html" text:style-name="Internet_20_link" text:visited-style-name="Visited_20_Internet_20_Link">
<text:span text:style-name="T4">
 Eurovachen </text:span>
</text:a>
According to the results of voting, the national jury included:</text:p>
      <ul>
        <li>
Alexander Fosji Sidorenko, singer, participant of TNMK group - 21% * Svetlana Tarabarova, singer, composer and songwriter - 17% * Tonya Matvienko, Honored Artist of Ukraine - 13% * Oleg Sobchuk, Frontman and founder of the Skyi group - 11%. * Eugene Cloud, Composer and Pianist - 10%</li>
      </ul>
      <text:p text:style-name="P4">
The head of the national jury was Alexander Fozzi Sidorenko, as he received the most support during the survey.</text:p>
      <text:p text:style-name="P4">
<text:span text:style-name="T4">
 Read also: </text:span>
 <text:a xlink:type="simple" xlink:href="https://www.ukrinform.ua/rubric-culture/3708836-vlada-liverpula-obicae-prodovzenna-vidnosin-z-ukrainou-pisla-evrobacenna.html" text:style-name="Internet_20_link" text:visited-style-name="Visited_20_Internet_20_Link">
<text:span text:style-name="T4">
 Eurovachen </text:span>
</text:a>
As reported by Ukrinform, today there is a large final -accessible Eurovision competition in Liverpool. The finals are 26 countries. Ukraine, as it will be 19th, represents the band TVORCHI with the song Heart of Steel(Heart ask)that automatically fall into the decisive part of the competition.</text:p>
      <text:p text:style-name="P4">
Photo: public</text:p>
      <text:p text:style-name="P4">
News Source: <text:a xlink:type="simple" xlink:href="https://www.ukrinform.ua/rubric-culture/3708854-ukraina-ogolosila-sklad-nacionalnogo-zuri-na-evrobacenni2023.html" text:style-name="Internet_20_link" text:visited-style-name="Visited_20_Internet_20_Link">
https://www.ukrinform.ua/rubric-culture/3708854-ukraina-ogolosila-sklad-nacionalnogo-zuri-na-evrobacenni2023.html</text:a>
</text:p>
      <!--NEWS-->
      <text:h text:style-name="P10" text:outline-level="1">
<text:span text:style-name="T4">
JSC Avdiivka Directio Rusian of the Army Shelled Steppe, Avdiivka, Netilev Andi And Pervomaisky of Pervomaisky ...</text:span>
</text:h>
      <text:p text:style-name="P4">
Authors: liveuamap (Language: en)</text:p>
      <text:p text:style-name="P4">
Time: 2023-05-13T-41:38:00</text:p>
      <text:p text:style-name="P4">
Location: Donetsk Oblast (Latitude:48.13241 Longtitude:37.75663)</text:p>
      <text:p text:style-name="P4">
Videos: []</text:p>
      <text:p text:style-name="P4">
Images: []</text:p>
      <text:p text:style-name="P4">
Tags: ["Russia"]</text:p>
      <text:p text:style-name="P4">
Id: 22562556</text:p>
      <!--METADATA-->
      <text:p text:style-name="P4">
At Avdiyivka direction Russian army shelled Stepove, Avdiyivka, Netaylove andPervomayske of Donetsk region. Russian aviation conducted airstrikes atAvdiyivka and Vodyane, - General Staff of Armed Forces of Ukraine says in themorning report</text:p>
      <text:p text:style-name="P4">
News Collection Link: <text:a xlink:type="simple" xlink:href="https://liveuamap.com/en/2023/13-may-at-avdiyivka-direction-russian-army-shelled-stepove" text:style-name="Internet_20_link" text:visited-style-name="Visited_20_Internet_20_Link">
https://liveuamap.com/en/2023/13-may-at-avdiyivka-direction-russian-army-shelled-stepove</text:a>
</text:p>
      <text:p text:style-name="P4">
News Source: <text:a xlink:type="simple" xlink:href="https://t.me/lumsrc/4772" text:style-name="Internet_20_link" text:visited-style-name="Visited_20_Internet_20_Link">
https://t.me/lumsrc/4772</text:a>
</text:p>
      <!--NEWS-->
      <text:h text:style-name="P10" text:outline-level="1">
<text:span text:style-name="T4">
Zhytomyr Ova warns of the threat of rocket stroke</text:span>
</text:h>
      <text:p text:style-name="P4">
Authors: Ukrinform (Person)</text:p>
      <text:p text:style-name="P4">
Publisher: Укринформ (Organization)</text:p>
      <text:p text:style-name="P4">
Published Time: 2023-05-13T-41:41:00+03:00</text:p>
      <text:p text:style-name="P4">
Modified Time: 2023-05-13T22:41:00+03:00</text:p>
      <text:p text:style-name="P4">
Description: There is a threat of a hostile rocket strike in Ukrain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Ракета', 'Житомирщина', 'Війна з росією']</text:p>
      <text:p text:style-name="P4">
Type: Article</text:p>
      <!--METADATA-->
      <text:p text:style-name="P4">
<draw:frame draw:style-name="fr1" draw:name="Image36" text:anchor-type="as-char" svg:width="6.9236in" svg:height="3.948443in" draw:z-index="0">
<draw:image xlink:href="../Images/yкринформ/2023-05-13T-41-41-00-03-00/630_360_1538997483-946.jpg" xlink:type="simple" xlink:show="embed" xlink:actuate="onLoad" draw:mime-type="image/jpeg"/>
</draw:frame>
The Ukrainian suiteraium has a threat of a hostile rocket stroke.</text:p>
      <text:p text:style-name="P4">
According to Ukrinform, about it in <text:a xlink:type="simple" xlink:href="https://t.me/zhytomyrskaODA/3877" text:style-name="Internet_20_link" text:visited-style-name="Visited_20_Internet_20_Link">
</text:a>
The head of Zhytomyr Ova Vitaliy Bunchko wrote.</text:p>
      <text:p text:style-name="P4">
"The threat of rocket stroke by the enemy strategic aviation," he wrote.</text:p>
      <text:p text:style-name="P4">
He also urged not to neglect air alarm and vulpies.</text:p>
      <text:p text:style-name="P4">
"We are reminded of the ban on shooting and publication of air defense staff," - summarized.</text:p>
      <text:p text:style-name="P4">
As reported by Ukrinform, <text:a xlink:type="simple" xlink:href="https://www.ukrinform.ua/rubric-ato/3708843-u-kievi-ta-nizci-oblastej-povitrana-trivoga.html" text:style-name="Internet_20_link" text:visited-style-name="Visited_20_Internet_20_Link">
</text:a>
 .</text:p>
      <text:p text:style-name="P4">
News Source: <text:a xlink:type="simple" xlink:href="https://www.ukrinform.ua/rubric-ato/3708847-zitomirska-ova-poperedzae-pro-zagrozu-raketnogo-udaru.html" text:style-name="Internet_20_link" text:visited-style-name="Visited_20_Internet_20_Link">
https://www.ukrinform.ua/rubric-ato/3708847-zitomirska-ova-poperedzae-pro-zagrozu-raketnogo-udaru.html</text:a>
</text:p>
      <!--NEWS-->
      <text:h text:style-name="P10" text:outline-level="1">
<text:span text:style-name="T4">
In Ternopil explosions - media</text:span>
</text:h>
      <text:p text:style-name="P4">
Authors: Ukrinform (Person)</text:p>
      <text:p text:style-name="P4">
Publisher: Укринформ (Organization)</text:p>
      <text:p text:style-name="P4">
Published Time: 2023-05-13T-43:38:00+03:00</text:p>
      <text:p text:style-name="P4">
Modified Time: 2023-05-13T22:38:00+03:00</text:p>
      <text:p text:style-name="P4">
Description: During air alarm in Ternopil, the sounds of explosions were heard.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Вибух', 'Тернопіль', 'Війна з росією', 'Повітряна тривога']</text:p>
      <text:p text:style-name="P4">
Type: Article</text:p>
      <!--METADATA-->
      <text:p text:style-name="P4">
<draw:frame draw:style-name="fr1" draw:name="Image37" text:anchor-type="as-char" svg:width="6.9236in" svg:height="3.948443in" draw:z-index="0">
<draw:image xlink:href="../Images/yкринформ/2023-05-13T-43-38-00-03-00/630_360_1538997471-852.jpg" xlink:type="simple" xlink:show="embed" xlink:actuate="onLoad" draw:mime-type="image/jpeg"/>
</draw:frame>
During the air anxiety in Ternopil, the sounds of explosions were heard.</text:p>
      <text:p text:style-name="P4">
About it reports <text:a xlink:type="simple" xlink:href="https://t.me/s/hromadske_ua" text:style-name="Internet_20_link" text:visited-style-name="Visited_20_Internet_20_Link">
</text:a>
, reports Ukrinform.</text:p>
      <text:p text:style-name="P4">
"The sounds of explosions are heard in Ternopil," the post reads.</text:p>
      <text:p text:style-name="P4">
The head of Ternopil Ova Volodymyr Trush called in <text:a xlink:type="simple" xlink:href="https://t.me/s/ternopilskaODA" text:style-name="Internet_20_link" text:visited-style-name="Visited_20_Internet_20_Link">
</text:a>
Residents of the region remain in shelters.</text:p>
      <text:p text:style-name="P4">
<text:span text:style-name="T4">
 Read also: </text:span>
 <text:a xlink:type="simple" xlink:href="https://www.ukrinform.ua/rubric-regions/3708036-u-zaporizzi-ta-hersoni-lunali-vibuhi-zmi.html" text:style-name="Internet_20_link" text:visited-style-name="Visited_20_Internet_20_Link">
</text:a>
Ternopil Mayor Sergei Nadal also <text:a xlink:type="simple" xlink:href="https://t.me/s/nadal_online" text:style-name="Internet_20_link" text:visited-style-name="Visited_20_Internet_20_Link">
</text:a>
remain a harsh place to break. "Do not publish photos and videos," the city chairman added.</text:p>
      <text:p text:style-name="P4">
As it was reported, in most regions of Ukraine and the capital, the air truck has been announced.</text:p>
      <text:p text:style-name="P4">
News Source: <text:a xlink:type="simple" xlink:href="https://www.ukrinform.ua/rubric-ato/3708846-u-ternopoli-prolunali-vibuhi-zmi.html" text:style-name="Internet_20_link" text:visited-style-name="Visited_20_Internet_20_Link">
https://www.ukrinform.ua/rubric-ato/3708846-u-ternopoli-prolunali-vibuhi-zmi.html</text:a>
</text:p>
      <!--NEWS-->
      <text:h text:style-name="P10" text:outline-level="1">
<text:span text:style-name="T4">
JSC Marinka Direcion Rusian Army Shelled Acute, St. George, Maximilyanivka, Marinka And ...</text:span>
</text:h>
      <text:p text:style-name="P4">
Authors: liveuamap (Language: en)</text:p>
      <text:p text:style-name="P4">
Time: 2023-05-13T-43:38:00</text:p>
      <text:p text:style-name="P4">
Location: Donetsk Oblast (Latitude:47.91761 Longtitude:37.46304)</text:p>
      <text:p text:style-name="P4">
Videos: []</text:p>
      <text:p text:style-name="P4">
Images: []</text:p>
      <text:p text:style-name="P4">
Tags: ["Russia"]</text:p>
      <text:p text:style-name="P4">
Id: 22562555</text:p>
      <!--METADATA-->
      <text:p text:style-name="P4">
At Maryinka direction Russian army shelled Hostre, Heorhiyivka,Maksymilyanivka, Maryinka and Pobyeda of Donetsk region, - General Staff ofArmed Forces of Ukraine says in the morning report</text:p>
      <text:p text:style-name="P4">
News Collection Link: <text:a xlink:type="simple" xlink:href="https://liveuamap.com/en/2023/13-may-at-maryinka-direction-russian-army-shelled-hostre" text:style-name="Internet_20_link" text:visited-style-name="Visited_20_Internet_20_Link">
https://liveuamap.com/en/2023/13-may-at-maryinka-direction-russian-army-shelled-hostre</text:a>
</text:p>
      <text:p text:style-name="P4">
News Source: <text:a xlink:type="simple" xlink:href="https://t.me/lumsrc/4773" text:style-name="Internet_20_link" text:visited-style-name="Visited_20_Internet_20_Link">
https://t.me/lumsrc/4773</text:a>
</text:p>
      <!--NEWS-->
      <text:h text:style-name="P10" text:outline-level="1">
<text:span text:style-name="T4">
Zelensky: Mediation with Putin can't be a killer</text:span>
</text:h>
      <text:p text:style-name="P4">
Authors: Ukrinform (Person)</text:p>
      <text:p text:style-name="P4">
Publisher: Укринформ (Organization)</text:p>
      <text:p text:style-name="P4">
Published Time: 2023-05-13T-45:27:00+03:00</text:p>
      <text:p text:style-name="P4">
Modified Time: 2023-05-13T22:27:00+03:00</text:p>
      <text:p text:style-name="P4">
Description: Volodymyr Zelensky emphasizes that a plan of action in Ukraine must be developed in Ukraine, but without the participation of Russia. - Ukrinform.</text:p>
      <text:p text:style-name="P4">
Images: ["<text:a xlink:type="simple" xlink:href="https://static.ukrinform.com/photos/2023_03/thumb_files/630_360_1677948249-193.jpg" text:style-name="Internet_20_link" text:visited-style-name="Visited_20_Internet_20_Link">
630_360_16779...</text:a>
"]</text:p>
      <text:p text:style-name="P4">
Tags: ['Переговори', 'путін', 'Зеленський', 'Війна з росією']</text:p>
      <text:p text:style-name="P4">
Type: Article</text:p>
      <!--METADATA-->
      <text:p text:style-name="P4">
<draw:frame draw:style-name="fr1" draw:name="Image38" text:anchor-type="as-char" svg:width="6.9236in" svg:height="3.956343in" draw:z-index="0">
<draw:image xlink:href="../Images/yкринформ/2023-05-13T-45-27-00-03-00/630_360_1677948249-193.jpg" xlink:type="simple" xlink:show="embed" xlink:actuate="onLoad" draw:mime-type="image/jpeg"/>
</draw:frame>
Volodymyrzelensky emphasizes that in order to occur a just peace in Ukraine it is necessary to develop a plan of action, but without the participation of Russia.</text:p>
      <text:p text:style-name="P4">
The President of Ukraine said this in an interview with the Italian media, which was broadcast on <text:a xlink:type="simple" xlink:href="http://www.youtube.com/watch" text:style-name="Internet_20_link" text:visited-style-name="Visited_20_Internet_20_Link">
</text:a>
Office of the Head of State, Ukrinform reports.</text:p>
      <text:p text:style-name="P4">
“We do not need intermediaries between Ukraine and the aggressor who captured our territories. We have to develop a plan of action for peace, just peace in Ukraine, ”the President said.</text:p>
      <text:p text:style-name="P4">
He said that it was before the process of development of the plan that Ukraine invites to join the Pope, including.</text:p>
      <text:p text:style-name="P4">
"My impression is that first you need to develop everything, not block, not invite the Russian, which will block," he explained.</text:p>
      <text:p text:style-name="P4">
<text:span text:style-name="T4">
 Read also: </text:span>
 <text:a xlink:type="simple" xlink:href="https://www.ukrinform.ua/rubric-ato/3708785-zelenskij-rosia-ne-hoce-miru-usi-maut-ce-usvidomiti.html" text:style-name="Internet_20_link" text:visited-style-name="Visited_20_Internet_20_Link">
<text:span text:style-name="T4">
 Zelensky </text:span>
</text:a>
Zelensky reminded that Ukraine already knows the consequences of "mediation" with Putin of the UnoRmand format, when the technical level took place on the Minsk platform when the Russians in the temporarily occupied territories conducted passports, banned Ukrainian, education and Ukrainian church.</text:p>
      <text:p text:style-name="P4">
"Mediation with Putin - he is a murderer - cannot be," the President said.</text:p>
      <text:p text:style-name="P4">
When asked about the willingness to speak with the head of the aggressor state, the head of the state replied: "No, there is nothing."</text:p>
      <text:p text:style-name="P4">
At the same time, Zelensky expressed his belief that Russia has become weaker now, Iputin could "take a diplomatic step", but a year later the aggressor will "come to kill us" again.</text:p>
      <text:p text:style-name="P4">
<text:span text:style-name="T4">
 Read also: </text:span>
 <text:a xlink:type="simple" xlink:href="https://www.ukrinform.ua/rubric-ato/3708821-zelenskij-pro-kontrnastup-vi-tocno-pobacite-a-rosia-vidcue.html" text:style-name="Internet_20_link" text:visited-style-name="Visited_20_Internet_20_Link">
<text:span text:style-name="T4">
 Zelensky </text:span>
</text:a>
</text:p>
      <text:p text:style-name="P4">
He also expressed the belief that when Ukraine enters the administrative border of Crimea, Putin's support within Russia will decrease and "his innercolor, business will be pressed on him to find a way out. And they will have to find. "</text:p>
      <text:p text:style-name="P4">
"It is not long," Zelensky promised.</text:p>
      <text:p text:style-name="P4">
As it was reported, President Volodymyr Zelenskyy is on May 13 on a visit to Italy.</text:p>
      <text:p text:style-name="P4">
<text:span text:style-name="T5">
Foto: op</text:span>
</text:p>
      <text:p text:style-name="P4">
News Source: <text:a xlink:type="simple" xlink:href="https://www.ukrinform.ua/rubric-ato/3708844-zelenskij-poserednictva-z-putinim-ne-moze-buti-vin-ubivca.html" text:style-name="Internet_20_link" text:visited-style-name="Visited_20_Internet_20_Link">
https://www.ukrinform.ua/rubric-ato/3708844-zelenskij-poserednictva-z-putinim-ne-moze-buti-vin-ubivca.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3T-45:38:00</text:p>
      <text:p text:style-name="P4">
Location: Kherson (Latitude:46.56169 Longtitude:32.33345)</text:p>
      <text:p text:style-name="P4">
Videos: []</text:p>
      <text:p text:style-name="P4">
Images: []</text:p>
      <text:p text:style-name="P4">
Tags: []</text:p>
      <text:p text:style-name="P4">
Id: 22562553</text:p>
      <!--METADATA-->
      <text:p text:style-name="P4">
At Zaporizhzhia and Kherson directions Russian army shelled Vremivka, Novopilof Donetsk region; Malynivka, Huliaipole, Bilohirya, Novodanylivka,Novoandriyivka, Novopavlivka, Mali Scherbaky and Kamyanske of Zaporizhzhiaregion; Kozatske, Ivanivka, Sadove, Antonivka of Kherson region and Khersoncity. Russian aviation conducted airstrikes at Novopil of Donetsk region;Malynivka and Chervone of Zaporizhzhia region, also Kizomys of Kherson region,- General Staff of Armed Forces of Ukraine says in the morning report</text:p>
      <text:p text:style-name="P4">
News Collection Link: <text:a xlink:type="simple" xlink:href="https://liveuamap.com/en/2023/13-may-at-zaporizhzhia-and-kherson-directions-russian-army" text:style-name="Internet_20_link" text:visited-style-name="Visited_20_Internet_20_Link">
https://liveuamap.com/en/2023/13-may-at-zaporizhzhia-and-kherson-directions-russian-army</text:a>
</text:p>
      <text:p text:style-name="P4">
News Source: <text:a xlink:type="simple" xlink:href="https://t.me/lumsrc/4775" text:style-name="Internet_20_link" text:visited-style-name="Visited_20_Internet_20_Link">
https://t.me/lumsrc/4775</text:a>
</text:p>
      <!--NEWS-->
      <text:h text:style-name="P10" text:outline-level="1">
<text:span text:style-name="T4">
In Kiev and most areas - air alarm</text:span>
</text:h>
      <text:p text:style-name="P4">
Authors: Ukrinform (Person)</text:p>
      <text:p text:style-name="P4">
Publisher: Укринформ (Organization)</text:p>
      <text:p text:style-name="P4">
Published Time: 2023-05-13T-47:13:00+03:00</text:p>
      <text:p text:style-name="P4">
Modified Time: 2023-05-13T22:13:00+03:00</text:p>
      <text:p text:style-name="P4">
Description: Air alarm has been announced in the capital and most of the central and western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9" text:anchor-type="as-char" svg:width="6.9236in" svg:height="3.956343in" draw:z-index="0">
<draw:image xlink:href="../Images/yкринформ/2023-05-13T-47-13-00-03-00/630_360_1645871571-868.jpg" xlink:type="simple" xlink:show="embed" xlink:actuate="onLoad" draw:mime-type="image/jpeg"/>
</draw:frame>
In the capital of most central and western regions of Ukraine, the Air Aircraft was announced.</text:p>
      <text:p text:style-name="P4">
About it reports Ukrinform with <text:a xlink:type="simple" xlink:href="https://alerts.in.ua/" text:style-name="Internet_20_link" text:visited-style-name="Visited_20_Internet_20_Link">
</text:a>
on the map of air permanent.</text:p>
      <text:p text:style-name="P4">
Presidential Office Head Andriy Yermak <text:a xlink:type="simple" xlink:href="https://t.me/s/ermaka2022" text:style-name="Internet_20_link" text:visited-style-name="Visited_20_Internet_20_Link">
</text:a>
ignoring air alarm.</text:p>
      <text:p text:style-name="P4">
News Source: <text:a xlink:type="simple" xlink:href="https://www.ukrinform.ua/rubric-ato/3708843-u-kievi-ta-nizci-oblastej-povitrana-trivoga.html" text:style-name="Internet_20_link" text:visited-style-name="Visited_20_Internet_20_Link">
https://www.ukrinform.ua/rubric-ato/3708843-u-kievi-ta-nizci-oblastej-povitrana-trivoga.html</text:a>
</text:p>
      <!--NEWS-->
      <text:h text:style-name="P10" text:outline-level="1">
<text:span text:style-name="T4">
Zelensky about blocking Ukrainian grain: small troubles, we will solve them</text:span>
</text:h>
      <text:p text:style-name="P4">
Authors: Ukrinform (Person)</text:p>
      <text:p text:style-name="P4">
Publisher: Укринформ (Organization)</text:p>
      <text:p text:style-name="P4">
Published Time: 2023-05-13T-49:07:00+03:00</text:p>
      <text:p text:style-name="P4">
Modified Time: 2023-05-13T22:07:00+03:00</text:p>
      <text:p text:style-name="P4">
Description: President Volodymyr Zelensky believes that the decisions to block some European neighboring states transit of Ukrainian grain are a political component, but all issues will be resolved. - Ukrinform.</text:p>
      <text:p text:style-name="P4">
Images: ["<text:a xlink:type="simple" xlink:href="https://static.ukrinform.com/photos/2023_04/thumb_files/630_360_1681898244-702.jpg" text:style-name="Internet_20_link" text:visited-style-name="Visited_20_Internet_20_Link">
630_360_16818...</text:a>
"]</text:p>
      <text:p text:style-name="P4">
Tags: ['Економіка', 'Зерно', 'Зеленський']</text:p>
      <text:p text:style-name="P4">
Type: Article</text:p>
      <!--METADATA-->
      <text:p text:style-name="P4">
<draw:frame draw:style-name="fr1" draw:name="Image40" text:anchor-type="as-char" svg:width="6.9236in" svg:height="3.956343in" draw:z-index="0">
<draw:image xlink:href="../Images/yкринформ/2023-05-13T-49-07-00-03-00/630_360_1681898244-702.jpg" xlink:type="simple" xlink:show="embed" xlink:actuate="onLoad" draw:mime-type="image/jpeg"/>
</draw:frame>
The Presidential Lordimir Zelensky believes that the decisions to block some European neighborhoods of transit of Ukrainian grain are political weading, but all issues will be resolved.</text:p>
      <text:p text:style-name="P4">
He said this in an interview with the Italian media, which was broadcast live on <text:a xlink:type="simple" xlink:href="https://www.youtube.com/watch" text:style-name="Internet_20_link" text:visited-style-name="Visited_20_Internet_20_Link">
</text:a>
, reports Ukrinform.</text:p>
      <text:p text:style-name="P4">
“There is also politics in this. I am grateful to the neighboring countries that keep, but if you be honest, there is a politician. We are blocked by black, of course, that we are very important to help weapons, we cannot risk relationships with some states. And so I understand that someone - one or another political currents enjoys this situation and incite farmers, etc. to block our grain, ”the head of state said.</text:p>
      <text:p text:style-name="P4">
<text:span text:style-name="T4">
 Read also: </text:span>
 <text:a xlink:type="simple" xlink:href="https://www.ukrinform.ua/rubric-economy/3708279-navit-akso-zernovu-ugodu-prodovzat-cina-frahtu-zrostatime-ekspert.html" text:style-name="Internet_20_link" text:visited-style-name="Visited_20_Internet_20_Link">
<text:span text:style-name="T4">
 grain </text:span>
</text:a>
At the same time, he stressed that the blockage of grain transit is outlawed, so all the question will be resolved.</text:p>
      <text:p text:style-name="P4">
“There must be market relations, not political, then we all, Europeans, all turn to the business of AS USUAL. Now these are some small troubles, I think we will solve them for sure, ”the President added.</text:p>
      <text:p text:style-name="P4">
<text:span text:style-name="T4">
 Read also: </text:span>
 <text:a xlink:type="simple" xlink:href="https://www.ukrinform.ua/rubric-economy/3708223-u-tureccini-vidznacaut-prosuvanna-u-dialozi-sodo-zernovoi-ugodi.html" text:style-name="Internet_20_link" text:visited-style-name="Visited_20_Internet_20_Link">
<text:span text:style-name="T4">
 grain </text:span>
</text:a>
Earlier, the President of the European Commission Ursula von Der Lyen stated that the immediate priority of the EC is a unobstructed transit of Ukrainian grain with a clogging possible price to the European Union.</text:p>
      <text:p text:style-name="P4">
<text:span text:style-name="T5">
Foto from Agravery.com</text:span>
</text:p>
      <text:p text:style-name="P4">
News Source: <text:a xlink:type="simple" xlink:href="https://www.ukrinform.ua/rubric-economy/3708841-zelenskij-pro-blokuvanna-ukrainskogo-zerna-nevelicki-negarazdi-mi-ih-virisimo.html" text:style-name="Internet_20_link" text:visited-style-name="Visited_20_Internet_20_Link">
https://www.ukrinform.ua/rubric-economy/3708841-zelenskij-pro-blokuvanna-ukrainskogo-zerna-nevelicki-negarazdi-mi-ih-virisimo.html</text:a>
</text:p>
      <!--NEWS-->
      <text:h text:style-name="P10" text:outline-level="1">
<text:span text:style-name="T4">
In Liverpool started the Eurovision-2023 finale</text:span>
</text:h>
      <text:p text:style-name="P4">
Authors: Ukrinform (Person)</text:p>
      <text:p text:style-name="P4">
Publisher: Укринформ (Organization)</text:p>
      <text:p text:style-name="P4">
Published Time: 2023-05-13T-51:00:00+03:00</text:p>
      <text:p text:style-name="P4">
Modified Time: 2023-05-13T22:00:00+03:00</text:p>
      <text:p text:style-name="P4">
Description: The final stage of the Eurovision-2023 song competition began in British Liverpool. - Ukrinform.</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41" text:anchor-type="as-char" svg:width="6.9236in" svg:height="3.956343in" draw:z-index="0">
<draw:image xlink:href="../Images/yкринформ/2023-05-13T-51-00-00-03-00/630_360_1675352996-430.png" xlink:type="simple" xlink:show="embed" xlink:actuate="onLoad" draw:mime-type="image/png"/>
</draw:frame>
The final stage of the Eurovision-2023 song contest began.</text:p>
      <text:p text:style-name="P4">
About it reports Ukrinform.</text:p>
      <text:p text:style-name="P4">
26 participating countries that have won the semifinals demonstrate their numbers.</text:p>
      <text:p text:style-name="P4">
Ukraine is represented by TVORCHI with a song of Heart of Steel, which has automatically filled to the decisive part of the competition.</text:p>
      <text:p text:style-name="P4">
The draw was determined that Ukraine would be number 19.</text:p>
      <text:p text:style-name="P4">
<text:span text:style-name="T4">
 Read also: </text:span>
 <text:a xlink:type="simple" xlink:href="https://www.ukrinform.ua/rubric-culture/3708658-evrobacenna-zasvidcue-so-muzika-obednue-ludej-spilna-zaava-ukraini-ta-britanii.html" text:style-name="Internet_20_link" text:visited-style-name="Visited_20_Internet_20_Link">
<text:span text:style-name="T4">
 Eurobacker </text:span>
</text:a>
The order of speeches of the participants of the Eurovision finals 2023:</text:p>
      <ol>
        <li>
Austria: Teya &amp; Salena - Who The Hell Is Edgar? 2. Portugal: MIMICAT - AI Coraçao 3. Switzerland: Remo Forer - Watergun 4. Poland: Blanka - Solo 5. Serbia: Luke Black - Samo Mi SE SPAVA 6. France: La Zarra - évidemment; 7. Cyprus: Andrew Lambrou - Break a Broken Heart 8. Spain: Blanca paloma - EAEA; 9. Sweden: Loren - Tattoo 10. Albania: Albina &amp; Familja Kelmendi - Duje 11. Italy: Marco Mengoni - Due Vite; 12. Estonia: Alika - Bridges 13. Finland: Käärijä - Chal Chal 14. Czech Republic: Vesna - My Sister's Crown 15. Australia: Voyager - Promise 16. Belgium: Gustaph - Because of You 17. Brunte: Brunte. . Moldova: Pasha Parfeni - Soarele Si Luna 19. Ukraine: TVORCHI - Heart of Steel 20. Norway: Alessandra - Queen of Kings 21. Germany: Lord of the Lost - Blood &amp; Glitter; 22. Lithuania: Monika Linkyte - Stay 23. Israel: Noa Kirel - Unicorn 24. Slovenia: Joker Out - Carpe Diem 25. Croatia: Let 3 - Mama Šcher!26. The United Kingdom: Mae Muller - I Wrote A Song.</li>
      </ol>
      <text:p text:style-name="P4">
<text:span text:style-name="T4">
 Read also: </text:span>
 <text:a xlink:type="simple" xlink:href="https://www.ukrinform.ua/rubric-culture/3708817-tkacenko-pro-final-evrobacenna-uves-liverpul-v-ukrainskih-praporah-riven-pidtrimki-zaskalue.html" text:style-name="Internet_20_link" text:visited-style-name="Visited_20_Internet_20_Link">
<text:span text:style-name="T4">
 Eurobacker </text:span>
</text:a>
In addition to TVORCHI, there will be a few more numbers from Ukrainian artists in the finale.</text:p>
      <text:p text:style-name="P4">
We will remind, the semi-finals of Eurovision-2023 took place on May 9 and 12.</text:p>
      <text:p text:style-name="P4">
_ Photo: bbc_</text:p>
      <text:p text:style-name="P4">
News Source: <text:a xlink:type="simple" xlink:href="https://www.ukrinform.ua/rubric-culture/3708832-u-liverpuli-startuvav-final-evrobacenna2023.html" text:style-name="Internet_20_link" text:visited-style-name="Visited_20_Internet_20_Link">
https://www.ukrinform.ua/rubric-culture/3708832-u-liverpuli-startuvav-final-evrobacenna2023.html</text:a>
</text:p>
      <!--NEWS-->
      <text:h text:style-name="P10" text:outline-level="1">
<text:span text:style-name="T4">
Belarus is not Russia yet, people fight - Zelensky</text:span>
</text:h>
      <text:p text:style-name="P4">
Authors: Ukrinform (Person)</text:p>
      <text:p text:style-name="P4">
Publisher: Укринформ (Organization)</text:p>
      <text:p text:style-name="P4">
Published Time: 2023-05-13T-54:49:00+03:00</text:p>
      <text:p text:style-name="P4">
Modified Time: 2023-05-13T21:49:00+03:00</text:p>
      <text:p text:style-name="P4">
Description: The Russian Federation seeks to make Belarus its part, but Belarusians are struggling and can remain an independent society.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білорусь', 'Італія', 'росія',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5-13T-54-49-00-03-00/630_360_1682063024-559.jpeg" xlink:type="simple" xlink:show="embed" xlink:actuate="onLoad" draw:mime-type="image/jpeg"/>
</draw:frame>
The Russian Federation seeks to make Belarus in its part, but billorusy and can remain an independent society.</text:p>
      <text:p text:style-name="P4">
Volodymyr Zelenskyy told this in an interview with the Italian media, lively on <text:a xlink:type="simple" xlink:href="http://www.youtube.com/watch" text:style-name="Internet_20_link" text:visited-style-name="Visited_20_Internet_20_Link">
</text:a>
Office of the Head of State, Ukrinform reports.</text:p>
      <text:p text:style-name="P4">
“I do not think that Belarus is Russia. Russia is doing everything to do with Belarusirose. Not even… to make part of Russia to manage everyone there, ”he said.</text:p>
      <text:p text:style-name="P4">
According to Zelensky, many Belarusian institutions have "their people" of the Kremlin, which control certain processes.</text:p>
      <text:p text:style-name="P4">
At the same time, the President noted that more than 70% of the population <text:a xlink:type="simple" xlink:href="https://www.ukrinform.ua/tag-bilorus" text:style-name="Internet_20_link" text:visited-style-name="Visited_20_Internet_20_Link">
</text:a>
- against Russia, they are "upset" by war, support Ukraine, and this is a big difference with the Russians.</text:p>
      <text:p text:style-name="P4">
<text:span text:style-name="T4">
 Read also: </text:span>
 <text:a xlink:type="simple" xlink:href="https://www.ukrinform.ua/rubric-kyiv/3707852-u-kievi-vidkriut-ukrainskobiloruskij-hab.html" text:style-name="Internet_20_link" text:visited-style-name="Visited_20_Internet_20_Link">
<text:span text:style-name="T4">
 Belarus </text:span>
</text:a>
“This suggests that, despite the information policy, despite the acquisition of narratives, Belarusians are fighting. When you are on television, on the Internet, the vagina says that Russia is your brother, and Ukraine is an enemy, it is difficult to live in this narrative. But they are fighting, and I believe that the society of Belarusian is independent. It is difficult, it is also a war, because they have no casualties, but there are lost people who washed the brain, it is also a war for independence, freedom of speech, freedom of choice, it is a great war for the same values, ”Zelensky reinforced.</text:p>
      <text:p text:style-name="P4">
In his opinion, Belarusians understand that they can be the following for Russian aggression, Moldova or Baltic countries.</text:p>
      <text:p text:style-name="P4">
As it was reported, President of Ukraine Volodymyr Zelensky is a feud in Italy on May 13.</text:p>
      <text:p text:style-name="P4">
<text:span text:style-name="T5">
Foto: op</text:span>
</text:p>
      <text:p text:style-name="P4">
News Source: <text:a xlink:type="simple" xlink:href="https://www.ukrinform.ua/rubric-ato/3708840-bilorus-ise-ne-rosia-ludi-borutsa-zelenskij.html" text:style-name="Internet_20_link" text:visited-style-name="Visited_20_Internet_20_Link">
https://www.ukrinform.ua/rubric-ato/3708840-bilorus-ise-ne-rosia-ludi-borutsa-zelenskij.html</text:a>
</text:p>
      <!--NEWS-->
      <text:h text:style-name="P10" text:outline-level="1">
<text:span text:style-name="T4">
Liverpool's power promises to continue relations with Ukraine after Eurovision</text:span>
</text:h>
      <text:p text:style-name="P4">
Authors: Ukrinform (Person)</text:p>
      <text:p text:style-name="P4">
Publisher: Укринформ (Organization)</text:p>
      <text:p text:style-name="P4">
Published Time: 2023-05-13T-56:32:00+03:00</text:p>
      <text:p text:style-name="P4">
Modified Time: 2023-05-13T21:32:00+03:00</text:p>
      <text:p text:style-name="P4">
Description: British Liverpool's relations with Ukraine will continue after the Eurovision-2023 song contest, in particular, it has already been agreed on joint projects with our artists. - Ukrinform.</text:p>
      <text:p text:style-name="P4">
Images: ["<text:a xlink:type="simple" xlink:href="https://static.ukrinform.com/photos/2022_10/thumb_files/630_360_1665168980-865.jpg" text:style-name="Internet_20_link" text:visited-style-name="Visited_20_Internet_20_Link">
630_360_16651...</text:a>
"]</text:p>
      <text:p text:style-name="P4">
Tags: ['Британія', 'Євробачення', 'Україна', 'Мистецтво', 'Ліверпуль']</text:p>
      <text:p text:style-name="P4">
Type: Article</text:p>
      <!--METADATA-->
      <text:p text:style-name="P4">
<draw:frame draw:style-name="fr1" draw:name="Image43" text:anchor-type="as-char" svg:width="6.9236in" svg:height="3.953152in" draw:z-index="0">
<draw:image xlink:href="../Images/yкринформ/2023-05-13T-56-32-00-03-00/630_360_1665168980-865.jpg" xlink:type="simple" xlink:show="embed" xlink:actuate="onLoad" draw:mime-type="image/jpeg"/>
</draw:frame>
The British Liverpool's relations with Ukraine will continue after the Eurovision-2023 song contest, in particular, it has already been agreed on joint projects with our artists.</text:p>
      <text:p text:style-name="P4">
The head of Liverpool Claire McKolgan, the head of the Liverpool Culture Department, said this, with reference to Pa Media.</text:p>
      <text:p text:style-name="P4">
"Relationships, which are established with Ukraine, which could not accept the competition of the inter -Russian invasion, will not end after the Saturday finals ... It is very powerful, and I hope when everything will end ... They will have a little Liverpool in their cohemes," McColgan said.</text:p>
      <text:p text:style-name="P4">
She also reported that after "joint efforts" about the organization <text:a xlink:type="simple" xlink:href="https://www.ukrinform.ua/tag-konkurs" text:style-name="Internet_20_link" text:visited-style-name="Visited_20_Internet_20_Link">
</text:a>
There will be the following projects with artists of Ukraine.</text:p>
      <text:p text:style-name="P4">
<text:span text:style-name="T4">
 Read also: </text:span>
 <text:a xlink:type="simple" xlink:href="https://www.ukrinform.ua/rubric-culture/3708817-tkacenko-pro-final-evrobacenna-uves-liverpul-v-ukrainskih-praporah-riven-pidtrimki-zaskalue.html" text:style-name="Internet_20_link" text:visited-style-name="Visited_20_Internet_20_Link">
<text:span text:style-name="T4">
 Liverpu </text:span>
</text:a>
As <text:a xlink:type="simple" xlink:href="http://www.ukrinform.ua/rubric-culture/3708817-tkacenko-pro-final-evrobacenna-uves-liverpul-v-ukrainskih-praporah-riven-pidtrimki-zaskalue.html" text:style-name="Internet_20_link" text:visited-style-name="Visited_20_Internet_20_Link">
 </text:a>
, Minister of Culture and Information Policy Oleksandr Tkachenko told that he was very high every high song contest every high song contest.</text:p>
      <text:p text:style-name="P4">
<text:span text:style-name="T5">
Foto: Alan novelli/Alamy</text:span>
</text:p>
      <text:p text:style-name="P4">
News Source: <text:a xlink:type="simple" xlink:href="https://www.ukrinform.ua/rubric-culture/3708836-vlada-liverpula-obicae-prodovzenna-vidnosin-z-ukrainou-pisla-evrobacenna.html" text:style-name="Internet_20_link" text:visited-style-name="Visited_20_Internet_20_Link">
https://www.ukrinform.ua/rubric-culture/3708836-vlada-liverpula-obicae-prodovzenna-vidnosin-z-ukrainou-pisla-evrobacenna.html</text:a>
</text:p>
      <!--NEWS-->
      <text:h text:style-name="P10" text:outline-level="1">
<text:span text:style-name="T4">
Iran sold Russia over a thousand drones and "other weapons" - Zelensky</text:span>
</text:h>
      <text:p text:style-name="P4">
Authors: Ukrinform (Person)</text:p>
      <text:p text:style-name="P4">
Publisher: Укринформ (Organization)</text:p>
      <text:p text:style-name="P4">
Published Time: 2023-05-13T-58:24:00+03:00</text:p>
      <text:p text:style-name="P4">
Modified Time: 2023-05-13T21:24:00+03:00</text:p>
      <text:p text:style-name="P4">
Description: Iran sold the Russian Federation more than a thousand drones and recently - "other weapons". - Ukrinform.</text:p>
      <text:p text:style-name="P4">
Images: ["<text:a xlink:type="simple" xlink:href="https://static.ukrinform.com/photos/2023_04/thumb_files/630_360_1682395902-573.jpg" text:style-name="Internet_20_link" text:visited-style-name="Visited_20_Internet_20_Link">
630_360_16823...</text:a>
"]</text:p>
      <text:p text:style-name="P4">
Tags: ['Іран', 'Зброя',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5-13T-58-24-00-03-00/630_360_1682395902-573.jpg" xlink:type="simple" xlink:show="embed" xlink:actuate="onLoad" draw:mime-type="image/jpeg"/>
</draw:frame>
Iran was more than a thousand drones and recently "other weapons".</text:p>
      <text:p text:style-name="P4">
President Volodymyr Zelenskyy told this in an interview with the Italian media, and lively on <text:a xlink:type="simple" xlink:href="https://www.youtube.com/watch" text:style-name="Internet_20_link" text:visited-style-name="Visited_20_Internet_20_Link">
</text:a>
, reports Ukrinform.</text:p>
      <text:p text:style-name="P4">
“Thanks to sanctions the number of missiles they(Russians - ed.)They produce, it has decreased. Are, however, such challenges as Iran who sold them(RF - Ed.)More than a thousand Iranian drones and other weapons, there are other weapons, we have accurate information, they recently did it, ”Zelensky said.</text:p>
      <text:p text:style-name="P4">
<text:span text:style-name="T4">
 Read also: </text:span>
 <text:a xlink:type="simple" xlink:href="https://www.ukrinform.ua/rubric-ato/3708771-zelenskij-v-italii-e-duze-vazlivi-risenna-sodo-zahistu-nasogo-neba.html" text:style-name="Internet_20_link" text:visited-style-name="Visited_20_Internet_20_Link">
<text:span text:style-name="T4">
 Zelensky </text:span>
</text:a>
At the same time, he thanked Italy's decision to provide air defense systems, including SAMP-T to protect Ukrainians.</text:p>
      <text:p text:style-name="P4">
The head of state warned Italian politicians who propose to help Ukraine humanitarian, but not to provide weapons, explaining that weapons are now a defense assistance for protection and the ability to survive.</text:p>
      <text:p text:style-name="P4">
"Putin, as a predator, he feels it when in this union some country becomes weakened in help, he feels very tough and very specifically, they will be able to influence, to split the EU unification in helping us," the addition president.</text:p>
      <text:p text:style-name="P4">
<text:span text:style-name="T4">
 Read also: </text:span>
 <text:a xlink:type="simple" xlink:href="https://www.ukrinform.ua/rubric-ato/3708821-zelenskij-pro-kontrnastup-vi-tocno-pobacite-a-rosia-vidcue.html" text:style-name="Internet_20_link" text:visited-style-name="Visited_20_Internet_20_Link">
<text:span text:style-name="T4">
 Zelensky </text:span>
</text:a>
As reported, <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35-iran-prodav-rosii-ponad-tisacu-droniv-ta-insu-zbrou-zelenskij.html" text:style-name="Internet_20_link" text:visited-style-name="Visited_20_Internet_20_Link">
https://www.ukrinform.ua/rubric-ato/3708835-iran-prodav-rosii-ponad-tisacu-droniv-ta-insu-zbrou-zelenskij.html</text:a>
</text:p>
      <!--NEWS-->
      <text:h text:style-name="P10" text:outline-level="1">
<text:span text:style-name="T4">
A creative meeting with Mariupol defender Valery Subotina took place in Kiev</text:span>
</text:h>
      <text:p text:style-name="P4">
Authors: Ukrinform (Person)</text:p>
      <text:p text:style-name="P4">
Publisher: Укринформ (Organization)</text:p>
      <text:p text:style-name="P4">
Published Time: 2023-05-13T-60:12:31+03:00</text:p>
      <text:p text:style-name="P4">
Modified Time: 2023-05-13T21:12:31+03:00</text:p>
      <text:p text:style-name="P4">
Description: At the Cinema House, a creative evening of defenders of Mariupol Valery (Nalo) was held (Karpilenko), dedicated to her collection of poetry "Flowers and Weapons" and returning from captivity. - Ukrinform.</text:p>
      <text:p text:style-name="P4">
Images: ["<text:a xlink:type="simple" xlink:href="https://static.ukrinform.com/photos/2023_05/thumb_files/630_360_1684001251-509.jpg" text:style-name="Internet_20_link" text:visited-style-name="Visited_20_Internet_20_Link">
630_360_16840...</text:a>
", "<text:a xlink:type="simple" xlink:href="https://static.ukrinform.com/photos/2023_05/1684001431-450.jpg" text:style-name="Internet_20_link" text:visited-style-name="Visited_20_Internet_20_Link">
1684001431-45...</text:a>
", "<text:a xlink:type="simple" xlink:href="https://static.ukrinform.com/photos/2023_05/1684001431-195.jpg" text:style-name="Internet_20_link" text:visited-style-name="Visited_20_Internet_20_Link">
1684001431-19...</text:a>
", "<text:a xlink:type="simple" xlink:href="https://static.ukrinform.com/photos/2023_05/1684001430-243.jpg" text:style-name="Internet_20_link" text:visited-style-name="Visited_20_Internet_20_Link">
1684001430-24...</text:a>
", "<text:a xlink:type="simple" xlink:href="https://static.ukrinform.com/photos/2023_05/1684001430-859.jpg" text:style-name="Internet_20_link" text:visited-style-name="Visited_20_Internet_20_Link">
1684001430-85...</text:a>
", "<text:a xlink:type="simple" xlink:href="https://static.ukrinform.com/photos/2023_05/1684001429-832.jpg" text:style-name="Internet_20_link" text:visited-style-name="Visited_20_Internet_20_Link">
1684001429-83...</text:a>
", "<text:a xlink:type="simple" xlink:href="https://static.ukrinform.com/photos/2023_05/1684001429-654.jpg" text:style-name="Internet_20_link" text:visited-style-name="Visited_20_Internet_20_Link">
1684001429-65...</text:a>
", "<text:a xlink:type="simple" xlink:href="https://static.ukrinform.com/photos/2023_05/1684001429-614.jpg" text:style-name="Internet_20_link" text:visited-style-name="Visited_20_Internet_20_Link">
1684001429-61...</text:a>
"]</text:p>
      <text:p text:style-name="P4">
Tags: ['Азовсталь', 'Маріуполь', 'Волонтери', 'Війна з росією']</text:p>
      <text:p text:style-name="P4">
Type: Article</text:p>
      <!--METADATA-->
      <text:p text:style-name="P4">
<draw:frame draw:style-name="fr1" draw:name="Image45" text:anchor-type="as-char" svg:width="6.9236in" svg:height="3.956343in" draw:z-index="0">
<draw:image xlink:href="../Images/yкринформ/2023-05-13T-60-12-31-03-00/630_360_1684001251-509.jpg" xlink:type="simple" xlink:show="embed" xlink:actuate="onLoad" draw:mime-type="image/jpeg"/>
</draw:frame>
The creative evening of the defender of Mariupol Valeria took place in the house(New)Subotina(Carpilenko), dedicated to her collection of poetry "Flowers and Weapons" and return from a half.</text:p>
      <text:p text:style-name="P4">
This was reported by Ukrinform correspondent.</text:p>
      <text:p text:style-name="P4">
"In captivity, you are cut off from any information. So it is impossible to know exactly if you are fighting or waiting for you. But everyone who is long staying is aware: how much you would not be there, Ukraine could not sneak you, as well as Friends and relatives. But how important it is to get out of there and make sure it is!" Subotina said(Carpilenko).</text:p>
      <text:p text:style-name="P4">
<draw:frame draw:style-name="fr1" draw:name="Image46" text:anchor-type="as-char" svg:width="6.9236in" svg:height="4.615733in" draw:z-index="0">
<draw:image xlink:href="../Images/yкринформ/2023-05-13T-60-12-31-03-00/1684001431-450.jpg" xlink:type="simple" xlink:show="embed" xlink:actuate="onLoad" draw:mime-type="image/jpeg"/>
</draw:frame>
<draw:frame draw:style-name="fr1" draw:name="Image47" text:anchor-type="as-char" svg:width="6.9236in" svg:height="4.615733in" draw:z-index="0">
<draw:image xlink:href="../Images/yкринформ/2023-05-13T-60-12-31-03-00/1684001431-195.jpg" xlink:type="simple" xlink:show="embed" xlink:actuate="onLoad" draw:mime-type="image/jpeg"/>
</draw:frame>
She read three poetry. One - about Mariupol, the other dedicated to the captivity now - this poem she wrote yesterday. The third poem was about the husband of Andrew, with whom she married for three days: May 52022 was registered, and on May 7 he did not return from combat. .</text:p>
      <text:p text:style-name="P4">
<text:span text:style-name="T4">
 Read also: </text:span>
 <text:a xlink:type="simple" xlink:href="https://www.ukrinform.ua/rubric-diaspora/3576421-u-munheni-vidbudetsa-tvorca-zustric-z-ukrainskou-poetesou-katerinou-kalitko.html" text:style-name="Internet_20_link" text:visited-style-name="Visited_20_Internet_20_Link">
<text:span text:style-name="T4">
 Creative </text:span>
 <text:span text:style-name="T4">
 Meeting </text:span>
</text:a>
The creative evening gathered in the Red Hall of the Cinema of Friends, acquaintances, the seats of the hypobtles of Nalo. They took the stage to share life stories that combine them with a military personnel, read her poems from the collection "Flower Weapons", and some devoted their own poetry, the inspiration for which the Subotin's song was.</text:p>
      <text:p text:style-name="P4">
<draw:frame draw:style-name="fr1" draw:name="Image48" text:anchor-type="as-char" svg:width="6.9236in" svg:height="4.615733in" draw:z-index="0">
<draw:image xlink:href="../Images/yкринформ/2023-05-13T-60-12-31-03-00/1684001430-243.jpg" xlink:type="simple" xlink:show="embed" xlink:actuate="onLoad" draw:mime-type="image/jpeg"/>
</draw:frame>
<draw:frame draw:style-name="fr1" draw:name="Image49" text:anchor-type="as-char" svg:width="6.9236in" svg:height="4.615733in" draw:z-index="0">
<draw:image xlink:href="../Images/yкринформ/2023-05-13T-60-12-31-03-00/1684001430-859.jpg" xlink:type="simple" xlink:show="embed" xlink:actuate="onLoad" draw:mime-type="image/jpeg"/>
</draw:frame>
"We are all united by the war ... Among us are families who have waited for our relatives from captivity.(Valery Subotina - ed.)Along with us, thank you. But none of us can live quietly, because there are so many of our relatives now in captivity. We have to fight together so that our ourselves return from captivity as soon as possible. And we will continue the struggle, because the mother cannot be different, "said the mother of the deceased defender Mariupolmil Subotin.</text:p>
      <text:p text:style-name="P4">
<text:span text:style-name="T4">
 Read also: </text:span>
 <text:a xlink:type="simple" xlink:href="https://www.ukrinform.ua/rubric-culture/3613921-u-kievi-vidbudetsa-dopremernij-pokaz-stricki-obmin.html" text:style-name="Internet_20_link" text:visited-style-name="Visited_20_Internet_20_Link">
</text:a>
</text:p>
      <text:p text:style-name="P4">
<draw:frame draw:style-name="fr1" draw:name="Image50" text:anchor-type="as-char" svg:width="6.9236in" svg:height="4.615733in" draw:z-index="0">
<draw:image xlink:href="../Images/yкринформ/2023-05-13T-60-12-31-03-00/1684001429-832.jpg" xlink:type="simple" xlink:show="embed" xlink:actuate="onLoad" draw:mime-type="image/jpeg"/>
</draw:frame>
<draw:frame draw:style-name="fr1" draw:name="Image51" text:anchor-type="as-char" svg:width="6.9236in" svg:height="4.615733in" draw:z-index="0">
<draw:image xlink:href="../Images/yкринформ/2023-05-13T-60-12-31-03-00/1684001429-654.jpg" xlink:type="simple" xlink:show="embed" xlink:actuate="onLoad" draw:mime-type="image/jpeg"/>
</draw:frame>
"I am often eloquent, but now I do not say.</text:p>
      <text:p text:style-name="P4">
<draw:frame draw:style-name="fr1" draw:name="Image52" text:anchor-type="as-char" svg:width="6.9236in" svg:height="4.615733in" draw:z-index="0">
<draw:image xlink:href="../Images/yкринформ/2023-05-13T-60-12-31-03-00/1684001429-614.jpg" xlink:type="simple" xlink:show="embed" xlink:actuate="onLoad" draw:mime-type="image/jpeg"/>
</draw:frame>
As reported, a spokeswoman for the Azov Regiment, Azovstal Defender and Mariupolyavalevalery Subotin(Carpilenko)She returned to Ukraine from the Russian captivity during the exchange of prisoners of war on April 10.</text:p>
      <text:p text:style-name="P4">
News Source: <text:a xlink:type="simple" xlink:href="https://www.ukrinform.ua/rubric-kyiv/3708829-u-kievi-vidbulasa-tvorca-zustric-iz-zahisniceu-mariupola-valerieu-subotinou.html" text:style-name="Internet_20_link" text:visited-style-name="Visited_20_Internet_20_Link">
https://www.ukrinform.ua/rubric-kyiv/3708829-u-kievi-vidbulasa-tvorca-zustric-iz-zahisniceu-mariupola-valerieu-subotinou.html</text:a>
</text:p>
      <!--NEWS-->
      <text:h text:style-name="P10" text:outline-level="1">
<text:span text:style-name="T4">
A creative meeting with Mariupol defender Valery Subotina took place in Kiev</text:span>
</text:h>
      <text:p text:style-name="P4">
Authors: Ukrinform (Person)</text:p>
      <text:p text:style-name="P4">
Publisher: Укринформ (Organization)</text:p>
      <text:p text:style-name="P4">
Published Time: 2023-05-13T-60:12:31+03:00</text:p>
      <text:p text:style-name="P4">
Modified Time: 2023-05-13T21:12:31+03:00</text:p>
      <text:p text:style-name="P4">
Description: At the Cinema House, a creative evening of defenders of Mariupol Valery (Nalo) was held (Karpilenko), dedicated to her collection of poetry "Flowers and Weapons" and returning from captivity. - Ukrinform.</text:p>
      <text:p text:style-name="P4">
Images: ["<text:a xlink:type="simple" xlink:href="https://static.ukrinform.com/photos/2023_05/thumb_files/630_360_1684001251-509.jpg" text:style-name="Internet_20_link" text:visited-style-name="Visited_20_Internet_20_Link">
630_360_16840...</text:a>
", "<text:a xlink:type="simple" xlink:href="https://static.ukrinform.com/photos/2023_05/1684001431-450.jpg" text:style-name="Internet_20_link" text:visited-style-name="Visited_20_Internet_20_Link">
1684001431-45...</text:a>
", "<text:a xlink:type="simple" xlink:href="https://static.ukrinform.com/photos/2023_05/1684001431-195.jpg" text:style-name="Internet_20_link" text:visited-style-name="Visited_20_Internet_20_Link">
1684001431-19...</text:a>
", "<text:a xlink:type="simple" xlink:href="https://static.ukrinform.com/photos/2023_05/1684001430-243.jpg" text:style-name="Internet_20_link" text:visited-style-name="Visited_20_Internet_20_Link">
1684001430-24...</text:a>
", "<text:a xlink:type="simple" xlink:href="https://static.ukrinform.com/photos/2023_05/1684001430-859.jpg" text:style-name="Internet_20_link" text:visited-style-name="Visited_20_Internet_20_Link">
1684001430-85...</text:a>
", "<text:a xlink:type="simple" xlink:href="https://static.ukrinform.com/photos/2023_05/1684001429-832.jpg" text:style-name="Internet_20_link" text:visited-style-name="Visited_20_Internet_20_Link">
1684001429-83...</text:a>
", "<text:a xlink:type="simple" xlink:href="https://static.ukrinform.com/photos/2023_05/1684001429-654.jpg" text:style-name="Internet_20_link" text:visited-style-name="Visited_20_Internet_20_Link">
1684001429-65...</text:a>
", "<text:a xlink:type="simple" xlink:href="https://static.ukrinform.com/photos/2023_05/1684001429-614.jpg" text:style-name="Internet_20_link" text:visited-style-name="Visited_20_Internet_20_Link">
1684001429-61...</text:a>
"]</text:p>
      <text:p text:style-name="P4">
Tags: ['Азовсталь', 'Маріуполь', 'Волонтери', 'Війна з росією']</text:p>
      <text:p text:style-name="P4">
Type: Article</text:p>
      <!--METADATA-->
      <text:p text:style-name="P4">
<draw:frame draw:style-name="fr1" draw:name="Image53" text:anchor-type="as-char" svg:width="6.9236in" svg:height="3.956343in" draw:z-index="0">
<draw:image xlink:href="../Images/yкринформ/2023-05-13T-60-12-31-03-00/630_360_1684001251-509.jpg" xlink:type="simple" xlink:show="embed" xlink:actuate="onLoad" draw:mime-type="image/jpeg"/>
</draw:frame>
The creative evening of the defender of Mariupol Valeria took place in the house(New)Subotina(Carpilenko), dedicated to her collection of poetry "Flowers and Weapons" and return from a half.</text:p>
      <text:p text:style-name="P4">
This was reported by Ukrinform correspondent.</text:p>
      <text:p text:style-name="P4">
"In captivity, you are cut off from any information. So it is impossible to know exactly if you are fighting or waiting for you. But everyone who is long staying is aware: how much you would not be there, Ukraine could not sneak you, as well as Friends and relatives. But how important it is to get out of there and make sure it is!" Subotina said(Carpilenko).</text:p>
      <text:p text:style-name="P4">
<draw:frame draw:style-name="fr1" draw:name="Image54" text:anchor-type="as-char" svg:width="6.9236in" svg:height="4.615733in" draw:z-index="0">
<draw:image xlink:href="../Images/yкринформ/2023-05-13T-60-12-31-03-00/1684001431-450.jpg" xlink:type="simple" xlink:show="embed" xlink:actuate="onLoad" draw:mime-type="image/jpeg"/>
</draw:frame>
<draw:frame draw:style-name="fr1" draw:name="Image55" text:anchor-type="as-char" svg:width="6.9236in" svg:height="4.615733in" draw:z-index="0">
<draw:image xlink:href="../Images/yкринформ/2023-05-13T-60-12-31-03-00/1684001431-195.jpg" xlink:type="simple" xlink:show="embed" xlink:actuate="onLoad" draw:mime-type="image/jpeg"/>
</draw:frame>
She read three poetry. One - about Mariupol, the other dedicated to the captivity now - this poem she wrote yesterday. The third poem was about the husband of Andrew, with whom she married for three days: May 52022 was registered, and on May 7 he did not return from combat. .</text:p>
      <text:p text:style-name="P4">
<text:span text:style-name="T4">
 Read also: </text:span>
 <text:a xlink:type="simple" xlink:href="https://www.ukrinform.ua/rubric-diaspora/3576421-u-munheni-vidbudetsa-tvorca-zustric-z-ukrainskou-poetesou-katerinou-kalitko.html" text:style-name="Internet_20_link" text:visited-style-name="Visited_20_Internet_20_Link">
<text:span text:style-name="T4">
 Creative </text:span>
 <text:span text:style-name="T4">
 Meeting </text:span>
</text:a>
The creative evening gathered in the Red Hall of the Cinema of Friends, acquaintances, the seats of the hypobtles of Nalo. They took the stage to share life stories that combine them with a military personnel, read her poems from the collection "Flower Weapons", and some devoted their own poetry, the inspiration for which the Subotin's song was.</text:p>
      <text:p text:style-name="P4">
<draw:frame draw:style-name="fr1" draw:name="Image56" text:anchor-type="as-char" svg:width="6.9236in" svg:height="4.615733in" draw:z-index="0">
<draw:image xlink:href="../Images/yкринформ/2023-05-13T-60-12-31-03-00/1684001430-243.jpg" xlink:type="simple" xlink:show="embed" xlink:actuate="onLoad" draw:mime-type="image/jpeg"/>
</draw:frame>
<draw:frame draw:style-name="fr1" draw:name="Image57" text:anchor-type="as-char" svg:width="6.9236in" svg:height="4.615733in" draw:z-index="0">
<draw:image xlink:href="../Images/yкринформ/2023-05-13T-60-12-31-03-00/1684001430-859.jpg" xlink:type="simple" xlink:show="embed" xlink:actuate="onLoad" draw:mime-type="image/jpeg"/>
</draw:frame>
"We are all united by the war ... Among us are families who have waited for our relatives from captivity.(Valery Subotina - ed.)Along with us, thank you. But none of us can live quietly, because there are so many of our relatives now in captivity. We have to fight together so that our ourselves return from captivity as soon as possible. And we will continue the struggle, because the mother cannot be different, "said the mother of the deceased defender Mariupolmil Subotin.</text:p>
      <text:p text:style-name="P4">
<text:span text:style-name="T4">
 Read also: </text:span>
 <text:a xlink:type="simple" xlink:href="https://www.ukrinform.ua/rubric-culture/3613921-u-kievi-vidbudetsa-dopremernij-pokaz-stricki-obmin.html" text:style-name="Internet_20_link" text:visited-style-name="Visited_20_Internet_20_Link">
</text:a>
</text:p>
      <text:p text:style-name="P4">
<draw:frame draw:style-name="fr1" draw:name="Image58" text:anchor-type="as-char" svg:width="6.9236in" svg:height="4.615733in" draw:z-index="0">
<draw:image xlink:href="../Images/yкринформ/2023-05-13T-60-12-31-03-00/1684001429-832.jpg" xlink:type="simple" xlink:show="embed" xlink:actuate="onLoad" draw:mime-type="image/jpeg"/>
</draw:frame>
<draw:frame draw:style-name="fr1" draw:name="Image59" text:anchor-type="as-char" svg:width="6.9236in" svg:height="4.615733in" draw:z-index="0">
<draw:image xlink:href="../Images/yкринформ/2023-05-13T-60-12-31-03-00/1684001429-654.jpg" xlink:type="simple" xlink:show="embed" xlink:actuate="onLoad" draw:mime-type="image/jpeg"/>
</draw:frame>
"I am often eloquent, but now I do not say.</text:p>
      <text:p text:style-name="P4">
<draw:frame draw:style-name="fr1" draw:name="Image60" text:anchor-type="as-char" svg:width="6.9236in" svg:height="4.615733in" draw:z-index="0">
<draw:image xlink:href="../Images/yкринформ/2023-05-13T-60-12-31-03-00/1684001429-614.jpg" xlink:type="simple" xlink:show="embed" xlink:actuate="onLoad" draw:mime-type="image/jpeg"/>
</draw:frame>
As reported, a spokeswoman for the Azov Regiment, Azovstal Defender and Mariupolyavalevalery Subotin(Carpilenko)She returned to Ukraine from the Russian captivity during the exchange of prisoners of war on April 10.</text:p>
      <text:p text:style-name="P4">
News Source: <text:a xlink:type="simple" xlink:href="https://www.ukrinform.ua/rubric-kyiv/3708829-u-kievi-vidbulasa-tvorca-zustric-iz-zahisniceu-mariupola-valerieu-subotinou.html" text:style-name="Internet_20_link" text:visited-style-name="Visited_20_Internet_20_Link">
https://www.ukrinform.ua/rubric-kyiv/3708829-u-kievi-vidbulasa-tvorca-zustric-iz-zahisniceu-mariupola-valerieu-subotinou.html</text:a>
</text:p>
      <!--NEWS-->
      <text:h text:style-name="P10" text:outline-level="1">
<text:span text:style-name="T4">
Tennis: Ukrainian Vanshelboim won the paired tournament</text:span>
</text:h>
      <text:p text:style-name="P4">
Authors: Ukrinform (Person)</text:p>
      <text:p text:style-name="P4">
Publisher: Укринформ (Organization)</text:p>
      <text:p text:style-name="P4">
Published Time: 2023-05-13T-62:12:00+03:00</text:p>
      <text:p text:style-name="P4">
Modified Time: 2023-05-13T21:12:00+03:00</text:p>
      <text:p text:style-name="P4">
Description: The Ukrainian tennis player Eric Vanshelboim won the paired soil tournament of the ITF M25 series in Swedish Varnamo. - Ukrinform.</text:p>
      <text:p text:style-name="P4">
Images: ["<text:a xlink:type="simple" xlink:href="https://static.ukrinform.com/photos/2023_05/thumb_files/630_360_1684001538-187.jpg" text:style-name="Internet_20_link" text:visited-style-name="Visited_20_Internet_20_Link">
630_360_16840...</text:a>
"]</text:p>
      <text:p text:style-name="P4">
Tags: ['Теніс']</text:p>
      <text:p text:style-name="P4">
Type: Article</text:p>
      <!--METADATA-->
      <text:p text:style-name="P4">
<draw:frame draw:style-name="fr1" draw:name="Image61" text:anchor-type="as-char" svg:width="6.9236in" svg:height="3.956343in" draw:z-index="0">
<draw:image xlink:href="../Images/yкринформ/2023-05-13T-62-12-00-03-00/630_360_1684001538-187.jpg" xlink:type="simple" xlink:show="embed" xlink:actuate="onLoad" draw:mime-type="image/jpeg"/>
</draw:frame>
The Ukrainian tennis player Eric Vanshelboim won the paired soil tournament of ITF M25 in Swedish Varnamo.</text:p>
      <text:p text:style-name="P4">
In the finale, a 21-year-old athlete, together with Sweden Simon Freund, won Charles Brum and Mark Weithouse-6: 3, 6: 3, reports Ukrinform.</text:p>
      <text:p text:style-name="P4">
This is the second victory at the pair tournament for Varshelboy this season.</text:p>
      <text:p text:style-name="P4">
<text:span text:style-name="T4">
 Read also: </text:span>
 <text:a xlink:type="simple" xlink:href="https://www.ukrinform.ua/rubric-sports/3708640-curenko-uperse-zdobula-ponad-20-peremog-za-sezon-pered-rolan-garros.html" text:style-name="Internet_20_link" text:visited-style-name="Visited_20_Internet_20_Link">
</text:a>
In April, he, along with Australian Adam Taylor, won the ITF M25 Ukrovnik Dubrovnik.</text:p>
      <text:p text:style-name="P4">
Photo: btu.org.ua</text:p>
      <text:p text:style-name="P4">
News Source: <text:a xlink:type="simple" xlink:href="https://www.ukrinform.ua/rubric-sports/3708830-tenis-ukrainec-vanselbojm-vigrav-parnij-turnir.html" text:style-name="Internet_20_link" text:visited-style-name="Visited_20_Internet_20_Link">
https://www.ukrinform.ua/rubric-sports/3708830-tenis-ukrainec-vanselbojm-vigrav-parnij-turnir.html</text:a>
</text:p>
      <!--NEWS-->
      <text:h text:style-name="P10" text:outline-level="1">
<text:span text:style-name="T4">
Arahamia commented on the situation with the probable supply of Switzerland weapons for Ukraine</text:span>
</text:h>
      <text:p text:style-name="P4">
Authors: Ukrinform (Person)</text:p>
      <text:p text:style-name="P4">
Publisher: Укринформ (Organization)</text:p>
      <text:p text:style-name="P4">
Published Time: 2023-05-13T-64:05:00+03:00</text:p>
      <text:p text:style-name="P4">
Modified Time: 2023-05-13T21:05:00+03:00</text:p>
      <text:p text:style-name="P4">
Description: The head of the parliamentary faction of "Servant of the People" David Arahamia stated that in the media there are many inaccurate interpretations of the latest decisions on Swiss weapons. - Ukrinform.</text:p>
      <text:p text:style-name="P4">
Images: ["<text:a xlink:type="simple" xlink:href="https://static.ukrinform.com/photos/2022_03/thumb_files/630_360_1646406939-675.jpg" text:style-name="Internet_20_link" text:visited-style-name="Visited_20_Internet_20_Link">
630_360_16464...</text:a>
"]</text:p>
      <text:p text:style-name="P4">
Tags: ['Швейцарія', 'Зброя', 'Арахамія']</text:p>
      <text:p text:style-name="P4">
Type: Article</text:p>
      <!--METADATA-->
      <text:p text:style-name="P4">
<draw:frame draw:style-name="fr1" draw:name="Image62" text:anchor-type="as-char" svg:width="6.9236in" svg:height="3.956343in" draw:z-index="0">
<draw:image xlink:href="../Images/yкринформ/2023-05-13T-64-05-00-03-00/630_360_1646406939-675.jpg" xlink:type="simple" xlink:show="embed" xlink:actuate="onLoad" draw:mime-type="image/jpeg"/>
</draw:frame>
The head of the Parliamentary faction of the "Servant of the People" David Arahamia stated that there are many inaccurate interpretations of recent decisions about Swiss weapons in the means of means.</text:p>
      <text:p text:style-name="P4">
According to Ukrinform, Arahamia reports in <text:a xlink:type="simple" xlink:href="https://t.me/David_Arakhamia/241" text:style-name="Internet_20_link" text:visited-style-name="Visited_20_Internet_20_Link">
</text:a>
.</text:p>
      <text:p text:style-name="P4">
“У ЗМІ багато неточних трактувань останніх рішень швейцарських колег.Починаючи від того, що парламент нібито вже ухвалив рішення про згоду наекспорт, закінчуючи тим, що нібито Швейцарія вже направляє нам зброю”, -написав він.</text:p>
      <text:p text:style-name="P4">
<text:span text:style-name="T4">
Читайте також:</text:span>
 <text:a xlink:type="simple" xlink:href="https://www.ukrinform.ua/rubric-polytics/3708743-kornienko-v-estonii-obgovoriv-neobhidnist-citkogo-algoritmu-ruhu-ukraini-v-nato.html" text:style-name="Internet_20_link" text:visited-style-name="Visited_20_Internet_20_Link">
 </text:a>
Arahamia explained that in fact, the profile committees have supported proposals for the softening of the Rules for the export of Swiss defense technologies. Ukraine is known to the date when the projections of the relevant decisions will be stressed in the hall. "We are working to ensure that they are effective," added.</text:p>
      <text:p text:style-name="P4">
The chairman of the parliamentary faction reminded that working with Switzerland on weapons production was started at the beginning of the year.</text:p>
      <text:p text:style-name="P4">
He noted that not everyone believed what was possible. And now Ukraine has the first, but not yet final results.</text:p>
      <text:p text:style-name="P4">
<text:span text:style-name="T4">
 Read also: </text:span>
 <text:a xlink:type="simple" xlink:href="https://www.ukrinform.ua/rubric-ato/3708649-nimeccina-anonsuvala-paket-vijskovoi-dopomogi-na-27-milarda-aku-zbrou-otrimae-ukraina.html" text:style-name="Internet_20_link" text:visited-style-name="Visited_20_Internet_20_Link">
<text:span text:style-name="T4">
 weapons </text:span>
</text:a>
Also, the head of the "Servant of the People" faction noted the work of participants of the Ukrainian Parliamentary Diplomatic Mission in Switzerland, the Presidential Office, and the Ministries of About Affairs, which made a lot of efforts on this process. "And, of course, a huge merit in this former colleague in the Irinievendictova faction, who heads our ambassador in Switzerland," Arahamia emphasized.</text:p>
      <text:p text:style-name="P4">
As reported by Ukrinform, <text:a xlink:type="simple" xlink:href="https://www.ukrinform.ua/rubric-economy/3708078-u-parlamenti-svejcarii-rekomenduvali-pomaksiti-eksportnij-kontrol-vijskovoi-tehniki-ta-zbroi.html" text:style-name="Internet_20_link" text:visited-style-name="Visited_20_Internet_20_Link">
</text:a>
military equipment and weapons.</text:p>
      <text:p text:style-name="P4">
News Source: <text:a xlink:type="simple" xlink:href="https://www.ukrinform.ua/rubric-ato/3708827-arahamia-prokomentuvav-situaciu-z-imovirnim-postacannam-svejcarieu-zbroi-dla-ukraini.html" text:style-name="Internet_20_link" text:visited-style-name="Visited_20_Internet_20_Link">
https://www.ukrinform.ua/rubric-ato/3708827-arahamia-prokomentuvav-situaciu-z-imovirnim-postacannam-svejcarieu-zbroi-dla-ukraini.html</text:a>
</text:p>
      <!--NEWS-->
      <text:h text:style-name="P10" text:outline-level="1">
<text:span text:style-name="T4">
The President invited the Pope to Ukraine and presented a picture</text:span>
</text:h>
      <text:p text:style-name="P4">
Authors: Ukrinform (Person)</text:p>
      <text:p text:style-name="P4">
Publisher: Укринформ (Organization)</text:p>
      <text:p text:style-name="P4">
Published Time: 2023-05-13T-67:48:00+03:00</text:p>
      <text:p text:style-name="P4">
Modified Time: 2023-05-13T20:48:00+03:00</text:p>
      <text:p text:style-name="P4">
Description: President Volodymyr Zelenskyy invited the Pope Francis to visit Ukraine and support the Ukrainians with prayer. - Ukrinform.</text:p>
      <text:p text:style-name="P4">
Images: ["<text:a xlink:type="simple" xlink:href="https://static.ukrinform.com/photos/2023_05/thumb_files/630_360_1683999909-239.jpeg" text:style-name="Internet_20_link" text:visited-style-name="Visited_20_Internet_20_Link">
630_360_16839...</text:a>
", "<text:a xlink:type="simple" xlink:href="https://static.ukrinform.com/photos/2023_05/1683999958-504.jpeg" text:style-name="Internet_20_link" text:visited-style-name="Visited_20_Internet_20_Link">
1683999958-50...</text:a>
", "<text:a xlink:type="simple" xlink:href="https://static.ukrinform.com/photos/2023_05/1683999958-468.jpeg" text:style-name="Internet_20_link" text:visited-style-name="Visited_20_Internet_20_Link">
1683999958-46...</text:a>
"]</text:p>
      <text:p text:style-name="P4">
Tags: ['Папа Франциск', 'Ватикан', 'Зеленський', 'Війна з росією']</text:p>
      <text:p text:style-name="P4">
Type: Article</text:p>
      <!--METADATA-->
      <text:p text:style-name="P4">
<draw:frame draw:style-name="fr1" draw:name="Image63" text:anchor-type="as-char" svg:width="6.9236in" svg:height="3.956343in" draw:z-index="0">
<draw:image xlink:href="../Images/yкринформ/2023-05-13T-67-48-00-03-00/630_360_1683999909-239.jpeg" xlink:type="simple" xlink:show="embed" xlink:actuate="onLoad" draw:mime-type="image/jpeg"/>
</draw:frame>
President Volodymyr Zelenskyy invited the Pope Francis to visit Ukraine and support the prayer of Ukrainians.</text:p>
      <text:p text:style-name="P4">
About it reports <text:a xlink:type="simple" xlink:href="https://www.president.gov.ua/news/prezident-ukrayini-volodimir-zelenskij-zustrivsya-z-papoyu-r-82849" text:style-name="Internet_20_link" text:visited-style-name="Visited_20_Internet_20_Link">
</text:a>
, reports Ukrinform.</text:p>
      <text:p text:style-name="P4">
It is noted that Zelensky urged Pontice to visit our country to support the prayer of all Ukrainians who suffer from Russian terror against the evil that came to the Ukrainian land.</text:p>
      <text:p text:style-name="P4">
<draw:frame draw:style-name="fr1" draw:name="Image64" text:anchor-type="as-char" svg:width="6.9236in" svg:height="4.617948in" draw:z-index="0">
<draw:image xlink:href="../Images/yкринформ/2023-05-13T-67-48-00-03-00/1683999958-504.jpeg" xlink:type="simple" xlink:show="embed" xlink:actuate="onLoad" draw:mime-type="image/jpeg"/>
</draw:frame>
The President also conveyed his holiness painting "Loss, 2022-58" Autholexion of Revika, who was born in the occupied by Russia Melitopolisapozhye region. According to the OP, this painting is part of the Reds series, which illustrates the events of the war that is happening now, and every work of the series is a red line that Russia crossed.</text:p>
      <text:p text:style-name="P4">
<text:span text:style-name="T4">
 Read also: </text:span>
 <text:a xlink:type="simple" xlink:href="https://www.ukrinform.ua/rubric-society/3708804-zelenskij-zustrivsa-z-papou-franciskom-u-vatikani.html" text:style-name="Internet_20_link" text:visited-style-name="Visited_20_Internet_20_Link">
<text:span text:style-name="T4">
 Franci </text:span>
</text:a>
In the office of the head of state, they reminded that during a meeting with the Pope Zelensky, the main attention was paid to the termination of Russian aggression and restoration.</text:p>
      <text:p text:style-name="P4">
<draw:frame draw:style-name="fr1" draw:name="Image65" text:anchor-type="as-char" svg:width="6.9236in" svg:height="4.617948in" draw:z-index="0">
<draw:image xlink:href="../Images/yкринформ/2023-05-13T-67-48-00-03-00/1683999958-468.jpeg" xlink:type="simple" xlink:show="embed" xlink:actuate="onLoad" draw:mime-type="image/jpeg"/>
</draw:frame>
He, in particular, asked the Pope Francis to comprehensively promote the implementation of formular, in particular in the issues of food security, the release of prisoners of ideported persons and the restoration of justice.</text:p>
      <text:p text:style-name="P4">
"Since the war continues in the territory of Ukraine, a peace plan can only be Ukrainian," the President emphasized.</text:p>
      <text:p text:style-name="P4">
<text:span text:style-name="T4">
 Read also: </text:span>
 <text:a xlink:type="simple" xlink:href="https://www.ukrinform.ua/rubric-ato/3708785-zelenskij-rosia-ne-hoce-miru-usi-maut-ce-usvidomiti.html" text:style-name="Internet_20_link" text:visited-style-name="Visited_20_Internet_20_Link">
<text:span text:style-name="T4">
 Zelensky </text:span>
</text:a>
As reported, <text:a xlink:type="simple" xlink:href="https://www.ukrinform.ua/rubric-polytics/3708665-zelenskij-pribuv-iz-vizitom-do-italii.html" text:style-name="Internet_20_link" text:visited-style-name="Visited_20_Internet_20_Link">
</text:a>
.</text:p>
      <text:p text:style-name="P4">
Photo: op</text:p>
      <text:p text:style-name="P4">
News Source: <text:a xlink:type="simple" xlink:href="https://www.ukrinform.ua/rubric-society/3708823-prezident-zaprosiv-papu-rimskogo-v-ukrainu-i-podaruvav-kartinu.html" text:style-name="Internet_20_link" text:visited-style-name="Visited_20_Internet_20_Link">
https://www.ukrinform.ua/rubric-society/3708823-prezident-zaprosiv-papu-rimskogo-v-ukrainu-i-podaruvav-kartinu.html</text:a>
</text:p>
      <!--NEWS-->
      <text:h text:style-name="P10" text:outline-level="1">
<text:span text:style-name="T4">
In Ukraine tomorrow mainly without precipitation, in the afternoon up to 24 °</text:span>
</text:h>
      <text:p text:style-name="P4">
Authors: Ukrinform (Person)</text:p>
      <text:p text:style-name="P4">
Publisher: Укринформ (Organization)</text:p>
      <text:p text:style-name="P4">
Published Time: 2023-05-13T-69:40:00+03:00</text:p>
      <text:p text:style-name="P4">
Modified Time: 2023-05-13T20:40:00+03:00</text:p>
      <text:p text:style-name="P4">
Description: In Ukraine on Sunday, there will be a slight rain and a thunderstorm on the Left Bank, in the Volyn, Rivne region and the Carpathians, the temperature at night 6-11 °, in the afternoon 19-24 °. - Ukrinform.</text:p>
      <text:p text:style-name="P4">
Images: ["<text:a xlink:type="simple" xlink:href="https://static.ukrinform.com/photos/2022_05/thumb_files/630_360_1653467553-903.jpg" text:style-name="Internet_20_link" text:visited-style-name="Visited_20_Internet_20_Link">
630_360_16534...</text:a>
"]</text:p>
      <text:p text:style-name="P4">
Tags: ['Дощ', 'Погода', 'Тепло', 'Прогноз']</text:p>
      <text:p text:style-name="P4">
Type: Article</text:p>
      <!--METADATA-->
      <text:p text:style-name="P4">
<draw:frame draw:style-name="fr1" draw:name="Image66" text:anchor-type="as-char" svg:width="6.9236in" svg:height="3.956343in" draw:z-index="0">
<draw:image xlink:href="../Images/yкринформ/2023-05-13T-69-40-00-03-00/630_360_1653467553-903.jpg" xlink:type="simple" xlink:show="embed" xlink:actuate="onLoad" draw:mime-type="image/jpeg"/>
</draw:frame>
In Ukraine, Sunday in places will be slightly short-term rain and thunderstorm on the Left Bank, the Volinsky, Rivne region and the Carpathians, the temperature at night 6-11 °, in the afternoon19-24 °.</text:p>
      <text:p text:style-name="P4">
Ukrinform was reported at the Ukrainian Hydrometeorological Center.</text:p>
      <text:p text:style-name="P4">
"At night without precipitation, in the afternoon on the Left Bank, in the Volyn, Rivne region, the Carpathians are in places of light short-term rain, thunderstorms. The wind is predominant-western, in the western regions Southeast, 3-8 m/s. seas 10-15 °, in the afternoon 19-24 °; in the Carpathians at night from 4 ° heat to 1 ° frost, in the afternoon 11-16 ° heat, "-said in the message.</text:p>
      <text:p text:style-name="P4">
In Kiev and the region, May 14 is not predicted. <text:a xlink:type="simple" xlink:href="https://www.ukrinform.ua/tag-viter" text:style-name="Internet_20_link" text:visited-style-name="Visited_20_Internet_20_Link">
</text:a>
Northwest, 3-5 m/s. In the capital, at night 9-11 °, in the afternoon 21-23 °, in Kyiv region 6-11 ° at night, 19-24 ° in the afternoon.</text:p>
      <text:p text:style-name="P4">
According to the forecast, May 15-16 in the western regions(On the night of May 15, only the Vacarpathian region)Short -term rains, thunderstorms, in the daytime areas of hail are expected; in the rest of the territory without significant rainfall. The wind southeast with the transition to the southwestern, 7-12 m/s, in the western part of the places of 15-20 m/s. The temperature at night is 8-13 °, on the coast of the seas up to 16 °, in the afternoon19-24 °, in the southern part and central regions in places up to 27 °; The Carpathian Mountains on May 15 at night 3-8 ° warm, day 11-16 °, May 16 at night 6-11 °, in the afternoon 15-20 °.</text:p>
      <text:p text:style-name="P4">
In Kiev and the region on May 15-16 without significant rainfall. Wind southeast in the southwest, 7-12 m/s. In the capital, the temperature at night is 11-13 °, in the afternoon 22-24 °, in the Kiev region at night 8-13 °, in the afternoon 19-24 °.</text:p>
      <text:p text:style-name="P4">
<text:span text:style-name="T4">
 Read also: </text:span>
 <text:a xlink:type="simple" xlink:href="https://www.ukrinform.ua/rubric-kyiv/3708648-u-kievi-riven-vodi-v-dnipri-za-dobu-pidnavsa-na-4-santimetri.html" text:style-name="Internet_20_link" text:visited-style-name="Visited_20_Internet_20_Link">
</text:a>
Forecasters are not predicted on May 17-18 in Ukraine, only at night Nazakarpattia and in the Carpathians a small, in the afternoon in most western regions there was a short-term rain. Temperature at night 9-15 °; In the afternoon 20-26 °, in the west of Ukraine 16-22 °.</text:p>
      <text:p text:style-name="P4">
In Kiev and the region May 17-18, precipitation is not expected. In the capital, the temperature of the carrier is 13-15 °, in the afternoon 23-25 °, in the Kyiv region at night 10-15 °, in the afternoon 21-26 °.</text:p>
      <text:p text:style-name="P4">
News Source: <text:a xlink:type="simple" xlink:href="https://www.ukrinform.ua/rubric-regions/3708719-v-ukraini-zavtra-perevazno-bez-opadiv-vden-do-24.html" text:style-name="Internet_20_link" text:visited-style-name="Visited_20_Internet_20_Link">
https://www.ukrinform.ua/rubric-regions/3708719-v-ukraini-zavtra-perevazno-bez-opadiv-vden-do-24.html</text:a>
</text:p>
      <!--NEWS-->
      <text:h text:style-name="P10" text:outline-level="1">
<text:span text:style-name="T4">
Due to the attacks in Khmelnitsky region there will be delays in railway connection, some tra...</text:span>
</text:h>
      <text:p text:style-name="P4">
Authors: liveuamap (Language: en)</text:p>
      <text:p text:style-name="P4">
Time: 2023-05-13T00:03:38</text:p>
      <text:p text:style-name="P4">
Location: Khmelnitsky (Latitude:49.4165 Longtitude:27.01065)</text:p>
      <text:p text:style-name="P4">
Videos: []</text:p>
      <text:p text:style-name="P4">
Images: []</text:p>
      <text:p text:style-name="P4">
Tags: []</text:p>
      <text:p text:style-name="P4">
Id: 22562466</text:p>
      <!--METADATA-->
      <text:p text:style-name="P4">
Due to the attacks in Khmelnitsky region there will be delays in railwayconnection, some trains will be rerouted</text:p>
      <text:p text:style-name="P4">
News Collection Link: <text:a xlink:type="simple" xlink:href="https://liveuamap.com/en/2023/13-may-due-to-the-attacks-in-khmelnitsky-region-there-will" text:style-name="Internet_20_link" text:visited-style-name="Visited_20_Internet_20_Link">
https://liveuamap.com/en/2023/13-may-due-to-the-attacks-in-khmelnitsky-region-there-will</text:a>
</text:p>
      <text:p text:style-name="P4">
News Source: <text:a xlink:type="simple" xlink:href="https://t.me/espresotb/62432" text:style-name="Internet_20_link" text:visited-style-name="Visited_20_Internet_20_Link">
https://t.me/espresotb/62432</text:a>
</text:p>
      <!--NEWS-->
      <text:h text:style-name="P10" text:outline-level="1">
<text:span text:style-name="T4">
Critical infrastructure was hit in Khmelnitsky region, explosions could be audible for some t...</text:span>
</text:h>
      <text:p text:style-name="P4">
Authors: liveuamap (Language: en)</text:p>
      <text:p text:style-name="P4">
Time: 2023-05-13T00:47:21</text:p>
      <text:p text:style-name="P4">
Location: Khmelnitsky (Latitude:49.43414 Longtitude:26.97126)</text:p>
      <text:p text:style-name="P4">
Videos: []</text:p>
      <text:p text:style-name="P4">
Images: []</text:p>
      <text:p text:style-name="P4">
Tags: ["Europe", "Central and Eastern Europe"]</text:p>
      <text:p text:style-name="P4">
Id: 22562467</text:p>
      <!--METADATA-->
      <text:p text:style-name="P4">
Critical infrastructure was hit in Khmelnitsky region, explosions could beaudible for some time, - regional authorities</text:p>
      <text:p text:style-name="P4">
News Collection Link: <text:a xlink:type="simple" xlink:href="https://liveuamap.com/en/2023/13-may-critical-infrastructure-was-hit-in-khmelnitsky-region" text:style-name="Internet_20_link" text:visited-style-name="Visited_20_Internet_20_Link">
https://liveuamap.com/en/2023/13-may-critical-infrastructure-was-hit-in-khmelnitsky-region</text:a>
</text:p>
      <text:p text:style-name="P4">
News Source: <text:a xlink:type="simple" xlink:href="https://t.me/ukrinform_news/98737" text:style-name="Internet_20_link" text:visited-style-name="Visited_20_Internet_20_Link">
https://t.me/ukrinform_news/98737</text:a>
</text:p>
      <!--NEWS-->
      <text:h text:style-name="P10" text:outline-level="1">
<text:span text:style-name="T4">
Donetsk Oblast(07:18). Red Alert: aerial threat. Sirens sounding. Take cover now!</text:span>
</text:h>
      <text:p text:style-name="P4">
Authors: liveuamap (Language: en)</text:p>
      <text:p text:style-name="P4">
Time: 2023-05-13T01:21:00</text:p>
      <text:p text:style-name="P4">
Location: Donetsk Oblast (Latitude:48.72629 Longtitude:37.57703)</text:p>
      <text:p text:style-name="P4">
Videos: []</text:p>
      <text:p text:style-name="P4">
Images: []</text:p>
      <text:p text:style-name="P4">
Tags: ["Europe", "Central and Eastern Europe"]</text:p>
      <text:p text:style-name="P4">
Id: 22562469</text:p>
      <!--METADATA-->
      <text:p text:style-name="P4">
Donetsk Oblast(07:18). Red Alert: aerial threat. Sirens sounding. Take covernow!</text:p>
      <text:p text:style-name="P4">
News Collection Link: <text:a xlink:type="simple" xlink:href="https://liveuamap.com/en/2023/13-may-donetsk-oblast0718-red-alert-aerial-thg" text:style-name="Internet_20_link" text:visited-style-name="Visited_20_Internet_20_Link">
https://liveuamap.com/en/2023/13-may-donetsk-oblast0718-red-alert-aerial-thg</text:a>
</text:p>
      <text:p text:style-name="P4">
News Source: <text:a xlink:type="simple" xlink:href="https://t.me/air_alert_ua/45187" text:style-name="Internet_20_link" text:visited-style-name="Visited_20_Internet_20_Link">
https://t.me/air_alert_ua/45187</text:a>
</text:p>
      <!--NEWS-->
      <text:h text:style-name="P10" text:outline-level="1">
<text:span text:style-name="T4">
Donetsk Oblast(08:24). Red Alert: aerial threat. Sirens sounding. Take cover now!</text:span>
</text:h>
      <text:p text:style-name="P4">
Authors: liveuamap (Language: en)</text:p>
      <text:p text:style-name="P4">
Time: 2023-05-13T02:26:00</text:p>
      <text:p text:style-name="P4">
Location: Donetsk Oblast (Latitude:48.7275 Longtitude:37.57703)</text:p>
      <text:p text:style-name="P4">
Videos: []</text:p>
      <text:p text:style-name="P4">
Images: []</text:p>
      <text:p text:style-name="P4">
Tags: ["Europe", "Central and Eastern Europe"]</text:p>
      <text:p text:style-name="P4">
Id: 22562471</text:p>
      <!--METADATA-->
      <text:p text:style-name="P4">
Donetsk Oblast(08:24). Red Alert: aerial threat. Sirens sounding. Take covernow!</text:p>
      <text:p text:style-name="P4">
News Collection Link: <text:a xlink:type="simple" xlink:href="https://liveuamap.com/en/2023/13-may-donetsk-oblast0824-red-alert-aerial-thg" text:style-name="Internet_20_link" text:visited-style-name="Visited_20_Internet_20_Link">
https://liveuamap.com/en/2023/13-may-donetsk-oblast0824-red-alert-aerial-thg</text:a>
</text:p>
      <text:p text:style-name="P4">
News Source: <text:a xlink:type="simple" xlink:href="https://t.me/air_alert_ua/45189" text:style-name="Internet_20_link" text:visited-style-name="Visited_20_Internet_20_Link">
https://t.me/air_alert_ua/45189</text:a>
</text:p>
      <!--NEWS-->
      <text:h text:style-name="P10" text:outline-level="1">
<text:span text:style-name="T4">
Explosions in Luhansk</text:span>
</text:h>
      <text:p text:style-name="P4">
Authors: liveuamap (Language: en)</text:p>
      <text:p text:style-name="P4">
Time: 2023-05-13T02:53:48</text:p>
      <text:p text:style-name="P4">
Location: Luhans'k, Luhans'ka oblast (Latitude:48.54025 Longtitude:39.34736)</text:p>
      <text:p text:style-name="P4">
Videos: []</text:p>
      <text:p text:style-name="P4">
Images: ["<text:a xlink:type="simple" xlink:href="https://liveuamap.com/pics/2023/05/13/22562472_0.jpg" text:style-name="Internet_20_link" text:visited-style-name="Visited_20_Internet_20_Link">
22562472_0.jpg</text:a>
"]</text:p>
      <text:p text:style-name="P4">
Tags: ["Minsk Monitor", "Central and Eastern Europe"]</text:p>
      <text:p text:style-name="P4">
Id: 22562472</text:p>
      <!--METADATA-->
      <text:p text:style-name="P4">
Explosions in Luhansk</text:p>
      <text:p text:style-name="P4">
<draw:frame draw:style-name="fr1" draw:name="Image67" text:anchor-type="as-char" svg:width="6.3625in" svg:height="10.0in" draw:z-index="0">
<draw:image xlink:href="../Images/liveuamap/2023-05-13T02-53-48/22562472_0.jpg" xlink:type="simple" xlink:show="embed" xlink:actuate="onLoad" draw:mime-type="image/jpeg"/>
</draw:frame>
News Collection Link: <text:a xlink:type="simple" xlink:href="https://liveuamap.com/en/2023/13-may-explosions-in-luhansk-" text:style-name="Internet_20_link" text:visited-style-name="Visited_20_Internet_20_Link">
https://liveuamap.com/en/2023/13-may-explosions-in-luhansk-</text:a>
</text:p>
      <text:p text:style-name="P4">
News Source: <text:a xlink:type="simple" xlink:href="https://t.me/itsdonetsk/74003" text:style-name="Internet_20_link" text:visited-style-name="Visited_20_Internet_20_Link">
https://t.me/itsdonetsk/74003</text:a>
</text:p>
      <!--NEWS-->
      <text:h text:style-name="P10" text:outline-level="1">
<text:span text:style-name="T4">
Ukrainian air defense shot down 17 of 21 drones launched by Russia overnight</text:span>
</text:h>
      <text:p text:style-name="P4">
Authors: liveuamap (Language: en)</text:p>
      <text:p text:style-name="P4">
Time: 2023-05-13T03:05:36</text:p>
      <text:p text:style-name="P4">
Location: Kyiv (Latitude:50.64184 Longtitude:30.4929)</text:p>
      <text:p text:style-name="P4">
Videos: []</text:p>
      <text:p text:style-name="P4">
Images: ["<text:a xlink:type="simple" xlink:href="https://liveuamap.com/pics/2023/05/13/22562474_0.jpg" text:style-name="Internet_20_link" text:visited-style-name="Visited_20_Internet_20_Link">
22562474_0.jpg</text:a>
"]</text:p>
      <text:p text:style-name="P4">
Tags: ["Europe", "Central and Eastern Europe"]</text:p>
      <text:p text:style-name="P4">
Id: 22562474</text:p>
      <!--METADATA-->
      <text:p text:style-name="P4">
Ukrainian air defense shot down 17 of 21 drones launched by Russia overnight</text:p>
      <text:p text:style-name="P4">
<draw:frame draw:style-name="fr1" draw:name="Image68" text:anchor-type="as-char" svg:width="6.9236in" svg:height="2.146316in" draw:z-index="0">
<draw:image xlink:href="../Images/liveuamap/2023-05-13T03-05-36/22562474_0.jpg" xlink:type="simple" xlink:show="embed" xlink:actuate="onLoad" draw:mime-type="image/jpeg"/>
</draw:frame>
News Collection Link: <text:a xlink:type="simple" xlink:href="https://liveuamap.com/en/2023/13-may-ukrainian-air-defense-shot-down-17-of-21-drones-launched" text:style-name="Internet_20_link" text:visited-style-name="Visited_20_Internet_20_Link">
https://liveuamap.com/en/2023/13-may-ukrainian-air-defense-shot-down-17-of-21-drones-launched</text:a>
</text:p>
      <text:p text:style-name="P4">
News Source: <text:a xlink:type="simple" xlink:href="https://t.me/UkraineNow/32963" text:style-name="Internet_20_link" text:visited-style-name="Visited_20_Internet_20_Link">
https://t.me/UkraineNow/32963</text:a>
</text:p>
      <!--NEWS-->
      <text:h text:style-name="P10" text:outline-level="1">
<text:span text:style-name="T4">
Donetsk Oblast(09:14). Red Alert: aerial threat. Sirens sounding. Take cover now!</text:span>
</text:h>
      <text:p text:style-name="P4">
Authors: liveuamap (Language: en)</text:p>
      <text:p text:style-name="P4">
Time: 2023-05-13T03:16:00</text:p>
      <text:p text:style-name="P4">
Location: Donetsk Oblast (Latitude:48.72826 Longtitude:37.57834)</text:p>
      <text:p text:style-name="P4">
Videos: []</text:p>
      <text:p text:style-name="P4">
Images: []</text:p>
      <text:p text:style-name="P4">
Tags: ["Europe", "Central and Eastern Europe"]</text:p>
      <text:p text:style-name="P4">
Id: 22562475</text:p>
      <!--METADATA-->
      <text:p text:style-name="P4">
Donetsk Oblast(09:14). Red Alert: aerial threat. Sirens sounding. Take covernow!</text:p>
      <text:p text:style-name="P4">
News Collection Link: <text:a xlink:type="simple" xlink:href="https://liveuamap.com/en/2023/13-may-donetsk-oblast0914-red-alert-aerial-thg" text:style-name="Internet_20_link" text:visited-style-name="Visited_20_Internet_20_Link">
https://liveuamap.com/en/2023/13-may-donetsk-oblast0914-red-alert-aerial-thg</text:a>
</text:p>
      <text:p text:style-name="P4">
News Source: <text:a xlink:type="simple" xlink:href="https://t.me/air_alert_ua/45191" text:style-name="Internet_20_link" text:visited-style-name="Visited_20_Internet_20_Link">
https://t.me/air_alert_ua/45191</text:a>
</text:p>
      <!--NEWS-->
      <text:h text:style-name="P10" text:outline-level="1">
<text:span text:style-name="T4">
Zaporizka Oblast, Donetsk Oblast(10:36). Red Alert: aerial threat. Sirens sounding. Take cove...</text:span>
</text:h>
      <text:p text:style-name="P4">
Authors: liveuamap (Language: en)</text:p>
      <text:p text:style-name="P4">
Time: 2023-05-13T04:37:00</text:p>
      <text:p text:style-name="P4">
Location: Zaporizka Oblast (Latitude:47.611971 Longtitude:35.765731)</text:p>
      <text:p text:style-name="P4">
Videos: []</text:p>
      <text:p text:style-name="P4">
Images: []</text:p>
      <text:p text:style-name="P4">
Tags: ["Europe", "Central and Eastern Europe"]</text:p>
      <text:p text:style-name="P4">
Id: 22562551</text:p>
      <!--METADATA-->
      <text:p text:style-name="P4">
Zaporizhzhia region, Donetsk region(10:36). Red Alert: aerial threat. Sirenssounding. Take cover now!</text:p>
      <text:p text:style-name="P4">
News Collection Link: <text:a xlink:type="simple" xlink:href="https://liveuamap.com/en/2023/13-may-zaporizka-oblast-donetsk-oblast1036-reg" text:style-name="Internet_20_link" text:visited-style-name="Visited_20_Internet_20_Link">
https://liveuamap.com/en/2023/13-may-zaporizka-oblast-donetsk-oblast1036-reg</text:a>
</text:p>
      <text:p text:style-name="P4">
News Source: <text:a xlink:type="simple" xlink:href="https://t.me/air_alert_ua/45195" text:style-name="Internet_20_link" text:visited-style-name="Visited_20_Internet_20_Link">
https://t.me/air_alert_ua/45195</text:a>
</text:p>
      <!--NEWS-->
      <text:h text:style-name="P10" text:outline-level="1">
<text:span text:style-name="T4">
At Sivershchyna and Slobozhanschyna directions Russian army shelled Karpovychi, Medvedivka of...</text:span>
</text:h>
      <text:p text:style-name="P4">
Authors: liveuamap (Language: en)</text:p>
      <text:p text:style-name="P4">
Time: 2023-05-13T04:38:00</text:p>
      <text:p text:style-name="P4">
Location: Kharkiv (Latitude:50.05637 Longtitude:37.38785)</text:p>
      <text:p text:style-name="P4">
Videos: []</text:p>
      <text:p text:style-name="P4">
Images: []</text:p>
      <text:p text:style-name="P4">
Tags: ["Russia"]</text:p>
      <text:p text:style-name="P4">
Id: 22562561</text:p>
      <!--METADATA-->
      <text:p text:style-name="P4">
At sivershchyna and slBozhanschyna directions Russian army Shelledkarpovychi, Medvedivka of Chernihiv Region; Sokhany, Volfyne, Slavhorod, Popivka of Sumy Region, Also Chervona Zorya, Veterynarne, HlyBoke, Lyptsi, Starytsya, Ohirtseve, HatySchee, Vovchansche, Vovchansk. ivregion, - General Staff of Armed Forces of Ukraine Says in the Morning Report</text:p>
      <text:p text:style-name="P4">
News Collection Link:(https://liveuamap.com/en/2023/13-may-at-sivershchyna-and-slobozhanschyna-directions-russian)</text:p>
      <text:p text:style-name="P4">
News Source: <text:a xlink:type="simple" xlink:href="https://t.me/lumsrc/4768" text:style-name="Internet_20_link" text:visited-style-name="Visited_20_Internet_20_Link">
https://t.me/lumsrc/47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3T04:39:00</text:p>
      <text:p text:style-name="P4">
Location: Marinka, Donetsk Oblast (Latitude:47.94142 Longtitude:37.50166)</text:p>
      <text:p text:style-name="P4">
Videos: []</text:p>
      <text:p text:style-name="P4">
Images: []</text:p>
      <text:p text:style-name="P4">
Tags: ["Russia"]</text:p>
      <text:p text:style-name="P4">
Id: 22562552</text:p>
      <!--METADATA-->
      <text:p text:style-name="P4">
Russian forces conducting offensive actions at Lyman, Bakhmut, Avdiivka andMaryinka directions. Ukrainian military repelled over 47 Russian attacks.Russian forces attempting to advance near Masutivka, Bakhmut, Orikhovo-Vasylivka, Hryhorivka and Stupochky, Maryinka, - General Staff of Armed Forcesof Ukraine says in the morning report</text:p>
      <text:p text:style-name="P4">
News Collection Link: <text:a xlink:type="simple" xlink:href="https://liveuamap.com/en/2023/13-may-russian-forces-conducting-offensive-actions-at-lyman" text:style-name="Internet_20_link" text:visited-style-name="Visited_20_Internet_20_Link">
https://liveuamap.com/en/2023/13-may-russian-forces-conducting-offensive-actions-at-lyman</text:a>
</text:p>
      <text:p text:style-name="P4">
News Source: <text:a xlink:type="simple" xlink:href="https://t.me/lumsrc/4776" text:style-name="Internet_20_link" text:visited-style-name="Visited_20_Internet_20_Link">
https://t.me/lumsrc/4776</text:a>
</text:p>
      <!--NEWS-->
      <text:h text:style-name="P10" text:outline-level="1">
<text:span text:style-name="T4">
President of Ukraine Zelensky has arrived in Rome</text:span>
</text:h>
      <text:p text:style-name="P4">
Authors: liveuamap (Language: en)</text:p>
      <text:p text:style-name="P4">
Time: 2023-05-13T04:57:50</text:p>
      <text:p text:style-name="P4">
Location: Matias Romero Avendano,Oaxaca (Latitude:41.8941 Longtitude:12.48373)</text:p>
      <text:p text:style-name="P4">
Videos: []</text:p>
      <text:p text:style-name="P4">
Images: []</text:p>
      <text:p text:style-name="P4">
Tags: ["Italy", "Europe"]</text:p>
      <text:p text:style-name="P4">
Id: 22562563</text:p>
      <!--METADATA-->
      <text:p text:style-name="P4">
President of Ukraine Zelensky has arrived in Rome</text:p>
      <text:p text:style-name="P4">
News Collection Link: <text:a xlink:type="simple" xlink:href="https://liveuamap.com/en/2023/13-may-president-of-ukraine-zelensky-has-arrived-in-rome" text:style-name="Internet_20_link" text:visited-style-name="Visited_20_Internet_20_Link">
https://liveuamap.com/en/2023/13-may-president-of-ukraine-zelensky-has-arrived-in-rome</text:a>
</text:p>
      <text:p text:style-name="P4">
News Source: <text:a xlink:type="simple" xlink:href="https://t.me/V_Zelenskiy_official/6213" text:style-name="Internet_20_link" text:visited-style-name="Visited_20_Internet_20_Link">
https://t.me/V_Zelenskiy_official/6213</text:a>
</text:p>
      <!--NEWS-->
      <text:h text:style-name="P10" text:outline-level="1">
<text:span text:style-name="T4">
Chernihivska Oblast(11:17). Red Alert: aerial threat. Sirens sounding. Take cover now!</text:span>
</text:h>
      <text:p text:style-name="P4">
Authors: liveuamap (Language: en)</text:p>
      <text:p text:style-name="P4">
Time: 2023-05-13T05:18:00</text:p>
      <text:p text:style-name="P4">
Location: Chernihivska Oblast (Latitude:51.33333000 Longtitude:32.00000000)</text:p>
      <text:p text:style-name="P4">
Videos: []</text:p>
      <text:p text:style-name="P4">
Images: []</text:p>
      <text:p text:style-name="P4">
Tags: ["Europe", "Central and Eastern Europe"]</text:p>
      <text:p text:style-name="P4">
Id: 22562565</text:p>
      <!--METADATA-->
      <text:p text:style-name="P4">
Chernihiv region(11:17). Red Alert: aerial threat. Sirens sounding. Takecover now!</text:p>
      <text:p text:style-name="P4">
News Collection Link: <text:a xlink:type="simple" xlink:href="https://liveuamap.com/en/2023/13-may-chernihivska-oblast1117-red-alert-aerig" text:style-name="Internet_20_link" text:visited-style-name="Visited_20_Internet_20_Link">
https://liveuamap.com/en/2023/13-may-chernihivska-oblast1117-red-alert-aerig</text:a>
</text:p>
      <text:p text:style-name="P4">
News Source: <text:a xlink:type="simple" xlink:href="https://t.me/suspilnechernihiv/18527" text:style-name="Internet_20_link" text:visited-style-name="Visited_20_Internet_20_Link">
https://t.me/suspilnechernihiv/18527</text:a>
</text:p>
      <!--NEWS-->
      <text:h text:style-name="P10" text:outline-level="1">
<text:span text:style-name="T4">
Sumska Oblast(11:17). Red Alert: aerial threat. Sirens sounding. Take cover now!</text:span>
</text:h>
      <text:p text:style-name="P4">
Authors: liveuamap (Language: en)</text:p>
      <text:p text:style-name="P4">
Time: 2023-05-13T05:19:00</text:p>
      <text:p text:style-name="P4">
Location: Sumska Oblast (Latitude:51.00000000 Longtitude:34.00000000)</text:p>
      <text:p text:style-name="P4">
Videos: []</text:p>
      <text:p text:style-name="P4">
Images: []</text:p>
      <text:p text:style-name="P4">
Tags: ["Europe", "Central and Eastern Europe"]</text:p>
      <text:p text:style-name="P4">
Id: 22562566</text:p>
      <!--METADATA-->
      <text:p text:style-name="P4">
Sumy region(11:17). Red Alert: aerial threat. Sirens sounding. Take covernow!</text:p>
      <text:p text:style-name="P4">
News Collection Link: <text:a xlink:type="simple" xlink:href="https://liveuamap.com/en/2023/13-may-sumska-oblast1117-red-alert-aerial-thrg" text:style-name="Internet_20_link" text:visited-style-name="Visited_20_Internet_20_Link">
https://liveuamap.com/en/2023/13-may-sumska-oblast1117-red-alert-aerial-thrg</text:a>
</text:p>
      <text:p text:style-name="P4">
News Source: <text:a xlink:type="simple" xlink:href="https://t.me/air_alert_ua/45200" text:style-name="Internet_20_link" text:visited-style-name="Visited_20_Internet_20_Link">
https://t.me/air_alert_ua/45200</text:a>
</text:p>
      <!--NEWS-->
      <text:h text:style-name="P10" text:outline-level="1">
<text:span text:style-name="T4">
In Vienna, 150 works of Ivan Marchuk were exhibited on the day of the 87th anniversary of the artist</text:span>
</text:h>
      <text:p text:style-name="P4">
Authors: Ukrinform (Person)</text:p>
      <text:p text:style-name="P4">
Publisher: Укринформ (Organization)</text:p>
      <text:p text:style-name="P4">
Published Time: 2023-05-13T05:38:00+03:00</text:p>
      <text:p text:style-name="P4">
Modified Time: 2023-05-13T05:38:00+03:00</text:p>
      <text:p text:style-name="P4">
Description: In the capital of Austria on May 12, a three -day exhibition of works about Ukraine and the unconquered spirit of its people of one of the most famous Ukrainian artists of modernity Ivan Marchuk began. - Ukrinform.</text:p>
      <text:p text:style-name="P4">
Images: ["<text:a xlink:type="simple" xlink:href="https://static.ukrinform.com/photos/2023_05/thumb_files/630_360_1683948074-9321.jpeg" text:style-name="Internet_20_link" text:visited-style-name="Visited_20_Internet_20_Link">
630_360_16839...</text:a>
", "<text:a xlink:type="simple" xlink:href="https://static.ukrinform.com/photos/2023_05/thumb_files/630_360_1683948074-9337.jpeg" text:style-name="Internet_20_link" text:visited-style-name="Visited_20_Internet_20_Link">
630_360_16839...</text:a>
", "<text:a xlink:type="simple" xlink:href="https://static.ukrinform.com/photos/2023_05/thumb_files/630_360_1683948073-4978.jpeg" text:style-name="Internet_20_link" text:visited-style-name="Visited_20_Internet_20_Link">
630_360_16839...</text:a>
", "<text:a xlink:type="simple" xlink:href="https://static.ukrinform.com/photos/2023_05/thumb_files/630_360_1683948071-7599.jpeg" text:style-name="Internet_20_link" text:visited-style-name="Visited_20_Internet_20_Link">
630_360_16839...</text:a>
", "<text:a xlink:type="simple" xlink:href="https://static.ukrinform.com/photos/2023_05/thumb_files/630_360_1683948071-9306.jpeg" text:style-name="Internet_20_link" text:visited-style-name="Visited_20_Internet_20_Link">
630_360_16839...</text:a>
", "<text:a xlink:type="simple" xlink:href="https://static.ukrinform.com/photos/2023_05/thumb_files/630_360_1683948072-8383.jpeg" text:style-name="Internet_20_link" text:visited-style-name="Visited_20_Internet_20_Link">
630_360_16839...</text:a>
", "<text:a xlink:type="simple" xlink:href="https://static.ukrinform.com/photos/2023_05/thumb_files/630_360_1683948075-6997.jpeg" text:style-name="Internet_20_link" text:visited-style-name="Visited_20_Internet_20_Link">
630_360_16839...</text:a>
", "<text:a xlink:type="simple" xlink:href="https://static.ukrinform.com/photos/2023_05/thumb_files/630_360_1683948076-3039.jpeg" text:style-name="Internet_20_link" text:visited-style-name="Visited_20_Internet_20_Link">
630_360_16839...</text:a>
", "<text:a xlink:type="simple" xlink:href="https://static.ukrinform.com/photos/2023_05/thumb_files/630_360_1683948072-6424.jpeg" text:style-name="Internet_20_link" text:visited-style-name="Visited_20_Internet_20_Link">
630_360_16839...</text:a>
", "<text:a xlink:type="simple" xlink:href="https://static.ukrinform.com/photos/2023_05/thumb_files/630_360_1683948073-6544.jpeg" text:style-name="Internet_20_link" text:visited-style-name="Visited_20_Internet_20_Link">
630_360_16839...</text:a>
", "<text:a xlink:type="simple" xlink:href="https://static.ukrinform.com/photos/2023_05/thumb_files/630_360_1683948073-7592.jpeg" text:style-name="Internet_20_link" text:visited-style-name="Visited_20_Internet_20_Link">
630_360_16839...</text:a>
", "<text:a xlink:type="simple" xlink:href="https://static.ukrinform.com/photos/2023_05/thumb_files/630_360_1683948075-6785.jpeg" text:style-name="Internet_20_link" text:visited-style-name="Visited_20_Internet_20_Link">
630_360_16839...</text:a>
", "<text:a xlink:type="simple" xlink:href="https://static.ukrinform.com/photos/2023_05/thumb_files/630_360_1683948075-6584.jpeg" text:style-name="Internet_20_link" text:visited-style-name="Visited_20_Internet_20_Link">
630_360_16839...</text:a>
", "<text:a xlink:type="simple" xlink:href="https://static.ukrinform.com/photos/2023_05/thumb_files/630_360_1683948071-5504.jpeg" text:style-name="Internet_20_link" text:visited-style-name="Visited_20_Internet_20_Link">
630_360_16839...</text:a>
", "<text:a xlink:type="simple" xlink:href="https://static.ukrinform.com/photos/2023_05/thumb_files/630_360_1683948072-3829.jpeg" text:style-name="Internet_20_link" text:visited-style-name="Visited_20_Internet_20_Link">
630_360_16839...</text:a>
", "<text:a xlink:type="simple" xlink:href="https://static.ukrinform.com/photos/2023_05/thumb_files/630_360_1683948071-9124.jpeg" text:style-name="Internet_20_link" text:visited-style-name="Visited_20_Internet_20_Link">
630_360_16839...</text:a>
", "<text:a xlink:type="simple" xlink:href="https://static.ukrinform.com/photos/2023_05/thumb_files/630_360_1683948073-7711.jpeg" text:style-name="Internet_20_link" text:visited-style-name="Visited_20_Internet_20_Link">
630_360_16839...</text:a>
", "<text:a xlink:type="simple" xlink:href="https://static.ukrinform.com/photos/2023_05/thumb_files/630_360_1683948072-6802.jpeg" text:style-name="Internet_20_link" text:visited-style-name="Visited_20_Internet_20_Link">
630_360_16839...</text:a>
", "<text:a xlink:type="simple" xlink:href="https://static.ukrinform.com/photos/2023_05/thumb_files/630_360_1683948072-9954.jpeg" text:style-name="Internet_20_link" text:visited-style-name="Visited_20_Internet_20_Link">
630_360_16839...</text:a>
", "<text:a xlink:type="simple" xlink:href="https://static.ukrinform.com/photos/2023_05/thumb_files/630_360_1683948074-5483.jpeg" text:style-name="Internet_20_link" text:visited-style-name="Visited_20_Internet_20_Link">
630_360_16839...</text:a>
", "<text:a xlink:type="simple" xlink:href="https://static.ukrinform.com/photos/2023_05/thumb_files/630_360_1683948073-3616.jpeg" text:style-name="Internet_20_link" text:visited-style-name="Visited_20_Internet_20_Link">
630_360_16839...</text:a>
", "<text:a xlink:type="simple" xlink:href="https://static.ukrinform.com/photos/2023_05/thumb_files/630_360_1683948075-8021.jpeg" text:style-name="Internet_20_link" text:visited-style-name="Visited_20_Internet_20_Link">
630_360_16839...</text:a>
", "<text:a xlink:type="simple" xlink:href="https://static.ukrinform.com/photos/2023_05/thumb_files/630_360_1683948073-7820.jpeg" text:style-name="Internet_20_link" text:visited-style-name="Visited_20_Internet_20_Link">
630_360_16839...</text:a>
", "<text:a xlink:type="simple" xlink:href="https://static.ukrinform.com/photos/2023_05/thumb_files/630_360_1683948075-7279.jpeg" text:style-name="Internet_20_link" text:visited-style-name="Visited_20_Internet_20_Link">
630_360_16839...</text:a>
", "<text:a xlink:type="simple" xlink:href="https://static.ukrinform.com/photos/2023_05/thumb_files/630_360_1683948072-4263.jpeg" text:style-name="Internet_20_link" text:visited-style-name="Visited_20_Internet_20_Link">
630_360_16839...</text:a>
", "<text:a xlink:type="simple" xlink:href="https://static.ukrinform.com/photos/2023_05/thumb_files/630_360_1683948071-9803.jpeg" text:style-name="Internet_20_link" text:visited-style-name="Visited_20_Internet_20_Link">
630_360_16839...</text:a>
"]</text:p>
      <text:p text:style-name="P4">
Tags: ['Іван Марчук', 'Культура', 'Виставка', 'Художник', 'Відень']</text:p>
      <text:p text:style-name="P4">
Type: Article</text:p>
      <!--METADATA-->
      <text:p text:style-name="P4">
<draw:frame draw:style-name="fr1" draw:name="Image69" text:anchor-type="as-char" svg:width="6.9236in" svg:height="3.956343in" draw:z-index="0">
<draw:image xlink:href="../Images/yкринформ/2023-05-13T05-38-00-03-00/630_360_1683948074-9321.jpeg" xlink:type="simple" xlink:show="embed" xlink:actuate="onLoad" draw:mime-type="image/jpeg"/>
</draw:frame>
 Устолиці Австрії 12 травня розпочалася триденна виставка творів про Україну танескорений дух її народу одного з найвідоміших українських художниківсучасності Івана Марчука.</text:p>
      <text:p text:style-name="P4">
Про це повідомляє власний кореспондент Укрінформу в Австрії.</text:p>
      <text:p text:style-name="P4">
"Часто цікавляться, що закодовано у моїх картинах... І у них справді є код, язнайшов ключик до сердець і душ людських", - зазначив під час урочистоговідкриття виставки народний художник України Іван Марчук, якому в цей деньвиповнилося 87 років.</text:p>
      <text:p text:style-name="P4">
Він додав, що вражений інтересом, який викликала його виставка в історичнійбудівлі Aula der Wissenschaften, приміщення якої було повністю заповненовідвідувачами. За словами живописця, у найближчі роки він планує зробити новувиставку вже з новими картинами.</text:p>
      <text:p text:style-name="P4">
<text:span text:style-name="T4">
Читайте також:</text:span>
 <text:span text:style-name="T4">
<text:a xlink:type="simple" xlink:href="https://www.ukrinform.ua/rubric-culture/3708039-u-berlini-vidkrilas-vistavka-sucasnih-ukrainskih-mitciv.html" text:style-name="Internet_20_link" text:visited-style-name="Visited_20_Internet_20_Link">
 </text:a>
</text:span>
</text:p>
      <text:p text:style-name="P4">
During the solemn opening ceremony with greeting words, his colleagues and friends, a representative of the Foreign Ministry of Austria, as well as the Ambassador of Ukraine, Vasyl Khiminets, was addressed. The Ukrainian Ambassador, next to Ivan Marchuk's personal greetings and celebrating his role in the representation of Ukraine as a border, also read the words of greetings to the artist before the birthday of the repayment of Ukraine Volodymyr Zelensky.</text:p>
      <text:p text:style-name="P4">
"Earlier, your art was ignored and forbidden, but the creative genius of Marchwiced on it numerous masterpieces in which there is boundless love for Ukraine. Even away from your native land you cherished our national idea, and paintings have brought great tragedies and the most important events of Ukrainian. But the creative path is the anthem of strength and dignity, the pain of the tassvoboda, which the Ukrainian people now conquer, " - said in reading from the head of the Ukrainian state.</text:p>
      <text:p text:style-name="P4">
<text:span text:style-name="T4">
 Read also: </text:span>
 <text:span text:style-name="T4">
 <text:a xlink:type="simple" xlink:href="https://www.ukrinform.ua/rubric-kyiv/3707950-u-lejpcigu-vidkrilasa-vistavka-pro-kiiv.html" text:style-name="Internet_20_link" text:visited-style-name="Visited_20_Internet_20_Link">
</text:a>
</text:span>
</text:p>
      <text:p text:style-name="P4">
After the opening ceremony to Ivan Marchuk, a queue was lined up with a wish to visit the national legend of Ukraine with the 87th anniversary.In total, the exhibition in Vienna presents a retrospective of about 150 works, created at different times. Admission is free.</text:p>
      <text:p text:style-name="P4">
The event is through the artist's friends in Europe and under the patronage of the Office of the President of Ukraine and with the assistance of the Embassy of Ukraine in Austria - as a sign of thanksgiving for Vienna and Austria, who sheltered tens of thousands of Ukrainians.</text:p>
      <text:p text:style-name="P4">
As you know, <text:span text:style-name="T4">
 <text:a xlink:type="simple" xlink:href="https://www.ukrinform.ua/tag-ivan-marcuk" text:style-name="Internet_20_link" text:visited-style-name="Visited_20_Internet_20_Link">
</text:a>
</text:span>
-People's Artist of Ukraine, laureate of the Taras Shevchenko National Prize of Ukraine, Cavalier of the Order of Freedom, recipient of the President of Ukraine "National Legend of Ukraine", member of the Golden Guild of the Roman Academy of Contemporary Art. The British newspaper The Daily Telegraph.</text:p>
      <text:p text:style-name="P4">
<text:span text:style-name="T4">
 Read also: </text:span>
 <text:span text:style-name="T4">
 <text:a xlink:type="simple" xlink:href="https://www.ukrinform.ua/rubric-diaspora/3707810-u-korei-vidbudetsa-vistavka-voennih-posteriv-golos-ukraini.html" text:style-name="Internet_20_link" text:visited-style-name="Visited_20_Internet_20_Link">
</text:a>
</text:span>
</text:p>
      <text:p text:style-name="P4">
There are about 5,000 paintings that are on all continents in the world. He conducted more than 150 monographs and 50 collective exhibitions.</text:p>
      <text:p text:style-name="P4">
News Source: <text:a xlink:type="simple" xlink:href="https://www.ukrinform.ua/rubric-culture/3708563-u-vidni-vistavili-150-tvoriv-ivana-marcuka-v-den-87litta-hudoznika.html" text:style-name="Internet_20_link" text:visited-style-name="Visited_20_Internet_20_Link">
https://www.ukrinform.ua/rubric-culture/3708563-u-vidni-vistavili-150-tvoriv-ivana-marcuka-v-den-87litta-hudoznika.html</text:a>
</text:p>
      <!--NEWS-->
      <text:h text:style-name="P10" text:outline-level="1">
<text:span text:style-name="T4">
Helicopter crashed in Klintsy, Briansk region</text:span>
</text:h>
      <text:p text:style-name="P4">
Authors: liveuamap (Language: en)</text:p>
      <text:p text:style-name="P4">
Time: 2023-05-13T05:49:30</text:p>
      <text:p text:style-name="P4">
Location: Bryansk (Latitude:52.75271 Longtitude:32.24007)</text:p>
      <text:p text:style-name="P4">
Videos: []</text:p>
      <text:p text:style-name="P4">
Images: []</text:p>
      <text:p text:style-name="P4">
Tags: ["Russia", "Avia"]</text:p>
      <text:p text:style-name="P4">
Id: 22562567</text:p>
      <!--METADATA-->
      <text:p text:style-name="P4">
Helicopter crashed in Klintsy, Briansk region</text:p>
      <text:p text:style-name="P4">
News Collection Link: <text:a xlink:type="simple" xlink:href="https://liveuamap.com/en/2023/13-may-helicopter-crashed-in-klintsy-briansk-region-" text:style-name="Internet_20_link" text:visited-style-name="Visited_20_Internet_20_Link">
https://liveuamap.com/en/2023/13-may-helicopter-crashed-in-klintsy-briansk-region-</text:a>
</text:p>
      <text:p text:style-name="P4">
News Source: <text:a xlink:type="simple" xlink:href="https://t.me/bazabazon/17616" text:style-name="Internet_20_link" text:visited-style-name="Visited_20_Internet_20_Link">
https://t.me/bazabazon/17616</text:a>
</text:p>
      <!--NEWS-->
      <text:h text:style-name="P10" text:outline-level="1">
<text:span text:style-name="T4">
Debris of Storm Shadow missile were found in Luhansk</text:span>
</text:h>
      <text:p text:style-name="P4">
Authors: liveuamap (Language: en)</text:p>
      <text:p text:style-name="P4">
Time: 2023-05-13T06:42:29</text:p>
      <text:p text:style-name="P4">
Location: Luhans'k, Luhans'ka oblast (Latitude:48.53695 Longtitude:39.34153)</text:p>
      <text:p text:style-name="P4">
Videos: []</text:p>
      <text:p text:style-name="P4">
Images: ["<text:a xlink:type="simple" xlink:href="https://liveuamap.com/pics/2023/05/13/22562570_0.jpg" text:style-name="Internet_20_link" text:visited-style-name="Visited_20_Internet_20_Link">
22562570_0.jpg</text:a>
"]</text:p>
      <text:p text:style-name="P4">
Tags: ["Minsk Monitor"]</text:p>
      <text:p text:style-name="P4">
Id: 22562570</text:p>
      <!--METADATA-->
      <text:p text:style-name="P4">
Debris of Storm Shadow missile were found in Luhansk</text:p>
      <text:p text:style-name="P4">
<draw:frame draw:style-name="fr1" draw:name="Image70" text:anchor-type="as-char" svg:width="6.9236in" svg:height="5.1927in" draw:z-index="0">
<draw:image xlink:href="../Images/liveuamap/2023-05-13T06-42-29/22562570_0.jpg" xlink:type="simple" xlink:show="embed" xlink:actuate="onLoad" draw:mime-type="image/jpeg"/>
</draw:frame>
News Collection Link: <text:a xlink:type="simple" xlink:href="https://liveuamap.com/en/2023/13-may-debris-of-storm-shadow-missile-were-found-in-luhansk" text:style-name="Internet_20_link" text:visited-style-name="Visited_20_Internet_20_Link">
https://liveuamap.com/en/2023/13-may-debris-of-storm-shadow-missile-were-found-in-luhansk</text:a>
</text:p>
      <text:p text:style-name="P4">
News Source: <text:a xlink:type="simple" xlink:href="https://t.me/rian_ru/202634" text:style-name="Internet_20_link" text:visited-style-name="Visited_20_Internet_20_Link">
https://t.me/rian_ru/202634</text:a>
</text:p>
      <!--NEWS-->
      <text:h text:style-name="P10" text:outline-level="1">
<text:span text:style-name="T4">
Donetsk Oblast(12:42). Red Alert: aerial threat. Sirens sounding. Take cover now!</text:span>
</text:h>
      <text:p text:style-name="P4">
Authors: liveuamap (Language: en)</text:p>
      <text:p text:style-name="P4">
Time: 2023-05-13T06:44:00</text:p>
      <text:p text:style-name="P4">
Location: Donetsk Oblast (Latitude:48.72701 Longtitude:37.57863)</text:p>
      <text:p text:style-name="P4">
Videos: []</text:p>
      <text:p text:style-name="P4">
Images: []</text:p>
      <text:p text:style-name="P4">
Tags: ["Europe", "Central and Eastern Europe"]</text:p>
      <text:p text:style-name="P4">
Id: 22562571</text:p>
      <!--METADATA-->
      <text:p text:style-name="P4">
Donetsk Oblast(12:42). Red Alert: aerial threat. Sirens sounding. Take covernow!</text:p>
      <text:p text:style-name="P4">
News Collection Link: <text:a xlink:type="simple" xlink:href="https://liveuamap.com/en/2023/13-may-donetsk-oblast1242-red-alert-aerial-thg" text:style-name="Internet_20_link" text:visited-style-name="Visited_20_Internet_20_Link">
https://liveuamap.com/en/2023/13-may-donetsk-oblast1242-red-alert-aerial-thg</text:a>
</text:p>
      <text:p text:style-name="P4">
News Source: <text:a xlink:type="simple" xlink:href="https://t.me/air_alert_ua/45201" text:style-name="Internet_20_link" text:visited-style-name="Visited_20_Internet_20_Link">
https://t.me/air_alert_ua/45201</text:a>
</text:p>
      <!--NEWS-->
      <text:h text:style-name="P10" text:outline-level="1">
<text:span text:style-name="T4">
Another helicopter has reportedly crashed in Starodub of Briansk region</text:span>
</text:h>
      <text:p text:style-name="P4">
Authors: liveuamap (Language: en)</text:p>
      <text:p text:style-name="P4">
Time: 2023-05-13T06:45:38</text:p>
      <text:p text:style-name="P4">
Location: Starodub, Briansk (Latitude:52.58435 Longtitude:32.75783)</text:p>
      <text:p text:style-name="P4">
Videos: []</text:p>
      <text:p text:style-name="P4">
Images: []</text:p>
      <text:p text:style-name="P4">
Tags: ["Russia", "Avia"]</text:p>
      <text:p text:style-name="P4">
Id: 22562572</text:p>
      <!--METADATA-->
      <text:p text:style-name="P4">
Another helicopter has reportedly crashed in Starodub of Briansk region</text:p>
      <text:p text:style-name="P4">
News Collection Link: <text:a xlink:type="simple" xlink:href="https://liveuamap.com/en/2023/13-may-another-helicopter-has-reportedly-crashed-in-starodub" text:style-name="Internet_20_link" text:visited-style-name="Visited_20_Internet_20_Link">
https://liveuamap.com/en/2023/13-may-another-helicopter-has-reportedly-crashed-in-starodub</text:a>
</text:p>
      <text:p text:style-name="P4">
News Source: <text:a xlink:type="simple" xlink:href="https://t.me/bryansk_off/9471" text:style-name="Internet_20_link" text:visited-style-name="Visited_20_Internet_20_Link">
https://t.me/bryansk_off/9471</text:a>
</text:p>
      <!--NEWS-->
      <text:h text:style-name="P10" text:outline-level="1">
<text:span text:style-name="T4">
Both pilots of Russian Mi-8 helicopter shot down near Klintsy dead</text:span>
</text:h>
      <text:p text:style-name="P4">
Authors: liveuamap (Language: en)</text:p>
      <text:p text:style-name="P4">
Time: 2023-05-13T07:08:27</text:p>
      <text:p text:style-name="P4">
Location: Klintsy (Latitude:52.7329 Longtitude:32.43645)</text:p>
      <text:p text:style-name="P4">
Videos: []</text:p>
      <text:p text:style-name="P4">
Images: []</text:p>
      <text:p text:style-name="P4">
Tags: ["Russia", "Avia"]</text:p>
      <text:p text:style-name="P4">
Id: 22562573</text:p>
      <!--METADATA-->
      <text:p text:style-name="P4">
Both pilots of Russian Mi-8 helicopter shot down near Klintsy dead</text:p>
      <text:p text:style-name="P4">
News Collection Link: <text:a xlink:type="simple" xlink:href="https://liveuamap.com/en/2023/13-may-both-pilots-of-russian-mi8-helicopter-shot-down-near" text:style-name="Internet_20_link" text:visited-style-name="Visited_20_Internet_20_Link">
https://liveuamap.com/en/2023/13-may-both-pilots-of-russian-mi8-helicopter-shot-down-near</text:a>
</text:p>
      <text:p text:style-name="P4">
News Source: <text:a xlink:type="simple" xlink:href="https://t.me/breakingmash/44001" text:style-name="Internet_20_link" text:visited-style-name="Visited_20_Internet_20_Link">
https://t.me/breakingmash/44001</text:a>
</text:p>
      <!--NEWS-->
      <text:h text:style-name="P10" text:outline-level="1">
<text:span text:style-name="T4">
2nd aircraft crashed in Briansk region is Su-34 jet, not helicopter</text:span>
</text:h>
      <text:p text:style-name="P4">
Authors: liveuamap (Language: en)</text:p>
      <text:p text:style-name="P4">
Time: 2023-05-13T07:11:38</text:p>
      <text:p text:style-name="P4">
Location: Starodub, Briansk (Latitude:52.58428 Longtitude:32.76072)</text:p>
      <text:p text:style-name="P4">
Videos: []</text:p>
      <text:p text:style-name="P4">
Images: []</text:p>
      <text:p text:style-name="P4">
Tags: ["Russia", "Avia"]</text:p>
      <text:p text:style-name="P4">
Id: 22562574</text:p>
      <!--METADATA-->
      <text:p text:style-name="P4">
2nd aircraft crashed in Briansk region is Su-34 jet, not helicopter</text:p>
      <text:p text:style-name="P4">
News Collection Link: <text:a xlink:type="simple" xlink:href="https://liveuamap.com/en/2023/13-may-2nd-aircraft-crashed-in-briansk-region-is-su34-jet" text:style-name="Internet_20_link" text:visited-style-name="Visited_20_Internet_20_Link">
https://liveuamap.com/en/2023/13-may-2nd-aircraft-crashed-in-briansk-region-is-su34-jet</text:a>
</text:p>
      <text:p text:style-name="P4">
News Source: <text:a xlink:type="simple" xlink:href="https://t.me/breakingmash/44002" text:style-name="Internet_20_link" text:visited-style-name="Visited_20_Internet_20_Link">
https://t.me/breakingmash/44002</text:a>
</text:p>
      <!--NEWS-->
      <text:h text:style-name="P10" text:outline-level="1">
<text:span text:style-name="T4">
According to Russian media security services in Briansk region are looking for saboteurs who ...</text:span>
</text:h>
      <text:p text:style-name="P4">
Authors: liveuamap (Language: en)</text:p>
      <text:p text:style-name="P4">
Time: 2023-05-13T07:17:57</text:p>
      <text:p text:style-name="P4">
Location: Starodub, Briansk (Latitude:52.58031 Longtitude:32.76054)</text:p>
      <text:p text:style-name="P4">
Videos: []</text:p>
      <text:p text:style-name="P4">
Images: []</text:p>
      <text:p text:style-name="P4">
Tags: ["Russia"]</text:p>
      <text:p text:style-name="P4">
Id: 22562575</text:p>
      <!--METADATA-->
      <text:p text:style-name="P4">
According to Russian media security services in Briansk region are looking forsaboteurs who used MANPADS in Klintsy region</text:p>
      <text:p text:style-name="P4">
News Collection Link: <text:a xlink:type="simple" xlink:href="https://liveuamap.com/en/2023/13-may-according-to-russian-media-security-services-in-briansk" text:style-name="Internet_20_link" text:visited-style-name="Visited_20_Internet_20_Link">
https://liveuamap.com/en/2023/13-may-according-to-russian-media-security-services-in-briansk</text:a>
</text:p>
      <text:p text:style-name="P4">
News Source: <text:a xlink:type="simple" xlink:href="https://t.me/rusbrief/116842" text:style-name="Internet_20_link" text:visited-style-name="Visited_20_Internet_20_Link">
https://t.me/rusbrief/116842</text:a>
</text:p>
      <!--NEWS-->
      <text:h text:style-name="P10" text:outline-level="1">
<text:span text:style-name="T4">
Both pilots of Su-34 jet were unable to eject and dead</text:span>
</text:h>
      <text:p text:style-name="P4">
Authors: liveuamap (Language: en)</text:p>
      <text:p text:style-name="P4">
Time: 2023-05-13T07:48:17</text:p>
      <text:p text:style-name="P4">
Location: Starodub, Briansk (Latitude:52.5823 Longtitude:32.77016)</text:p>
      <text:p text:style-name="P4">
Videos: []</text:p>
      <text:p text:style-name="P4">
Images: []</text:p>
      <text:p text:style-name="P4">
Tags: ["Russia", "Central and Eastern Europe"]</text:p>
      <text:p text:style-name="P4">
Id: 22562576</text:p>
      <!--METADATA-->
      <text:p text:style-name="P4">
Both pilots of Su-34 jet were unable to eject and dead</text:p>
      <text:p text:style-name="P4">
News Collection Link: <text:a xlink:type="simple" xlink:href="https://liveuamap.com/en/2023/13-may-both-pilots-of-su34-jet-were-unable-to-eject-and-dead" text:style-name="Internet_20_link" text:visited-style-name="Visited_20_Internet_20_Link">
https://liveuamap.com/en/2023/13-may-both-pilots-of-su34-jet-were-unable-to-eject-and-dead</text:a>
</text:p>
      <text:p text:style-name="P4">
News Source: <text:a xlink:type="simple" xlink:href="https://t.me/bbbreaking/155290" text:style-name="Internet_20_link" text:visited-style-name="Visited_20_Internet_20_Link">
https://t.me/bbbreaking/155290</text:a>
</text:p>
      <!--NEWS-->
      <text:h text:style-name="P10" text:outline-level="1">
<text:span text:style-name="T4">
NBA: Miami and Lakers came to the ending of the playoffs in the east and west</text:span>
</text:h>
      <text:p text:style-name="P4">
Authors: Ukrinform (Person)</text:p>
      <text:p text:style-name="P4">
Publisher: Укринформ (Organization)</text:p>
      <text:p text:style-name="P4">
Published Time: 2023-05-13T09:12:37+03:00</text:p>
      <text:p text:style-name="P4">
Modified Time: 2023-05-13T09:12:37+03:00</text:p>
      <text:p text:style-name="P4">
Description: Mayami basketball players won New York in the sixth match of the 2nd round of the NBA playoff series-96:92 (24:31, 27:19, 23:21, 22:21). - Ukrinform.</text:p>
      <text:p text:style-name="P4">
Images: ["<text:a xlink:type="simple" xlink:href="https://static.ukrinform.com/photos/2023_05/thumb_files/630_360_1683958188-684.jpeg" text:style-name="Internet_20_link" text:visited-style-name="Visited_20_Internet_20_Link">
630_360_16839...</text:a>
"]</text:p>
      <text:p text:style-name="P4">
Tags: ['Баскетбол', 'Канада', 'НБА', 'Спорт', 'США']</text:p>
      <text:p text:style-name="P4">
Type: Article</text:p>
      <!--METADATA-->
      <text:p text:style-name="P4">
<draw:frame draw:style-name="fr1" draw:name="Image71" text:anchor-type="as-char" svg:width="6.9236in" svg:height="3.956343in" draw:z-index="0">
<draw:image xlink:href="../Images/yкринформ/2023-05-13T09-12-37-03-00/630_360_1683958188-684.jpeg" xlink:type="simple" xlink:show="embed" xlink:actuate="onLoad" draw:mime-type="image/jpeg"/>
</draw:frame>
Miami basketball players won New York in the sixth match of the 2nd round of the NBA series-96:92(24:31, 27:19, 23:21, 22:21).</text:p>
      <text:p text:style-name="P4">
«Маямі» виграв серію із загальним рахунком 4:2 і вийшов у фінал Східноїконференції, передає Укрінформ.</text:p>
      <text:p text:style-name="P4">
«Лейкерс» учетверте обіграв «Голден Стейт» - 122:101 (31:26, 25:20, 35:31,31:24).</text:p>
      <text:p text:style-name="P4">
<text:span text:style-name="T4">
Читайте також:</text:span>
 <text:a xlink:type="simple" xlink:href="https://www.ukrinform.ua/rubric-sports/3708110-nba-denver-peremig-finiks-i-vijsov-u-final-plejoff-zahidnoi-konferencii.html" text:style-name="Internet_20_link" text:visited-style-name="Visited_20_Internet_20_Link">
 </text:a>
Account in the 4: 2 series. In the final of the Western Conference, the team will meet Denver.</text:p>
      <text:p text:style-name="P4">
Photo: twitter.com/nba.</text:p>
      <text:p text:style-name="P4">
News Source: <text:a xlink:type="simple" xlink:href="https://www.ukrinform.ua/rubric-sports/3708600-nba-maami-ta-lejkers-vijsli-u-final-plejoff-na-shodi-ta-zahodi.html" text:style-name="Internet_20_link" text:visited-style-name="Visited_20_Internet_20_Link">
https://www.ukrinform.ua/rubric-sports/3708600-nba-maami-ta-lejkers-vijsli-u-final-plejoff-na-shodi-ta-zahodi.html</text:a>
</text:p>
      <!--NEWS-->
      <text:h text:style-name="P10" text:outline-level="1">
<text:span text:style-name="T4">
Airbout at night destroyed 17 drones like Shahd - Air Force</text:span>
</text:h>
      <text:p text:style-name="P4">
Authors: Ukrinform (Person)</text:p>
      <text:p text:style-name="P4">
Publisher: Укринформ (Organization)</text:p>
      <text:p text:style-name="P4">
Published Time: 2023-05-13T09:20:00+03:00</text:p>
      <text:p text:style-name="P4">
Modified Time: 2023-05-13T09:20:00+03:00</text:p>
      <text:p text:style-name="P4">
Description: From midnight on May 13, the Defense Forces of Ukraine destroyed 17 enemy UAVs of Iranian production Shahd-136/131. - Ukrinform.</text:p>
      <text:p text:style-name="P4">
Images: ["<text:a xlink:type="simple" xlink:href="https://static.ukrinform.com/photos/2023_03/thumb_files/630_360_1679978312-648.jpeg" text:style-name="Internet_20_link" text:visited-style-name="Visited_20_Internet_20_Link">
630_360_16799...</text:a>
"]</text:p>
      <text:p text:style-name="P4">
Tags: ['Безпілотник', 'Дрон', 'Війна з росією']</text:p>
      <text:p text:style-name="P4">
Type: Article</text:p>
      <!--METADATA-->
      <text:p text:style-name="P4">
<draw:frame draw:style-name="fr1" draw:name="Image72" text:anchor-type="as-char" svg:width="6.9236in" svg:height="3.956343in" draw:z-index="0">
<draw:image xlink:href="../Images/yкринформ/2023-05-13T09-20-00-03-00/630_360_1679978312-648.jpeg" xlink:type="simple" xlink:show="embed" xlink:actuate="onLoad" draw:mime-type="image/jpeg"/>
</draw:frame>
On May 13, the Defense Forces of Ukraine destroyed 17 enemy shook Blyaran production Shahd-136/131.</text:p>
      <text:p text:style-name="P4">
As Ukrinform reports, about it <text:a xlink:type="simple" xlink:href="https://t.me/kpszsu/2514" text:style-name="Internet_20_link" text:visited-style-name="Visited_20_Internet_20_Link">
</text:a>
The air forces of the Armed Forces of Ukraine report.</text:p>
      <text:p text:style-name="P4">
According to the report, at midnight on May 13, the enemy attacked Ukraine from northern and southern directions <text:a xlink:type="simple" xlink:href="https://www.ukrinform.ua/tag-bezpilotnik" text:style-name="Internet_20_link" text:visited-style-name="Visited_20_Internet_20_Link">
</text:a>
Typeshad-136/131. A total of 21 starts were recorded. In different directions, 17 banging ammunition was destroyed with the use of anti -aircraft missile weapons, fighter jets, mobile firing groups.</text:p>
      <text:p text:style-name="P4">
"Unfortunately, there is a hint of enemy drones on Nakhmelnytskyi infrastructure.</text:p>
      <text:p text:style-name="P4">
In addition, the Russian UAV of the operative-tactical level "Orlan-10 was destroyed.</text:p>
      <text:p text:style-name="P4">
For the last day, May 12, the air defense units destroyed Lacet Down UAVs.</text:p>
      <text:p text:style-name="P4">
<text:span text:style-name="T4">
 Read also: </text:span>
 <text:a xlink:type="simple" xlink:href="https://www.ukrinform.ua/rubric-ato/3708584-obstril-mikolaeva-zagarbniki-zastosuvali-bezpilotniki-postrazdali-troe-civilnih.html" text:style-name="Internet_20_link" text:visited-style-name="Visited_20_Internet_20_Link">
<text:span text:style-name="T4">
 drone </text:span>
</text:a>
The tactical aviation of the Air Force made dozens of aircraft on fire and fighter aviation cover.</text:p>
      <text:p text:style-name="P4">
As reported by Ukrinform, <text:a xlink:type="simple" xlink:href="https://www.ukrinform.ua/rubric-ato/3708595-obstril-hmelniccini-unaslidok-vlucanna-u-promislovij-obekt-postrazdali-patero-ludej.html" text:style-name="Internet_20_link" text:visited-style-name="Visited_20_Internet_20_Link">
</text:a>
From the fragments of glass as a result of the enthusiasm of the enemy in an industrial object in Khmelnytsky region.</text:p>
      <text:p text:style-name="P4">
News Source: <text:a xlink:type="simple" xlink:href="https://www.ukrinform.ua/rubric-ato/3708605-ppo-vnoci-znisila-17-droniv-tipu-shahed-povitrani-sili.html" text:style-name="Internet_20_link" text:visited-style-name="Visited_20_Internet_20_Link">
https://www.ukrinform.ua/rubric-ato/3708605-ppo-vnoci-znisila-17-droniv-tipu-shahed-povitrani-sili.html</text:a>
</text:p>
      <!--NEWS-->
      <text:h text:style-name="P10" text:outline-level="1">
<text:span text:style-name="T4">
The Armed Forces managed to squeeze the enemy in southern Bakhmut at least a kilometer - Britain's intelligence</text:span>
</text:h>
      <text:p text:style-name="P4">
Authors: Ukrinform (Person)</text:p>
      <text:p text:style-name="P4">
Publisher: Укринформ (Organization)</text:p>
      <text:p text:style-name="P4">
Published Time: 2023-05-13T09:22:00+03:00</text:p>
      <text:p text:style-name="P4">
Modified Time: 2023-05-13T09:22:00+03:00</text:p>
      <text:p text:style-name="P4">
Description: Over the last four days, the units of the 72nd Separate Rifle Brigade (72 OMSBR) of the Russian Federation have been unorganized from their positions on the southern flank of the Bakhmut operation, which allowed the Ukrainian forces to return at least a kilometer of the territory.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Британія', 'Розвідка', 'Війна з росією']</text:p>
      <text:p text:style-name="P4">
Type: Article</text:p>
      <!--METADATA-->
      <text:p text:style-name="P4">
<draw:frame draw:style-name="fr1" draw:name="Image73" text:anchor-type="as-char" svg:width="6.9236in" svg:height="3.956343in" draw:z-index="0">
<draw:image xlink:href="../Images/yкринформ/2023-05-13T09-22-00-03-00/630_360_1682412645-576.png" xlink:type="simple" xlink:show="embed" xlink:actuate="onLoad" draw:mime-type="image/png"/>
</draw:frame>
For four days of units of the 72nd Separate Rifle Brigade(74MSBRY)The Russian Federation was unorganized from their positions at the Southern Flanzibahmut Operation, which allowed the Ukrainian forces to return the lessewheel of the territory.</text:p>
      <text:p text:style-name="P4">
About it in <text:a xlink:type="simple" xlink:href="https://twitter.com/DefenceHQ/status/1657260004070633473" text:style-name="Internet_20_link" text:visited-style-name="Visited_20_Internet_20_Link">
</text:a>
The British Ministry of Defense reports with reference to intelligence, Ukrinform reports.</text:p>
      <text:p text:style-name="P4">
It is noted that the returned territory is of some tactical importance, since the Russian bridgehead is tied on the west side of the Donets-Donbas channel, which sets the front line in some parts of the sector.</text:p>
      <text:p text:style-name="P4">
"72 OMSBR is a part of the 3rd Army Corps of Russia - the formation created in the fall of 2023, which is accused of a low moral spirit and limited combat capacity," - the message reads.</text:p>
      <text:p text:style-name="P4">
<text:span text:style-name="T4">
 Read also: </text:span>
 <text:a xlink:type="simple" xlink:href="https://www.ukrinform.ua/rubric-ato/3708172-sirskij-pokazav-ak-ukrainska-artileria-znisila-grupu-rosian-u-bahmuti.html" text:style-name="Internet_20_link" text:visited-style-name="Visited_20_Internet_20_Link">
<text:span text:style-name="T4">
 Bakhmut </text:span>
</text:a>
Its deployment in such a complex and promptly important sector emphasizes the lack of reliable combat units in Russia, summed up the British intelligence.</text:p>
      <text:p text:style-name="P4">
As reported by Ukrinform, the army of the Russian Federation over the past day, May 12, <text:a xlink:type="simple" xlink:href="https://www.ukrinform.ua/rubric-regions/3708585-na-doneccini-rosiani-za-dobu-poranili-cotiroh-mirnih-ziteliv.html" text:style-name="Internet_20_link" text:visited-style-name="Visited_20_Internet_20_Link">
</text:a>
<text:span text:style-name="T5">
Foto: Konstantin Liber</text:span>
</text:p>
      <text:p text:style-name="P4">
News Source: <text:a xlink:type="simple" xlink:href="https://www.ukrinform.ua/rubric-ato/3708606-zsu-vdalos-vidtisnuti-voroga-na-pivdni-bahmuta-sonajmense-na-kilometr-rozvidka-britanii.html" text:style-name="Internet_20_link" text:visited-style-name="Visited_20_Internet_20_Link">
https://www.ukrinform.ua/rubric-ato/3708606-zsu-vdalos-vidtisnuti-voroga-na-pivdni-bahmuta-sonajmense-na-kilometr-rozvidka-britanii.html</text:a>
</text:p>
      <!--NEWS-->
      <text:h text:style-name="P10" text:outline-level="1">
<text:span text:style-name="T4">
NHL: Florida won a series of playoffs in Toronto</text:span>
</text:h>
      <text:p text:style-name="P4">
Authors: Ukrinform (Person)</text:p>
      <text:p text:style-name="P4">
Publisher: Укринформ (Organization)</text:p>
      <text:p text:style-name="P4">
Published Time: 2023-05-13T09:30:16+03:00</text:p>
      <text:p text:style-name="P4">
Modified Time: 2023-05-13T09:30:16+03:00</text:p>
      <text:p text:style-name="P4">
Description: In the North American National Hockey League, the next match of the Second Round of the Stanley Cup took place. - Ukrinform.</text:p>
      <text:p text:style-name="P4">
Images: ["<text:a xlink:type="simple" xlink:href="https://static.ukrinform.com/photos/2023_05/thumb_files/630_360_1683959302-505.jpg" text:style-name="Internet_20_link" text:visited-style-name="Visited_20_Internet_20_Link">
630_360_16839...</text:a>
"]</text:p>
      <text:p text:style-name="P4">
Tags: ['хокей', 'Канада', 'НХЛ', 'Спорт', 'США']</text:p>
      <text:p text:style-name="P4">
Type: Article</text:p>
      <!--METADATA-->
      <text:p text:style-name="P4">
<draw:frame draw:style-name="fr1" draw:name="Image74" text:anchor-type="as-char" svg:width="6.9236in" svg:height="3.956343in" draw:z-index="0">
<draw:image xlink:href="../Images/yкринформ/2023-05-13T09-30-16-03-00/630_360_1683959302-505.jpg" xlink:type="simple" xlink:show="embed" xlink:actuate="onLoad" draw:mime-type="image/jpeg"/>
</draw:frame>
The next Stanley Cup Cup has passed the Non -American National Hockey League.</text:p>
      <text:p text:style-name="P4">
In the fifth match of the Florida series, the victory over "Toronto" -3: 2 in Overtime.(2:0, 0:1, 0:1, 1:0), reports Ukrinform.</text:p>
      <text:p text:style-name="P4">
The decisive washer was thrown by the Canadian Centhor -Nick Kazins.</text:p>
      <text:p text:style-name="P4">
Florida won a 4: 1 total series and will play with Carolina in the semifinals.</text:p>
      <text:p text:style-name="P4">
<text:span text:style-name="T4">
 Read also: </text:span>
 <text:a xlink:type="simple" xlink:href="https://www.ukrinform.ua/rubric-sports/3708544-cempionat-svitu-z-hokeu-rozpocavsa-peremogami-svecii-kanadi-cehii-ta-ssa.html" text:style-name="Internet_20_link" text:visited-style-name="Visited_20_Internet_20_Link">
<text:span text:style-name="T4">
 hockey </text:span>
</text:a>
Vegas beat Edmonton - 4: 3(1:2, 3:0, 0:1).</text:p>
      <text:p text:style-name="P4">
Рахунок у серії: 3:2.</text:p>
      <text:p text:style-name="P4">
На фото: Нік Казінс/gettyimages.com.</text:p>
      <text:p text:style-name="P4">
News Source: <text:a xlink:type="simple" xlink:href="https://www.ukrinform.ua/rubric-sports/3708608-nhl-florida-vigrala-seriu-plejoff-u-toronto.html" text:style-name="Internet_20_link" text:visited-style-name="Visited_20_Internet_20_Link">
https://www.ukrinform.ua/rubric-sports/3708608-nhl-florida-vigrala-seriu-plejoff-u-toronto.html</text:a>
</text:p>
      <!--NEWS-->
      <text:h text:style-name="P10" text:outline-level="1">
<text:span text:style-name="T4">
The invaders arrange provocations with explosions to escape from the occupied territories - Fedorov</text:span>
</text:h>
      <text:p text:style-name="P4">
Authors: Ukrinform (Person)</text:p>
      <text:p text:style-name="P4">
Publisher: Укринформ (Organization)</text:p>
      <text:p text:style-name="P4">
Published Time: 2023-05-13T09:35:00+03:00</text:p>
      <text:p text:style-name="P4">
Modified Time: 2023-05-13T09:35:00+03:00</text:p>
      <text:p text:style-name="P4">
Description: Russian invaders arrange provocations with explosions in order to justify their own escape from the temporarily occupied territories of Ukraine and to declare evacuation. - Ukrinform.</text:p>
      <text:p text:style-name="P4">
Images: ["<text:a xlink:type="simple" xlink:href="https://static.ukrinform.com/photos/2022_11/thumb_files/630_360_1667485446-953.jpg" text:style-name="Internet_20_link" text:visited-style-name="Visited_20_Internet_20_Link">
630_360_16674...</text:a>
"]</text:p>
      <text:p text:style-name="P4">
Tags: ['Мелітополь', 'Вибух', 'Колаборант', 'Війна з росією', 'Єдині новини']</text:p>
      <text:p text:style-name="P4">
Type: Article</text:p>
      <!--METADATA-->
      <text:p text:style-name="P4">
<draw:frame draw:style-name="fr1" draw:name="Image75" text:anchor-type="as-char" svg:width="6.9236in" svg:height="3.956343in" draw:z-index="0">
<draw:image xlink:href="../Images/yкринформ/2023-05-13T09-35-00-03-00/630_360_1667485446-953.jpg" xlink:type="simple" xlink:show="embed" xlink:actuate="onLoad" draw:mime-type="image/jpeg"/>
</draw:frame>
Russian -enchantments arrange provocations with explosions in order to justify their own escape of the occupied territories of Ukraine and the announcement of evacuation.</text:p>
      <text:p text:style-name="P4">
Ivan Fedorov, Ukrinform, said this on the national telecommunications "One News".</text:p>
      <text:p text:style-name="P4">
"Yesterday in Melitopol at least two <text:a xlink:type="simple" xlink:href="https://www.ukrinform.ua/tag-vibuh" text:style-name="Internet_20_link" text:visited-style-name="Visited_20_Internet_20_Link">
</text:a>
.. We know that collaborators are not not allowed, especially those who came from continental erephy. All orders to the last, not to show that Erephia leaves the temporary -heated territories. Therefore, there is now the practice that collaborators themselves adjust the explosions to show that they are hunted there, and this is a reason to leave the occupied territories. This is the same as yesterday's explosion, "he said.</text:p>
      <text:p text:style-name="P4">
At the same time, Fedorov emphasized that the Ukrainian side did not even know about the collaborator who was allegedly trying to blow up.</text:p>
      <text:p text:style-name="P4">
<text:span text:style-name="T4">
 Read also: </text:span>
 <text:a xlink:type="simple" xlink:href="https://www.ukrinform.ua/rubric-regions/3708060-u-melitopoli-prolunav-silnij-vibuh.html" text:style-name="Internet_20_link" text:visited-style-name="Visited_20_Internet_20_Link">
<text:span text:style-name="T4">
 Melitopoli </text:span>
 <text:span text:style-name="T4">
 </text:span>
 sounded <text:span text:style-name="T4">
 </text:span>
 Strong <text:span text:style-name="T4">
 </text:span>
 <text:span text:style-name="T4">
 Explosion </text:span>
</text:a>
The mayor of Melitopol noted that the second reason for the support of the provocations of the Epotreb find a reasoned actuator to declare further evacuation in other notes.</text:p>
      <text:p text:style-name="P4">
"If we recall why they declared evacuation in at least 15 points of the occupied Zaporizhzhya region, the main thing was that Ukraine seems to be firing civilian infrastructure. In fact, this is not true. Therefore, enemies themselves began to firing civilian infrastructure and hunting. collaborators, "Fedorov said.</text:p>
      <text:p text:style-name="P4">
As reported by Ukrinform, <text:a xlink:type="simple" xlink:href="https://www.ukrinform.ua/rubric-regions/3708417-u-melitopoli-bila-pidizdu-pidirvali-kolaboranta.html" text:style-name="Internet_20_link" text:visited-style-name="Visited_20_Internet_20_Link">
</text:a>
The near -coming of an apartment building, where the so -called "Acting Minister of Construction Minister" lived.</text:p>
      <text:p text:style-name="P4">
News Source: <text:a xlink:type="simple" xlink:href="https://www.ukrinform.ua/rubric-ato/3708611-zagarbniki-vlastovuut-provokacii-z-vibuhami-sob-vtekti-z-okupovanih-teritorij-fedorov.html" text:style-name="Internet_20_link" text:visited-style-name="Visited_20_Internet_20_Link">
https://www.ukrinform.ua/rubric-ato/3708611-zagarbniki-vlastovuut-provokacii-z-vibuhami-sob-vtekti-z-okupovanih-teritorij-fedorov.html</text:a>
</text:p>
      <!--NEWS-->
      <text:h text:style-name="P10" text:outline-level="1">
<text:span text:style-name="T4">
Russian troops fired at Sumy region - five communities were injured</text:span>
</text:h>
      <text:p text:style-name="P4">
Authors: Ukrinform (Person)</text:p>
      <text:p text:style-name="P4">
Publisher: Укринформ (Organization)</text:p>
      <text:p text:style-name="P4">
Published Time: 2023-05-13T09:43:05+03:00</text:p>
      <text:p text:style-name="P4">
Modified Time: 2023-05-13T09:43:05+03:00</text:p>
      <text:p text:style-name="P4">
Description: Tonight and morning, the enemy fired at the border areas of Sumy region eight times.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Війна з росією']</text:p>
      <text:p text:style-name="P4">
Type: Article</text:p>
      <!--METADATA-->
      <text:p text:style-name="P4">
<draw:frame draw:style-name="fr1" draw:name="Image76" text:anchor-type="as-char" svg:width="6.9236in" svg:height="3.956343in" draw:z-index="0">
<draw:image xlink:href="../Images/yкринформ/2023-05-13T09-43-05-03-00/630_360_1657197743-186.jpg" xlink:type="simple" xlink:show="embed" xlink:actuate="onLoad" draw:mime-type="image/jpeg"/>
</draw:frame>
Today and in the morning the enemy fired at the border territories of the Sumy region eight times.</text:p>
      <text:p text:style-name="P4">
This was reported in <text:a xlink:type="simple" xlink:href="https://t.me/Sumy_news_ODA/16160" text:style-name="Internet_20_link" text:visited-style-name="Visited_20_Internet_20_Link">
</text:a>
Sumy regional administration, reports Ukrinform.</text:p>
      <text:p text:style-name="P4">
"Night and in the morning recorded 8 shelling(52 <text:a xlink:type="simple" xlink:href="https://www.ukrinform.ua/tag-vibuh" text:style-name="Internet_20_link" text:visited-style-name="Visited_20_Internet_20_Link">
 </text:a>
 )border areas and settlements of Sumy region ", -is in the message.</text:p>
      <text:p text:style-name="P4">
Was fired at the Znob -Novgorod community - from mortars(14 explosions), Middle -and -Budy community: shelling of the barrel artillery - 12 blanks and mortars - 10 explosions, Essman community - from the barrel artillery.(4 explosions)and mortars - 6 explosions, Svet community: Russians beat mortars(4 explosions), Krasnopil Community: PTKR missile attack(2 Vibuhi).</text:p>
      <text:p text:style-name="P4">
<text:span text:style-name="T4">
Читайте також:</text:span>
 <text:a xlink:type="simple" xlink:href="https://www.ukrinform.ua/rubric-ato/3708564-aviacia-zsu-zavdala-12-udariv-po-rajonah-zoseredzenna-vijsk-protivnika.html" text:style-name="Internet_20_link" text:visited-style-name="Visited_20_Internet_20_Link">
 </text:a>
As reported, last day and in the morning in Sumy region recorded powerful mortar shelling(3 explosions). Обстрілів зазнали населені пунктиМиропільської та Новослобідської громад.</text:p>
      <text:p text:style-name="P4">
News Source: <text:a xlink:type="simple" xlink:href="https://www.ukrinform.ua/rubric-ato/3708613-vijska-rf-obstrilali-prikordonna-sumsini-postrazdali-pat-gromad.html" text:style-name="Internet_20_link" text:visited-style-name="Visited_20_Internet_20_Link">
https://www.ukrinform.ua/rubric-ato/3708613-vijska-rf-obstrilali-prikordonna-sumsini-postrazdali-pat-gromad.html</text:a>
</text:p>
      <!--NEWS-->
      <text:h text:style-name="P10" text:outline-level="1">
<text:span text:style-name="T4">
The Armed Forces succeeded in local counterattacks and advanced in the northwest of Bakhmut - isw</text:span>
</text:h>
      <text:p text:style-name="P4">
Authors: Ukrinform (Person)</text:p>
      <text:p text:style-name="P4">
Publisher: Укринформ (Organization)</text:p>
      <text:p text:style-name="P4">
Published Time: 2023-05-13T10:01:00+03:00</text:p>
      <text:p text:style-name="P4">
Modified Time: 2023-05-13T10:01:00+03:00</text:p>
      <text:p text:style-name="P4">
Description: The Armed Forces of Ukraine have succeeded northwest of Bakhmut in local counterattacks, as evidenced by the video of the retreat of Russian troops on the southern bank of the Berch reservoir. - Ukrinform.</text:p>
      <text:p text:style-name="P4">
Images: ["<text:a xlink:type="simple" xlink:href="https://static.ukrinform.com/photos/2023_05/thumb_files/630_360_1683216390-801.jpg" text:style-name="Internet_20_link" text:visited-style-name="Visited_20_Internet_20_Link">
630_360_16832...</text:a>
"]</text:p>
      <text:p text:style-name="P4">
Tags: ['Бахмут', 'ЗСУ', 'Війна з росією']</text:p>
      <text:p text:style-name="P4">
Type: Article</text:p>
      <!--METADATA-->
      <text:p text:style-name="P4">
<draw:frame draw:style-name="fr1" draw:name="Image77" text:anchor-type="as-char" svg:width="6.9236in" svg:height="3.956343in" draw:z-index="0">
<draw:image xlink:href="../Images/yкринформ/2023-05-13T10-01-00-03-00/630_360_1683216390-801.jpg" xlink:type="simple" xlink:show="embed" xlink:actuate="onLoad" draw:mime-type="image/jpeg"/>
</draw:frame>
The armeds of Ukraine have succeeded northwest of Bakhmut in local concept, as evidenced by published video of the retreat of Russian troops to the half -day bank of the Berch reservoir.</text:p>
      <text:p text:style-name="P4">
As Ukrinform reports, it reports <text:a xlink:type="simple" xlink:href="https://www.understandingwar.org/backgrounder/ukraine-conflict-updates" text:style-name="Internet_20_link" text:visited-style-name="Visited_20_Internet_20_Link">
</text:a>
(Isw).</text:p>
      <text:p text:style-name="P4">
"Оприлюднені відео підтверджують заяви російських військових блогерів про те,що українські війська здобули перемогу на північний захід від Бахмута в районіміж Богданівкою і Берхівкою", - йдеться в повідомленні.</text:p>
      <text:p text:style-name="P4">
Як зазначає ISW, за даними російських військових блогерів, підрозділи 200-їокремої мотострілецької бригади втратили свої позиції в районі між Григорівкоюі Дубово-Василівкою (about 6 km northwest of Bakhmut). Крім того,повідомляється, що українські війська контратакують у напрямку Хромового,Богданівки та Кліщіївки.</text:p>
      <text:p text:style-name="P4">
Зазначається, що російський злочинець та глава пвк " <text:a xlink:type="simple" xlink:href="https://www.ukrinform.ua/tag-pvk-vagnera" text:style-name="Internet_20_link" text:visited-style-name="Visited_20_Internet_20_Link">
</text:a>
"Prigogine reported to the Ukrainian Armed Forces to Berkhivka and stated that Ukraine now fits positions within 500 m from the northwestern boach of Bakhmut.</text:p>
      <text:p text:style-name="P4">
<text:span text:style-name="T4">
 Read also: </text:span>
 <text:a xlink:type="simple" xlink:href="https://www.ukrinform.ua/rubric-ato/3708606-zsu-vdalos-vidtisnuti-voroga-na-pivdni-bahmuta-sonajmense-na-kilometr-rozvidka-britanii.html" text:style-name="Internet_20_link" text:visited-style-name="Visited_20_Internet_20_Link">
<text:span text:style-name="T4">
 Bakhmut </text:span>
</text:a>
At the same time, the Ministry of Defense(We)Russia rejected the statements of other Russian sources about the promotion of Ukrainian troops and stated that the units of the 4th Separate Mono-Rifle Brigade and the 200th Separate Motorized Rifle Brigade reflected allattaks in the Berkhivka area.</text:p>
      <text:p text:style-name="P4">
As reported by Ukrinform, Russian invaders <text:a xlink:type="simple" xlink:href="https://www.ukrinform.ua/rubric-ato/3708611-zagarbniki-vlastovuut-provokacii-z-vibuhami-sob-vtekti-z-okupovanih-teritorij-fedorov.html" text:style-name="Internet_20_link" text:visited-style-name="Visited_20_Internet_20_Link">
</text:a>
to take a way to escape from the temporarily occupied territories of Ukraine and to declarevagation.</text:p>
      <text:p text:style-name="P4">
News Source: <text:a xlink:type="simple" xlink:href="https://www.ukrinform.ua/rubric-ato/3708620-zsu-dosagnuli-uspihu-v-lokalnih-kontratakah-i-prosunulisa-na-pivnicnomu-zahodi-bahmuta-isw.html" text:style-name="Internet_20_link" text:visited-style-name="Visited_20_Internet_20_Link">
https://www.ukrinform.ua/rubric-ato/3708620-zsu-dosagnuli-uspihu-v-lokalnih-kontratakah-i-prosunulisa-na-pivnicnomu-zahodi-bahmuta-isw.html</text:a>
</text:p>
      <!--NEWS-->
      <text:h text:style-name="P10" text:outline-level="1">
<text:span text:style-name="T4">
Ukrzaliznytsia launched shutters and buses to cities that are late because of the drones attack</text:span>
</text:h>
      <text:p text:style-name="P4">
Authors: Ukrinform (Person)</text:p>
      <text:p text:style-name="P4">
Publisher: Укринформ (Organization)</text:p>
      <text:p text:style-name="P4">
Published Time: 2023-05-13T10:10:00+03:00</text:p>
      <text:p text:style-name="P4">
Modified Time: 2023-05-13T10:10:00+03:00</text:p>
      <text:p text:style-name="P4">
Description: Ukrzaliznytsia and Khmelnytsky Regional Military Administration launched shutters and buses to destinations, where trains are late due to an enemy night attack. - Ukrinform.</text:p>
      <text:p text:style-name="P4">
Images: ["<text:a xlink:type="simple" xlink:href="https://static.ukrinform.com/photos/2020_05/thumb_files/630_360_1590675000-161.jpg" text:style-name="Internet_20_link" text:visited-style-name="Visited_20_Internet_20_Link">
630_360_15906...</text:a>
"]</text:p>
      <text:p text:style-name="P4">
Tags: ['Укрзалізниця', 'Війна з росією', 'Поїзд']</text:p>
      <text:p text:style-name="P4">
Type: Article</text:p>
      <!--METADATA-->
      <text:p text:style-name="P4">
<draw:frame draw:style-name="fr1" draw:name="Image78" text:anchor-type="as-char" svg:width="6.9236in" svg:height="3.956343in" draw:z-index="0">
<draw:image xlink:href="../Images/yкринформ/2023-05-13T10-10-00-03-00/630_360_1590675000-161.jpg" xlink:type="simple" xlink:show="embed" xlink:actuate="onLoad" draw:mime-type="image/jpeg"/>
</draw:frame>
The Ukrzaliznytsia and the Khmelnytsky Regional Military Administration launched taps at the destination, where trains are late through the enemy's night air.</text:p>
      <text:p text:style-name="P4">
According to Ukrinform, Ukrzaliznytsia reports in <text:a xlink:type="simple" xlink:href="https://t.me/UkrzalInfo/4414" text:style-name="Internet_20_link" text:visited-style-name="Visited_20_Internet_20_Link">
</text:a>
“No connection is closed: for all passengers, Ukrzaliznytsya has developed a decision together by the Skhmelnytsky military administration how to get the purpose of receipt. Extra trains and buses for carrying have already been launched, ”Ukrzaliznytsia was announced.</text:p>
      <text:p text:style-name="P4">
If passengers head from Kiev in the direction of Vinnitsa, Khmelnytsky, then it is necessary to land on the shuttle of Kiev-Kozyatyn-Vinnytsia-Khmelnitsky.</text:p>
      <text:p text:style-name="P4">
If passengers are heading from Kiev in the direction of Ternopil and Lviv, then it is necessary to do a transplant to the Terno-Ternopil-Black Island.</text:p>
      <text:p text:style-name="P4">
For passengers from Khmelnitsky, who are traveling in the Lviv direction <text:a xlink:type="simple" xlink:href="https://t.me/UkrzalInfo/4415" text:style-name="Internet_20_link" text:visited-style-name="Visited_20_Internet_20_Link">
</text:a>
Additional railway rods from black Ostrovado Ternopil at 12:15(Ternopil arrives at 14:30), O 14:00(In Ternopil will be 15:40)and at 18:00(In Ternopil - at 19:40).</text:p>
      <text:p text:style-name="P4">
У зворотному напрямку автобуси будуть у Красному о 10:12, Тернополі о 12:05,Підволочиську о 13:00, у Чорному острові о 13:50, а також у Львові о 14:10, уКрасному о 15:10, Тернополі о 16:20, Підволочиську о 17:00, Чорному острові о17:50.</text:p>
      <text:p text:style-name="P4">
Якщо пасажири прямують з Вінниці, Жмеринки, Хмельницького до Києва, їмдоступні шатли до Києва кожні 2 години. Першу групу пасажирів з Вінниці доКиєва з квитками на рейс №716 забере поїзд №868 Гречани-Київ.</text:p>
      <text:p text:style-name="P4">
Якщо пасажири прямують з Вінниці, Жмеринки до Львова, Ужгорода, Перемишля, їмдоступні шатли до Козятина з пересадкою на будь-які рейси західного напрямку,які зараз прямують об'їзним шляхом саме через Козятин.</text:p>
      <text:p text:style-name="P4">
Якщо пасажири прямують з Хмельницького до Львова, Ужгорода, Перемишля, їм слідочікувати пересадки на автобус від вокзала до станції Чорний острів, звідкикожні 2 години прямуватиме шатл до станції Красне.</text:p>
      <text:p text:style-name="P4">
Для пасажирів з Києва до Львова, Івано-Франківська, Ужгорода, Перемишля або упротилежному напрямку зміниться час у дорозі.</text:p>
      <text:p text:style-name="P4">
Forecast Time of Train Delay №119 Zaporizhzhya-Lviv and # 85 Zaporizhzhia-Lviv- 5 Hours; train # 139 Kiev-Kamianets-Podilskyi-8 Hours 40 minutes; Trains # 38/36 uzhgorod-przemysl-dessa- 12 hours; train №770 ternopil-kyiv is 6 hours; And №716 przemesl -kiev - for 7 hours.</text:p>
      <text:p text:style-name="P4">
As reported by ukrinform, <text:a xlink:type="simple" xlink:href="https://www.ukrinform.ua/rubric-ato/3708595-obstril-hmelniccini-unaslidok-vlucanna-u-promislovij-obekt-postrazdali-patero-ludej.html" text:style-name="Internet_20_link" text:visited-style-name="Visited_20_Internet_20_Link">
</text:a>
As a result of a traveling in the industrial object of the Nakhmelnytsky region.</text:p>
      <text:p text:style-name="P4">
News Source: <text:a xlink:type="simple" xlink:href="https://www.ukrinform.ua/rubric-regions/3708624-ukrzaliznica-zapustila-satli-i-avtobusi-u-mista-poizdi-do-akih-zapiznuutsa-cerez-ataku-droniv.html" text:style-name="Internet_20_link" text:visited-style-name="Visited_20_Internet_20_Link">
https://www.ukrinform.ua/rubric-regions/3708624-ukrzaliznica-zapustila-satli-i-avtobusi-u-mista-poizdi-do-akih-zapiznuutsa-cerez-ataku-droniv.html</text:a>
</text:p>
      <!--NEWS-->
      <text:h text:style-name="P10" text:outline-level="1">
<text:span text:style-name="T4">
The power system works steadily, but there is damage to energy objects in Donetsk - Ukrenergo</text:span>
</text:h>
      <text:p text:style-name="P4">
Authors: Ukrinform (Person)</text:p>
      <text:p text:style-name="P4">
Publisher: Укринформ (Organization)</text:p>
      <text:p text:style-name="P4">
Published Time: 2023-05-13T10:15:42+03:00</text:p>
      <text:p text:style-name="P4">
Modified Time: 2023-05-13T10:15:42+03:00</text:p>
      <text:p text:style-name="P4">
Description: As of Saturday morning, May 13, Ukraine's power system works steadily. - Ukrinform.</text:p>
      <text:p text:style-name="P4">
Images: ["<text:a xlink:type="simple" xlink:href="https://static.ukrinform.com/photos/2022_12/thumb_files/630_360_1671101042-938.jpg" text:style-name="Internet_20_link" text:visited-style-name="Visited_20_Internet_20_Link">
630_360_16711...</text:a>
"]</text:p>
      <text:p text:style-name="P4">
Tags: ['Безпілотник', 'Донеччина', 'Електроенергія', 'Укренерго', 'Війна з росією']</text:p>
      <text:p text:style-name="P4">
Type: Article</text:p>
      <!--METADATA-->
      <text:p text:style-name="P4">
<draw:frame draw:style-name="fr1" draw:name="Image79" text:anchor-type="as-char" svg:width="6.9236in" svg:height="3.956343in" draw:z-index="0">
<draw:image xlink:href="../Images/yкринформ/2023-05-13T10-15-42-03-00/630_360_1671101042-938.jpg" xlink:type="simple" xlink:show="embed" xlink:actuate="onLoad" draw:mime-type="image/jpeg"/>
</draw:frame>
The state of Saturday meetings, May 13, the power system of Ukraine works steadily.</text:p>
      <text:p text:style-name="P4">
According to Ukrinform, UkrEnergo reports in <text:a xlink:type="simple" xlink:href="https://t.me/Ukrenergo/2084" text:style-name="Internet_20_link" text:visited-style-name="Visited_20_Internet_20_Link">
</text:a>
“Morning massive attack <text:a xlink:type="simple" xlink:href="https://www.ukrinform.ua/tag-bezpilotnik" text:style-name="Internet_20_link" text:visited-style-name="Visited_20_Internet_20_Link">
</text:a>
Damage to the objects of energy infrastructure. We thank the forces of the defense of professional work, ”the company emphasized.</text:p>
      <text:p text:style-name="P4">
As they added to Ukrenergo, unfortunately, the Russians continue to actively fireting outcrophy areas. There are damage to the power facilities in the Donetsk region.</text:p>
      <text:p text:style-name="P4">
<text:span text:style-name="T4">
 Read also: </text:span>
 <text:a xlink:type="simple" xlink:href="https://www.ukrinform.ua/rubric-kyiv/3708580-ppo-znisila-usi-sahedi-aki-ruhalisa-kursom-na-kiiv-kmva.html" text:style-name="Internet_20_link" text:visited-style-name="Visited_20_Internet_20_Link">
</text:a>
As reported by Ukrinform, from midnight on May 13, the Defense Forces of Ukraine <text:a xlink:type="simple" xlink:href="https://www.ukrinform.ua/rubric-ato/3708605-ppo-vnoci-znisila-17-droniv-tipu-shahed-povitrani-sili.html" text:style-name="Internet_20_link" text:visited-style-name="Visited_20_Internet_20_Link">
</text:a>
Iranian production ShahED-136/131.</text:p>
      <text:p text:style-name="P4">
News Source: <text:a xlink:type="simple" xlink:href="https://www.ukrinform.ua/rubric-economy/3708625-energosistema-pracue-stabilno-ale-e-poskodzenna-energoobektiv-na-doneccini-ukrenergo.html" text:style-name="Internet_20_link" text:visited-style-name="Visited_20_Internet_20_Link">
https://www.ukrinform.ua/rubric-economy/3708625-energosistema-pracue-stabilno-ale-e-poskodzenna-energoobektiv-na-doneccini-ukrenergo.html</text:a>
</text:p>
      <!--NEWS-->
      <text:h text:style-name="P10" text:outline-level="1">
<text:span text:style-name="T4">
To Poland from Belarus Flew an unknown air facility</text:span>
</text:h>
      <text:p text:style-name="P4">
Authors: Ukrinform (Person)</text:p>
      <text:p text:style-name="P4">
Publisher: Укринформ (Organization)</text:p>
      <text:p text:style-name="P4">
Published Time: 2023-05-13T10:21:00+03:00</text:p>
      <text:p text:style-name="P4">
Modified Time: 2023-05-13T10:21:00+03:00</text:p>
      <text:p text:style-name="P4">
Description: An unknown air facility was probably a observation ball to Poland from Belarus. - Ukrinform.</text:p>
      <text:p text:style-name="P4">
Images: ["<text:a xlink:type="simple" xlink:href="https://static.ukrinform.com/photos/2017_08/thumb_files/630_360_1502114201-1164.jpg" text:style-name="Internet_20_link" text:visited-style-name="Visited_20_Internet_20_Link">
630_360_15021...</text:a>
"]</text:p>
      <text:p text:style-name="P4">
Tags: ['білорусь', 'Польща', 'Кордон']</text:p>
      <text:p text:style-name="P4">
Type: Article</text:p>
      <!--METADATA-->
      <text:p text:style-name="P4">
<draw:frame draw:style-name="fr1" draw:name="Image80" text:anchor-type="as-char" svg:width="6.9236in" svg:height="3.956343in" draw:z-index="0">
<draw:image xlink:href="../Images/yкринформ/2023-05-13T10-21-00-03-00/630_360_1502114201-1164.jpg" xlink:type="simple" xlink:show="embed" xlink:actuate="onLoad" draw:mime-type="image/jpeg"/>
</draw:frame>
An unknown air facility was probably observant to Poland's territory of Belarus.</text:p>
      <text:p text:style-name="P4">
About it reports in <text:a xlink:type="simple" xlink:href="https://twitter.com/MON_GOV_PL/status/1657270456976650241" text:style-name="Internet_20_link" text:visited-style-name="Visited_20_Internet_20_Link">
</text:a>
Poland's ministry, Ukrinform reports.</text:p>
      <text:p text:style-name="P4">
“Air Operation Center(COP)recorded the appearance in the airspace <text:a xlink:type="simple" xlink:href="https://www.ukrinform.ua/tag-polsa" text:style-name="Internet_20_link" text:visited-style-name="Visited_20_Internet_20_Link">
</text:a>
the object that came from the direction of the Belarus. According to COP, it is probably a balloon of observation, ”the message reads.</text:p>
      <text:p text:style-name="P4">
As it is noted, the object was lost in the radars in the area(The northern part of the RP).</text:p>
      <text:p text:style-name="P4">
У зв’язку з цим командувач Оперативного командування видів збройних сил Польщіприйняв рішення про задіяння чергових сил військ територіальної оборони допошуку об’єкту.</text:p>
      <text:p text:style-name="P4">
<text:span text:style-name="T4">
Читайте також:</text:span>
 <text:a xlink:type="simple" xlink:href="https://www.ukrinform.ua/rubric-world/3707929-duda-bagato-vkazue-na-te-so-bila-bidgosa-mogla-vpasti-raketa.html" text:style-name="Internet_20_link" text:visited-style-name="Visited_20_Internet_20_Link">
 <text:span text:style-name="T4">
Дуда</text:span>
 </text:a>
As reported by Ukrinform, at the end of April, a "military object" was found in the forest near Bidgos, probably the elements of the Russian missile X-55, which could be bought from a Russian aircraft from the territory of Belarus on December 16 last year, when Russia carried out a massive rocket firing of Ukraine. The Polish Prosecutor's Office and the relevant services are conducting an appropriate investigation.</text:p>
      <text:p text:style-name="P4">
National Defense Minister Mariusz Blaschak accused the commander of the Operative Command of Poland's Armed Forces Tomash Pyotrovsky, that he did not report to him about the emergency in the country's airspace on the country of the country and did not organize a large -scale search for a military facility at the time.</text:p>
      <text:p text:style-name="P4">
News Source: <text:a xlink:type="simple" xlink:href="https://www.ukrinform.ua/rubric-world/3708627-do-polsi-z-bilorusi-zaletiv-nevidomij-povitranij-obekt.html" text:style-name="Internet_20_link" text:visited-style-name="Visited_20_Internet_20_Link">
https://www.ukrinform.ua/rubric-world/3708627-do-polsi-z-bilorusi-zaletiv-nevidomij-povitranij-obekt.html</text:a>
</text:p>
      <!--NEWS-->
      <text:h text:style-name="P10" text:outline-level="1">
<text:span text:style-name="T4">
The Russian army attacked 11 regions of Ukraine for a day - erection of ova</text:span>
</text:h>
      <text:p text:style-name="P4">
Authors: Ukrinform (Person)</text:p>
      <text:p text:style-name="P4">
Publisher: Укринформ (Organization)</text:p>
      <text:p text:style-name="P4">
Published Time: 2023-05-13T10:23:00+03:00</text:p>
      <text:p text:style-name="P4">
Modified Time: 2023-05-13T10:23:00+03:00</text:p>
      <text:p text:style-name="P4">
Description: Russian invaders per day have attacking 11 regions of Ukraine. - Ukrinform.</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Війна з росією', 'Регіони']</text:p>
      <text:p text:style-name="P4">
Type: Article</text:p>
      <!--METADATA-->
      <text:p text:style-name="P4">
<draw:frame draw:style-name="fr1" draw:name="Image81" text:anchor-type="as-char" svg:width="6.9236in" svg:height="3.956343in" draw:z-index="0">
<draw:image xlink:href="../Images/yкринформ/2023-05-13T10-23-00-03-00/630_360_1656480323-642.jpg" xlink:type="simple" xlink:show="embed" xlink:actuate="onLoad" draw:mime-type="image/jpeg"/>
</draw:frame>
The Russian -enchantments per day carried out attacks on 11 regions of Ukraine.</text:p>
      <text:p text:style-name="P4">
According to Ukrinform, this is reported in the consolidated information of the regional military administrations about the situation in the regions of Ukraine as of 9:00 Saturday, 13th.</text:p>
      <text:p text:style-name="P4">
On Saturday morning, during air alarm, the enemy attacked ** Khmelnitskaya. The information is specified.</text:p>
      <text:p text:style-name="P4">
<text:span text:style-name="T4">
 In the Kiev region </text:span>
 during the night alarm worked air defense. The hits are not fixed, there are no victims. According to preliminary data, as a result of falling in one of the communities, a private home and a household building are damaged. Information is specified.</text:p>
      <text:p text:style-name="P4">
<text:span text:style-name="T4">
 Read also: </text:span>
 <text:a xlink:type="simple" xlink:href="https://www.ukrinform.ua/rubric-kyiv/3708580-ppo-znisila-usi-sahedi-aki-ruhalisa-kursom-na-kiiv-kmva.html" text:style-name="Internet_20_link" text:visited-style-name="Visited_20_Internet_20_Link">
<text:span text:style-name="T4">
 air defense </text:span>
</text:a>
<text:span text:style-name="T4">
 In the Chernihiv region </text:span>
 5 shells of mortars of Novgorod-Siversky and Koryukiv districts were recorded per day. Without victims.</text:p>
      <text:p text:style-name="P4">
Also at night, the Russians had an attack of Shaahed UAV. One explosion sounded to the emenous community(Novgorod-Siversky district). Один дрон, за попередньоюінформацією, був збитий на території Чернігівського району. Дані уточнюються.</text:p>
      <text:p text:style-name="P4">
<text:span text:style-name="T4">
У Сумській області</text:span>
 вчора протягом дня війська рф здійснили 5 <text:a xlink:type="simple" xlink:href="https://www.ukrinform.ua/tag-obstril" text:style-name="Internet_20_link" text:visited-style-name="Visited_20_Internet_20_Link">
</text:a>
border. 87 explosions were recorded. Settlements of Velikopysarivska, Belopil, and Krasnopil communities were subjected to</text:p>
      <text:p text:style-name="P4">
<text:span text:style-name="T4">
 In the Zaporizhzhia region </text:span>
 in the last day from 87 enemy blows, 20 settlements, including Malinivka, Gulyaypole, Orikhiv, Railway, Poltavka, Shcherbaki. The invaders made 80 strokes from artillery, attacked twice from aviation, twice - from RSSL and twice with UAVs. Civil infrastructure.</text:p>
      <text:p text:style-name="P4">
<text:span text:style-name="T4">
 In the Dnipropetrovsk region </text:span>
 the Russian army attacked the Marganets community Nikopol. A 29-year-old man was hospitalized with injury. The woman aged 71 years of rescuers released from a damaged house.</text:p>
      <text:p text:style-name="P4">
In total, three private homes are destroyed in Nikopol, seven more damaged. Seven outbuildings were also damaged, one destroyed. There is a destruction of the church, administrative building and store, damaged cars, Tagazogazohna power lines.</text:p>
      <text:p text:style-name="P4">
<text:span text:style-name="T4">
 Read also: </text:span>
 <text:a xlink:type="simple" xlink:href="https://www.ukrinform.ua/rubric-ato/3708605-ppo-vnoci-znisila-17-droniv-tipu-shahed-povitrani-sili.html" text:style-name="Internet_20_link" text:visited-style-name="Visited_20_Internet_20_Link">
<text:span text:style-name="T4">
 air defense </text:span>
</text:a>
</text:p>
      <text:p text:style-name="P4">
In the Kupyansk direction, the aggressors were unsuccessful offensive actions in the direction of Momasyutivka.</text:p>
      <text:p text:style-name="P4">
Kamyanka, Krasne first, Mitrofanivka, Fygolovka, Novomlinsk, two -year, Western, Kyslivka and Tabaivka, were artillery and mortar shelling.</text:p>
      <text:p text:style-name="P4">
In the village of Cherneshchyna, Izumi district, a 30-year-old worker was killed by a farm from the SAU farm. The farm, dwelling house and electric lines were damaged.</text:p>
      <text:p text:style-name="P4">
A residential building has been damaged in Kupyansky district as a result of shelling.</text:p>
      <text:p text:style-name="P4">
Yesterday, as a result of the shelling of the village of Kurilovka of Kupyansk district, private homeownership was damaged.</text:p>
      <text:p text:style-name="P4">
<text:span text:style-name="T4">
 Read also: </text:span>
 <text:a xlink:type="simple" xlink:href="https://www.ukrinform.ua/rubric-regions/3708597-rosiani-za-dobu-zavdali-87-udariv-po-zaporizkij-oblasti.html" text:style-name="Internet_20_link" text:visited-style-name="Visited_20_Internet_20_Link">
</text:a>
<text:span text:style-name="T4">
 In the Luhansk region </text:span>
 Russian troops carried out 108 shellings(They released448 shells). Під вогнем артилерії та мінометів перебували Макіївка,Стельмахівка та Білогорівка.</text:p>
      <text:p text:style-name="P4">
<text:span text:style-name="T4">
У Донецькій області</text:span>
 минулої доби росіяни обстріляли 13 населених пунктів,зокрема Авдіївку, Дружківку, Костянтинівку, Краматорськ, Курахове, Торецьк,Часів Яр, Карлівку, Новокалинове, Новоукраїнку, Пречистівку, Привілля.</text:p>
      <text:p text:style-name="P4">
Пошкоджено 75 житлових будинків (Of these 10 apartment), PJSC "Cement -Schifer Plain - Pushka" in Kramatorsk, checkpoint, four -storey, two gas pipes, DTEK electricity grid, 9 vehicles, two -folding the SE "Toretskugillya", warehouse, two garants, seven -economic structures, gas facilities "Parallel".</text:p>
      <text:p text:style-name="P4">
During the day in Donetsk, four people were injured.</text:p>
      <text:p text:style-name="P4">
At night, the enemy fired <text:span text:style-name="T4">
 Nikolaev </text:span>
 with jet shells from the system -gun fire from the territory of the captured Left Bank of Kherson region. The fifth -storey residential building is damaged and a two -storey building was destroyed. Three people were injured.</text:p>
      <text:p text:style-name="P4">
Yesterday, the Russians struck artillery strikes at the Ochakiv Gromance.</text:p>
      <text:p text:style-name="P4">
<text:span text:style-name="T4">
 Read also: </text:span>
 <text:a xlink:type="simple" xlink:href="https://www.ukrinform.ua/rubric-ato/3708584-obstril-mikolaeva-zagarbniki-zastosuvali-bezpilotniki-postrazdali-troe-civilnih.html" text:style-name="Internet_20_link" text:visited-style-name="Visited_20_Internet_20_Link">
<text:span text:style-name="T4">
 Nikolaev </text:span>
</text:a>
<text:span text:style-name="T4">
 In the Kherson region </text:span>
 per day the invaders made 88 shellings(They released445 shells), of them in Kherson - 15(49 shells).</text:p>
      <text:p text:style-name="P4">
Продовжуються ворожі обстріли смт Козацьке і села Веселе Каховського району. Єпошкодження приватних будинків. У Козацькому загинули дві жінки, ще однадістала важкі поранення.</text:p>
      <text:p text:style-name="P4">
The resident of the village of Odradokamanka of the Tyaginsky community was injured.</text:p>
      <text:p text:style-name="P4">
In just a day because of Russian aggression in Kherson region, two people were killed by ichetvero.</text:p>
      <text:p text:style-name="P4">
News Source: <text:a xlink:type="simple" xlink:href="https://www.ukrinform.ua/rubric-regions/3708630-rosijska-armia-za-dobu-atakuvala-11-regioniv-ukraini-zvedenna-ova.html" text:style-name="Internet_20_link" text:visited-style-name="Visited_20_Internet_20_Link">
https://www.ukrinform.ua/rubric-regions/3708630-rosijska-armia-za-dobu-atakuvala-11-regioniv-ukraini-zvedenna-ova.html</text:a>
</text:p>
      <!--NEWS-->
      <text:h text:style-name="P10" text:outline-level="1">
<text:span text:style-name="T4">
To complete the war requires a clear prospect of Ukraine's membership in NATO - Yermak</text:span>
</text:h>
      <text:p text:style-name="P4">
Authors: Ukrinform (Person)</text:p>
      <text:p text:style-name="P4">
Publisher: Укринформ (Organization)</text:p>
      <text:p text:style-name="P4">
Published Time: 2023-05-13T10:28:44+03:00</text:p>
      <text:p text:style-name="P4">
Modified Time: 2023-05-13T10:28:44+03:00</text:p>
      <text:p text:style-name="P4">
Description: The prospect of Ukraine's membership in NATO, determined during the future summit in Vilnius, will send Russia a clear signal that the war is being completed.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НАТО', 'Саміт НАТО', 'Єрмак', 'Війна з росією']</text:p>
      <text:p text:style-name="P4">
Type: Article</text:p>
      <!--METADATA-->
      <text:p text:style-name="P4">
<draw:frame draw:style-name="fr1" draw:name="Image82" text:anchor-type="as-char" svg:width="6.9236in" svg:height="3.956343in" draw:z-index="0">
<draw:image xlink:href="../Images/yкринформ/2023-05-13T10-28-44-03-00/630_360_1678262274-371.jpeg" xlink:type="simple" xlink:show="embed" xlink:actuate="onLoad" draw:mime-type="image/jpeg"/>
</draw:frame>
The prospect of Ukraine's membership in NATO, determined during the future summit of the reconciliation of the Alliance, will send Russia a clear signal that war is war.</text:p>
      <text:p text:style-name="P4">
Presidential Office Head Andriy Yermak said this in an interview with <text:a xlink:type="simple" xlink:href="https://www.spiegel.de/politik/deutschland/die-ukraine-muss-im-westen-verankert-werden-gastbeitrag-a-c1523b06-2364-4a88-b143-b2a96f4f557e" text:style-name="Internet_20_link" text:visited-style-name="Visited_20_Internet_20_Link">
</text:a>
, reports Ukrinform with reference to <text:a xlink:type="simple" xlink:href="https://t.me/ermaka2022/2640" text:style-name="Internet_20_link" text:visited-style-name="Visited_20_Internet_20_Link">
</text:a>
 <text:a xlink:type="simple" xlink:href="https://t.me/ermaka2022/2640" text:style-name="Internet_20_link" text:visited-style-name="Visited_20_Internet_20_Link">
</text:a>
Yermak.</text:p>
      <text:p text:style-name="P4">
"Putin must understand that the commitment of the democratic world to Ukraine will not be paid that his war is meaningless. Therefore, the heads of state and government of the countries <text:a xlink:type="simple" xlink:href="https://www.ukrinform.ua/tag-nato" text:style-name="Internet_20_link" text:visited-style-name="Visited_20_Internet_20_Link">
</text:a>
They should support the safety pact and show the path to the Alliance membership. If they do it now, it will help the president Vladimir Zelensky to start the process of building a just Taturist peace. On the other hand, the Kremlin will continue its illegitimate war, ”he wrote.</text:p>
      <text:p text:style-name="P4">
Yermak noted that Ukraine's membership in NATO would ensure the absence of war. In words, the contribution of Ukraine to collective security can be one of the largest of all Member States at the expense of an experienced and motivated army, as well as the skillful use of NATO weapons.</text:p>
      <text:p text:style-name="P4">
"In the future, the Summit in Vilnius NATO leaders should send a clear signal that the game is over. That Ukraine is part of the event. It is time to determine the specific plans and prospects of Ukraine's accession to NATO. Finland Tashveti has shown that no action is required to join," Yermak emphasized.</text:p>
      <text:p text:style-name="P4">
Also, the head of the Presidential Office recalled that last year the developed security contract was determined, which defines a number of security guarantees for Ukraine from its allies. In particular, the indefinite obligation of the Garant States Group to provide weapons, joint military exercises under the EU Flags, the exchange of intelligence and the continuation of investments in the military-industrial complex of Ukraine. The implementation of these measures is the support that will ensure the winner in this war and eliminate further aggression of Russia.</text:p>
      <text:p text:style-name="P4">
"There is no safety in the gray zone between NATO and Russia. Finland and Sweden were recognized. We need clarity, not the repetition of the open door policy that has just repelled the gate for Russian aggression," Yermak stressed.At the same time, he stated that the supply of Leopard 2 tanks, Patriot Iiris-T missiles, provided by the Federal Government of Germany and Chancellor Olaf Soltz, significantly improved the situation at the front. Yermak expressed his gratitude to the German Narod for military assistance and refugee shelves.</text:p>
      <text:p text:style-name="P4">
As reported by Ukrinform, Viceremier-Minister for European Taigro-Atlantic Integration Olga Stephanyshyn <text:a xlink:type="simple" xlink:href="https://www.ukrinform.ua/rubric-polytics/3708405-stefanisina-rozrahovue-na-politicne-risenna-sodo-clenstva-ukraini-v-nato-na-samiti-u-vilnusi.html" text:style-name="Internet_20_link" text:visited-style-name="Visited_20_Internet_20_Link">
</text:a>
The Alliance Summit in Vilnius.</text:p>
      <text:p text:style-name="P4">
News Source: <text:a xlink:type="simple" xlink:href="https://www.ukrinform.ua/rubric-polytics/3708629-dla-zaversenna-vijni-potribna-citka-perspektiva-clenstva-ukraini-u-nato-ermak.html" text:style-name="Internet_20_link" text:visited-style-name="Visited_20_Internet_20_Link">
https://www.ukrinform.ua/rubric-polytics/3708629-dla-zaversenna-vijni-potribna-citka-perspektiva-clenstva-ukraini-u-nato-ermak.html</text:a>
</text:p>
      <!--NEWS-->
      <text:h text:style-name="P10" text:outline-level="1">
<text:span text:style-name="T4">
In Khmelnitsky, 11 people were injured due to Russian attack</text:span>
</text:h>
      <text:p text:style-name="P4">
Authors: Ukrinform (Person)</text:p>
      <text:p text:style-name="P4">
Publisher: Укринформ (Organization)</text:p>
      <text:p text:style-name="P4">
Published Time: 2023-05-13T10:32:00+03:00</text:p>
      <text:p text:style-name="P4">
Modified Time: 2023-05-13T10:32:00+03:00</text:p>
      <text:p text:style-name="P4">
Description: As a result of the night attack of the Russians in Khmelnitsky, 11 victims have already been recorded and their number may increas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мельниччина', 'Обстріл', 'Війна з росією', 'Єдині новини']</text:p>
      <text:p text:style-name="P4">
Type: Article</text:p>
      <!--METADATA-->
      <text:p text:style-name="P4">
<draw:frame draw:style-name="fr1" draw:name="Image83" text:anchor-type="as-char" svg:width="6.9236in" svg:height="3.948443in" draw:z-index="0">
<draw:image xlink:href="../Images/yкринформ/2023-05-13T10-32-00-03-00/630_360_1538997483-946.jpg" xlink:type="simple" xlink:show="embed" xlink:actuate="onLoad" draw:mime-type="image/jpeg"/>
</draw:frame>
As a result of the native attack of the Russians, 11 victims have already been recorded in Khmelnitsky and their extent may increase.</text:p>
      <text:p text:style-name="P4">
Alexander Simchyshyn, Ukrinform, reported this on the broadcasting of the only news on the only news.</text:p>
      <text:p text:style-name="P4">
"We are currently checking the consequences of this terrorist attack. There were no arrivals in the Khmelnitsky community, but there was an entry into one of the object territory of another community - adjacent to us, and as a consequence - explosive wars of serious damage to our city infrastructure. One person is hospitalized, but nothing is threatened with his life. Costage of wounds of others is cuts, wounds from strokes as a result of the fall of the ceiling, doors, " - said the mayor.</text:p>
      <text:p text:style-name="P4">
He also noted that the number of wounded may increase because people resistant to a city hospital trauma center.</text:p>
      <text:p text:style-name="P4">
According to the mayor, as a result of the Russian attack, the residential infrastructure was significantly affected - it is about hundreds of houses, it is both multi -storey and private residential buildings. The roofs, ceilings, doors, windows are mostly damaged. There are many educational institutions, as well as cultural objects, industrial and commercial premises, administrative buildings. The degree of damage - roofs, ceilings, balconies, doors, windows.</text:p>
      <text:p text:style-name="P4">
The work of utilities has not been harmful, they all work, eliminates leanings.</text:p>
      <text:p text:style-name="P4">
<text:span text:style-name="T4">
 Read also: </text:span>
 <text:a xlink:type="simple" xlink:href="https://www.ukrinform.ua/rubric-ato/3708605-ppo-vnoci-znisila-17-droniv-tipu-shahed-povitrani-sili.html" text:style-name="Internet_20_link" text:visited-style-name="Visited_20_Internet_20_Link">
<text:span text:style-name="T4">
 air defense </text:span>
</text:a>
As reported by Ukrinform, at night <text:a xlink:type="simple" xlink:href="https://www.ukrinform.ua/rubric-ato/3708595-obstril-hmelniccini-unaslidok-vlucanna-u-promislovij-obekt-postrazdali-patero-ludej.html" text:style-name="Internet_20_link" text:visited-style-name="Visited_20_Internet_20_Link">
</text:a>
, there is a arrival in critical infrastructure. The urinary attack of a terrorist attack was recorded in an object in the territory of one of the communities of Khmelnytsky district.</text:p>
      <text:p text:style-name="P4">
The Ukrzaliznytsia and the Khmelnytsky Regional Military Administration launched taps at the destination, where trains are late through the enemy's night air.</text:p>
      <text:p text:style-name="P4">
News Source: <text:a xlink:type="simple" xlink:href="https://www.ukrinform.ua/rubric-ato/3708631-u-hmelnickomu-cerez-rosijsku-ataku-postrazdali-11-ludej.html" text:style-name="Internet_20_link" text:visited-style-name="Visited_20_Internet_20_Link">
https://www.ukrinform.ua/rubric-ato/3708631-u-hmelnickomu-cerez-rosijsku-ataku-postrazdali-11-ludej.html</text:a>
</text:p>
      <!--NEWS-->
      <text:h text:style-name="P10" text:outline-level="1">
<text:span text:style-name="T4">
SBU detained two private detectives that traded information from government databases</text:span>
</text:h>
      <text:p text:style-name="P4">
Authors: Ukrinform (Person)</text:p>
      <text:p text:style-name="P4">
Publisher: Укринформ (Organization)</text:p>
      <text:p text:style-name="P4">
Published Time: 2023-05-13T10:33:00+03:00</text:p>
      <text:p text:style-name="P4">
Modified Time: 2023-05-13T10:33:00+03:00</text:p>
      <text:p text:style-name="P4">
Description: In Kiev, the Security Service of Ukraine detained two private detectives that traded information from closed databases of government agencies. - Ukrinform.</text:p>
      <text:p text:style-name="P4">
Images: ["<text:a xlink:type="simple" xlink:href="https://static.ukrinform.com/photos/2023_05/thumb_files/630_360_1683963409-924.jpeg" text:style-name="Internet_20_link" text:visited-style-name="Visited_20_Internet_20_Link">
630_360_16839...</text:a>
", "<text:a xlink:type="simple" xlink:href="https://static.ukrinform.com/photos/2023_05/1683963428-277.jpeg" text:style-name="Internet_20_link" text:visited-style-name="Visited_20_Internet_20_Link">
1683963428-27...</text:a>
", "<text:a xlink:type="simple" xlink:href="https://static.ukrinform.com/photos/2023_05/1683963447-933.jpeg" text:style-name="Internet_20_link" text:visited-style-name="Visited_20_Internet_20_Link">
1683963447-93...</text:a>
", "<text:a xlink:type="simple" xlink:href="https://static.ukrinform.com/photos/2023_05/1683963466-379.jpeg" text:style-name="Internet_20_link" text:visited-style-name="Visited_20_Internet_20_Link">
1683963466-37...</text:a>
"]</text:p>
      <text:p text:style-name="P4">
Tags: ['Детективна діяльність', 'СБУ', 'Злочин', 'Київ']</text:p>
      <text:p text:style-name="P4">
Type: Article</text:p>
      <!--METADATA-->
      <text:p text:style-name="P4">
<draw:frame draw:style-name="fr1" draw:name="Image84" text:anchor-type="as-char" svg:width="6.9236in" svg:height="3.956343in" draw:z-index="0">
<draw:image xlink:href="../Images/yкринформ/2023-05-13T10-33-00-03-00/630_360_1683963409-924.jpeg" xlink:type="simple" xlink:show="embed" xlink:actuate="onLoad" draw:mime-type="image/jpeg"/>
</draw:frame>
In the Kyiv -Safety of Ukraine, Ukraine detained two private detectives that traded information from closed databases of government agencies.</text:p>
      <text:p text:style-name="P4">
As Ukrinform reports, the SBU reports in <text:a xlink:type="simple" xlink:href="https://t.me/SBUkr/8302" text:style-name="Internet_20_link" text:visited-style-name="Visited_20_Internet_20_Link">
</text:a>
According to the investigation, the illegal activity was organized by the former investigator of one of the capital district police department, who refused to undergo certification in the A lavpolitis and in 2015 dismissed himself from law enforcement agencies.</text:p>
      <text:p text:style-name="P4">
Subsequently, he, together with his acquaintance, created a private detective agency.</text:p>
      <text:p text:style-name="P4">
<draw:frame draw:style-name="fr1" draw:name="Image85" text:anchor-type="as-char" svg:width="6.9236in" svg:height="4.615733in" draw:z-index="0">
<draw:image xlink:href="../Images/yкринформ/2023-05-13T10-33-00-03-00/1683963428-277.jpeg" xlink:type="simple" xlink:show="embed" xlink:actuate="onLoad" draw:mime-type="image/jpeg"/>
</draw:frame>
Under the guise of legal business, they gathered for their customers confidential information about other citizens, including received data stored by domestic registers.</text:p>
      <text:p text:style-name="P4">
For this purpose, the attackers used their own links among officials and law enforcement officers.</text:p>
      <text:p text:style-name="P4">
<draw:frame draw:style-name="fr1" draw:name="Image86" text:anchor-type="as-char" svg:width="6.664062in" svg:height="10.0in" draw:z-index="0">
<draw:image xlink:href="../Images/yкринформ/2023-05-13T10-33-00-03-00/1683963447-933.jpeg" xlink:type="simple" xlink:show="embed" xlink:actuate="onLoad" draw:mime-type="image/jpeg"/>
</draw:frame>
The cost of a dossier per person reached from $ 800 to $ 2.6 thousand. The amount of personal data and urgency of order.</text:p>
      <text:p text:style-name="P4">
<draw:frame draw:style-name="fr1" draw:name="Image87" text:anchor-type="as-char" svg:width="6.9236in" svg:height="4.615733in" draw:z-index="0">
<draw:image xlink:href="../Images/yкринформ/2023-05-13T10-33-00-03-00/1683963466-379.jpeg" xlink:type="simple" xlink:show="embed" xlink:actuate="onLoad" draw:mime-type="image/jpeg"/>
</draw:frame>
For example, in addition to the passport data of citizens, the deployment of their phones and cars, as well as the information of the border and the commission of administrative offenses.</text:p>
      <text:p text:style-name="P4">
Employees <text:a xlink:type="simple" xlink:href="https://www.ukrinform.ua/tag-sbu" text:style-name="Internet_20_link" text:visited-style-name="Visited_20_Internet_20_Link">
</text:a>
The attackers were detained during the receipt of the second part of the money by the folder with data on the resident of the capital.</text:p>
      <text:p text:style-name="P4">
During the searches at the addresses of the defendants, mobile phones were detected by computers with evidence of illegal activity.</text:p>
      <text:p text:style-name="P4">
<text:span text:style-name="T4">
 Read also: </text:span>
 <text:a xlink:type="simple" xlink:href="https://www.ukrinform.ua/rubric-polytics/3708206-sbu-vikrila-eksministra-osviti-tabacnika-na-spivpraci-z-fsb-i-soratnikom-kadirova.html" text:style-name="Internet_20_link" text:visited-style-name="Visited_20_Internet_20_Link">
<text:span text:style-name="T4">
 SBU </text:span>
</text:a>
The attackers were informed about suspicion under Part 2 of Art. 361-2 of the Criminal Code of Ukraine(unauthorized sales or dissemination of restricted information stored in electronic computers(computers), automated systems, computer networks or on the carriers of such information).</text:p>
      <text:p text:style-name="P4">
Перевіряється інформація щодо можливого продажу конфіденційної інформації доросії.</text:p>
      <text:p text:style-name="P4">
Як повідомляв Укрінформ, <text:a xlink:type="simple" xlink:href="https://www.ukrinform.ua/rubric-society/3704150-sbu-likviduvala-merezu-botoferm-aki-rozpovsudzuvali-fejki-pro-terakti-ta-minuvanna.html" text:style-name="Internet_20_link" text:visited-style-name="Visited_20_Internet_20_Link">
 </text:a>
which spread misinformation for loosening the socio-political situation in Ukraine.</text:p>
      <text:p text:style-name="P4">
News Source: <text:a xlink:type="simple" xlink:href="https://www.ukrinform.ua/rubric-society/3708642-sbu-zatrimala-dvoh-privatnih-detektiviv-aki-torguvali-konfidencijnou-informacieu-z-derzavnih-baz-danih.html" text:style-name="Internet_20_link" text:visited-style-name="Visited_20_Internet_20_Link">
https://www.ukrinform.ua/rubric-society/3708642-sbu-zatrimala-dvoh-privatnih-detektiviv-aki-torguvali-konfidencijnou-informacieu-z-derzavnih-baz-danih.html</text:a>
</text:p>
      <!--NEWS-->
      <text:h text:style-name="P10" text:outline-level="1">
<text:span text:style-name="T4">
Turenko won over 20 wins for the season before Rolan Harros</text:span>
</text:h>
      <text:p text:style-name="P4">
Authors: Ukrinform (Person)</text:p>
      <text:p text:style-name="P4">
Publisher: Укринформ (Organization)</text:p>
      <text:p text:style-name="P4">
Published Time: 2023-05-13T10:38:51+03:00</text:p>
      <text:p text:style-name="P4">
Modified Time: 2023-05-13T10:38:51+03:00</text:p>
      <text:p text:style-name="P4">
Description: The former 23rd "racket" of the world Lesya Turenko for the first time in his career approaches the Open Championship of France with more than 20 wins in the season. - Ukrinform.</text:p>
      <text:p text:style-name="P4">
Images: ["<text:a xlink:type="simple" xlink:href="https://static.ukrinform.com/photos/2023_05/thumb_files/630_360_1683962879-576.jpeg" text:style-name="Internet_20_link" text:visited-style-name="Visited_20_Internet_20_Link">
630_360_16839...</text:a>
"]</text:p>
      <text:p text:style-name="P4">
Tags: ['Цуренко', 'Теніс', 'Україна', 'Жінки']</text:p>
      <text:p text:style-name="P4">
Type: Article</text:p>
      <!--METADATA-->
      <text:p text:style-name="P4">
<draw:frame draw:style-name="fr1" draw:name="Image88" text:anchor-type="as-char" svg:width="6.9236in" svg:height="3.956343in" draw:z-index="0">
<draw:image xlink:href="../Images/yкринформ/2023-05-13T10-38-51-03-00/630_360_1683962879-576.jpeg" xlink:type="simple" xlink:show="embed" xlink:actuate="onLoad" draw:mime-type="image/jpeg"/>
</draw:frame>
The former 23rd "racket" of the world Lesya Turenko for the first time in his career approaches the France's Open-Open Championship with more than 20 victories in the season.</text:p>
      <text:p text:style-name="P4">
This year <text:a xlink:type="simple" xlink:href="https://btu.org.ua/ua/news/ukrainskiy-tennis/44969-lesya-curenko-vpershe-v-karyeri-zdobula-ponad-20-peremog-za-sezon-pered-startom-na-rolan-garros.html" text:style-name="Internet_20_link" text:visited-style-name="Visited_20_Internet_20_Link">
</text:a>
In WTA Tour matches already have 22 wins in 29 duels(76%)Given the qualifications, Ukrinform reports.</text:p>
      <text:p text:style-name="P4">
Lesya participated five times in the qualifying nets and in all cases pass "Fundamentals". At the same time, Tsurenko won all 13 matches against tennis players, which they reached below in the ranking, and won 9 victories over rivals, which were higher.</text:p>
      <text:p text:style-name="P4">
This season, the Ukrainian tennis player started at the 134th step of the WTAI ranking in five months she was able to rise to 68th position, and after the tournament in Rome, she will still improve her position in the ranking. By the way, for the first time in the career of Tsurenko played two matches in the main grid of soil tournaments in Madrid and Rome of the water season.</text:p>
      <text:p text:style-name="P4">
This year, Turenko has no titles yet, but there was a finale - she gave way to a waiter match at the WTA tournament 250 in Hua Hini(Thailand). Також поки немаєперемог над суперницями з ТОП-20 (0:2).</text:p>
      <text:p text:style-name="P4">
Завтра в Римі Леся Цуренко проведе восьмий матч проти чинної першої «ракетки»світу. Безумовно, обіграти Ігу Швьонтек на грунті - це завдання із зірочкою, іїхня минулорічна зустріч на «Ролан Гаррос», де Леся змогла взяти лише двагейми, тому підтвердження. Втім, навіть у разі поразки 33-річна Леся Цуренкопідходить до «Ролан Гаррос» з найкращим результатом за кількістю перемог укар'єрі, і за вдалого жеребкування може замахнутися на особистий рекорд натурнірі.</text:p>
      <text:p text:style-name="P4">
<text:span text:style-name="T4">
Читайте також:</text:span>
 <text:a xlink:type="simple" xlink:href="https://www.ukrinform.ua/rubric-sports/3708507-curenko-protistoatime-persij-raketci-svitu-u-tretomu-koli-turniru-wta-u-rimi.html" text:style-name="Internet_20_link" text:visited-style-name="Visited_20_Internet_20_Link">
 <text:span text:style-name="T4">
Цуренко</text:span>
 </text:a>
We will add that in 2018, Lesya reached Paris to the fourth circle, where she was forced to bully from the match against Spanish Garbinie Mugurus after two played games.</text:p>
      <text:p text:style-name="P4">
Source: btu.org.ua.</text:p>
      <text:p text:style-name="P4">
News Source: <text:a xlink:type="simple" xlink:href="https://www.ukrinform.ua/rubric-sports/3708640-curenko-uperse-zdobula-ponad-20-peremog-za-sezon-pered-rolan-garros.html" text:style-name="Internet_20_link" text:visited-style-name="Visited_20_Internet_20_Link">
https://www.ukrinform.ua/rubric-sports/3708640-curenko-uperse-zdobula-ponad-20-peremog-za-sezon-pered-rolan-garros.html</text:a>
</text:p>
      <!--NEWS-->
      <text:h text:style-name="P10" text:outline-level="1">
<text:span text:style-name="T4">
In total 9 airmen killed in incidents with 2 Mi-8 helicopters, Su-34 and Su-35 jets in Brians...</text:span>
</text:h>
      <text:p text:style-name="P4">
Authors: liveuamap (Language: en)</text:p>
      <text:p text:style-name="P4">
Time: 2023-05-13T10:45:50</text:p>
      <text:p text:style-name="P4">
Location: Bryansk (Latitude:52.84381 Longtitude:32.67287)</text:p>
      <text:p text:style-name="P4">
Videos: []</text:p>
      <text:p text:style-name="P4">
Images: []</text:p>
      <text:p text:style-name="P4">
Tags: ["Russia", "Avia"]</text:p>
      <text:p text:style-name="P4">
Id: 22562577</text:p>
      <!--METADATA-->
      <text:p text:style-name="P4">
In total 9 airmen killed in incidents with 2 Mi-8 helicopters, Su-34 and Su-35jets in Briansk region</text:p>
      <text:p text:style-name="P4">
News Collection Link: <text:a xlink:type="simple" xlink:href="https://liveuamap.com/en/2023/13-may-in-total-9-airmen-killed-in-incidents-with-2-mi8-helicopters" text:style-name="Internet_20_link" text:visited-style-name="Visited_20_Internet_20_Link">
https://liveuamap.com/en/2023/13-may-in-total-9-airmen-killed-in-incidents-with-2-mi8-helicopters</text:a>
</text:p>
      <text:p text:style-name="P4">
News Source: <text:a xlink:type="simple" xlink:href="https://t.me/bazabazon/17634" text:style-name="Internet_20_link" text:visited-style-name="Visited_20_Internet_20_Link">
https://t.me/bazabazon/17634</text:a>
</text:p>
      <!--NEWS-->
      <text:h text:style-name="P10" text:outline-level="1">
<text:span text:style-name="T4">
Several explosions were heard in Mariupol</text:span>
</text:h>
      <text:p text:style-name="P4">
Authors: Ukrinform (Person)</text:p>
      <text:p text:style-name="P4">
Publisher: Укринформ (Organization)</text:p>
      <text:p text:style-name="P4">
Published Time: 2023-05-13T10:50:00+03:00</text:p>
      <text:p text:style-name="P4">
Modified Time: 2023-05-13T10:50:00+03:00</text:p>
      <text:p text:style-name="P4">
Description: Already the second morning, a loud explosion was heard in a temporarily captured Mariupol.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 'Війна з росією']</text:p>
      <text:p text:style-name="P4">
Type: Article</text:p>
      <!--METADATA-->
      <text:p text:style-name="P4">
<draw:frame draw:style-name="fr1" draw:name="Image89" text:anchor-type="as-char" svg:width="6.9236in" svg:height="3.956343in" draw:z-index="0">
<draw:image xlink:href="../Images/yкринформ/2023-05-13T10-50-00-03-00/630_360_1669987737-966.jpg" xlink:type="simple" xlink:show="embed" xlink:actuate="onLoad" draw:mime-type="image/jpeg"/>
</draw:frame>
Already the second morning, a loud explosion was heard in a temporarily captured Mariupol.</text:p>
      <text:p text:style-name="P4">
This was reported in <text:a xlink:type="simple" xlink:href="https://t.me/andriyshTime/9644" text:style-name="Internet_20_link" text:visited-style-name="Visited_20_Internet_20_Link">
</text:a>
 <text:a xlink:type="simple" xlink:href="https://t.me/andriyshTime/9644" text:style-name="Internet_20_link" text:visited-style-name="Visited_20_Internet_20_Link">
</text:a>
Advisor to the mayor of Mariupol Petroandryushchenko, reports Ukrinform.</text:p>
      <text:p text:style-name="P4">
“The second powerful <text:a xlink:type="simple" xlink:href="https://www.ukrinform.ua/tag-vibuh" text:style-name="Internet_20_link" text:visited-style-name="Visited_20_Internet_20_Link">
</text:a>
. Hearing in all the city of the city. This time the epicenter towards Azovstal. They also report a rocket flight from the Volnovakha to the city, but it can be either "at fear of the eyes of the big" or "hope for cotton". We find out the details, " - said.</text:p>
      <text:p text:style-name="P4">
An hour earlier, the adviser to the mayor Mariupol informed that the resistance of Mariupoli reported about a loud explosion.</text:p>
      <text:p text:style-name="P4">
<text:span text:style-name="T4">
 Read also: </text:span>
 <text:a xlink:type="simple" xlink:href="https://www.ukrinform.ua/rubric-regions/3708281-u-mariupoli-rozbili-vstanovlene-rosianami-pogrudda-lenina.html" text:style-name="Internet_20_link" text:visited-style-name="Visited_20_Internet_20_Link">
<text:span text:style-name="T4">
 Mariupe </text:span>
</text:a>
As previously reported, a few days ago, the remains of grain in the terminal were burning in the maritime port of the Russian troops of Mariupol.</text:p>
      <text:p text:style-name="P4">
News Source: <text:a xlink:type="simple" xlink:href="https://www.ukrinform.ua/rubric-ato/3708647-u-mariupoli-prolunali-kilka-vibuhiv.html" text:style-name="Internet_20_link" text:visited-style-name="Visited_20_Internet_20_Link">
https://www.ukrinform.ua/rubric-ato/3708647-u-mariupoli-prolunali-kilka-vibuhiv.html</text:a>
</text:p>
      <!--NEWS-->
      <text:h text:style-name="P10" text:outline-level="1">
<text:span text:style-name="T4">
Voynalovich helped Tartu to go to the finale of the Estonia Basketball Championship</text:span>
</text:h>
      <text:p text:style-name="P4">
Authors: Ukrinform (Person)</text:p>
      <text:p text:style-name="P4">
Publisher: Укринформ (Organization)</text:p>
      <text:p text:style-name="P4">
Published Time: 2023-05-13T10:52:30+03:00</text:p>
      <text:p text:style-name="P4">
Modified Time: 2023-05-13T10:52:30+03:00</text:p>
      <text:p text:style-name="P4">
Description: In the semifinal series of the Estonia Championship for basketball, the Tartu club club of Ukrainian forward Andriy Voynalovich beat "Parn" - 78:68. - Ukrinform.</text:p>
      <text:p text:style-name="P4">
Images: ["<text:a xlink:type="simple" xlink:href="https://static.ukrinform.com/photos/2023_05/thumb_files/630_360_1683613130-972.jpg" text:style-name="Internet_20_link" text:visited-style-name="Visited_20_Internet_20_Link">
630_360_16836...</text:a>
"]</text:p>
      <text:p text:style-name="P4">
Tags: ['Баскетбол', 'Естонія', 'Збірна України', 'Чоловіки']</text:p>
      <text:p text:style-name="P4">
Type: Article</text:p>
      <!--METADATA-->
      <text:p text:style-name="P4">
<draw:frame draw:style-name="fr1" draw:name="Image90" text:anchor-type="as-char" svg:width="6.9236in" svg:height="3.956343in" draw:z-index="0">
<draw:image xlink:href="../Images/yкринформ/2023-05-13T10-52-30-03-00/630_360_1683613130-972.jpg" xlink:type="simple" xlink:show="embed" xlink:actuate="onLoad" draw:mime-type="image/jpeg"/>
</draw:frame>
The Basketball Championship of the Tartu Basketball Championship of the Ukrainian Spartard Basketball Championship was played by Parnu - 78:68.</text:p>
      <text:p text:style-name="P4">
It was a decisive, fifth match of the playoff series, reports Ukrinform.https: //fbu.ua/news/ukranc-za-kordonom-bliznyuk-dopomg-shole-vigrati-u-franc--tartu-The-Vyo-vio. -fnal-PLEY-OF-V-Goston</text:p>
      <text:p text:style-name="P4">
Thus, the "pole" went to the finals and will fight for "gold".</text:p>
      <text:p text:style-name="P4">
<text:span text:style-name="T4">
 Read also: </text:span>
 <text:a xlink:type="simple" xlink:href="https://www.ukrinform.ua/rubric-sports/3706596-18-ocok-vojnalovica-nablizili-bk-tartu-do-finalu-cempionatu-estonii.html" text:style-name="Internet_20_link" text:visited-style-name="Visited_20_Internet_20_Link">
<text:span text:style-name="T4">
 Voynalovich </text:span>
</text:a>
Voynalovich played in the fifth match 23 minutes. In his account 9 points, 3 picks and 1 interception.</text:p>
      <text:p text:style-name="P4">
Photo: fbu.ua.</text:p>
      <text:p text:style-name="P4">
News Source: <text:a xlink:type="simple" xlink:href="https://www.ukrinform.ua/rubric-sports/3708645-vojnalovic-dopomig-tartu-vijti-u-final-basketbolnogo-cempionatu-estonii.html" text:style-name="Internet_20_link" text:visited-style-name="Visited_20_Internet_20_Link">
https://www.ukrinform.ua/rubric-sports/3708645-vojnalovic-dopomig-tartu-vijti-u-final-basketbolnogo-cempionatu-estonii.html</text:a>
</text:p>
      <!--NEWS-->
      <text:h text:style-name="P10" text:outline-level="1">
<text:span text:style-name="T4">
In Kiev, the water level in the Dnieper a day rose by 4 centimeters</text:span>
</text:h>
      <text:p text:style-name="P4">
Authors: Ukrinform (Person)</text:p>
      <text:p text:style-name="P4">
Publisher: Укринформ (Organization)</text:p>
      <text:p text:style-name="P4">
Published Time: 2023-05-13T10:54:00+03:00</text:p>
      <text:p text:style-name="P4">
Modified Time: 2023-05-13T10:54:00+03:00</text:p>
      <text:p text:style-name="P4">
Description: In the capital as of Saturday, May 13, the water level in the Dnieper has risen 4 centimeters compared to the previous day. - Ukrinform.</text:p>
      <text:p text:style-name="P4">
Images: ["<text:a xlink:type="simple" xlink:href="https://static.ukrinform.com/photos/2023_05/thumb_files/630_360_1683964968-854.jpg" text:style-name="Internet_20_link" text:visited-style-name="Visited_20_Internet_20_Link">
630_360_16839...</text:a>
"]</text:p>
      <text:p text:style-name="P4">
Tags: ['Київ', 'Водопілля']</text:p>
      <text:p text:style-name="P4">
Type: Article</text:p>
      <!--METADATA-->
      <text:p text:style-name="P4">
<draw:frame draw:style-name="fr1" draw:name="Image91" text:anchor-type="as-char" svg:width="6.9236in" svg:height="3.956343in" draw:z-index="0">
<draw:image xlink:href="../Images/yкринформ/2023-05-13T10-54-00-03-00/630_360_1683964968-854.jpg" xlink:type="simple" xlink:show="embed" xlink:actuate="onLoad" draw:mime-type="image/jpeg"/>
</draw:frame>
In the capital on Saturday, May 13, the water level in the Dnieper was 4 centimeters compared to the previous day.</text:p>
      <text:p text:style-name="P4">
According to Ukrinform, the press service of the Kyiv City Military Administration reports in <text:a xlink:type="simple" xlink:href="https://t.me/VA_Kyiv/1684" text:style-name="Internet_20_link" text:visited-style-name="Visited_20_Internet_20_Link">
</text:a>
“According to the Ukrhydromet Center, as of 10:00.05.2023 the water level in Dnipro in Kiev near the Metro Bridge is 9 263 cm(According to the Baltic system). Температура води +14ºС. У порівнянні з попереднім днем рівень <text:a xlink:type="simple" xlink:href="https://www.ukrinform.ua/tag-vodopilla" text:style-name="Internet_20_link" text:visited-style-name="Visited_20_Internet_20_Link">
</text:a>
Within the capital rose 4 cm ”,” said the Chief of the KMVA Sergey Popko</text:p>
      <text:p text:style-name="P4">
He noted that no emergency floods in Kiev are recorded, the prosthesis is and the level of hazard of hydrological phenomena remains(yellow).</text:p>
      <text:p text:style-name="P4">
<text:span text:style-name="T4">
Читайте також:</text:span>
 <text:a xlink:type="simple" xlink:href="https://www.ukrinform.ua/rubric-regions/3707781-na-kiivsini-do-15-travna-utrimaetsa-zatoplenna-zaplavnih-teritorij.html" text:style-name="Internet_20_link" text:visited-style-name="Visited_20_Internet_20_Link">
 </text:a>
“Industrial sites and residential areas of the city are out of threat. Water gradually dissects the floodplain of the Dnieper within Kiev - only 10-15cm floodplain remains flooded, ”Popko said.</text:p>
      <text:p text:style-name="P4">
As reported by Ukrinform, as of May 12 in Kiev <text:a xlink:type="simple" xlink:href="https://www.ukrinform.ua/rubric-kyiv/3708210-u-stolici-riven-vodi-u-dnipri-za-dobu-vpav-na-21-santimetr.html" text:style-name="Internet_20_link" text:visited-style-name="Visited_20_Internet_20_Link">
</text:a>
</text:p>
      <text:p text:style-name="P4">
News Source: <text:a xlink:type="simple" xlink:href="https://www.ukrinform.ua/rubric-kyiv/3708648-u-kievi-riven-vodi-v-dnipri-za-dobu-pidnavsa-na-4-santimetri.html" text:style-name="Internet_20_link" text:visited-style-name="Visited_20_Internet_20_Link">
https://www.ukrinform.ua/rubric-kyiv/3708648-u-kievi-riven-vodi-v-dnipri-za-dobu-pidnavsa-na-4-santimetri.html</text:a>
</text:p>
      <!--NEWS-->
      <text:h text:style-name="P10" text:outline-level="1">
<text:span text:style-name="T4">
Donetsk Oblast(16:54). Red Alert: aerial threat. Sirens sounding. Take cover now!</text:span>
</text:h>
      <text:p text:style-name="P4">
Authors: liveuamap (Language: en)</text:p>
      <text:p text:style-name="P4">
Time: 2023-05-13T10:56:00</text:p>
      <text:p text:style-name="P4">
Location: Donetsk Oblast (Latitude:48.72723 Longtitude:37.57809)</text:p>
      <text:p text:style-name="P4">
Videos: []</text:p>
      <text:p text:style-name="P4">
Images: []</text:p>
      <text:p text:style-name="P4">
Tags: ["Europe", "Central and Eastern Europe"]</text:p>
      <text:p text:style-name="P4">
Id: 22562578</text:p>
      <!--METADATA-->
      <text:p text:style-name="P4">
Donetsk Oblast(16:54). Red Alert: aerial threat. Sirens sounding. Take covernow!</text:p>
      <text:p text:style-name="P4">
News Collection Link: <text:a xlink:type="simple" xlink:href="https://liveuamap.com/en/2023/13-may-donetsk-oblast1654-red-alert-aerial-thg" text:style-name="Internet_20_link" text:visited-style-name="Visited_20_Internet_20_Link">
https://liveuamap.com/en/2023/13-may-donetsk-oblast1654-red-alert-aerial-thg</text:a>
</text:p>
      <text:p text:style-name="P4">
News Source: <text:a xlink:type="simple" xlink:href="https://t.me/air_alert_ua/45205" text:style-name="Internet_20_link" text:visited-style-name="Visited_20_Internet_20_Link">
https://t.me/air_alert_ua/45205</text:a>
</text:p>
      <!--NEWS-->
      <text:h text:style-name="P10" text:outline-level="1">
<text:span text:style-name="T4">
Germany has announced a military aid package for € 2.7 billion: what weapons will Ukraine receive</text:span>
</text:h>
      <text:p text:style-name="P4">
Authors: Ukrinform (Person)</text:p>
      <text:p text:style-name="P4">
Publisher: Укринформ (Organization)</text:p>
      <text:p text:style-name="P4">
Published Time: 2023-05-13T11:00:00+03:00</text:p>
      <text:p text:style-name="P4">
Modified Time: 2023-05-13T11:00:00+03:00</text:p>
      <text:p text:style-name="P4">
Description: Presidential Office Head Andriy Yermak said Germany announced a new package of assistance to Ukraine by 2.7 billion euros. - Ukrinform.</text:p>
      <text:p text:style-name="P4">
Images: ["<text:a xlink:type="simple" xlink:href="https://static.ukrinform.com/photos/2023_03/thumb_files/630_360_1678102633-614.png" text:style-name="Internet_20_link" text:visited-style-name="Visited_20_Internet_20_Link">
630_360_16781...</text:a>
"]</text:p>
      <text:p text:style-name="P4">
Tags: ['Німеччина', 'Зброя', 'Єрмак', 'Війна з росією']</text:p>
      <text:p text:style-name="P4">
Type: Article</text:p>
      <!--METADATA-->
      <text:p text:style-name="P4">
<draw:frame draw:style-name="fr1" draw:name="Image92" text:anchor-type="as-char" svg:width="6.9236in" svg:height="3.956343in" draw:z-index="0">
<draw:image xlink:href="../Images/yкринформ/2023-05-13T11-00-00-03-00/630_360_1678102633-614.png" xlink:type="simple" xlink:show="embed" xlink:actuate="onLoad" draw:mime-type="image/png"/>
</draw:frame>
Presidential Head Andriy Yermak said Germany announced a new package of Ukraine for 2.7 billion euros.</text:p>
      <text:p text:style-name="P4">
As Ukrinform reports, he reported this in <text:a xlink:type="simple" xlink:href="https://t.me/ermaka2022/2641" text:style-name="Internet_20_link" text:visited-style-name="Visited_20_Internet_20_Link">
</text:a>
"An announcement of a new package of Germany for 2.7 billion euros has been announced," said the head of the OP.</text:p>
      <text:p text:style-name="P4">
According to Yermak, it is previously known that the package will include:</text:p>
      <ul>
        <li>
20 Marder BMP; * 30 leopard tanks; * Four IRIS-T-SLM SPR(12 starting and hundreds of rockets to them); * 200 reconnaissance UAVs; * 100 armored vehicles; * 100 vehicles; * 15 Gepard; * A large number of ammunition.</li>
      </ul>
      <text:p text:style-name="P4">
The head of the AP thanked the allies for their help.</text:p>
      <text:p text:style-name="P4">
<text:span text:style-name="T4">
 Read also: </text:span>
 <text:a xlink:type="simple" xlink:href="https://www.ukrinform.ua/rubric-ato/3708155-do-nimeccini-pribuli-tanki-abrams-na-akih-navcatimutsa-ukrainski-vijskovi-zmi.html" text:style-name="Internet_20_link" text:visited-style-name="Visited_20_Internet_20_Link">
<text:span text:style-name="T4">
 Germany </text:span>
</text:a>
According to <text:a xlink:type="simple" xlink:href="https://www.spiegel.de/politik/deutschland/ukraine-bundesregierung-schnuert-neues-waffenpaket-hilfe-fuer-die-fruehjahrsoffensive-a-220880d8-c19a-4785-a97b-8c2e94e68366" text:style-name="Internet_20_link" text:visited-style-name="Visited_20_Internet_20_Link">
</text:a>
, with a new volume of weapons, the federal government focuses on two areas. On the one hand, the Ukrainian Land Forces are planned to be strengthened with the help of armored personnel carriers of the main combat tanks. In addition, Germany wants to significantly update the Ukraine.</text:p>
      <text:p text:style-name="P4">
The list, writes magazine, 20 Marder armored personnel carriers and 30 Leopard tanks, 18 howits. In addition, the Federal Government plans to put four more Iris-T SLM anti-aircraft systems, 12 IRIS-T-SLS launches and hundreds of rocket-controlled rocket.</text:p>
      <text:p text:style-name="P4">
It is noted that Berlin also plans to supply up to 200 reconnaissance units, 100 protected combat vehicles for transportation of troops to the front, as well as vehicles of logistics.</text:p>
      <text:p text:style-name="P4">
Supply of long -range missiles from Germany has not yet been planned.</text:p>
      <text:p text:style-name="P4">
According to the media, the package should be announced in parallel with the award of the Grand President of Ukraine Volodymyr Zelensky in Aachen on Sunday as a certain symbol of Germany's solidarity with Ukraine.</text:p>
      <text:p text:style-name="P4">
Defense Minister Boris Pistorius, while visiting the troops on Thursday, argued that Ukraine's need for weapons would grow. He emphasized that it is not necessary to hide everywhere when it comes to military assistance, and every four billion euros were already settled everywhere and other materials worth about four billion.</text:p>
      <text:p text:style-name="P4">
<text:span text:style-name="T4">
 Read also: </text:span>
 <text:a xlink:type="simple" xlink:href="https://www.ukrinform.ua/rubric-world/3708393-nimeccina-hoce-pridbati-novi-tanki-leopard.html" text:style-name="Internet_20_link" text:visited-style-name="Visited_20_Internet_20_Link">
<text:span text:style-name="T4">
 German </text:span>
</text:a>
</text:p>
      <text:p text:style-name="P4">
News Source: <text:a xlink:type="simple" xlink:href="https://www.ukrinform.ua/rubric-ato/3708649-nimeccina-anonsuvala-paket-vijskovoi-dopomogi-na-27-milarda-aku-zbrou-otrimae-ukraina.html" text:style-name="Internet_20_link" text:visited-style-name="Visited_20_Internet_20_Link">
https://www.ukrinform.ua/rubric-ato/3708649-nimeccina-anonsuvala-paket-vijskovoi-dopomogi-na-27-milarda-aku-zbrou-otrimae-ukraina.html</text:a>
</text:p>
      <!--NEWS-->
      <text:h text:style-name="P10" text:outline-level="1">
<text:span text:style-name="T4">
Blinken and Kuleba discussed the supply of weapons and preparation of Ukrainian counter -offensive</text:span>
</text:h>
      <text:p text:style-name="P4">
Authors: Ukrinform (Person)</text:p>
      <text:p text:style-name="P4">
Publisher: Укринформ (Organization)</text:p>
      <text:p text:style-name="P4">
Published Time: 2023-05-13T11:05:00+03:00</text:p>
      <text:p text:style-name="P4">
Modified Time: 2023-05-13T11:05:00+03:00</text:p>
      <text:p text:style-name="P4">
Description: US Secretary of State Anthony Blinken in a telephone conversation with the Minister of Foreign Affairs of Ukraine Dmitry Kuleba discussed the preparation for the counter -offensive and subsequent supply of weapons. - Ukrinform.</text:p>
      <text:p text:style-name="P4">
Images: ["<text:a xlink:type="simple" xlink:href="https://static.ukrinform.com/photos/2022_11/thumb_files/630_360_1668574495-281.jpeg" text:style-name="Internet_20_link" text:visited-style-name="Visited_20_Internet_20_Link">
630_360_16685...</text:a>
"]</text:p>
      <text:p text:style-name="P4">
Tags: ['Дмитро Кулеба', 'США', 'Зброя', 'Блінкен', 'Війна з росією', 'Контрнаступ']</text:p>
      <text:p text:style-name="P4">
Type: Article</text:p>
      <!--METADATA-->
      <text:p text:style-name="P4">
<draw:frame draw:style-name="fr1" draw:name="Image93" text:anchor-type="as-char" svg:width="6.9236in" svg:height="3.956343in" draw:z-index="0">
<draw:image xlink:href="../Images/yкринформ/2023-05-13T11-05-00-03-00/630_360_1668574495-281.jpeg" xlink:type="simple" xlink:show="embed" xlink:actuate="onLoad" draw:mime-type="image/jpeg"/>
</draw:frame>
US Secretary of State Anthony Blinken in a telephone conversation with foreign minister Dmitry Kuleba discussed the preparation for the counter -offensive and the following weapons.</text:p>
      <text:p text:style-name="P4">
About it in <text:a xlink:type="simple" xlink:href="https://twitter.com/DmytroKuleba/status/1657252331119935490" text:style-name="Internet_20_link" text:visited-style-name="Visited_20_Internet_20_Link">
</text:a>
The Minister of Foreign Affairs of Ukraine Dmytro Kuleba has informed, Ukrinform reports.</text:p>
      <text:p text:style-name="P4">
Kuleba reported that the conversation was aimed at coordinating the following weapons, cooperation with the Global South and the creation of a special Tribunal.</text:p>
      <text:p text:style-name="P4">
“During our negotiations, US Secretary of State Anthony Blinken has established adamant support for the United States and resolutely rejected any attempts to question Ukraine's ability to win the battlefield. The United States remains a reliable partner of Ukraine, which is aimed at promoting our victory of the fair peace, ” - said <text:a xlink:type="simple" xlink:href="https://mfa.gov.ua/news/ministr-dmitro-kuleba-proviv-telefonnu-rozmovu-z-derzhavnim-sekretarem-ssha-entoni-blinkenom" text:style-name="Internet_20_link" text:visited-style-name="Visited_20_Internet_20_Link">
</text:a>
<text:span text:style-name="T4">
 Read also: </text:span>
 <text:a xlink:type="simple" xlink:href="https://www.ukrinform.ua/rubric-ato/3708649-nimeccina-anonsuvala-paket-vijskovoi-dopomogi-na-27-milarda-aku-zbrou-otrimae-ukraina.html" text:style-name="Internet_20_link" text:visited-style-name="Visited_20_Internet_20_Link">
<text:span text:style-name="T4">
 weapon </text:span>
</text:a>
In turn, Blinken <text:a xlink:type="simple" xlink:href="https://twitter.com/SecBlinken/status/1657153468073750533" text:style-name="Internet_20_link" text:visited-style-name="Visited_20_Internet_20_Link">
</text:a>
which was discussed how the United States can continue the support of Ukraine's efforts, emphasizing that the country is ready to "support Ukraine as much as it will be needed."</text:p>
      <text:p text:style-name="P4">
As reported by Ukrinform, after the official announcement by the British side of the Ukrainian Storm Shadow missile forces, official <text:a xlink:type="simple" xlink:href="https://www.ukrinform.ua/rubric-ato/3708487-ssa-poki-ne-zminili-politiki-sodo-nadanna-ukraini-dalekobijnih-raket-kirbi.html" text:style-name="Internet_20_link" text:visited-style-name="Visited_20_Internet_20_Link">
</text:a>
</text:p>
      <text:p text:style-name="P4">
News Source: <text:a xlink:type="simple" xlink:href="https://www.ukrinform.ua/rubric-ato/3708650-blinken-ta-kuleba-obgovorili-postacanna-zbroi-ta-pidgotovku-ukrainskogo-kontrnastupu.html" text:style-name="Internet_20_link" text:visited-style-name="Visited_20_Internet_20_Link">
https://www.ukrinform.ua/rubric-ato/3708650-blinken-ta-kuleba-obgovorili-postacanna-zbroi-ta-pidgotovku-ukrainskogo-kontrnastupu.html</text:a>
</text:p>
      <!--NEWS-->
      <text:h text:style-name="P10" text:outline-level="1">
<text:span text:style-name="T4">
21 years ago Valery Lobanovsky died</text:span>
</text:h>
      <text:p text:style-name="P4">
Authors: Ukrinform (Person)</text:p>
      <text:p text:style-name="P4">
Publisher: Укринформ (Organization)</text:p>
      <text:p text:style-name="P4">
Published Time: 2023-05-13T11:09:00+03:00</text:p>
      <text:p text:style-name="P4">
Modified Time: 2023-05-13T11:09:00+03:00</text:p>
      <text:p text:style-name="P4">
Description: 21 years ago, on May 13, 2002, the heart of one of the most prominent coaches of Ukrainian and world football stopped - Valery Lobanovsky. - Ukrinform.</text:p>
      <text:p text:style-name="P4">
Images: ["<text:a xlink:type="simple" xlink:href="https://static.ukrinform.com/photos/2023_05/thumb_files/630_360_1683964514-236.jpg" text:style-name="Internet_20_link" text:visited-style-name="Visited_20_Internet_20_Link">
630_360_16839...</text:a>
"]</text:p>
      <text:p text:style-name="P4">
Tags: ['Динамо', 'Футбол', 'Лобановський', 'Україна', 'Збірна України', 'Київ']</text:p>
      <text:p text:style-name="P4">
Type: Article</text:p>
      <!--METADATA-->
      <text:p text:style-name="P4">
<draw:frame draw:style-name="fr1" draw:name="Image94" text:anchor-type="as-char" svg:width="6.9236in" svg:height="3.956343in" draw:z-index="0">
<draw:image xlink:href="../Images/yкринформ/2023-05-13T11-09-00-03-00/630_360_1683964514-236.jpg" xlink:type="simple" xlink:show="embed" xlink:actuate="onLoad" draw:mime-type="image/jpeg"/>
</draw:frame>
On May 21, May 13, 2002, the heart of one of the most prominent trainers of Ukrainian and world football stopped - Valery Lobanovsky.</text:p>
      <text:p text:style-name="P4">
In recent years, the rust <text:a xlink:type="simple" xlink:href="https://uaf.ua/article/45101" text:style-name="Internet_20_link" text:visited-style-name="Visited_20_Internet_20_Link">
</text:a>
Despite the problems of the confession, he remained in his post. On May 7, 2002, Virper Stroke during the Dynamo Kyiv match in Zaporozhye. In six days the coach stopped, Ukrinform reports.</text:p>
      <text:p text:style-name="P4">
For his outstanding career, Lobanovsky brought Dynamo eight times to the Zolotyhnagorod of the USSR Championship, five times to the highest awards(1975 and 1986)UEFA tape(1975).</text:p>
      <text:p text:style-name="P4">
У 2000-2002 роках Валерій Лобановський очолював національну збірну України івивів команду до плей-офф кваліфікації чемпіонату світу 2002 року.</text:p>
      <text:p text:style-name="P4">
<text:span text:style-name="T4">
Читайте також:</text:span>
 <text:a xlink:type="simple" xlink:href="https://www.ukrinform.ua/rubric-sports/3647557-sogodni-vipovnilosa-b-84-roki-valeriu-lobanovskomu.html" text:style-name="Internet_20_link" text:visited-style-name="Visited_20_Internet_20_Link">
 <text:span text:style-name="T4">
Лобановськом</text:span>
 </text:a>
The Erubin Order of the UEFA and the FIFA Order of Merit, which he is there, is an assessment of the merit of the football meter before the European and world football.</text:p>
      <text:p text:style-name="P4">
In 2017, UEFA included Lobanovsky in the list of the 10 most prominent coaches of European football since the 1954 Union was created.</text:p>
      <text:p text:style-name="P4">
Photo: uaf.ua.</text:p>
      <text:p text:style-name="P4">
News Source: <text:a xlink:type="simple" xlink:href="https://www.ukrinform.ua/rubric-sports/3708651-21-rik-tomu-pisov-z-zitta-valerij-lobanovskij.html" text:style-name="Internet_20_link" text:visited-style-name="Visited_20_Internet_20_Link">
https://www.ukrinform.ua/rubric-sports/3708651-21-rik-tomu-pisov-z-zitta-valerij-lobanovskij.html</text:a>
</text:p>
      <!--NEWS-->
      <text:h text:style-name="P10" text:outline-level="1">
<text:span text:style-name="T4">
2 person killed, 10 wounded as result of Russian shelling in Kostiantynivka</text:span>
</text:h>
      <text:p text:style-name="P4">
Authors: liveuamap (Language: en)</text:p>
      <text:p text:style-name="P4">
Time: 2023-05-13T11:15:00</text:p>
      <text:p text:style-name="P4">
Location: Kostyantynivka (Latitude:48.52363 Longtitude:37.707)</text:p>
      <text:p text:style-name="P4">
Videos: []</text:p>
      <text:p text:style-name="P4">
Images: ["<text:a xlink:type="simple" xlink:href="https://liveuamap.com/pics/2023/05/13/22562583_0.jpg" text:style-name="Internet_20_link" text:visited-style-name="Visited_20_Internet_20_Link">
22562583_0.jpg</text:a>
"]</text:p>
      <text:p text:style-name="P4">
Tags: ["Minsk Monitor", "Europe"]</text:p>
      <text:p text:style-name="P4">
Id: 22562583</text:p>
      <!--METADATA-->
      <text:p text:style-name="P4">
2 person killed, 10 wounded as result of Russian shelling in Kostiantynivka</text:p>
      <text:p text:style-name="P4">
<draw:frame draw:style-name="fr1" draw:name="Image95" text:anchor-type="as-char" svg:width="6.9236in" svg:height="5.1927in" draw:z-index="0">
<draw:image xlink:href="../Images/liveuamap/2023-05-13T11-15-00/22562583_0.jpg" xlink:type="simple" xlink:show="embed" xlink:actuate="onLoad" draw:mime-type="image/jpeg"/>
</draw:frame>
News Collection Link: <text:a xlink:type="simple" xlink:href="https://liveuamap.com/en/2023/13-may-2-person-killed-10-wounded-as-result-of-russian-shelling" text:style-name="Internet_20_link" text:visited-style-name="Visited_20_Internet_20_Link">
https://liveuamap.com/en/2023/13-may-2-person-killed-10-wounded-as-result-of-russian-shelling</text:a>
</text:p>
      <text:p text:style-name="P4">
News Source: <text:a xlink:type="simple" xlink:href="https://t.me/vekha/65042" text:style-name="Internet_20_link" text:visited-style-name="Visited_20_Internet_20_Link">
https://t.me/vekha/65042</text:a>
</text:p>
      <!--NEWS-->
      <text:h text:style-name="P10" text:outline-level="1">
<text:span text:style-name="T4">
Four enemy drones were hit by Khmelnytsky region - Ignati</text:span>
</text:h>
      <text:p text:style-name="P4">
Authors: Ukrinform (Person)</text:p>
      <text:p text:style-name="P4">
Publisher: Укринформ (Organization)</text:p>
      <text:p text:style-name="P4">
Published Time: 2023-05-13T11:21:00+03:00</text:p>
      <text:p text:style-name="P4">
Modified Time: 2023-05-13T11:21:00+03:00</text:p>
      <text:p text:style-name="P4">
Description: On May 13, the air defense forces were knocked down on 17 from the 21st UAV, which Russia attacked Ukraine. Those four drones that failed to destroy were hit by the Khmelnytsky region. - Ukrinform.</text:p>
      <text:p text:style-name="P4">
Images: ["<text:a xlink:type="simple" xlink:href="https://static.ukrinform.com/photos/2023_01/thumb_files/630_360_1674824803-779.jpg" text:style-name="Internet_20_link" text:visited-style-name="Visited_20_Internet_20_Link">
630_360_16748...</text:a>
"]</text:p>
      <text:p text:style-name="P4">
Tags: ['Хмельниччина', 'Дрон', 'Повітряні сили ЗСУ', 'Війна з росією']</text:p>
      <text:p text:style-name="P4">
Type: Article</text:p>
      <!--METADATA-->
      <text:p text:style-name="P4">
<draw:frame draw:style-name="fr1" draw:name="Image96" text:anchor-type="as-char" svg:width="6.9236in" svg:height="3.956343in" draw:z-index="0">
<draw:image xlink:href="../Images/yкринформ/2023-05-13T11-21-00-03-00/630_360_1674824803-779.jpg" xlink:type="simple" xlink:show="embed" xlink:actuate="onLoad" draw:mime-type="image/jpeg"/>
</draw:frame>
At night, 13th Air Defense forces knocked down 17 from the 21st UAV, which Russia attacked Ukraine. Ticotive drones, which failed to destroy, were hit by the Khmelnytsky region.</text:p>
      <text:p text:style-name="P4">
According to Ukrinform, a spokesman for the Air Force of the Armed Forces Yuri Ignat reported on the air of the nationwide Teleterna "Unin".</text:p>
      <text:p text:style-name="P4">
“Unfortunately, not all drones are destroyed this night-17 from the 21st UAV. There are four -time in the Khmelnytsky region, ”he said.</text:p>
      <text:p text:style-name="P4">
At the same time, Ignat noted that Russia launches <text:a xlink:type="simple" xlink:href="https://www.ukrinform.ua/tag-dron" text:style-name="Internet_20_link" text:visited-style-name="Visited_20_Internet_20_Link">
</text:a>
from different directions. According to him, this night the air defense forces destroyed the eagle, four "lancet", as well as reconnaissance UAVs.</text:p>
      <text:p text:style-name="P4">
“We literally said that the line of combat collision, especially the final and southern directions, is very saturated with enemy UAVs. They constantly perform air intelligence. Probably, they expect some active actions of the troops, so they study everything in detail from the air, ”he said.</text:p>
      <text:p text:style-name="P4">
<text:span text:style-name="T4">
 Read also: </text:span>
 <text:a xlink:type="simple" xlink:href="https://www.ukrinform.ua/rubric-regions/3708630-rosijska-armia-za-dobu-atakuvala-11-regioniv-ukraini-zvedenna-ova.html" text:style-name="Internet_20_link" text:visited-style-name="Visited_20_Internet_20_Link">
</text:a>
As reported by Ukrinform, <text:a xlink:type="simple" xlink:href="https://www.ukrinform.ua/rubric-ato/3708631-u-hmelnickomu-cerez-rosijsku-ataku-postrazdali-11-ludej.html" text:style-name="Internet_20_link" text:visited-style-name="Visited_20_Internet_20_Link">
</text:a>
There is a critical infrastructure. As a result of terrorist attack, an object in one of the communities of the Khmelnitsky district was recorded. Also, the explosive wave in Khmelnitsky was damaged by training and medical facilities, administrative buildings, industrial sites, multi -storey and individual residential buildings.</text:p>
      <text:p text:style-name="P4">
News Source: <text:a xlink:type="simple" xlink:href="https://www.ukrinform.ua/rubric-ato/3708657-po-teritorii-hmelniccini-vlucili-cotiri-vorozi-droni-ignat.html" text:style-name="Internet_20_link" text:visited-style-name="Visited_20_Internet_20_Link">
https://www.ukrinform.ua/rubric-ato/3708657-po-teritorii-hmelniccini-vlucili-cotiri-vorozi-droni-ignat.html</text:a>
</text:p>
      <!--NEWS-->
      <text:h text:style-name="P10" text:outline-level="1">
<text:span text:style-name="T4">
Ukrainian Merkushina became the second among the best young athletes in Europe</text:span>
</text:h>
      <text:p text:style-name="P4">
Authors: Ukrinform (Person)</text:p>
      <text:p text:style-name="P4">
Publisher: Укринформ (Organization)</text:p>
      <text:p text:style-name="P4">
Published Time: 2023-05-13T11:29:43+03:00</text:p>
      <text:p text:style-name="P4">
Modified Time: 2023-05-13T11:29:43+03:00</text:p>
      <text:p text:style-name="P4">
Description: The second award was won by the talented Ukrainian biathlete Alexander Merkushin in the finals to determine the winners of the Peter Nurovsky Prize "The Best Young Athlete of Europe" -2023. - Ukrinform.</text:p>
      <text:p text:style-name="P4">
Images: ["<text:a xlink:type="simple" xlink:href="https://static.ukrinform.com/photos/2023_05/thumb_files/630_360_1683965606-809.jpg" text:style-name="Internet_20_link" text:visited-style-name="Visited_20_Internet_20_Link">
630_360_16839...</text:a>
"]</text:p>
      <text:p text:style-name="P4">
Tags: ['Біатлон', 'Європа', 'Спорт', 'Україна', 'НОК України', 'Кубок світу з біатлону']</text:p>
      <text:p text:style-name="P4">
Type: Article</text:p>
      <!--METADATA-->
      <text:p text:style-name="P4">
<draw:frame draw:style-name="fr1" draw:name="Image97" text:anchor-type="as-char" svg:width="6.9236in" svg:height="3.956343in" draw:z-index="0">
<draw:image xlink:href="../Images/yкринформ/2023-05-13T11-29-43-03-00/630_360_1683965606-809.jpg" xlink:type="simple" xlink:show="embed" xlink:actuate="onLoad" draw:mime-type="image/jpeg"/>
</draw:frame>
The talented Ukrainian biathlete Oleksandr Merkushin Ufinals received a talented Ukrainian biathlete from determining the winners of Peter Nurovsky's "Best Youth-Sportman of Europe" -2023.</text:p>
      <text:p text:style-name="P4">
First place <text:a xlink:type="simple" xlink:href="https://www.facebook.com/olympicua" text:style-name="Internet_20_link" text:visited-style-name="Visited_20_Internet_20_Link">
 </text:a>
Nelly Lopushanov's hockey players were given to the best players in the World U.U18, Ukrinform reports.</text:p>
      <text:p text:style-name="P4">
The National Olympic Committee of Ukraine this year twice the commemoration of Alexandra with the title "The best young athlete of the moon" and nominated for the Prize of Peter Nurovsky. Now the skill and professionalism of the mmerkushina was appreciated by the European sports community.</text:p>
      <text:p text:style-name="P4">
In 2023, Oleksandra Merkushin won the 6 km sprint racing and a 10 km in the Winter Eyuoff-2023 Winter Honery, and won two more bronze awards of the Junior World Cup.</text:p>
      <text:p text:style-name="P4">
<text:span text:style-name="T4">
 Read also: </text:span>
 <text:a xlink:type="simple" xlink:href="https://www.ukrinform.ua/rubric-sports/3708147-ukrainka-merkusina-nominantka-na-premiu-najkrasa-una-sportsmenka-evropi.html" text:style-name="Internet_20_link" text:visited-style-name="Visited_20_Internet_20_Link">
<text:span text:style-name="T4">
 Merkushina </text:span>
</text:a>
We will add that the Prize of Peter Nurovsky is awarded to young European athletes, which have noticed the outstanding results during this year and became the embodiment of molympic values, both in their sport and outside the competitive Arans.</text:p>
      <text:p text:style-name="P4">
Photo: biathlon.com.ua/pavlo zarovetskyi.</text:p>
      <text:p text:style-name="P4">
News Source: <text:a xlink:type="simple" xlink:href="https://www.ukrinform.ua/rubric-sports/3708656-ukrainka-merkusina-stala-drugou-sered-najkrasih-unih-sportsmenok-evropi.html" text:style-name="Internet_20_link" text:visited-style-name="Visited_20_Internet_20_Link">
https://www.ukrinform.ua/rubric-sports/3708656-ukrainka-merkusina-stala-drugou-sered-najkrasih-unih-sportsmenok-evropi.html</text:a>
</text:p>
      <!--NEWS-->
      <text:h text:style-name="P10" text:outline-level="1">
<text:span text:style-name="T4">
Eurovision shows that music brings together people - a joint statement of Ukraine and Britain</text:span>
</text:h>
      <text:p text:style-name="P4">
Authors: Ukrinform (Person)</text:p>
      <text:p text:style-name="P4">
Publisher: Укринформ (Organization)</text:p>
      <text:p text:style-name="P4">
Published Time: 2023-05-13T11:31:15+03:00</text:p>
      <text:p text:style-name="P4">
Modified Time: 2023-05-13T11:31:15+03:00</text:p>
      <text:p text:style-name="P4">
Description: The Eurovision Song Contest is one of the best examples of how music can bring people together. - Ukrinform.</text:p>
      <text:p text:style-name="P4">
Images: ["<text:a xlink:type="simple" xlink:href="https://static.ukrinform.com/photos/2023_05/thumb_files/630_360_1683829607-260.jpg" text:style-name="Internet_20_link" text:visited-style-name="Visited_20_Internet_20_Link">
630_360_16838...</text:a>
"]</text:p>
      <text:p text:style-name="P4">
Tags: ['Британія', 'Євробачення', 'Фрейзер', 'Конкурс', 'Ткаченко', 'МКІП ']</text:p>
      <text:p text:style-name="P4">
Type: Article</text:p>
      <!--METADATA-->
      <text:p text:style-name="P4">
<draw:frame draw:style-name="fr1" draw:name="Image98" text:anchor-type="as-char" svg:width="6.9236in" svg:height="3.956343in" draw:z-index="0">
<draw:image xlink:href="../Images/yкринформ/2023-05-13T11-31-15-03-00/630_360_1683829607-260.jpg" xlink:type="simple" xlink:show="embed" xlink:actuate="onLoad" draw:mime-type="image/jpeg"/>
</draw:frame>
The Eurovision Song Contest is one of the best examples of how music can connect people.</text:p>
      <text:p text:style-name="P4">
This is stated in a joint statement about the song contest "[].(https://www.ukrinform.ua/tag-evrobacenna)-2023 "Minister of Culture of Ukraine and Information Policy of Ukraine Oleksandr Tkachenko and State Secretary of Science in British for Culture, Media and Sports Lucy Fraser.</text:p>
      <text:p text:style-name="P4">
As noted in the statement, a year ago, the Ukrainian rap folk group Kalush Orchestrastrastrastrastrant a speech on Eurovision, which was as grand as a boost, which their countrymen were conducting on the battlefield. Ukraine deservedly won, and the victory raised the spirit of the whole country. The sounds of applause and celebration were long after midnight from the cellars and bomb shelters of Ukraine.</text:p>
      <text:p text:style-name="P4">
This year, if the aggressor did not violate peace, the competition would take place in Ukraine. Millions of people would have released on the streets of Kiev, Dnipro, Kharkiv and Donetsk and celebrated the holiday of music, but the barbaric war conducted by Russia made it cennous, emphasized Tkachenko and Frazer.</text:p>
      <text:p text:style-name="P4">
<text:span text:style-name="T4">
 Read also: </text:span>
 <text:a xlink:type="simple" xlink:href="https://www.ukrinform.ua/rubric-culture/3708496-cifrova-akcia-solidarnosti-v-ramkah-evrobacenna-obednala-ukrainciv-ta-britanciv.html" text:style-name="Internet_20_link" text:visited-style-name="Visited_20_Internet_20_Link">
<text:span text:style-name="T4">
 Eurovision </text:span>
</text:a>
"The United Kingdom of Great Britain stands side by side with Ukraine during this war, and the Great City of Liverpool is honored to accept this year's competition named after our friends and partners and worthy at high level to present Ukraine. Liverpool is a special city. Famous thinker and psychologist Karl Jung- , who was honored on Matthew Street-visited the city in his dream, and, never being in Liverpool, was convinced that this city was "reservoir". Liverpool has everything: it is the city of the band "Beatles" and one of the places of birth of the industry revolutions. As well as a city with an extremely vivid cultural, musical and nightlife, incredible architecture and enormous passion for sports, "the statement reads.</text:p>
      <text:p text:style-name="P4">
Eurovision is "one of the best examples of how music can unite us, reminding that although we can speak different languages and be from different places, we all share the same passion and joy from this event. All Ukraine, the United Kingdom and other countries of the world will follow the Eurovision Song Contest, to keep unforgettable experiences and impressions, "Freizer and Tkachenko said."We thank the BBC and the Ukrainian Public Culture broadcasket who have worked together in an unprecedented situation; and we are very grateful to the team of Vilterpool, who prepared such an incredible program," the statement said.</text:p>
      <text:p text:style-name="P4">
Eurovision is only part of cultural cooperation. Ukraine jointly led the Culture season of Culture/Ukraine, and the Britain's government is proud to head the global support of Ukrainian culture, sports and art after the invasion.</text:p>
      <text:p text:style-name="P4">
<text:span text:style-name="T4">
 Read also: </text:span>
 <text:a xlink:type="simple" xlink:href="https://www.ukrinform.ua/rubric-culture/3708465-viznacivsa-poradok-vistupiv-ucasnikiv-u-finali-evrobacenna.html" text:style-name="Internet_20_link" text:visited-style-name="Visited_20_Internet_20_Link">
<text:span text:style-name="T4">
 Eurovision </text:span>
</text:a>
Tkachenko and Fraser emphasized that with the support of the UK, protected works of art stored in Ukrainian museums, the National Symphonic Orchestra of Ukraine made a tour of the United Kingdom. This collaboration will be far after the Eurovision winners announce and honor their next Saturday evening.</text:p>
      <text:p text:style-name="P4">
"So, wear your dance shoes, warm the voice tap with incredible show!Welcome to the Eurovision -2023 song contest and glory to Ukraine!- said Freizer and Tkachenko.</text:p>
      <text:p text:style-name="P4">
News Source: <text:a xlink:type="simple" xlink:href="https://www.ukrinform.ua/rubric-culture/3708658-evrobacenna-zasvidcue-so-muzika-obednue-ludej-spilna-zaava-ukraini-ta-britanii.html" text:style-name="Internet_20_link" text:visited-style-name="Visited_20_Internet_20_Link">
https://www.ukrinform.ua/rubric-culture/3708658-evrobacenna-zasvidcue-so-muzika-obednue-ludej-spilna-zaava-ukraini-ta-britanii.html</text:a>
</text:p>
      <!--NEWS-->
      <text:h text:style-name="P10" text:outline-level="1">
<text:span text:style-name="T4">
The Russians made about 15 beats on Gulyaypol, suffered a civilian</text:span>
</text:h>
      <text:p text:style-name="P4">
Authors: Ukrinform (Person)</text:p>
      <text:p text:style-name="P4">
Publisher: Укринформ (Organization)</text:p>
      <text:p text:style-name="P4">
Published Time: 2023-05-13T11:37:00+03:00</text:p>
      <text:p text:style-name="P4">
Modified Time: 2023-05-13T11:37:00+03:00</text:p>
      <text:p text:style-name="P4">
Description: The Russian invaders made about 15 beats in the center of the city of Gulyaypole of the Zaporozhye region, resulting in a man suffered.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поріжжя', 'Війна з росією', 'Гуляйполе']</text:p>
      <text:p text:style-name="P4">
Type: Article</text:p>
      <!--METADATA-->
      <text:p text:style-name="P4">
<draw:frame draw:style-name="fr1" draw:name="Image99" text:anchor-type="as-char" svg:width="6.9236in" svg:height="3.956343in" draw:z-index="0">
<draw:image xlink:href="../Images/yкринформ/2023-05-13T11-37-00-03-00/630_360_1667562981-965.jpg" xlink:type="simple" xlink:show="embed" xlink:actuate="onLoad" draw:mime-type="image/jpeg"/>
</draw:frame>
The Russian -enchantments made about 15 beats in the center of the city of Gulyaypole of the Zaporizhzhya region, resulting in the injury of the man.</text:p>
      <text:p text:style-name="P4">
Presidential Office Head Andriy Yermak reported this in <text:a xlink:type="simple" xlink:href="https://t.me/ermaka2022/2642" text:style-name="Internet_20_link" text:visited-style-name="Visited_20_Internet_20_Link">
</text:a>
, reports Ukrinform.</text:p>
      <text:p text:style-name="P4">
"The Russians hit the Gulyaypol in the Zaporozhye region. There were about 15" arrivals "in the city center. It is known that the man was injured," he wrote.</text:p>
      <text:p text:style-name="P4">
<text:span text:style-name="T4">
 Read also: </text:span>
 <text:a xlink:type="simple" xlink:href="https://www.ukrinform.ua/rubric-regions/3708630-rosijska-armia-za-dobu-atakuvala-11-regioniv-ukraini-zvedenna-ova.html" text:style-name="Internet_20_link" text:visited-style-name="Visited_20_Internet_20_Link">
<text:span text:style-name="T4">
 Ova </text:span>
</text:a>
As reported by Ukrinform, according to the head of the Zaporizhzhia Regional Military Administration Yuri Malashko, the Russians per day <text:a xlink:type="simple" xlink:href="https://www.ukrinform.ua/rubric-regions/3708597-rosiani-za-dobu-zavdali-87-udariv-po-zaporizkij-oblasti.html" text:style-name="Internet_20_link" text:visited-style-name="Visited_20_Internet_20_Link">
</text:a>
, under shelling, 20 painted points were found.</text:p>
      <text:p text:style-name="P4">
News Source: <text:a xlink:type="simple" xlink:href="https://www.ukrinform.ua/rubric-ato/3708663-rosiani-zavdali-blizko-15-udariv-po-gulajpolu-postrazdav-civilnij.html" text:style-name="Internet_20_link" text:visited-style-name="Visited_20_Internet_20_Link">
https://www.ukrinform.ua/rubric-ato/3708663-rosiani-zavdali-blizko-15-udariv-po-gulajpolu-postrazdav-civilnij.html</text:a>
</text:p>
      <!--NEWS-->
      <text:h text:style-name="P10" text:outline-level="1">
<text:span text:style-name="T4">
Japan will transfer to Ukraine energy equipment for $ 40 million</text:span>
</text:h>
      <text:p text:style-name="P4">
Authors: Ukrinform (Person)</text:p>
      <text:p text:style-name="P4">
Publisher: Укринформ (Organization)</text:p>
      <text:p text:style-name="P4">
Published Time: 2023-05-13T11:39:00+03:00</text:p>
      <text:p text:style-name="P4">
Modified Time: 2023-05-13T11:39:00+03:00</text:p>
      <text:p text:style-name="P4">
Description: As part of the emergency recovery program implemented under the Grand Agreement between the Government of Ukraine and the Japanese Agency of International Cooperation, equipment for the NEC “Ukrenergo” will be transferred for substations in the amount of 5.135 billion of Japanese. - Ukrinform.</text:p>
      <text:p text:style-name="P4">
Images: ["<text:a xlink:type="simple" xlink:href="https://static.ukrinform.com/photos/2018_10/thumb_files/630_360_1540287538-987.jpg" text:style-name="Internet_20_link" text:visited-style-name="Visited_20_Internet_20_Link">
630_360_15402...</text:a>
"]</text:p>
      <text:p text:style-name="P4">
Tags: ['Японія', 'Україна', 'Укренерго', 'допомога']</text:p>
      <text:p text:style-name="P4">
Type: Article</text:p>
      <!--METADATA-->
      <text:p text:style-name="P4">
<draw:frame draw:style-name="fr1" draw:name="Image100" text:anchor-type="as-char" svg:width="6.9236in" svg:height="3.956343in" draw:z-index="0">
<draw:image xlink:href="../Images/yкринформ/2023-05-13T11-39-00-03-00/630_360_1540287538-987.jpg" xlink:type="simple" xlink:show="embed" xlink:actuate="onLoad" draw:mime-type="image/jpeg"/>
</draw:frame>
As part of an emergency recovery program, which is implemented in accordance with the Grant Agreement by the Government of Ukraine and the Japanese Agency of International Cooperation, equipment for Ukrenergo will be transferred for substations in the amount of 5.135 billion -day yin.</text:p>
      <text:p text:style-name="P4">
According to Ukrinform, Ukrenergo NEC reports in <text:a xlink:type="simple" xlink:href="https://t.me/Ukrenergo/2085" text:style-name="Internet_20_link" text:visited-style-name="Visited_20_Internet_20_Link">
</text:a>
“International friends and partners supported Ukrenergo during a difficult winter and the consequences of rocket attacks, and now - help to repair the Russians and prepare for the next heating season systematically. A large package of long -term assistance to support the power system was provided by the government <text:a xlink:type="simple" xlink:href="https://www.ukrinform.ua/tag-aponia" text:style-name="Internet_20_link" text:visited-style-name="Visited_20_Internet_20_Link">
</text:a>
”, - the company noted.</text:p>
      <text:p text:style-name="P4">
For Ukrenergo will be purchased and transferred for substations for the amount of 5.135 billion Japanese yen(About $ 40 million).</text:p>
      <text:p text:style-name="P4">
За попередніми даними, згідно з планом закупівель, початок поставок обладнанняпланується на другу половину 2023 року і триватиме до 2025 року залежно відтермінів виготовлення устаткування.</text:p>
      <text:p text:style-name="P4">
<text:span text:style-name="T4">
Читайте також:</text:span>
 <text:a xlink:type="simple" xlink:href="https://www.ukrinform.ua/rubric-society/3707729-usaid-peredalo-665-generatoriv-dla-potreb-teplokomunenergo-i-socialnoi-sferi.html" text:style-name="Internet_20_link" text:visited-style-name="Visited_20_Internet_20_Link">
 </text:a>
According to Ukrenergo, “the purchase of equipment is the second stage of the name of Japan to help Ukrainian energy. In the first stage, the Ukrenergootait from Jica more than 30 generators, which for our substations with a standing mechanism in case of renewal of massive shelling. The substation receives electricity for their own needs from the Network Objectgo, but through the shelling of the network communication may be broken. In this case, the generator provides power to its own needs as long as the energy is related to the connection of the substation with the network. ”</text:p>
      <text:p text:style-name="P4">
<text:span text:style-name="T4">
 Read also: </text:span>
 <text:a xlink:type="simple" xlink:href="https://www.ukrinform.ua/rubric-vidbudova/3708041-aponia-moze-buti-garnim-zrazkom-dla-povoennoi-vidbudovi-ukraini-glava-mzs-polsi.html" text:style-name="Internet_20_link" text:visited-style-name="Visited_20_Internet_20_Link">
<text:span text:style-name="T4">
 Japan </text:span>
</text:a>
Grand Agreement totaling 22.44 billion Japanese yen(About 170 million donors)It was signed by the Government of Ukraine and the Japan International CooperationAgency in March 2023 to finance the emergency restoration program. These funds are directed, in particular, to purchase energy equipment, as well as to support the water supply and sewerage sector.</text:p>
      <text:p text:style-name="P4">
News Source: <text:a xlink:type="simple" xlink:href="https://www.ukrinform.ua/rubric-vidbudova/3708667-aponia-peredast-ukraini-energoobladnanna-na-40-miljoniv.html" text:style-name="Internet_20_link" text:visited-style-name="Visited_20_Internet_20_Link">
https://www.ukrinform.ua/rubric-vidbudova/3708667-aponia-peredast-ukraini-energoobladnanna-na-40-miljoniv.html</text:a>
</text:p>
      <!--NEWS-->
      <text:h text:style-name="P10" text:outline-level="1">
<text:span text:style-name="T4">
Zelensky arrived on a visit to Italy</text:span>
</text:h>
      <text:p text:style-name="P4">
Authors: Ukrinform (Person)</text:p>
      <text:p text:style-name="P4">
Publisher: Укринформ (Organization)</text:p>
      <text:p text:style-name="P4">
Published Time: 2023-05-13T11:42:00+03:00</text:p>
      <text:p text:style-name="P4">
Modified Time: 2023-05-13T11:42:00+03:00</text:p>
      <text:p text:style-name="P4">
Description: President of Ukraine Volodymyr Zelensky arrived in Italy for a meeting with President Sergeo Mattarella, Prime Minister George Meloni and Pope Franci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Італія', 'Папа Франциск', 'Зеленський']</text:p>
      <text:p text:style-name="P4">
Type: Article</text:p>
      <!--METADATA-->
      <text:p text:style-name="P4">
<draw:frame draw:style-name="fr1" draw:name="Image101" text:anchor-type="as-char" svg:width="6.9236in" svg:height="3.956343in" draw:z-index="0">
<draw:image xlink:href="../Images/yкринформ/2023-05-13T11-42-00-03-00/630_360_1679682020-565.jpeg" xlink:type="simple" xlink:show="embed" xlink:actuate="onLoad" draw:mime-type="image/jpeg"/>
</draw:frame>
Volodymyr Zelensky's Presidential Ukrainian arrived in Italy for a meeting with Presidential Sergo Mattarella, Prime Minister George Meloni and Pope Roman Francis.</text:p>
      <text:p text:style-name="P4">
Volodymyr Zelenskyy reported this in <text:a xlink:type="simple" xlink:href="https://t.me/V_Zelenskiy_official/6213" text:style-name="Internet_20_link" text:visited-style-name="Visited_20_Internet_20_Link">
</text:a>
, reports Ukrinform.</text:p>
      <text:p text:style-name="P4">
"Rome. Meetings with Italy President Sergio Mattarlla, Prime Minister Meloni and Pope Francis," he wrote.</text:p>
      <text:p text:style-name="P4">
The President emphasized that this is an important visit to the victory of Ukraine.</text:p>
      <text:p text:style-name="P4">
<text:span text:style-name="T4">
 Read also: </text:span>
 <text:a xlink:type="simple" xlink:href="https://www.ukrinform.ua/rubric-diaspora/3704530-v-italii-vidbulisa-tri-prosi-za-mir-v-ukraini.html" text:style-name="Internet_20_link" text:visited-style-name="Visited_20_Internet_20_Link">
<text:span text:style-name="T4">
 Italy </text:span>
</text:a>
According to Ukrinform, in early May, the head of the Presidential Office Andriyermak discussed with the Minister of Enterprises and Production of Italy Adolfo Ursopro -proceeding of Ukraine.</text:p>
      <text:p text:style-name="P4">
News Source: <text:a xlink:type="simple" xlink:href="https://www.ukrinform.ua/rubric-polytics/3708665-zelenskij-pribuv-iz-vizitom-do-italii.html" text:style-name="Internet_20_link" text:visited-style-name="Visited_20_Internet_20_Link">
https://www.ukrinform.ua/rubric-polytics/3708665-zelenskij-pribuv-iz-vizitom-do-italii.html</text:a>
</text:p>
      <!--NEWS-->
      <text:h text:style-name="P10" text:outline-level="1">
<text:span text:style-name="T4">
In the US want to withdraw 67 million cars because</text:span>
</text:h>
      <text:p text:style-name="P4">
Authors: Ukrinform (Person)</text:p>
      <text:p text:style-name="P4">
Publisher: Укринформ (Organization)</text:p>
      <text:p text:style-name="P4">
Published Time: 2023-05-13T11:50:16+03:00</text:p>
      <text:p text:style-name="P4">
Modified Time: 2023-05-13T11:50:16+03:00</text:p>
      <text:p text:style-name="P4">
Description: The National Road Safety Administration (NHTSA) requires to withdraw 67 million cars due to airbag problems. - Ukrinform.</text:p>
      <text:p text:style-name="P4">
Images: ["<text:a xlink:type="simple" xlink:href="https://static.ukrinform.com/photos/2017_10/thumb_files/630_360_1508221968-7177.jpg" text:style-name="Internet_20_link" text:visited-style-name="Visited_20_Internet_20_Link">
630_360_15082...</text:a>
"]</text:p>
      <text:p text:style-name="P4">
Tags: ['Автомобіль', 'США', 'Tesla']</text:p>
      <text:p text:style-name="P4">
Type: Article</text:p>
      <!--METADATA-->
      <text:p text:style-name="P4">
<draw:frame draw:style-name="fr1" draw:name="Image102" text:anchor-type="as-char" svg:width="6.9236in" svg:height="3.956343in" draw:z-index="0">
<draw:image xlink:href="../Images/yкринформ/2023-05-13T11-50-16-03-00/630_360_1508221968-7177.jpg" xlink:type="simple" xlink:show="embed" xlink:actuate="onLoad" draw:mime-type="image/jpeg"/>
</draw:frame>
National Road Safety Administration(NHTSA)It requires 67 million cars to be released due to airbag problems.</text:p>
      <text:p text:style-name="P4">
As Ukrinform reports, it reports <text:a xlink:type="simple" xlink:href="https://www.reuters.com/business/autos-transportation/us-demands-recall-67-million-air-bag-inflators-2023-05-12/" text:style-name="Internet_20_link" text:visited-style-name="Visited_20_Internet_20_Link">
</text:a>
The Automobile Safety Agency has stated that inflatable devices create a substantiated risk of death or injury.</text:p>
      <text:p text:style-name="P4">
"Supervisors of airbags that throw metal fragments on the passenger traffic media, instead of inflating the attached airbag, create an unreasonable risk of death and injury," NHTSA.</text:p>
      <text:p text:style-name="P4">
<text:span text:style-name="T4">
 Read also: </text:span>
 <text:a xlink:type="simple" xlink:href="https://www.ukrinform.ua/rubric-technology/3705961-u-ssa-predstavili-minirobota-dla-zaradki-elektrokariv.html" text:style-name="Internet_20_link" text:visited-style-name="Visited_20_Internet_20_Link">
</text:a>
ARC airbags are used in General Motors, Stellantis, BMW, Hyundai Motor, Kia Corp and other vehicles.</text:p>
      <text:p text:style-name="P4">
On Friday, GM agreed to withdraw almost 1 million cars with a high -air ARC warder after a rupture of the abdominal rupture led to a driver's injury.</text:p>
      <text:p text:style-name="P4">
As reported by Ukrinform, <text:a xlink:type="simple" xlink:href="https://www.ukrinform.ua/rubric-technology/3708599-tesla-vidklice-z-kitajskogo-rinku-ponad-11-miljona-avtomobiliv.html" text:style-name="Internet_20_link" text:visited-style-name="Visited_20_Internet_20_Link">
</text:a>
Since May 19, more than 1.1 mlnate transport products will be recalled from the Chinese market due to software failure.</text:p>
      <text:p text:style-name="P4">
News Source: <text:a xlink:type="simple" xlink:href="https://www.ukrinform.ua/rubric-world/3708668-u-ssa-hocut-vidklikati-67-miljoniv-avto-cerez-nespravnist-podusok-bezpeki.html" text:style-name="Internet_20_link" text:visited-style-name="Visited_20_Internet_20_Link">
https://www.ukrinform.ua/rubric-world/3708668-u-ssa-hocut-vidklikati-67-miljoniv-avto-cerez-nespravnist-podusok-bezpeki.html</text:a>
</text:p>
      <!--NEWS-->
      <text:h text:style-name="P10" text:outline-level="1">
<text:span text:style-name="T4">
President Zelensky met with Pope Francis</text:span>
</text:h>
      <text:p text:style-name="P4">
Authors: liveuamap (Language: en)</text:p>
      <text:p text:style-name="P4">
Time: 2023-05-13T11:56:43</text:p>
      <text:p text:style-name="P4">
Location: Rome, Italy (Latitude:41.9024 Longtitude:12.45008)</text:p>
      <text:p text:style-name="P4">
Videos: []</text:p>
      <text:p text:style-name="P4">
Images: ["<text:a xlink:type="simple" xlink:href="https://liveuamap.com/pics/2023/05/13/22562580_0.jpg" text:style-name="Internet_20_link" text:visited-style-name="Visited_20_Internet_20_Link">
22562580_0.jpg</text:a>
", "<text:a xlink:type="simple" xlink:href="https://liveuamap.com/pics/2023/05/13/22562580_1.jpg" text:style-name="Internet_20_link" text:visited-style-name="Visited_20_Internet_20_Link">
22562580_1.jpg</text:a>
", "<text:a xlink:type="simple" xlink:href="https://liveuamap.com/pics/2023/05/13/22562580_2.jpg" text:style-name="Internet_20_link" text:visited-style-name="Visited_20_Internet_20_Link">
22562580_2.jpg</text:a>
"]</text:p>
      <text:p text:style-name="P4">
Tags: ["Europe", "Italy"]</text:p>
      <text:p text:style-name="P4">
Id: 22562580</text:p>
      <!--METADATA-->
      <text:p text:style-name="P4">
President Zelensky met with Pope Francis</text:p>
      <text:p text:style-name="P4">
<draw:frame draw:style-name="fr1" draw:name="Image103" text:anchor-type="as-char" svg:width="6.9236in" svg:height="4.612849in" draw:z-index="0">
<draw:image xlink:href="../Images/liveuamap/2023-05-13T11-56-43/22562580_0.jpg" xlink:type="simple" xlink:show="embed" xlink:actuate="onLoad" draw:mime-type="image/jpeg"/>
</draw:frame>
<draw:frame draw:style-name="fr1" draw:name="Image104" text:anchor-type="as-char" svg:width="6.6625in" svg:height="10.0in" draw:z-index="0">
<draw:image xlink:href="../Images/liveuamap/2023-05-13T11-56-43/22562580_1.jpg" xlink:type="simple" xlink:show="embed" xlink:actuate="onLoad" draw:mime-type="image/jpeg"/>
</draw:frame>
<draw:frame draw:style-name="fr1" draw:name="Image105" text:anchor-type="as-char" svg:width="6.9236in" svg:height="4.612849in" draw:z-index="0">
<draw:image xlink:href="../Images/liveuamap/2023-05-13T11-56-43/22562580_2.jpg" xlink:type="simple" xlink:show="embed" xlink:actuate="onLoad" draw:mime-type="image/jpeg"/>
</draw:frame>
News Collection Link: <text:a xlink:type="simple" xlink:href="https://liveuamap.com/en/2023/13-may-president-zelensky-met-with-pope-francis-" text:style-name="Internet_20_link" text:visited-style-name="Visited_20_Internet_20_Link">
https://liveuamap.com/en/2023/13-may-president-zelensky-met-with-pope-francis-</text:a>
</text:p>
      <text:p text:style-name="P4">
News Source: <text:a xlink:type="simple" xlink:href="https://t.me/kozytskyy_maksym_official/8198" text:style-name="Internet_20_link" text:visited-style-name="Visited_20_Internet_20_Link">
https://t.me/kozytskyy_maksym_official/8198</text:a>
</text:p>
      <!--NEWS-->
      <text:h text:style-name="P10" text:outline-level="1">
<text:span text:style-name="T4">
"Saturday Warming": In Lugansk, an explosion came</text:span>
</text:h>
      <text:p text:style-name="P4">
Authors: Ukrinform (Person)</text:p>
      <text:p text:style-name="P4">
Publisher: Укринформ (Organization)</text:p>
      <text:p text:style-name="P4">
Published Time: 2023-05-13T12:03:00+03:00</text:p>
      <text:p text:style-name="P4">
Modified Time: 2023-05-13T12:03:00+03:00</text:p>
      <text:p text:style-name="P4">
Description: In the temporarily occupied Lugansk, explosions are heard: arrives in the cluster of Russian equipment and fuel.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Луганськ', 'Війна з росією', 'Єдині новини']</text:p>
      <text:p text:style-name="P4">
Type: Article</text:p>
      <!--METADATA-->
      <text:p text:style-name="P4">
<draw:frame draw:style-name="fr1" draw:name="Image106" text:anchor-type="as-char" svg:width="6.9236in" svg:height="3.956343in" draw:z-index="0">
<draw:image xlink:href="../Images/yкринформ/2023-05-13T12-03-00-03-00/630_360_1677569405-698.jpg" xlink:type="simple" xlink:show="embed" xlink:actuate="onLoad" draw:mime-type="image/jpeg"/>
</draw:frame>
Even the occupied Luhansk is erected explosions: arrives in the accumulation of Russian technology and fuel.</text:p>
      <text:p text:style-name="P4">
The only news officer of the Lugansk Teama Terobroni of the Armed Forces Sergey Shakun reported on the broadcasting of the Tele scale "United News", Ukrinform reports.</text:p>
      <text:p text:style-name="P4">
"Yesterday in Lugansk they(The occupiers - ed.)They waited for salute. And the salute made them the armory forces of Ukraine. I was informed at 18.45 almost that there were explosions in Lugansk. Then friends called(...)And they say that there were explosions of the area in the direction of Krasnodon. And where there was a cluster of Russian technology, fuel. Yesterday even in the center of Lugansk flew. And literally, they called and said that the heating on Saturday had already begun, another something flew to Lugansk, " - said the officer.</text:p>
      <text:p text:style-name="P4">
<text:span text:style-name="T4">
 Read also: </text:span>
 <text:a xlink:type="simple" xlink:href="https://www.ukrinform.ua/rubric-regions/3708546-pid-cas-bavovni-u-lugansku-buv-poranenij-deputat-rosijskoi-dumi-zmi.html" text:style-name="Internet_20_link" text:visited-style-name="Visited_20_Internet_20_Link">
<text:span text:style-name="T4">
 Lugansk </text:span>
</text:a>
According to Shakun, yesterday the Russian invaders hoped to "celebrate" the Vlugan anniversary from holding a pseudo -referendum, through which they went to legitimize the Russian occupation of Luhansk region.</text:p>
      <text:p text:style-name="P4">
Earlier it was reported that from a number of temporarily occupied settlements of the Collaboration, collaborators are preparing to evacuate themselves and take out the equipment and documents.</text:p>
      <text:p text:style-name="P4">
Photo: Alexander Himanov, illustrative</text:p>
      <text:p text:style-name="P4">
News Source: <text:a xlink:type="simple" xlink:href="https://www.ukrinform.ua/rubric-ato/3708674-subotnij-rozigriv-u-lugansku-prolunav-vibuh.html" text:style-name="Internet_20_link" text:visited-style-name="Visited_20_Internet_20_Link">
https://www.ukrinform.ua/rubric-ato/3708674-subotnij-rozigriv-u-lugansku-prolunav-vibuh.html</text:a>
</text:p>
      <!--NEWS-->
      <text:h text:style-name="P10" text:outline-level="1">
<text:span text:style-name="T4">
In Chernihiv, border guards destroyed ShahED</text:span>
</text:h>
      <text:p text:style-name="P4">
Authors: Ukrinform (Person)</text:p>
      <text:p text:style-name="P4">
Publisher: Укринформ (Organization)</text:p>
      <text:p text:style-name="P4">
Published Time: 2023-05-13T12:20:00+03:00</text:p>
      <text:p text:style-name="P4">
Modified Time: 2023-05-13T12:20:00+03:00</text:p>
      <text:p text:style-name="P4">
Description: On May 13, border guards destroyed in the Chernihiv region enemy UAV of Iranian production Shahd-136/131. - Ukrinform.</text:p>
      <text:p text:style-name="P4">
Images: ["<text:a xlink:type="simple" xlink:href="https://static.ukrinform.com/photos/2023_05/thumb_files/630_360_1683969144-624.jpg" text:style-name="Internet_20_link" text:visited-style-name="Visited_20_Internet_20_Link">
630_360_16839...</text:a>
", "<text:a xlink:type="simple" xlink:href="https://static.ukrinform.com/photos/2023_05/1683969144-417.jpg" text:style-name="Internet_20_link" text:visited-style-name="Visited_20_Internet_20_Link">
1683969144-41...</text:a>
"]</text:p>
      <text:p text:style-name="P4">
Tags: ['Прикордонники', 'Чернігівщина', 'Дрон', 'Війна з росією']</text:p>
      <text:p text:style-name="P4">
Type: Article</text:p>
      <!--METADATA-->
      <text:p text:style-name="P4">
<draw:frame draw:style-name="fr1" draw:name="Image107" text:anchor-type="as-char" svg:width="6.9236in" svg:height="3.956343in" draw:z-index="0">
<draw:image xlink:href="../Images/yкринформ/2023-05-13T12-20-00-03-00/630_360_1683969144-624.jpg" xlink:type="simple" xlink:show="embed" xlink:actuate="onLoad" draw:mime-type="image/jpeg"/>
</draw:frame>
At night, the border guards destroyed in the Chernihiv region enemy UAV Iranian production Shahd-136/131.</text:p>
      <text:p text:style-name="P4">
According to Ukrinform, the North Operational Command reports in <text:a xlink:type="simple" xlink:href="https://t.me/ok_pivnich1/2604" text:style-name="Internet_20_link" text:visited-style-name="Visited_20_Internet_20_Link">
</text:a>
“About 01:28 May 13 servicemen 105 border detachment Destroying Chernihiv hostile <text:a xlink:type="simple" xlink:href="https://www.ukrinform.ua/tag-bezpilotnik" text:style-name="Internet_20_link" text:visited-style-name="Visited_20_Internet_20_Link">
</text:a>
"Geran -2", the so -called "Shahaned", - the message reads.</text:p>
      <text:p text:style-name="P4">
<draw:frame draw:style-name="fr1" draw:name="Image108" text:anchor-type="as-char" svg:width="6.9236in" svg:height="5.1927in" draw:z-index="0">
<draw:image xlink:href="../Images/yкринформ/2023-05-13T12-20-00-03-00/1683969144-417.jpg" xlink:type="simple" xlink:show="embed" xlink:actuate="onLoad" draw:mime-type="image/jpeg"/>
</draw:frame>
<text:span text:style-name="T4">
 Read also: </text:span>
 <text:a xlink:type="simple" xlink:href="https://www.ukrinform.ua/rubric-ato/3708657-po-teritorii-hmelniccini-vlucili-cotiri-vorozi-droni-ignat.html" text:style-name="Internet_20_link" text:visited-style-name="Visited_20_Internet_20_Link">
<text:span text:style-name="T4">
 drone </text:span>
</text:a>
As reported by Ukrinform, from midnight on May 13, the forces of Ukraine's defense were destroyed <text:a xlink:type="simple" xlink:href="https://www.ukrinform.ua/rubric-ato/3708605-ppo-vnoci-znisila-17-droniv-tipu-shahed-povitrani-sili.html" text:style-name="Internet_20_link" text:visited-style-name="Visited_20_Internet_20_Link">
</text:a>
Iranian production ShahED-136/131.</text:p>
      <text:p text:style-name="P4">
News Source: <text:a xlink:type="simple" xlink:href="https://www.ukrinform.ua/rubric-ato/3708676-na-cernigivsini-prikordonniki-znisili-vnoci-odin-shahed.html" text:style-name="Internet_20_link" text:visited-style-name="Visited_20_Internet_20_Link">
https://www.ukrinform.ua/rubric-ato/3708676-na-cernigivsini-prikordonniki-znisili-vnoci-odin-shahed.html</text:a>
</text:p>
      <!--NEWS-->
      <text:h text:style-name="P10" text:outline-level="1">
<text:span text:style-name="T4">
USA after Iran's seizure tankers enhance defense in Persian Gulf</text:span>
</text:h>
      <text:p text:style-name="P4">
Authors: Ukrinform (Person)</text:p>
      <text:p text:style-name="P4">
Publisher: Укринформ (Organization)</text:p>
      <text:p text:style-name="P4">
Published Time: 2023-05-13T12:36:00+03:00</text:p>
      <text:p text:style-name="P4">
Modified Time: 2023-05-13T12:36:00+03:00</text:p>
      <text:p text:style-name="P4">
Description: The US military will work on strengthening the defense capability in the Gulf region after the capture of Iran commercial ships and persecution in recent months. - Ukrinform.</text:p>
      <text:p text:style-name="P4">
Images: ["<text:a xlink:type="simple" xlink:href="https://static.ukrinform.com/photos/2021_04/thumb_files/630_360_1619581362-947.jpg" text:style-name="Internet_20_link" text:visited-style-name="Visited_20_Internet_20_Link">
630_360_16195...</text:a>
"]</text:p>
      <text:p text:style-name="P4">
Tags: ['Іран', 'США', 'Перська затока', 'танкер']</text:p>
      <text:p text:style-name="P4">
Type: Article</text:p>
      <!--METADATA-->
      <text:p text:style-name="P4">
<draw:frame draw:style-name="fr1" draw:name="Image109" text:anchor-type="as-char" svg:width="6.9236in" svg:height="3.956343in" draw:z-index="0">
<draw:image xlink:href="../Images/yкринформ/2023-05-13T12-36-00-03-00/630_360_1619581362-947.jpg" xlink:type="simple" xlink:show="embed" xlink:actuate="onLoad" draw:mime-type="image/jpeg"/>
</draw:frame>
The US military will work on strengthening the defense capability in the Gulf Region after the capture of commercial ships and persecution for the last months.</text:p>
      <text:p text:style-name="P4">
About it reports <text:a xlink:type="simple" xlink:href="https://www.reuters.com/world/pentagon-bolster-defensive-posture-gulf-white-house-2023-05-12/" text:style-name="Internet_20_link" text:visited-style-name="Visited_20_Internet_20_Link">
</text:a>
With reference to applications from American officials, Ukrinform reports.</text:p>
      <text:p text:style-name="P4">
According to them, over the last two years, Iran has persecuted, attacked the rights of navigation of 15 trade courts under the international flag.</text:p>
      <text:p text:style-name="P4">
"The Ministry of Defense will take a number of steps to strengthen our defense position in the Gulf," the White House spokesman Johnkirby said at a briefing.</text:p>
      <text:p text:style-name="P4">
He added that in the next weeks, an attempt would be made to "strengthen the coordination of ioperative compatibility" with allies in the Strait of the Strait.</text:p>
      <text:p text:style-name="P4">
<text:span text:style-name="T4">
 Read also: </text:span>
 <text:a xlink:type="simple" xlink:href="https://www.ukrinform.ua/rubric-world/3702639-ssa-konfiskuvali-iransku-naftu-tegeran-u-vidpovid-zahopiv-tanker-u-perskij-zatoci.html" text:style-name="Internet_20_link" text:visited-style-name="Visited_20_Internet_20_Link">
</text:a>
It is reported that the fifth fleet of the US Navy operates with regional allies in the outstanding rotation of ships and aircraft patrols of the Ormouz Strait.</text:p>
      <text:p text:style-name="P4">
"The unjustified, irresponsible and illegal seizure and pursuit of trade vessels Iran should stop," - said Fifth Flot Commander Vice Admiral Brad Cooper.</text:p>
      <text:p text:style-name="P4">
As reported by Ukrinform, <text:a xlink:type="simple" xlink:href="https://www.ukrinform.ua/rubric-world/3704177-iran-zahopiv-drugij-za-tizden-naftovij-tanker-u-perskij-zatoci-vms-ssa.html" text:style-name="Internet_20_link" text:visited-style-name="Visited_20_Internet_20_Link">
</text:a>
in the waters of the Persian Bay off the coast of Oman.</text:p>
      <text:p text:style-name="P4">
News Source: <text:a xlink:type="simple" xlink:href="https://www.ukrinform.ua/rubric-world/3708684-ssa-posilat-oboronu-v-perskij-zatoci-pisla-zahoplenna-iranom-tankeriv.html" text:style-name="Internet_20_link" text:visited-style-name="Visited_20_Internet_20_Link">
https://www.ukrinform.ua/rubric-world/3708684-ssa-posilat-oboronu-v-perskij-zatoci-pisla-zahoplenna-iranom-tankeriv.html</text:a>
</text:p>
      <!--NEWS-->
      <text:h text:style-name="P10" text:outline-level="1">
<text:span text:style-name="T4">
In Baku, a wall of memory of fallen defenders of Ukraine was opened</text:span>
</text:h>
      <text:p text:style-name="P4">
Authors: Ukrinform (Person)</text:p>
      <text:p text:style-name="P4">
Publisher: Укринформ (Organization)</text:p>
      <text:p text:style-name="P4">
Published Time: 2023-05-13T12:56:00+03:00</text:p>
      <text:p text:style-name="P4">
Modified Time: 2023-05-13T12:56:00+03:00</text:p>
      <text:p text:style-name="P4">
Description: In the capital of Azerbaijan Baku, a wall of memory of the fallen defenders of Ukraine was opened. Today, the names of 26 Azerbaijani heroes who have died, liberating Ukrainian land from Russian invaders. - Ukrinform.</text:p>
      <text:p text:style-name="P4">
Images: ["<text:a xlink:type="simple" xlink:href="https://static.ukrinform.com/photos/2023_05/thumb_files/630_360_1683972252-247.jpg" text:style-name="Internet_20_link" text:visited-style-name="Visited_20_Internet_20_Link">
630_360_16839...</text:a>
", "<text:a xlink:type="simple" xlink:href="https://static.ukrinform.com/photos/2023_05/1683972252-381.jpg" text:style-name="Internet_20_link" text:visited-style-name="Visited_20_Internet_20_Link">
1683972252-38...</text:a>
", "<text:a xlink:type="simple" xlink:href="https://static.ukrinform.com/photos/2023_05/1683972251-879.jpg" text:style-name="Internet_20_link" text:visited-style-name="Visited_20_Internet_20_Link">
1683972251-87...</text:a>
", "<text:a xlink:type="simple" xlink:href="https://static.ukrinform.com/photos/2023_05/1683972252-653.jpg" text:style-name="Internet_20_link" text:visited-style-name="Visited_20_Internet_20_Link">
1683972252-65...</text:a>
", "<text:a xlink:type="simple" xlink:href="https://static.ukrinform.com/photos/2023_05/1683972251-428.jpg" text:style-name="Internet_20_link" text:visited-style-name="Visited_20_Internet_20_Link">
1683972251-42...</text:a>
"]</text:p>
      <text:p text:style-name="P4">
Tags: ['Азербайджан', 'Війна з росією']</text:p>
      <text:p text:style-name="P4">
Type: Article</text:p>
      <!--METADATA-->
      <text:p text:style-name="P4">
<draw:frame draw:style-name="fr1" draw:name="Image110" text:anchor-type="as-char" svg:width="6.9236in" svg:height="3.956343in" draw:z-index="0">
<draw:image xlink:href="../Images/yкринформ/2023-05-13T12-56-00-03-00/630_360_1683972252-247.jpg" xlink:type="simple" xlink:show="embed" xlink:actuate="onLoad" draw:mime-type="image/jpeg"/>
</draw:frame>
In the capital Azerbaijan Baku, a wall of memory of the fallen defenders of Ukraine was opened. Today, the names of 26 Azerbaijani heroes who have died, liberating Ukrainian land from Russian invaders.</text:p>
      <text:p text:style-name="P4">
About it reports <text:a xlink:type="simple" xlink:href="https://report.az/ru/vneshnyaya-politika/v-baku-sostoyalos-otkrytie-steny-pamyati-pavshih-zashitnikov-ukrainy/" text:style-name="Internet_20_link" text:visited-style-name="Visited_20_Internet_20_Link">
</text:a>
 <text:a xlink:type="simple" xlink:href="https://report.az/ru/vneshnyaya-politika/v-baku-sostoyalos-otkrytie-steny-pamyati-pavshih-zashitnikov-ukrainy/" text:style-name="Internet_20_link" text:visited-style-name="Visited_20_Internet_20_Link">
</text:a>
With reference to the Embassy of Ukraine Vaserbaijan, reports Ukrinform.</text:p>
      <text:p text:style-name="P4">
The event, dedicated to the opening of the wall of the fallen defenders of Ukraine, was attended by families of fallen heroes, as well as representatives of the Embassy of Ukraine, the Ukrainian Diaspora, other Ukrainian institutions and communities of Ukrainians Vaserbaijan.</text:p>
      <text:p text:style-name="P4">
<draw:frame draw:style-name="fr1" draw:name="Image111" text:anchor-type="as-char" svg:width="6.9236in" svg:height="4.615733in" draw:z-index="0">
<draw:image xlink:href="../Images/yкринформ/2023-05-13T12-56-00-03-00/1683972252-381.jpg" xlink:type="simple" xlink:show="embed" xlink:actuate="onLoad" draw:mime-type="image/jpeg"/>
</draw:frame>
It is reported that in this regard, the Embassy of Ukraine in the Azerbaijani Republic establishes a tradition on the eve of Mother's Day of Annual Warnings with families of fallen defenders of Ukraine.</text:p>
      <text:p text:style-name="P4">
<draw:frame draw:style-name="fr1" draw:name="Image112" text:anchor-type="as-char" svg:width="6.9236in" svg:height="4.532394in" draw:z-index="0">
<draw:image xlink:href="../Images/yкринформ/2023-05-13T12-56-00-03-00/1683972251-879.jpg" xlink:type="simple" xlink:show="embed" xlink:actuate="onLoad" draw:mime-type="image/jpeg"/>
</draw:frame>
"From the beginning of full -scale <text:a xlink:type="simple" xlink:href="https://www.ukrinform.ua/tag-vijna" text:style-name="Internet_20_link" text:visited-style-name="Visited_20_Internet_20_Link">
</text:a>
The Russian Azerbaijanis, who live in the territory of Ukraine, have strongly stood up for the sovereignty and territorial integrity of our country. On the territory of Ukraine. Today, the names of 26 Azerbaijani heroes who died, liberating our land from Russian invaders, said.</text:p>
      <text:p text:style-name="P4">
<draw:frame draw:style-name="fr1" draw:name="Image113" text:anchor-type="as-char" svg:width="6.9236in" svg:height="4.731127in" draw:z-index="0">
<draw:image xlink:href="../Images/yкринформ/2023-05-13T12-56-00-03-00/1683972252-653.jpg" xlink:type="simple" xlink:show="embed" xlink:actuate="onLoad" draw:mime-type="image/jpeg"/>
</draw:frame>
<text:span text:style-name="T4">
 Read also: </text:span>
 <text:a xlink:type="simple" xlink:href="https://www.ukrinform.ua/rubric-polytics/3696134-azerbajdzanski-deputati-vidvidaut-ukrainu.html" text:style-name="Internet_20_link" text:visited-style-name="Visited_20_Internet_20_Link">
<text:span text:style-name="T4">
 Azer </text:span>
</text:a>
In addition, it is noted that the Embassy together with the Trade House of Ukraine in the implementation of the Project "Nashu defects" began preparation for collection materials for the documentary series, built on stories on the dead-as-as-Azerbaijanis, who defended sovereignty and territorial integrity.</text:p>
      <text:p text:style-name="P4">
<draw:frame draw:style-name="fr1" draw:name="Image114" text:anchor-type="as-char" svg:width="6.9236in" svg:height="3.788748in" draw:z-index="0">
<draw:image xlink:href="../Images/yкринформ/2023-05-13T12-56-00-03-00/1683972251-428.jpg" xlink:type="simple" xlink:show="embed" xlink:actuate="onLoad" draw:mime-type="image/jpeg"/>
</draw:frame>
As reported by Ukrinform, as a result of a firewall at the border of Armenian Azerbaijan, one person was killed, and four more were injured.</text:p>
      <text:p text:style-name="P4">
News Source: <text:a xlink:type="simple" xlink:href="https://www.ukrinform.ua/rubric-society/3708690-u-baku-vidkrili-stinu-pamati-poleglih-zahisnikiv-ukraini.html" text:style-name="Internet_20_link" text:visited-style-name="Visited_20_Internet_20_Link">
https://www.ukrinform.ua/rubric-society/3708690-u-baku-vidkrili-stinu-pamati-poleglih-zahisnikiv-ukraini.html</text:a>
</text:p>
      <!--NEWS-->
      <text:h text:style-name="P10" text:outline-level="1">
<text:span text:style-name="T4">
The workers of the Nikolaev farm, which was attacked by the Russians at night, are already carrying fresh bread with fresh bread</text:span>
</text:h>
      <text:p text:style-name="P4">
Authors: Ukrinform (Person)</text:p>
      <text:p text:style-name="P4">
Publisher: Укринформ (Organization)</text:p>
      <text:p text:style-name="P4">
Published Time: 2023-05-13T12:59:00+03:00</text:p>
      <text:p text:style-name="P4">
Modified Time: 2023-05-13T12:59:00+03:00</text:p>
      <text:p text:style-name="P4">
Description: The Russians attacked a bakery in Nikolaev at night, providing bread of Nikolaev and Kherson, and despite the damaged equipment, fresh bread is already baked at the plant. - Ukrinform.</text:p>
      <text:p text:style-name="P4">
Images: ["<text:a xlink:type="simple" xlink:href="https://static.ukrinform.com/photos/2023_05/thumb_files/630_360_1683971931-503.jpg" text:style-name="Internet_20_link" text:visited-style-name="Visited_20_Internet_20_Link">
630_360_16839...</text:a>
"]</text:p>
      <text:p text:style-name="P4">
Tags: ['Миколаїв', 'Сєнкевич', 'Війна з росією']</text:p>
      <text:p text:style-name="P4">
Type: Article</text:p>
      <!--METADATA-->
      <text:p text:style-name="P4">
<draw:frame draw:style-name="fr1" draw:name="Image115" text:anchor-type="as-char" svg:width="6.9236in" svg:height="3.956343in" draw:z-index="0">
<draw:image xlink:href="../Images/yкринформ/2023-05-13T12-59-00-03-00/630_360_1683971931-503.jpg" xlink:type="simple" xlink:show="embed" xlink:actuate="onLoad" draw:mime-type="image/jpeg"/>
</draw:frame>
The Russians attacked a bakery in Nikolaev, which provides the bread of the Nikolaev Icherson, and despite the damaged equipment, fresh bread is already baked at the plant.</text:p>
      <text:p text:style-name="P4">
This was reported in <text:a xlink:type="simple" xlink:href="https://t.me/senkevichonline/4450" text:style-name="Internet_20_link" text:visited-style-name="Visited_20_Internet_20_Link">
</text:a>
Oleksandr Senkevich, City Golomyev, Ukrinform reports.</text:p>
      <text:p text:style-name="P4">
"Today it is possible to say that it is the Nikolaev bakery, which provides the chilib of the Nikolaev and Kherson. The technique that is involved in the transportation To kill people with starvation, "the city chairman said.</text:p>
      <text:p text:style-name="P4">
<text:span text:style-name="T4">
 Read also: </text:span>
 <text:a xlink:type="simple" xlink:href="https://www.ukrinform.ua/rubric-ato/3708340-na-pivdni-sili-oboroni-znisili-rosijskij-punkt-upravlinna-bezpilotnikami.html" text:style-name="Internet_20_link" text:visited-style-name="Visited_20_Internet_20_Link">
</text:a>
As <text:a xlink:type="simple" xlink:href="https://t.me/senkevichonline/4451" text:style-name="Internet_20_link" text:visited-style-name="Visited_20_Internet_20_Link">
 </text:a>
The head of the bakery is Elena Rakova, as the emergency officers disassemble the blockage, the workers are preparing to bake bread. The enterprise has already resumed power supply, gas workers work.</text:p>
      <text:p text:style-name="P4">
A little later the mayor of Nikolaev <text:a xlink:type="simple" xlink:href="https://t.me/senkevichonline/4452" text:style-name="Internet_20_link" text:visited-style-name="Visited_20_Internet_20_Link">
</text:a>
Photo of fresh bread that had time to bake at the factory.</text:p>
      <text:p text:style-name="P4">
"Fresh bread. Surveying cars The plant transports bread that has time to go," Senkevich wrote.</text:p>
      <text:p text:style-name="P4">
As reported, <text:a xlink:type="simple" xlink:href="https://www.ukrinform.ua/rubric-ato/3708584-obstril-mikolaeva-zagarbniki-zastosuvali-bezpilotniki-postrazdali-troe-civilnih.html" text:style-name="Internet_20_link" text:visited-style-name="Visited_20_Internet_20_Link">
</text:a>
Iranian production "Shahd-136/131". Due to the enclosure of ammunition, the five -storey residential building is damaged and a two -storey building was destroyed. As a result of the shelling, there were fires on both objects, which were operated by the departments of the State Emergency Service of Ukraine in the Nikolaev area. Three people were aware.</text:p>
      <text:p text:style-name="P4">
Photo: Alexander Senkevich, telegram</text:p>
      <text:p text:style-name="P4">
News Source: <text:a xlink:type="simple" xlink:href="https://www.ukrinform.ua/rubric-regions/3708687-pracivniki-mikolaivskogo-hlibzavodu-akij-unoci-atakuvali-rosiani-uze-rozvozat-svizij-hlib.html" text:style-name="Internet_20_link" text:visited-style-name="Visited_20_Internet_20_Link">
https://www.ukrinform.ua/rubric-regions/3708687-pracivniki-mikolaivskogo-hlibzavodu-akij-unoci-atakuvali-rosiani-uze-rozvozat-svizij-hlib.html</text:a>
</text:p>
      <!--NEWS-->
      <text:h text:style-name="P10" text:outline-level="1">
<text:span text:style-name="T4">
New missile strike reported at Russian base in Luhansk</text:span>
</text:h>
      <text:p text:style-name="P4">
Authors: liveuamap (Language: en)</text:p>
      <text:p text:style-name="P4">
Time: 2023-05-13T13:09:29</text:p>
      <text:p text:style-name="P4">
Location: Luhans'k, Luhans'ka oblast (Latitude:48.58637 Longtitude:39.3544)</text:p>
      <text:p text:style-name="P4">
Videos: []</text:p>
      <text:p text:style-name="P4">
Images: ["<text:a xlink:type="simple" xlink:href="https://liveuamap.com/pics/2023/05/13/22562628_0.jpg" text:style-name="Internet_20_link" text:visited-style-name="Visited_20_Internet_20_Link">
22562628_0.jpg</text:a>
"]</text:p>
      <text:p text:style-name="P4">
Tags: []</text:p>
      <text:p text:style-name="P4">
Id: 22562628</text:p>
      <!--METADATA-->
      <text:p text:style-name="P4">
New missile strike reported at Russian base in Luhansk</text:p>
      <text:p text:style-name="P4">
<draw:frame draw:style-name="fr1" draw:name="Image116" text:anchor-type="as-char" svg:width="6.9236in" svg:height="8.851049in" draw:z-index="0">
<draw:image xlink:href="../Images/liveuamap/2023-05-13T13-09-29/22562628_0.jpg" xlink:type="simple" xlink:show="embed" xlink:actuate="onLoad" draw:mime-type="image/jpeg"/>
</draw:frame>
News Collection Link: <text:a xlink:type="simple" xlink:href="https://liveuamap.com/en/2023/13-may-new-missile-strike-reported-at-russian-base-in-luhansk" text:style-name="Internet_20_link" text:visited-style-name="Visited_20_Internet_20_Link">
https://liveuamap.com/en/2023/13-may-new-missile-strike-reported-at-russian-base-in-luhansk</text:a>
</text:p>
      <text:p text:style-name="P4">
News Source: <text:a xlink:type="simple" xlink:href="https://t.me/novosti_donbass24/47074" text:style-name="Internet_20_link" text:visited-style-name="Visited_20_Internet_20_Link">
https://t.me/novosti_donbass24/47074</text:a>
</text:p>
      <!--NEWS-->
      <text:h text:style-name="P10" text:outline-level="1">
<text:span text:style-name="T4">
The SBU declared suspicion of Kaliningrad garrison to tortured people in Balakliya</text:span>
</text:h>
      <text:p text:style-name="P4">
Authors: Ukrinform (Person)</text:p>
      <text:p text:style-name="P4">
Publisher: Укринформ (Organization)</text:p>
      <text:p text:style-name="P4">
Published Time: 2023-05-13T13:11:00+03:00</text:p>
      <text:p text:style-name="P4">
Modified Time: 2023-05-13T13:11:00+03:00</text:p>
      <text:p text:style-name="P4">
Description: The Security Service of Ukraine reported the suspicion of the military commandant of the Kaliningrad garrison of the Armed Forces of the Russian Federation, which tortured people during the temporary capture of Balaklia of Kharkiv region. - Ukrinform.</text:p>
      <text:p text:style-name="P4">
Images: ["<text:a xlink:type="simple" xlink:href="https://static.ukrinform.com/photos/2022_12/thumb_files/630_360_1669983394-548.jpg" text:style-name="Internet_20_link" text:visited-style-name="Visited_20_Internet_20_Link">
630_360_16699...</text:a>
", "<text:a xlink:type="simple" xlink:href="https://static.ukrinform.com/photos/2023_05/1683972835-851.jpeg" text:style-name="Internet_20_link" text:visited-style-name="Visited_20_Internet_20_Link">
1683972835-85...</text:a>
"]</text:p>
      <text:p text:style-name="P4">
Tags: ['Підозра', 'СБУ', 'Російські військові', 'Харківщина', 'Війна з росією']</text:p>
      <text:p text:style-name="P4">
Type: Article</text:p>
      <!--METADATA-->
      <text:p text:style-name="P4">
<draw:frame draw:style-name="fr1" draw:name="Image117" text:anchor-type="as-char" svg:width="6.9236in" svg:height="3.956343in" draw:z-index="0">
<draw:image xlink:href="../Images/yкринформ/2023-05-13T13-11-00-03-00/630_360_1669983394-548.jpg" xlink:type="simple" xlink:show="embed" xlink:actuate="onLoad" draw:mime-type="image/jpeg"/>
</draw:frame>
The Service of Ukraine reported suspicion of the military commandant -tank garrison of the Armed Forces of the Russian Federation, which tortured people during the temporary seizure of Balakliya Kharkiv region.</text:p>
      <text:p text:style-name="P4">
As Ukrinform reports, the SBU reports in <text:a xlink:type="simple" xlink:href="https://t.me/SBUkr/8306" text:style-name="Internet_20_link" text:visited-style-name="Visited_20_Internet_20_Link">
</text:a>
“The Security Service systematically exposes the Russian invaders who have committed <text:a xlink:type="simple" xlink:href="https://www.ukrinform.ua/tag-vijskovi-zlocini" text:style-name="Internet_20_link" text:visited-style-name="Visited_20_Internet_20_Link">
</text:a>
in the temporarily captured countries of Ukraine. As a result of investigative actions, a person of another invasion involved in mass repression against civilians during the number of Kharkiv region was established, ”the message reads.</text:p>
      <text:p text:style-name="P4">
The person involved in the military commandant of the Kaliningrad garrison of the Armed Forces of the Russian Federation with the exposure "granite", which at the beginning of a full -scale invasion included the reception of the invading groups on the Eastern Front.</text:p>
      <text:p text:style-name="P4">
<draw:frame draw:style-name="fr1" draw:name="Image118" text:anchor-type="as-char" svg:width="6.9236in" svg:height="3.89773in" draw:z-index="0">
<draw:image xlink:href="../Images/yкринформ/2023-05-13T13-11-00-03-00/1683972835-851.jpeg" xlink:type="simple" xlink:show="embed" xlink:actuate="onLoad" draw:mime-type="image/jpeg"/>
</draw:frame>
Last March, he came to Balakliya enthusiastically, and deimited the coordination of joint actions of the Russian military and L/DNR fighters in the spread of the Kremlin regime in the city.</text:p>
      <text:p text:style-name="P4">
Subsequently, he was appointed a "commandant" and in this "position" the Russian military organized illegal detentions of locals.</text:p>
      <text:p text:style-name="P4">
<text:span text:style-name="T4">
 Read also: </text:span>
 <text:a xlink:type="simple" xlink:href="https://www.ukrinform.ua/rubric-ato/3708244-sbu-zatrimala-dvoh-ziteliv-kramatorska-aki-navodili-rosijski-raketi-na-lokacii-zsu.html" text:style-name="Internet_20_link" text:visited-style-name="Visited_20_Internet_20_Link">
<text:span text:style-name="T4">
 SBU </text:span>
</text:a>
As noted in the SBU, "by order of" granite "Ukrainians were taken to the created by an aggressor to Kativni, which was arranged in the captured building of the police regional department .... Some of the victims are still considered missing."</text:p>
      <text:p text:style-name="P4">
According to the Prosecutor General's Office in <text:a xlink:type="simple" xlink:href="https://t.me/pgo_gov_ua/12109" text:style-name="Internet_20_link" text:visited-style-name="Visited_20_Internet_20_Link">
</text:a>
, “Last year in April, the military commandant ordered his subordinates to detain a city inhabitant who actively expressed a pro -Ukrainian position. They occupied the man, putting his hands in his arms, and on his head - a bag, he was brought to the torture. Then the Russian military led the man to the "interrogation" of the Liper commandant. He put a gun on the table, sending it to the bikpochilla, and ordered to tell all the information about his life. ”</text:p>
      <text:p text:style-name="P4">
The man was kept in the chamber for 21 days in the absence of sufficient food and water, without fresh air, beds and elementary sanitary conditions.During the liberation of the city, the suspect fled to the Russian Federation, where the departure is hiding. The issue of wanted to be wanted is resolved.</text:p>
      <text:p text:style-name="P4">
As reported by Ukrinform, prosecutors of the Kherson Regional Prosecutor's Office informed about suspicion to the deputy head of the Rostov region department of Rostov region, colonel of the Russian police, who <text:a xlink:type="simple" xlink:href="https://www.ukrinform.ua/rubric-regions/3707583-v-ukraini-ogolosili-pidozru-polkovniku-policii-rf-akij-organizuvav-kativnu-na-hersonsini.html" text:style-name="Internet_20_link" text:visited-style-name="Visited_20_Internet_20_Link">
</text:a>
</text:p>
      <text:p text:style-name="P4">
News Source: <text:a xlink:type="simple" xlink:href="https://www.ukrinform.ua/rubric-society/3708693-sbu-ogolosila-pidozru-komendantu-kaliningradskogo-garnizonu-akij-katuvav-ludej-u-balaklii.html" text:style-name="Internet_20_link" text:visited-style-name="Visited_20_Internet_20_Link">
https://www.ukrinform.ua/rubric-society/3708693-sbu-ogolosila-pidozru-komendantu-kaliningradskogo-garnizonu-akij-katuvav-ludej-u-balaklii.html</text:a>
</text:p>
      <!--NEWS-->
      <text:h text:style-name="P10" text:outline-level="1">
<text:span text:style-name="T4">
Europe will hear the request of Ukraine to accelerate the supply of ammunition - Borrel</text:span>
</text:h>
      <text:p text:style-name="P4">
Authors: Ukrinform (Person)</text:p>
      <text:p text:style-name="P4">
Publisher: Укринформ (Organization)</text:p>
      <text:p text:style-name="P4">
Published Time: 2023-05-13T13:17:42+03:00</text:p>
      <text:p text:style-name="P4">
Modified Time: 2023-05-13T13:17:42+03:00</text:p>
      <text:p text:style-name="P4">
Description: The Ministry of Foreign Affairs of Ukraine Dmitry Kuleba informed his European colleagues about the situation on the battlefield in Ukraine and has sent a request to accelerate the supply of ammunition for the Armed Forces of Ukraine, so this request will be heard in European capitals.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Боррель', 'Війна з росією']</text:p>
      <text:p text:style-name="P4">
Type: Article</text:p>
      <!--METADATA-->
      <text:p text:style-name="P4">
<draw:frame draw:style-name="fr1" draw:name="Image119" text:anchor-type="as-char" svg:width="6.9236in" svg:height="3.956343in" draw:z-index="0">
<draw:image xlink:href="../Images/yкринформ/2023-05-13T13-17-42-03-00/630_360_1667561515-584.jpg" xlink:type="simple" xlink:show="embed" xlink:actuate="onLoad" draw:mime-type="image/jpeg"/>
</draw:frame>
The Ministry of Internal Affairs Head Dmytro Kuleba informed his European colleagues about the situation of Napoli battle in Ukraine and has sent a request to accelerate the supply of ammunition for the Armory Forces of Ukraine, so this request will be heard in the European capitals.</text:p>
      <text:p text:style-name="P4">
This is where in Stockholm, where an informal meeting of ministers of the EU Member States is ongoing(Gymnich), said the high representative of the ESZHZEP BORREL, Ukrinform correspondent reports.</text:p>
      <text:p text:style-name="P4">
“We met Minister Kulebu, who arrived from Guatemala, and he will also have an opportunity with the community of the Indo-Pacific. He remains a carriage for business lunch, and this is a good opportunity for Ukraine to convey(your position)It is a very important part of the world, and to explain what is happening in Ukraine. During this meeting(with EU ministers - ed.)Minister Kuleba explained the situation where Russia continues systematic shelling, and has submitted a request for greater assistance to the Pre -European Union, ”said Josep Borrel.</text:p>
      <text:p text:style-name="P4">
<text:span text:style-name="T4">
 Read also: </text:span>
 <text:a xlink:type="simple" xlink:href="https://www.ukrinform.ua/rubric-world/3708538-es-dopustiv-pomilku-iz-nadmirnou-zaleznistu-vid-rosii-i-ne-povtorit-ii-z-kitaem-borrel.html" text:style-name="Internet_20_link" text:visited-style-name="Visited_20_Internet_20_Link">
<text:span text:style-name="T4">
 Borrel </text:span>
</text:a>
As an example, he noted that only around Bakhmut, where the fighting continues, the Ukrainian side needs about a thousand artillery shells a day. It is the opportunity to imagine the intensity of battles, the firing power of the Russian aggressor, and how Ukrainians can resist this continuous systemic shelling.</text:p>
      <text:p text:style-name="P4">
“We provide(Help - ed.), but we have committed to accelerate the provision of appliances for these continuing fighting. I am very sorry that it is steady. But since Russia continues to attack, Ukrainians have to protect. And this is exactly the request that Kuleba minister presented to the present minister, ”the EU High Representative said.</text:p>
      <text:p text:style-name="P4">
Answering the questions of journalists, he noted that Member States that are supplemented by Ukraine's ammunition from their own arsenals should be sure that the ESDO can replenish army reserves.</text:p>
      <text:p text:style-name="P4">
<text:span text:style-name="T4">
 Read also: </text:span>
 <text:a xlink:type="simple" xlink:href="https://www.ukrinform.ua/rubric-polytics/3708521-dla-prodovzenna-normalnih-stosunkiv-z-es-kitaj-mae-perekonati-rf-vijti-z-ukraini-borrel.html" text:style-name="Internet_20_link" text:visited-style-name="Visited_20_Internet_20_Link">
<text:span text:style-name="T4">
 Borrel </text:span>
</text:a>
</text:p>
      <text:p text:style-name="P4">
He greeted a new military assistance package that was proposed by Ukraine and urged other countries to follow this example.</text:p>
      <text:p text:style-name="P4">
“We need specific capabilities. When we talk about this war, we have to talk about a wide range of ammunition. Because the Russians are bombing for a long distance, so Ukrainians have the opportunity to achieve such a wane. Not every type of ammunition has this ability. So I am a greedy effort, and I urge all countries to follow this example. Every day all the EU Member States, each of them, do everything they can do, ”the EU's high representative has given.</text:p>
      <text:p text:style-name="P4">
<text:span text:style-name="T4">
 Read also: </text:span>
 <text:a xlink:type="simple" xlink:href="https://www.ukrinform.ua/rubric-polytics/3708248-evrosouz-gotue-bagatoricnij-plan-z-pidtrimki-ukraini-borrel.html" text:style-name="Internet_20_link" text:visited-style-name="Visited_20_Internet_20_Link">
<text:span text:style-name="T4">
 Borrel </text:span>
</text:a>
The EU Council has reportedly agreed to accelerate the supplement for Ukraine. The first "track" provides for the allocation of 1 billion euro of compensation to countries to members of ammunition from existing arsenals, and the billion euros is aimed at the collective order of ammunition of the Uevri -European Defense Industry.</text:p>
      <text:p text:style-name="P4">
Finally, the third "track" provides long -term investments for the renewal of the production capabilities of the European Defense Industry, according to the reckless security in the field of security caused by Russian aggression.</text:p>
      <text:p text:style-name="P4">
News Source: <text:a xlink:type="simple" xlink:href="https://www.ukrinform.ua/rubric-ato/3708692-evropa-pocue-prohanna-ukraini-priskoriti-postavki-boepripasiv-borrel.html" text:style-name="Internet_20_link" text:visited-style-name="Visited_20_Internet_20_Link">
https://www.ukrinform.ua/rubric-ato/3708692-evropa-pocue-prohanna-ukraini-priskoriti-postavki-boepripasiv-borrel.html</text:a>
</text:p>
      <!--NEWS-->
      <text:h text:style-name="P10" text:outline-level="1">
<text:span text:style-name="T4">
Zelensky met with President Italy</text:span>
</text:h>
      <text:p text:style-name="P4">
Authors: Ukrinform (Person)</text:p>
      <text:p text:style-name="P4">
Publisher: Укринформ (Organization)</text:p>
      <text:p text:style-name="P4">
Published Time: 2023-05-13T13:22:00+03:00</text:p>
      <text:p text:style-name="P4">
Modified Time: 2023-05-13T13:22:00+03:00</text:p>
      <text:p text:style-name="P4">
Description: President of Ukraine Volodymyr Zelensky met with the President of the Italian Republic, Sergo Mattarellla in Rome. - Ukrinform.</text:p>
      <text:p text:style-name="P4">
Images: ["<text:a xlink:type="simple" xlink:href="https://static.ukrinform.com/photos/2023_05/thumb_files/630_360_1683975107-249.jpg" text:style-name="Internet_20_link" text:visited-style-name="Visited_20_Internet_20_Link">
630_360_16839...</text:a>
"]</text:p>
      <text:p text:style-name="P4">
Tags: ['Італія', 'Президент', 'Зеленський']</text:p>
      <text:p text:style-name="P4">
Type: Article</text:p>
      <!--METADATA-->
      <text:p text:style-name="P4">
<draw:frame draw:style-name="fr1" draw:name="Image120" text:anchor-type="as-char" svg:width="6.9236in" svg:height="3.956343in" draw:z-index="0">
<draw:image xlink:href="../Images/yкринформ/2023-05-13T13-22-00-03-00/630_360_1683975107-249.jpg" xlink:type="simple" xlink:show="embed" xlink:actuate="onLoad" draw:mime-type="image/jpeg"/>
</draw:frame>
President of Ukraine Volodymyr Zelensky met with the President of the Italian Republicer Mattarella in Rome.</text:p>
      <text:p text:style-name="P4">
The official starting ceremony of the meeting was broadcast on the office of the office of the Ukrainian state in <text:a xlink:type="simple" xlink:href="https://www.youtube.com/watch" text:style-name="Internet_20_link" text:visited-style-name="Visited_20_Internet_20_Link">
</text:a>
, reports Ukrinform.</text:p>
      <text:p text:style-name="P4">
Italy's leader met the President of Ukraine near the Kwyryn Palace in Rome. This is the first visit of Zelensky to Italy after the start of a full -scale invasion of Ukraine on February 24.</text:p>
      <text:p text:style-name="P4">
<text:span text:style-name="T4">
 Read also: </text:span>
 <text:a xlink:type="simple" xlink:href="https://www.ukrinform.ua/rubric-polytics/3708665-zelenskij-pribuv-iz-vizitom-do-italii.html" text:style-name="Internet_20_link" text:visited-style-name="Visited_20_Internet_20_Link">
<text:span text:style-name="T4">
 Zelensky </text:span>
</text:a>
Zelensky in <text:a xlink:type="simple" xlink:href="https://t.me/V_Zelenskiy_official/6214" text:style-name="Internet_20_link" text:visited-style-name="Visited_20_Internet_20_Link">
</text:a>
Thanked the Italian colleague for a consistent position on Ukraine's support.</text:p>
      <text:p text:style-name="P4">
"We appreciate important military assistance that gives our country the ability to oppose Russian aggression. The key to our success in the battlefield is to receive the necessary help. Italy was and is on the right side, on the side of the truth in this war. We are moving in the direction of victory," .</text:p>
      <text:p text:style-name="P4">
He stressed that victory is a peace for the Ukrainian state.</text:p>
      <text:p text:style-name="P4">
<text:span text:style-name="T4">
 Read also: </text:span>
 <text:a xlink:type="simple" xlink:href="https://www.ukrinform.ua/rubric-polytics/3708715-zelenskij-zustrivsa-iz-golovou-radi-ministriv-italii.html" text:style-name="Internet_20_link" text:visited-style-name="Visited_20_Internet_20_Link">
<text:span text:style-name="T4">
 Zelensky </text:span>
</text:a>
As reported by Ukrinform, today, May 13, President of Ukraine Vladimirzelensky arrived in Italy for a meeting with the President of the country Sergomattarella, Prime Minister Jejou Meloni and Pope Roman Francis.</text:p>
      <text:p text:style-name="P4">
This is Zelensky's first visit to Italy after the start of a full -scale maintenance of the Russian Federation to Ukraine on February 24.</text:p>
      <text:p text:style-name="P4">
Photo: Rainews</text:p>
      <text:p text:style-name="P4">
News Source: <text:a xlink:type="simple" xlink:href="https://www.ukrinform.ua/rubric-polytics/3708697-zelenskij-zustrivsa-z-prezidentom-italii.html" text:style-name="Internet_20_link" text:visited-style-name="Visited_20_Internet_20_Link">
https://www.ukrinform.ua/rubric-polytics/3708697-zelenskij-zustrivsa-z-prezidentom-italii.html</text:a>
</text:p>
      <!--NEWS-->
      <text:h text:style-name="P10" text:outline-level="1">
<text:span text:style-name="T4">
Ukrainian troops move forward in some areas of Bakhmut direction - Syrsky</text:span>
</text:h>
      <text:p text:style-name="P4">
Authors: Ukrinform (Person)</text:p>
      <text:p text:style-name="P4">
Publisher: Укринформ (Organization)</text:p>
      <text:p text:style-name="P4">
Published Time: 2023-05-13T13:23:00+03:00</text:p>
      <text:p text:style-name="P4">
Modified Time: 2023-05-13T13:23:00+03:00</text:p>
      <text:p text:style-name="P4">
Description: Ukrainian soldiers move forward in some areas of the front in the Bakhmut direction, and the Russians lose their equipment and live power. - Ukrinform.</text:p>
      <text:p text:style-name="P4">
Images: ["<text:a xlink:type="simple" xlink:href="https://static.ukrinform.com/photos/2020_12/thumb_files/630_360_1607688700-694.jpg" text:style-name="Internet_20_link" text:visited-style-name="Visited_20_Internet_20_Link">
630_360_16076...</text:a>
"]</text:p>
      <text:p text:style-name="P4">
Tags: ['Бахмут', 'ЗСУ', 'Сирський', 'Війна з росією']</text:p>
      <text:p text:style-name="P4">
Type: Article</text:p>
      <!--METADATA-->
      <text:p text:style-name="P4">
<draw:frame draw:style-name="fr1" draw:name="Image121" text:anchor-type="as-char" svg:width="6.9236in" svg:height="3.956343in" draw:z-index="0">
<draw:image xlink:href="../Images/yкринформ/2023-05-13T13-23-00-03-00/630_360_1607688700-694.jpg" xlink:type="simple" xlink:show="embed" xlink:actuate="onLoad" draw:mime-type="image/jpeg"/>
</draw:frame>
The Ukrainian nubs move forward in some sections of the front in the Bakhmut direction, the Arosians lose their equipment and live power.</text:p>
      <text:p text:style-name="P4">
According to Ukrinform, the commander of the Land Forces of the Armed Forces of Ukraine General-Colonel Alexander Sirsky said in <text:a xlink:type="simple" xlink:href="https://t.me/osirskiy/68" text:style-name="Internet_20_link" text:visited-style-name="Visited_20_Internet_20_Link">
</text:a>
“The defensive operation in the Bakhmut direction continues. Our warriors are forward in some areas of the front, and the enemy loses equipment and living, ” - said <text:a xlink:type="simple" xlink:href="https://www.ukrinform.ua/tag-sirskij" text:style-name="Internet_20_link" text:visited-style-name="Visited_20_Internet_20_Link">
</text:a>
<text:span text:style-name="T4">
 Read also: </text:span>
 <text:a xlink:type="simple" xlink:href="https://www.ukrinform.ua/rubric-ato/3708606-zsu-vdalos-vidtisnuti-voroga-na-pivdni-bahmuta-sonajmense-na-kilometr-rozvidka-britanii.html" text:style-name="Internet_20_link" text:visited-style-name="Visited_20_Internet_20_Link">
<text:span text:style-name="T4">
 intelligence </text:span>
</text:a>
According to Ukrinform, according to the Institute of War Study, <text:a xlink:type="simple" xlink:href="https://www.ukrinform.ua/rubric-ato/3708620-zsu-dosagnuli-uspihu-v-lokalnih-kontratakah-i-prosunulisa-na-pivnicnomu-zahodi-bahmuta-isw.html" text:style-name="Internet_20_link" text:visited-style-name="Visited_20_Internet_20_Link">
</text:a>
</text:p>
      <text:p text:style-name="P4">
News Source: <text:a xlink:type="simple" xlink:href="https://www.ukrinform.ua/rubric-ato/3708696-ukrainski-vijska-ruhautsa-vpered-na-deakih-dilankah-bahmutskogo-napramku-sirskij.html" text:style-name="Internet_20_link" text:visited-style-name="Visited_20_Internet_20_Link">
https://www.ukrinform.ua/rubric-ato/3708696-ukrainski-vijska-ruhautsa-vpered-na-deakih-dilankah-bahmutskogo-napramku-sirskij.html</text:a>
</text:p>
      <!--NEWS-->
      <text:h text:style-name="P10" text:outline-level="1">
<text:span text:style-name="T4">
Promotor Bidding Usik - Dubois must pass next week</text:span>
</text:h>
      <text:p text:style-name="P4">
Authors: Ukrinform (Person)</text:p>
      <text:p text:style-name="P4">
Publisher: Укринформ (Organization)</text:p>
      <text:p text:style-name="P4">
Published Time: 2023-05-13T13:28:00+03:00</text:p>
      <text:p text:style-name="P4">
Modified Time: 2023-05-13T13:28:00+03:00</text:p>
      <text:p text:style-name="P4">
Description: Promoter auctions on WBA/WBO/IBF/IBO World Champion Battle In the high weight of the Ukrainian Alexander Usikida against the compulsory WBA contender Daniel Duba should take place next week. - Ukrinform.</text:p>
      <text:p text:style-name="P4">
Images: ["<text:a xlink:type="simple" xlink:href="https://static.ukrinform.com/photos/2023_05/thumb_files/630_360_1683973025-312.png" text:style-name="Internet_20_link" text:visited-style-name="Visited_20_Internet_20_Link">
630_360_16839...</text:a>
"]</text:p>
      <text:p text:style-name="P4">
Tags: ['Бокс', 'Британія', 'Україна', 'Відпустка']</text:p>
      <text:p text:style-name="P4">
Type: Article</text:p>
      <!--METADATA-->
      <text:p text:style-name="P4">
<draw:frame draw:style-name="fr1" draw:name="Image122" text:anchor-type="as-char" svg:width="6.9236in" svg:height="3.956343in" draw:z-index="0">
<draw:image xlink:href="../Images/yкринформ/2023-05-13T13-28-00-03-00/630_360_1683973025-312.png" xlink:type="simple" xlink:show="embed" xlink:actuate="onLoad" draw:mime-type="image/png"/>
</draw:frame>
Promoter auctions on the WBA/WBO/IBF/IBO World Champion Battle in the waters of the Ukrainian Alexander Usitasius against the compulsory WBA contender Briton -ceiling Duba should take place next week.</text:p>
      <text:p text:style-name="P4">
About this <text:a xlink:type="simple" xlink:href="https://fightnews.info/menedzher-usika-rasskazal-kogda-sostoyatsya-promouterskie-torgi-po-boyu-s-dyubua" text:style-name="Internet_20_link" text:visited-style-name="Visited_20_Internet_20_Link">
 </text:a>
The manager of Ukrainian boxer Egisclimas, reports Ukrinform.</text:p>
      <text:p text:style-name="P4">
"We could not negotiate with Tyson Fury, so we were requesting a WBA request that it would adhere to promotional bidding from the battle of Usik - Duba. They will probably take place a successful week. As for the negotiations with the fury, we are not the first and the insignificant to find ourselves in this situation. What happened. We can't work with this. Fury is a fury. It has a different mentality. Let's see if this match will be made at the end of the year. There is always a big difference when one side is inheritance and the other is for money, ”Klimas said.</text:p>
      <text:p text:style-name="P4">
<text:span text:style-name="T4">
 Read also: </text:span>
 <text:a xlink:type="simple" xlink:href="https://www.ukrinform.ua/rubric-sports/3704516-usik-stav-ambasadorom-nacionalnoi-zbirnoi-ukraini-z-futbolu.html" text:style-name="Internet_20_link" text:visited-style-name="Visited_20_Internet_20_Link">
<text:span text:style-name="T4">
 Usik </text:span>
</text:a>
Usika promoter - Alexander Krasyuk previously said that three potential places have been considering for battle with Dubaua. The main option remains a large -border, and the duels can also be organized in Poland and at the near East.</text:p>
      <text:p text:style-name="P4">
Photo: Instagram.com/usykaa.</text:p>
      <text:p text:style-name="P4">
News Source: <text:a xlink:type="simple" xlink:href="https://www.ukrinform.ua/rubric-sports/3708698-promouterski-torgi-z-bou-usik-dubua-maut-projti-nastupnogo-tizna.html" text:style-name="Internet_20_link" text:visited-style-name="Visited_20_Internet_20_Link">
https://www.ukrinform.ua/rubric-sports/3708698-promouterski-torgi-z-bou-usik-dubua-maut-projti-nastupnogo-tizna.html</text:a>
</text:p>
      <!--NEWS-->
      <text:h text:style-name="P10" text:outline-level="1">
<text:span text:style-name="T4">
The seized cars, weapons and ammunition were handed over to the needs of the Guards of the offensive</text:span>
</text:h>
      <text:p text:style-name="P4">
Authors: Ukrinform (Person)</text:p>
      <text:p text:style-name="P4">
Publisher: Укринформ (Organization)</text:p>
      <text:p text:style-name="P4">
Published Time: 2023-05-13T13:34:00+03:00</text:p>
      <text:p text:style-name="P4">
Modified Time: 2023-05-13T13:34:00+03:00</text:p>
      <text:p text:style-name="P4">
Description: The Kiev prosecutors transferred to the needs of the Guards of the offensive, weapons, weapons and ammunition were seized. - Ukrinform.</text:p>
      <text:p text:style-name="P4">
Images: ["<text:a xlink:type="simple" xlink:href="https://static.ukrinform.com/photos/2023_05/thumb_files/630_360_1683974040-729.jpg" text:style-name="Internet_20_link" text:visited-style-name="Visited_20_Internet_20_Link">
630_360_16839...</text:a>
"]</text:p>
      <text:p text:style-name="P4">
Tags: ['Прокуратура', 'Війна з росією', 'Гвардія наступу']</text:p>
      <text:p text:style-name="P4">
Type: Article</text:p>
      <!--METADATA-->
      <text:p text:style-name="P4">
<draw:frame draw:style-name="fr1" draw:name="Image123" text:anchor-type="as-char" svg:width="6.9236in" svg:height="3.956343in" draw:z-index="0">
<draw:image xlink:href="../Images/yкринформ/2023-05-13T13-34-00-03-00/630_360_1683974040-729.jpg" xlink:type="simple" xlink:show="embed" xlink:actuate="onLoad" draw:mime-type="image/jpeg"/>
</draw:frame>
The Kiev prosecutors transferred to the needs of the Guards of the offensive, cars, weapons of camp.</text:p>
      <text:p text:style-name="P4">
According to Ukrinform, the prosecutor General's Office reports in <text:a xlink:type="simple" xlink:href="https://t.me/pgo_gov_ua/12110" text:style-name="Internet_20_link" text:visited-style-name="Visited_20_Internet_20_Link">
</text:a>
.</text:p>
      <text:p text:style-name="P4">
At the request of the prosecutor of the Holosiivsky District Prosecutor's Office of Kyiv, the court to accept the transfer of the removed weapons in favor of the police for the execution of combat operations on the front.</text:p>
      <text:p text:style-name="P4">
<text:span text:style-name="T4">
 Read also: </text:span>
 <text:a xlink:type="simple" xlink:href="https://www.ukrinform.ua/rubric-ato/3707696-policia-kiivsini-priznacila-do-gvardii-nastupu-vze-208-osib-nebitov.html" text:style-name="Internet_20_link" text:visited-style-name="Visited_20_Internet_20_Link">
</text:a>
For the needs of the assault teams of the Ministry of Internal Affairs "Guards" prosecutors transferred four cars, anti -aircraft installation, more than hundred -Momettic mines, dozens of boxes with blasts, ballistic gunpowder, large number of rounds More than 70 names of different weapons of Iboell.</text:p>
      <text:p text:style-name="P4">
“All the weapons transferred were discovered and seized by prosecutors in the limits of investigation(Art. 263 Criminal Code of Ukraine)”, - the message reads.</text:p>
      <text:p text:style-name="P4">
<text:span text:style-name="T4">
 Read also: </text:span>
 <text:a xlink:type="simple" xlink:href="https://www.ukrinform.ua/rubric-society/3706598-ukrposta-zapustila-v-obig-marku-gvardia-nastupu.html" text:style-name="Internet_20_link" text:visited-style-name="Visited_20_Internet_20_Link">
<text:span text:style-name="T4">
 Guard </text:span>
 <text:span text:style-name="T4">
 </text:span>
 MOD **</text:a>
As reported by Ukrinform, the Ministry of Internal Affairs of Ukraine delayed the formation of eight assault brigades "Guards of the offensive". The basis of units are current police, border guards and fighters of the National Guard. At the end of March, the brigades were formed, but the recruitment continued.</text:p>
      <text:p text:style-name="P4">
News Source: <text:a xlink:type="simple" xlink:href="https://www.ukrinform.ua/rubric-society/3708700-na-potrebi-gvardii-nastupu-peredali-viluceni-avtomobili-zbrou-i-boepripasi.html" text:style-name="Internet_20_link" text:visited-style-name="Visited_20_Internet_20_Link">
https://www.ukrinform.ua/rubric-society/3708700-na-potrebi-gvardii-nastupu-peredali-viluceni-avtomobili-zbrou-i-boepripasi.html</text:a>
</text:p>
      <!--NEWS-->
      <text:h text:style-name="P10" text:outline-level="1">
<text:span text:style-name="T4">
In Khmelnytskyi, the number of victims from the night attack of the Russian Federation increased to 21</text:span>
</text:h>
      <text:p text:style-name="P4">
Authors: Ukrinform (Person)</text:p>
      <text:p text:style-name="P4">
Publisher: Укринформ (Organization)</text:p>
      <text:p text:style-name="P4">
Published Time: 2023-05-13T13:39:06+03:00</text:p>
      <text:p text:style-name="P4">
Modified Time: 2023-05-13T13:39:06+03:00</text:p>
      <text:p text:style-name="P4">
Description: The number of victims of the consequences of the Russian attack in Khmelnytsky region has increased to 21 people, two of them were hospitaliz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мельниччина', 'Дрон', 'Війна з росією']</text:p>
      <text:p text:style-name="P4">
Type: Article</text:p>
      <!--METADATA-->
      <text:p text:style-name="P4">
<draw:frame draw:style-name="fr1" draw:name="Image124" text:anchor-type="as-char" svg:width="6.9236in" svg:height="3.956343in" draw:z-index="0">
<draw:image xlink:href="../Images/yкринформ/2023-05-13T13-39-06-03-00/630_360_1654768443-794.jpg" xlink:type="simple" xlink:show="embed" xlink:actuate="onLoad" draw:mime-type="image/jpeg"/>
</draw:frame>
The number of effects of the Russian attack in Khmelnytskyi increased to 21 persons, two of them were hospitalized.</text:p>
      <text:p text:style-name="P4">
About it in <text:a xlink:type="simple" xlink:href="https://t.me/khmelnytskaODA/1647" text:style-name="Internet_20_link" text:visited-style-name="Visited_20_Internet_20_Link">
</text:a>
Sergey Tyurin, the first deputy head of the Khmelnytsky Regional Military Administration, reported, Ukrinform reports.</text:p>
      <text:p text:style-name="P4">
"Today, the enemy has been attacked by Khmelnytskyi by a shock drone, hitting the individual objects of critical infrastructure of the region, which is located outside the boundary points. However, as of now, we have 21-in victims. Two were hospitalized. - said the Deputy Chief of Ova.</text:p>
      <text:p text:style-name="P4">
<text:span text:style-name="T4">
 Read also: </text:span>
 <text:a xlink:type="simple" xlink:href="https://www.ukrinform.ua/rubric-ato/3708657-po-teritorii-hmelniccini-vlucili-cotiri-vorozi-droni-ignat.html" text:style-name="Internet_20_link" text:visited-style-name="Visited_20_Internet_20_Link">
</text:a>
According to him, in the settlements near the epicenter of the impact by powerful explosive waves caused damage to civilian objects: knocked out windows, doors, damaged roofs. In particular, educational, medical and cultural institutions, administrative buildings, industrial sites, multi -storey and individual residential buildings are damaged.</text:p>
      <text:p text:style-name="P4">
Special services work at the site of the attack, and preliminary preparation for the repair of damaged property is being assessed.</text:p>
      <text:p text:style-name="P4">
<text:span text:style-name="T4">
 Read also: </text:span>
 <text:a xlink:type="simple" xlink:href="https://www.ukrinform.ua/rubric-ato/3708631-u-hmelnickomu-cerez-rosijsku-ataku-postrazdali-11-ludej.html" text:style-name="Internet_20_link" text:visited-style-name="Visited_20_Internet_20_Link">
<text:span text:style-name="T4">
 Khmelny </text:span>
</text:a>
As reported by Ukrinform, as a result of an enemy attack on Khmelnytsky region, an object was recorded in an object in the territory of one of the communities of Khmelnitsky district.</text:p>
      <text:p text:style-name="P4">
The Ukrzaliznytsia and the Khmelnytsky Regional Military Administration launched taps at the destination, where trains are late through the enemy's night air.</text:p>
      <text:p text:style-name="P4">
News Source: <text:a xlink:type="simple" xlink:href="https://www.ukrinform.ua/rubric-regions/3708702-na-hmelniccini-kilkist-postrazdalih-vid-nicnoi-ataki-rf-zrosla-do-21.html" text:style-name="Internet_20_link" text:visited-style-name="Visited_20_Internet_20_Link">
https://www.ukrinform.ua/rubric-regions/3708702-na-hmelniccini-kilkist-postrazdalih-vid-nicnoi-ataki-rf-zrosla-do-21.html</text:a>
</text:p>
      <!--NEWS-->
      <text:h text:style-name="P10" text:outline-level="1">
<text:span text:style-name="T4">
Kuleba in Stockholm meets with EU ministers and Indo-Pacific</text:span>
</text:h>
      <text:p text:style-name="P4">
Authors: Ukrinform (Person)</text:p>
      <text:p text:style-name="P4">
Publisher: Укринформ (Organization)</text:p>
      <text:p text:style-name="P4">
Published Time: 2023-05-13T13:56:00+03:00</text:p>
      <text:p text:style-name="P4">
Modified Time: 2023-05-13T13:56:00+03:00</text:p>
      <text:p text:style-name="P4">
Description: On May 13, the Minister of Foreign Affairs of Ukraine Dmytro Kuleba will meet with EU ministers and Indo-Pacific region on May 13. - Ukrinform.</text:p>
      <text:p text:style-name="P4">
Images: ["<text:a xlink:type="simple" xlink:href="https://static.ukrinform.com/photos/2023_05/thumb_files/630_360_1683848768-595.jpeg" text:style-name="Internet_20_link" text:visited-style-name="Visited_20_Internet_20_Link">
630_360_16838...</text:a>
"]</text:p>
      <text:p text:style-name="P4">
Tags: ['Дмитро Кулеба', 'МЗС', 'Швеція']</text:p>
      <text:p text:style-name="P4">
Type: Article</text:p>
      <!--METADATA-->
      <text:p text:style-name="P4">
<draw:frame draw:style-name="fr1" draw:name="Image125" text:anchor-type="as-char" svg:width="6.9236in" svg:height="3.956343in" draw:z-index="0">
<draw:image xlink:href="../Images/yкринформ/2023-05-13T13-56-00-03-00/630_360_1683848768-595.jpeg" xlink:type="simple" xlink:show="embed" xlink:actuate="onLoad" draw:mime-type="image/jpeg"/>
</draw:frame>
On May 13, the Minister of Law of Ukraine will meet on May 13 in Stockholm, EU Ministers and Indo-Pacific.</text:p>
      <text:p text:style-name="P4">
During the approach to the press in the sidelines the meeting was told by the Minister of Foreign Affairs of Sweden by Sweden Tobias Biestrom, reports correspondent.</text:p>
      <text:p text:style-name="P4">
“We are glad to congratulate the Minister of Foreign Affairs Dmitry Kuleb in Stockholm. The Ministry of Ministers of the EU-Pacific Region is a good opportunity for a good thing, but I emphasize three. First, to give new information on residence in Ukraine, the second - how best to increase and extend pressure on Russia, including new sanctions, and the third is a good opportunity for meeting(Representative -red.)Of Ukraine with Ministers of the Indo-Pacific and EU Ministers of the Indo-Pacific. We share a lot of common concern, in particular, in the fact that territorial encroachments and territorial integrity are being realized, ”the Swedish official stressed.</text:p>
      <text:p text:style-name="P4">
<text:span text:style-name="T4">
 Read also: </text:span>
 <text:a xlink:type="simple" xlink:href="https://www.ukrinform.ua/rubric-ato/3708650-blinken-ta-kuleba-obgovorili-postacanna-zbroi-ta-pidgotovku-ukrainskogo-kontrnastupu.html" text:style-name="Internet_20_link" text:visited-style-name="Visited_20_Internet_20_Link">
<text:span text:style-name="T4">
 Cooleba </text:span>
</text:a>
In turn, the Minister of Foreign Affairs of Ukraine Dmitry Kuleba thanked the Schwedge colleague for the opportunity to meet at the same time with the EU ministers by officials representing part of the "global south", in particular, his Indo-Pacific.</text:p>
      <text:p text:style-name="P4">
“It was a very wise decision to hold such a joint meeting here in Stockholm. I was here from Guatemala, where he participated in the Summit of the Caribbean Association. So, for three days, we had the opportunity to make new plans for interaction with a grabing south. The main theme of our discussion during the informal aspirations of foreign affairs is the war, Russian aggression, and how we have intent to resist it on all fronts, ”the Foreign Minister of Ukraine said.</text:p>
      <text:p text:style-name="P4">
According to him, another important issue during the meeting is the acceleration of the European integration of Ukraine.</text:p>
      <text:p text:style-name="P4">
<text:span text:style-name="T4">
 Read also: </text:span>
 <text:a xlink:type="simple" xlink:href="https://www.ukrinform.ua/rubric-polytics/3708276-kuleba-zdijsnit-turne-latinskou-amerikou-v-drugij-polovini-roku.html" text:style-name="Internet_20_link" text:visited-style-name="Visited_20_Internet_20_Link">
<text:span text:style-name="T4">
 Cooleba </text:span>
</text:a>
“We are grateful for everything that Swedish presidency(in the EU - ed.)It does for this, we register our homework. Therefore, to speak briefly, the main theme of talking to EU foreign ministers is the supply of longitudinal artillery ammunition and reduction(Ukraine to the EU). Це на сьогодні головні питання», - сказав українськийміністр.Answering the journalists' questions about the current situation in Ukraine, he also suggested that there are heavy battles, Ukrainian defenders continue to shrill the enemy who is trying to seize new territories.</text:p>
      <text:p text:style-name="P4">
“It is impossible to get used to the death of people. Only now I realized what means the named novel "on the Western Front without changes"(Erich Maria Remark - ed.).Читаєш новини і доходиш висновку, що все ніби спокійно. Але просто в цеймомент хтось помирає. Хтось штурмує траншеї, хтось їх захищає», - зауваживДмитро Кулеба.</text:p>
      <text:p text:style-name="P4">
<text:span text:style-name="T4">
Читайте також:</text:span>
 <text:a xlink:type="simple" xlink:href="https://www.ukrinform.ua/rubric-polytics/3708240-kuleba-zaklikav-kraini-latinskoi-ameriki-u-stavlenni-do-vijni-rf-uzati-za-priklad-gvatemalu.html" text:style-name="Internet_20_link" text:visited-style-name="Visited_20_Internet_20_Link">
 <text:span text:style-name="T4">
Кулеба</text:span>
 </text:a>
“We are waiting for big events. My work today - and that is why I destroyed the plan and arrived here at the tobas invitation(Swedish Foreign Minister Tobias Biestrom - Ed.)- To do everything possible to support our world on the ground. The European Union has both political will and the existence to do so, ”the Minister of Foreign Affairs of Ukraine added.</text:p>
      <text:p text:style-name="P4">
He noted that Ukraine needs a wide range of military assistance - outdoor cars to evacuate wounded defenders from the battlefield, to the rocket radius of action, armored infantry machines, F -16 aircraft and more.</text:p>
      <text:p text:style-name="P4">
“I am sincerely grateful for what was done for Ukraine(EU - ed.). Але яскажу, що було зроблено достатньо, коли ми переможемо, переможемо разом. Саметоді я скажу – друзі, ви зробили це, ви зробили видатну роботу. І ми знаємо,що у нас є такі друзі», - сказав український урядовець.</text:p>
      <text:p text:style-name="P4">
<text:span text:style-name="T4">
Читайте також:</text:span>
 <text:a xlink:type="simple" xlink:href="https://www.ukrinform.ua/rubric-polytics/3708037-kuleba-vzav-ucast-u-samiti-asociacii-karibskih-derzav-pro-so-govorili.html" text:style-name="Internet_20_link" text:visited-style-name="Visited_20_Internet_20_Link">
 <text:span text:style-name="T4">
Кулеба</text:span>
 </text:a>
Answering the question of a German journalist about when the Ukrainian Current Counter -offense against Russian invaders, the Ukrainian minister was: “My answer is very simple and frank: instead of asking when the counter -offensive begins, ask yourself if you have done the Ukrainian counter -offensive. successful. We would like to be ascended on this issue. We are constantly working with all partner countries on new help packages, including with Germany, which has served a lot. We discuss certain time frames. Of course, we want to keep everything as soon as possible, and we are grateful for all the efforts that are directed in the way of deliveries. "</text:p>
      <text:p text:style-name="P4">
News Source: <text:a xlink:type="simple" xlink:href="https://www.ukrinform.ua/rubric-polytics/3708705-kuleba-u-stokgolmi-zustricaetsa-z-ministrami-es-ta-indotihookeanskogo-regionu.html" text:style-name="Internet_20_link" text:visited-style-name="Visited_20_Internet_20_Link">
https://www.ukrinform.ua/rubric-polytics/3708705-kuleba-u-stokgolmi-zustricaetsa-z-ministrami-es-ta-indotihookeanskogo-regionu.html</text:a>
</text:p>
      <!--NEWS-->
      <text:h text:style-name="P10" text:outline-level="1">
<text:span text:style-name="T4">
As a result of Nikopol's shelling, a seriously injured man is destroying</text:span>
</text:h>
      <text:p text:style-name="P4">
Authors: Ukrinform (Person)</text:p>
      <text:p text:style-name="P4">
Publisher: Укринформ (Organization)</text:p>
      <text:p text:style-name="P4">
Published Time: 2023-05-13T13:59:00+03:00</text:p>
      <text:p text:style-name="P4">
Modified Time: 2023-05-13T13:59:00+03:00</text:p>
      <text:p text:style-name="P4">
Description: As a result of hostile shelling of Nikopol of Dnipropetrovsk region, a man was injured, there is damage to houses. - Ukrinform.</text:p>
      <text:p text:style-name="P4">
Images: ["<text:a xlink:type="simple" xlink:href="https://static.ukrinform.com/photos/2023_05/thumb_files/630_360_1683975733-382.jpeg" text:style-name="Internet_20_link" text:visited-style-name="Visited_20_Internet_20_Link">
630_360_16839...</text:a>
", "<text:a xlink:type="simple" xlink:href="https://static.ukrinform.com/photos/2023_05/1683975724-256.jpeg" text:style-name="Internet_20_link" text:visited-style-name="Visited_20_Internet_20_Link">
1683975724-25...</text:a>
", "<text:a xlink:type="simple" xlink:href="https://static.ukrinform.com/photos/2023_05/1683975711-636.jpeg" text:style-name="Internet_20_link" text:visited-style-name="Visited_20_Internet_20_Link">
1683975711-63...</text:a>
", "<text:a xlink:type="simple" xlink:href="https://static.ukrinform.com/photos/2023_05/1683983561-104.jpeg" text:style-name="Internet_20_link" text:visited-style-name="Visited_20_Internet_20_Link">
1683983561-10...</text:a>
", "<text:a xlink:type="simple" xlink:href="https://static.ukrinform.com/photos/2023_05/1683983554-190.jpeg" text:style-name="Internet_20_link" text:visited-style-name="Visited_20_Internet_20_Link">
1683983554-19...</text:a>
", "<text:a xlink:type="simple" xlink:href="https://static.ukrinform.com/photos/2023_05/1683983545-340.jpeg" text:style-name="Internet_20_link" text:visited-style-name="Visited_20_Internet_20_Link">
1683983545-34...</text:a>
"]</text:p>
      <text:p text:style-name="P4">
Tags: ['Нікополь', 'Обстріл', 'Поранені', 'Війна з росією']</text:p>
      <text:p text:style-name="P4">
Type: Article</text:p>
      <!--METADATA-->
      <text:p text:style-name="P4">
<draw:frame draw:style-name="fr1" draw:name="Image126" text:anchor-type="as-char" svg:width="6.9236in" svg:height="3.956343in" draw:z-index="0">
<draw:image xlink:href="../Images/yкринформ/2023-05-13T13-59-00-03-00/630_360_1683975733-382.jpeg" xlink:type="simple" xlink:show="embed" xlink:actuate="onLoad" draw:mime-type="image/jpeg"/>
</draw:frame>
The urinary shelling of Nikopol of Dnipropetrovsk region is a wounded man, there is damage to houses.</text:p>
      <text:p text:style-name="P4">
About it in <text:a xlink:type="simple" xlink:href="https://t.me/dnipropetrovskaODA/4615" text:style-name="Internet_20_link" text:visited-style-name="Visited_20_Internet_20_Link">
</text:a>
Informs the Chief -Propetrovsk Ova Sergei Lisak, Ukrinform reports.</text:p>
      <text:p text:style-name="P4">
"The aggressor committed another war crime. Nikopol was covered by the fire. A 57 -year -old local resident was injured. The man found himself in his car.</text:p>
      <text:p text:style-name="P4">
<draw:frame draw:style-name="fr1" draw:name="Image127" text:anchor-type="as-char" svg:width="6.9236in" svg:height="6.9236in" draw:z-index="0">
<draw:image xlink:href="../Images/yкринформ/2023-05-13T13-59-00-03-00/1683975724-256.jpeg" xlink:type="simple" xlink:show="embed" xlink:actuate="onLoad" draw:mime-type="image/jpeg"/>
</draw:frame>
</text:p>
      <text:p text:style-name="P4">
<draw:frame draw:style-name="fr1" draw:name="Image128" text:anchor-type="as-char" svg:width="6.9236in" svg:height="6.9236in" draw:z-index="0">
<draw:image xlink:href="../Images/yкринформ/2023-05-13T13-59-00-03-00/1683975711-636.jpeg" xlink:type="simple" xlink:show="embed" xlink:actuate="onLoad" draw:mime-type="image/jpeg"/>
</draw:frame>
<text:span text:style-name="T4">
 Read also: </text:span>
 <text:a xlink:type="simple" xlink:href="https://www.ukrinform.ua/rubric-ato/3708663-rosiani-zavdali-blizko-15-udariv-po-gulajpolu-postrazdav-civilnij.html" text:style-name="Internet_20_link" text:visited-style-name="Visited_20_Internet_20_Link">
</text:a>
As a result of <text:a xlink:type="simple" xlink:href="https://www.ukrinform.ua/tag-obstril" text:style-name="Internet_20_link" text:visited-style-name="Visited_20_Internet_20_Link">
</text:a>
The city damages two -rise buildings, five private homes, several outbuildings. The brought garage, a minibus and two power lines. The consequences are fired by SES employees.</text:p>
      <text:p text:style-name="P4">
<draw:frame draw:style-name="fr1" draw:name="Image129" text:anchor-type="as-char" svg:width="6.9236in" svg:height="3.89773in" draw:z-index="0">
<draw:image xlink:href="../Images/yкринформ/2023-05-13T13-59-00-03-00/1683983561-104.jpeg" xlink:type="simple" xlink:show="embed" xlink:actuate="onLoad" draw:mime-type="image/jpeg"/>
</draw:frame>
Under the procedural guidance of the Dnipropetrovsk Regional Prosecutor's Office, a criminal investigation into criminal proceedings on violation of the laws of war(Part 1 of Art. 438 of the Criminal Code of Ukraine).</text:p>
      <text:p text:style-name="P4">
<draw:frame draw:style-name="fr1" draw:name="Image130" text:anchor-type="as-char" svg:width="6.9236in" svg:height="3.89773in" draw:z-index="0">
<draw:image xlink:href="../Images/yкринформ/2023-05-13T13-59-00-03-00/1683983554-190.jpeg" xlink:type="simple" xlink:show="embed" xlink:actuate="onLoad" draw:mime-type="image/jpeg"/>
</draw:frame>
<draw:frame draw:style-name="fr1" draw:name="Image131" text:anchor-type="as-char" svg:width="6.9236in" svg:height="3.89773in" draw:z-index="0">
<draw:image xlink:href="../Images/yкринформ/2023-05-13T13-59-00-03-00/1683983545-340.jpeg" xlink:type="simple" xlink:show="embed" xlink:actuate="onLoad" draw:mime-type="image/jpeg"/>
</draw:frame>
"Priority measures are being taken to record the crime committed by the Army of the Ukrainian aggressor," - reports the Prosecutor General's Office in <text:a xlink:type="simple" xlink:href="http://t.me/pgo_gov_ua/12120" text:style-name="Internet_20_link" text:visited-style-name="Visited_20_Internet_20_Link">
</text:a>
As it was reported, as a result of the night attack of the Russians <text:a xlink:type="simple" xlink:href="https://www.ukrinform.ua/rubric-ato/3708631-u-hmelnickomu-cerez-rosijsku-ataku-postrazdali-11-ludej.html" text:style-name="Internet_20_link" text:visited-style-name="Visited_20_Internet_20_Link">
</text:a>
And their number can increase.</text:p>
      <text:p text:style-name="P4">
<text:span text:style-name="T5">
Foto: Telegram Sergey Lisak, Office of Prosecutor General</text:span>
</text:p>
      <text:p text:style-name="P4">
News Source: <text:a xlink:type="simple" xlink:href="https://www.ukrinform.ua/rubric-ato/3708707-unaslidok-obstrilu-nikopola-vazko-poranenij-colovik-e-rujnuvanna.html" text:style-name="Internet_20_link" text:visited-style-name="Visited_20_Internet_20_Link">
https://www.ukrinform.ua/rubric-ato/3708707-unaslidok-obstrilu-nikopola-vazko-poranenij-colovik-e-rujnuvanna.html</text:a>
</text:p>
      <!--NEWS-->
      <text:h text:style-name="P10" text:outline-level="1">
<text:span text:style-name="T4">
Heavy explosions reported in Kherson</text:span>
</text:h>
      <text:p text:style-name="P4">
Authors: liveuamap (Language: en)</text:p>
      <text:p text:style-name="P4">
Time: 2023-05-13T14:07:32</text:p>
      <text:p text:style-name="P4">
Location: Kherson (Latitude:46.62421 Longtitude:32.61583)</text:p>
      <text:p text:style-name="P4">
Videos: []</text:p>
      <text:p text:style-name="P4">
Images: []</text:p>
      <text:p text:style-name="P4">
Tags: ["Europe", "Central and Eastern Europe"]</text:p>
      <text:p text:style-name="P4">
Id: 22562630</text:p>
      <!--METADATA-->
      <text:p text:style-name="P4">
Heavy explosions reported in Kherson</text:p>
      <text:p text:style-name="P4">
News Collection Link: <text:a xlink:type="simple" xlink:href="https://liveuamap.com/en/2023/13-may-heavy-explosions-reported-in-kherson-" text:style-name="Internet_20_link" text:visited-style-name="Visited_20_Internet_20_Link">
https://liveuamap.com/en/2023/13-may-heavy-explosions-reported-in-kherson-</text:a>
</text:p>
      <text:p text:style-name="P4">
News Source: <text:a xlink:type="simple" xlink:href="https://t.me/hueviyherson/39387" text:style-name="Internet_20_link" text:visited-style-name="Visited_20_Internet_20_Link">
https://t.me/hueviyherson/39387</text:a>
</text:p>
      <!--NEWS-->
      <text:h text:style-name="P10" text:outline-level="1">
<text:span text:style-name="T4">
In the Donetsk region the artistic project "Cultural Front" - MKIP began</text:span>
</text:h>
      <text:p text:style-name="P4">
Authors: Ukrinform (Person)</text:p>
      <text:p text:style-name="P4">
Publisher: Укринформ (Organization)</text:p>
      <text:p text:style-name="P4">
Published Time: 2023-05-13T14:13:00+03:00</text:p>
      <text:p text:style-name="P4">
Modified Time: 2023-05-13T14:13:00+03:00</text:p>
      <text:p text:style-name="P4">
Description: In the Donetsk region began the artistic project "Cultural Front" for the emotional support of the inhabitants of the region, whose first events took place in the villages of Rabka and Novoselivka of the Lyman community. - Ukrinform.</text:p>
      <text:p text:style-name="P4">
Images: ["<text:a xlink:type="simple" xlink:href="https://static.ukrinform.com/photos/2023_05/thumb_files/630_360_1683976228-776.jpg" text:style-name="Internet_20_link" text:visited-style-name="Visited_20_Internet_20_Link">
630_360_16839...</text:a>
", "<text:a xlink:type="simple" xlink:href="https://static.ukrinform.com/photos/2023_05/1683976228-160.jpg" text:style-name="Internet_20_link" text:visited-style-name="Visited_20_Internet_20_Link">
1683976228-16...</text:a>
", "<text:a xlink:type="simple" xlink:href="https://static.ukrinform.com/photos/2023_05/1683976228-403.jpg" text:style-name="Internet_20_link" text:visited-style-name="Visited_20_Internet_20_Link">
1683976228-40...</text:a>
", "<text:a xlink:type="simple" xlink:href="https://static.ukrinform.com/photos/2023_05/1683976228-840.jpg" text:style-name="Internet_20_link" text:visited-style-name="Visited_20_Internet_20_Link">
1683976228-84...</text:a>
"]</text:p>
      <text:p text:style-name="P4">
Tags: ['Донеччина', 'Культура', 'Театр Франка', 'МКІП ']</text:p>
      <text:p text:style-name="P4">
Type: Article</text:p>
      <!--METADATA-->
      <text:p text:style-name="P4">
<draw:frame draw:style-name="fr1" draw:name="Image132" text:anchor-type="as-char" svg:width="6.9236in" svg:height="3.956343in" draw:z-index="0">
<draw:image xlink:href="../Images/yкринформ/2023-05-13T14-13-00-03-00/630_360_1683976228-776.jpg" xlink:type="simple" xlink:show="embed" xlink:actuate="onLoad" draw:mime-type="image/jpeg"/>
</draw:frame>
The artist "Cultural Front" began with the Nadonechyna for the emotional support of the inhabitants of the region, the first events of which took place in the villages of the Tanovoselivka of the Lyman community.</text:p>
      <text:p text:style-name="P4">
This is informed <text:a xlink:type="simple" xlink:href="https://mkip.gov.ua/news/9135.html" text:style-name="Internet_20_link" text:visited-style-name="Visited_20_Internet_20_Link">
</text:a>
Ministry of Culture of Information Policy, Ukrinform reports.</text:p>
      <text:p text:style-name="P4">
"The purpose of the project is to provide modern cultural services to residents of the region, the first territories where cultural institutions are destroyed or damaged, to improve the psycho -emotional state of residents of the region," the message reads.</text:p>
      <text:p text:style-name="P4">
<draw:frame draw:style-name="fr1" draw:name="Image133" text:anchor-type="as-char" svg:width="6.9236in" svg:height="5.195367in" draw:z-index="0">
<draw:image xlink:href="../Images/yкринформ/2023-05-13T14-13-00-03-00/1683976228-160.jpg" xlink:type="simple" xlink:show="embed" xlink:actuate="onLoad" draw:mime-type="image/jpeg"/>
</draw:frame>
It is noted that within the project of the village of Rubka and Novoselivka of the Liman community region visited the concert brigade of the National Academic Drama Theater. Ivan Franko, including People's Artist of Ukraine Anatoliknatyuk, Honored Artists of Ukraine Alexey Palamarenko and Andriy Romaniy.</text:p>
      <text:p text:style-name="P4">
<draw:frame draw:style-name="fr1" draw:name="Image134" text:anchor-type="as-char" svg:width="6.9236in" svg:height="5.1927in" draw:z-index="0">
<draw:image xlink:href="../Images/yкринформ/2023-05-13T14-13-00-03-00/1683976228-403.jpg" xlink:type="simple" xlink:show="embed" xlink:actuate="onLoad" draw:mime-type="image/jpeg"/>
</draw:frame>
</text:p>
      <text:p text:style-name="P4">
<text:a xlink:type="simple" xlink:href="https://www.ukrinform.ua/tag-koncert" text:style-name="Internet_20_link" text:visited-style-name="Visited_20_Internet_20_Link">
 </text:a>
For the residents of the community consisted of cozy compositions, Ukrainian songs, theatrical fables from the lives of actors of Ivative poetry Alexei Palamarenko.</text:p>
      <text:p text:style-name="P4">
<draw:frame draw:style-name="fr1" draw:name="Image135" text:anchor-type="as-char" svg:width="6.9236in" svg:height="5.195351in" draw:z-index="0">
<draw:image xlink:href="../Images/yкринформ/2023-05-13T14-13-00-03-00/1683976228-840.jpg" xlink:type="simple" xlink:show="embed" xlink:actuate="onLoad" draw:mime-type="image/jpeg"/>
</draw:frame>
<text:span text:style-name="T4">
 Read also: </text:span>
 <text:a xlink:type="simple" xlink:href="https://www.ukrinform.ua/rubric-culture/3704679-mkip-rozrahovue-na-spivpracu-z-oae-u-zberezenni-kulturnoi-spadsini-tkacenko.html" text:style-name="Internet_20_link" text:visited-style-name="Visited_20_Internet_20_Link">
<text:span text:style-name="T4">
 MKIP </text:span>
</text:a>
The Project "Cultural Front" is supported by the Ministry of Culture of Ukraine and Donetsk Regional State Administration.</text:p>
      <text:p text:style-name="P4">
As reported by Ukrinform, <text:a xlink:type="simple" xlink:href="https://www.ukrinform.ua/rubric-regions/3698093-na-doneccini-vidkrili-fotovistavku-prisvacenu-znisenomu-rosianami-soledaru.html" text:style-name="Internet_20_link" text:visited-style-name="Visited_20_Internet_20_Link">
</text:a>
, dedicated to almost destroyed by Russian invaders, Soledar.</text:p>
      <text:p text:style-name="P4">
<text:span text:style-name="T5">
Foto: MKIP, Ivan Franko National Academic Drama Theater</text:span>
</text:p>
      <text:p text:style-name="P4">
News Source: <text:a xlink:type="simple" xlink:href="https://www.ukrinform.ua/rubric-culture/3708709-na-doneccini-startuvav-misteckij-proekt-kulturnij-front-mkip.html" text:style-name="Internet_20_link" text:visited-style-name="Visited_20_Internet_20_Link">
https://www.ukrinform.ua/rubric-culture/3708709-na-doneccini-startuvav-misteckij-proekt-kulturnij-front-mkip.html</text:a>
</text:p>
      <!--NEWS-->
      <text:h text:style-name="P10" text:outline-level="1">
<text:span text:style-name="T4">
The Eurovision Final will start at 22:00</text:span>
</text:h>
      <text:p text:style-name="P4">
Authors: Ukrinform (Person)</text:p>
      <text:p text:style-name="P4">
Publisher: Укринформ (Organization)</text:p>
      <text:p text:style-name="P4">
Published Time: 2023-05-13T14:21:00+03:00</text:p>
      <text:p text:style-name="P4">
Modified Time: 2023-05-13T14:21:00+03:00</text:p>
      <text:p text:style-name="P4">
Description: On Saturday, May 13, at 22:00 the finale of the Eurovision-2023 song contest will begin. The event will take place in the English Liverpool, which accepts the competition. - 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Культура', 'Ліверпуль']</text:p>
      <text:p text:style-name="P4">
Type: Article</text:p>
      <!--METADATA-->
      <text:p text:style-name="P4">
<draw:frame draw:style-name="fr1" draw:name="Image136" text:anchor-type="as-char" svg:width="6.9236in" svg:height="3.956343in" draw:z-index="0">
<draw:image xlink:href="../Images/yкринформ/2023-05-13T14-21-00-03-00/630_360_1683829607-260.jpg" xlink:type="simple" xlink:show="embed" xlink:actuate="onLoad" draw:mime-type="image/jpeg"/>
</draw:frame>
On Saturday, May 13, at 22:00, the finale of the Eurovision-2023 song contest will begin. The event will take place in the English Liverpool, which is accepting the competition.</text:p>
      <text:p text:style-name="P4">
As Ukrinform reports, it reports <text:a xlink:type="simple" xlink:href="https://suspilne.media/474904-evrobacenna-2023-de-divitisa-final-nazivo/" text:style-name="Internet_20_link" text:visited-style-name="Visited_20_Internet_20_Link">
</text:a>
.</text:p>
      <text:p text:style-name="P4">
Grand Final is the main event of Eurovision. 26 participating countries will present these numbers, and according to the voting results, one of the participants will be the winner of the competition.</text:p>
      <text:p text:style-name="P4">
<text:span text:style-name="T4">
 Read also: </text:span>
 <text:a xlink:type="simple" xlink:href="https://www.ukrinform.ua/rubric-culture/3708658-evrobacenna-zasvidcue-so-muzika-obednue-ludej-spilna-zaava-ukraini-ta-britanii.html" text:style-name="Internet_20_link" text:visited-style-name="Visited_20_Internet_20_Link">
<text:span text:style-name="T4">
 Eurovachen </text:span>
</text:a>
The finale will feature Ukraine: the TVORCHI band with the song Heart of Steelutatically got into the decisive part of the competition, did not acted with the focus. In addition to TVORCHI, there will be a few more numbers from the Ukrainian artists in the finale.</text:p>
      <text:p text:style-name="P4">
The exclusive translator of the Eurovision Song Contest in Ukraine is a public. You can watch the finale of Eurovision-2023 on all platformchshachus: <text:a xlink:type="simple" xlink:href="https://suspilne.media/page/5-suspilne-culture-online/" text:style-name="Internet_20_link" text:visited-style-name="Visited_20_Internet_20_Link">
</text:a>
; site <text:a xlink:type="simple" xlink:href="https://eurovision.ua/live/" text:style-name="Internet_20_link" text:visited-style-name="Visited_20_Internet_20_Link">
</text:a>
; TV channels social culture, asleep to listen to live on the radio.</text:p>
      <text:p text:style-name="P4">
The broadcast of the Eurovision finals on 2023 on the public-at 21:50. This can watch the preduvroshow studio on the social culture on the TV channel.</text:p>
      <text:p text:style-name="P4">
<text:span text:style-name="T4">
 Read also: </text:span>
 <text:a xlink:type="simple" xlink:href="https://www.ukrinform.ua/rubric-culture/3708496-cifrova-akcia-solidarnosti-v-ramkah-evrobacenna-obednala-ukrainciv-ta-britanciv.html" text:style-name="Internet_20_link" text:visited-style-name="Visited_20_Internet_20_Link">
<text:span text:style-name="T4">
 Eurovision </text:span>
</text:a>
Also, on the YouTube channel, public Eurovision can be monitored for the work of Timur Miroshnichenko's commentary, he will be responsible for the visits.</text:p>
      <text:p text:style-name="P4">
Ukraine has automatically been to the Eurovision finals as the winner of the last competition. TVORCHI with the song Heart of Steel will perform on the stage of the Finally Production 2023 under No. 19.</text:p>
      <text:p text:style-name="P4">
As reported by Ukrinform, in different areas of London on the day of the Eurovision finals <text:a xlink:type="simple" xlink:href="https://www.ukrinform.ua/rubric-world/3708689-budivli-londona-pidsvitat-sinozovtimi-kolorami-na-znak-pidtrimki-ukraini.html" text:style-name="Internet_20_link" text:visited-style-name="Visited_20_Internet_20_Link">
</text:a>
 .</text:p>
      <text:p text:style-name="P4">
News Source: <text:a xlink:type="simple" xlink:href="https://www.ukrinform.ua/rubric-culture/3708713-final-evrobacenna-rozpocnetsa-o-2200-za-kievom.html" text:style-name="Internet_20_link" text:visited-style-name="Visited_20_Internet_20_Link">
https://www.ukrinform.ua/rubric-culture/3708713-final-evrobacenna-rozpocnetsa-o-2200-za-kievom.html</text:a>
</text:p>
      <!--NEWS-->
      <text:h text:style-name="P10" text:outline-level="1">
<text:span text:style-name="T4">
Zelensky met with the Chairman of the Council of Ministers of Italy</text:span>
</text:h>
      <text:p text:style-name="P4">
Authors: Ukrinform (Person)</text:p>
      <text:p text:style-name="P4">
Publisher: Укринформ (Organization)</text:p>
      <text:p text:style-name="P4">
Published Time: 2023-05-13T14:27:00+03:00</text:p>
      <text:p text:style-name="P4">
Modified Time: 2023-05-13T14:27:00+03:00</text:p>
      <text:p text:style-name="P4">
Description: President of Ukraine Volodymyr Zelensky met during his visit to Italy with the Chairman of the Council of Ministers of the Italian Republic of George Meloni. - Ukrinform.</text:p>
      <text:p text:style-name="P4">
Images: ["<text:a xlink:type="simple" xlink:href="https://static.ukrinform.com/photos/2023_05/thumb_files/630_360_1683977769-332.jp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137" text:anchor-type="as-char" svg:width="6.9236in" svg:height="3.956343in" draw:z-index="0">
<draw:image xlink:href="../Images/yкринформ/2023-05-13T14-27-00-03-00/630_360_1683977769-332.jpg" xlink:type="simple" xlink:show="embed" xlink:actuate="onLoad" draw:mime-type="image/jpeg"/>
</draw:frame>
President of Ukraine Volodymyr Zelenskyy met during a visit to Italy with the chairman of the Italian Republic of George Meloni.</text:p>
      <text:p text:style-name="P4">
The official meeting ceremony was broadcast on the page of the head of the head of the Ukrainian state in <text:a xlink:type="simple" xlink:href="https://www.facebook.com/watch/" text:style-name="Internet_20_link" text:visited-style-name="Visited_20_Internet_20_Link">
</text:a>
transmits Ukrinform.</text:p>
      <text:p text:style-name="P4">
So, after greetings and handshakes, Zelensky greeted the Italian officials, and melon - with the Ukrainian delegation.</text:p>
      <text:p text:style-name="P4">
<text:span text:style-name="T4">
 Read also: </text:span>
 <text:a xlink:type="simple" xlink:href="https://www.ukrinform.ua/rubric-polytics/3708697-zelenskij-zustrivsa-z-prezidentom-italii.html" text:style-name="Internet_20_link" text:visited-style-name="Visited_20_Internet_20_Link">
<text:span text:style-name="T4">
 Italy </text:span>
</text:a>
Italian Prime Minister George Meloni said she was strongly supporting the military spoke of other assistance to Ukraine.</text:p>
      <text:p text:style-name="P4">
Subsequently, the Ukrainian leader went to the Prime Minister's office in the palace. Meloni and Zelensky hugged the palace's courtyard before they went to the intervals behind the closed doors.</text:p>
      <text:p text:style-name="P4">
The exact schedule of Zelensky's visit was not made public for security reasons, and the Ivati confirmed the meeting with the Pope shortly before the Ukrainian President's plane landed in Rome.</text:p>
      <text:p text:style-name="P4">
As reported by Ukrinform, on May 13 President of Ukraine Volodymyr Zelenskyy <text:a xlink:type="simple" xlink:href="https://www.ukrinform.ua/rubric-polytics/3708665-zelenskij-pribuv-iz-vizitom-do-italii.html" text:style-name="Internet_20_link" text:visited-style-name="Visited_20_Internet_20_Link">
</text:a>
To meet with the country President, Sergo Mattarella, Prime Minister George Meloni and Pope Francis. Zelensky named this visit important for Ukraine's victory.</text:p>
      <text:p text:style-name="P4">
<text:span text:style-name="T5">
Foto: riproduzione riservata</text:span>
</text:p>
      <text:p text:style-name="P4">
News Source: <text:a xlink:type="simple" xlink:href="https://www.ukrinform.ua/rubric-polytics/3708715-zelenskij-zustrivsa-iz-golovou-radi-ministriv-italii.html" text:style-name="Internet_20_link" text:visited-style-name="Visited_20_Internet_20_Link">
https://www.ukrinform.ua/rubric-polytics/3708715-zelenskij-zustrivsa-iz-golovou-radi-ministriv-italii.html</text:a>
</text:p>
      <!--NEWS-->
      <text:h text:style-name="P10" text:outline-level="1">
<text:span text:style-name="T4">
Donetsk Oblast(20:30). Red Alert: aerial threat. Sirens sounding. Take cover now!</text:span>
</text:h>
      <text:p text:style-name="P4">
Authors: liveuamap (Language: en)</text:p>
      <text:p text:style-name="P4">
Time: 2023-05-13T14:31:00</text:p>
      <text:p text:style-name="P4">
Location: Donetsk Oblast (Latitude:48.72744 Longtitude:37.5781)</text:p>
      <text:p text:style-name="P4">
Videos: []</text:p>
      <text:p text:style-name="P4">
Images: []</text:p>
      <text:p text:style-name="P4">
Tags: ["Europe", "Central and Eastern Europe"]</text:p>
      <text:p text:style-name="P4">
Id: 22562631</text:p>
      <!--METADATA-->
      <text:p text:style-name="P4">
Donetsk Oblast(20:30). Red Alert: aerial threat. Sirens sounding. Take covernow!</text:p>
      <text:p text:style-name="P4">
News Collection Link: <text:a xlink:type="simple" xlink:href="https://liveuamap.com/en/2023/13-may-donetsk-oblast2030-red-alert-aerial-thg" text:style-name="Internet_20_link" text:visited-style-name="Visited_20_Internet_20_Link">
https://liveuamap.com/en/2023/13-may-donetsk-oblast2030-red-alert-aerial-thg</text:a>
</text:p>
      <text:p text:style-name="P4">
News Source: <text:a xlink:type="simple" xlink:href="https://t.me/air_alert_ua/45208" text:style-name="Internet_20_link" text:visited-style-name="Visited_20_Internet_20_Link">
https://t.me/air_alert_ua/45208</text:a>
</text:p>
      <!--NEWS-->
      <text:h text:style-name="P10" text:outline-level="1">
<text:span text:style-name="T4">
G7 countries have increased the volume of assistance to Ukraine to $ 44 billion</text:span>
</text:h>
      <text:p text:style-name="P4">
Authors: Ukrinform (Person)</text:p>
      <text:p text:style-name="P4">
Publisher: Укринформ (Organization)</text:p>
      <text:p text:style-name="P4">
Published Time: 2023-05-13T14:45:00+03:00</text:p>
      <text:p text:style-name="P4">
Modified Time: 2023-05-13T14:45:00+03:00</text:p>
      <text:p text:style-name="P4">
Description: After three days, the G7 finance ministers proposed to increase Ukraine's economic and budget support for 2023 and early 2024 to $ 44 billion. - Ukrinform.</text:p>
      <text:p text:style-name="P4">
Images: ["<text:a xlink:type="simple" xlink:href="https://static.ukrinform.com/photos/2022_12/thumb_files/630_360_1670868347-184.jpg" text:style-name="Internet_20_link" text:visited-style-name="Visited_20_Internet_20_Link">
630_360_16708...</text:a>
"]</text:p>
      <text:p text:style-name="P4">
Tags: ['Україна', 'Гроші', 'Війна з росією']</text:p>
      <text:p text:style-name="P4">
Type: Article</text:p>
      <!--METADATA-->
      <text:p text:style-name="P4">
<draw:frame draw:style-name="fr1" draw:name="Image138" text:anchor-type="as-char" svg:width="6.9236in" svg:height="3.956343in" draw:z-index="0">
<draw:image xlink:href="../Images/yкринформ/2023-05-13T14-45-00-03-00/630_360_1670868347-184.jpg" xlink:type="simple" xlink:show="embed" xlink:actuate="onLoad" draw:mime-type="image/jpeg"/>
</draw:frame>
The after -day negotiations have proposed to increase the economic and budget support of Ukraine for 2023 and early 2024 to $ 44 billion.</text:p>
      <text:p text:style-name="P4">
According to Ukrinform, the agency reports <text:a xlink:type="simple" xlink:href="https://www.bloomberg.com/news/articles/2023-05-13/g-7-finance-chiefs-boost-ukraine-aid-propose-supply-chain-plan" text:style-name="Internet_20_link" text:visited-style-name="Visited_20_Internet_20_Link">
</text:a>
.</text:p>
      <text:p text:style-name="P4">
"We call for the immediate termination of Russia's illegal war against Ukraine, which would eliminate one of the greatest uncertainty about global economic benefits," - said in a joint statement of ministers.</text:p>
      <text:p text:style-name="P4">
<text:span text:style-name="T4">
 Read also: </text:span>
 <text:a xlink:type="simple" xlink:href="https://www.ukrinform.ua/rubric-ato/3708692-evropa-pocue-prohanna-ukraini-priskoriti-postavki-boepripasiv-borrel.html" text:style-name="Internet_20_link" text:visited-style-name="Visited_20_Internet_20_Link">
</text:a>
According to a statement, assistance to Ukraine by early 2024 increased to $ 44 million(It is about increasing assistance by about $ 5 billion.)which will allow the International Monetary Fund to approve the support program of Kikiev of $ 15.6 billion over four years.</text:p>
      <text:p text:style-name="P4">
Ministers also emphasized the need to remain flexible in economic policy against the background of increased uncertainty in the world economy.</text:p>
      <text:p text:style-name="P4">
<text:span text:style-name="T4">
 Read also: </text:span>
 <text:a xlink:type="simple" xlink:href="https://www.ukrinform.ua/rubric-world/3708567-kraini-es-nastupnogo-tizna-prodovzat-obgovorenna-11go-paketu-sankcij-proti-rf.html" text:style-name="Internet_20_link" text:visited-style-name="Visited_20_Internet_20_Link">
<text:span text:style-name="T4">
 Countries </text:span>
</text:a>
In addition, finance ministers and heads of central banks in the US, Great Britain, France, Germany, Italy, Canada and Japan have agreed on the positions of a wide range of issues - from the problems of the banking sector to the restructuring of debtors.</text:p>
      <text:p text:style-name="P4">
As reported, the Seven Group countries(G7)They discuss how frozen Russian assets can be transferred to Ukraine.</text:p>
      <text:p text:style-name="P4">
A senior researcher of the German Marshall Foundation Jacob Kirkegor during a public hearing in the European Parliament Committee of the European Parliament stated that the statements of obtaining proper financial assistance in Ukraine's economic growth in Ukraine for 10 years after the war will exceed China and other markets.</text:p>
      <text:p text:style-name="P4">
News Source: <text:a xlink:type="simple" xlink:href="https://www.ukrinform.ua/rubric-economy/3708722-kraini-g7-zbilsili-obsag-dopomogi-ukraini-do-44-milardiv.html" text:style-name="Internet_20_link" text:visited-style-name="Visited_20_Internet_20_Link">
https://www.ukrinform.ua/rubric-economy/3708722-kraini-g7-zbilsili-obsag-dopomogi-ukraini-do-44-milardiv.html</text:a>
</text:p>
      <!--NEWS-->
      <text:h text:style-name="P10" text:outline-level="1">
<text:span text:style-name="T4">
A powerful cyclone is approaching the Bangladesh coast, thousands of residents evacuated</text:span>
</text:h>
      <text:p text:style-name="P4">
Authors: Ukrinform (Person)</text:p>
      <text:p text:style-name="P4">
Publisher: Укринформ (Organization)</text:p>
      <text:p text:style-name="P4">
Published Time: 2023-05-13T15:00:00+03:00</text:p>
      <text:p text:style-name="P4">
Modified Time: 2023-05-13T15:00:00+03:00</text:p>
      <text:p text:style-name="P4">
Description: The coast of Southeastern Bangladesh and Myanmar moves the Mokka cyclone, and it is expected that bad weather will reach the coast in the next 24 hours. - Ukrinform.</text:p>
      <text:p text:style-name="P4">
Images: ["<text:a xlink:type="simple" xlink:href="https://static.ukrinform.com/photos/2017_01/thumb_files/630_360_1483646515-3150.jpg" text:style-name="Internet_20_link" text:visited-style-name="Visited_20_Internet_20_Link">
630_360_14836...</text:a>
"]</text:p>
      <text:p text:style-name="P4">
Tags: ['Бангладеш', 'Евакуація', 'Негода']</text:p>
      <text:p text:style-name="P4">
Type: Article</text:p>
      <!--METADATA-->
      <text:p text:style-name="P4">
<draw:frame draw:style-name="fr1" draw:name="Image139" text:anchor-type="as-char" svg:width="6.9236in" svg:height="3.956343in" draw:z-index="0">
<draw:image xlink:href="../Images/yкринформ/2023-05-13T15-00-00-03-00/630_360_1483646515-3150.jpg" xlink:type="simple" xlink:show="embed" xlink:actuate="onLoad" draw:mime-type="image/jpeg"/>
</draw:frame>
The southeastern Bangladesh and Myanmar's coast is moving the Mokka cyclone, and the bad weather will reach the coast in the next 24 hours.</text:p>
      <text:p text:style-name="P4">
As Ukrinform reports, it reports <text:a xlink:type="simple" xlink:href="https://www.independent.co.uk/news/myanmar-ap-bangladesh-coxs-bazar-bay-of-bengal-b2338155.html" text:style-name="Internet_20_link" text:visited-style-name="Visited_20_Internet_20_Link">
</text:a>
"Mokka Cyclone moves to the coast of Southeast Bangladesh and Myanmar Winds up to 160 kilometers per hour and gusts up to 175 km/h," the Indian Meteorological Department reports.</text:p>
      <text:p text:style-name="P4">
It is noted that in <text:a xlink:type="simple" xlink:href="https://www.ukrinform.ua/tag-banglades" text:style-name="Internet_20_link" text:visited-style-name="Visited_20_Internet_20_Link">
</text:a>
More than 1,500 shelters in the case of cyclone have been trained in the over 160 million people.</text:p>
      <text:p text:style-name="P4">
Local authorities and ONN are actively preparing for the blow of the element, as it is possible that cyclone can be affected by one of the world's largest UKOKS Basari refugee camps, which lives about a million people.</text:p>
      <text:p text:style-name="P4">
<text:span text:style-name="T4">
 Read also: </text:span>
 <text:a xlink:type="simple" xlink:href="https://www.ukrinform.ua/rubric-world/3691579-u-banglades-goriv-stolicnij-rinok-zniseni-blizko-5-tisac-kramnic.html" text:style-name="Internet_20_link" text:visited-style-name="Visited_20_Internet_20_Link">
<text:span text:style-name="T4">
 Bangladesh </text:span>
</text:a>
The Bangladesh Meteorological Department warned that the cyclone can cause serious damage to life and property in eight coastal areas.</text:p>
      <text:p text:style-name="P4">
It is expected that the hurricane will reach Sushi on Sunday evening in the area between the Coke Basar in Bangladesh and Kiaukpu in Myanmar.</text:p>
      <text:p text:style-name="P4">
Myanmar authorities, in turn, declared the highest anxiety and reported to the meteorological bulletin that the cyclone is moving to the state of the state</text:p>
      <text:p text:style-name="P4">
According to Ukrinform, powerful tornadoes swept the southern states of the United States, taking away life <text:a xlink:type="simple" xlink:href="https://www.ukrinform.ua/rubric-world/3687382-na-pivdni-ssa-tornado-zabralo-zitta-23-osib.html" text:style-name="Internet_20_link" text:visited-style-name="Visited_20_Internet_20_Link">
</text:a>
in the state of Mississippi and destroying dozens.</text:p>
      <text:p text:style-name="P4">
News Source: <text:a xlink:type="simple" xlink:href="https://www.ukrinform.ua/rubric-world/3708710-do-uzberezza-banglades-nablizaetsa-potuznij-ciklon-evakuuvali-tisaci-meskanciv.html" text:style-name="Internet_20_link" text:visited-style-name="Visited_20_Internet_20_Link">
https://www.ukrinform.ua/rubric-world/3708710-do-uzberezza-banglades-nablizaetsa-potuznij-ciklon-evakuuvali-tisaci-meskanciv.html</text:a>
</text:p>
      <!--NEWS-->
      <text:h text:style-name="P10" text:outline-level="1">
<text:span text:style-name="T4">
Cherkasy region, Kirovohrad region (21:10). Red Alrt: Aerial Tchretate. Sirens Sounding. So...</text:span>
</text:h>
      <text:p text:style-name="P4">
Authors: liveuamap (Language: en)</text:p>
      <text:p text:style-name="P4">
Time: 2023-05-13T15:11:00</text:p>
      <text:p text:style-name="P4">
Location: Cherkaska Oblast (Latitude:49.24954 Longtitude:31.3326)</text:p>
      <text:p text:style-name="P4">
Videos: []</text:p>
      <text:p text:style-name="P4">
Images: []</text:p>
      <text:p text:style-name="P4">
Tags: ["Europe", "Central and Eastern Europe"]</text:p>
      <text:p text:style-name="P4">
Id: 22562632</text:p>
      <!--METADATA-->
      <text:p text:style-name="P4">
Cherkasy region, Kirovohrad region(21:10). Red Alert: aerial threat.Sirens sounding. Take cover now!</text:p>
      <text:p text:style-name="P4">
News Collection Link: <text:a xlink:type="simple" xlink:href="https://liveuamap.com/en/2023/13-may-cherkaska-oblast-kirovohradska-oblast2g" text:style-name="Internet_20_link" text:visited-style-name="Visited_20_Internet_20_Link">
https://liveuamap.com/en/2023/13-may-cherkaska-oblast-kirovohradska-oblast2g</text:a>
</text:p>
      <text:p text:style-name="P4">
News Source: <text:a xlink:type="simple" xlink:href="https://t.me/air_alert_ua/45210" text:style-name="Internet_20_link" text:visited-style-name="Visited_20_Internet_20_Link">
https://t.me/air_alert_ua/45210</text:a>
</text:p>
      <!--NEWS-->
      <text:h text:style-name="P10" text:outline-level="1">
<text:span text:style-name="T4">
Kyiv(21:11). Red Alert: aerial threat. Sirens sounding. Take cover now!</text:span>
</text:h>
      <text:p text:style-name="P4">
Authors: liveuamap (Language: en)</text:p>
      <text:p text:style-name="P4">
Time: 2023-05-13T15:12:00</text:p>
      <text:p text:style-name="P4">
Location: Kyiv (Latitude:50.44461 Longtitude:30.53079)</text:p>
      <text:p text:style-name="P4">
Videos: []</text:p>
      <text:p text:style-name="P4">
Images: []</text:p>
      <text:p text:style-name="P4">
Tags: ["Europe", "Central and Eastern Europe"]</text:p>
      <text:p text:style-name="P4">
Id: 22562634</text:p>
      <!--METADATA-->
      <text:p text:style-name="P4">
Kyiv(21:11). Red Alert: aerial threat. Sirens sounding. Take cover now!</text:p>
      <text:p text:style-name="P4">
News Collection Link: <text:a xlink:type="simple" xlink:href="https://liveuamap.com/en/2023/13-may-kyiv2111-red-alert-aerial-threat-sireng" text:style-name="Internet_20_link" text:visited-style-name="Visited_20_Internet_20_Link">
https://liveuamap.com/en/2023/13-may-kyiv2111-red-alert-aerial-threat-sireng</text:a>
</text:p>
      <text:p text:style-name="P4">
News Source: <text:a xlink:type="simple" xlink:href="https://t.me/KyivCityOfficial/6684" text:style-name="Internet_20_link" text:visited-style-name="Visited_20_Internet_20_Link">
https://t.me/KyivCityOfficial/6684</text:a>
</text:p>
      <!--NEWS-->
      <text:h text:style-name="P10" text:outline-level="1">
<text:span text:style-name="T4">
Poltavska Oblast(21:12). Red Alert: aerial threat. Sirens sounding. Take cover now!</text:span>
</text:h>
      <text:p text:style-name="P4">
Authors: liveuamap (Language: en)</text:p>
      <text:p text:style-name="P4">
Time: 2023-05-13T15:13:00</text:p>
      <text:p text:style-name="P4">
Location: Poltavska Oblast (Latitude:49.47697 Longtitude:33.81819)</text:p>
      <text:p text:style-name="P4">
Videos: []</text:p>
      <text:p text:style-name="P4">
Images: []</text:p>
      <text:p text:style-name="P4">
Tags: ["Europe", "Central and Eastern Europe"]</text:p>
      <text:p text:style-name="P4">
Id: 22562636</text:p>
      <!--METADATA-->
      <text:p text:style-name="P4">
Poltava(21:12). Red Alert: aerial threat. Sirens sounding. Take covernow!</text:p>
      <text:p text:style-name="P4">
News Collection Link: <text:a xlink:type="simple" xlink:href="https://liveuamap.com/en/2023/13-may-poltavska-oblast2112-red-alert-aerial-g" text:style-name="Internet_20_link" text:visited-style-name="Visited_20_Internet_20_Link">
https://liveuamap.com/en/2023/13-may-poltavska-oblast2112-red-alert-aerial-g</text:a>
</text:p>
      <text:p text:style-name="P4">
News Source: <text:a xlink:type="simple" xlink:href="https://t.me/suspilnepoltava/11126" text:style-name="Internet_20_link" text:visited-style-name="Visited_20_Internet_20_Link">
https://t.me/suspilnepoltava/11126</text:a>
</text:p>
      <!--NEWS-->
      <text:h text:style-name="P10" text:outline-level="1">
<text:span text:style-name="T4">
Odeska Oblast(21:13). Red Alert: aerial threat. Sirens sounding. Take cover now!</text:span>
</text:h>
      <text:p text:style-name="P4">
Authors: liveuamap (Language: en)</text:p>
      <text:p text:style-name="P4">
Time: 2023-05-13T15:14:00</text:p>
      <text:p text:style-name="P4">
Location: Odeska Oblast (Latitude:46.75116 Longtitude:30.24907)</text:p>
      <text:p text:style-name="P4">
Videos: []</text:p>
      <text:p text:style-name="P4">
Images: []</text:p>
      <text:p text:style-name="P4">
Tags: ["Europe", "Central and Eastern Europe"]</text:p>
      <text:p text:style-name="P4">
Id: 22562637</text:p>
      <!--METADATA-->
      <text:p text:style-name="P4">
Odesa region(21:13). Red Alert: aerial threat. Sirens sounding. Take covernow!</text:p>
      <text:p text:style-name="P4">
News Collection Link: <text:a xlink:type="simple" xlink:href="https://liveuamap.com/en/2023/13-may-odeska-oblast2113-red-alert-aerial-thrg" text:style-name="Internet_20_link" text:visited-style-name="Visited_20_Internet_20_Link">
https://liveuamap.com/en/2023/13-may-odeska-oblast2113-red-alert-aerial-thrg</text:a>
</text:p>
      <text:p text:style-name="P4">
News Source: <text:a xlink:type="simple" xlink:href="https://t.me/suspilneodesa/23177" text:style-name="Internet_20_link" text:visited-style-name="Visited_20_Internet_20_Link">
https://t.me/suspilneodesa/23177</text:a>
</text:p>
      <!--NEWS-->
      <text:h text:style-name="P10" text:outline-level="1">
<text:span text:style-name="T4">
Sumy region, Rivne, Rivne region (21:14). Red Alrt: Aerial Tchretate. Sirens Sounding. So...</text:span>
</text:h>
      <text:p text:style-name="P4">
Authors: liveuamap (Language: en)</text:p>
      <text:p text:style-name="P4">
Time: 2023-05-13T15:15:00</text:p>
      <text:p text:style-name="P4">
Location: Sumska Oblast (Latitude:50.99974 Longtitude:34.00009)</text:p>
      <text:p text:style-name="P4">
Videos: []</text:p>
      <text:p text:style-name="P4">
Images: []</text:p>
      <text:p text:style-name="P4">
Tags: ["Europe", "Central and Eastern Europe"]</text:p>
      <text:p text:style-name="P4">
Id: 22562638</text:p>
      <!--METADATA-->
      <text:p text:style-name="P4">
Sumy region, Rivne, Rivne region(21:14). Red Alert: aerial threat.Sirens sounding. Take cover now!</text:p>
      <text:p text:style-name="P4">
News Collection Link: <text:a xlink:type="simple" xlink:href="https://liveuamap.com/en/2023/13-may-sumska-oblast-rivne-rivnenska-oblast21g" text:style-name="Internet_20_link" text:visited-style-name="Visited_20_Internet_20_Link">
https://liveuamap.com/en/2023/13-may-sumska-oblast-rivne-rivnenska-oblast21g</text:a>
</text:p>
      <text:p text:style-name="P4">
News Source: <text:a xlink:type="simple" xlink:href="https://t.me/air_alert_ua/45225" text:style-name="Internet_20_link" text:visited-style-name="Visited_20_Internet_20_Link">
https://t.me/air_alert_ua/45225</text:a>
</text:p>
      <!--NEWS-->
      <text:h text:style-name="P10" text:outline-level="1">
<text:span text:style-name="T4">
Mykolaiv, Mykolayivska Oblast(21:16). Red Alert: aerial threat. Sirens sounding. Take cover now!</text:span>
</text:h>
      <text:p text:style-name="P4">
Authors: liveuamap (Language: en)</text:p>
      <text:p text:style-name="P4">
Time: 2023-05-13T15:17:00</text:p>
      <text:p text:style-name="P4">
Location: Mykolaiv (Latitude:46.9479 Longtitude:32.00726)</text:p>
      <text:p text:style-name="P4">
Videos: []</text:p>
      <text:p text:style-name="P4">
Images: []</text:p>
      <text:p text:style-name="P4">
Tags: ["Europe", "Central and Eastern Europe"]</text:p>
      <text:p text:style-name="P4">
Id: 22562639</text:p>
      <!--METADATA-->
      <text:p text:style-name="P4">
Nikolaev, Mykolaiv region(21:16). Red Alert: aerial threat. Sirenssounding. Take cover now!</text:p>
      <text:p text:style-name="P4">
News Collection Link: <text:a xlink:type="simple" xlink:href="https://liveuamap.com/en/2023/13-may-mykolaiv-mykolayivska-oblast2116-red-ag" text:style-name="Internet_20_link" text:visited-style-name="Visited_20_Internet_20_Link">
https://liveuamap.com/en/2023/13-may-mykolaiv-mykolayivska-oblast2116-red-ag</text:a>
</text:p>
      <text:p text:style-name="P4">
News Source: <text:a xlink:type="simple" xlink:href="https://t.me/air_alert_ua/45227" text:style-name="Internet_20_link" text:visited-style-name="Visited_20_Internet_20_Link">
https://t.me/air_alert_ua/45227</text:a>
</text:p>
      <!--NEWS-->
      <text:h text:style-name="P10" text:outline-level="1">
<text:span text:style-name="T4">
Kherson, Khersonska Oblast(21:21). Red Alert: aerial threat. Sirens sounding. Take cover now!</text:span>
</text:h>
      <text:p text:style-name="P4">
Authors: liveuamap (Language: en)</text:p>
      <text:p text:style-name="P4">
Time: 2023-05-13T15:23:00</text:p>
      <text:p text:style-name="P4">
Location: Kherson (Latitude:46.65512 Longtitude:32.61721)</text:p>
      <text:p text:style-name="P4">
Videos: []</text:p>
      <text:p text:style-name="P4">
Images: []</text:p>
      <text:p text:style-name="P4">
Tags: ["Europe", "Central and Eastern Europe"]</text:p>
      <text:p text:style-name="P4">
Id: 22562640</text:p>
      <!--METADATA-->
      <text:p text:style-name="P4">
Kherson, Kherson region(21:21). Red Alert: aerial threat. Sirens sounding.Take cover now!</text:p>
      <text:p text:style-name="P4">
News Collection Link: <text:a xlink:type="simple" xlink:href="https://liveuamap.com/en/2023/13-may-kherson-khersonska-oblast2121-red-alerg" text:style-name="Internet_20_link" text:visited-style-name="Visited_20_Internet_20_Link">
https://liveuamap.com/en/2023/13-may-kherson-khersonska-oblast2121-red-alerg</text:a>
</text:p>
      <text:p text:style-name="P4">
News Source: <text:a xlink:type="simple" xlink:href="https://t.me/air_alert_ua/45228" text:style-name="Internet_20_link" text:visited-style-name="Visited_20_Internet_20_Link">
https://t.me/air_alert_ua/45228</text:a>
</text:p>
      <!--NEWS-->
      <text:h text:style-name="P10" text:outline-level="1">
<text:span text:style-name="T4">
Tkachenko about Lower Lavra: UOC -MP representatives were officially sent a letter of termination of the contract</text:span>
</text:h>
      <text:p text:style-name="P4">
Authors: Ukrinform (Person)</text:p>
      <text:p text:style-name="P4">
Publisher: Укринформ (Organization)</text:p>
      <text:p text:style-name="P4">
Published Time: 2023-05-13T15:30:00+03:00</text:p>
      <text:p text:style-name="P4">
Modified Time: 2023-05-13T15:30:00+03:00</text:p>
      <text:p text:style-name="P4">
Description: Representatives of the Ukrainian Orthodox Church of the Moscow Patriarchate (UOC -MP) officially sent a letter to terminate the contract of free use of Nizhny Lavra. - Ukrinform.</text:p>
      <text:p text:style-name="P4">
Images: ["<text:a xlink:type="simple" xlink:href="https://static.ukrinform.com/photos/2023_03/thumb_files/630_360_1679573204-983.jpg" text:style-name="Internet_20_link" text:visited-style-name="Visited_20_Internet_20_Link">
630_360_16795...</text:a>
"]</text:p>
      <text:p text:style-name="P4">
Tags: ['Ткаченко', 'УПЦ МП', 'Київська Лавра']</text:p>
      <text:p text:style-name="P4">
Type: Article</text:p>
      <!--METADATA-->
      <text:p text:style-name="P4">
<draw:frame draw:style-name="fr1" draw:name="Image140" text:anchor-type="as-char" svg:width="6.9236in" svg:height="3.956343in" draw:z-index="0">
<draw:image xlink:href="../Images/yкринформ/2023-05-13T15-30-00-03-00/630_360_1679573204-983.jpg" xlink:type="simple" xlink:show="embed" xlink:actuate="onLoad" draw:mime-type="image/jpeg"/>
</draw:frame>
Representatives of the Ukrainian Orthodox Church of the Moscow Patriarchate(UPFMP)The letter was officially sent to terminate the contract of free use of Nizhny Lavra.</text:p>
      <text:p text:style-name="P4">
About this the Minister of Culture and Information Policy of Ukraine Alexander Tkachenko told in an interview <text:a xlink:type="simple" xlink:href="https://nv.ua/ukr/ukraine/politics/shcho-bude-z-upc-mp-i-kiyevo-pecherskoyu-lavroyu-varianti-rishen-interv-yu-z-oleksandrom-tkachenkom-50324080.html" text:style-name="Internet_20_link" text:visited-style-name="Visited_20_Internet_20_Link">
</text:a>
, reports Ukrinform.</text:p>
      <text:p text:style-name="P4">
"It is not true(statements of representatives of the UOC -MP that they did not see the documentary document through which the contract was terminated by a free use of Lavra - ed.)They officially sent a letter, including these reasons, including illegal buildings, lack of relevant documentation, "Tkachenko said.</text:p>
      <text:p text:style-name="P4">
The Minister also stressed that with representatives <text:a xlink:type="simple" xlink:href="https://www.ukrinform.ua/tag-upc-mp" text:style-name="Internet_20_link" text:visited-style-name="Visited_20_Internet_20_Link">
</text:a>
The members of the commission of rewarding and transfer of state property of the National Reserve "Kyiv-Pecherskaya Lavra", the director and representatives of the reserve, as well as MKIP employees are constantly communicating.</text:p>
      <text:p text:style-name="P4">
At the same time, he said that the Ministry's commission has already inspected more than a third of the laurels. According to him, it is observed "to put it mildly, the obscene use of certain buildings that have been transferred to the Metropolitan, the monastery."</text:p>
      <text:p text:style-name="P4">
<text:span text:style-name="T4">
 Read also: </text:span>
 <text:a xlink:type="simple" xlink:href="https://www.ukrinform.ua/rubric-society/3703699-komisia-mkip-peredala-u-koristuvanna-16-korpusiv-kievopecerskoi-lavri-u-zadovilnomu-stani.html" text:style-name="Internet_20_link" text:visited-style-name="Visited_20_Internet_20_Link">
</text:a>
As reported by Ukrinform, the National Reserve "Kyiv-Pechersk Lavra" announced the termination of the lease agreement with the Ukrainian Orthodox Church of the Moscow Patriarchate from March 29, 2023. For a long time, unknown persons reported the premises of the Lavra from the inside and prevented the commencement of the commission of the property inventory. However, the MKIP commission still started work.</text:p>
      <text:p text:style-name="P4">
News Source: <text:a xlink:type="simple" xlink:href="https://www.ukrinform.ua/rubric-society/3708739-tkacenko-pro-niznu-lavru-predstavnikam-upc-mp-oficijno-vidpravlali-list-pro-rozirvanna-dogovoru.html" text:style-name="Internet_20_link" text:visited-style-name="Visited_20_Internet_20_Link">
https://www.ukrinform.ua/rubric-society/3708739-tkacenko-pro-niznu-lavru-predstavnikam-upc-mp-oficijno-vidpravlali-list-pro-rozirvanna-dogovoru.html</text:a>
</text:p>
      <!--NEWS-->
      <text:h text:style-name="P10" text:outline-level="1">
<text:span text:style-name="T4">
Zelensky discussed with the President of Italy's support of Ukraine and pressure on Russia</text:span>
</text:h>
      <text:p text:style-name="P4">
Authors: Ukrinform (Person)</text:p>
      <text:p text:style-name="P4">
Publisher: Укринформ (Organization)</text:p>
      <text:p text:style-name="P4">
Published Time: 2023-05-13T15:31:00+03:00</text:p>
      <text:p text:style-name="P4">
Modified Time: 2023-05-13T15:31:00+03:00</text:p>
      <text:p text:style-name="P4">
Description: President Volodymyr Zelensky discussed with the President of Italy, Sergo Mattarllla, continuation of Ukraine's support, formula of peace, strengthening of sanction pressure on Russia and bringing the aggressor to justice. - Ukrinform.</text:p>
      <text:p text:style-name="P4">
Images: ["<text:a xlink:type="simple" xlink:href="https://static.ukrinform.com/photos/2023_05/thumb_files/630_360_1683981087-825.jpeg" text:style-name="Internet_20_link" text:visited-style-name="Visited_20_Internet_20_Link">
630_360_16839...</text:a>
", "<text:a xlink:type="simple" xlink:href="https://static.ukrinform.com/photos/2023_05/1683981098-340.jpeg" text:style-name="Internet_20_link" text:visited-style-name="Visited_20_Internet_20_Link">
1683981098-34...</text:a>
"]</text:p>
      <text:p text:style-name="P4">
Tags: ['Італія', 'Президент', 'Зеленський', 'Війна з росією', 'Формула миру']</text:p>
      <text:p text:style-name="P4">
Type: Article</text:p>
      <!--METADATA-->
      <text:p text:style-name="P4">
<draw:frame draw:style-name="fr1" draw:name="Image141" text:anchor-type="as-char" svg:width="6.9236in" svg:height="3.956343in" draw:z-index="0">
<draw:image xlink:href="../Images/yкринформ/2023-05-13T15-31-00-03-00/630_360_1683981087-825.jpeg" xlink:type="simple" xlink:show="embed" xlink:actuate="onLoad" draw:mime-type="image/jpeg"/>
</draw:frame>
Zelensky's Presidential Divide discussed with the President of Italy, Sergio Mattarelllalalalah's support, formula of peace, strengthening of sanction pressure peoples and bringing the aggressor to justice.</text:p>
      <text:p text:style-name="P4">
About it reports <text:a xlink:type="simple" xlink:href="https://www.president.gov.ua/news/prezident-ukrayini-zustrivsya-z-prezidentom-italiyi-v-rimi-82841" text:style-name="Internet_20_link" text:visited-style-name="Visited_20_Internet_20_Link">
</text:a>
transmits Ukrinform.</text:p>
      <text:p text:style-name="P4">
"Unfortunately, I do not have time to shake their hand and everyone, to hug, to thank for the support that italian -scale aggression has been made from the first day of full -scale aggression to Ukraine, to our people, displaced persons, to thank for such heat respects to the Ukrainians," Zelensky said.</text:p>
      <text:p text:style-name="P4">
He expressed gratitude for the consistent position <text:a xlink:type="simple" xlink:href="https://www.ukrinform.ua/tag-italia" text:style-name="Internet_20_link" text:visited-style-name="Visited_20_Internet_20_Link">
</text:a>
On support for Ukraine and comprehensive assistance in conservation and territorial integrity.</text:p>
      <text:p text:style-name="P4">
“We are extremely grateful to Italy for important military assistance, which gives Ukraine a prototype to resist Russian aggression. The key to our success in the battlefield is to receive the necessary help, ”the Head of State emphasized.</text:p>
      <text:p text:style-name="P4">
<draw:frame draw:style-name="fr1" draw:name="Image142" text:anchor-type="as-char" svg:width="6.9236in" svg:height="4.617948in" draw:z-index="0">
<draw:image xlink:href="../Images/yкринформ/2023-05-13T15-31-00-03-00/1683981098-340.jpeg" xlink:type="simple" xlink:show="embed" xlink:actuate="onLoad" draw:mime-type="image/jpeg"/>
</draw:frame>
The President expressed his hope for further comprehensive support from Italy.</text:p>
      <text:p text:style-name="P4">
"In this war, Italy was and remains on the right side, on the side of the truth. We peace in the direction of victory. Because victory is peace for our country. Yaulya is that the society of Italy completely shares our attitude, the terrifying struggle against the unprovured war of Russia, ”Zelensky said.</text:p>
      <text:p text:style-name="P4">
<text:span text:style-name="T4">
 Read also: </text:span>
 <text:a xlink:type="simple" xlink:href="https://www.ukrinform.ua/rubric-economy/3701417-italia-peredala-ukraini-143-tonni-energoobladnanna.html" text:style-name="Internet_20_link" text:visited-style-name="Visited_20_Internet_20_Link">
<text:span text:style-name="T4">
 Italy </text:span>
</text:a>
The presidents discussed the efforts of Ukraine separately in order to restore peace to the basis of the Ukrainian formula of peace.</text:p>
      <text:p text:style-name="P4">
"I appreciate the readiness of Italy to join the realization of our formula of peace. I divide to the participation of Italy in the Global Peace Summit, which will be held in the year," the head of the Ukrainian state said.</text:p>
      <text:p text:style-name="P4">
<text:span text:style-name="T4">
 Read also: </text:span>
 <text:a xlink:type="simple" xlink:href="https://www.ukrinform.ua/rubric-polytics/3708715-zelenskij-zustrivsa-iz-golovou-radi-ministriv-italii.html" text:style-name="Internet_20_link" text:visited-style-name="Visited_20_Internet_20_Link">
<text:span text:style-name="T4">
 Zelensky </text:span>
</text:a>
</text:p>
      <text:p text:style-name="P4">
As reported by Ukrinform, President Volodymyr Zelenskyy is on Saturday after the start of a full -scale invasion of Russia into Ukraine <text:a xlink:type="simple" xlink:href="https://www.ukrinform.ua/rubric-polytics/3708665-zelenskij-pribuv-iz-vizitom-do-italii.html" text:style-name="Internet_20_link" text:visited-style-name="Visited_20_Internet_20_Link">
</text:a>
<text:span text:style-name="T5">
Foto: op</text:span>
</text:p>
      <text:p text:style-name="P4">
News Source: <text:a xlink:type="simple" xlink:href="https://www.ukrinform.ua/rubric-polytics/3708740-zelenskij-obgovoriv-iz-prezidentom-italii-pidtrimku-ukraini-j-tisk-na-rosiu.html" text:style-name="Internet_20_link" text:visited-style-name="Visited_20_Internet_20_Link">
https://www.ukrinform.ua/rubric-polytics/3708740-zelenskij-obgovoriv-iz-prezidentom-italii-pidtrimku-ukraini-j-tisk-na-rosiu.html</text:a>
</text:p>
      <!--NEWS-->
      <text:h text:style-name="P10" text:outline-level="1">
<text:span text:style-name="T4">
Kaliber missiles were reportedly launched towards western regions of Ukraine</text:span>
</text:h>
      <text:p text:style-name="P4">
Authors: liveuamap (Language: en)</text:p>
      <text:p text:style-name="P4">
Time: 2023-05-13T15:34:17</text:p>
      <text:p text:style-name="P4">
Location: Black Sea (Latitude:44.55916 Longtitude:32.82715)</text:p>
      <text:p text:style-name="P4">
Videos: []</text:p>
      <text:p text:style-name="P4">
Images: []</text:p>
      <text:p text:style-name="P4">
Tags: []</text:p>
      <text:p text:style-name="P4">
Id: 22562641</text:p>
      <!--METADATA-->
      <text:p text:style-name="P4">
Kaliber missiles were reportedly launched towards western regions of Ukraine</text:p>
      <text:p text:style-name="P4">
News Collection Link: <text:a xlink:type="simple" xlink:href="https://liveuamap.com/en/2023/13-may-kaliber-missiles-were-reportedly-launched-towards" text:style-name="Internet_20_link" text:visited-style-name="Visited_20_Internet_20_Link">
https://liveuamap.com/en/2023/13-may-kaliber-missiles-were-reportedly-launched-towards</text:a>
</text:p>
      <text:p text:style-name="P4">
News Source: <text:a xlink:type="simple" xlink:href="https://t.me/war_monitor/7283" text:style-name="Internet_20_link" text:visited-style-name="Visited_20_Internet_20_Link">
https://t.me/war_monitor/7283</text:a>
</text:p>
      <!--NEWS-->
      <text:h text:style-name="P10" text:outline-level="1">
<text:span text:style-name="T4">
Kharkiv, Kharkivska Oblast(21:34). Red Alert: aerial threat. Sirens sounding. Take cover now!</text:span>
</text:h>
      <text:p text:style-name="P4">
Authors: liveuamap (Language: en)</text:p>
      <text:p text:style-name="P4">
Time: 2023-05-13T15:35:00</text:p>
      <text:p text:style-name="P4">
Location: Kharkiv (Latitude:49.98081000 Longtitude:36.25272000)</text:p>
      <text:p text:style-name="P4">
Videos: []</text:p>
      <text:p text:style-name="P4">
Images: []</text:p>
      <text:p text:style-name="P4">
Tags: ["Europe", "Central and Eastern Europe"]</text:p>
      <text:p text:style-name="P4">
Id: 22562642</text:p>
      <!--METADATA-->
      <text:p text:style-name="P4">
Kharkiv, Kharkiv region(21:34). Red Alert: aerial threat. Sirens sounding.Take cover now!</text:p>
      <text:p text:style-name="P4">
News Collection Link: <text:a xlink:type="simple" xlink:href="https://liveuamap.com/en/2023/13-may-kharkiv-kharkivska-oblast2134-red-alerg" text:style-name="Internet_20_link" text:visited-style-name="Visited_20_Internet_20_Link">
https://liveuamap.com/en/2023/13-may-kharkiv-kharkivska-oblast2134-red-alerg</text:a>
</text:p>
      <text:p text:style-name="P4">
News Source: <text:a xlink:type="simple" xlink:href="https://t.me/suspilnekharkiv/24795" text:style-name="Internet_20_link" text:visited-style-name="Visited_20_Internet_20_Link">
https://t.me/suspilnekharkiv/24795</text:a>
</text:p>
      <!--NEWS-->
      <text:h text:style-name="P10" text:outline-level="1">
<text:span text:style-name="T4">
Explosions were reported in Ternopil</text:span>
</text:h>
      <text:p text:style-name="P4">
Authors: liveuamap (Language: en)</text:p>
      <text:p text:style-name="P4">
Time: 2023-05-13T15:39:54</text:p>
      <text:p text:style-name="P4">
Location: Ternopil (Latitude:49.55528 Longtitude:25.57875)</text:p>
      <text:p text:style-name="P4">
Videos: []</text:p>
      <text:p text:style-name="P4">
Images: []</text:p>
      <text:p text:style-name="P4">
Tags: ["Europe", "Central and Eastern Europe"]</text:p>
      <text:p text:style-name="P4">
Id: 22562643</text:p>
      <!--METADATA-->
      <text:p text:style-name="P4">
Explosions were reported in Ternopil</text:p>
      <text:p text:style-name="P4">
News Collection Link: <text:a xlink:type="simple" xlink:href="https://liveuamap.com/en/2023/13-may-explosions-were-reported-in-ternopil" text:style-name="Internet_20_link" text:visited-style-name="Visited_20_Internet_20_Link">
https://liveuamap.com/en/2023/13-may-explosions-were-reported-in-ternopil</text:a>
</text:p>
      <text:p text:style-name="P4">
News Source: <text:a xlink:type="simple" xlink:href="https://t.me/suspilnenews/20700" text:style-name="Internet_20_link" text:visited-style-name="Visited_20_Internet_20_Link">
https://t.me/suspilnenews/20700</text:a>
</text:p>
      <!--NEWS-->
      <text:h text:style-name="P10" text:outline-level="1">
<text:span text:style-name="T4">
1 person wounded as result of Russian shelling in Nikopol</text:span>
</text:h>
      <text:p text:style-name="P4">
Authors: liveuamap (Language: en)</text:p>
      <text:p text:style-name="P4">
Time: 2023-05-13T15:41:16</text:p>
      <text:p text:style-name="P4">
Location: Zaporizhia (Latitude:47.5668 Longtitude:34.39579)</text:p>
      <text:p text:style-name="P4">
Videos: []</text:p>
      <text:p text:style-name="P4">
Images: []</text:p>
      <text:p text:style-name="P4">
Tags: []</text:p>
      <text:p text:style-name="P4">
Id: 22562644</text:p>
      <!--METADATA-->
      <text:p text:style-name="P4">
1 person wounded as result of Russian shelling in Nikopol</text:p>
      <text:p text:style-name="P4">
News Collection Link: <text:a xlink:type="simple" xlink:href="https://liveuamap.com/en/2023/13-may-1-person-wounded-as-result-of-russian-shelling-in" text:style-name="Internet_20_link" text:visited-style-name="Visited_20_Internet_20_Link">
https://liveuamap.com/en/2023/13-may-1-person-wounded-as-result-of-russian-shelling-in</text:a>
</text:p>
      <text:p text:style-name="P4">
News Source: <text:a xlink:type="simple" xlink:href="https://t.me/hyevuy_dnepr/52086" text:style-name="Internet_20_link" text:visited-style-name="Visited_20_Internet_20_Link">
https://t.me/hyevuy_dnepr/52086</text:a>
</text:p>
      <!--NEWS-->
      <text:h text:style-name="P10" text:outline-level="1">
<text:span text:style-name="T4">
Kornienko in Estonia discussed the need for a clear algorithm of Ukraine's movement in NATO</text:span>
</text:h>
      <text:p text:style-name="P4">
Authors: Ukrinform (Person)</text:p>
      <text:p text:style-name="P4">
Publisher: Укринформ (Organization)</text:p>
      <text:p text:style-name="P4">
Published Time: 2023-05-13T15:50:58+03:00</text:p>
      <text:p text:style-name="P4">
Modified Time: 2023-05-13T15:50:58+03:00</text:p>
      <text:p text:style-name="P4">
Description: The first deputy chairman of the Verkhovna Rada Oleksandr Kornienko met with the second Vespicker Rygicogu (Parliament) of Estonia Yuri Ratas. - Ukrinform.</text:p>
      <text:p text:style-name="P4">
Images: ["<text:a xlink:type="simple" xlink:href="https://static.ukrinform.com/photos/2023_05/thumb_files/630_360_1683982239-643.jpg" text:style-name="Internet_20_link" text:visited-style-name="Visited_20_Internet_20_Link">
630_360_16839...</text:a>
"]</text:p>
      <text:p text:style-name="P4">
Tags: ['Естонія', 'НАТО', 'Корнієнко']</text:p>
      <text:p text:style-name="P4">
Type: Article</text:p>
      <!--METADATA-->
      <text:p text:style-name="P4">
<draw:frame draw:style-name="fr1" draw:name="Image143" text:anchor-type="as-char" svg:width="6.9236in" svg:height="3.956343in" draw:z-index="0">
<draw:image xlink:href="../Images/yкринформ/2023-05-13T15-50-58-03-00/630_360_1683982239-643.jpg" xlink:type="simple" xlink:show="embed" xlink:actuate="onLoad" draw:mime-type="image/jpeg"/>
</draw:frame>
The first deputy of the Verkhovna Rada Chairman Alexander Kornienko met with the second Viesepicker Rygikog(Parliament)Estonia Yuri Ratas.</text:p>
      <text:p text:style-name="P4">
The interlocutors discussed Ukrainian aspirations in NATO, reporting Ukrinform with reference to <text:a xlink:type="simple" xlink:href="https://www.rada.gov.ua/news/Top-novyna/236563.html" text:style-name="Internet_20_link" text:visited-style-name="Visited_20_Internet_20_Link">
</text:a>
According to Kornienko, adopting an application for support of Ukraine's accession to NATO is extremely important for us on the eve of the summit <text:a xlink:type="simple" xlink:href="https://www.ukrinform.ua/tag-nato" text:style-name="Internet_20_link" text:visited-style-name="Visited_20_Internet_20_Link">
</text:a>
In Vilnius.</text:p>
      <text:p text:style-name="P4">
"Our common task should be to make allies in Vilnius' decision on Ukraine - we need a clear algorithm for the movement to the organization of a policy -Atlantic treaty," - said the first VesesPicker.</text:p>
      <text:p text:style-name="P4">
At the same time, he noted that Estonia is a real leader in total volume assistance to Ukraine per capita.</text:p>
      <text:p text:style-name="P4">
Kornienko also informed the Estonian colleague about the current situation in Ukraine and recent missile attacks in Ukrainian cities. He emphasized that the Russian Federation should be held accountable.</text:p>
      <text:p text:style-name="P4">
"We are talking about the creation of a special tribunal to investigate the crime aggression of the terrorist state in our country," the Ukrainian parliamentarian is a view.</text:p>
      <text:p text:style-name="P4">
<text:span text:style-name="T4">
 Read also: </text:span>
 <text:a xlink:type="simple" xlink:href="https://www.ukrinform.ua/rubric-polytics/3708528-bez-vidpovidalnosti-rosii-za-skoeni-zlocini-stalogo-miru-ne-bude-premerka-estonii.html" text:style-name="Internet_20_link" text:visited-style-name="Visited_20_Internet_20_Link">
<text:span text:style-name="T4">
 Eston </text:span>
</text:a>
At the same time, Kornienko expressed gratitude to Estonia for comprehensive support and significant development on the way to victory.</text:p>
      <text:p text:style-name="P4">
As it was reported, May 13-14, the first deputy chairman of the Supreme Radiolexander Kornienko is on a working visit to the Estonian Republic.</text:p>
      <text:p text:style-name="P4">
On May 10-12, he made a visit to Lithuania.</text:p>
      <text:p text:style-name="P4">
News Source: <text:a xlink:type="simple" xlink:href="https://www.ukrinform.ua/rubric-polytics/3708743-kornienko-v-estonii-obgovoriv-neobhidnist-citkogo-algoritmu-ruhu-ukraini-v-nato.html" text:style-name="Internet_20_link" text:visited-style-name="Visited_20_Internet_20_Link">
https://www.ukrinform.ua/rubric-polytics/3708743-kornienko-v-estonii-obgovoriv-neobhidnist-citkogo-algoritmu-ruhu-ukraini-v-nato.html</text:a>
</text:p>
      <!--NEWS-->
      <text:h text:style-name="P10" text:outline-level="1">
<text:span text:style-name="T4">
Two helicopters and two planes fell in the Bryansk region - the media</text:span>
</text:h>
      <text:p text:style-name="P4">
Authors: Ukrinform (Person)</text:p>
      <text:p text:style-name="P4">
Publisher: Укринформ (Organization)</text:p>
      <text:p text:style-name="P4">
Published Time: 2023-05-13T15:52:00+03:00</text:p>
      <text:p text:style-name="P4">
Modified Time: 2023-05-13T15:52:00+03:00</text:p>
      <text:p text:style-name="P4">
Description: On Saturday, April 13, there were four aircraft on Saturday, April 13. - Ukrinform.</text:p>
      <text:p text:style-name="P4">
Images: ["<text:a xlink:type="simple" xlink:href="https://static.ukrinform.com/photos/2023_05/thumb_files/630_360_1683979096-729.jpeg" text:style-name="Internet_20_link" text:visited-style-name="Visited_20_Internet_20_Link">
630_360_16839...</text:a>
", "<text:a xlink:type="simple" xlink:href="https://static.ukrinform.com/photos/2023_05/1683979182-338.jpeg" text:style-name="Internet_20_link" text:visited-style-name="Visited_20_Internet_20_Link">
1683979182-33...</text:a>
", "<text:a xlink:type="simple" xlink:href="https://static.ukrinform.com/photos/2023_05/1683979268-519.jpeg" text:style-name="Internet_20_link" text:visited-style-name="Visited_20_Internet_20_Link">
1683979268-51...</text:a>
"]</text:p>
      <text:p text:style-name="P4">
Tags: ['Аварія', 'росія', 'Вертоліт']</text:p>
      <text:p text:style-name="P4">
Type: Article</text:p>
      <!--METADATA-->
      <text:p text:style-name="P4">
<draw:frame draw:style-name="fr1" draw:name="Image144" text:anchor-type="as-char" svg:width="6.9236in" svg:height="3.956343in" draw:z-index="0">
<draw:image xlink:href="../Images/yкринформ/2023-05-13T15-52-00-03-00/630_360_1683979096-729.jpeg" xlink:type="simple" xlink:show="embed" xlink:actuate="onLoad" draw:mime-type="image/jpeg"/>
</draw:frame>
The Saturday, April 13, the Saturday, April 13, and four -year -old devices.</text:p>
      <text:p text:style-name="P4">
As Ukrinform reports, it reports <text:a xlink:type="simple" xlink:href="https://t.me/nexta_live/52417" text:style-name="Internet_20_link" text:visited-style-name="Visited_20_Internet_20_Link">
</text:a>
In the Bryansk region, in addition to two helicopters, there were probably the crashes of the two planes. Thus, on May 13, two helicopterima-8, as well as Su-34 and Su-35 aircraft fell in the region. According to media reports, two -vertebral passengers were killed.</text:p>
      <text:p text:style-name="P4">
<draw:frame draw:style-name="fr1" draw:name="Image145" text:anchor-type="as-char" svg:width="6.9236in" svg:height="9.231467in" draw:z-index="0">
<draw:image xlink:href="../Images/yкринформ/2023-05-13T15-52-00-03-00/1683979182-338.jpeg" xlink:type="simple" xlink:show="embed" xlink:actuate="onLoad" draw:mime-type="image/jpeg"/>
</draw:frame>
<text:span text:style-name="T4">
 Read also: </text:span>
 <text:a xlink:type="simple" xlink:href="https://www.ukrinform.ua/rubric-world/3707602-u-rosii-zaavili-pro-ataku-bezpilotnikom-vijskkomatu-u-branskij-oblasti.html" text:style-name="Internet_20_link" text:visited-style-name="Visited_20_Internet_20_Link">
<text:span text:style-name="T4">
 Bryansk </text:span>
</text:a>
</text:p>
      <text:p text:style-name="P4">
<draw:frame draw:style-name="fr1" draw:name="Image146" text:anchor-type="as-char" svg:width="6.9236in" svg:height="9.231467in" draw:z-index="0">
<draw:image xlink:href="../Images/yкринформ/2023-05-13T15-52-00-03-00/1683979268-519.jpeg" xlink:type="simple" xlink:show="embed" xlink:actuate="onLoad" draw:mime-type="image/jpeg"/>
</draw:frame>
According to the source, now confirmed <text:a xlink:type="simple" xlink:href="https://t.me/nexta_live/52400" text:style-name="Internet_20_link" text:visited-style-name="Visited_20_Internet_20_Link">
</text:a>
The disappearance of at least another Russian Su-34 aircraft. It is noted that the pilot was killed.</text:p>
      <text:p text:style-name="P4">
At the same time, Ukrainian military correspondent Andriy Tsaplienko, referring to Russian sources, also <text:a xlink:type="simple" xlink:href="https://t.me/Tsaplienko/31704" text:style-name="Internet_20_link" text:visited-style-name="Visited_20_Internet_20_Link">
</text:a>
About four destroyed aircraft, two of which are Su-34 and Su-35.  As reported by Ukrinform, <text:a xlink:type="simple" xlink:href="https://www.ukrinform.ua/rubric-crimea/3708401-u-krimu-rozbivsa-rosijskij-vertolit-mi28-piloti-zaginuli.html" text:style-name="Internet_20_link" text:visited-style-name="Visited_20_Internet_20_Link">
</text:a>
, both pilots were killed.</text:p>
      <text:p text:style-name="P4">
News Source: <text:a xlink:type="simple" xlink:href="https://www.ukrinform.ua/rubric-world/3708726-u-branskij-oblasti-vpali-dva-vertoloti-zmi.html" text:style-name="Internet_20_link" text:visited-style-name="Visited_20_Internet_20_Link">
https://www.ukrinform.ua/rubric-world/3708726-u-branskij-oblasti-vpali-dva-vertoloti-zmi.html</text:a>
</text:p>
      <!--NEWS-->
      <text:h text:style-name="P10" text:outline-level="1">
<text:span text:style-name="T4">
Dynamo lost Chernomorets on the old 26th round of UPL</text:span>
</text:h>
      <text:p text:style-name="P4">
Authors: Ukrinform (Person)</text:p>
      <text:p text:style-name="P4">
Publisher: Укринформ (Organization)</text:p>
      <text:p text:style-name="P4">
Published Time: 2023-05-13T15:54:00+03:00</text:p>
      <text:p text:style-name="P4">
Modified Time: 2023-05-13T15:54:00+03:00</text:p>
      <text:p text:style-name="P4">
Description: On Saturday, the 26th round of the Ukrainian Football Championship among the Premier League clubs began. - Ukrinform.</text:p>
      <text:p text:style-name="P4">
Images: ["<text:a xlink:type="simple" xlink:href="https://static.ukrinform.com/photos/2023_05/thumb_files/630_360_1683979770-994.jpg" text:style-name="Internet_20_link" text:visited-style-name="Visited_20_Internet_20_Link">
630_360_16839...</text:a>
"]</text:p>
      <text:p text:style-name="P4">
Tags: ['Динамо', 'Футбол', 'Україна', 'Чорноморець']</text:p>
      <text:p text:style-name="P4">
Type: Article</text:p>
      <!--METADATA-->
      <text:p text:style-name="P4">
<draw:frame draw:style-name="fr1" draw:name="Image147" text:anchor-type="as-char" svg:width="6.9236in" svg:height="3.956343in" draw:z-index="0">
<draw:image xlink:href="../Images/yкринформ/2023-05-13T15-54-00-03-00/630_360_1683979770-994.jpg" xlink:type="simple" xlink:show="embed" xlink:actuate="onLoad" draw:mime-type="image/jpeg"/>
</draw:frame>
The 26th round of the Ukrainian Football Championship among the Premier League clubs was Saturday.</text:p>
      <text:p text:style-name="P4">
The Kiev Dynamo lost at their own stadium Odessa Chernomorets - 2: 3, reports Ukrinform.</text:p>
      <text:p text:style-name="P4">
Goals: Vladislav Vanat(53 minute)And Vitaliy Buyalsky(55)- Vitaliyermakov(3)and Alexander Demchenko(11, 71).</text:p>
      <text:p text:style-name="P4">
«Динамо» залишилося на 4-у місці (50 points), Odessa go in the championships(29).</text:p>
      <text:p text:style-name="P4">
Перший ігровий день продовжить поєдинок «Інгульця» з Петрового та донецького«Шахтаря» (Beginning at 17.00).</text:p>
      <text:p text:style-name="P4">
У неділю, 14 травня, тур продовжиться матчами харківського «Металіста» ізлуганською «Зорею» (13.00), "Lviv" with Poltava "Vorskla"(13.00), Rivne "Heather" with Kharkiv "Metalist 1925"(14.00), Kryvyi Rih "Kryvbas" with Lviv "Movement"(15.00).</text:p>
      <text:p text:style-name="P4">
У понеділок, 15 травня, зійдуться закарпатський «Минай» та «Дніпро-1» (13.00), Kovalivsky "Kolos" and "Alexandria"(15.00).</text:p>
      <text:p text:style-name="P4">
<text:span text:style-name="T4">
Читайте також:</text:span>
 <text:a xlink:type="simple" xlink:href="https://www.ukrinform.ua/rubric-sports/3708588-sogodni-startue-6j-tur-drugogo-etapu-futbolnogo-cempionatu-persoi-ligi.html" text:style-name="Internet_20_link" text:visited-style-name="Visited_20_Internet_20_Link">
 <text:span text:style-name="T4">
футбол</text:span>
 </text:a>
The position of teams at the top of the standings: Shakhtar - 60 points(After 25 games), Dnipro -1 - 58(25), Zorya - 55(25), «Dynamo» - 50(26), Alexandria - 39(25), "Kolos" - 33(25), Kryvbass - 32(25), Vorskla - 30(25).</text:p>
      <text:p text:style-name="P4">
Фото: fcdynamo.com.</text:p>
      <text:p text:style-name="P4">
News Source: <text:a xlink:type="simple" xlink:href="https://www.ukrinform.ua/rubric-sports/3708746-dinamo-progralo-cornomorcu-na-stari-26go-turu-upl.html" text:style-name="Internet_20_link" text:visited-style-name="Visited_20_Internet_20_Link">
https://www.ukrinform.ua/rubric-sports/3708746-dinamo-progralo-cornomorcu-na-stari-26go-turu-upl.html</text:a>
</text:p>
      <!--NEWS-->
      <text:h text:style-name="P10" text:outline-level="1">
<text:span text:style-name="T4">
In the center of Moscow is burning the Intercontinental Hotel</text:span>
</text:h>
      <text:p text:style-name="P4">
Authors: Ukrinform (Person)</text:p>
      <text:p text:style-name="P4">
Publisher: Укринформ (Organization)</text:p>
      <text:p text:style-name="P4">
Published Time: 2023-05-13T16:05:01+03:00</text:p>
      <text:p text:style-name="P4">
Modified Time: 2023-05-13T16:05:01+03:00</text:p>
      <text:p text:style-name="P4">
Description: Today, in the center of the Russian capital there was a fire. In Moscow, the Intercontinental Hotel is burning. - Ukrinform.</text:p>
      <text:p text:style-name="P4">
Images: ["<text:a xlink:type="simple" xlink:href="https://static.ukrinform.com/photos/2023_05/thumb_files/630_360_1683983075-236.jpeg" text:style-name="Internet_20_link" text:visited-style-name="Visited_20_Internet_20_Link">
630_360_16839...</text:a>
"]</text:p>
      <text:p text:style-name="P4">
Tags: ['Москва', 'Пожежа', 'росія']</text:p>
      <text:p text:style-name="P4">
Type: Article</text:p>
      <!--METADATA-->
      <text:p text:style-name="P4">
<draw:frame draw:style-name="fr1" draw:name="Image148" text:anchor-type="as-char" svg:width="6.9236in" svg:height="3.956343in" draw:z-index="0">
<draw:image xlink:href="../Images/yкринформ/2023-05-13T16-05-01-03-00/630_360_1683983075-236.jpeg" xlink:type="simple" xlink:show="embed" xlink:actuate="onLoad" draw:mime-type="image/jpeg"/>
</draw:frame>
Today, in the center of the Russian capital there was a fire. In Moscow, the Intercontinental Hotel is burning.</text:p>
      <text:p text:style-name="P4">
As Ukrinform reports, telegram channels are reported <text:a xlink:type="simple" xlink:href="https://t.me/bazabazon/17627" text:style-name="Internet_20_link" text:visited-style-name="Visited_20_Internet_20_Link">
</text:a>
and <text:a xlink:type="simple" xlink:href="https://t.me/ENews112/13845" text:style-name="Internet_20_link" text:visited-style-name="Visited_20_Internet_20_Link">
</text:a>
The video published on social networks shows that a thick black smoke, which has risen a few meters, can be seen above the Russian path.</text:p>
      <text:p text:style-name="P4">
"In the center <text:a xlink:type="simple" xlink:href="https://www.ukrinform.ua/tag-moskva" text:style-name="Internet_20_link" text:visited-style-name="Visited_20_Internet_20_Link">
</text:a>
The Intercontinental Hotel is burning on Tverskaya Street. Eyewitnesses report that smoke is building, "the message reads.</text:p>
      <text:p text:style-name="P4">
<text:span text:style-name="T4">
 Read also: </text:span>
 <text:a xlink:type="simple" xlink:href="https://www.ukrinform.ua/rubric-world/3708726-u-branskij-oblasti-vpali-dva-vertoloti-zmi.html" text:style-name="Internet_20_link" text:visited-style-name="Visited_20_Internet_20_Link">
<text:span text:style-name="T4">
 aircraft </text:span>
</text:a>
There is currently not reported causes of the fire.</text:p>
      <text:p text:style-name="P4">
As reported by Ukrinform, on the night against May 12 <text:a xlink:type="simple" xlink:href="https://www.ukrinform.ua/rubric-world/3708130-u-moskvi-goriv-zavod-de-vigotovlaut-dviguni-dla-migiv.html" text:style-name="Internet_20_link" text:visited-style-name="Visited_20_Internet_20_Link">
</text:a>
Where engines for military aircraft can be made.</text:p>
      <text:p text:style-name="P4">
News Source: <text:a xlink:type="simple" xlink:href="https://www.ukrinform.ua/rubric-world/3708747-u-centri-moskvi-gorit-gotel-interkontinental.html" text:style-name="Internet_20_link" text:visited-style-name="Visited_20_Internet_20_Link">
https://www.ukrinform.ua/rubric-world/3708747-u-centri-moskvi-gorit-gotel-interkontinental.html</text:a>
</text:p>
      <!--NEWS-->
      <text:h text:style-name="P10" text:outline-level="1">
<text:span text:style-name="T4">
Russian attack on Khmelnitsky: The number of damaged infrastructure objects goes on hundreds</text:span>
</text:h>
      <text:p text:style-name="P4">
Authors: Ukrinform (Person)</text:p>
      <text:p text:style-name="P4">
Publisher: Укринформ (Organization)</text:p>
      <text:p text:style-name="P4">
Published Time: 2023-05-13T16:16:40+03:00</text:p>
      <text:p text:style-name="P4">
Modified Time: 2023-05-13T16:16:40+03:00</text:p>
      <text:p text:style-name="P4">
Description: The total number of damage caused by the Russian attack in Khmelnitsky and the region is the largest since the beginning of the Russian -Ukrainian war - since 2014. - Ukrinform.</text:p>
      <text:p text:style-name="P4">
Images: ["<text:a xlink:type="simple" xlink:href="https://static.ukrinform.com/photos/2023_05/thumb_files/630_360_1683983670-767.jpg" text:style-name="Internet_20_link" text:visited-style-name="Visited_20_Internet_20_Link">
630_360_16839...</text:a>
", "<text:a xlink:type="simple" xlink:href="https://static.ukrinform.com/photos/2023_05/1683983671-569.jpg" text:style-name="Internet_20_link" text:visited-style-name="Visited_20_Internet_20_Link">
1683983671-56...</text:a>
", "<text:a xlink:type="simple" xlink:href="https://static.ukrinform.com/photos/2023_05/1683983671-676.jpg" text:style-name="Internet_20_link" text:visited-style-name="Visited_20_Internet_20_Link">
1683983671-67...</text:a>
"]</text:p>
      <text:p text:style-name="P4">
Tags: ['Хмельницький', 'Війна з росією', 'Єдині новини']</text:p>
      <text:p text:style-name="P4">
Type: Article</text:p>
      <!--METADATA-->
      <text:p text:style-name="P4">
<draw:frame draw:style-name="fr1" draw:name="Image149" text:anchor-type="as-char" svg:width="6.9236in" svg:height="3.956343in" draw:z-index="0">
<draw:image xlink:href="../Images/yкринформ/2023-05-13T16-16-40-03-00/630_360_1683983670-767.jpg" xlink:type="simple" xlink:show="embed" xlink:actuate="onLoad" draw:mime-type="image/jpeg"/>
</draw:frame>
The total damage caused by the Russian attack in Khmelnitsky and the region is the largest since the beginning of the Russian -Ukrainian war - since 2014.</text:p>
      <text:p text:style-name="P4">
Alexander Simchyshyn, Ukrinform, reported this on the broadcasting of the only news on the only news.</text:p>
      <text:p text:style-name="P4">
"The arrival was in one of the regional center of communities - Khmelnytskyi district, but the Khmelnytsky community has seriously felt its consequences. In the abusive number of damage, if you take a general situation, it is the greatest harm from the beginning of the war since 2014 and from February 24, 2022. Movayide about the damage both in the city and in the villages of our community. The number of people is already approaching 30. But the degree of their wounds is not severe, "said the head of the Khmelnytsky City Council.</text:p>
      <text:p text:style-name="P4">
<text:span text:style-name="T4">
 Read also: </text:span>
 <text:a xlink:type="simple" xlink:href="https://www.ukrinform.ua/rubric-regions/3708702-na-hmelniccini-kilkist-postrazdalih-vid-nicnoi-ataki-rf-zrosla-do-21.html" text:style-name="Internet_20_link" text:visited-style-name="Visited_20_Internet_20_Link">
</text:a>
He added that the account of damaged infrastructure objects goes to hundreds. Only educational institutions - vocational education, kindergartens, schools - about 30. Also there are many damaged cultural institutions, administrative, business, business, commercial buildings, hundreds of dwellings.</text:p>
      <text:p text:style-name="P4">
<draw:frame draw:style-name="fr1" draw:name="Image150" text:anchor-type="as-char" svg:width="6.9236in" svg:height="3.894525in" draw:z-index="0">
<draw:image xlink:href="../Images/yкринформ/2023-05-13T16-16-40-03-00/1683983671-569.jpg" xlink:type="simple" xlink:show="embed" xlink:actuate="onLoad" draw:mime-type="image/jpeg"/>
</draw:frame>
However, after a hostile shelling in the regional center, all critical infrastructure works, there is water supply, electricity, transportation.</text:p>
      <text:p text:style-name="P4">
As reported by Ukrinform, <text:a xlink:type="simple" xlink:href="https://www.ukrinform.ua/rubric-ato/3708595-obstril-hmelniccini-unaslidok-vlucanna-u-promislovij-obekt-postrazdali-patero-ludej.html" text:style-name="Internet_20_link" text:visited-style-name="Visited_20_Internet_20_Link">
</text:a>
On the territory of one of the communities of Khmelnitsky district.</text:p>
      <text:p text:style-name="P4">
<text:span text:style-name="T4">
 Read also: </text:span>
 <text:a xlink:type="simple" xlink:href="https://www.ukrinform.ua/rubric-ato/3708657-po-teritorii-hmelniccini-vlucili-cotiri-vorozi-droni-ignat.html" text:style-name="Internet_20_link" text:visited-style-name="Visited_20_Internet_20_Link">
</text:a>
In settlements near the epicenter of the impact, powerful explosive waves have been damaged by civilian objects: knocked out windows, doors, damaged roofs. In addition, training, medical and cultural institutions, administrative buildings, industrial facilities, multi -storey and individual houses were injured.</text:p>
      <text:p text:style-name="P4">
<draw:frame draw:style-name="fr1" draw:name="Image151" text:anchor-type="as-char" svg:width="6.9236in" svg:height="3.894525in" draw:z-index="0">
<draw:image xlink:href="../Images/yкринформ/2023-05-13T16-16-40-03-00/1683983671-676.jpg" xlink:type="simple" xlink:show="embed" xlink:actuate="onLoad" draw:mime-type="image/jpeg"/>
</draw:frame>
Special services work at the site of the attack, and the damage caused to the repair of damaged property is carried out.</text:p>
      <text:p text:style-name="P4">
The Ukrzaliznytsia and the Khmelnytsky Regional Military Administration launched taps at the destination, where trains are late through the enemy's night air.</text:p>
      <text:p text:style-name="P4">
News Source: <text:a xlink:type="simple" xlink:href="https://www.ukrinform.ua/rubric-regions/3708750-ataka-rf-na-hmelnickij-kilkist-poskodzenih-infrastrukturnih-obektiv-ide-na-sotni.html" text:style-name="Internet_20_link" text:visited-style-name="Visited_20_Internet_20_Link">
https://www.ukrinform.ua/rubric-regions/3708750-ataka-rf-na-hmelnickij-kilkist-poskodzenih-infrastrukturnih-obektiv-ide-na-sotni.html</text:a>
</text:p>
      <!--NEWS-->
      <text:h text:style-name="P10" text:outline-level="1">
<text:span text:style-name="T4">
With the assistance of the Zelensky Foundation this year plan to rehabilitate for 200 children</text:span>
</text:h>
      <text:p text:style-name="P4">
Authors: Ukrinform (Person)</text:p>
      <text:p text:style-name="P4">
Publisher: Укринформ (Organization)</text:p>
      <text:p text:style-name="P4">
Published Time: 2023-05-13T16:17:19+03:00</text:p>
      <text:p text:style-name="P4">
Modified Time: 2023-05-13T16:17:19+03:00</text:p>
      <text:p text:style-name="P4">
Description: In the Carpathians, the third change of the Gen.Camp camp, which was previously held in Italy and aimed at rehabilitation of children, began work. - Ukrinform.</text:p>
      <text:p text:style-name="P4">
Images: ["<text:a xlink:type="simple" xlink:href="https://static.ukrinform.com/photos/2023_05/thumb_files/630_360_1683983724-682.jpg" text:style-name="Internet_20_link" text:visited-style-name="Visited_20_Internet_20_Link">
630_360_16839...</text:a>
"]</text:p>
      <text:p text:style-name="P4">
Tags: ['Діти', 'Реабілітація', 'Олена Зеленська']</text:p>
      <text:p text:style-name="P4">
Type: Article</text:p>
      <!--METADATA-->
      <text:p text:style-name="P4">
<draw:frame draw:style-name="fr1" draw:name="Image152" text:anchor-type="as-char" svg:width="6.9236in" svg:height="3.956343in" draw:z-index="0">
<draw:image xlink:href="../Images/yкринформ/2023-05-13T16-17-19-03-00/630_360_1683983724-682.jpg" xlink:type="simple" xlink:show="embed" xlink:actuate="onLoad" draw:mime-type="image/jpeg"/>
</draw:frame>
In the Carpathians, the third change of the Gen..mp camp, which previously took place in Italy, was a trial for children's rehabilitation.</text:p>
      <text:p text:style-name="P4">
This was reported by President's wife Olena Zelensk in <text:a xlink:type="simple" xlink:href="https://t.me/FirstLadyOfUkraine/3102" text:style-name="Internet_20_link" text:visited-style-name="Visited_20_Internet_20_Link">
</text:a>
, reports Ukrinform.</text:p>
      <text:p text:style-name="P4">
“Gen.camp - Initiative <text:a xlink:type="simple" xlink:href="https://genukrainian.com.ua" text:style-name="Internet_20_link" text:visited-style-name="Visited_20_Internet_20_Link">
</text:a>
, which is realized by the detachment of my foundation. The third change of the camp, which is located in the Vacarpathians, is now underway, and the first two worked last year in Spain, ”she said.</text:p>
      <text:p text:style-name="P4">
The first lady said that psychologists restore the psyche of little Ukrainians with unique techniques that, she said, will become part of a large -scale development that is important for the whole country.</text:p>
      <text:p text:style-name="P4">
Zelenska emphasized that as long as the war is ongoing, children face horror daily, which simply cannot exist in a civilized world.</text:p>
      <text:p text:style-name="P4">
“This year for 200 children, qualitative rehabilitation will be a reality with the promotion of information. Children's psyche is flexible and is capable of recovery by almost 100%, if you help, say the camp experts. Therefore, our task is to attach maximsil to have a new reality - the lighter, happier, which should be for every child in the world, ”the president's wife informed.</text:p>
      <text:p text:style-name="P4">
At the same time, she shared the history of one of the Gen.camp camp in the Carpathians, 13-year-old Ani, who, together with her parents in July 2022, came under fire by the town Between the two walls, and the girl survived.</text:p>
      <text:p text:style-name="P4">
<text:span text:style-name="T4">
 Read also: </text:span>
 <text:a xlink:type="simple" xlink:href="https://www.ukrinform.ua/rubric-society/3707407-v-ohmatditi-vidkriut-sucasne-viddilenna-reabilitacii-dla-ditej-v-umovah-stacionaru.html" text:style-name="Internet_20_link" text:visited-style-name="Visited_20_Internet_20_Link">
<text:span text:style-name="T4">
 Rehabilitation </text:span>
</text:a>
Zelenskaya stressed that now Anya "comes to life" after the experience, thanks to the experts of mental recovery experts, she remembered how she loved the war.</text:p>
      <text:p text:style-name="P4">
As it was reported, under the patronage of the first lady of Elena Zelenskaya, the first 21-days in the Gen..mp's health and educational camp in Spain began work on 25 August 2022.</text:p>
      <text:p text:style-name="P4">
News Source: <text:a xlink:type="simple" xlink:href="https://www.ukrinform.ua/rubric-society/3708751-za-sprianna-fundacii-zelenskoi-cogoric-planuut-provesti-reabilitaciu-dla-200-ditej.html" text:style-name="Internet_20_link" text:visited-style-name="Visited_20_Internet_20_Link">
https://www.ukrinform.ua/rubric-society/3708751-za-sprianna-fundacii-zelenskoi-cogoric-planuut-provesti-reabilitaciu-dla-200-ditej.html</text:a>
</text:p>
      <!--NEWS-->
      <text:h text:style-name="P10" text:outline-level="1">
<text:span text:style-name="T4">
Air defense is active in Kyiv region</text:span>
</text:h>
      <text:p text:style-name="P4">
Authors: liveuamap (Language: en)</text:p>
      <text:p text:style-name="P4">
Time: 2023-05-13T16:21:04</text:p>
      <text:p text:style-name="P4">
Location: Kyiv (Latitude:50.61591 Longtitude:30.50496)</text:p>
      <text:p text:style-name="P4">
Videos: []</text:p>
      <text:p text:style-name="P4">
Images: []</text:p>
      <text:p text:style-name="P4">
Tags: ["Europe", "Central and Eastern Europe"]</text:p>
      <text:p text:style-name="P4">
Id: 22562646</text:p>
      <!--METADATA-->
      <text:p text:style-name="P4">
Air defense is active in Kyiv region</text:p>
      <text:p text:style-name="P4">
News Collection Link: <text:a xlink:type="simple" xlink:href="https://liveuamap.com/en/2023/13-may-air-defense-is-active-in-kyiv-region-6711" text:style-name="Internet_20_link" text:visited-style-name="Visited_20_Internet_20_Link">
https://liveuamap.com/en/2023/13-may-air-defense-is-active-in-kyiv-region-6711</text:a>
</text:p>
      <text:p text:style-name="P4">
News Source: <text:a xlink:type="simple" xlink:href="https://t.me/Tsaplienko/31721" text:style-name="Internet_20_link" text:visited-style-name="Visited_20_Internet_20_Link">
https://t.me/Tsaplienko/31721</text:a>
</text:p>
      <!--NEWS-->
      <text:h text:style-name="P10" text:outline-level="1">
<text:span text:style-name="T4">
The Russians fired at Konstantinovka from the Smerch, two dead - among them a child</text:span>
</text:h>
      <text:p text:style-name="P4">
Authors: Ukrinform (Person)</text:p>
      <text:p text:style-name="P4">
Publisher: Укринформ (Organization)</text:p>
      <text:p text:style-name="P4">
Published Time: 2023-05-13T16:30:00+03:00</text:p>
      <text:p text:style-name="P4">
Modified Time: 2023-05-13T16:30:00+03:00</text:p>
      <text:p text:style-name="P4">
Description: The army of the Russian Federation fired at the city of Konstantinovka, Donetsk region from the jet system of the Turning Smerk, which causes two people to be killed. - Ukrinform.</text:p>
      <text:p text:style-name="P4">
Images: ["<text:a xlink:type="simple" xlink:href="https://static.ukrinform.com/photos/2023_05/thumb_files/630_360_1683984572-594.jpg" text:style-name="Internet_20_link" text:visited-style-name="Visited_20_Internet_20_Link">
630_360_16839...</text:a>
"]</text:p>
      <text:p text:style-name="P4">
Tags: ['Донеччина', 'Обстріл', 'Війна з росією']</text:p>
      <text:p text:style-name="P4">
Type: Article</text:p>
      <!--METADATA-->
      <text:p text:style-name="P4">
<draw:frame draw:style-name="fr1" draw:name="Image153" text:anchor-type="as-char" svg:width="6.9236in" svg:height="3.956343in" draw:z-index="0">
<draw:image xlink:href="../Images/yкринформ/2023-05-13T16-30-00-03-00/630_360_1683984572-594.jpg" xlink:type="simple" xlink:show="embed" xlink:actuate="onLoad" draw:mime-type="image/jpeg"/>
</draw:frame>
The Army Federation fired at the city of Konstantinovka, Donetsk region of the reactive system of a tornado, which causes two people to be killed.</text:p>
      <text:p text:style-name="P4">
According to Ukrinform, the prosecutor General's Office reports in <text:a xlink:type="simple" xlink:href="https://t.me/pgo_gov_ua/12125" text:style-name="Internet_20_link" text:visited-style-name="Visited_20_Internet_20_Link">
</text:a>
.</text:p>
      <text:p text:style-name="P4">
According to the investigation, on May 13, the troops of the Russian Federation once again fired at Konstantinovka.</text:p>
      <text:p text:style-name="P4">
<text:span text:style-name="T4">
 Read also: </text:span>
 <text:a xlink:type="simple" xlink:href="https://www.ukrinform.ua/rubric-ato/3708707-unaslidok-obstrilu-nikopola-vazko-poranenij-colovik-e-rujnuvanna.html" text:style-name="Internet_20_link" text:visited-style-name="Visited_20_Internet_20_Link">
<text:span text:style-name="T4">
 firing </text:span>
</text:a>
“As a result of the attack of the invaders, two residents were killed on the settlement, including a 15-year-old girl. Ten people were injured in varying degrees - including two teenagers 15 and 16 years. They were taken to the hospital providing qualified medical care, ”the message reads.</text:p>
      <text:p text:style-name="P4">
Multi -storey and private homes, a gas station, pharmacy and shops have been damaged and destroyed.</text:p>
      <text:p text:style-name="P4">
According to preliminary data, the invaders fired at the city from the jet system "Smerch".</text:p>
      <text:p text:style-name="P4">
<text:span text:style-name="T4">
 Read also: </text:span>
 <text:a xlink:type="simple" xlink:href="https://www.ukrinform.ua/rubric-ato/3708663-rosiani-zavdali-blizko-15-udariv-po-gulajpolu-postrazdav-civilnij.html" text:style-name="Internet_20_link" text:visited-style-name="Visited_20_Internet_20_Link">
</text:a>
Under the procedural leadership of the Donetsk Regional Prosecutor's Office, a criminal investigation into criminal proceedings on violation of the laws of war(Part 2 of Art. 438 of the Criminal Code of Ukraine).</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армія російської федерації за минулу добу, 12 травня,завдала поранень чотирьом жителям Донецької області.</text:p>
      <text:p text:style-name="P4">
News Source: <text:a xlink:type="simple" xlink:href="https://www.ukrinform.ua/rubric-ato/3708755-rosiani-obstrilali-kostantinivku-zi-smerciv-dvoe-zagiblih-sered-nih-ditina.html" text:style-name="Internet_20_link" text:visited-style-name="Visited_20_Internet_20_Link">
https://www.ukrinform.ua/rubric-ato/3708755-rosiani-obstrilali-kostantinivku-zi-smerciv-dvoe-zagiblih-sered-nih-ditina.html</text:a>
</text:p>
      <!--NEWS-->
      <text:h text:style-name="P10" text:outline-level="1">
<text:span text:style-name="T4">
Russian missiles hit Ternopil' industrial zone</text:span>
</text:h>
      <text:p text:style-name="P4">
Authors: liveuamap (Language: en)</text:p>
      <text:p text:style-name="P4">
Time: 2023-05-13T16:34:46</text:p>
      <text:p text:style-name="P4">
Location: Ternopil (Latitude:49.57384 Longtitude:25.59382)</text:p>
      <text:p text:style-name="P4">
Videos: []</text:p>
      <text:p text:style-name="P4">
Images: ["<text:a xlink:type="simple" xlink:href="https://liveuamap.com/pics/2023/05/13/22562648_0.jpg" text:style-name="Internet_20_link" text:visited-style-name="Visited_20_Internet_20_Link">
22562648_0.jpg</text:a>
"]</text:p>
      <text:p text:style-name="P4">
Tags: ["Europe", "Central and Eastern Europe"]</text:p>
      <text:p text:style-name="P4">
Id: 22562648</text:p>
      <!--METADATA-->
      <text:p text:style-name="P4">
Russian missiles hit Ternopil' industrial zone</text:p>
      <text:p text:style-name="P4">
<draw:frame draw:style-name="fr1" draw:name="Image154" text:anchor-type="as-char" svg:width="6.9236in" svg:height="3.011684in" draw:z-index="0">
<draw:image xlink:href="../Images/liveuamap/2023-05-13T16-34-46/22562648_0.jpg" xlink:type="simple" xlink:show="embed" xlink:actuate="onLoad" draw:mime-type="image/jpeg"/>
</draw:frame>
News Collection Link: <text:a xlink:type="simple" xlink:href="https://liveuamap.com/en/2023/13-may-russian-missiles-hit-ternopil-industrial-zone" text:style-name="Internet_20_link" text:visited-style-name="Visited_20_Internet_20_Link">
https://liveuamap.com/en/2023/13-may-russian-missiles-hit-ternopil-industrial-zone</text:a>
</text:p>
      <text:p text:style-name="P4">
News Source: <text:a xlink:type="simple" xlink:href="https://t.me/Pravda_Gerashchenko/70995" text:style-name="Internet_20_link" text:visited-style-name="Visited_20_Internet_20_Link">
https://t.me/Pravda_Gerashchenko/70995</text:a>
</text:p>
      <!--NEWS-->
      <text:h text:style-name="P10" text:outline-level="1">
<text:span text:style-name="T4">
Ukraine will present a register of damages caused by the Russian Federation at the Council of Europe Summit - Kondratyuk</text:span>
</text:h>
      <text:p text:style-name="P4">
Authors: Ukrinform (Person)</text:p>
      <text:p text:style-name="P4">
Publisher: Укринформ (Organization)</text:p>
      <text:p text:style-name="P4">
Published Time: 2023-05-13T16:36:00+03:00</text:p>
      <text:p text:style-name="P4">
Modified Time: 2023-05-13T16:36:00+03:00</text:p>
      <text:p text:style-name="P4">
Description: Deputy Chairman of the Verkhovna Rada, Olena Kondratyuk, discussed with the Minister of Justice of Iceland, Ion Gunnarson specific legal mechanisms of bringing the Russian Federation to justice and the issue of deportation by Russian children. - Ukrinform.</text:p>
      <text:p text:style-name="P4">
Images: ["<text:a xlink:type="simple" xlink:href="https://static.ukrinform.com/photos/2023_05/thumb_files/630_360_1683984928-800.jpg" text:style-name="Internet_20_link" text:visited-style-name="Visited_20_Internet_20_Link">
630_360_16839...</text:a>
"]</text:p>
      <text:p text:style-name="P4">
Tags: ['Депортація', 'Діти', 'Ісландія', 'Україна', 'Рада Європи', 'Кондратюк', 'Війна з росією']</text:p>
      <text:p text:style-name="P4">
Type: Article</text:p>
      <!--METADATA-->
      <text:p text:style-name="P4">
<draw:frame draw:style-name="fr1" draw:name="Image155" text:anchor-type="as-char" svg:width="6.9236in" svg:height="3.956343in" draw:z-index="0">
<draw:image xlink:href="../Images/yкринформ/2023-05-13T16-36-00-03-00/630_360_1683984928-800.jpg" xlink:type="simple" xlink:show="embed" xlink:actuate="onLoad" draw:mime-type="image/jpeg"/>
</draw:frame>
The Verkhovna Rada Deputy Chairman Olena Kondratyuk discussed with the Minister of Justice Iceland Hunnarson specific legal mechanisms of bringing the Russian Federation of reference and the issue of deportation by Russians of Ukrainian children.</text:p>
      <text:p text:style-name="P4">
The meeting of the officials took place in Reykjavik, Vichespicler reports in <text:a xlink:type="simple" xlink:href="https://www.facebook.com/kondratiukolena/posts/pfbid0TWwNYppNGiEFKV2BX3YVzdkrMdveeUiqbhtapBNRTyovn9C15GcNadgfuwRSdoUTl" text:style-name="Internet_20_link" text:visited-style-name="Visited_20_Internet_20_Link">
</text:a>
“It was about the need to establish an international special tribunal and to support the creation of an International Center for Investigation of the Crime of Aggression of RFProt of Ukraine in the Hague. They also discussed a mechanism such as a register of damages caused by Russia in Ukraine, which will be represented by the Council of Europe on May 16-17 in Reykjavik, ”Kondratyuk said.</text:p>
      <text:p text:style-name="P4">
At the meeting, the topics of returning home of Ukrainian children, abducted by the Russian Russian, also touched.</text:p>
      <text:p text:style-name="P4">
<text:span text:style-name="T4">
 Read also: </text:span>
 <text:a xlink:type="simple" xlink:href="https://www.ukrinform.ua/rubric-polytics/3708452-vikradenna-ukrainskih-ditej-rosieu-kondratuk-zaklikala-parlament-islandii-rozglanuti-rezoluciu.html" text:style-name="Internet_20_link" text:visited-style-name="Visited_20_Internet_20_Link">
</text:a>
The deputy chairman of the Verkhovna Rada emphasized the need to develop a common position of Northern European countries on changes that should take place in international -educational organizations designed to protect the rights of children, in particular from illegal deportation.</text:p>
      <text:p text:style-name="P4">
Kondratyuk stressed that such changes have long been ripe in the activities of the International Committee of the Red Cross and the UN structures.</text:p>
      <text:p text:style-name="P4">
As reported by Ukrinform, <text:a xlink:type="simple" xlink:href="https://www.ukrinform.ua/tag-islandia" text:style-name="Internet_20_link" text:visited-style-name="Visited_20_Internet_20_Link">
</text:a>
From the first full -scale invasion of the Russian Federation in Ukraine condemned the Russian aggression of Tanada's assistance in the amount of more than $ 25 million.</text:p>
      <text:p text:style-name="P4">
<text:span text:style-name="T5">
Foto: Elena Kondratyuk</text:span>
</text:p>
      <text:p text:style-name="P4">
News Source: <text:a xlink:type="simple" xlink:href="https://www.ukrinform.ua/rubric-polytics/3708759-ukraina-predstavit-reestr-vidskoduvanna-zbitkiv-zavdanih-rf-na-samiti-radi-evropi-kondratuk.html" text:style-name="Internet_20_link" text:visited-style-name="Visited_20_Internet_20_Link">
https://www.ukrinform.ua/rubric-polytics/3708759-ukraina-predstavit-reestr-vidskoduvanna-zbitkiv-zavdanih-rf-na-samiti-radi-evropi-kondratuk.html</text:a>
</text:p>
      <!--NEWS-->
      <text:h text:style-name="P10" text:outline-level="1">
<text:span text:style-name="T4">
The enemy attacked Berislav with two managed airbots, a city without electricity</text:span>
</text:h>
      <text:p text:style-name="P4">
Authors: Ukrinform (Person)</text:p>
      <text:p text:style-name="P4">
Publisher: Укринформ (Organization)</text:p>
      <text:p text:style-name="P4">
Published Time: 2023-05-13T16:49:00+03:00</text:p>
      <text:p text:style-name="P4">
Modified Time: 2023-05-13T16:49:00+03:00</text:p>
      <text:p text:style-name="P4">
Description: As a result of the morning attack of Russian aviation, Berislav in Kherson region was left without electricity. - Ukrinform.</text:p>
      <text:p text:style-name="P4">
Images: ["<text:a xlink:type="simple" xlink:href="https://static.ukrinform.com/photos/2023_05/thumb_files/630_360_1683985924-545.jpg" text:style-name="Internet_20_link" text:visited-style-name="Visited_20_Internet_20_Link">
630_360_16839...</text:a>
"]</text:p>
      <text:p text:style-name="P4">
Tags: ['Херсонщина', 'Обстріл', 'Електропостачання']</text:p>
      <text:p text:style-name="P4">
Type: Article</text:p>
      <!--METADATA-->
      <text:p text:style-name="P4">
<draw:frame draw:style-name="fr1" draw:name="Image156" text:anchor-type="as-char" svg:width="6.9236in" svg:height="3.956343in" draw:z-index="0">
<draw:image xlink:href="../Images/yкринформ/2023-05-13T16-49-00-03-00/630_360_1683985924-545.jpg" xlink:type="simple" xlink:show="embed" xlink:actuate="onLoad" draw:mime-type="image/jpeg"/>
</draw:frame>
Berislav in the Kherson region remained non -electrical as a result of the Russian aviation attack.</text:p>
      <text:p text:style-name="P4">
About it in <text:a xlink:type="simple" xlink:href="https://t.me/olexandrprokudin/495" text:style-name="Internet_20_link" text:visited-style-name="Visited_20_Internet_20_Link">
</text:a>
Alexander Proudin reported to the heads of the Church of the Regional Military Administration, reports.</text:p>
      <text:p text:style-name="P4">
"At four in the morning, the enemy attacked the city with two managed aircraft.(https://www.ukrinform.ua/tag-elektropostacanna). Nowadays, they are doing everything possible to turn the light from the Oselimiztyans as soon as possible, "the chief of Ova wrote.</text:p>
      <text:p text:style-name="P4">
He added that the miracle was without the victims of peaceful people.</text:p>
      <text:p text:style-name="P4">
<text:span text:style-name="T4">
 Read also: </text:span>
 <text:a xlink:type="simple" xlink:href="https://www.ukrinform.ua/rubric-regions/3708630-rosijska-armia-za-dobu-atakuvala-11-regioniv-ukraini-zvedenna-ova.html" text:style-name="Internet_20_link" text:visited-style-name="Visited_20_Internet_20_Link">
</text:a>
As it was reported, the Russian army for the past day, May 12, <text:a xlink:type="simple" xlink:href="https://www.ukrinform.ua/rubric-regions/3708587-vijska-rf-za-dobu-vipustili-po-hersonsini-445-snaradiv-dvoe-zagiblih.html" text:style-name="Internet_20_link" text:visited-style-name="Visited_20_Internet_20_Link">
</text:a>
, as a result of them, two people have agreed, four more were injured.</text:p>
      <text:p text:style-name="P4">
News Source: <text:a xlink:type="simple" xlink:href="https://www.ukrinform.ua/rubric-ato/3708763-vorog-atakuvav-berislav-dvoma-kerovanimi-aviabombami-misto-bez-elektropostacanna.html" text:style-name="Internet_20_link" text:visited-style-name="Visited_20_Internet_20_Link">
https://www.ukrinform.ua/rubric-ato/3708763-vorog-atakuvav-berislav-dvoma-kerovanimi-aviabombami-misto-bez-elektropostacanna.html</text:a>
</text:p>
      <!--NEWS-->
      <text:h text:style-name="P10" text:outline-level="1">
<text:span text:style-name="T4">
Kharkiv, Kharkivska Oblast(23:01). Red Alert: aerial threat. Sirens sounding. Take cover now!</text:span>
</text:h>
      <text:p text:style-name="P4">
Authors: liveuamap (Language: en)</text:p>
      <text:p text:style-name="P4">
Time: 2023-05-13T17:02:00</text:p>
      <text:p text:style-name="P4">
Location: Kharkiv (Latitude:49.98053 Longtitude:36.25333)</text:p>
      <text:p text:style-name="P4">
Videos: []</text:p>
      <text:p text:style-name="P4">
Images: []</text:p>
      <text:p text:style-name="P4">
Tags: ["Europe", "Central and Eastern Europe"]</text:p>
      <text:p text:style-name="P4">
Id: 22562653</text:p>
      <!--METADATA-->
      <text:p text:style-name="P4">
Kharkiv, Kharkiv region(23:01). Red Alert: aerial threat. Sirens sounding.Take cover now!</text:p>
      <text:p text:style-name="P4">
News Collection Link: <text:a xlink:type="simple" xlink:href="https://liveuamap.com/en/2023/13-may-kharkiv-kharkivska-oblast2301-red-alerg" text:style-name="Internet_20_link" text:visited-style-name="Visited_20_Internet_20_Link">
https://liveuamap.com/en/2023/13-may-kharkiv-kharkivska-oblast2301-red-alerg</text:a>
</text:p>
      <text:p text:style-name="P4">
News Source: <text:a xlink:type="simple" xlink:href="https://t.me/air_alert_ua/45233" text:style-name="Internet_20_link" text:visited-style-name="Visited_20_Internet_20_Link">
https://t.me/air_alert_ua/45233</text:a>
</text:p>
      <!--NEWS-->
      <text:h text:style-name="P10" text:outline-level="1">
<text:span text:style-name="T4">
La Liga: "Girona" thanks to the assist of Tsigankov played in the match with Real Sossiedad</text:span>
</text:h>
      <text:p text:style-name="P4">
Authors: Ukrinform (Person)</text:p>
      <text:p text:style-name="P4">
Publisher: Укринформ (Organization)</text:p>
      <text:p text:style-name="P4">
Published Time: 2023-05-13T17:02:12+03:00</text:p>
      <text:p text:style-name="P4">
Modified Time: 2023-05-13T17:02:12+03:00</text:p>
      <text:p text:style-name="P4">
Description: Ukrainian winger "Catalans" played a full match and distinguished himself with a productive belt. - Ukrinform.</text:p>
      <text:p text:style-name="P4">
Images: ["<text:a xlink:type="simple" xlink:href="https://static.ukrinform.com/photos/2023_05/thumb_files/630_360_1683986476-109.jpg" text:style-name="Internet_20_link" text:visited-style-name="Visited_20_Internet_20_Link">
630_360_16839...</text:a>
"]</text:p>
      <text:p text:style-name="P4">
Tags: ['Футбол', 'Циганков']</text:p>
      <text:p text:style-name="P4">
Type: Article</text:p>
      <!--METADATA-->
      <text:p text:style-name="P4">
<draw:frame draw:style-name="fr1" draw:name="Image157" text:anchor-type="as-char" svg:width="6.9236in" svg:height="3.956343in" draw:z-index="0">
<draw:image xlink:href="../Images/yкринформ/2023-05-13T17-02-12-03-00/630_360_1683986476-109.jpg" xlink:type="simple" xlink:show="embed" xlink:actuate="onLoad" draw:mime-type="image/jpeg"/>
</draw:frame>
Ukrainian winger "Catalans" played a full match and was distinguished by the results.</text:p>
      <text:p text:style-name="P4">
Girona in a foreign field played a draw with Real Sossiedad 2: 2 in the 34th Turisan Primera, Ukrinform reports.</text:p>
      <text:p text:style-name="P4">
Oharsabal and Silva were distinguished as part of Basque. The Catalans played by Kuotoe after Tsigankov and Stuana.</text:p>
      <text:p text:style-name="P4">
Catalans occupy 7th place in Laiga, having 48 points after 34 mats. "Real Sociedad" - in the top 4.</text:p>
      <text:p text:style-name="P4">
<text:span text:style-name="T4">
 Read also: </text:span>
 <text:a xlink:type="simple" xlink:href="https://www.ukrinform.ua/rubric-sports/3708746-dinamo-progralo-cornomorcu-na-stari-26go-turu-upl.html" text:style-name="Internet_20_link" text:visited-style-name="Visited_20_Internet_20_Link">
</text:a>
It was reported that Barcelona heads La Liga, having 82 points after33 matches in the asset.</text:p>
      <text:p text:style-name="P4">
Photo: twitter.com/gironafc</text:p>
      <text:p text:style-name="P4">
News Source: <text:a xlink:type="simple" xlink:href="https://www.ukrinform.ua/rubric-sports/3708767-la-liga-zirona-zavdaki-asistu-cigankova-vidigralasa-u-matci-z-real-sosedadom.html" text:style-name="Internet_20_link" text:visited-style-name="Visited_20_Internet_20_Link">
https://www.ukrinform.ua/rubric-sports/3708767-la-liga-zirona-zavdaki-asistu-cigankova-vidigralasa-u-matci-z-real-sosedadom.html</text:a>
</text:p>
      <!--NEWS-->
      <text:h text:style-name="P10" text:outline-level="1">
<text:span text:style-name="T4">
Explosions reported in Kharkiv</text:span>
</text:h>
      <text:p text:style-name="P4">
Authors: liveuamap (Language: en)</text:p>
      <text:p text:style-name="P4">
Time: 2023-05-13T17:03:26</text:p>
      <text:p text:style-name="P4">
Location: Kharkiv (Latitude:49.98434 Longtitude:36.1294)</text:p>
      <text:p text:style-name="P4">
Videos: []</text:p>
      <text:p text:style-name="P4">
Images: []</text:p>
      <text:p text:style-name="P4">
Tags: ["Europe", "Central and Eastern Europe"]</text:p>
      <text:p text:style-name="P4">
Id: 22562654</text:p>
      <!--METADATA-->
      <text:p text:style-name="P4">
Explosions reported in Kharkiv</text:p>
      <text:p text:style-name="P4">
News Collection Link: <text:a xlink:type="simple" xlink:href="https://liveuamap.com/en/2023/13-may-explosions-reported-in-kharkiv-" text:style-name="Internet_20_link" text:visited-style-name="Visited_20_Internet_20_Link">
https://liveuamap.com/en/2023/13-may-explosions-reported-in-kharkiv-</text:a>
</text:p>
      <text:p text:style-name="P4">
News Source: <text:a xlink:type="simple" xlink:href="https://t.me/suspilnekharkiv/24798" text:style-name="Internet_20_link" text:visited-style-name="Visited_20_Internet_20_Link">
https://t.me/suspilnekharkiv/24798</text:a>
</text:p>
      <!--NEWS-->
      <text:h text:style-name="P10" text:outline-level="1">
<text:span text:style-name="T4">
A new modular town "Swallow" was opened in Irpen</text:span>
</text:h>
      <text:p text:style-name="P4">
Authors: Ukrinform (Person)</text:p>
      <text:p text:style-name="P4">
Publisher: Укринформ (Organization)</text:p>
      <text:p text:style-name="P4">
Published Time: 2023-05-13T17:07:00+03:00</text:p>
      <text:p text:style-name="P4">
Modified Time: 2023-05-13T17:07:00+03:00</text:p>
      <text:p text:style-name="P4">
Description: In Irpen, a modular town "Swallow" was opened for persons who lost housing as a result of hostilities. - Ukrinform.</text:p>
      <text:p text:style-name="P4">
Images: ["<text:a xlink:type="simple" xlink:href="https://static.ukrinform.com/photos/2023_05/thumb_files/630_360_1683987035-3196.jpeg" text:style-name="Internet_20_link" text:visited-style-name="Visited_20_Internet_20_Link">
630_360_16839...</text:a>
", "<text:a xlink:type="simple" xlink:href="https://static.ukrinform.com/photos/2023_05/thumb_files/630_360_1683987032-4897.jpeg" text:style-name="Internet_20_link" text:visited-style-name="Visited_20_Internet_20_Link">
630_360_16839...</text:a>
", "<text:a xlink:type="simple" xlink:href="https://static.ukrinform.com/photos/2023_05/thumb_files/630_360_1683987032-4023.jpeg" text:style-name="Internet_20_link" text:visited-style-name="Visited_20_Internet_20_Link">
630_360_16839...</text:a>
", "<text:a xlink:type="simple" xlink:href="https://static.ukrinform.com/photos/2023_05/thumb_files/630_360_1683987032-8220.jpeg" text:style-name="Internet_20_link" text:visited-style-name="Visited_20_Internet_20_Link">
630_360_16839...</text:a>
", "<text:a xlink:type="simple" xlink:href="https://static.ukrinform.com/photos/2023_05/thumb_files/630_360_1683987032-1951.jpeg" text:style-name="Internet_20_link" text:visited-style-name="Visited_20_Internet_20_Link">
630_360_16839...</text:a>
", "<text:a xlink:type="simple" xlink:href="https://static.ukrinform.com/photos/2023_05/thumb_files/630_360_1683987032-3332.jpeg" text:style-name="Internet_20_link" text:visited-style-name="Visited_20_Internet_20_Link">
630_360_16839...</text:a>
", "<text:a xlink:type="simple" xlink:href="https://static.ukrinform.com/photos/2023_05/thumb_files/630_360_1683987032-2654.jpeg" text:style-name="Internet_20_link" text:visited-style-name="Visited_20_Internet_20_Link">
630_360_16839...</text:a>
", "<text:a xlink:type="simple" xlink:href="https://static.ukrinform.com/photos/2023_05/thumb_files/630_360_1683987033-6870.jpeg" text:style-name="Internet_20_link" text:visited-style-name="Visited_20_Internet_20_Link">
630_360_16839...</text:a>
", "<text:a xlink:type="simple" xlink:href="https://static.ukrinform.com/photos/2023_05/thumb_files/630_360_1683987033-4916.jpeg" text:style-name="Internet_20_link" text:visited-style-name="Visited_20_Internet_20_Link">
630_360_16839...</text:a>
", "<text:a xlink:type="simple" xlink:href="https://static.ukrinform.com/photos/2023_05/thumb_files/630_360_1683987033-2029.jpeg" text:style-name="Internet_20_link" text:visited-style-name="Visited_20_Internet_20_Link">
630_360_16839...</text:a>
", "<text:a xlink:type="simple" xlink:href="https://static.ukrinform.com/photos/2023_05/thumb_files/630_360_1683987033-1698.jpeg" text:style-name="Internet_20_link" text:visited-style-name="Visited_20_Internet_20_Link">
630_360_16839...</text:a>
", "<text:a xlink:type="simple" xlink:href="https://static.ukrinform.com/photos/2023_05/thumb_files/630_360_1683987034-5073.jpeg" text:style-name="Internet_20_link" text:visited-style-name="Visited_20_Internet_20_Link">
630_360_16839...</text:a>
", "<text:a xlink:type="simple" xlink:href="https://static.ukrinform.com/photos/2023_05/thumb_files/630_360_1683987034-4169.jpeg" text:style-name="Internet_20_link" text:visited-style-name="Visited_20_Internet_20_Link">
630_360_16839...</text:a>
", "<text:a xlink:type="simple" xlink:href="https://static.ukrinform.com/photos/2023_05/thumb_files/630_360_1683987034-9008.jpeg" text:style-name="Internet_20_link" text:visited-style-name="Visited_20_Internet_20_Link">
630_360_16839...</text:a>
", "<text:a xlink:type="simple" xlink:href="https://static.ukrinform.com/photos/2023_05/thumb_files/630_360_1683987035-7035.jpeg" text:style-name="Internet_20_link" text:visited-style-name="Visited_20_Internet_20_Link">
630_360_16839...</text:a>
", "<text:a xlink:type="simple" xlink:href="https://static.ukrinform.com/photos/2023_05/thumb_files/630_360_1683987035-5442.jpeg" text:style-name="Internet_20_link" text:visited-style-name="Visited_20_Internet_20_Link">
630_360_16839...</text:a>
", "<text:a xlink:type="simple" xlink:href="https://static.ukrinform.com/photos/2023_05/thumb_files/630_360_1683987035-4834.jpeg" text:style-name="Internet_20_link" text:visited-style-name="Visited_20_Internet_20_Link">
630_360_16839...</text:a>
", "<text:a xlink:type="simple" xlink:href="https://static.ukrinform.com/photos/2023_05/thumb_files/630_360_1683987035-7743.jpeg" text:style-name="Internet_20_link" text:visited-style-name="Visited_20_Internet_20_Link">
630_360_16839...</text:a>
", "<text:a xlink:type="simple" xlink:href="https://static.ukrinform.com/photos/2023_05/thumb_files/630_360_1683987035-8310.jpeg" text:style-name="Internet_20_link" text:visited-style-name="Visited_20_Internet_20_Link">
630_360_16839...</text:a>
"]</text:p>
      <text:p text:style-name="P4">
Tags: ['Фінляндія', 'Ірпінь', 'Київщина', 'Відбудова', 'Модульні будинки']</text:p>
      <text:p text:style-name="P4">
Type: Article</text:p>
      <!--METADATA-->
      <text:p text:style-name="P4">
<draw:frame draw:style-name="fr1" draw:name="Image158" text:anchor-type="as-char" svg:width="6.9236in" svg:height="3.956343in" draw:z-index="0">
<draw:image xlink:href="../Images/yкринформ/2023-05-13T17-07-00-03-00/630_360_1683987035-3196.jpeg" xlink:type="simple" xlink:show="embed" xlink:actuate="onLoad" draw:mime-type="image/jpeg"/>
</draw:frame>
The opening of the modular town "Swallow" for persons who have lost life as a result of hostilities was opened in Irpeniviviviva.</text:p>
      <text:p text:style-name="P4">
This was reported by Ukrinform correspondent.</text:p>
      <text:p text:style-name="P4">
Thanks to the cooperation of the Irpin City Council, the Embassy of Finland in Ukraine, the Kyiv Regional Military Administration, the Ministry of Community Development, Territories and Infrastructure of Ukraine and the State Agency for Restoration and Development of Infrastructure of Ukraine in the Irpin Hero City, a fashionable town was opened in the territory of the former sanatorium.</text:p>
      <text:p text:style-name="P4">
The opening of the town was attended by an extraordinary and plenipotentiary Ambassador of Finland Jaakko Lehkht, Deputy Minister of Ministry of Infrastructure Natalia Kozlovskaya, Head of the Kyiv Regional Military Administration Ruslan Kravchenko, Irpinsky Mayor Alexander Markushin, deputies of the Irpin City Council.</text:p>
      <text:p text:style-name="P4">
In general <text:a xlink:type="simple" xlink:href="https://www.ukrinform.ua/tag-irpin" text:style-name="Internet_20_link" text:visited-style-name="Visited_20_Internet_20_Link">
</text:a>
He received 12 Finnish targets in three apartments each - 36 full apartments, which are equipped with all necessary for a comfortable life.</text:p>
      <text:p text:style-name="P4">
People will live in houses of preferential categories: many children, families of the wretched heroes, servicemen, pensioners.“The town is designed for 144 people. Currently, 141 people will move there, of whom 42 are children. In particular, large families, families of victims, people with disabilities, social workers, and military families. All of them are the inhabitants of Irpen, who have lost their homes as a result of a full -scale invasion of Russia, ” - said Kokravchenko.</text:p>
      <text:p text:style-name="P4">
The houses are made of wood. They are all equipped with shower and kitchens. There are hot and heating. Housing is equipped with the necessary equipment, furniture, utensils, air conditioning and essential items. The area of each apartment is 27-28kv. m.</text:p>
      <text:p text:style-name="P4">
In case of power off, the town has alternative powerful sources - two generators of 100 kW each.</text:p>
      <text:p text:style-name="P4">
<text:span text:style-name="T4">
 Read also: </text:span>
 <text:a xlink:type="simple" xlink:href="https://www.ukrinform.ua/rubric-regions/3704325-modulne-mistecko-u-gostomeli-zapovnene-majze-na-85-blagodijnik.html" text:style-name="Internet_20_link" text:visited-style-name="Visited_20_Internet_20_Link">
<text:span text:style-name="T4">
 modular </text:span>
</text:a>
All amenities are also in availability - minibuses to Kiev, school, park.</text:p>
      <text:p text:style-name="P4">
The improvement of the territory helped to equip the Kiev regional military administration. 5 million UAH was allocated for the complex of works on improvement.</text:p>
      <text:p text:style-name="P4">
After the war, the modular town will be owned by the community.</text:p>
      <text:p text:style-name="P4">
“Modular towns are a temporary solution. We are currently developing a new program of the city state administration on repair and improvement of houses. They will be more modern so that people move from modular locations to a comfortable place of residence. But this is not the end. The main union is to provide every person who has lost their home, with constant placement, ”Kravchenko emphasized.</text:p>
      <text:p text:style-name="P4">
<text:span text:style-name="T4">
 Read also: </text:span>
 <text:a xlink:type="simple" xlink:href="https://www.ukrinform.ua/rubric-regions/3702858-v-irpeni-vidkrili-mural-prisvacenij-bahmutu.html" text:style-name="Internet_20_link" text:visited-style-name="Visited_20_Internet_20_Link">
</text:a>
As it was reported, in the Kyiv region Russian invaders destroyed and damaged more than 27,000 objects. Most are civil infrastructure. Currently, nearly 11.9 thousand have already been assembled, of which more than 6.5 thousand of multi -storey buildings of private homes, partly with the provision of almost 4 thousand residential objects.</text:p>
      <text:p text:style-name="P4">
News Source: <text:a xlink:type="simple" xlink:href="https://www.ukrinform.ua/rubric-vidbudova/3708769-v-irpeni-vidkrili-nove-modulne-mistecko-lastivka.html" text:style-name="Internet_20_link" text:visited-style-name="Visited_20_Internet_20_Link">
https://www.ukrinform.ua/rubric-vidbudova/3708769-v-irpeni-vidkrili-nove-modulne-mistecko-lastivka.html</text:a>
</text:p>
      <!--NEWS-->
      <text:h text:style-name="P10" text:outline-level="1">
<text:span text:style-name="T4">
In Pakistan as a result of anti -terrorist operation, 13 people were killed</text:span>
</text:h>
      <text:p text:style-name="P4">
Authors: Ukrinform (Person)</text:p>
      <text:p text:style-name="P4">
Publisher: Укринформ (Organization)</text:p>
      <text:p text:style-name="P4">
Published Time: 2023-05-13T17:10:00+03:00</text:p>
      <text:p text:style-name="P4">
Modified Time: 2023-05-13T17:10:00+03:00</text:p>
      <text:p text:style-name="P4">
Description: Thirteen people, including six military and one civilian, were killed, and six more hostages were injured during an anti -terrorist operation in Baludzhistan in Pakistan. - Ukrinform.</text:p>
      <text:p text:style-name="P4">
Images: ["<text:a xlink:type="simple" xlink:href="https://static.ukrinform.com/photos/2018_11/thumb_files/630_360_1542786421-850.jpg" text:style-name="Internet_20_link" text:visited-style-name="Visited_20_Internet_20_Link">
630_360_15427...</text:a>
"]</text:p>
      <text:p text:style-name="P4">
Tags: ['АТО', 'Операція', 'Пакистан']</text:p>
      <text:p text:style-name="P4">
Type: Article</text:p>
      <!--METADATA-->
      <text:p text:style-name="P4">
<draw:frame draw:style-name="fr1" draw:name="Image159" text:anchor-type="as-char" svg:width="6.9236in" svg:height="3.956343in" draw:z-index="0">
<draw:image xlink:href="../Images/yкринформ/2023-05-13T17-10-00-03-00/630_360_1542786421-850.jpg" xlink:type="simple" xlink:show="embed" xlink:actuate="onLoad" draw:mime-type="image/jpeg"/>
</draw:frame>
Thirteen people, including six military and one civilian, were killed, and six were injured during an anti -terrorist operation in Pakistan's anti -terrorist operation in Pakistan.</text:p>
      <text:p text:style-name="P4">
According to Ukrinform, the agency reports <text:a xlink:type="simple" xlink:href="https://www.shine.cn/news/world/2305137706/" text:style-name="Internet_20_link" text:visited-style-name="Visited_20_Internet_20_Link">
</text:a>
.</text:p>
      <text:p text:style-name="P4">
The operation was completed on Saturday morning after Friday morning, terrorists attacked the military warehouse of border troops in North Chibeljan.</text:p>
      <text:p text:style-name="P4">
<text:span text:style-name="T4">
 Read also: </text:span>
 <text:a xlink:type="simple" xlink:href="https://www.ukrinform.ua/rubric-world/3707981-verhovnij-sud-pakistanu-viznav-arest-ekspremera-nezakonnim-i-postanoviv-jogo-zvilniti.html" text:style-name="Internet_20_link" text:visited-style-name="Visited_20_Internet_20_Link">
<text:span text:style-name="T4">
 Pakistan </text:span>
</text:a>
A complex anti -terrorist operation also included surgery from rescue.</text:p>
      <text:p text:style-name="P4">
"All six of the well -worked terrorists who participated in the attack were bullied," the message reads.</text:p>
      <text:p text:style-name="P4">
<text:span text:style-name="T4">
 Read also: </text:span>
 <text:a xlink:type="simple" xlink:href="https://www.ukrinform.ua/rubric-world/3707706-u-pakistani-kilkist-zagiblih-pid-cas-suticok-cerez-zatrimanna-ekspremera-zrosla-do-10.html" text:style-name="Internet_20_link" text:visited-style-name="Visited_20_Internet_20_Link">
<text:span text:style-name="T4">
 Pakistan </text:span>
</text:a>
At least 10 people were informed and more than 1750 were injured during clashes between protesters and police in Pakistan after arrest-by-partmaster Imran Khan.</text:p>
      <text:p text:style-name="P4">
News Source: <text:a xlink:type="simple" xlink:href="https://www.ukrinform.ua/rubric-world/3708765-u-pakistani-vnaslidok-antiteroristicnoi-operacii-zaginuli-13-osib.html" text:style-name="Internet_20_link" text:visited-style-name="Visited_20_Internet_20_Link">
https://www.ukrinform.ua/rubric-world/3708765-u-pakistani-vnaslidok-antiteroristicnoi-operacii-zaginuli-13-osib.html</text:a>
</text:p>
      <!--NEWS-->
      <text:h text:style-name="P10" text:outline-level="1">
<text:span text:style-name="T4">
Zelensky in Italy: There are very important decisions to protect our sky</text:span>
</text:h>
      <text:p text:style-name="P4">
Authors: Ukrinform (Person)</text:p>
      <text:p text:style-name="P4">
Publisher: Укринформ (Organization)</text:p>
      <text:p text:style-name="P4">
Published Time: 2023-05-13T17:22:00+03:00</text:p>
      <text:p text:style-name="P4">
Modified Time: 2023-05-13T17:22:00+03:00</text:p>
      <text:p text:style-name="P4">
Description: President Volodymyr Zelenskyy has declared the achievements of decisions with Italian partners to protect the Ukrainian sky. - Ukrinform.</text:p>
      <text:p text:style-name="P4">
Images: ["<text:a xlink:type="simple" xlink:href="https://static.ukrinform.com/photos/2023_05/thumb_files/630_360_1683981945-391.jpg" text:style-name="Internet_20_link" text:visited-style-name="Visited_20_Internet_20_Link">
630_360_16839...</text:a>
"]</text:p>
      <text:p text:style-name="P4">
Tags: ['Італія', 'Зеленський', 'Війна з росією']</text:p>
      <text:p text:style-name="P4">
Type: Article</text:p>
      <!--METADATA-->
      <text:p text:style-name="P4">
<draw:frame draw:style-name="fr1" draw:name="Image160" text:anchor-type="as-char" svg:width="6.9236in" svg:height="3.956343in" draw:z-index="0">
<draw:image xlink:href="../Images/yкринформ/2023-05-13T17-22-00-03-00/630_360_1683981945-391.jpg" xlink:type="simple" xlink:show="embed" xlink:actuate="onLoad" draw:mime-type="image/jpeg"/>
</draw:frame>
The Presidential Lordir Zelensky announced the achievement of decisions with Italian partners in the protection of the Ukrainian sky.</text:p>
      <text:p text:style-name="P4">
He stated this during a joint with the Chairman of the Council of Ministers of the Italian Republic of George Meloni of the Press Conference in Rome, Correspondenttukinform reports.</text:p>
      <text:p text:style-name="P4">
“Today we have discussed our cooperation, including security, military. There are very important decisions to protect our sky, ”the Head of State said.</text:p>
      <text:p text:style-name="P4">
In general, negotiations with melon <text:a xlink:type="simple" xlink:href="https://www.ukrinform.ua/tag-zelenskij" text:style-name="Internet_20_link" text:visited-style-name="Visited_20_Internet_20_Link">
</text:a>
He called "rather fruitful dialogue."</text:p>
      <text:p text:style-name="P4">
At the same time, Zelensky told the Italians that only seven hours last night the Ukrainian defense forces knocked down 17 percussion drones - Iranian Shahd, which, according to him, uses to destroy children, schools, infrastructure.</text:p>
      <text:p text:style-name="P4">
<text:span text:style-name="T4">
 Read also: </text:span>
 <text:a xlink:type="simple" xlink:href="https://www.ukrinform.ua/rubric-polytics/3708740-zelenskij-obgovoriv-iz-prezidentom-italii-pidtrimku-ukraini-j-tisk-na-rosiu.html" text:style-name="Internet_20_link" text:visited-style-name="Visited_20_Internet_20_Link">
<text:span text:style-name="T4">
 Zelens </text:span>
</text:a>
However, the President stressed that there were also a traveling of Dronov-Kamikadze, as a result of the dead people.</text:p>
      <text:p text:style-name="P4">
As reported by Ukrinform, President Volodymyr Zelenskyy is on Saturday after the start of a full -scale invasion of Russia into Ukraine <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771-zelenskij-v-italii-e-duze-vazlivi-risenna-sodo-zahistu-nasogo-neba.html" text:style-name="Internet_20_link" text:visited-style-name="Visited_20_Internet_20_Link">
https://www.ukrinform.ua/rubric-ato/3708771-zelenskij-v-italii-e-duze-vazlivi-risenna-sodo-zahistu-nasogo-neba.html</text:a>
</text:p>
      <!--NEWS-->
      <text:h text:style-name="P10" text:outline-level="1">
<text:span text:style-name="T4">
Russian troops fired Kharkiv region - two wounded</text:span>
</text:h>
      <text:p text:style-name="P4">
Authors: Ukrinform (Person)</text:p>
      <text:p text:style-name="P4">
Publisher: Укринформ (Organization)</text:p>
      <text:p text:style-name="P4">
Published Time: 2023-05-13T17:30:00+03:00</text:p>
      <text:p text:style-name="P4">
Modified Time: 2023-05-13T17:30:00+03:00</text:p>
      <text:p text:style-name="P4">
Description: As a result of today, two people are injured by Russian troops of Kharkiv region.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Поранені', 'Харківщина', 'Війна з росією']</text:p>
      <text:p text:style-name="P4">
Type: Article</text:p>
      <!--METADATA-->
      <text:p text:style-name="P4">
<draw:frame draw:style-name="fr1" draw:name="Image161" text:anchor-type="as-char" svg:width="6.9236in" svg:height="3.956343in" draw:z-index="0">
<draw:image xlink:href="../Images/yкринформ/2023-05-13T17-30-00-03-00/630_360_1654768443-794.jpg" xlink:type="simple" xlink:show="embed" xlink:actuate="onLoad" draw:mime-type="image/jpeg"/>
</draw:frame>
As a result, two people were injured by the Russian troops of Kharkiv region.</text:p>
      <text:p text:style-name="P4">
This was reported in <text:a xlink:type="simple" xlink:href="https://t.me/synegubov/6190" text:style-name="Internet_20_link" text:visited-style-name="Visited_20_Internet_20_Link">
</text:a>
The head of the Kharkiv regional military administration Oleg Synigubov, reports Ukrinform.</text:p>
      <text:p text:style-name="P4">
"Today Russian invaders <text:a xlink:type="simple" xlink:href="https://www.ukrinform.ua/tag-obstril" text:style-name="Internet_20_link" text:visited-style-name="Visited_20_Internet_20_Link">
</text:a>
Khatne village of Kupyansky district. A woman was 43 years old. In addition, as a result of the shelling of the village. Ogirtsevo Chuguev district was injured in a civilian. Currently, doctors are assisting the victims, "Ova writer writes.</text:p>
      <text:p text:style-name="P4">
<text:span text:style-name="T4">
 Read also: </text:span>
 <text:a xlink:type="simple" xlink:href="https://www.ukrinform.ua/rubric-ato/3708707-unaslidok-obstrilu-nikopola-vazko-poranenij-colovik-e-rujnuvanna.html" text:style-name="Internet_20_link" text:visited-style-name="Visited_20_Internet_20_Link">
<text:span text:style-name="T4">
 wounded </text:span>
</text:a>
As previously reported, last day, on May 12, Russian troops fired in the four areas of Kharkiv region, <text:a xlink:type="simple" xlink:href="https://www.ukrinform.ua/rubric-ato/3708428-rosiani-obstrilali-z-artilerii-selo-na-harkivsini-e-zagiblij.html" text:style-name="Internet_20_link" text:visited-style-name="Visited_20_Internet_20_Link">
</text:a>
</text:p>
      <text:p text:style-name="P4">
News Source: <text:a xlink:type="simple" xlink:href="https://www.ukrinform.ua/rubric-ato/3708773-rosiani-obstrilali-harkivsinu-dvoe-poranenih.html" text:style-name="Internet_20_link" text:visited-style-name="Visited_20_Internet_20_Link">
https://www.ukrinform.ua/rubric-ato/3708773-rosiani-obstrilali-harkivsinu-dvoe-poranenih.html</text:a>
</text:p>
      <!--NEWS-->
      <text:h text:style-name="P10" text:outline-level="1">
<text:span text:style-name="T4">
Italy is betting on the victory of Ukraine - Meloni</text:span>
</text:h>
      <text:p text:style-name="P4">
Authors: Ukrinform (Person)</text:p>
      <text:p text:style-name="P4">
Publisher: Укринформ (Organization)</text:p>
      <text:p text:style-name="P4">
Published Time: 2023-05-13T17:33:00+03:00</text:p>
      <text:p text:style-name="P4">
Modified Time: 2023-05-13T17:33:00+03:00</text:p>
      <text:p text:style-name="P4">
Description: The Chairman of the Council of Ministers of the Italian Republic George Meloni said that Italy is betting on the victory of Ukraine and will continue to provide military support. - Ukrinform.</text:p>
      <text:p text:style-name="P4">
Images: ["<text:a xlink:type="simple" xlink:href="https://static.ukrinform.com/photos/2023_05/thumb_files/630_360_1683989126-356.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162" text:anchor-type="as-char" svg:width="6.9236in" svg:height="3.956343in" draw:z-index="0">
<draw:image xlink:href="../Images/yкринформ/2023-05-13T17-33-00-03-00/630_360_1683989126-356.jpeg" xlink:type="simple" xlink:show="embed" xlink:actuate="onLoad" draw:mime-type="image/jpeg"/>
</draw:frame>
The heads of ministers of the Italian Republic George Meloni said that Italy was making a victory for Ukraine and will continue to provide military support.</text:p>
      <text:p text:style-name="P4">
As Ukrinform reports, it reports <text:a xlink:type="simple" xlink:href="https://tg24.sky.it/mondo/2023/05/13/zelensky-ucraina-russia-guerra-diretta" text:style-name="Internet_20_link" text:visited-style-name="Visited_20_Internet_20_Link">
</text:a>
.</text:p>
      <text:p text:style-name="P4">
"Ми продовжуватимемо надавати підтримку, зокрема військову, щоб Україна моглавступити в переговори з твердою позицією. Це важливо, тому що миру неможливодосягти позицією капітуляції", - заявила прем'єр-міністр після зустрічі зукраїнським Президентом Володимиром Зеленським.</text:p>
      <text:p text:style-name="P4">
<text:span text:style-name="T4">
Читайте також:</text:span>
 <text:a xlink:type="simple" xlink:href="https://www.ukrinform.ua/rubric-ato/3708771-zelenskij-v-italii-e-duze-vazlivi-risenna-sodo-zahistu-nasogo-neba.html" text:style-name="Internet_20_link" text:visited-style-name="Visited_20_Internet_20_Link">
 <text:span text:style-name="T4">
Італ</text:span>
 </text:a>
"We will never forget that Ukraine is a victim of brutal aggression," - Dodlamelon.</text:p>
      <text:p text:style-name="P4">
"No unjust peace can be imposed on Ukraine," - said the Prime Minister.</text:p>
      <text:p text:style-name="P4">
In addition, Meloni said at the end of the meeting with the Ukrainian President Zelensky that Italy was supporting the people of Ukraine.</text:p>
      <text:p text:style-name="P4">
<text:span text:style-name="T4">
 Read also: </text:span>
 <text:a xlink:type="simple" xlink:href="https://www.ukrinform.ua/rubric-polytics/3708740-zelenskij-obgovoriv-iz-prezidentom-italii-pidtrimku-ukraini-j-tisk-na-rosiu.html" text:style-name="Internet_20_link" text:visited-style-name="Visited_20_Internet_20_Link">
<text:span text:style-name="T4">
 Italy </text:span>
</text:a>
"In Italy, a very clear position of support for our allies and the Ukrainian people, as well as the pace we have given in our relations, testify to the affection of the talent we give our relations," Melny said.</text:p>
      <text:p text:style-name="P4">
As reported by Ukrinform, May 13 <text:a xlink:type="simple" xlink:href="https://www.ukrinform.ua/rubric-polytics/3708665-zelenskij-pribuv-iz-vizitom-do-italii.html" text:style-name="Internet_20_link" text:visited-style-name="Visited_20_Internet_20_Link">
</text:a>
To meet the country of the country, Sergo Mattarellla, Prime Minister George Meloni Tapapo by Roman Francis. Zelensky called this visit important for the victory of Ukraine.</text:p>
      <text:p text:style-name="P4">
Photo: op</text:p>
      <text:p text:style-name="P4">
News Source: <text:a xlink:type="simple" xlink:href="https://www.ukrinform.ua/rubric-polytics/3708776-italia-robit-stavku-na-peremogu-ukraini-meloni.html" text:style-name="Internet_20_link" text:visited-style-name="Visited_20_Internet_20_Link">
https://www.ukrinform.ua/rubric-polytics/3708776-italia-robit-stavku-na-peremogu-ukraini-meloni.html</text:a>
</text:p>
      <!--NEWS-->
      <text:h text:style-name="P10" text:outline-level="1">
<text:span text:style-name="T4">
"Made in Ukraine": Yermak spoke with the Italian Minister of Economic Cooperation Development</text:span>
</text:h>
      <text:p text:style-name="P4">
Authors: Ukrinform (Person)</text:p>
      <text:p text:style-name="P4">
Publisher: Укринформ (Organization)</text:p>
      <text:p text:style-name="P4">
Published Time: 2023-05-13T17:40:26+03:00</text:p>
      <text:p text:style-name="P4">
Modified Time: 2023-05-13T17:40:26+03:00</text:p>
      <text:p text:style-name="P4">
Description: Presidential Office Head Andriy Yermak discussed with the Minister of Enterprises and Production of Italy Adolfo Urso Development of economic cooperation between countries.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Італія', 'Переговори', 'Єрмак']</text:p>
      <text:p text:style-name="P4">
Type: Article</text:p>
      <!--METADATA-->
      <text:p text:style-name="P4">
<draw:frame draw:style-name="fr1" draw:name="Image163" text:anchor-type="as-char" svg:width="6.9236in" svg:height="3.956343in" draw:z-index="0">
<draw:image xlink:href="../Images/yкринформ/2023-05-13T17-40-26-03-00/630_360_1678262274-371.jpeg" xlink:type="simple" xlink:show="embed" xlink:actuate="onLoad" draw:mime-type="image/jpeg"/>
</draw:frame>
Presidential head Andriy Yermak discussed with the Minister of Enterprises and Production of Adolfo Urso Development of economic cooperation between countries.</text:p>
      <text:p text:style-name="P4">
According to Ukrinform, Yermak wrote in <text:a xlink:type="simple" xlink:href="https://t.me/ermaka2022/2649" text:style-name="Internet_20_link" text:visited-style-name="Visited_20_Internet_20_Link">
</text:a>
“During his visit to Rome, he made a telephone conversation with the Minister of Improvement of Italy Adolfo Urso, which is now in Sicily. Although they were neglected personally, they discussed the development of economic cooperation of the jail and <text:a xlink:type="simple" xlink:href="https://www.ukrinform.ua/tag-italia" text:style-name="Internet_20_link" text:visited-style-name="Visited_20_Internet_20_Link">
</text:a>
, as well as the promotion brand "Made in Ukraine", - said Yermak.</text:p>
      <text:p text:style-name="P4">
The head of the AP thanked the Italian people and the government of Italy for the support of Ukraine during this horrific war.</text:p>
      <text:p text:style-name="P4">
<text:span text:style-name="T4">
 Read also: </text:span>
 <text:a xlink:type="simple" xlink:href="https://www.ukrinform.ua/rubric-ato/3708771-zelenskij-v-italii-e-duze-vazlivi-risenna-sodo-zahistu-nasogo-neba.html" text:style-name="Internet_20_link" text:visited-style-name="Visited_20_Internet_20_Link">
<text:span text:style-name="T4">
 Italy </text:span>
</text:a>
As reported by Ukrinform, on May 13, President of Ukraine Vladimir Zelensky, he approached Italy for a meeting with President Sergo Mattarllla, Prime Minister George Meloni and Pope Francis. Zelensky named this visit important for Ukraine's victory.</text:p>
      <text:p text:style-name="P4">
News Source: <text:a xlink:type="simple" xlink:href="https://www.ukrinform.ua/rubric-polytics/3708777-zrobleno-v-ukraini-ermak-pogovoriv-z-italijskim-ministrom-pro-rozvitok-ekonomicnoi-spivpraci.html" text:style-name="Internet_20_link" text:visited-style-name="Visited_20_Internet_20_Link">
https://www.ukrinform.ua/rubric-polytics/3708777-zrobleno-v-ukraini-ermak-pogovoriv-z-italijskim-ministrom-pro-rozvitok-ekonomicnoi-spivpraci.html</text:a>
</text:p>
      <!--NEWS-->
      <text:h text:style-name="P10" text:outline-level="1">
<text:span text:style-name="T4">
Zelensky invited Italian politicians and public figures to visit Ukraine</text:span>
</text:h>
      <text:p text:style-name="P4">
Authors: Ukrinform (Person)</text:p>
      <text:p text:style-name="P4">
Publisher: Укринформ (Organization)</text:p>
      <text:p text:style-name="P4">
Published Time: 2023-05-13T17:43:00+03:00</text:p>
      <text:p text:style-name="P4">
Modified Time: 2023-05-13T17:43:00+03:00</text:p>
      <text:p text:style-name="P4">
Description: President Volodymyr Zelenskyy has invited political leaders and public figures of Italy to visit Ukraine and see the consequences of Russian aggression with his own eyes. - Ukrinform.</text:p>
      <text:p text:style-name="P4">
Images: ["<text:a xlink:type="simple" xlink:href="https://static.ukrinform.com/photos/2023_05/thumb_files/630_360_1683989113-993.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164" text:anchor-type="as-char" svg:width="6.9236in" svg:height="3.956343in" draw:z-index="0">
<draw:image xlink:href="../Images/yкринформ/2023-05-13T17-43-00-03-00/630_360_1683989113-993.jpeg" xlink:type="simple" xlink:show="embed" xlink:actuate="onLoad" draw:mime-type="image/jpeg"/>
</draw:frame>
The Presidential Lordir Zelensky invited political leaders and public figures of Italy to visit Ukraine and see the consequences of Russian aggression with their own eyes.</text:p>
      <text:p text:style-name="P4">
He said this during a joint with the chairman of the Council of Ministers of the Italian Republic of George Meloni of the Press Conference in Rome, correspondentation.</text:p>
      <text:p text:style-name="P4">
“I want to invite all the political leaders of Italy now, to visit our country, to communicate with people, ordinary people. It seems to me that if you see with your own eyes what is happening and that one person has done something - Putin, everyone will finally understand why we are so visual evil. We are just fighting for life, ”Zelensky said.</text:p>
      <text:p text:style-name="P4">
<text:span text:style-name="T4">
 Read also: </text:span>
 <text:a xlink:type="simple" xlink:href="https://www.ukrinform.ua/rubric-polytics/3708776-italia-robit-stavku-na-peremogu-ukraini-meloni.html" text:style-name="Internet_20_link" text:visited-style-name="Visited_20_Internet_20_Link">
</text:a>
He thanked Meloni for her recent visit to Kiev, emphasizing that it was a "very important signal", and recalled that Italy's expression-minister Mario Dragitita was in Ukraine and saw the devastating effects of this bloody war.</text:p>
      <text:p text:style-name="P4">
The President, on behalf of Ukrainians, expressed gratitude to the Italians with the support of Ukraine, emphasizing that Ukraine seeks peace.</text:p>
      <text:p text:style-name="P4">
“Perhaps someone who has not seen that Russia's aggression is thinking that it can be the same thing that it will end, who will win. But this issue is that the Russian bombs will stop destroying Ukrainian villages and every Ukrainian woman will be sure that her home or apartment will not break a rocket, will not leave a long -range artillery, ”Zelensky added.</text:p>
      <text:p text:style-name="P4">
<text:span text:style-name="T4">
 Read also: </text:span>
 <text:a xlink:type="simple" xlink:href="https://www.ukrinform.ua/rubric-polytics/3708740-zelenskij-obgovoriv-iz-prezidentom-italii-pidtrimku-ukraini-j-tisk-na-rosiu.html" text:style-name="Internet_20_link" text:visited-style-name="Visited_20_Internet_20_Link">
<text:span text:style-name="T4">
 Zelensky </text:span>
</text:a>
According to Ukrinform, President Volodymyr Zelenskyy is on Saturday, after the start of a full -scale invasion of Russia in Ukraine by a visit to Vitaliy.</text:p>
      <text:p text:style-name="P4">
Photo: op</text:p>
      <text:p text:style-name="P4">
News Source: <text:a xlink:type="simple" xlink:href="https://www.ukrinform.ua/rubric-polytics/3708779-zelenskij-zaprosiv-italijskih-politikiv-i-gromadskih-diaciv-vidvidati-ukrainu.html" text:style-name="Internet_20_link" text:visited-style-name="Visited_20_Internet_20_Link">
https://www.ukrinform.ua/rubric-polytics/3708779-zelenskij-zaprosiv-italijskih-politikiv-i-gromadskih-diaciv-vidvidati-ukrainu.html</text:a>
</text:p>
      <!--NEWS-->
      <text:h text:style-name="P10" text:outline-level="1">
<text:span text:style-name="T4">
Italy will do everything possible not to impose an unjust peace - the prime minister</text:span>
</text:h>
      <text:p text:style-name="P4">
Authors: Ukrinform (Person)</text:p>
      <text:p text:style-name="P4">
Publisher: Укринформ (Organization)</text:p>
      <text:p text:style-name="P4">
Published Time: 2023-05-13T17:48:00+03:00</text:p>
      <text:p text:style-name="P4">
Modified Time: 2023-05-13T17:48:00+03:00</text:p>
      <text:p text:style-name="P4">
Description: Italy will not call peace that will resemble aggression, and will do everything possible to prevent Ukraine from being imprisoned. - Ukrinform.</text:p>
      <text:p text:style-name="P4">
Images: ["<text:a xlink:type="simple" xlink:href="https://static.ukrinform.com/photos/2023_05/thumb_files/630_360_1683989112-199.jpeg" text:style-name="Internet_20_link" text:visited-style-name="Visited_20_Internet_20_Link">
630_360_16839...</text:a>
"]</text:p>
      <text:p text:style-name="P4">
Tags: ['Італія', 'Україна', 'Війна з росією', 'Джорджа Мелоні']</text:p>
      <text:p text:style-name="P4">
Type: Article</text:p>
      <!--METADATA-->
      <text:p text:style-name="P4">
<draw:frame draw:style-name="fr1" draw:name="Image165" text:anchor-type="as-char" svg:width="6.9236in" svg:height="3.956343in" draw:z-index="0">
<draw:image xlink:href="../Images/yкринформ/2023-05-13T17-48-00-03-00/630_360_1683989112-199.jpeg" xlink:type="simple" xlink:show="embed" xlink:actuate="onLoad" draw:mime-type="image/jpeg"/>
</draw:frame>
Italy will not call peace that will resemble aggression, and will do everything possible to prevent Ukraine from being imprisoned.</text:p>
      <text:p text:style-name="P4">
This was stated by the Chairman of the Council of Ministers of Italian George Meloni on a joint Zd resident Vladimir Zelensky Press Conference in Rome, Ukrinform reports.</text:p>
      <text:p text:style-name="P4">
"We will not call peace any thing that will remind us of aggression. A unjust peace cannot be imposed on the country, and every peace agreement is supported by this people. Italy will do everything in this way, ”she said.</text:p>
      <text:p text:style-name="P4">
<text:a xlink:type="simple" xlink:href="https://www.ukrinform.ua/tag-dzordza-meloni" text:style-name="Internet_20_link" text:visited-style-name="Visited_20_Internet_20_Link">
</text:a>
She emphasized that Italy would try to work with its main allies to provide military support to Ukraine.</text:p>
      <text:p text:style-name="P4">
“It is not possible to come to peace with defeat, with the surrender of Ukraine. It would be complicated for peace in Europe and would be a precedent for all peoples of the world. Domir we will only come when Russia ceases to conduct hostilities, attack national goals. We will continue to contact Moscow demanding to stop the fighting and withdraw troops from the territory of Ukraine, ” - said the head of the Italian law.</text:p>
      <text:p text:style-name="P4">
She added that Italy supports diplomatic decisions of conflict and prepared all possible help when Kiev will consider it necessary to develop negotiations.</text:p>
      <text:p text:style-name="P4">
<text:span text:style-name="T4">
 Read also: </text:span>
 <text:a xlink:type="simple" xlink:href="https://www.ukrinform.ua/rubric-ato/3708771-zelenskij-v-italii-e-duze-vazlivi-risenna-sodo-zahistu-nasogo-neba.html" text:style-name="Internet_20_link" text:visited-style-name="Visited_20_Internet_20_Link">
<text:span text:style-name="T4">
 Zelensky </text:span>
</text:a>
Meloni also confirmed that her country supports the formula of Peace of Ten Zelensky President and Ukraine's desire to enter the European Union and NATO.</text:p>
      <text:p text:style-name="P4">
As reported by Ukrinform, May 13 President of Ukraine <text:a xlink:type="simple" xlink:href="https://www.ukrinform.ua/rubric-polytics/3708665-zelenskij-pribuv-iz-vizitom-do-italii.html" text:style-name="Internet_20_link" text:visited-style-name="Visited_20_Internet_20_Link">
</text:a>
To meet with the country President, Sergo Mattarella, Prime Minister George Meloni and Pope Francis. Zelensky named this visit important for Ukraine's victory.</text:p>
      <text:p text:style-name="P4">
<text:span text:style-name="T5">
Foto: op</text:span>
</text:p>
      <text:p text:style-name="P4">
News Source: <text:a xlink:type="simple" xlink:href="https://www.ukrinform.ua/rubric-polytics/3708780-italia-robitime-vse-mozlive-sob-ukraini-ne-buv-navazanij-nespravedlivij-mir-premerka.html" text:style-name="Internet_20_link" text:visited-style-name="Visited_20_Internet_20_Link">
https://www.ukrinform.ua/rubric-polytics/3708780-italia-robitime-vse-mozlive-sob-ukraini-ne-buv-navazanij-nespravedlivij-mir-premerka.html</text:a>
</text:p>
      <!--NEWS-->
      <text:h text:style-name="P10" text:outline-level="1">
<text:span text:style-name="T4">
Ukraine awaits the NATO summit determination of joining and security guarantees - Zelensky</text:span>
</text:h>
      <text:p text:style-name="P4">
Authors: Ukrinform (Person)</text:p>
      <text:p text:style-name="P4">
Publisher: Укринформ (Organization)</text:p>
      <text:p text:style-name="P4">
Published Time: 2023-05-13T17:52:30+03:00</text:p>
      <text:p text:style-name="P4">
Modified Time: 2023-05-13T17:52:30+03:00</text:p>
      <text:p text:style-name="P4">
Description: President Volodymyr Zelenskyy expects to receive during the July Summit of the North Atlantic Alliance in Vilnius the definition of the algorithm of Ukraine's accession to NATO and an understanding of security guarantees for membership. - Ukrinform.</text:p>
      <text:p text:style-name="P4">
Images: ["<text:a xlink:type="simple" xlink:href="https://static.ukrinform.com/photos/2023_05/thumb_files/630_360_1683989280-290.jpg" text:style-name="Internet_20_link" text:visited-style-name="Visited_20_Internet_20_Link">
630_360_16839...</text:a>
"]</text:p>
      <text:p text:style-name="P4">
Tags: ['НАТО', 'Саміт', 'Зеленський']</text:p>
      <text:p text:style-name="P4">
Type: Article</text:p>
      <!--METADATA-->
      <text:p text:style-name="P4">
<draw:frame draw:style-name="fr1" draw:name="Image166" text:anchor-type="as-char" svg:width="6.9236in" svg:height="3.956343in" draw:z-index="0">
<draw:image xlink:href="../Images/yкринформ/2023-05-13T17-52-30-03-00/630_360_1683989280-290.jpg" xlink:type="simple" xlink:show="embed" xlink:actuate="onLoad" draw:mime-type="image/jpeg"/>
</draw:frame>
The Presidential Lordir Zelensky expects to receive during July a self -Atlantic Alliance in Vilnius the definition of the algorithm of accession of Ukraine to NATO and understanding of security guarantees before membership.</text:p>
      <text:p text:style-name="P4">
He noted this during a joint with the chairman of the Council of Ministers of Italy Georgemmelon of the Press Conference in Rome, Ukrinform correspondent reports.</text:p>
      <text:p text:style-name="P4">
“We are already more meaningful in defense and cooperation than the political framework that exists for Ukraine and NATO. Ukraine is already protecting common freedom the way it is convinced, any member of the Alliance. Therefore, it will be correct if political decisions are followed by reality and we expect from the summit <text:a xlink:type="simple" xlink:href="https://www.ukrinform.ua/tag-nato" text:style-name="Internet_20_link" text:visited-style-name="Visited_20_Internet_20_Link">
</text:a>
In Vilnius, the definition of Ukraine's algorithm detention to the Alliance, a clear understanding of safety guarantees for our state at a time before NATO accession, ”Zelensky emphasized.</text:p>
      <text:p text:style-name="P4">
<text:span text:style-name="T4">
 Read also: </text:span>
 <text:a xlink:type="simple" xlink:href="https://www.ukrinform.ua/rubric-polytics/3708629-dla-zaversenna-vijni-potribna-citka-perspektiva-clenstva-ukraini-u-nato-ermak.html" text:style-name="Internet_20_link" text:visited-style-name="Visited_20_Internet_20_Link">
<text:span text:style-name="T4">
 NATO </text:span>
</text:a>
According to Ukrinform, President Volodymyr Zelenskyy is on Saturday, after the start of a full -scale invasion of Russia in Ukraine by a visit to Vitaliy.</text:p>
      <text:p text:style-name="P4">
News Source: <text:a xlink:type="simple" xlink:href="https://www.ukrinform.ua/rubric-polytics/3708782-ukraina-ocikue-na-samiti-nato-viznacenna-algoritmu-priednanna-ta-garantij-bezpeki-zelenskij.html" text:style-name="Internet_20_link" text:visited-style-name="Visited_20_Internet_20_Link">
https://www.ukrinform.ua/rubric-polytics/3708782-ukraina-ocikue-na-samiti-nato-viznacenna-algoritmu-priednanna-ta-garantij-bezpeki-zelenskij.html</text:a>
</text:p>
      <!--NEWS-->
      <text:h text:style-name="P10" text:outline-level="1">
<text:span text:style-name="T4">
Not only weapons are needed for a successful offensive: the Ministry of Health calls for Ukrainians to donate blood</text:span>
</text:h>
      <text:p text:style-name="P4">
Authors: Ukrinform (Person)</text:p>
      <text:p text:style-name="P4">
Publisher: Укринформ (Organization)</text:p>
      <text:p text:style-name="P4">
Published Time: 2023-05-13T18:01:00+03:00</text:p>
      <text:p text:style-name="P4">
Modified Time: 2023-05-13T18:01:00+03:00</text:p>
      <text:p text:style-name="P4">
Description: The Ministry of Health urges Ukrainians to donate blood to help the military who will be involved in the offensive. - Ukrinform.</text:p>
      <text:p text:style-name="P4">
Images: ["<text:a xlink:type="simple" xlink:href="https://static.ukrinform.com/photos/2020_03/thumb_files/630_360_1585683048-132.jpg" text:style-name="Internet_20_link" text:visited-style-name="Visited_20_Internet_20_Link">
630_360_15856...</text:a>
"]</text:p>
      <text:p text:style-name="P4">
Tags: ['МОЗ', 'Кров', 'Донорська кров']</text:p>
      <text:p text:style-name="P4">
Type: Article</text:p>
      <!--METADATA-->
      <text:p text:style-name="P4">
<draw:frame draw:style-name="fr1" draw:name="Image167" text:anchor-type="as-char" svg:width="6.9236in" svg:height="3.956343in" draw:z-index="0">
<draw:image xlink:href="../Images/yкринформ/2023-05-13T18-01-00-03-00/630_360_1585683048-132.jpg" xlink:type="simple" xlink:show="embed" xlink:actuate="onLoad" draw:mime-type="image/jpeg"/>
</draw:frame>
The Ministry of Health calls for Ukrainians to donate blood to help the military who will be involved in the offensive.</text:p>
      <text:p text:style-name="P4">
As Ukrinform reports, the Ministry of Health reports in <text:a xlink:type="simple" xlink:href="https://www.facebook.com/moz.ukr/posts/pfbid02QG19PkazvKe9fr1vQnssH9obX261RkLCUpuZr7JajRcaDVEsNZGpNWmBEMFAZamUl" text:style-name="Internet_20_link" text:visited-style-name="Visited_20_Internet_20_Link">
</text:a>
.</text:p>
      <text:p text:style-name="P4">
“Твоя кров може воювати, наступати. Готуємося разом!Для успішного наступупотрібно не тільки озброєння. Потрібна кров, аби рятувати героїв. Потрібнінадійні і сталі запаси крові та її компонентів, аби кожен, хто потребуєвідповідної медичної допомоги, отримав її вчасно і достатньо”, - ідеться вповідомленні.</text:p>
      <text:p text:style-name="P4">
<text:span text:style-name="T4">
Читайте також:</text:span>
 <text:a xlink:type="simple" xlink:href="https://www.ukrinform.ua/rubric-society/3631016-moz-sprostovue-mifi-pro-donorstvo-ta-zaklikae-zdavati-krov.html" text:style-name="Internet_20_link" text:visited-style-name="Visited_20_Internet_20_Link">
 </text:a>
You can join the donation and donate blood by choosing the most convenient option.</text:p>
      <text:p text:style-name="P4">
So, if a person lives in a big city, he should call the center of the bloody city and make a time and time. The Ministry of Health published numbers of blood centers.</text:p>
      <text:p text:style-name="P4">
A person who lives in a village or a small town and a blood service centers should be called to the center of the blood or to the nearest district hospital. Yes, the person will find out when the departure brigade, which conducts blood, will work for the Uregion. Phones of blood centers were posted by link.</text:p>
      <text:p text:style-name="P4">
<text:span text:style-name="T4">
 Read also: </text:span>
 <text:a xlink:type="simple" xlink:href="https://www.ukrinform.ua/rubric-society/3708474-u-kievi-obgovorili-pitanna-vprovadzenna-kapelanstva-u-likarnah.html" text:style-name="Internet_20_link" text:visited-style-name="Visited_20_Internet_20_Link">
</text:a>
"If it is difficult for you to break away from work, and there are many wrapped -ups among your colleagues, just as ready to share blood with the wounded heroes - you can organize the donor day in your office," the Ministry of Health reported.</text:p>
      <text:p text:style-name="P4">
The Ministry of Health also published an algorithm on how to organize a donor day and invite an outgoing team to the office.</text:p>
      <text:p text:style-name="P4">
According to the report, in severe wounds of the life of the fighter often depends on the presence of blood now and nearby and in sufficient quantity.</text:p>
      <text:p text:style-name="P4">
<text:span text:style-name="T4">
 Read also: </text:span>
 <text:a xlink:type="simple" xlink:href="https://www.ukrinform.ua/rubric-society/3708415-urad-zobovazav-pidvisiti-zarplatu-medikam-na-prifrontovih-teritoriah-ta-v-zoni-bojovih-dij.html" text:style-name="Internet_20_link" text:visited-style-name="Visited_20_Internet_20_Link">
</text:a>
“The blood of one donor can save three people. But it happens that one -wounded blood requires three donors - to save life and to bring the operating unit of the operating unit, ”the Ministry of Health explained.</text:p>
      <text:p text:style-name="P4">
Information on responsible donation and answers to questions that may be prepared for blood donation and after, is collected at the link.</text:p>
      <text:p text:style-name="P4">
News Source: <text:a xlink:type="simple" xlink:href="https://www.ukrinform.ua/rubric-society/3708786-dla-uspisnogo-nastupu-potribne-ne-tilki-ozbroenna-moz-zaklikae-ukrainciv-zdavati-krov.html" text:style-name="Internet_20_link" text:visited-style-name="Visited_20_Internet_20_Link">
https://www.ukrinform.ua/rubric-society/3708786-dla-uspisnogo-nastupu-potribne-ne-tilki-ozbroenna-moz-zaklikae-ukrainciv-zdavati-krov.html</text:a>
</text:p>
      <!--NEWS-->
      <text:h text:style-name="P10" text:outline-level="1">
<text:span text:style-name="T4">
The President of Ukraine arrived in the Vatican to meet with Pope Francis</text:span>
</text:h>
      <text:p text:style-name="P4">
Authors: Ukrinform (Person)</text:p>
      <text:p text:style-name="P4">
Publisher: Укринформ (Organization)</text:p>
      <text:p text:style-name="P4">
Published Time: 2023-05-13T18:05:00+03:00</text:p>
      <text:p text:style-name="P4">
Modified Time: 2023-05-13T18:05:00+03:00</text:p>
      <text:p text:style-name="P4">
Description: President of Ukraine Volodymyr Zelensky arrived in the Vatican for private audience with Pope Francis. - Ukrinform.</text:p>
      <text:p text:style-name="P4">
Images: ["<text:a xlink:type="simple" xlink:href="https://static.ukrinform.com/photos/2023_05/thumb_files/630_360_1683992011-425.jpg" text:style-name="Internet_20_link" text:visited-style-name="Visited_20_Internet_20_Link">
630_360_16839...</text:a>
"]</text:p>
      <text:p text:style-name="P4">
Tags: ['Папа Франциск', 'Ватикан', 'Зеленський']</text:p>
      <text:p text:style-name="P4">
Type: Article</text:p>
      <!--METADATA-->
      <text:p text:style-name="P4">
<draw:frame draw:style-name="fr1" draw:name="Image168" text:anchor-type="as-char" svg:width="6.9236in" svg:height="3.956343in" draw:z-index="0">
<draw:image xlink:href="../Images/yкринформ/2023-05-13T18-05-00-03-00/630_360_1683992011-425.jpg" xlink:type="simple" xlink:show="embed" xlink:actuate="onLoad" draw:mime-type="image/jpeg"/>
</draw:frame>
Volodymyr Zelensky's Presidential Ukrainian arrived in the Vatican for private audience with Popefrancis.</text:p>
      <text:p text:style-name="P4">
As Ukrinform reports, it reports <text:a xlink:type="simple" xlink:href="https://www.france24.com/en/europe/20230513-%F0%9F%94%B4-live-zelensky-arrives-in-rome-as-germany-announces-new-%E2%82%AC2-7-billion-weapons-package-for-ukraine" text:style-name="Internet_20_link" text:visited-style-name="Visited_20_Internet_20_Link">
</text:a>
86-year-old <text:a xlink:type="simple" xlink:href="https://www.ukrinform.ua/tag-papa-francisk" text:style-name="Internet_20_link" text:visited-style-name="Visited_20_Internet_20_Link">
</text:a>
He repeatedly rolled up to peace in Ukraine after Russia's invasion in February 2022, in particular he worked as a mediator in negotiations with Moscow, although these are not yet given results.</text:p>
      <text:p text:style-name="P4">
<text:span text:style-name="T4">
 Read also: </text:span>
 <text:a xlink:type="simple" xlink:href="https://www.ukrinform.ua/rubric-polytics/3708779-zelenskij-zaprosiv-italijskih-politikiv-i-gromadskih-diaciv-vidvidati-ukrainu.html" text:style-name="Internet_20_link" text:visited-style-name="Visited_20_Internet_20_Link">
<text:span text:style-name="T4">
 Zelensky </text:span>
</text:a>
As reported by Ukrinform, President Volodymyr Zelenskyy is on Saturday after the start of a full -scale invasion of Russia into Ukraine <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polytics/3708787-zelenskij-pribuv-do-vatikanu-na-zustric-iz-papou-franciskom.html" text:style-name="Internet_20_link" text:visited-style-name="Visited_20_Internet_20_Link">
https://www.ukrinform.ua/rubric-polytics/3708787-zelenskij-pribuv-do-vatikanu-na-zustric-iz-papou-franciskom.html</text:a>
</text:p>
      <!--NEWS-->
      <text:h text:style-name="P10" text:outline-level="1">
<text:span text:style-name="T4">
Irpen was dismantled and transported to a new location of graffiti Banksy</text:span>
</text:h>
      <text:p text:style-name="P4">
Authors: Ukrinform (Person)</text:p>
      <text:p text:style-name="P4">
Publisher: Укринформ (Organization)</text:p>
      <text:p text:style-name="P4">
Published Time: 2023-05-13T18:10:00+03:00</text:p>
      <text:p text:style-name="P4">
Modified Time: 2023-05-13T18:10:00+03:00</text:p>
      <text:p text:style-name="P4">
Description: In Irpen, a piece of walls from the graffiti of the world-famous English street art artist Banksy was transported. - Ukrinform.</text:p>
      <text:p text:style-name="P4">
Images: ["<text:a xlink:type="simple" xlink:href="https://static.ukrinform.com/photos/2023_05/thumb_files/630_360_1683990506-924.jpg" text:style-name="Internet_20_link" text:visited-style-name="Visited_20_Internet_20_Link">
630_360_16839...</text:a>
", "<text:a xlink:type="simple" xlink:href="https://static.ukrinform.com/photos/2023_05/thumb_files/630_360_1683991700-2075.jpeg" text:style-name="Internet_20_link" text:visited-style-name="Visited_20_Internet_20_Link">
630_360_16839...</text:a>
", "<text:a xlink:type="simple" xlink:href="https://static.ukrinform.com/photos/2023_05/thumb_files/630_360_1683991700-5867.jpeg" text:style-name="Internet_20_link" text:visited-style-name="Visited_20_Internet_20_Link">
630_360_16839...</text:a>
", "<text:a xlink:type="simple" xlink:href="https://static.ukrinform.com/photos/2023_05/thumb_files/630_360_1683991700-9745.jpeg" text:style-name="Internet_20_link" text:visited-style-name="Visited_20_Internet_20_Link">
630_360_16839...</text:a>
", "<text:a xlink:type="simple" xlink:href="https://static.ukrinform.com/photos/2023_05/thumb_files/630_360_1683991700-5392.jpeg" text:style-name="Internet_20_link" text:visited-style-name="Visited_20_Internet_20_Link">
630_360_16839...</text:a>
", "<text:a xlink:type="simple" xlink:href="https://static.ukrinform.com/photos/2023_05/thumb_files/630_360_1683991700-7290.jpeg" text:style-name="Internet_20_link" text:visited-style-name="Visited_20_Internet_20_Link">
630_360_16839...</text:a>
", "<text:a xlink:type="simple" xlink:href="https://static.ukrinform.com/photos/2023_05/thumb_files/630_360_1683991700-5261.jpeg" text:style-name="Internet_20_link" text:visited-style-name="Visited_20_Internet_20_Link">
630_360_16839...</text:a>
", "<text:a xlink:type="simple" xlink:href="https://static.ukrinform.com/photos/2023_05/thumb_files/630_360_1683991701-3251.jpeg" text:style-name="Internet_20_link" text:visited-style-name="Visited_20_Internet_20_Link">
630_360_16839...</text:a>
", "<text:a xlink:type="simple" xlink:href="https://static.ukrinform.com/photos/2023_05/thumb_files/630_360_1683991701-2943.jpeg" text:style-name="Internet_20_link" text:visited-style-name="Visited_20_Internet_20_Link">
630_360_16839...</text:a>
", "<text:a xlink:type="simple" xlink:href="https://static.ukrinform.com/photos/2023_05/thumb_files/630_360_1683991701-1457.jpeg" text:style-name="Internet_20_link" text:visited-style-name="Visited_20_Internet_20_Link">
630_360_16839...</text:a>
", "<text:a xlink:type="simple" xlink:href="https://static.ukrinform.com/photos/2023_05/thumb_files/630_360_1683991701-1813.jpeg" text:style-name="Internet_20_link" text:visited-style-name="Visited_20_Internet_20_Link">
630_360_16839...</text:a>
", "<text:a xlink:type="simple" xlink:href="https://static.ukrinform.com/photos/2023_05/thumb_files/630_360_1683991701-1056.jpeg" text:style-name="Internet_20_link" text:visited-style-name="Visited_20_Internet_20_Link">
630_360_16839...</text:a>
", "<text:a xlink:type="simple" xlink:href="https://static.ukrinform.com/photos/2023_05/thumb_files/630_360_1683991701-1036.jpeg" text:style-name="Internet_20_link" text:visited-style-name="Visited_20_Internet_20_Link">
630_360_16839...</text:a>
"]</text:p>
      <text:p text:style-name="P4">
Tags: ['Ірпінь', 'Бенксі', 'Графіті']</text:p>
      <text:p text:style-name="P4">
Type: Article</text:p>
      <!--METADATA-->
      <text:p text:style-name="P4">
<draw:frame draw:style-name="fr1" draw:name="Image169" text:anchor-type="as-char" svg:width="6.9236in" svg:height="3.956343in" draw:z-index="0">
<draw:image xlink:href="../Images/yкринформ/2023-05-13T18-10-00-03-00/630_360_1683990506-924.jpg" xlink:type="simple" xlink:show="embed" xlink:actuate="onLoad" draw:mime-type="image/jpeg"/>
</draw:frame>
In Irpen, a piece of walls made of graffiti of the world-renowned English street artist Banksy were transported.</text:p>
      <text:p text:style-name="P4">
This was reported by Ukrinform correspondent.</text:p>
      <text:p text:style-name="P4">
In Irpen from a destroyed house on Severinovskaya Street, Schmatokstins were dismantled from the graffiti of the British street artist Banksy, the exhibit was transported by a drawn location.</text:p>
      <text:p text:style-name="P4">
<text:span text:style-name="T4">
 Read also: </text:span>
 <text:a xlink:type="simple" xlink:href="https://www.ukrinform.ua/rubric-vidbudova/3686274-vidnovlenna-budinku-z-robotou-benksi-na-kiivsini-proekt-rozroblat-studenti.html" text:style-name="Internet_20_link" text:visited-style-name="Visited_20_Internet_20_Link">
<text:span text:style-name="T4">
 Banksy </text:span>
</text:a>
The event was attended by Mayor Alexander Markushin, deputies and representatives of the public.</text:p>
      <text:p text:style-name="P4">
"We dismantled Banksy's drawing from a destroyed nine -storey building. It will be completely demolished, and in its place we will projected something more," - informed Markushin.The dismantling work lasted about two weeks. The hole in the installation of the projectile of the projectile. On it, according to the plan, stands a gymnast like Nakuli. The exhibit surrounds a metal frame in order to save the image. 7.5 tons of design.</text:p>
      <text:p text:style-name="P4">
<text:span text:style-name="T4">
 Read also: </text:span>
 <text:a xlink:type="simple" xlink:href="https://www.ukrinform.ua/rubric-regions/3672636-na-kiivsini-suditimut-colovika-akij-namagavsa-vkrasti-grafiti-benksi.html" text:style-name="Internet_20_link" text:visited-style-name="Visited_20_Internet_20_Link">
<text:span text:style-name="T4">
 Banksy </text:span>
</text:a>
"It was important for us to preserve the largest fragment of the installation for the sake of exhibiting future generations looked at this work not as a brazen work, but as a work that places a lot of social state and political accent .</text:p>
      <text:p text:style-name="P4">
In addition, the mayor of Irpen said that on the site where the exhibit was transported, they plan to create the first area of contemporary art in Ukraine.</text:p>
      <text:p text:style-name="P4">
“We want to create a square of contemporary art, where this drawing is Banksy will be a central copy. Along the perimeter we plan to make a large three -meter -concrete fence. We will involve artists from Europe who are drawing in a style such as Banksy, ”Markushin said.</text:p>
      <text:p text:style-name="P4">
<text:span text:style-name="T4">
 Read also: </text:span>
 <text:a xlink:type="simple" xlink:href="https://www.ukrinform.ua/rubric-regions/3707968-evrokomisar-z-pitan-vnutrisnih-sprav-vidvidala-irpin.html" text:style-name="Internet_20_link" text:visited-style-name="Visited_20_Internet_20_Link">
<text:span text:style-name="T4">
 Irpin </text:span>
</text:a>
According to him, in the near future residents will be presented to the visualization of this area. In addition, the location where the exhibit was transported will be a 24 -hour CCTV.</text:p>
      <text:p text:style-name="P4">
According to Ukrinform, the British artist Banksy painted seven graffiti in Ukraine, in particular in Kiev, as well as Irpen and Borodyanka, who were the most surveyed from Russian bombardment.</text:p>
      <text:p text:style-name="P4">
News Source: <text:a xlink:type="simple" xlink:href="https://www.ukrinform.ua/rubric-regions/3708790-v-irpeni-demontuvali-ta-perevezli-na-novu-lokaciu-grafiti-benksi.html" text:style-name="Internet_20_link" text:visited-style-name="Visited_20_Internet_20_Link">
https://www.ukrinform.ua/rubric-regions/3708790-v-irpeni-demontuvali-ta-perevezli-na-novu-lokaciu-grafiti-benksi.html</text:a>
</text:p>
      <!--NEWS-->
      <text:h text:style-name="P10" text:outline-level="1">
<text:span text:style-name="T4">
Zelensky: Russia does not want peace, everyone has to realize it</text:span>
</text:h>
      <text:p text:style-name="P4">
Authors: Ukrinform (Person)</text:p>
      <text:p text:style-name="P4">
Publisher: Укринформ (Organization)</text:p>
      <text:p text:style-name="P4">
Published Time: 2023-05-13T18:19:00+03:00</text:p>
      <text:p text:style-name="P4">
Modified Time: 2023-05-13T18:19:00+03:00</text:p>
      <text:p text:style-name="P4">
Description: The Russian Federation does not want to establish peace and responds to the Ukrainian formula of peace with regular rocket and artillery attacks. - Ukrinform.</text:p>
      <text:p text:style-name="P4">
Images: ["<text:a xlink:type="simple" xlink:href="https://static.ukrinform.com/photos/2023_05/thumb_files/630_360_1683981308-557.jpg" text:style-name="Internet_20_link" text:visited-style-name="Visited_20_Internet_20_Link">
630_360_16839...</text:a>
"]</text:p>
      <text:p text:style-name="P4">
Tags: ['Італія', 'Зеленський', 'Війна з росією', 'Формула миру']</text:p>
      <text:p text:style-name="P4">
Type: Article</text:p>
      <!--METADATA-->
      <text:p text:style-name="P4">
<draw:frame draw:style-name="fr1" draw:name="Image170" text:anchor-type="as-char" svg:width="6.9236in" svg:height="3.956343in" draw:z-index="0">
<draw:image xlink:href="../Images/yкринформ/2023-05-13T18-19-00-03-00/630_360_1683981308-557.jpg" xlink:type="simple" xlink:show="embed" xlink:actuate="onLoad" draw:mime-type="image/jpeg"/>
</draw:frame>
Russian Federation does not want to establish peace and responds to the Ukrainian formula with a peaceful rocket and artillery attacks.</text:p>
      <text:p text:style-name="P4">
President Volodymyr Zelenskyy said this during a joint with the chairman of the Republic of Italian, George Meloni, a press conference in Rome, Ukrinform correspondent reports.</text:p>
      <text:p text:style-name="P4">
“Last year, Ukraine offered the world the formula of peace that is able to put an end to this aggression, to prevent repetition as a whole aggression in Europe. Unfortunately, Russia responded to our formula of peace again <text:a xlink:type="simple" xlink:href="https://www.ukrinform.ua/tag-raketa" text:style-name="Internet_20_link" text:visited-style-name="Visited_20_Internet_20_Link">
</text:a>
And artillery. Their(Russians - ed.)It will not be fond of peace, we must all be aware - they want no peace!Aler is interested in us, Ukrainians, our partners, ”Zelensky said.</text:p>
      <text:p text:style-name="P4">
He recalled that the Ukrainian formula consists of 10 specific points, which comprehensively eliminate the threats of peace.</text:p>
      <text:p text:style-name="P4">
<text:span text:style-name="T4">
 Read also: </text:span>
 <text:a xlink:type="simple" xlink:href="https://www.ukrinform.ua/rubric-polytics/3708740-zelenskij-obgovoriv-iz-prezidentom-italii-pidtrimku-ukraini-j-tisk-na-rosiu.html" text:style-name="Internet_20_link" text:visited-style-name="Visited_20_Internet_20_Link">
</text:a>
According to Ukrinform, President Volodymyr Zelenskyy is on Saturday, after the start of a full -scale invasion of Russia in Ukraine by a visit to Vitaliy.</text:p>
      <text:p text:style-name="P4">
In November 2022, Zelensky presented the Ukrainian formula of peace. In particular, it is about providing radiation, nuclear, food, energy security, dismissal of all prisoners and deported, execution of the UN and UNA Statute of Ukraine and world order, withdrawal of Russian troops and hostilities, return of justice, opposition of ecocid, prevention.</text:p>
      <text:p text:style-name="P4">
News Source: <text:a xlink:type="simple" xlink:href="https://www.ukrinform.ua/rubric-ato/3708785-zelenskij-rosia-ne-hoce-miru-usi-maut-ce-usvidomiti.html" text:style-name="Internet_20_link" text:visited-style-name="Visited_20_Internet_20_Link">
https://www.ukrinform.ua/rubric-ato/3708785-zelenskij-rosia-ne-hoce-miru-usi-maut-ce-usvidomiti.html</text:a>
</text:p>
      <!--NEWS-->
      <text:h text:style-name="P10" text:outline-level="1">
<text:span text:style-name="T4">
In Kherson air defense, two Russian drones destroyed</text:span>
</text:h>
      <text:p text:style-name="P4">
Authors: Ukrinform (Person)</text:p>
      <text:p text:style-name="P4">
Publisher: Укринформ (Organization)</text:p>
      <text:p text:style-name="P4">
Published Time: 2023-05-13T18:27:18+03:00</text:p>
      <text:p text:style-name="P4">
Modified Time: 2023-05-13T18:27:18+03:00</text:p>
      <text:p text:style-name="P4">
Description: In the Kherson region, air defense forces were destroyed by two Russian unmanned aerial vehicles. - Ukrinform.</text:p>
      <text:p text:style-name="P4">
Images: ["<text:a xlink:type="simple" xlink:href="https://static.ukrinform.com/photos/2023_03/thumb_files/630_360_1678784562-840.jpg" text:style-name="Internet_20_link" text:visited-style-name="Visited_20_Internet_20_Link">
630_360_16787...</text:a>
"]</text:p>
      <text:p text:style-name="P4">
Tags: ['Безпілотник', 'Херсонщина', 'Дрон', 'ППО']</text:p>
      <text:p text:style-name="P4">
Type: Article</text:p>
      <!--METADATA-->
      <text:p text:style-name="P4">
<draw:frame draw:style-name="fr1" draw:name="Image171" text:anchor-type="as-char" svg:width="6.9236in" svg:height="3.948262in" draw:z-index="0">
<draw:image xlink:href="../Images/yкринформ/2023-05-13T18-27-18-03-00/630_360_1678784562-840.jpg" xlink:type="simple" xlink:show="embed" xlink:actuate="onLoad" draw:mime-type="image/jpeg"/>
</draw:frame>
The Uherson region of air defense forces destroyed two Russian non -spided aircraft.</text:p>
      <text:p text:style-name="P4">
According to Ukrinform, the South Air Command reports in <text:a xlink:type="simple" xlink:href="https://www.facebook.com/PvKPivden/posts/pfbid02WVVKupQ7fLpwRabFsSd9KJmaBkUdXyfvvGhfQA7sg9S8sDFQeRnmN4CsPYF9TgeZl" text:style-name="Internet_20_link" text:visited-style-name="Visited_20_Internet_20_Link">
</text:a>
“On May 13, 2023 in Kherson region forces and means of air defense of the air command" South "destroyed the Russian reconnaissance <text:a xlink:type="simple" xlink:href="https://www.ukrinform.ua/tag-bezpilotnik" text:style-name="Internet_20_link" text:visited-style-name="Visited_20_Internet_20_Link">
</text:a>
"Orlan -10" and a lancet type UAV, - the message reads.</text:p>
      <text:p text:style-name="P4">
<text:span text:style-name="T4">
 Read also: </text:span>
 <text:a xlink:type="simple" xlink:href="https://www.ukrinform.ua/rubric-ato/3708657-po-teritorii-hmelniccini-vlucili-cotiri-vorozi-droni-ignat.html" text:style-name="Internet_20_link" text:visited-style-name="Visited_20_Internet_20_Link">
</text:a>
As reported by Ukrinform, from midnight on May 13, the forces of Defense of Ukraine <text:a xlink:type="simple" xlink:href="https://www.ukrinform.ua/rubric-ato/3708605-ppo-vnoci-znisila-17-droniv-tipu-shahed-povitrani-sili.html" text:style-name="Internet_20_link" text:visited-style-name="Visited_20_Internet_20_Link">
</text:a>
 <text:a xlink:type="simple" xlink:href="https://www.ukrinform.ua/rubric-ato/3708605-ppo-vnoci-znisila-17-droniv-tipu-shahed-povitrani-sili.html" text:style-name="Internet_20_link" text:visited-style-name="Visited_20_Internet_20_Link">
 </text:a>
 <text:a xlink:type="simple" xlink:href="https://www.ukrinform.ua/rubric-ato/3708605-ppo-vnoci-znisila-17-droniv-tipu-shahed-povitrani-sili.html" text:style-name="Internet_20_link" text:visited-style-name="Visited_20_Internet_20_Link">
</text:a>
Iranian production ShahED-136/131.  Photo: Getty Images</text:p>
      <text:p text:style-name="P4">
News Source: <text:a xlink:type="simple" xlink:href="https://www.ukrinform.ua/rubric-ato/3708794-na-hersonsini-ppo-znisila-dva-rosijskih-bezpilotniki.html" text:style-name="Internet_20_link" text:visited-style-name="Visited_20_Internet_20_Link">
https://www.ukrinform.ua/rubric-ato/3708794-na-hersonsini-ppo-znisila-dva-rosijskih-bezpilotniki.html</text:a>
</text:p>
      <!--NEWS-->
      <text:h text:style-name="P10" text:outline-level="1">
<text:span text:style-name="T4">
Russia not only divorces children with relatives, but also teaches to hate Ukraine - Zelensky</text:span>
</text:h>
      <text:p text:style-name="P4">
Authors: Ukrinform (Person)</text:p>
      <text:p text:style-name="P4">
Publisher: Укринформ (Organization)</text:p>
      <text:p text:style-name="P4">
Published Time: 2023-05-13T18:35:00+03:00</text:p>
      <text:p text:style-name="P4">
Modified Time: 2023-05-13T18:35:00+03:00</text:p>
      <text:p text:style-name="P4">
Description: President Volodymyr Zelenskyy urges to act as quickly as possible for the return of Russian children deported by Russia. - Ukrinform.</text:p>
      <text:p text:style-name="P4">
Images: ["<text:a xlink:type="simple" xlink:href="https://static.ukrinform.com/photos/2023_05/thumb_files/630_360_1683989113-370.jpeg" text:style-name="Internet_20_link" text:visited-style-name="Visited_20_Internet_20_Link">
630_360_16839...</text:a>
"]</text:p>
      <text:p text:style-name="P4">
Tags: None</text:p>
      <text:p text:style-name="P4">
Type: Article</text:p>
      <!--METADATA-->
      <text:p text:style-name="P4">
<draw:frame draw:style-name="fr1" draw:name="Image172" text:anchor-type="as-char" svg:width="6.9236in" svg:height="3.956343in" draw:z-index="0">
<draw:image xlink:href="../Images/yкринформ/2023-05-13T18-35-00-03-00/630_360_1683989113-370.jpeg" xlink:type="simple" xlink:show="embed" xlink:actuate="onLoad" draw:mime-type="image/jpeg"/>
</draw:frame>
The Presidential Lordir Zelensky urges to act as quickly as possible for the sake of Russian children returned to Russia.</text:p>
      <text:p text:style-name="P4">
He said this during a joint with the chairman of the Council of Ministers of Italy, Georgemmelon, a press conference in Rome, Ukrinform correspondent reports.</text:p>
      <text:p text:style-name="P4">
“We know that the Russian authorities not only divorce children with relatives, but also teach Ukraine. We have to act as quickly as possible to bring our kids back. To do this, implement one of our points <text:a xlink:type="simple" xlink:href="https://www.ukrinform.ua/tag-formula-miru" text:style-name="Internet_20_link" text:visited-style-name="Visited_20_Internet_20_Link">
</text:a>
”, - said Zelensky.</text:p>
      <text:p text:style-name="P4">
According to him, the deportation of 19 thousand 393 children of Dorosis is now known for the deportation, but the real number can be much greater.</text:p>
      <text:p text:style-name="P4">
"At least 200,000 children were in the territories occupied by Russia, so we do not know their fate," the President added.</text:p>
      <text:p text:style-name="P4">
He also recalled that the return of all Ukrainians - adults and children in captivity of the Russians is part of the Ukrainian formula of peace.</text:p>
      <text:p text:style-name="P4">
<text:span text:style-name="T4">
 Read also: </text:span>
 <text:a xlink:type="simple" xlink:href="https://www.ukrinform.ua/rubric-society/3707884-pered-kontrnastupom-zsu-rosiani-masovo-deportuut-ditej-save-ukraine.html" text:style-name="Internet_20_link" text:visited-style-name="Visited_20_Internet_20_Link">
<text:span text:style-name="T4">
 deport </text:span>
</text:a>
As it was reported, judges of the International Criminal Court <text:a xlink:type="simple" xlink:href="https://www.ukrinform.ua/rubric-world/3683849-miznarodnij-kriminalnij-sud-vidav-order-na-arest-putina.html" text:style-name="Internet_20_link" text:visited-style-name="Visited_20_Internet_20_Link">
</text:a>
Russian President Vladimir Putin of the Tarosian Children's Ombudsmenka Maria Lviv-Belova. They are suspected of military rates in the form of illegal deportation and movement of the population, in particular, from the occupied territory of Ukraine at least from February 24, 2022.</text:p>
      <text:p text:style-name="P4">
Putin and Lviv-Bielova can be arrested in the territory of countries that have been anxiety.</text:p>
      <text:p text:style-name="P4">
News Source: <text:a xlink:type="simple" xlink:href="https://www.ukrinform.ua/rubric-society/3708789-rosia-ne-lise-rozlucae-ditej-iz-ridnimi-a-j-vcit-nenaviditi-ukrainu-zelenskij.html" text:style-name="Internet_20_link" text:visited-style-name="Visited_20_Internet_20_Link">
https://www.ukrinform.ua/rubric-society/3708789-rosia-ne-lise-rozlucae-ditej-iz-ridnimi-a-j-vcit-nenaviditi-ukrainu-zelenskij.html</text:a>
</text:p>
      <!--NEWS-->
      <text:h text:style-name="P10" text:outline-level="1">
<text:span text:style-name="T4">
Maguchii won gold with the season's record at Kenya Tournament</text:span>
</text:h>
      <text:p text:style-name="P4">
Authors: Ukrinform (Person)</text:p>
      <text:p text:style-name="P4">
Publisher: Укринформ (Organization)</text:p>
      <text:p text:style-name="P4">
Published Time: 2023-05-13T18:37:00+03:00</text:p>
      <text:p text:style-name="P4">
Modified Time: 2023-05-13T18:37:00+03:00</text:p>
      <text:p text:style-name="P4">
Description: The Ukrainian jump in Yaroslav Maguchih won gold in the World Athletics Continental Tour Gold tournament in Nairobia, Kenya. - Ukrinform.</text:p>
      <text:p text:style-name="P4">
Images: ["<text:a xlink:type="simple" xlink:href="https://static.ukrinform.com/photos/2023_05/thumb_files/630_360_1683992165-623.jpg" text:style-name="Internet_20_link" text:visited-style-name="Visited_20_Internet_20_Link">
630_360_16839...</text:a>
"]</text:p>
      <text:p text:style-name="P4">
Tags: ['Легка атлетика', 'Ярослава Магучіх']</text:p>
      <text:p text:style-name="P4">
Type: Article</text:p>
      <!--METADATA-->
      <text:p text:style-name="P4">
<draw:frame draw:style-name="fr1" draw:name="Image173" text:anchor-type="as-char" svg:width="6.9236in" svg:height="3.956343in" draw:z-index="0">
<draw:image xlink:href="../Images/yкринформ/2023-05-13T18-37-00-03-00/630_360_1683992165-623.jpg" xlink:type="simple" xlink:show="embed" xlink:actuate="onLoad" draw:mime-type="image/jpeg"/>
</draw:frame>
The Ukrainian Caste -height of Yaroslav Maguchii won gold in the Worldthletics Continental Tour Gold tournament in Nairobi, Kenya.</text:p>
      <text:p text:style-name="P4">
The Ukrainian showed the result of 2.00 m, reports Ukrinform.</text:p>
      <text:p text:style-name="P4">
Maguchikh became the first athlete in 2023 to take such high open air.</text:p>
      <text:p text:style-name="P4">
She repeated the record of the tournament in Kenya. The previous one was 1.91 m and belonged to Zianor.</text:p>
      <text:p text:style-name="P4">
<text:span text:style-name="T4">
 Read also: </text:span>
 <text:a xlink:type="simple" xlink:href="https://www.ukrinform.ua/rubric-sports/3685246-aroslava-magucih-vze-rik-ocolue-svitovij-rejting-stribkiv-u-visotu.html" text:style-name="Internet_20_link" text:visited-style-name="Visited_20_Internet_20_Link">
<text:span text:style-name="T4">
 Maguchih </text:span>
</text:a>
Another Ukrainian Kateryna Tabashnik became a bronze medalist with a result 1.86 m.</text:p>
      <text:p text:style-name="P4">
Photo: Getty Images</text:p>
      <text:p text:style-name="P4">
News Source: <text:a xlink:type="simple" xlink:href="https://www.ukrinform.ua/rubric-sports/3708797-magucih-zdobula-zoloto-z-rekordom-sezonu-na-turniri-v-kenii.html" text:style-name="Internet_20_link" text:visited-style-name="Visited_20_Internet_20_Link">
https://www.ukrinform.ua/rubric-sports/3708797-magucih-zdobula-zoloto-z-rekordom-sezonu-na-turniri-v-kenii.html</text:a>
</text:p>
      <!--NEWS-->
      <text:h text:style-name="P10" text:outline-level="1">
<text:span text:style-name="T4">
The enemy fired at Kherson region, wounded three civilians</text:span>
</text:h>
      <text:p text:style-name="P4">
Authors: Ukrinform (Person)</text:p>
      <text:p text:style-name="P4">
Publisher: Укринформ (Organization)</text:p>
      <text:p text:style-name="P4">
Published Time: 2023-05-13T18:44:37+03:00</text:p>
      <text:p text:style-name="P4">
Modified Time: 2023-05-13T18:44:37+03:00</text:p>
      <text:p text:style-name="P4">
Description: The Russian army fired at four settlements in Kherson region, three civilians of the region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74" text:anchor-type="as-char" svg:width="6.9236in" svg:height="3.948443in" draw:z-index="0">
<draw:image xlink:href="../Images/yкринформ/2023-05-13T18-44-37-03-00/630_360_1538997483-946.jpg" xlink:type="simple" xlink:show="embed" xlink:actuate="onLoad" draw:mime-type="image/jpeg"/>
</draw:frame>
The Russian army fired at four settlements in Kherson region, three civilians were injured.</text:p>
      <text:p text:style-name="P4">
This was reported in <text:a xlink:type="simple" xlink:href="https://t.me/olexandrprokudin/496" text:style-name="Internet_20_link" text:visited-style-name="Visited_20_Internet_20_Link">
</text:a>
Alexander Proudin, Heads of the CHERPORSNA Regional Military Administration, reports Ukrinform.</text:p>
      <text:p text:style-name="P4">
"Berislav, Mikhailivka, Chernobayivka, Golden Balka - these settlements today" nightmares "by the Russian army. A number of civil infrastructure objects were damaged. This hour is known about three wounded peaceful residents," said Ova Chief.</text:p>
      <text:p text:style-name="P4">
<text:span text:style-name="T4">
 Read also: </text:span>
 <text:a xlink:type="simple" xlink:href="https://www.ukrinform.ua/rubric-ato/3708773-rosiani-obstrilali-harkivsinu-dvoe-poranenih.html" text:style-name="Internet_20_link" text:visited-style-name="Visited_20_Internet_20_Link">
<text:span text:style-name="T4">
 firing </text:span>
</text:a>
In addition, on the broadcasting of the "only news" Proudin said that it has received every month and has been effectively using remote complexing of the territory, these complexes operate ten times faster than unusual demining systems.</text:p>
      <text:p text:style-name="P4">
As previously reported, as a result of the morning attack of Russian aviation <text:a xlink:type="simple" xlink:href="https://www.ukrinform.ua/rubric-ato/3708763-vorog-atakuvav-berislav-dvoma-kerovanimi-aviabombami-misto-bez-elektropostacanna.html" text:style-name="Internet_20_link" text:visited-style-name="Visited_20_Internet_20_Link">
</text:a>
 .</text:p>
      <text:p text:style-name="P4">
News Source: <text:a xlink:type="simple" xlink:href="https://www.ukrinform.ua/rubric-ato/3708798-vorog-obstrilav-hersonsinu-poraneni-troe-civilnih.html" text:style-name="Internet_20_link" text:visited-style-name="Visited_20_Internet_20_Link">
https://www.ukrinform.ua/rubric-ato/3708798-vorog-obstrilav-hersonsinu-poraneni-troe-civilnih.html</text:a>
</text:p>
      <!--NEWS-->
      <text:h text:style-name="P10" text:outline-level="1">
<text:span text:style-name="T4">
Zelensky met with Pope Francis in the Vatican</text:span>
</text:h>
      <text:p text:style-name="P4">
Authors: Ukrinform (Person)</text:p>
      <text:p text:style-name="P4">
Publisher: Укринформ (Organization)</text:p>
      <text:p text:style-name="P4">
Published Time: 2023-05-13T18:55:00+03:00</text:p>
      <text:p text:style-name="P4">
Modified Time: 2023-05-13T18:55:00+03:00</text:p>
      <text:p text:style-name="P4">
Description: President of Ukraine Volodymyr Zelenskyy met with Pope Francis in the Vatican. - Ukrinform.</text:p>
      <text:p text:style-name="P4">
Images: ["<text:a xlink:type="simple" xlink:href="https://static.ukrinform.com/photos/2023_05/thumb_files/630_360_1683992011-425.jpg" text:style-name="Internet_20_link" text:visited-style-name="Visited_20_Internet_20_Link">
630_360_16839...</text:a>
"]</text:p>
      <text:p text:style-name="P4">
Tags: ['Папа Франциск', 'Ватикан', 'Зеленський']</text:p>
      <text:p text:style-name="P4">
Type: Article</text:p>
      <!--METADATA-->
      <text:p text:style-name="P4">
<draw:frame draw:style-name="fr1" draw:name="Image175" text:anchor-type="as-char" svg:width="6.9236in" svg:height="3.956343in" draw:z-index="0">
<draw:image xlink:href="../Images/yкринформ/2023-05-13T18-55-00-03-00/630_360_1683992011-425.jpg" xlink:type="simple" xlink:show="embed" xlink:actuate="onLoad" draw:mime-type="image/jpeg"/>
</draw:frame>
Volodymyr Zelenskyy, Presidential, met with Pope Francis in the Vatican.</text:p>
      <text:p text:style-name="P4">
The President called on the pontiff to join the Ukrainian peace formula, Ukrinform reports with a reference to <text:a xlink:type="simple" xlink:href="https://t.me/V_Zelenskiy_official/6216" text:style-name="Internet_20_link" text:visited-style-name="Visited_20_Internet_20_Link">
</text:a>
Heads of State.</text:p>
      <text:p text:style-name="P4">
“He met with Pope Francis. I am grateful for his personal attention to the pre -tragedy of millions of Ukrainians. He also emphasized tens of thousands of deported dies. We have to put every effort to return home. In addition, he asked to condemn Russian crimes in Ukraine. Because there can be no equality by the interior and aggressor, ”Zelensky said.</text:p>
      <text:p text:style-name="P4">
<text:span text:style-name="T5">
Viso: <text:a xlink:type="simple" xlink:href="https://t.me/s/V_Zelenskiy_official" text:style-name="Internet_20_link" text:visited-style-name="Visited_20_Internet_20_Link">
</text:a>
</text:span>
</text:p>
      <text:p text:style-name="P4">
The President also informed the Pope of Roman about the formula of peace as, according to its words, the only effective algorithm for achieving a fair peace, and suggested to join it.</text:p>
      <text:p text:style-name="P4">
<text:span text:style-name="T4">
 Read also: </text:span>
 <text:a xlink:type="simple" xlink:href="https://www.ukrinform.ua/rubric-society/3708789-rosia-ne-lise-rozlucae-ditej-iz-ridnimi-a-j-vcit-nenaviditi-ukrainu-zelenskij.html" text:style-name="Internet_20_link" text:visited-style-name="Visited_20_Internet_20_Link">
<text:span text:style-name="T4">
 Zelensky </text:span>
</text:a>
As Ukrinform reports with reference to <text:a xlink:type="simple" xlink:href="https://www.ansa.it/sito/notizie/cronaca/2023/05/13/zelensky-in-vaticano-per-lincontro-con-il-papa-_280d2db9-6310-42f4-941f-735b3f2c2e0f.html" text:style-name="Internet_20_link" text:visited-style-name="Visited_20_Internet_20_Link">
</text:a>
, negotiations lasted about 40 minutes.</text:p>
      <text:p text:style-name="P4">
The Pope gave the President of Ukraine a small sculpture in the form of an olive branch - a symbol of peace. Instead, the Ukrainian president presented the papyrian icon of Madonna, written on the remains of a bulletproof vest.</text:p>
      <text:p text:style-name="P4">
On Saturday, President Volodymyr Zelenskyy is the first after the beginning of the full -scale invasion of Russia in Ukraine's visit in Italy.</text:p>
      <text:p text:style-name="P4">
<text:span text:style-name="T5">
Foto: Vatican Media</text:span>
</text:p>
      <text:p text:style-name="P4">
News Source: <text:a xlink:type="simple" xlink:href="https://www.ukrinform.ua/rubric-society/3708804-zelenskij-zustrivsa-z-papou-franciskom-u-vatikani.html" text:style-name="Internet_20_link" text:visited-style-name="Visited_20_Internet_20_Link">
https://www.ukrinform.ua/rubric-society/3708804-zelenskij-zustrivsa-z-papou-franciskom-u-vatikani.html</text:a>
</text:p>
      <!--NEWS-->
      <text:h text:style-name="P10" text:outline-level="1">
<text:span text:style-name="T4">
Shakhtar won Ingulets in UPL</text:span>
</text:h>
      <text:p text:style-name="P4">
Authors: Ukrinform (Person)</text:p>
      <text:p text:style-name="P4">
Publisher: Укринформ (Organization)</text:p>
      <text:p text:style-name="P4">
Published Time: 2023-05-13T18:55:50+03:00</text:p>
      <text:p text:style-name="P4">
Modified Time: 2023-05-13T18:55:50+03:00</text:p>
      <text:p text:style-name="P4">
Description: Miners head the Ukrainian Championship, ahead of Dinpro-1 by 5 points. - Ukrinform.</text:p>
      <text:p text:style-name="P4">
Images: ["<text:a xlink:type="simple" xlink:href="https://static.ukrinform.com/photos/2023_05/thumb_files/630_360_1683992628-149.jpg" text:style-name="Internet_20_link" text:visited-style-name="Visited_20_Internet_20_Link">
630_360_16839...</text:a>
"]</text:p>
      <text:p text:style-name="P4">
Tags: ['Футбол', "Прем'єр-ліга", 'Шахтар', 'Інгулець']</text:p>
      <text:p text:style-name="P4">
Type: Article</text:p>
      <!--METADATA-->
      <text:p text:style-name="P4">
<draw:frame draw:style-name="fr1" draw:name="Image176" text:anchor-type="as-char" svg:width="6.9236in" svg:height="3.956343in" draw:z-index="0">
<draw:image xlink:href="../Images/yкринформ/2023-05-13T18-55-50-03-00/630_360_1683992628-149.jpg" xlink:type="simple" xlink:show="embed" xlink:actuate="onLoad" draw:mime-type="image/jpeg"/>
</draw:frame>
Miners head the Ukrainian Championship, ahead of Dinpro-1 by 5 points.</text:p>
      <text:p text:style-name="P4">
Shakhtar defeated Ingulets 2-0 in the 26th round of the Ukrainian Premier League in a foreign field, Ukrinform reports.</text:p>
      <text:p text:style-name="P4">
In the Miners, Yukhim Konoplya was distinguished. Another goal in his gate is Pavlov.</text:p>
      <text:p text:style-name="P4">
Shakhtar heads UPL, with 63 points after 26 matches.</text:p>
      <text:p text:style-name="P4">
<text:span text:style-name="T4">
 Read also: </text:span>
 <text:a xlink:type="simple" xlink:href="https://www.ukrinform.ua/rubric-sports/3708746-dinamo-progralo-cornomorcu-na-stari-26go-turu-upl.html" text:style-name="Internet_20_link" text:visited-style-name="Visited_20_Internet_20_Link">
<text:span text:style-name="T4">
 Dynamo </text:span>
</text:a>
As it was reported, in another duel of the game day of the 26th round "Dynamo" gave way to "Chernomorets"(2:3).</text:p>
      <text:p text:style-name="P4">
Фото: shakhtar.com</text:p>
      <text:p text:style-name="P4">
News Source: <text:a xlink:type="simple" xlink:href="https://www.ukrinform.ua/rubric-sports/3708801-sahtar-peremig-ingulec-v-upl.html" text:style-name="Internet_20_link" text:visited-style-name="Visited_20_Internet_20_Link">
https://www.ukrinform.ua/rubric-sports/3708801-sahtar-peremig-ingulec-v-upl.html</text:a>
</text:p>
      <!--NEWS-->
      <text:h text:style-name="P10" text:outline-level="1">
<text:span text:style-name="T4">
APL: "Chelsea" played a draw, "Bournmouth" with a sacrifice conceded</text:span>
</text:h>
      <text:p text:style-name="P4">
Authors: Ukrinform (Person)</text:p>
      <text:p text:style-name="P4">
Publisher: Укринформ (Organization)</text:p>
      <text:p text:style-name="P4">
Published Time: 2023-05-13T18:57:18+03:00</text:p>
      <text:p text:style-name="P4">
Modified Time: 2023-05-13T18:57:18+03:00</text:p>
      <text:p text:style-name="P4">
Description: The Ukrainian winger of the Aristocrats did not appear on the field, and the Boermuto defender played a full match. - Ukrinform.</text:p>
      <text:p text:style-name="P4">
Images: ["<text:a xlink:type="simple" xlink:href="https://static.ukrinform.com/photos/2023_05/thumb_files/630_360_1683993056-771.jpg" text:style-name="Internet_20_link" text:visited-style-name="Visited_20_Internet_20_Link">
630_360_16839...</text:a>
"]</text:p>
      <text:p text:style-name="P4">
Tags: ['Челсі', 'Футбол', 'АПЛ', 'Ілля Забарний']</text:p>
      <text:p text:style-name="P4">
Type: Article</text:p>
      <!--METADATA-->
      <text:p text:style-name="P4">
<draw:frame draw:style-name="fr1" draw:name="Image177" text:anchor-type="as-char" svg:width="6.9236in" svg:height="3.956343in" draw:z-index="0">
<draw:image xlink:href="../Images/yкринформ/2023-05-13T18-57-18-03-00/630_360_1683993056-771.jpg" xlink:type="simple" xlink:show="embed" xlink:actuate="onLoad" draw:mime-type="image/jpeg"/>
</draw:frame>
The Ukrainian winger of the Aristocrats did not appear on the field, and the Boermuto defender played a full match.</text:p>
      <text:p text:style-name="P4">
The game day of the 36th round of the English Premier League, reports Ukrinform.</text:p>
      <text:p text:style-name="P4">
Chelsea played on his field a draw with Nottingham 2: 2. Sterling dumped twice in the aristocrats. Nottingham answered the Madnii.</text:p>
      <text:p text:style-name="P4">
In the parallel match, Bournemut gave way to Krystal Peles 2: 0. Dolumatock decided two exact strokes of Ez.</text:p>
      <text:p text:style-name="P4">
According to the results of the Chelsea Playing Day, the 11th place in the APL(43 points), and "Bournmut" - 14 -u(39 points).</text:p>
      <text:p text:style-name="P4">
<text:span text:style-name="T4">
Читайте також:</text:span>
 <text:a xlink:type="simple" xlink:href="https://www.ukrinform.ua/rubric-sports/3707996-zincenko-vibuv-do-kinca-sezonu-cerez-travmu-zmi.html" text:style-name="Internet_20_link" text:visited-style-name="Visited_20_Internet_20_Link">
 </text:a>
As it was reported, Manchester City heads the APL, having 82 points after 34th players played in the asset.</text:p>
      <text:p text:style-name="P4">
Photo: twitter.com/chelseafc</text:p>
      <text:p text:style-name="P4">
News Source: <text:a xlink:type="simple" xlink:href="https://www.ukrinform.ua/rubric-sports/3708802-apl-celsi-zigrav-vniciu-bornmut-iz-zabarnim-postupivsa.html" text:style-name="Internet_20_link" text:visited-style-name="Visited_20_Internet_20_Link">
https://www.ukrinform.ua/rubric-sports/3708802-apl-celsi-zigrav-vniciu-bornmut-iz-zabarnim-postupivsa.html</text:a>
</text:p>
      <!--NEWS-->
      <text:h text:style-name="P10" text:outline-level="1">
<text:span text:style-name="T4">
Kornienko met with President of Estonia - talked about planes for Ukraine</text:span>
</text:h>
      <text:p text:style-name="P4">
Authors: Ukrinform (Person)</text:p>
      <text:p text:style-name="P4">
Publisher: Укринформ (Organization)</text:p>
      <text:p text:style-name="P4">
Published Time: 2023-05-13T18:57:26+03:00</text:p>
      <text:p text:style-name="P4">
Modified Time: 2023-05-13T18:57:26+03:00</text:p>
      <text:p text:style-name="P4">
Description: The first deputy chairman of the Verkhovna Rada Oleksandr Kornienko discussed with the President of Estonian Republic Alarm Karis the need to provide Ukraine with modern aircraft, expectations from Euro- and Euro-Atlantic integration and rebuilding. - Ukrinform.</text:p>
      <text:p text:style-name="P4">
Images: ["<text:a xlink:type="simple" xlink:href="https://static.ukrinform.com/photos/2023_05/thumb_files/630_360_1683993428-689.jpg" text:style-name="Internet_20_link" text:visited-style-name="Visited_20_Internet_20_Link">
630_360_16839...</text:a>
"]</text:p>
      <text:p text:style-name="P4">
Tags: ['Естонія', 'Літак', 'Корнієнко', 'Війна з росією']</text:p>
      <text:p text:style-name="P4">
Type: Article</text:p>
      <!--METADATA-->
      <text:p text:style-name="P4">
<draw:frame draw:style-name="fr1" draw:name="Image178" text:anchor-type="as-char" svg:width="6.9236in" svg:height="3.956343in" draw:z-index="0">
<draw:image xlink:href="../Images/yкринформ/2023-05-13T18-57-26-03-00/630_360_1683993428-689.jpg" xlink:type="simple" xlink:show="embed" xlink:actuate="onLoad" draw:mime-type="image/jpeg"/>
</draw:frame>
The first deputy chairman of the Verkhovna Rada Oleksandr Kornienko discussed with Presidential Republic Alarm Karis the need to provide Ukraine with modern licenses, expectations from Euro- and Euro-Atlantic integration and rebuilding.</text:p>
      <text:p text:style-name="P4">
The parliamentarian reported this in <text:a xlink:type="simple" xlink:href="https://www.facebook.com/oskorniyenko/posts/pfbid01FEnDy7fpT9y8gDkhohW3AuHXhT8q5PYwg9MTb9YNuQG2NRq5GmQ7hVWaoFXciHPl" text:style-name="Internet_20_link" text:visited-style-name="Visited_20_Internet_20_Link">
</text:a>
As a result of the meeting in Tallinn, Ukrinform reports.</text:p>
      <text:p text:style-name="P4">
“He expressed gratitude that <text:a xlink:type="simple" xlink:href="https://www.ukrinform.ua/tag-estonia" text:style-name="Internet_20_link" text:visited-style-name="Visited_20_Internet_20_Link">
</text:a>
It was one of the best among partners in providing us with defense support. An important role in the wrestling is played by the provision of modern aircraft to Ukraine, ” - said Kornienko.</text:p>
      <text:p text:style-name="P4">
He also informed that at the meeting he raised the issues of Euro -Atlantic Tai -European integration of Ukraine.</text:p>
      <text:p text:style-name="P4">
The first deputy chairman of the Verkhovna Rada emphasized that the purpose of Ukraine is now a year of negotiations on accession to the EU.</text:p>
      <text:p text:style-name="P4">
The parliamentarian assured that the Ukrainian side is doing everything possible to complete the implementation of the European Commission recommendations as soon as possible and continues complex reforms.</text:p>
      <text:p text:style-name="P4">
“On integration into the Alliance - he informed about Ukraine's expectations from the decision of the Summit. He noted that we are counting on the leadership of Estonia to get important results of the summit - we need a clear signal in Vilniuschev Ukraine to NATO, ”he said.</text:p>
      <text:p text:style-name="P4">
In addition, Kornienko discussed the issue of reconstruction of Ukraine with Estonia, adding that Estonia became the first country to have begun practically the restoration of one of the regions of Ukraine, namely the construction of a modular -playing garden and other objects in Zhytomyr region. The first VesesPicer was awarded to consider the country's participation in the restoration of other infrastructure projects.</text:p>
      <text:p text:style-name="P4">
<text:span text:style-name="T4">
 Read also: </text:span>
 <text:a xlink:type="simple" xlink:href="https://www.ukrinform.ua/rubric-polytics/3708743-kornienko-v-estonii-obgovoriv-neobhidnist-citkogo-algoritmu-ruhu-ukraini-v-nato.html" text:style-name="Internet_20_link" text:visited-style-name="Visited_20_Internet_20_Link">
<text:span text:style-name="T4">
 Corney </text:span>
</text:a>
Kornienko also invited Alara Karis to visit Ukraine.</text:p>
      <text:p text:style-name="P4">
As it was reported, May 13-14, the First Deputy Chairman of the Verkhovna Rada of Ukraine Oleksandr Kornienko is on a working visit in Estonia.</text:p>
      <text:p text:style-name="P4">
News Source: <text:a xlink:type="simple" xlink:href="https://www.ukrinform.ua/rubric-polytics/3708803-kornienko-zustrivsa-z-prezidentom-estonii-govorili-pro-litaki-dla-ukraini.html" text:style-name="Internet_20_link" text:visited-style-name="Visited_20_Internet_20_Link">
https://www.ukrinform.ua/rubric-polytics/3708803-kornienko-zustrivsa-z-prezidentom-estonii-govorili-pro-litaki-dla-ukraini.html</text:a>
</text:p>
      <!--NEWS-->
      <text:h text:style-name="P10" text:outline-level="1">
<text:span text:style-name="T4">
Konstantinovka shelling: the number of wounded increased to 11</text:span>
</text:h>
      <text:p text:style-name="P4">
Authors: Ukrinform (Person)</text:p>
      <text:p text:style-name="P4">
Publisher: Укринформ (Organization)</text:p>
      <text:p text:style-name="P4">
Published Time: 2023-05-13T19:06:00+03:00</text:p>
      <text:p text:style-name="P4">
Modified Time: 2023-05-13T19:06:00+03:00</text:p>
      <text:p text:style-name="P4">
Description: As a result of the Russian shelling of Konstantinovka, two people were killed and 11 were injured. - Ukrinform.</text:p>
      <text:p text:style-name="P4">
Images: ["<text:a xlink:type="simple" xlink:href="https://static.ukrinform.com/photos/2023_05/thumb_files/630_360_1683993905-821.jpg" text:style-name="Internet_20_link" text:visited-style-name="Visited_20_Internet_20_Link">
630_360_16839...</text:a>
"]</text:p>
      <text:p text:style-name="P4">
Tags: ['Донеччина', 'Кириленко', 'Обстріл', 'Війна з росією']</text:p>
      <text:p text:style-name="P4">
Type: Article</text:p>
      <!--METADATA-->
      <text:p text:style-name="P4">
<draw:frame draw:style-name="fr1" draw:name="Image179" text:anchor-type="as-char" svg:width="6.9236in" svg:height="3.956343in" draw:z-index="0">
<draw:image xlink:href="../Images/yкринформ/2023-05-13T19-06-00-03-00/630_360_1683993905-821.jpg" xlink:type="simple" xlink:show="embed" xlink:actuate="onLoad" draw:mime-type="image/jpeg"/>
</draw:frame>
As a result of the Russian shelling of Konstantinovka, two people were killed and 11 were injured.</text:p>
      <text:p text:style-name="P4">
About it in <text:a xlink:type="simple" xlink:href="https://t.me/pavlokyrylenko_donoda/7950" text:style-name="Internet_20_link" text:visited-style-name="Visited_20_Internet_20_Link">
</text:a>
Pavel Kirilenko, the head of the Donetsk Regional Military Administration, reported.</text:p>
      <text:p text:style-name="P4">
"Among the dead is one child, among the wounded - two. Today in the middle of the Ditziians fired at the city from artillery and" tornadoes ". A single household house was completely destroyed, four high -rise buildings were damaged, three private houses, two shops, an administrative building and a cultural institution," he wrote Ova.</text:p>
      <text:p text:style-name="P4">
<text:span text:style-name="T4">
 Read also: </text:span>
 <text:a xlink:type="simple" xlink:href="https://www.ukrinform.ua/rubric-ato/3708798-vorog-obstrilav-hersonsinu-poraneni-troe-civilnih.html" text:style-name="Internet_20_link" text:visited-style-name="Visited_20_Internet_20_Link">
<text:span text:style-name="T4">
 firing </text:span>
</text:a>
He added that for the second day in a row, the Russians cause massive blows of the porch.</text:p>
      <text:p text:style-name="P4">
As previously reported, on May 12, as a result of shelling of the Russians from the RSSU "Smerch" of the city of Konstantinovka <text:a xlink:type="simple" xlink:href="https://www.ukrinform.ua/rubric-ato/3708755-rosiani-obstrilali-kostantinivku-zi-smerciv-dvoe-zagiblih-sered-nih-ditina.html" text:style-name="Internet_20_link" text:visited-style-name="Visited_20_Internet_20_Link">
</text:a>
, two -storey buildings, a store and two gas pipelines.</text:p>
      <text:p text:style-name="P4">
News Source: <text:a xlink:type="simple" xlink:href="https://www.ukrinform.ua/rubric-ato/3708805-obstril-kostantinivki-kilkist-poranenih-zrosla-do-11.html" text:style-name="Internet_20_link" text:visited-style-name="Visited_20_Internet_20_Link">
https://www.ukrinform.ua/rubric-ato/3708805-obstril-kostantinivki-kilkist-poranenih-zrosla-do-11.html</text:a>
</text:p>
      <!--NEWS-->
      <text:h text:style-name="P10" text:outline-level="1">
<text:span text:style-name="T4">
Russian aggression against Ukraine has caused a record increase in defensive costs in the world - Borrel</text:span>
</text:h>
      <text:p text:style-name="P4">
Authors: Ukrinform (Person)</text:p>
      <text:p text:style-name="P4">
Publisher: Укринформ (Organization)</text:p>
      <text:p text:style-name="P4">
Published Time: 2023-05-13T19:25:00+03:00</text:p>
      <text:p text:style-name="P4">
Modified Time: 2023-05-13T19:25:00+03:00</text:p>
      <text:p text:style-name="P4">
Description: Russia's war against Ukraine has led to an increase in defensive expenditures worldwide, which reached $ 2.2 trillion last year. - Ukrinform.</text:p>
      <text:p text:style-name="P4">
Images: ["<text:a xlink:type="simple" xlink:href="https://static.ukrinform.com/photos/2023_02/thumb_files/630_360_1675345931-700.jpeg" text:style-name="Internet_20_link" text:visited-style-name="Visited_20_Internet_20_Link">
630_360_16753...</text:a>
"]</text:p>
      <text:p text:style-name="P4">
Tags: ['Євросоюз', 'Швеція', 'Боррель', 'Війна з росією']</text:p>
      <text:p text:style-name="P4">
Type: Article</text:p>
      <!--METADATA-->
      <text:p text:style-name="P4">
<draw:frame draw:style-name="fr1" draw:name="Image180" text:anchor-type="as-char" svg:width="6.9236in" svg:height="3.956343in" draw:z-index="0">
<draw:image xlink:href="../Images/yкринформ/2023-05-13T19-25-00-03-00/630_360_1675345931-700.jpeg" xlink:type="simple" xlink:show="embed" xlink:actuate="onLoad" draw:mime-type="image/jpeg"/>
</draw:frame>
The war against Ukraine has led to an increase in defensive costs worldwide, which reached $ 2.2 trillion.</text:p>
      <text:p text:style-name="P4">
According to Ukrinform, the EU High Representative Josep Borrel said during the EU forum of the Indo-Pacific Region. The full text of his speech was publicized on <text:a xlink:type="simple" xlink:href="https://www.eeas.europa.eu/eeas/eu-indo-pacific-ministerial-forum-opening-remarks-high-representative-josep-borrell_en" text:style-name="Internet_20_link" text:visited-style-name="Visited_20_Internet_20_Link">
</text:a>
.</text:p>
      <text:p text:style-name="P4">
«Глобальна ситуація з безпеки продовжує погіршуватися, що посилило недовіруміж ключовими силами. У цьому контексті багато з країн були вимушені збільшитисвої військові інвестиції. Військові витрати у світі сягнули рекордно високогопоказника за всі часи - 2,2 трильйона доларів США», - зауважив Боррель.</text:p>
      <text:p text:style-name="P4">
<text:span text:style-name="T4">
Читайте також:</text:span>
 <text:a xlink:type="simple" xlink:href="https://www.ukrinform.ua/rubric-economy/3708722-kraini-g7-zbilsili-obsag-dopomogi-ukraini-do-44-milardiv.html" text:style-name="Internet_20_link" text:visited-style-name="Visited_20_Internet_20_Link">
 </text:a>
According to him, one of the factors that led to such development was Russia against Ukraine. The military expenditures of European countries on defense today by 30% higher than 2013, before the capture of the Crimean Federation. A similar trend is observed in Asia and Oceania, where last year the defense costs were 45% higher than in 2013.</text:p>
      <text:p text:style-name="P4">
"Russian aggression against Ukraine ... It is not only a European war. The tipincipes on which the rates are made relate to everyone. She(War - ed.)Obviously, it has global consequences in the measurement of food prices and energy for all humanity…. At the same time, the life interests of both the EU and the region of the region are responsible for maintaining the safety and stability, the sustainable development of thade -working. Therefore, we have a very clear interest in each other's security, ”the high representative of the EU stated.</text:p>
      <text:p text:style-name="P4">
He recalled that this year, the Indo-Pacific Region had dredge of world economic growth, every day about 2000 ships are depositing goods across the Indian Ocean and the South Chinese Sea to Europe. It was 37% of the EU's total external import and about 25% of the EU's total external import % European exports.</text:p>
      <text:p text:style-name="P4">
<text:span text:style-name="T4">
 Read also: </text:span>
 <text:a xlink:type="simple" xlink:href="https://www.ukrinform.ua/rubric-ato/3708692-evropa-pocue-prohanna-ukraini-priskoriti-postavki-boepripasiv-borrel.html" text:style-name="Internet_20_link" text:visited-style-name="Visited_20_Internet_20_Link">
<text:span text:style-name="T4">
 Borrel </text:span>
</text:a>
</text:p>
      <text:p text:style-name="P4">
It was reported that in Sweden there is an informal meeting of EU foreign ministers, whose main issues are the continuation of EU assistance for Ukraine for the Taspinal Strategy for EU relations between the EU and China. Today there is a minister meeting between the EU countries and the Indo-Pacific region, in which the head of the foreign policy department of Ukraine Dmitry Kuleb will participate.</text:p>
      <text:p text:style-name="P4">
News Source: <text:a xlink:type="simple" xlink:href="https://www.ukrinform.ua/rubric-ato/3708807-agresia-rf-proti-ukraini-spricinila-rekordne-zrostanna-oboronnih-vitrat-u-sviti-borrel.html" text:style-name="Internet_20_link" text:visited-style-name="Visited_20_Internet_20_Link">
https://www.ukrinform.ua/rubric-ato/3708807-agresia-rf-proti-ukraini-spricinila-rekordne-zrostanna-oboronnih-vitrat-u-sviti-borrel.html</text:a>
</text:p>
      <!--NEWS-->
      <text:h text:style-name="P10" text:outline-level="1">
<text:span text:style-name="T4">
Navi gave way to Liquid on Blast Paris Majoor 2023</text:span>
</text:h>
      <text:p text:style-name="P4">
Authors: Ukrinform (Person)</text:p>
      <text:p text:style-name="P4">
Publisher: Укринформ (Organization)</text:p>
      <text:p text:style-name="P4">
Published Time: 2023-05-13T19:43:14+03:00</text:p>
      <text:p text:style-name="P4">
Modified Time: 2023-05-13T19:43:14+03:00</text:p>
      <text:p text:style-name="P4">
Description: The Ukrainian team was born to win Liquid. - Ukrinform.</text:p>
      <text:p text:style-name="P4">
Images: ["<text:a xlink:type="simple" xlink:href="https://static.ukrinform.com/photos/2023_05/thumb_files/630_360_1683996130-456.jpg" text:style-name="Internet_20_link" text:visited-style-name="Visited_20_Internet_20_Link">
630_360_16839...</text:a>
"]</text:p>
      <text:p text:style-name="P4">
Tags: ['кіберспорт']</text:p>
      <text:p text:style-name="P4">
Type: Article</text:p>
      <!--METADATA-->
      <text:p text:style-name="P4">
<draw:frame draw:style-name="fr1" draw:name="Image181" text:anchor-type="as-char" svg:width="6.9236in" svg:height="3.956343in" draw:z-index="0">
<draw:image xlink:href="../Images/yкринформ/2023-05-13T19-43-14-03-00/630_360_1683996130-456.jpg" xlink:type="simple" xlink:show="embed" xlink:actuate="onLoad" draw:mime-type="image/jpeg"/>
</draw:frame>
The Ukrainian Command Born Won Liquid.</text:p>
      <text:p text:style-name="P4">
Today, on May 13, the first round of the Legend stage on Blast Parismajor 2023 with CS: GO, Ukrinform reports.</text:p>
      <text:p text:style-name="P4">
In the second round, the Ukrainian Navi club lost Liquid.</text:p>
      <text:p text:style-name="P4">
Maincast conducts an official Ukrainian language broadcast of the tournament.</text:p>
      <text:p text:style-name="P4">
Ukraine ranks third in the legends at the Blast Parismajor 2023.</text:p>
      <text:p text:style-name="P4">
<text:span text:style-name="T4">
 Read also: </text:span>
 <text:a xlink:type="simple" xlink:href="https://www.ukrinform.ua/rubric-sports/3701768-navi-razom-z-rozrobnikami-stalker-pridbali-100-avtivok-na-potrebi-zsu.html" text:style-name="Internet_20_link" text:visited-style-name="Visited_20_Internet_20_Link">
</text:a>
As it was reported, the matches for disposal and exit will be further held in format-of-O-3, the rest-BEST-OF-1. The 8 best teams will enter the champions.</text:p>
      <text:p text:style-name="P4">
Photo: Getty Images</text:p>
      <text:p text:style-name="P4">
News Source: <text:a xlink:type="simple" xlink:href="https://www.ukrinform.ua/rubric-sports/3708810-navi-postupilisa-liquid-na-blast-paris-major-2023.html" text:style-name="Internet_20_link" text:visited-style-name="Visited_20_Internet_20_Link">
https://www.ukrinform.ua/rubric-sports/3708810-navi-postupilisa-liquid-na-blast-paris-major-2023.html</text:a>
</text:p>
      <!--NEWS-->
      <text:h text:style-name="P10" text:outline-level="1">
<text:span text:style-name="T4">
The Armed Forces Aviation has struck eight strokes in the enemy cluster areas</text:span>
</text:h>
      <text:p text:style-name="P4">
Authors: Ukrinform (Person)</text:p>
      <text:p text:style-name="P4">
Publisher: Укринформ (Organization)</text:p>
      <text:p text:style-name="P4">
Published Time: 2023-05-13T19:49:00+03:00</text:p>
      <text:p text:style-name="P4">
Modified Time: 2023-05-13T19:49:00+03:00</text:p>
      <text:p text:style-name="P4">
Description: Aviation of defense forces per day made 8 strokes in the areas of concentration of personnel and military equipment of the enemy, as well as a blow to the enemy anti-aircraft missile complex. - Ukrinform.</text:p>
      <text:p text:style-name="P4">
Images: ["<text:a xlink:type="simple" xlink:href="https://static.ukrinform.com/photos/2023_02/thumb_files/630_360_1676998492-715.jpg" text:style-name="Internet_20_link" text:visited-style-name="Visited_20_Internet_20_Link">
630_360_16769...</text:a>
"]</text:p>
      <text:p text:style-name="P4">
Tags: ['Генштаб', 'ЗСУ', 'Війна з росією']</text:p>
      <text:p text:style-name="P4">
Type: Article</text:p>
      <!--METADATA-->
      <text:p text:style-name="P4">
<draw:frame draw:style-name="fr1" draw:name="Image182" text:anchor-type="as-char" svg:width="6.9236in" svg:height="3.956343in" draw:z-index="0">
<draw:image xlink:href="../Images/yкринформ/2023-05-13T19-49-00-03-00/630_360_1676998492-715.jpg" xlink:type="simple" xlink:show="embed" xlink:actuate="onLoad" draw:mime-type="image/jpeg"/>
</draw:frame>
Aviation for a day made 8 beats in the areas of concentration of the personnel of the enemy's military equipment, as well as a blow to the hostile anti-aircraft missile complex.</text:p>
      <text:p text:style-name="P4">
As Ukrinform reports, about it in <text:a xlink:type="simple" xlink:href="https://www.facebook.com/GeneralStaff.ua/posts/pfbid0esoVaHVbHYjxnxeBy2LG658AvCYYjjGQ1CYm2Mrt8Pn5HSSDoSW8W58FzwQ8dPFkl" text:style-name="Internet_20_link" text:visited-style-name="Visited_20_Internet_20_Link">
</text:a>
The General Staff of the Armed Forces reports.</text:p>
      <text:p text:style-name="P4">
"Aviation of defense forces per day made 8 strokes in the areas of concentration of personal staff and military equipment of the enemy, as well as a impact on a hostile-aircraft missile complex. Our defenders also killed two enemy exploration UAVs type" Orlan-10 ",-the General Staff said.</text:p>
      <text:p text:style-name="P4">
<text:span text:style-name="T4">
 Read also: </text:span>
 <text:a xlink:type="simple" xlink:href="https://www.ukrinform.ua/rubric-ato/3708794-na-hersonsini-ppo-znisila-dva-rosijskih-bezpilotniki.html" text:style-name="Internet_20_link" text:visited-style-name="Visited_20_Internet_20_Link">
<text:span text:style-name="T4">
 destroy </text:span>
</text:a>
It is also reported that the departments of rocket troops and artillery were struck by the 4ths of the concentration of live power, 2 ammunition depots, as well as 2 stations of the radiolectronic struggle of the enemy.</text:p>
      <text:p text:style-name="P4">
The General Staff noted that at night the Russian Federation struck another massacre in the territory of Ukraine, applying the Iranian shock UAV "Shahd-136/131". According to the specified information, 18 out of 22 drones were destroyed by our defenders.</text:p>
      <text:p text:style-name="P4">
In general, during this day, the enemy struck a missile rocket C-300 in the city of Nikolaev, resulting in wounded average citizens, damaged a multi-storey building and other civilian infrastructure. In addition, the enemy caused 66 aircraft blows and made 70 shelling of rocket launchers. Inaseline points were injured. In particular, as a result of the shelling of Konstantinovka, Donetsk region, there are 2 dead and 11 wounded civilians. Among them are children. Destroyed house, 4 high -rise buildings and other civilian infrastructure were damaged.</text:p>
      <text:p text:style-name="P4">
<text:span text:style-name="T4">
 Read also: </text:span>
 <text:a xlink:type="simple" xlink:href="https://www.ukrinform.ua/rubric-world/3708726-u-branskij-oblasti-vpali-dva-vertoloti-zmi.html" text:style-name="Internet_20_link" text:visited-style-name="Visited_20_Internet_20_Link">
</text:a>
The likelihood of rocket and aviation strikes throughout Ukraine is high, because the enemy continues to apply terror tactics.</text:p>
      <text:p text:style-name="P4">
The enemy _ <text:span text:style-name="T4">
 continues to focus the main efforts on the Liman, Bakhmut, Avdeev and Mariin directions </text:span>
 <text:span text:style-name="T5">
. In total, about 40 fighting collisions in these areas of the front took place, and Bakhmut and Marinka remain the war centrifice.<text:span text:style-name="T4">
 Read also: </text:span>
 <text:a xlink:type="simple" xlink:href="https://www.ukrinform.ua/rubric-ato/3708676-na-cernigivsini-prikordonniki-znisili-vnoci-odin-shahed.html" text:style-name="Internet_20_link" text:visited-style-name="Visited_20_Internet_20_Link">
<text:span text:style-name="T4">
 destroy </text:span>
</text:a>
</text:span>
 <text:span text:style-name="T4">
 At Siversky and Slobozhansky </text:span>
 _ the enemy continues to keep the military presence in the border with Ukraine.</text:p>
      <text:p text:style-name="P4">
He has caused air strikes in the areas of MHI settlements, progress, Semenivka Chernihiv region and Budarka of Kharkiv region. He made mortar Tartileer shelling of settlements Klusa, Yeline, Zarechya, MHHA, Medvedivka of Chernihiv region and Stara Guta, Demianivka, Bachivsk, Vilnasloboda, Bobilivka of Sumy region, as well as Kozacha Lopan, Ogirtsev, Gatyshka, Bochka, Bochkov.</text:p>
      <text:p text:style-name="P4">
_ <text:span text:style-name="T4">
 In the Kupyansk direction </text:span>
 _ the enemy conducted unsuccessful offensive actions in the Novoselovsky and eastern outskirts of Stelmachivka. Drew aviation -hazards in the areas of Vilshan and Kotlyarivka settlements. The enemy's artillery taminometric shelling was suffered by Novomlinsk, two -year, Tabaivkivkarkiv region and Stelmakhivka of Luhansk region.</text:p>
      <text:p text:style-name="P4">
<text:span text:style-name="T4">
 Read also: </text:span>
 <text:a xlink:type="simple" xlink:href="https://www.ukrinform.ua/rubric-ato/3708798-vorog-obstrilav-hersonsinu-poraneni-troe-civilnih.html" text:style-name="Internet_20_link" text:visited-style-name="Visited_20_Internet_20_Link">
<text:span text:style-name="T4">
 enemies </text:span>
</text:a>
_ <text:span text:style-name="T4">
 In the Liman direction </text:span>
 _ during the day the enemy of offensive actions was not. He struck the aviation strike in the areas of the settlements of the Bigorivka region and Verkhnyamyansk and controversial - Donetsk. The artillery hosts were subjected to settlements, which, along with the line of combat collision, asam: Makeevka, Luhansk region, Bigorivka, Verkhnyamyansk controversial camp of Donetsk region.</text:p>
      <text:p text:style-name="P4">
_ <text:span text:style-name="T4">
 In the Bakhmut direction </text:span>
 _ the enemy continues to take offensive actions. Driving heavy battles outside the city of Bakhmut. In addition, during the day, the enemy of the vibrant offensive actions in the direction of the settlements of Bogdanivka, Bakhmut Tabil Gore.</text:p>
      <text:p text:style-name="P4">
Along with positioning defense, our defenders also take active actions, in particular, offensive. Vasyukivka, Orikhovo-Vasylivka, Bogdanivka, Bakhmut, Ivanivske, Yar, White Mountain, Friendship, North, South, Toretsk, Donetsk region were injured from enemy shelling.</text:p>
      <text:p text:style-name="P4">
<text:span text:style-name="T4">
 Read also: </text:span>
 <text:a xlink:type="simple" xlink:href="https://www.ukrinform.ua/rubric-ato/3708763-vorog-atakuvav-berislav-dvoma-kerovanimi-aviabombami-misto-bez-elektropostacanna.html" text:style-name="Internet_20_link" text:visited-style-name="Visited_20_Internet_20_Link">
<text:span text:style-name="T4">
 enemy </text:span>
</text:a>
<text:span text:style-name="T5">
 <text:span text:style-name="T4">
 In the Avdeevsky direction </text:span>
 _ the enemy struck at the Avdiivka region. He also fired from the artillery of Pervomaisk Takarlivka of Donetsk region.</text:span>
 <text:span text:style-name="T4">
 In the mineral direction </text:span>
 _ during the day the enemy of offensive actions was not. He struck the area of Prychistivka.</text:p>
      <text:p text:style-name="P4">
<text:span text:style-name="T4">
 Read also: </text:span>
 <text:a xlink:type="simple" xlink:href="https://www.ukrinform.ua/rubric-regions/3708750-ataka-rf-na-hmelnickij-kilkist-poskodzenih-infrastrukturnih-obektiv-ide-na-sotni.html" text:style-name="Internet_20_link" text:visited-style-name="Visited_20_Internet_20_Link">
</text:a>
_ <text:span text:style-name="T4">
 In the Zaporizhzhya and Kherson directions </text:span>
 _ the enemy continues to be conducted. He struck aviation strikes in the areas of settlements of the Uremivkadonetsk region, Burlatske, lull, Gulyaipole, small Shcherbaki Zaporizhzhya region, as well as Berislav and Cossack Kherson region. Against this, the settlements were implemented, along with the line of combat collision. Among them -Malynivka, Gulyaipole, Belogorye, Novodanilovka, Novoandriivka, Novopavlivka, Mali Shcherbaki and Kamianske Zaporizhzhya region; Golden Balka, Mikhailivka, Antonivka, Chernobayivka of Kherson region and Kherson city.</text:p>
      <text:p text:style-name="P4">
Russian occupation troops continue to put pressure on citizens of Ukraine to tall human rights in temporarily captured territories. In particular, Umariupoli, about 50 representatives of the Investigative Committee of the Russian Federation were captured in the territory of the police department for interrogations of the local population. They will be involved in humiliating interrogations, accompanied by abuse of the state.</text:p>
      <text:p text:style-name="P4">
At the same time, Russian invaders continue to use infrastructurely occupied settlements to provide medical assistance to their soldiers. Recently, in the settlement of the Tavriyehrson region, in the kindergarten, the invaders have arranged a police hospital. On the eve, the arrival of 3 military cargo vehicles with wounded occupiers was noted.</text:p>
      <text:p text:style-name="P4">
As reported by Ukrinform, <text:a xlink:type="simple" xlink:href="https://www.ukrinform.ua/rubric-ato/3708805-obstril-kostantinivki-kilkist-poranenih-zrosla-do-11.html" text:style-name="Internet_20_link" text:visited-style-name="Visited_20_Internet_20_Link">
</text:a>
 .</text:p>
      <text:p text:style-name="P4">
News Source: <text:a xlink:type="simple" xlink:href="https://www.ukrinform.ua/rubric-ato/3708811-aviacia-zsu-za-dobu-zavdala-visim-udariv-po-rajonah-skupcenna-voroga.html" text:style-name="Internet_20_link" text:visited-style-name="Visited_20_Internet_20_Link">
https://www.ukrinform.ua/rubric-ato/3708811-aviacia-zsu-za-dobu-zavdala-visim-udariv-po-rajonah-skupcenna-voroga.html</text:a>
</text:p>
      <!--NEWS-->
      <text:h text:style-name="P10" text:outline-level="1">
<text:span text:style-name="T4">
Lviv, Lviv region, Chernivtsi region, Ternopil, Ternopil region, Volyn region, Zak ...</text:span>
</text:h>
      <text:p text:style-name="P4">
Authors: liveuamap (Language: en)</text:p>
      <text:p text:style-name="P4">
Time: 2023-05-13T1:13:00</text:p>
      <text:p text:style-name="P4">
Location: Lviv (Latitude:49.83826000 Longtitude:24.02324000)</text:p>
      <text:p text:style-name="P4">
Videos: []</text:p>
      <text:p text:style-name="P4">
Images: []</text:p>
      <text:p text:style-name="P4">
Tags: ["Europe", "Central and Eastern Europe"]</text:p>
      <text:p text:style-name="P4">
Id: 22562635</text:p>
      <!--METADATA-->
      <text:p text:style-name="P4">
Lviv, Lvivska Oblast, Chernivtska Oblast, Ternopil, Ternopilska Oblast, Volynska Oblast, Zakarpatia Oblast, Ivano-Frankiv, IVANOKIKIKIKIKIKAVSK Blast, Kyiv Oblast, Zhytomyr, Zhytomyrska Oblast, Vinnytskaoblast(21:12). Red Alert: aerial threat. Sirens sounding. Take cover now!</text:p>
      <text:p text:style-name="P4">
News Collection Link: <text:a xlink:type="simple" xlink:href="https://liveuamap.com/en/2023/13-may-lviv-lvivska-oblast-chernivetska-oblasg" text:style-name="Internet_20_link" text:visited-style-name="Visited_20_Internet_20_Link">
https://liveuamap.com/en/2023/13-may-lviv-lvivska-oblast-chernivetska-oblasg</text:a>
</text:p>
      <text:p text:style-name="P4">
News Source: <text:a xlink:type="simple" xlink:href="https://t.me/air_alert_ua/45221" text:style-name="Internet_20_link" text:visited-style-name="Visited_20_Internet_20_Link">
https://t.me/air_alert_ua/45221</text:a>
</text:p>
      <!--NEWS-->
      <text:h text:style-name="P10" text:outline-level="1">
<text:span text:style-name="T4">
In Ukraine tomorrow mainly without precipitation, in the afternoon up to 24 °</text:span>
</text:h>
      <text:p text:style-name="P4">
Authors: Ukrinform (Person)</text:p>
      <text:p text:style-name="P4">
Publisher: Укринформ (Organization)</text:p>
      <text:p text:style-name="P4">
Published Time: 2023-05-13T20:40:00+03:00</text:p>
      <text:p text:style-name="P4">
Modified Time: 2023-05-13T20:40:00+03:00</text:p>
      <text:p text:style-name="P4">
Description: In Ukraine on Sunday, there will be a slight rain and a thunderstorm on the Left Bank, in the Volyn, Rivne region and the Carpathians, the temperature at night 6-11 °, in the afternoon 19-24 °. - Ukrinform.</text:p>
      <text:p text:style-name="P4">
Images: ["<text:a xlink:type="simple" xlink:href="https://static.ukrinform.com/photos/2022_05/thumb_files/630_360_1653467553-903.jpg" text:style-name="Internet_20_link" text:visited-style-name="Visited_20_Internet_20_Link">
630_360_16534...</text:a>
"]</text:p>
      <text:p text:style-name="P4">
Tags: ['Дощ', 'Погода', 'Тепло', 'Прогноз']</text:p>
      <text:p text:style-name="P4">
Type: Article</text:p>
      <!--METADATA-->
      <text:p text:style-name="P4">
<draw:frame draw:style-name="fr1" draw:name="Image183" text:anchor-type="as-char" svg:width="6.9236in" svg:height="3.956343in" draw:z-index="0">
<draw:image xlink:href="../Images/yкринформ/2023-05-13T20-40-00-03-00/630_360_1653467553-903.jpg" xlink:type="simple" xlink:show="embed" xlink:actuate="onLoad" draw:mime-type="image/jpeg"/>
</draw:frame>
In Ukraine, Sunday in places will be slightly short-term rain and thunderstorm on the Left Bank, the Volinsky, Rivne region and the Carpathians, the temperature at night 6-11 °, in the afternoon19-24 °.</text:p>
      <text:p text:style-name="P4">
Ukrinform was reported at the Ukrainian Hydrometeorological Center.</text:p>
      <text:p text:style-name="P4">
"At night without precipitation, in the afternoon on the Left Bank, in the Volyn, Rivne region, the Carpathians are in places of light short-term rain, thunderstorms. The wind is predominant-western, in the western regions Southeast, 3-8 m/s. seas 10-15 °, in the afternoon 19-24 °; in the Carpathians at night from 4 ° heat to 1 ° frost, in the afternoon 11-16 ° heat, "-said in the message.</text:p>
      <text:p text:style-name="P4">
In Kiev and the region, May 14 is not predicted. <text:a xlink:type="simple" xlink:href="https://www.ukrinform.ua/tag-viter" text:style-name="Internet_20_link" text:visited-style-name="Visited_20_Internet_20_Link">
</text:a>
Northwest, 3-5 m/s. In the capital, at night 9-11 °, in the afternoon 21-23 °, in Kyiv region 6-11 ° at night, 19-24 ° in the afternoon.</text:p>
      <text:p text:style-name="P4">
According to the forecast, May 15-16 in the western regions(On the night of May 15, only the Vacarpathian region)Short -term rains, thunderstorms, in the daytime areas of hail are expected; in the rest of the territory without significant rainfall. The wind southeast with the transition to the southwestern, 7-12 m/s, in the western part of the places of 15-20 m/s. The temperature at night is 8-13 °, on the coast of the seas up to 16 °, in the afternoon19-24 °, in the southern part and central regions in places up to 27 °; The Carpathian Mountains on May 15 at night 3-8 ° warm, day 11-16 °, May 16 at night 6-11 °, in the afternoon 15-20 °.</text:p>
      <text:p text:style-name="P4">
In Kiev and the region on May 15-16 without significant rainfall. Wind southeast in the southwest, 7-12 m/s. In the capital, the temperature at night is 11-13 °, in the afternoon 22-24 °, in the Kiev region at night 8-13 °, in the afternoon 19-24 °.</text:p>
      <text:p text:style-name="P4">
<text:span text:style-name="T4">
 Read also: </text:span>
 <text:a xlink:type="simple" xlink:href="https://www.ukrinform.ua/rubric-kyiv/3708648-u-kievi-riven-vodi-v-dnipri-za-dobu-pidnavsa-na-4-santimetri.html" text:style-name="Internet_20_link" text:visited-style-name="Visited_20_Internet_20_Link">
</text:a>
Forecasters are not predicted on May 17-18 in Ukraine, only at night Nazakarpattia and in the Carpathians a small, in the afternoon in most western regions there was a short-term rain. Temperature at night 9-15 °; In the afternoon 20-26 °, in the west of Ukraine 16-22 °.</text:p>
      <text:p text:style-name="P4">
In Kiev and the region May 17-18, precipitation is not expected. In the capital, the temperature of the carrier is 13-15 °, in the afternoon 23-25 °, in the Kyiv region at night 10-15 °, in the afternoon 21-26 °.</text:p>
      <text:p text:style-name="P4">
News Source: <text:a xlink:type="simple" xlink:href="https://www.ukrinform.ua/rubric-regions/3708719-v-ukraini-zavtra-perevazno-bez-opadiv-vden-do-24.html" text:style-name="Internet_20_link" text:visited-style-name="Visited_20_Internet_20_Link">
https://www.ukrinform.ua/rubric-regions/3708719-v-ukraini-zavtra-perevazno-bez-opadiv-vden-do-24.html</text:a>
</text:p>
      <!--NEWS-->
      <text:h text:style-name="P10" text:outline-level="1">
<text:span text:style-name="T4">
The President invited the Pope to Ukraine and presented a picture</text:span>
</text:h>
      <text:p text:style-name="P4">
Authors: Ukrinform (Person)</text:p>
      <text:p text:style-name="P4">
Publisher: Укринформ (Organization)</text:p>
      <text:p text:style-name="P4">
Published Time: 2023-05-13T20:48:00+03:00</text:p>
      <text:p text:style-name="P4">
Modified Time: 2023-05-13T20:48:00+03:00</text:p>
      <text:p text:style-name="P4">
Description: President Volodymyr Zelenskyy invited the Pope Francis to visit Ukraine and support the Ukrainians with prayer. - Ukrinform.</text:p>
      <text:p text:style-name="P4">
Images: ["<text:a xlink:type="simple" xlink:href="https://static.ukrinform.com/photos/2023_05/thumb_files/630_360_1683999909-239.jpeg" text:style-name="Internet_20_link" text:visited-style-name="Visited_20_Internet_20_Link">
630_360_16839...</text:a>
", "<text:a xlink:type="simple" xlink:href="https://static.ukrinform.com/photos/2023_05/1683999958-504.jpeg" text:style-name="Internet_20_link" text:visited-style-name="Visited_20_Internet_20_Link">
1683999958-50...</text:a>
", "<text:a xlink:type="simple" xlink:href="https://static.ukrinform.com/photos/2023_05/1683999958-468.jpeg" text:style-name="Internet_20_link" text:visited-style-name="Visited_20_Internet_20_Link">
1683999958-46...</text:a>
"]</text:p>
      <text:p text:style-name="P4">
Tags: ['Папа Франциск', 'Ватикан', 'Зеленський', 'Війна з росією']</text:p>
      <text:p text:style-name="P4">
Type: Article</text:p>
      <!--METADATA-->
      <text:p text:style-name="P4">
<draw:frame draw:style-name="fr1" draw:name="Image184" text:anchor-type="as-char" svg:width="6.9236in" svg:height="3.956343in" draw:z-index="0">
<draw:image xlink:href="../Images/yкринформ/2023-05-13T20-48-00-03-00/630_360_1683999909-239.jpeg" xlink:type="simple" xlink:show="embed" xlink:actuate="onLoad" draw:mime-type="image/jpeg"/>
</draw:frame>
The Presidential Divide of Zelensky invited the Pope Francis to visit Ukraine and support the Ukrainians with prayer.</text:p>
      <text:p text:style-name="P4">
About it reports <text:a xlink:type="simple" xlink:href="https://www.president.gov.ua/news/prezident-ukrayini-volodimir-zelenskij-zustrivsya-z-papoyu-r-82849" text:style-name="Internet_20_link" text:visited-style-name="Visited_20_Internet_20_Link">
</text:a>
, reports Ukrinform.</text:p>
      <text:p text:style-name="P4">
It is noted that Zelensky urged Pontice to visit our country to support the prayer of all Ukrainians who suffer from Russian terror against the evil that came to the Ukrainian land.</text:p>
      <text:p text:style-name="P4">
<draw:frame draw:style-name="fr1" draw:name="Image185" text:anchor-type="as-char" svg:width="6.9236in" svg:height="4.617948in" draw:z-index="0">
<draw:image xlink:href="../Images/yкринформ/2023-05-13T20-48-00-03-00/1683999958-504.jpeg" xlink:type="simple" xlink:show="embed" xlink:actuate="onLoad" draw:mime-type="image/jpeg"/>
</draw:frame>
The President also conveyed his holiness painting "Loss, 2022-58" Autholexion of Revika, who was born in the occupied by Russia Melitopolisapozhye region. According to the OP, this painting is part of the Reds series, which illustrates the events of the war that is happening now, and every work of the series is a red line that Russia crossed.</text:p>
      <text:p text:style-name="P4">
<text:span text:style-name="T4">
 Read also: </text:span>
 <text:a xlink:type="simple" xlink:href="https://www.ukrinform.ua/rubric-society/3708804-zelenskij-zustrivsa-z-papou-franciskom-u-vatikani.html" text:style-name="Internet_20_link" text:visited-style-name="Visited_20_Internet_20_Link">
<text:span text:style-name="T4">
 Franci </text:span>
</text:a>
In the office of the head of state, they reminded that during a meeting with the Pope Zelensky, the main attention was paid to the termination of Russian aggression and restoration.</text:p>
      <text:p text:style-name="P4">
<draw:frame draw:style-name="fr1" draw:name="Image186" text:anchor-type="as-char" svg:width="6.9236in" svg:height="4.617948in" draw:z-index="0">
<draw:image xlink:href="../Images/yкринформ/2023-05-13T20-48-00-03-00/1683999958-468.jpeg" xlink:type="simple" xlink:show="embed" xlink:actuate="onLoad" draw:mime-type="image/jpeg"/>
</draw:frame>
He, in particular, asked the Pope Francis to comprehensively promote the implementation of formular, in particular in the issues of food security, the release of prisoners of ideported persons and the restoration of justice.</text:p>
      <text:p text:style-name="P4">
"Since the war continues in the territory of Ukraine, a peace plan can only be Ukrainian," the President emphasized.</text:p>
      <text:p text:style-name="P4">
<text:span text:style-name="T4">
 Read also: </text:span>
 <text:a xlink:type="simple" xlink:href="https://www.ukrinform.ua/rubric-ato/3708785-zelenskij-rosia-ne-hoce-miru-usi-maut-ce-usvidomiti.html" text:style-name="Internet_20_link" text:visited-style-name="Visited_20_Internet_20_Link">
<text:span text:style-name="T4">
 Zelensky </text:span>
</text:a>
As reported, <text:a xlink:type="simple" xlink:href="https://www.ukrinform.ua/rubric-polytics/3708665-zelenskij-pribuv-iz-vizitom-do-italii.html" text:style-name="Internet_20_link" text:visited-style-name="Visited_20_Internet_20_Link">
</text:a>
.</text:p>
      <text:p text:style-name="P4">
Photo: op</text:p>
      <text:p text:style-name="P4">
News Source: <text:a xlink:type="simple" xlink:href="https://www.ukrinform.ua/rubric-society/3708823-prezident-zaprosiv-papu-rimskogo-v-ukrainu-i-podaruvav-kartinu.html" text:style-name="Internet_20_link" text:visited-style-name="Visited_20_Internet_20_Link">
https://www.ukrinform.ua/rubric-society/3708823-prezident-zaprosiv-papu-rimskogo-v-ukrainu-i-podaruvav-kartinu.html</text:a>
</text:p>
      <!--NEWS-->
      <text:h text:style-name="P10" text:outline-level="1">
<text:span text:style-name="T4">
Arahamia commented on the situation with the probable supply of Switzerland weapons for Ukraine</text:span>
</text:h>
      <text:p text:style-name="P4">
Authors: Ukrinform (Person)</text:p>
      <text:p text:style-name="P4">
Publisher: Укринформ (Organization)</text:p>
      <text:p text:style-name="P4">
Published Time: 2023-05-13T21:05:00+03:00</text:p>
      <text:p text:style-name="P4">
Modified Time: 2023-05-13T21:05:00+03:00</text:p>
      <text:p text:style-name="P4">
Description: The head of the parliamentary faction of "Servant of the People" David Arahamia stated that in the media there are many inaccurate interpretations of the latest decisions on Swiss weapons. - Ukrinform.</text:p>
      <text:p text:style-name="P4">
Images: ["<text:a xlink:type="simple" xlink:href="https://static.ukrinform.com/photos/2022_03/thumb_files/630_360_1646406939-675.jpg" text:style-name="Internet_20_link" text:visited-style-name="Visited_20_Internet_20_Link">
630_360_16464...</text:a>
"]</text:p>
      <text:p text:style-name="P4">
Tags: ['Швейцарія', 'Зброя', 'Арахамія']</text:p>
      <text:p text:style-name="P4">
Type: Article</text:p>
      <!--METADATA-->
      <text:p text:style-name="P4">
<draw:frame draw:style-name="fr1" draw:name="Image187" text:anchor-type="as-char" svg:width="6.9236in" svg:height="3.956343in" draw:z-index="0">
<draw:image xlink:href="../Images/yкринформ/2023-05-13T21-05-00-03-00/630_360_1646406939-675.jpg" xlink:type="simple" xlink:show="embed" xlink:actuate="onLoad" draw:mime-type="image/jpeg"/>
</draw:frame>
The head of the Parliamentary faction of the "Servant of the People" David Arahamia stated that there are many inaccurate interpretations of recent decisions about Swiss weapons in the means of means.</text:p>
      <text:p text:style-name="P4">
According to Ukrinform, Arahamia reports in <text:a xlink:type="simple" xlink:href="https://t.me/David_Arakhamia/241" text:style-name="Internet_20_link" text:visited-style-name="Visited_20_Internet_20_Link">
</text:a>
.</text:p>
      <text:p text:style-name="P4">
“У ЗМІ багато неточних трактувань останніх рішень швейцарських колег.Починаючи від того, що парламент нібито вже ухвалив рішення про згоду наекспорт, закінчуючи тим, що нібито Швейцарія вже направляє нам зброю”, -написав він.</text:p>
      <text:p text:style-name="P4">
<text:span text:style-name="T4">
Читайте також:</text:span>
 <text:a xlink:type="simple" xlink:href="https://www.ukrinform.ua/rubric-polytics/3708743-kornienko-v-estonii-obgovoriv-neobhidnist-citkogo-algoritmu-ruhu-ukraini-v-nato.html" text:style-name="Internet_20_link" text:visited-style-name="Visited_20_Internet_20_Link">
 </text:a>
Arahamia explained that in fact, the profile committees have supported proposals for the softening of the Rules for the export of Swiss defense technologies. Ukraine is known to the date when the projections of the relevant decisions will be stressed in the hall. "We are working to ensure that they are effective," added.</text:p>
      <text:p text:style-name="P4">
The chairman of the parliamentary faction reminded that working with Switzerland on weapons production was started at the beginning of the year.</text:p>
      <text:p text:style-name="P4">
He noted that not everyone believed what was possible. And now Ukraine has the first, but not yet final results.</text:p>
      <text:p text:style-name="P4">
<text:span text:style-name="T4">
 Read also: </text:span>
 <text:a xlink:type="simple" xlink:href="https://www.ukrinform.ua/rubric-ato/3708649-nimeccina-anonsuvala-paket-vijskovoi-dopomogi-na-27-milarda-aku-zbrou-otrimae-ukraina.html" text:style-name="Internet_20_link" text:visited-style-name="Visited_20_Internet_20_Link">
<text:span text:style-name="T4">
 weapons </text:span>
</text:a>
Also, the head of the "Servant of the People" faction noted the work of participants of the Ukrainian Parliamentary Diplomatic Mission in Switzerland, the Presidential Office, and the Ministries of About Affairs, which made a lot of efforts on this process. "And, of course, a huge merit in this former colleague in the Irinievendictova faction, who heads our ambassador in Switzerland," Arahamia emphasized.</text:p>
      <text:p text:style-name="P4">
As reported by Ukrinform, <text:a xlink:type="simple" xlink:href="https://www.ukrinform.ua/rubric-economy/3708078-u-parlamenti-svejcarii-rekomenduvali-pomaksiti-eksportnij-kontrol-vijskovoi-tehniki-ta-zbroi.html" text:style-name="Internet_20_link" text:visited-style-name="Visited_20_Internet_20_Link">
</text:a>
military equipment and weapons.</text:p>
      <text:p text:style-name="P4">
News Source: <text:a xlink:type="simple" xlink:href="https://www.ukrinform.ua/rubric-ato/3708827-arahamia-prokomentuvav-situaciu-z-imovirnim-postacannam-svejcarieu-zbroi-dla-ukraini.html" text:style-name="Internet_20_link" text:visited-style-name="Visited_20_Internet_20_Link">
https://www.ukrinform.ua/rubric-ato/3708827-arahamia-prokomentuvav-situaciu-z-imovirnim-postacannam-svejcarieu-zbroi-dla-ukraini.html</text:a>
</text:p>
      <!--NEWS-->
      <text:h text:style-name="P10" text:outline-level="1">
<text:span text:style-name="T4">
Tennis: Ukrainian Vanshelboim won the paired tournament</text:span>
</text:h>
      <text:p text:style-name="P4">
Authors: Ukrinform (Person)</text:p>
      <text:p text:style-name="P4">
Publisher: Укринформ (Organization)</text:p>
      <text:p text:style-name="P4">
Published Time: 2023-05-13T21:12:00+03:00</text:p>
      <text:p text:style-name="P4">
Modified Time: 2023-05-13T21:12:00+03:00</text:p>
      <text:p text:style-name="P4">
Description: The Ukrainian tennis player Eric Vanshelboim won the paired soil tournament of the ITF M25 series in Swedish Varnamo. - Ukrinform.</text:p>
      <text:p text:style-name="P4">
Images: ["<text:a xlink:type="simple" xlink:href="https://static.ukrinform.com/photos/2023_05/thumb_files/630_360_1684001538-187.jpg" text:style-name="Internet_20_link" text:visited-style-name="Visited_20_Internet_20_Link">
630_360_16840...</text:a>
"]</text:p>
      <text:p text:style-name="P4">
Tags: ['Теніс']</text:p>
      <text:p text:style-name="P4">
Type: Article</text:p>
      <!--METADATA-->
      <text:p text:style-name="P4">
<draw:frame draw:style-name="fr1" draw:name="Image188" text:anchor-type="as-char" svg:width="6.9236in" svg:height="3.956343in" draw:z-index="0">
<draw:image xlink:href="../Images/yкринформ/2023-05-13T21-12-00-03-00/630_360_1684001538-187.jpg" xlink:type="simple" xlink:show="embed" xlink:actuate="onLoad" draw:mime-type="image/jpeg"/>
</draw:frame>
The Ukrainian tennis player Eric Vanshelboim won the paired soil tournament of ITF M25 in Swedish Varnamo.</text:p>
      <text:p text:style-name="P4">
In the finale, a 21-year-old athlete, together with Sweden Simon Freund, won Charles Brum and Mark Weithouse-6: 3, 6: 3, reports Ukrinform.</text:p>
      <text:p text:style-name="P4">
This is the second victory at the pair tournament for Varshelboy this season.</text:p>
      <text:p text:style-name="P4">
<text:span text:style-name="T4">
 Read also: </text:span>
 <text:a xlink:type="simple" xlink:href="https://www.ukrinform.ua/rubric-sports/3708640-curenko-uperse-zdobula-ponad-20-peremog-za-sezon-pered-rolan-garros.html" text:style-name="Internet_20_link" text:visited-style-name="Visited_20_Internet_20_Link">
</text:a>
In April, he, along with Australian Adam Taylor, won the ITF M25 Ukrovnik Dubrovnik.</text:p>
      <text:p text:style-name="P4">
Photo: btu.org.ua</text:p>
      <text:p text:style-name="P4">
News Source: <text:a xlink:type="simple" xlink:href="https://www.ukrinform.ua/rubric-sports/3708830-tenis-ukrainec-vanselbojm-vigrav-parnij-turnir.html" text:style-name="Internet_20_link" text:visited-style-name="Visited_20_Internet_20_Link">
https://www.ukrinform.ua/rubric-sports/3708830-tenis-ukrainec-vanselbojm-vigrav-parnij-turnir.html</text:a>
</text:p>
      <!--NEWS-->
      <text:h text:style-name="P10" text:outline-level="1">
<text:span text:style-name="T4">
A creative meeting with Mariupol defender Valery Subotina took place in Kiev</text:span>
</text:h>
      <text:p text:style-name="P4">
Authors: Ukrinform (Person)</text:p>
      <text:p text:style-name="P4">
Publisher: Укринформ (Organization)</text:p>
      <text:p text:style-name="P4">
Published Time: 2023-05-13T21:12:31+03:00</text:p>
      <text:p text:style-name="P4">
Modified Time: 2023-05-13T21:12:31+03:00</text:p>
      <text:p text:style-name="P4">
Description: At the Cinema House, a creative evening of defenders of Mariupol Valery (Nalo) was held (Karpilenko), dedicated to her collection of poetry "Flowers and Weapons" and returning from captivity. - Ukrinform.</text:p>
      <text:p text:style-name="P4">
Images: ["<text:a xlink:type="simple" xlink:href="https://static.ukrinform.com/photos/2023_05/thumb_files/630_360_1684001251-509.jpg" text:style-name="Internet_20_link" text:visited-style-name="Visited_20_Internet_20_Link">
630_360_16840...</text:a>
", "<text:a xlink:type="simple" xlink:href="https://static.ukrinform.com/photos/2023_05/1684001431-450.jpg" text:style-name="Internet_20_link" text:visited-style-name="Visited_20_Internet_20_Link">
1684001431-45...</text:a>
", "<text:a xlink:type="simple" xlink:href="https://static.ukrinform.com/photos/2023_05/1684001431-195.jpg" text:style-name="Internet_20_link" text:visited-style-name="Visited_20_Internet_20_Link">
1684001431-19...</text:a>
", "<text:a xlink:type="simple" xlink:href="https://static.ukrinform.com/photos/2023_05/1684001430-243.jpg" text:style-name="Internet_20_link" text:visited-style-name="Visited_20_Internet_20_Link">
1684001430-24...</text:a>
", "<text:a xlink:type="simple" xlink:href="https://static.ukrinform.com/photos/2023_05/1684001430-859.jpg" text:style-name="Internet_20_link" text:visited-style-name="Visited_20_Internet_20_Link">
1684001430-85...</text:a>
", "<text:a xlink:type="simple" xlink:href="https://static.ukrinform.com/photos/2023_05/1684001429-832.jpg" text:style-name="Internet_20_link" text:visited-style-name="Visited_20_Internet_20_Link">
1684001429-83...</text:a>
", "<text:a xlink:type="simple" xlink:href="https://static.ukrinform.com/photos/2023_05/1684001429-654.jpg" text:style-name="Internet_20_link" text:visited-style-name="Visited_20_Internet_20_Link">
1684001429-65...</text:a>
", "<text:a xlink:type="simple" xlink:href="https://static.ukrinform.com/photos/2023_05/1684001429-614.jpg" text:style-name="Internet_20_link" text:visited-style-name="Visited_20_Internet_20_Link">
1684001429-61...</text:a>
"]</text:p>
      <text:p text:style-name="P4">
Tags: ['Азовсталь', 'Маріуполь', 'Волонтери', 'Війна з росією']</text:p>
      <text:p text:style-name="P4">
Type: Article</text:p>
      <!--METADATA-->
      <text:p text:style-name="P4">
<draw:frame draw:style-name="fr1" draw:name="Image189" text:anchor-type="as-char" svg:width="6.9236in" svg:height="3.956343in" draw:z-index="0">
<draw:image xlink:href="../Images/yкринформ/2023-05-13T21-12-31-03-00/630_360_1684001251-509.jpg" xlink:type="simple" xlink:show="embed" xlink:actuate="onLoad" draw:mime-type="image/jpeg"/>
</draw:frame>
The creative evening of the defender of Mariupol Valeria took place in the house(New)Subotina(Carpilenko), dedicated to her collection of poetry "Flowers and Weapons" and return from a half.</text:p>
      <text:p text:style-name="P4">
This was reported by Ukrinform correspondent.</text:p>
      <text:p text:style-name="P4">
"In captivity, you are cut off from any information. So it is impossible to know exactly if you are fighting or waiting for you. But everyone who is long staying is aware: how much you would not be there, Ukraine could not sneak you, as well as Friends and relatives. But how important it is to get out of there and make sure it is!" Subotina said(Carpilenko).</text:p>
      <text:p text:style-name="P4">
<draw:frame draw:style-name="fr1" draw:name="Image190" text:anchor-type="as-char" svg:width="6.9236in" svg:height="4.615733in" draw:z-index="0">
<draw:image xlink:href="../Images/yкринформ/2023-05-13T21-12-31-03-00/1684001431-450.jpg" xlink:type="simple" xlink:show="embed" xlink:actuate="onLoad" draw:mime-type="image/jpeg"/>
</draw:frame>
<draw:frame draw:style-name="fr1" draw:name="Image191" text:anchor-type="as-char" svg:width="6.9236in" svg:height="4.615733in" draw:z-index="0">
<draw:image xlink:href="../Images/yкринформ/2023-05-13T21-12-31-03-00/1684001431-195.jpg" xlink:type="simple" xlink:show="embed" xlink:actuate="onLoad" draw:mime-type="image/jpeg"/>
</draw:frame>
She read three poetry. One - about Mariupol, the other dedicated to the captivity now - this poem she wrote yesterday. The third poem was about the husband of Andrew, with whom she married for three days: May 52022 was registered, and on May 7 he did not return from combat. .</text:p>
      <text:p text:style-name="P4">
<text:span text:style-name="T4">
 Read also: </text:span>
 <text:a xlink:type="simple" xlink:href="https://www.ukrinform.ua/rubric-diaspora/3576421-u-munheni-vidbudetsa-tvorca-zustric-z-ukrainskou-poetesou-katerinou-kalitko.html" text:style-name="Internet_20_link" text:visited-style-name="Visited_20_Internet_20_Link">
<text:span text:style-name="T4">
 Creative </text:span>
 <text:span text:style-name="T4">
 Meeting </text:span>
</text:a>
The creative evening gathered in the Red Hall of the Cinema of Friends, acquaintances, the seats of the hypobtles of Nalo. They took the stage to share life stories that combine them with a military personnel, read her poems from the collection "Flower Weapons", and some devoted their own poetry, the inspiration for which the Subotin's song was.</text:p>
      <text:p text:style-name="P4">
<draw:frame draw:style-name="fr1" draw:name="Image192" text:anchor-type="as-char" svg:width="6.9236in" svg:height="4.615733in" draw:z-index="0">
<draw:image xlink:href="../Images/yкринформ/2023-05-13T21-12-31-03-00/1684001430-243.jpg" xlink:type="simple" xlink:show="embed" xlink:actuate="onLoad" draw:mime-type="image/jpeg"/>
</draw:frame>
<draw:frame draw:style-name="fr1" draw:name="Image193" text:anchor-type="as-char" svg:width="6.9236in" svg:height="4.615733in" draw:z-index="0">
<draw:image xlink:href="../Images/yкринформ/2023-05-13T21-12-31-03-00/1684001430-859.jpg" xlink:type="simple" xlink:show="embed" xlink:actuate="onLoad" draw:mime-type="image/jpeg"/>
</draw:frame>
"We are all united by the war ... Among us are families who have waited for our relatives from captivity.(Valery Subotina - ed.)Along with us, thank you. But none of us can live quietly, because there are so many of our relatives now in captivity. We have to fight together so that our ourselves return from captivity as soon as possible. And we will continue the struggle, because the mother cannot be different, "said the mother of the deceased defender Mariupolmil Subotin.</text:p>
      <text:p text:style-name="P4">
<text:span text:style-name="T4">
 Read also: </text:span>
 <text:a xlink:type="simple" xlink:href="https://www.ukrinform.ua/rubric-culture/3613921-u-kievi-vidbudetsa-dopremernij-pokaz-stricki-obmin.html" text:style-name="Internet_20_link" text:visited-style-name="Visited_20_Internet_20_Link">
</text:a>
</text:p>
      <text:p text:style-name="P4">
<draw:frame draw:style-name="fr1" draw:name="Image194" text:anchor-type="as-char" svg:width="6.9236in" svg:height="4.615733in" draw:z-index="0">
<draw:image xlink:href="../Images/yкринформ/2023-05-13T21-12-31-03-00/1684001429-832.jpg" xlink:type="simple" xlink:show="embed" xlink:actuate="onLoad" draw:mime-type="image/jpeg"/>
</draw:frame>
<draw:frame draw:style-name="fr1" draw:name="Image195" text:anchor-type="as-char" svg:width="6.9236in" svg:height="4.615733in" draw:z-index="0">
<draw:image xlink:href="../Images/yкринформ/2023-05-13T21-12-31-03-00/1684001429-654.jpg" xlink:type="simple" xlink:show="embed" xlink:actuate="onLoad" draw:mime-type="image/jpeg"/>
</draw:frame>
"I am often eloquent, but now I do not say.</text:p>
      <text:p text:style-name="P4">
<draw:frame draw:style-name="fr1" draw:name="Image196" text:anchor-type="as-char" svg:width="6.9236in" svg:height="4.615733in" draw:z-index="0">
<draw:image xlink:href="../Images/yкринформ/2023-05-13T21-12-31-03-00/1684001429-614.jpg" xlink:type="simple" xlink:show="embed" xlink:actuate="onLoad" draw:mime-type="image/jpeg"/>
</draw:frame>
As reported, a spokeswoman for the Azov Regiment, Azovstal Defender and Mariupolyavalevalery Subotin(Carpilenko)She returned to Ukraine from the Russian captivity during the exchange of prisoners of war on April 10.</text:p>
      <text:p text:style-name="P4">
News Source: <text:a xlink:type="simple" xlink:href="https://www.ukrinform.ua/rubric-kyiv/3708829-u-kievi-vidbulasa-tvorca-zustric-iz-zahisniceu-mariupola-valerieu-subotinou.html" text:style-name="Internet_20_link" text:visited-style-name="Visited_20_Internet_20_Link">
https://www.ukrinform.ua/rubric-kyiv/3708829-u-kievi-vidbulasa-tvorca-zustric-iz-zahisniceu-mariupola-valerieu-subotinou.html</text:a>
</text:p>
      <!--NEWS-->
      <text:h text:style-name="P10" text:outline-level="1">
<text:span text:style-name="T4">
Iran sold Russia over a thousand drones and "other weapons" - Zelensky</text:span>
</text:h>
      <text:p text:style-name="P4">
Authors: Ukrinform (Person)</text:p>
      <text:p text:style-name="P4">
Publisher: Укринформ (Organization)</text:p>
      <text:p text:style-name="P4">
Published Time: 2023-05-13T21:24:00+03:00</text:p>
      <text:p text:style-name="P4">
Modified Time: 2023-05-13T21:24:00+03:00</text:p>
      <text:p text:style-name="P4">
Description: Iran sold the Russian Federation more than a thousand drones and recently - "other weapons". - Ukrinform.</text:p>
      <text:p text:style-name="P4">
Images: ["<text:a xlink:type="simple" xlink:href="https://static.ukrinform.com/photos/2023_04/thumb_files/630_360_1682395902-573.jpg" text:style-name="Internet_20_link" text:visited-style-name="Visited_20_Internet_20_Link">
630_360_16823...</text:a>
"]</text:p>
      <text:p text:style-name="P4">
Tags: ['Іран', 'Зброя', 'Зеленський', 'Війна з росією']</text:p>
      <text:p text:style-name="P4">
Type: Article</text:p>
      <!--METADATA-->
      <text:p text:style-name="P4">
<draw:frame draw:style-name="fr1" draw:name="Image197" text:anchor-type="as-char" svg:width="6.9236in" svg:height="3.956343in" draw:z-index="0">
<draw:image xlink:href="../Images/yкринформ/2023-05-13T21-24-00-03-00/630_360_1682395902-573.jpg" xlink:type="simple" xlink:show="embed" xlink:actuate="onLoad" draw:mime-type="image/jpeg"/>
</draw:frame>
Iran was more than a thousand drones and recently "other weapons".</text:p>
      <text:p text:style-name="P4">
President Volodymyr Zelenskyy told this in an interview with the Italian media, and lively on <text:a xlink:type="simple" xlink:href="https://www.youtube.com/watch" text:style-name="Internet_20_link" text:visited-style-name="Visited_20_Internet_20_Link">
</text:a>
, reports Ukrinform.</text:p>
      <text:p text:style-name="P4">
“Thanks to sanctions the number of missiles they(Russians - ed.)They produce, it has decreased. Are, however, such challenges as Iran who sold them(RF - Ed.)More than a thousand Iranian drones and other weapons, there are other weapons, we have accurate information, they recently did it, ”Zelensky said.</text:p>
      <text:p text:style-name="P4">
<text:span text:style-name="T4">
 Read also: </text:span>
 <text:a xlink:type="simple" xlink:href="https://www.ukrinform.ua/rubric-ato/3708771-zelenskij-v-italii-e-duze-vazlivi-risenna-sodo-zahistu-nasogo-neba.html" text:style-name="Internet_20_link" text:visited-style-name="Visited_20_Internet_20_Link">
<text:span text:style-name="T4">
 Zelensky </text:span>
</text:a>
At the same time, he thanked Italy's decision to provide air defense systems, including SAMP-T to protect Ukrainians.</text:p>
      <text:p text:style-name="P4">
The head of state warned Italian politicians who propose to help Ukraine humanitarian, but not to provide weapons, explaining that weapons are now a defense assistance for protection and the ability to survive.</text:p>
      <text:p text:style-name="P4">
"Putin, as a predator, he feels it when in this union some country becomes weakened in help, he feels very tough and very specifically, they will be able to influence, to split the EU unification in helping us," the addition president.</text:p>
      <text:p text:style-name="P4">
<text:span text:style-name="T4">
 Read also: </text:span>
 <text:a xlink:type="simple" xlink:href="https://www.ukrinform.ua/rubric-ato/3708821-zelenskij-pro-kontrnastup-vi-tocno-pobacite-a-rosia-vidcue.html" text:style-name="Internet_20_link" text:visited-style-name="Visited_20_Internet_20_Link">
<text:span text:style-name="T4">
 Zelensky </text:span>
</text:a>
As reported, <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35-iran-prodav-rosii-ponad-tisacu-droniv-ta-insu-zbrou-zelenskij.html" text:style-name="Internet_20_link" text:visited-style-name="Visited_20_Internet_20_Link">
https://www.ukrinform.ua/rubric-ato/3708835-iran-prodav-rosii-ponad-tisacu-droniv-ta-insu-zbrou-zelenskij.html</text:a>
</text:p>
      <!--NEWS-->
      <text:h text:style-name="P10" text:outline-level="1">
<text:span text:style-name="T4">
Liverpool's power promises to continue relations with Ukraine after Eurovision</text:span>
</text:h>
      <text:p text:style-name="P4">
Authors: Ukrinform (Person)</text:p>
      <text:p text:style-name="P4">
Publisher: Укринформ (Organization)</text:p>
      <text:p text:style-name="P4">
Published Time: 2023-05-13T21:32:00+03:00</text:p>
      <text:p text:style-name="P4">
Modified Time: 2023-05-13T21:32:00+03:00</text:p>
      <text:p text:style-name="P4">
Description: British Liverpool's relations with Ukraine will continue after the Eurovision-2023 song contest, in particular, it has already been agreed on joint projects with our artists. - Ukrinform.</text:p>
      <text:p text:style-name="P4">
Images: ["<text:a xlink:type="simple" xlink:href="https://static.ukrinform.com/photos/2022_10/thumb_files/630_360_1665168980-865.jpg" text:style-name="Internet_20_link" text:visited-style-name="Visited_20_Internet_20_Link">
630_360_16651...</text:a>
"]</text:p>
      <text:p text:style-name="P4">
Tags: ['Британія', 'Євробачення', 'Україна', 'Мистецтво', 'Ліверпуль']</text:p>
      <text:p text:style-name="P4">
Type: Article</text:p>
      <!--METADATA-->
      <text:p text:style-name="P4">
<draw:frame draw:style-name="fr1" draw:name="Image198" text:anchor-type="as-char" svg:width="6.9236in" svg:height="3.953152in" draw:z-index="0">
<draw:image xlink:href="../Images/yкринформ/2023-05-13T21-32-00-03-00/630_360_1665168980-865.jpg" xlink:type="simple" xlink:show="embed" xlink:actuate="onLoad" draw:mime-type="image/jpeg"/>
</draw:frame>
The British Liverpool's relations with Ukraine will continue after the Eurovision-2023 song contest, in particular, it has already been agreed on joint projects with our artists.</text:p>
      <text:p text:style-name="P4">
The head of Liverpool Claire McKolgan, the head of the Liverpool Culture Department, said this, with reference to Pa Media.</text:p>
      <text:p text:style-name="P4">
"Relationships, which are established with Ukraine, which could not accept the competition of the inter -Russian invasion, will not end after the Saturday finals ... It is very powerful, and I hope when everything will end ... They will have a little Liverpool in their cohemes," McColgan said.</text:p>
      <text:p text:style-name="P4">
She also reported that after "joint efforts" about the organization <text:a xlink:type="simple" xlink:href="https://www.ukrinform.ua/tag-konkurs" text:style-name="Internet_20_link" text:visited-style-name="Visited_20_Internet_20_Link">
</text:a>
There will be the following projects with artists of Ukraine.</text:p>
      <text:p text:style-name="P4">
<text:span text:style-name="T4">
 Read also: </text:span>
 <text:a xlink:type="simple" xlink:href="https://www.ukrinform.ua/rubric-culture/3708817-tkacenko-pro-final-evrobacenna-uves-liverpul-v-ukrainskih-praporah-riven-pidtrimki-zaskalue.html" text:style-name="Internet_20_link" text:visited-style-name="Visited_20_Internet_20_Link">
<text:span text:style-name="T4">
 Liverpu </text:span>
</text:a>
As <text:a xlink:type="simple" xlink:href="http://www.ukrinform.ua/rubric-culture/3708817-tkacenko-pro-final-evrobacenna-uves-liverpul-v-ukrainskih-praporah-riven-pidtrimki-zaskalue.html" text:style-name="Internet_20_link" text:visited-style-name="Visited_20_Internet_20_Link">
 </text:a>
, Minister of Culture and Information Policy Oleksandr Tkachenko told that he was very high every high song contest every high song contest.</text:p>
      <text:p text:style-name="P4">
<text:span text:style-name="T5">
Foto: Alan novelli/Alamy</text:span>
</text:p>
      <text:p text:style-name="P4">
News Source: <text:a xlink:type="simple" xlink:href="https://www.ukrinform.ua/rubric-culture/3708836-vlada-liverpula-obicae-prodovzenna-vidnosin-z-ukrainou-pisla-evrobacenna.html" text:style-name="Internet_20_link" text:visited-style-name="Visited_20_Internet_20_Link">
https://www.ukrinform.ua/rubric-culture/3708836-vlada-liverpula-obicae-prodovzenna-vidnosin-z-ukrainou-pisla-evrobacenna.html</text:a>
</text:p>
      <!--NEWS-->
      <text:h text:style-name="P10" text:outline-level="1">
<text:span text:style-name="T4">
Belarus is not Russia yet, people fight - Zelensky</text:span>
</text:h>
      <text:p text:style-name="P4">
Authors: Ukrinform (Person)</text:p>
      <text:p text:style-name="P4">
Publisher: Укринформ (Organization)</text:p>
      <text:p text:style-name="P4">
Published Time: 2023-05-13T21:49:00+03:00</text:p>
      <text:p text:style-name="P4">
Modified Time: 2023-05-13T21:49:00+03:00</text:p>
      <text:p text:style-name="P4">
Description: The Russian Federation seeks to make Belarus its part, but Belarusians are struggling and can remain an independent society.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білорусь', 'Італія', 'росія', 'Зеленський', 'Війна з росією']</text:p>
      <text:p text:style-name="P4">
Type: Article</text:p>
      <!--METADATA-->
      <text:p text:style-name="P4">
<draw:frame draw:style-name="fr1" draw:name="Image199" text:anchor-type="as-char" svg:width="6.9236in" svg:height="3.956343in" draw:z-index="0">
<draw:image xlink:href="../Images/yкринформ/2023-05-13T21-49-00-03-00/630_360_1682063024-559.jpeg" xlink:type="simple" xlink:show="embed" xlink:actuate="onLoad" draw:mime-type="image/jpeg"/>
</draw:frame>
Russian Federation seeks to make Belarus in its own part, but Belarusians are struggling to remain an independent society.</text:p>
      <text:p text:style-name="P4">
Volodymyr Zelenskyy told this in an interview with the Italian media, lively on <text:a xlink:type="simple" xlink:href="http://www.youtube.com/watch" text:style-name="Internet_20_link" text:visited-style-name="Visited_20_Internet_20_Link">
</text:a>
Office of the Head of State, Ukrinform reports.</text:p>
      <text:p text:style-name="P4">
“I do not think that Belarus is Russia. Russia is doing everything to do with Belarusirose. Not even… to make part of Russia to manage everyone there, ”he said.</text:p>
      <text:p text:style-name="P4">
According to Zelensky, many Belarusian institutions have "their people" of the Kremlin, which control certain processes.</text:p>
      <text:p text:style-name="P4">
At the same time, the President noted that more than 70% of the population <text:a xlink:type="simple" xlink:href="https://www.ukrinform.ua/tag-bilorus" text:style-name="Internet_20_link" text:visited-style-name="Visited_20_Internet_20_Link">
</text:a>
- against Russia, they are "upset" by war, support Ukraine, and this is a big difference with the Russians.</text:p>
      <text:p text:style-name="P4">
<text:span text:style-name="T4">
 Read also: </text:span>
 <text:a xlink:type="simple" xlink:href="https://www.ukrinform.ua/rubric-kyiv/3707852-u-kievi-vidkriut-ukrainskobiloruskij-hab.html" text:style-name="Internet_20_link" text:visited-style-name="Visited_20_Internet_20_Link">
<text:span text:style-name="T4">
 Belarus </text:span>
</text:a>
“This suggests that, despite the information policy, despite the acquisition of narratives, Belarusians are fighting. When you are on television, on the Internet, the vagina says that Russia is your brother, and Ukraine is an enemy, it is difficult to live in this narrative. But they are fighting, and I believe that the society of Belarusian is independent. It is difficult, it is also a war, because they have no casualties, but there are lost people who washed the brain, it is also a war for independence, freedom of speech, freedom of choice, it is a great war for the same values, ”Zelensky reinforced.</text:p>
      <text:p text:style-name="P4">
In his opinion, Belarusians understand that they can be the following for Russian aggression, Moldova or Baltic countries.</text:p>
      <text:p text:style-name="P4">
As it was reported, President of Ukraine Volodymyr Zelensky is a feud in Italy on May 13.</text:p>
      <text:p text:style-name="P4">
<text:span text:style-name="T5">
Foto: op</text:span>
</text:p>
      <text:p text:style-name="P4">
News Source: <text:a xlink:type="simple" xlink:href="https://www.ukrinform.ua/rubric-ato/3708840-bilorus-ise-ne-rosia-ludi-borutsa-zelenskij.html" text:style-name="Internet_20_link" text:visited-style-name="Visited_20_Internet_20_Link">
https://www.ukrinform.ua/rubric-ato/3708840-bilorus-ise-ne-rosia-ludi-borutsa-zelenskij.html</text:a>
</text:p>
      <!--NEWS-->
      <text:h text:style-name="P10" text:outline-level="1">
<text:span text:style-name="T4">
In Liverpool started the Eurovision-2023 finale</text:span>
</text:h>
      <text:p text:style-name="P4">
Authors: Ukrinform (Person)</text:p>
      <text:p text:style-name="P4">
Publisher: Укринформ (Organization)</text:p>
      <text:p text:style-name="P4">
Published Time: 2023-05-13T22:00:00+03:00</text:p>
      <text:p text:style-name="P4">
Modified Time: 2023-05-13T22:00:00+03:00</text:p>
      <text:p text:style-name="P4">
Description: The final stage of the Eurovision-2023 song competition began in British Liverpool. - Ukrinform.</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200" text:anchor-type="as-char" svg:width="6.9236in" svg:height="3.956343in" draw:z-index="0">
<draw:image xlink:href="../Images/yкринформ/2023-05-13T22-00-00-03-00/630_360_1675352996-430.png" xlink:type="simple" xlink:show="embed" xlink:actuate="onLoad" draw:mime-type="image/png"/>
</draw:frame>
The final stage of the Eurovision-2023 song contest began.</text:p>
      <text:p text:style-name="P4">
About it reports Ukrinform.</text:p>
      <text:p text:style-name="P4">
26 participating countries that have won the semifinals demonstrate their numbers.</text:p>
      <text:p text:style-name="P4">
Ukraine is represented by TVORCHI with a song of Heart of Steel, which has automatically filled to the decisive part of the competition.</text:p>
      <text:p text:style-name="P4">
The draw was determined that Ukraine would be number 19.</text:p>
      <text:p text:style-name="P4">
<text:span text:style-name="T4">
 Read also: </text:span>
 <text:a xlink:type="simple" xlink:href="https://www.ukrinform.ua/rubric-culture/3708658-evrobacenna-zasvidcue-so-muzika-obednue-ludej-spilna-zaava-ukraini-ta-britanii.html" text:style-name="Internet_20_link" text:visited-style-name="Visited_20_Internet_20_Link">
<text:span text:style-name="T4">
 Eurobacker </text:span>
</text:a>
The order of speeches of the participants of the Eurovision finals 2023:</text:p>
      <ol>
        <li>
Austria: Teya &amp; Salena - Who The Hell Is Edgar? 2. Portugal: MIMICAT - AI Coraçao 3. Switzerland: Remo Forer - Watergun 4. Poland: Blanka - Solo 5. Serbia: Luke Black - Samo Mi SE SPAVA 6. France: La Zarra - évidemment; 7. Cyprus: Andrew Lambrou - Break a Broken Heart 8. Spain: Blanca paloma - EAEA; 9. Sweden: Loren - Tattoo 10. Albania: Albina &amp; Familja Kelmendi - Duje 11. Italy: Marco Mengoni - Due Vite; 12. Estonia: Alika - Bridges 13. Finland: Käärijä - Chal Chal 14. Czech Republic: Vesna - My Sister's Crown 15. Australia: Voyager - Promise 16. Belgium: Gustaph - Because of You 17. Brunte: Brunte. . Moldova: Pasha Parfeni - Soarele Si Luna 19. Ukraine: TVORCHI - Heart of Steel 20. Norway: Alessandra - Queen of Kings 21. Germany: Lord of the Lost - Blood &amp; Glitter; 22. Lithuania: Monika Linkyte - Stay 23. Israel: Noa Kirel - Unicorn 24. Slovenia: Joker Out - Carpe Diem 25. Croatia: Let 3 - Mama Šcher!26. The United Kingdom: Mae Muller - I Wrote A Song.</li>
      </ol>
      <text:p text:style-name="P4">
<text:span text:style-name="T4">
 Read also: </text:span>
 <text:a xlink:type="simple" xlink:href="https://www.ukrinform.ua/rubric-culture/3708817-tkacenko-pro-final-evrobacenna-uves-liverpul-v-ukrainskih-praporah-riven-pidtrimki-zaskalue.html" text:style-name="Internet_20_link" text:visited-style-name="Visited_20_Internet_20_Link">
<text:span text:style-name="T4">
 Eurobacker </text:span>
</text:a>
In addition to TVORCHI, there will be a few more numbers from Ukrainian artists in the finale.</text:p>
      <text:p text:style-name="P4">
We will remind, the semi-finals of Eurovision-2023 took place on May 9 and 12.</text:p>
      <text:p text:style-name="P4">
_ Photo: bbc_</text:p>
      <text:p text:style-name="P4">
News Source: <text:a xlink:type="simple" xlink:href="https://www.ukrinform.ua/rubric-culture/3708832-u-liverpuli-startuvav-final-evrobacenna2023.html" text:style-name="Internet_20_link" text:visited-style-name="Visited_20_Internet_20_Link">
https://www.ukrinform.ua/rubric-culture/3708832-u-liverpuli-startuvav-final-evrobacenna2023.html</text:a>
</text:p>
      <!--NEWS-->
      <text:h text:style-name="P10" text:outline-level="1">
<text:span text:style-name="T4">
Zelensky about blocking Ukrainian grain: small troubles, we will solve them</text:span>
</text:h>
      <text:p text:style-name="P4">
Authors: Ukrinform (Person)</text:p>
      <text:p text:style-name="P4">
Publisher: Укринформ (Organization)</text:p>
      <text:p text:style-name="P4">
Published Time: 2023-05-13T22:07:00+03:00</text:p>
      <text:p text:style-name="P4">
Modified Time: 2023-05-13T22:07:00+03:00</text:p>
      <text:p text:style-name="P4">
Description: President Volodymyr Zelensky believes that the decisions to block some European neighboring states transit of Ukrainian grain are a political component, but all issues will be resolved. - Ukrinform.</text:p>
      <text:p text:style-name="P4">
Images: ["<text:a xlink:type="simple" xlink:href="https://static.ukrinform.com/photos/2023_04/thumb_files/630_360_1681898244-702.jpg" text:style-name="Internet_20_link" text:visited-style-name="Visited_20_Internet_20_Link">
630_360_16818...</text:a>
"]</text:p>
      <text:p text:style-name="P4">
Tags: ['Економіка', 'Зерно', 'Зеленський']</text:p>
      <text:p text:style-name="P4">
Type: Article</text:p>
      <!--METADATA-->
      <text:p text:style-name="P4">
<draw:frame draw:style-name="fr1" draw:name="Image201" text:anchor-type="as-char" svg:width="6.9236in" svg:height="3.956343in" draw:z-index="0">
<draw:image xlink:href="../Images/yкринформ/2023-05-13T22-07-00-03-00/630_360_1681898244-702.jpg" xlink:type="simple" xlink:show="embed" xlink:actuate="onLoad" draw:mime-type="image/jpeg"/>
</draw:frame>
The Presidential Lordimir Zelensky believes that the decisions to block some European neighborhoods of transit of Ukrainian grain are political weading, but all issues will be resolved.</text:p>
      <text:p text:style-name="P4">
He said this in an interview with the Italian media, which was broadcast live on <text:a xlink:type="simple" xlink:href="https://www.youtube.com/watch" text:style-name="Internet_20_link" text:visited-style-name="Visited_20_Internet_20_Link">
</text:a>
, reports Ukrinform.</text:p>
      <text:p text:style-name="P4">
“There is also politics in this. I am grateful to the neighboring countries that keep, but if you be honest, there is a politician. We are blocked by black, of course, that we are very important to help weapons, we cannot risk relationships with some states. And so I understand that someone - one or another political currents enjoys this situation and incite farmers, etc. to block our grain, ”the head of state said.</text:p>
      <text:p text:style-name="P4">
<text:span text:style-name="T4">
 Read also: </text:span>
 <text:a xlink:type="simple" xlink:href="https://www.ukrinform.ua/rubric-economy/3708279-navit-akso-zernovu-ugodu-prodovzat-cina-frahtu-zrostatime-ekspert.html" text:style-name="Internet_20_link" text:visited-style-name="Visited_20_Internet_20_Link">
<text:span text:style-name="T4">
 grain </text:span>
</text:a>
At the same time, he stressed that the blockage of grain transit is outlawed, so all the question will be resolved.</text:p>
      <text:p text:style-name="P4">
“There must be market relations, not political, then we all, Europeans, all turn to the business of AS USUAL. Now these are some small troubles, I think we will solve them for sure, ”the President added.</text:p>
      <text:p text:style-name="P4">
<text:span text:style-name="T4">
 Read also: </text:span>
 <text:a xlink:type="simple" xlink:href="https://www.ukrinform.ua/rubric-economy/3708223-u-tureccini-vidznacaut-prosuvanna-u-dialozi-sodo-zernovoi-ugodi.html" text:style-name="Internet_20_link" text:visited-style-name="Visited_20_Internet_20_Link">
<text:span text:style-name="T4">
 grain </text:span>
</text:a>
Earlier, the President of the European Commission Ursula von Der Lyen stated that the immediate priority of the EC is a unobstructed transit of Ukrainian grain with a clogging possible price to the European Union.</text:p>
      <text:p text:style-name="P4">
<text:span text:style-name="T5">
Foto from Agravery.com</text:span>
</text:p>
      <text:p text:style-name="P4">
News Source: <text:a xlink:type="simple" xlink:href="https://www.ukrinform.ua/rubric-economy/3708841-zelenskij-pro-blokuvanna-ukrainskogo-zerna-nevelicki-negarazdi-mi-ih-virisimo.html" text:style-name="Internet_20_link" text:visited-style-name="Visited_20_Internet_20_Link">
https://www.ukrinform.ua/rubric-economy/3708841-zelenskij-pro-blokuvanna-ukrainskogo-zerna-nevelicki-negarazdi-mi-ih-virisimo.html</text:a>
</text:p>
      <!--NEWS-->
      <text:h text:style-name="P10" text:outline-level="1">
<text:span text:style-name="T4">
In Kiev and most areas - air alarm</text:span>
</text:h>
      <text:p text:style-name="P4">
Authors: Ukrinform (Person)</text:p>
      <text:p text:style-name="P4">
Publisher: Укринформ (Organization)</text:p>
      <text:p text:style-name="P4">
Published Time: 2023-05-13T22:13:00+03:00</text:p>
      <text:p text:style-name="P4">
Modified Time: 2023-05-13T22:13:00+03:00</text:p>
      <text:p text:style-name="P4">
Description: Air alarm has been announced in the capital and most of the central and western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202" text:anchor-type="as-char" svg:width="6.9236in" svg:height="3.956343in" draw:z-index="0">
<draw:image xlink:href="../Images/yкринформ/2023-05-13T22-13-00-03-00/630_360_1645871571-868.jpg" xlink:type="simple" xlink:show="embed" xlink:actuate="onLoad" draw:mime-type="image/jpeg"/>
</draw:frame>
In the capital of most central and western regions of Ukraine, the Air Aircraft was announced.</text:p>
      <text:p text:style-name="P4">
About it reports Ukrinform with <text:a xlink:type="simple" xlink:href="https://alerts.in.ua/" text:style-name="Internet_20_link" text:visited-style-name="Visited_20_Internet_20_Link">
</text:a>
on the map of air permanent.</text:p>
      <text:p text:style-name="P4">
Presidential Office Head Andriy Yermak <text:a xlink:type="simple" xlink:href="https://t.me/s/ermaka2022" text:style-name="Internet_20_link" text:visited-style-name="Visited_20_Internet_20_Link">
</text:a>
ignoring air alarm.</text:p>
      <text:p text:style-name="P4">
News Source: <text:a xlink:type="simple" xlink:href="https://www.ukrinform.ua/rubric-ato/3708843-u-kievi-ta-nizci-oblastej-povitrana-trivoga.html" text:style-name="Internet_20_link" text:visited-style-name="Visited_20_Internet_20_Link">
https://www.ukrinform.ua/rubric-ato/3708843-u-kievi-ta-nizci-oblastej-povitrana-trivoga.html</text:a>
</text:p>
      <!--NEWS-->
      <text:h text:style-name="P10" text:outline-level="1">
<text:span text:style-name="T4">
Zelensky: Mediation with Putin can't be a killer</text:span>
</text:h>
      <text:p text:style-name="P4">
Authors: Ukrinform (Person)</text:p>
      <text:p text:style-name="P4">
Publisher: Укринформ (Organization)</text:p>
      <text:p text:style-name="P4">
Published Time: 2023-05-13T22:27:00+03:00</text:p>
      <text:p text:style-name="P4">
Modified Time: 2023-05-13T22:27:00+03:00</text:p>
      <text:p text:style-name="P4">
Description: Volodymyr Zelensky emphasizes that a plan of action in Ukraine must be developed in Ukraine, but without the participation of Russia. - Ukrinform.</text:p>
      <text:p text:style-name="P4">
Images: ["<text:a xlink:type="simple" xlink:href="https://static.ukrinform.com/photos/2023_03/thumb_files/630_360_1677948249-193.jpg" text:style-name="Internet_20_link" text:visited-style-name="Visited_20_Internet_20_Link">
630_360_16779...</text:a>
"]</text:p>
      <text:p text:style-name="P4">
Tags: ['Переговори', 'путін', 'Зеленський', 'Війна з росією']</text:p>
      <text:p text:style-name="P4">
Type: Article</text:p>
      <!--METADATA-->
      <text:p text:style-name="P4">
<draw:frame draw:style-name="fr1" draw:name="Image203" text:anchor-type="as-char" svg:width="6.9236in" svg:height="3.956343in" draw:z-index="0">
<draw:image xlink:href="../Images/yкринформ/2023-05-13T22-27-00-03-00/630_360_1677948249-193.jpg" xlink:type="simple" xlink:show="embed" xlink:actuate="onLoad" draw:mime-type="image/jpeg"/>
</draw:frame>
Volodymyrzelensky emphasizes that in order to occur a just peace in Ukraine it is necessary to develop a plan of action, but without the participation of Russia.</text:p>
      <text:p text:style-name="P4">
The President of Ukraine said this in an interview with the Italian media, which was broadcast on <text:a xlink:type="simple" xlink:href="http://www.youtube.com/watch" text:style-name="Internet_20_link" text:visited-style-name="Visited_20_Internet_20_Link">
</text:a>
Office of the Head of State, Ukrinform reports.</text:p>
      <text:p text:style-name="P4">
“We do not need intermediaries between Ukraine and the aggressor who captured our territories. We have to develop a plan of action for peace, just peace in Ukraine, ”the President said.</text:p>
      <text:p text:style-name="P4">
He said that it was before the process of development of the plan that Ukraine invites to join the Pope, including.</text:p>
      <text:p text:style-name="P4">
"My impression is that first you need to develop everything, not block, not invite the Russian, which will block," he explained.</text:p>
      <text:p text:style-name="P4">
<text:span text:style-name="T4">
 Read also: </text:span>
 <text:a xlink:type="simple" xlink:href="https://www.ukrinform.ua/rubric-ato/3708785-zelenskij-rosia-ne-hoce-miru-usi-maut-ce-usvidomiti.html" text:style-name="Internet_20_link" text:visited-style-name="Visited_20_Internet_20_Link">
<text:span text:style-name="T4">
 Zelensky </text:span>
</text:a>
Zelensky reminded that Ukraine already knows the consequences of "mediation" with Putin of the UnoRmand format, when the technical level took place on the Minsk platform when the Russians in the temporarily occupied territories conducted passports, banned Ukrainian, education and Ukrainian church.</text:p>
      <text:p text:style-name="P4">
"Mediation with Putin - he is a murderer - cannot be," the President said.</text:p>
      <text:p text:style-name="P4">
When asked about the willingness to speak with the head of the aggressor state, the head of the state replied: "No, there is nothing."</text:p>
      <text:p text:style-name="P4">
At the same time, Zelensky expressed his belief that Russia has become weaker now, Iputin could "take a diplomatic step", but a year later the aggressor will "come to kill us" again.</text:p>
      <text:p text:style-name="P4">
<text:span text:style-name="T4">
 Read also: </text:span>
 <text:a xlink:type="simple" xlink:href="https://www.ukrinform.ua/rubric-ato/3708821-zelenskij-pro-kontrnastup-vi-tocno-pobacite-a-rosia-vidcue.html" text:style-name="Internet_20_link" text:visited-style-name="Visited_20_Internet_20_Link">
<text:span text:style-name="T4">
 Zelensky </text:span>
</text:a>
</text:p>
      <text:p text:style-name="P4">
He also expressed the belief that when Ukraine enters the administrative border of Crimea, Putin's support within Russia will decrease and "his innercolor, business will be pressed on him to find a way out. And they will have to find. "</text:p>
      <text:p text:style-name="P4">
"It is not long," Zelensky promised.</text:p>
      <text:p text:style-name="P4">
As it was reported, President Volodymyr Zelenskyy is on May 13 on a visit to Italy.</text:p>
      <text:p text:style-name="P4">
<text:span text:style-name="T5">
Foto: op</text:span>
</text:p>
      <text:p text:style-name="P4">
News Source: <text:a xlink:type="simple" xlink:href="https://www.ukrinform.ua/rubric-ato/3708844-zelenskij-poserednictva-z-putinim-ne-moze-buti-vin-ubivca.html" text:style-name="Internet_20_link" text:visited-style-name="Visited_20_Internet_20_Link">
https://www.ukrinform.ua/rubric-ato/3708844-zelenskij-poserednictva-z-putinim-ne-moze-buti-vin-ubivca.html</text:a>
</text:p>
      <!--NEWS-->
      <text:h text:style-name="P10" text:outline-level="1">
<text:span text:style-name="T4">
In Ternopil explosions - media</text:span>
</text:h>
      <text:p text:style-name="P4">
Authors: Ukrinform (Person)</text:p>
      <text:p text:style-name="P4">
Publisher: Укринформ (Organization)</text:p>
      <text:p text:style-name="P4">
Published Time: 2023-05-13T22:38:00+03:00</text:p>
      <text:p text:style-name="P4">
Modified Time: 2023-05-13T22:38:00+03:00</text:p>
      <text:p text:style-name="P4">
Description: During air alarm in Ternopil, the sounds of explosions were heard.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Вибух', 'Тернопіль', 'Війна з росією', 'Повітряна тривога']</text:p>
      <text:p text:style-name="P4">
Type: Article</text:p>
      <!--METADATA-->
      <text:p text:style-name="P4">
<draw:frame draw:style-name="fr1" draw:name="Image204" text:anchor-type="as-char" svg:width="6.9236in" svg:height="3.948443in" draw:z-index="0">
<draw:image xlink:href="../Images/yкринформ/2023-05-13T22-38-00-03-00/630_360_1538997471-852.jpg" xlink:type="simple" xlink:show="embed" xlink:actuate="onLoad" draw:mime-type="image/jpeg"/>
</draw:frame>
During the air anxiety in Ternopil, the sounds of explosions were heard.</text:p>
      <text:p text:style-name="P4">
About it reports <text:a xlink:type="simple" xlink:href="https://t.me/s/hromadske_ua" text:style-name="Internet_20_link" text:visited-style-name="Visited_20_Internet_20_Link">
</text:a>
, reports Ukrinform.</text:p>
      <text:p text:style-name="P4">
"The sounds of explosions are heard in Ternopil," the post reads.</text:p>
      <text:p text:style-name="P4">
The head of Ternopil Ova Volodymyr Trush called in <text:a xlink:type="simple" xlink:href="https://t.me/s/ternopilskaODA" text:style-name="Internet_20_link" text:visited-style-name="Visited_20_Internet_20_Link">
</text:a>
Residents of the region remain in shelters.</text:p>
      <text:p text:style-name="P4">
<text:span text:style-name="T4">
 Read also: </text:span>
 <text:a xlink:type="simple" xlink:href="https://www.ukrinform.ua/rubric-regions/3708036-u-zaporizzi-ta-hersoni-lunali-vibuhi-zmi.html" text:style-name="Internet_20_link" text:visited-style-name="Visited_20_Internet_20_Link">
</text:a>
Ternopil Mayor Sergei Nadal also <text:a xlink:type="simple" xlink:href="https://t.me/s/nadal_online" text:style-name="Internet_20_link" text:visited-style-name="Visited_20_Internet_20_Link">
</text:a>
remain a harsh place to break. "Do not publish photos and videos," the city chairman added.</text:p>
      <text:p text:style-name="P4">
As it was reported, in most regions of Ukraine and the capital, the air truck has been announced.</text:p>
      <text:p text:style-name="P4">
News Source: <text:a xlink:type="simple" xlink:href="https://www.ukrinform.ua/rubric-ato/3708846-u-ternopoli-prolunali-vibuhi-zmi.html" text:style-name="Internet_20_link" text:visited-style-name="Visited_20_Internet_20_Link">
https://www.ukrinform.ua/rubric-ato/3708846-u-ternopoli-prolunali-vibuhi-zmi.html</text:a>
</text:p>
      <!--NEWS-->
      <text:h text:style-name="P10" text:outline-level="1">
<text:span text:style-name="T4">
Zhytomyr Ova warns of the threat of rocket stroke</text:span>
</text:h>
      <text:p text:style-name="P4">
Authors: Ukrinform (Person)</text:p>
      <text:p text:style-name="P4">
Publisher: Укринформ (Organization)</text:p>
      <text:p text:style-name="P4">
Published Time: 2023-05-13T22:41:00+03:00</text:p>
      <text:p text:style-name="P4">
Modified Time: 2023-05-13T22:41:00+03:00</text:p>
      <text:p text:style-name="P4">
Description: There is a threat of a hostile rocket strike in Ukrain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Ракета', 'Житомирщина', 'Війна з росією']</text:p>
      <text:p text:style-name="P4">
Type: Article</text:p>
      <!--METADATA-->
      <text:p text:style-name="P4">
<draw:frame draw:style-name="fr1" draw:name="Image205" text:anchor-type="as-char" svg:width="6.9236in" svg:height="3.948443in" draw:z-index="0">
<draw:image xlink:href="../Images/yкринформ/2023-05-13T22-41-00-03-00/630_360_1538997483-946.jpg" xlink:type="simple" xlink:show="embed" xlink:actuate="onLoad" draw:mime-type="image/jpeg"/>
</draw:frame>
The Ukrainian suiteraium has a threat of a hostile rocket stroke.</text:p>
      <text:p text:style-name="P4">
According to Ukrinform, about it in <text:a xlink:type="simple" xlink:href="https://t.me/zhytomyrskaODA/3877" text:style-name="Internet_20_link" text:visited-style-name="Visited_20_Internet_20_Link">
</text:a>
The head of Zhytomyr Ova Vitaliy Bunchko wrote.</text:p>
      <text:p text:style-name="P4">
"The threat of rocket stroke by the enemy strategic aviation," he wrote.</text:p>
      <text:p text:style-name="P4">
He also urged not to neglect air alarm and vulpies.</text:p>
      <text:p text:style-name="P4">
"We are reminded of the ban on shooting and publication of air defense staff," - summarized.</text:p>
      <text:p text:style-name="P4">
As reported by Ukrinform, <text:a xlink:type="simple" xlink:href="https://www.ukrinform.ua/rubric-ato/3708843-u-kievi-ta-nizci-oblastej-povitrana-trivoga.html" text:style-name="Internet_20_link" text:visited-style-name="Visited_20_Internet_20_Link">
</text:a>
 .</text:p>
      <text:p text:style-name="P4">
News Source: <text:a xlink:type="simple" xlink:href="https://www.ukrinform.ua/rubric-ato/3708847-zitomirska-ova-poperedzae-pro-zagrozu-raketnogo-udaru.html" text:style-name="Internet_20_link" text:visited-style-name="Visited_20_Internet_20_Link">
https://www.ukrinform.ua/rubric-ato/3708847-zitomirska-ova-poperedzae-pro-zagrozu-raketnogo-udaru.html</text:a>
</text:p>
      <!--NEWS-->
      <text:h text:style-name="P10" text:outline-level="1">
<text:span text:style-name="T4">
Ukraine has announced the composition of the national jury at Eurovision-2023</text:span>
</text:h>
      <text:p text:style-name="P4">
Authors: Ukrinform (Person)</text:p>
      <text:p text:style-name="P4">
Publisher: Укринформ (Organization)</text:p>
      <text:p text:style-name="P4">
Published Time: 2023-05-13T22:50:00+03:00</text:p>
      <text:p text:style-name="P4">
Modified Time: 2023-05-13T22:50:00+03:00</text:p>
      <text:p text:style-name="P4">
Description: For the first time in the history of the Eurovision Song Contest, public broadcasting enabled Ukrainians to choose the composition of the national jury through voting in a mobile application. - Ukrinform.</text:p>
      <text:p text:style-name="P4">
Images: ["<text:a xlink:type="simple" xlink:href="https://static.ukrinform.com/photos/2023_05/thumb_files/630_360_1684009771-789.jpg" text:style-name="Internet_20_link" text:visited-style-name="Visited_20_Internet_20_Link">
630_360_16840...</text:a>
"]</text:p>
      <text:p text:style-name="P4">
Tags: ['Євробачення', 'Конкурс', 'Журі']</text:p>
      <text:p text:style-name="P4">
Type: Article</text:p>
      <!--METADATA-->
      <text:p text:style-name="P4">
<draw:frame draw:style-name="fr1" draw:name="Image206" text:anchor-type="as-char" svg:width="6.9236in" svg:height="3.956343in" draw:z-index="0">
<draw:image xlink:href="../Images/yкринформ/2023-05-13T22-50-00-03-00/630_360_1684009771-789.jpg" xlink:type="simple" xlink:show="embed" xlink:actuate="onLoad" draw:mime-type="image/jpeg"/>
</draw:frame>
For the first time, the visitoria of the Eurovision Song Contest Public Broadcasting was to choose the composition of the national jury by voting with a target application.</text:p>
      <text:p text:style-name="P4">
About it reports Ukrinform with reference to <text:a xlink:type="simple" xlink:href="https://t.me/mkipu/6056" text:style-name="Internet_20_link" text:visited-style-name="Visited_20_Internet_20_Link">
</text:a>
.</text:p>
      <text:p text:style-name="P4">
"The Ukrainians have chosen a five jury out of ten candidates who chose the best executors in the Eurovision finals 2023," the Ministry said.</text:p>
      <text:p text:style-name="P4">
<text:span text:style-name="T4">
 Read also: </text:span>
 <text:a xlink:type="simple" xlink:href="https://www.ukrinform.ua/rubric-culture/3708832-u-liverpuli-startuvav-final-evrobacenna2023.html" text:style-name="Internet_20_link" text:visited-style-name="Visited_20_Internet_20_Link">
<text:span text:style-name="T4">
 Eurovachen </text:span>
</text:a>
According to the results of voting, the national jury included:</text:p>
      <ul>
        <li>
Alexander Fosji Sidorenko, singer, participant of TNMK group - 21% * Svetlana Tarabarova, singer, composer and songwriter - 17% * Tonya Matvienko, Honored Artist of Ukraine - 13% * Oleg Sobchuk, Frontman and founder of the Skyi group - 11%. * Eugene Cloud, Composer and Pianist - 10%</li>
      </ul>
      <text:p text:style-name="P4">
The head of the national jury was Alexander Fozzi Sidorenko, as he received the most support during the survey.</text:p>
      <text:p text:style-name="P4">
<text:span text:style-name="T4">
 Read also: </text:span>
 <text:a xlink:type="simple" xlink:href="https://www.ukrinform.ua/rubric-culture/3708836-vlada-liverpula-obicae-prodovzenna-vidnosin-z-ukrainou-pisla-evrobacenna.html" text:style-name="Internet_20_link" text:visited-style-name="Visited_20_Internet_20_Link">
<text:span text:style-name="T4">
 Eurovachen </text:span>
</text:a>
As reported by Ukrinform, today there is a large final -accessible Eurovision competition in Liverpool. The finals are 26 countries. Ukraine, as it will be 19th, represents the band TVORCHI with the song Heart of Steel(Heart ask)that automatically fall into the decisive part of the competition.</text:p>
      <text:p text:style-name="P4">
Photo: public</text:p>
      <text:p text:style-name="P4">
News Source: <text:a xlink:type="simple" xlink:href="https://www.ukrinform.ua/rubric-culture/3708854-ukraina-ogolosila-sklad-nacionalnogo-zuri-na-evrobacenni2023.html" text:style-name="Internet_20_link" text:visited-style-name="Visited_20_Internet_20_Link">
https://www.ukrinform.ua/rubric-culture/3708854-ukraina-ogolosila-sklad-nacionalnogo-zuri-na-evrobacenni2023.html</text:a>
</text:p>
      <!--NEWS-->
      <text:h text:style-name="P10" text:outline-level="1">
<text:span text:style-name="T4">
If Putin applies nuclear weapons, the next day there will not be - Zelensky</text:span>
</text:h>
      <text:p text:style-name="P4">
Authors: Ukrinform (Person)</text:p>
      <text:p text:style-name="P4">
Publisher: Укринформ (Organization)</text:p>
      <text:p text:style-name="P4">
Published Time: 2023-05-13T22:55:00+03:00</text:p>
      <text:p text:style-name="P4">
Modified Time: 2023-05-13T22:55:00+03:00</text:p>
      <text:p text:style-name="P4">
Description: President Volodymyr Zelenskyy doubts the use of Russian head of Russian nuclear weapons, but he is convinced that if this happens, Putin will no longer be the next day. - Ukrinform.</text:p>
      <text:p text:style-name="P4">
Images: ["<text:a xlink:type="simple" xlink:href="https://static.ukrinform.com/photos/2023_03/thumb_files/630_360_1678784649-408.jpeg" text:style-name="Internet_20_link" text:visited-style-name="Visited_20_Internet_20_Link">
630_360_16787...</text:a>
"]</text:p>
      <text:p text:style-name="P4">
Tags: ['путін', 'Ядерна зброя', 'Зеленський']</text:p>
      <text:p text:style-name="P4">
Type: Article</text:p>
      <!--METADATA-->
      <text:p text:style-name="P4">
<draw:frame draw:style-name="fr1" draw:name="Image207" text:anchor-type="as-char" svg:width="6.9236in" svg:height="3.956343in" draw:z-index="0">
<draw:image xlink:href="../Images/yкринформ/2023-05-13T22-55-00-03-00/630_360_1678784649-408.jpeg" xlink:type="simple" xlink:show="embed" xlink:actuate="onLoad" draw:mime-type="image/jpeg"/>
</draw:frame>
The Presidential Lordir Zelensky doubts the use of nuclear weapons Volodymyrputin, but I am convinced that if this happens, the next day will no longer be.</text:p>
      <text:p text:style-name="P4">
He stated this in an interview with the Italian media, which was broadcast live on <text:a xlink:type="simple" xlink:href="https://www.youtube.com/watch" text:style-name="Internet_20_link" text:visited-style-name="Visited_20_Internet_20_Link">
</text:a>
, reports Ukrinform.</text:p>
      <text:p text:style-name="P4">
"What is clear to me if Putin decides to use nuclear weapons, I show that the next day he will not be," Zelensky said.</text:p>
      <text:p text:style-name="P4">
<text:span text:style-name="T4">
 Read also: </text:span>
 <text:a xlink:type="simple" xlink:href="https://www.ukrinform.ua/rubric-polytics/3706704-posol-ukraini-zaklikae-g7-zasuditi-budaku-zagrozu-zastosuvanna-adernoi-zbroi-na-samiti-v-hirosimi.html" text:style-name="Internet_20_link" text:visited-style-name="Visited_20_Internet_20_Link">
<text:span text:style-name="T4">
 nuclear </text:span>
</text:a>
The President is convinced that Putin will not use nuclear weapons, but no one knows that the aggressor state leader in his head.</text:p>
      <text:p text:style-name="P4">
Zelensky noted that Putin, although he lost his connection with reality, but very much to live.</text:p>
      <text:p text:style-name="P4">
As reported, <text:a xlink:type="simple" xlink:href="https://www.ukrinform.ua/rubric-polytics/3708665-zelenskij-pribuv-iz-vizitom-do-italii.html" text:style-name="Internet_20_link" text:visited-style-name="Visited_20_Internet_20_Link">
</text:a>
 .</text:p>
      <text:p text:style-name="P4">
News Source: <text:a xlink:type="simple" xlink:href="https://www.ukrinform.ua/rubric-ato/3708845-akso-putin-zastosue-adernu-zbrou-nastupnogo-dna-jogo-ne-bude-zelenskij.html" text:style-name="Internet_20_link" text:visited-style-name="Visited_20_Internet_20_Link">
https://www.ukrinform.ua/rubric-ato/3708845-akso-putin-zastosue-adernu-zbrou-nastupnogo-dna-jogo-ne-bude-zelenskij.html</text:a>
</text:p>
      <!--NEWS-->
      <text:h text:style-name="P10" text:outline-level="1">
<text:span text:style-name="T4">
Explosions in Ternopil: In the city and region, experts - Ova work</text:span>
</text:h>
      <text:p text:style-name="P4">
Authors: Ukrinform (Person)</text:p>
      <text:p text:style-name="P4">
Publisher: Укринформ (Organization)</text:p>
      <text:p text:style-name="P4">
Published Time: 2023-05-13T23:11:00+03:00</text:p>
      <text:p text:style-name="P4">
Modified Time: 2023-05-13T23:11:00+03:00</text:p>
      <text:p text:style-name="P4">
Description: The head of the Ternopil Ova urged residents of the region not to publish photos and videos and not comment on the directions of possible sounds of the explos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208" text:anchor-type="as-char" svg:width="6.9236in" svg:height="3.948443in" draw:z-index="0">
<draw:image xlink:href="../Images/yкринформ/2023-05-13T23-11-00-03-00/630_360_1538997483-946.jpg" xlink:type="simple" xlink:show="embed" xlink:actuate="onLoad" draw:mime-type="image/jpeg"/>
</draw:frame>
The Ova Golovna Ova urged residents of the region not to publish photos and videos and to not not be advised of the directions of possible explosion sounds.</text:p>
      <text:p text:style-name="P4">
According to Ukrinform, the chairman of Vladimir Trush wrote in <text:a xlink:type="simple" xlink:href="https://t.me/s/ternopilskaODA" text:style-name="Internet_20_link" text:visited-style-name="Visited_20_Internet_20_Link">
</text:a>
.</text:p>
      <text:p text:style-name="P4">
"Inhabitants of Ternopil region, I urge not to publish photos and videos and not comment on the possible sounds of the explosion," he said.</text:p>
      <text:p text:style-name="P4">
Trush noted that specialists are now in the city and region.</text:p>
      <text:p text:style-name="P4">
"We will inform all the information later," the head of the Ova added, urging to trust more official sources.</text:p>
      <text:p text:style-name="P4">
It was reported that during air anxiety in Ternopil sounds were heard.</text:p>
      <text:p text:style-name="P4">
News Source: <text:a xlink:type="simple" xlink:href="https://www.ukrinform.ua/rubric-ato/3708851-vibuhi-v-ternopoli-u-misti-ta-oblasti-pracuut-specialisti-ova.html" text:style-name="Internet_20_link" text:visited-style-name="Visited_20_Internet_20_Link">
https://www.ukrinform.ua/rubric-ato/3708851-vibuhi-v-ternopoli-u-misti-ta-oblasti-pracuut-specialisti-ova.html</text:a>
</text:p>
      <!--NEWS-->
      <text:h text:style-name="P10" text:outline-level="1">
<text:span text:style-name="T4">
Holytino will become the new head trainer "Chelsea" - journalist</text:span>
</text:h>
      <text:p text:style-name="P4">
Authors: Ukrinform (Person)</text:p>
      <text:p text:style-name="P4">
Publisher: Укринформ (Organization)</text:p>
      <text:p text:style-name="P4">
Published Time: 2023-05-13T23:13:00+03:00</text:p>
      <text:p text:style-name="P4">
Modified Time: 2023-05-13T23:13:00+03:00</text:p>
      <text:p text:style-name="P4">
Description: The new head coach of Chelsea will be Mauricio of honor. - Ukrinform.</text:p>
      <text:p text:style-name="P4">
Images: ["<text:a xlink:type="simple" xlink:href="https://static.ukrinform.com/photos/2023_05/thumb_files/630_360_1684008708-419.jpg" text:style-name="Internet_20_link" text:visited-style-name="Visited_20_Internet_20_Link">
630_360_16840...</text:a>
"]</text:p>
      <text:p text:style-name="P4">
Tags: ['Челсі', 'Футбол', 'АПЛ']</text:p>
      <text:p text:style-name="P4">
Type: Article</text:p>
      <!--METADATA-->
      <text:p text:style-name="P4">
<draw:frame draw:style-name="fr1" draw:name="Image209" text:anchor-type="as-char" svg:width="6.9236in" svg:height="3.956343in" draw:z-index="0">
<draw:image xlink:href="../Images/yкринформ/2023-05-13T23-13-00-03-00/630_360_1684008708-419.jpg" xlink:type="simple" xlink:show="embed" xlink:actuate="onLoad" draw:mime-type="image/jpeg"/>
</draw:frame>
Mauricio honomettino will be the new head coach of Chelsea.</text:p>
      <text:p text:style-name="P4">
This was reported by Fabrizio Romano's football insider in <text:a xlink:type="simple" xlink:href="https://twitter.com/FabrizioRomano/status/1657462776921563136" text:style-name="Internet_20_link" text:visited-style-name="Visited_20_Internet_20_Link">
</text:a>
, reports Ukrinform.</text:p>
      <text:p text:style-name="P4">
The parties have come to agreement. Holytino accepted all the conditions of a long -term contract. It will be signed in the coming days.</text:p>
      <text:p text:style-name="P4">
The specialist will head the team in June. He will bring his coaching staff to discuss the transfer strategy with the club. By the end of the season with the team will work Frank Lemarty.</text:p>
      <text:p text:style-name="P4">
<text:span text:style-name="T4">
 Read also: </text:span>
 <text:a xlink:type="simple" xlink:href="https://www.ukrinform.ua/rubric-sports/3708802-apl-celsi-zigrav-vniciu-bornmut-iz-zabarnim-postupivsa.html" text:style-name="Internet_20_link" text:visited-style-name="Visited_20_Internet_20_Link">
<text:span text:style-name="T4">
 Chelsea </text:span>
</text:a>
It was reported that the last place of work of the 51-year-old specialist was PSG. He also trained Tottenham, Southampton and Espanyol.</text:p>
      <text:p text:style-name="P4">
Photo: Getty Images</text:p>
      <text:p text:style-name="P4">
News Source: <text:a xlink:type="simple" xlink:href="https://www.ukrinform.ua/rubric-sports/3708850-pocetino-stane-novim-golovnim-trenero-celsi-zurnalist.html" text:style-name="Internet_20_link" text:visited-style-name="Visited_20_Internet_20_Link">
https://www.ukrinform.ua/rubric-sports/3708850-pocetino-stane-novim-golovnim-trenero-celsi-zurnalist.html</text:a>
</text:p>
      <!--NEWS-->
      <text:h text:style-name="P10" text:outline-level="1">
<text:span text:style-name="T4">
Zelensky and Meloni signed a joint declaration</text:span>
</text:h>
      <text:p text:style-name="P4">
Authors: Ukrinform (Person)</text:p>
      <text:p text:style-name="P4">
Publisher: Укринформ (Organization)</text:p>
      <text:p text:style-name="P4">
Published Time: 2023-05-13T23:18:00+03:00</text:p>
      <text:p text:style-name="P4">
Modified Time: 2023-05-13T23:18:00+03:00</text:p>
      <text:p text:style-name="P4">
Description: President Volodymyr Zelenskyy and the Chairman of the Council of Ministers of the Italian Republic of George Meloni in Rome have signed a joint declaration on Ukraine's support. - Ukrinform.</text:p>
      <text:p text:style-name="P4">
Images: ["<text:a xlink:type="simple" xlink:href="https://static.ukrinform.com/photos/2023_05/thumb_files/630_360_1683989112-431.jpeg" text:style-name="Internet_20_link" text:visited-style-name="Visited_20_Internet_20_Link">
630_360_16839...</text:a>
"]</text:p>
      <text:p text:style-name="P4">
Tags: ['Італія', 'Зеленський', 'Джорджа Мелоні']</text:p>
      <text:p text:style-name="P4">
Type: Article</text:p>
      <!--METADATA-->
      <text:p text:style-name="P4">
<draw:frame draw:style-name="fr1" draw:name="Image210" text:anchor-type="as-char" svg:width="6.9236in" svg:height="3.956343in" draw:z-index="0">
<draw:image xlink:href="../Images/yкринформ/2023-05-13T23-18-00-03-00/630_360_1683989112-431.jpeg" xlink:type="simple" xlink:show="embed" xlink:actuate="onLoad" draw:mime-type="image/jpeg"/>
</draw:frame>
The Presidential Lordir Zelensky and the Chairman of the Council of Ministers of the Italian Republic of Georgamelon in Rome have signed a joint declaration on Ukraine's support.</text:p>
      <text:p text:style-name="P4">
The text of the document is published on <text:a xlink:type="simple" xlink:href="https://www.president.gov.ua/news/spilna-deklaraciya-ukrayini-ta-italiyi-82853" text:style-name="Internet_20_link" text:visited-style-name="Visited_20_Internet_20_Link">
</text:a>
, reports Ukrinform.</text:p>
      <text:p text:style-name="P4">
The President of Ukraine and the Chairman of the Council of Ministers of the Italian Republic have drawn about their unambiguous condemnation of Russia's military aggression against Ukraine. Ukraine has demonstrated an extreme determination in exercising its unprofitable right to self -defense from this unjustified and unjustified aggression. Russia must immediately, completely and unconditionally remove all its own from the territory of Ukraine within its internationally recognized borders.</text:p>
      <text:p text:style-name="P4">
<text:span text:style-name="T4">
 Read also: </text:span>
 <text:a xlink:type="simple" xlink:href="https://www.ukrinform.ua/rubric-polytics/3708776-italia-robit-stavku-na-peremogu-ukraini-meloni.html" text:style-name="Internet_20_link" text:visited-style-name="Visited_20_Internet_20_Link">
<text:span text:style-name="T4">
 Melonney </text:span>
</text:a>
The Italian Republic remains unwavering in its dedication to the independence, sovereignty and territorial integrity of Ukraine within its international recognized borders. The Italian Republic highly appreciates the determination and courage of the Ukrainian people and the armed forces and recognizes their significant contribution to the safety European continent and beyond. The Italian Republic of Italian will provide political, financial, humanitarian and military support to Ukraine as much as it will be needed - individually and through international cooperation within the European Union, NATO, UN and other format.</text:p>
      <text:p text:style-name="P4">
The Italian Republic has made a significant military contribution to Ukraine, which inadaps will constantly take into account the most urgent and urgent needs of Ukraine to strengthen its defense capability. In addition to the national contribution, Italian Paraspublic is actively involved in the activities of the European Union and NATO Supreme Assistance to Ukraine and the preparation of the Ukrainian military.</text:p>
      <text:p text:style-name="P4">
In addition to military assistance, the Italian Republic provided Ukraine with civilian assistance, including financial, humanitarian and emergency support. Providing this help will continue. Other types of assistance include donations from Italian energy companies, which was mobilized through the Italy Department and EU Civil Protection Mechanism for improving and restoring the stability of Ukraine's energy and civil infrastructure.The Italian Republic supports Ukraine's initiative on a just and old peace based on Ukraine's sovereignty and territorial integrity. The Ukrainian formula of peace contains a number of important provisions, many of which are already working on many of which, such as food and energy safety. The Italian Republic is ready to cooperate with Ukraine to ensure as wide international participation in the implementation of the Ukrainian formula of peace, as well as in the context of open events that has been planned in the near future.</text:p>
      <text:p text:style-name="P4">
Ukraine and the Italian Republic emphasize their firm devotion to the prosecution of persons guilty of war and other male crimes committed in connection with the aggressive war of Russia against Ukraine. International in cooperation with Ukraine to provide responsibility for wide -scale support. The Italian Republic congratulates the Agreement on the New Medical Center for Aggression Crimes Against Ukraine(ICPA)Ugaaz and hopes for his discovery as soon as possible.</text:p>
      <text:p text:style-name="P4">
Ukraine and the Italian Republic confirm their support for the investigation by the International Criminal Court, which is a step towards bringing reference, and took note of the court warrants for arrest. Italy agree to provide additional support for the International Criminal Court to strengthen its possibility in the context of Russia's war against Ukraine.</text:p>
      <text:p text:style-name="P4">
<text:span text:style-name="T4">
 Read also: </text:span>
 <text:a xlink:type="simple" xlink:href="https://www.ukrinform.ua/rubric-ato/3708771-zelenskij-v-italii-e-duze-vazlivi-risenna-sodo-zahistu-nasogo-neba.html" text:style-name="Internet_20_link" text:visited-style-name="Visited_20_Internet_20_Link">
</text:a>
Ukraine and the Italian Republic agrees with the need to increase the comprehensive pressure on Russia by further sanctions to weaken the ability of the Russians to continue illegal military aggression. The efforts to ensure the efficient implementation of sanctions, the prevention and counteraction of bypassing sanctions for the third time and by third countries should be strengthened.On April 26, 2023, Italy and Ukraine jointly organized the Italian-Ukrainian Conference on Recovery in Rome with the participation of the private sector to support the support and cooperation on the sustainability and restoration of Ukraine and to take themselves to close coordination on these issues by activating two cooperation. The Italian Republic, together with international organizations and partners, undertakes to participate in the restoration of Ukraine's Tavidu -building after the war. It is already important to lay the basis for ambitious long -term cooperation, which will create opportunities and allow the Ukrainian Narode to restore their country. Involvement of all relevant partners, including private and international companies, with the purpose of providing financial support, investment and necessary knowledge, is important for ensuring the prosperous future of Ukraine. Ukraine will consider the Italy such a company as priority partners in the reconstruction process.</text:p>
      <text:p text:style-name="P4">
<text:span text:style-name="T4">
 Read also: </text:span>
 <text:a xlink:type="simple" xlink:href="https://www.ukrinform.ua/rubric-polytics/3708715-zelenskij-zustrivsa-iz-golovou-radi-ministriv-italii.html" text:style-name="Internet_20_link" text:visited-style-name="Visited_20_Internet_20_Link">
</text:a>
The future of Ukraine and its people - in the European family. The European Union has already recognized the European perspective of Ukraine and gave Ukraine the status of a candidate country. The Republic of Italia strongly supports Ukraine in its efforts on reforms and compliance with the requirements necessary for starting negotiations on entry in 2023, with a demise-based waiting for a positive report of the European Commission.</text:p>
      <text:p text:style-name="P4">
Within NATO, the Italian Republic continues to focus on the direct support of Ukraine, contributing to the significant expansion of a comprehensive help of assistance to Ukraine. The Italian Republic continues to support Ukraine's ability to defend itself. Ukraine has the right to independently elect safety. Italy is fully supported by the Commission of Ukraine - NATO as a platform for further strengthening and expanding current cooperation to allow Ukraine to go to the Euro -Atlantic family according to the Dobuhara Declaration. In the future, the NATO Summit in Vilnius, we are waiting for all these issues.</text:p>
      <text:p text:style-name="P4">
Photo: op</text:p>
      <text:p text:style-name="P4">
News Source: <text:a xlink:type="simple" xlink:href="https://www.ukrinform.ua/rubric-polytics/3708849-zelenskij-i-meloni-pidpisali-spilnu-deklaraciu.html" text:style-name="Internet_20_link" text:visited-style-name="Visited_20_Internet_20_Link">
https://www.ukrinform.ua/rubric-polytics/3708849-zelenskij-i-meloni-pidpisali-spilnu-deklaraciu.html</text:a>
</text:p>
      <!--NEWS-->
      <text:h text:style-name="P10" text:outline-level="1">
<text:span text:style-name="T4">
In Kiev and the region there is aircraft</text:span>
</text:h>
      <text:p text:style-name="P4">
Authors: Ukrinform (Person)</text:p>
      <text:p text:style-name="P4">
Publisher: Укринформ (Organization)</text:p>
      <text:p text:style-name="P4">
Published Time: 2023-05-13T23:22:00+03:00</text:p>
      <text:p text:style-name="P4">
Modified Time: 2023-05-13T23:22:00+03:00</text:p>
      <text:p text:style-name="P4">
Description: In Kiev and Kyiv region there are air defense units. - Ukrinform.</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text:p>
      <text:p text:style-name="P4">
Type: Article</text:p>
      <!--METADATA-->
      <text:p text:style-name="P4">
<draw:frame draw:style-name="fr1" draw:name="Image211" text:anchor-type="as-char" svg:width="6.9236in" svg:height="3.956343in" draw:z-index="0">
<draw:image xlink:href="../Images/yкринформ/2023-05-13T23-22-00-03-00/630_360_1646577157-576.jpg" xlink:type="simple" xlink:show="embed" xlink:actuate="onLoad" draw:mime-type="image/jpeg"/>
</draw:frame>
In Kiev, the Takiiv region operates air defense units.</text:p>
      <text:p text:style-name="P4">
This was reported by Kyiv OVA and Kyiv MBA, Ukrinform reports.</text:p>
      <text:p text:style-name="P4">
"Missile Danger!Air Forces work for goals," the post says <text:a xlink:type="simple" xlink:href="https://t.me/s/kyivoda" text:style-name="Internet_20_link" text:visited-style-name="Visited_20_Internet_20_Link">
</text:a>
.</text:p>
      <text:p text:style-name="P4">
"On the outskirts of Kiev there is a air defense!", - writes <text:a xlink:type="simple" xlink:href="https://t.me/s/VA_Kyiv" text:style-name="Internet_20_link" text:visited-style-name="Visited_20_Internet_20_Link">
</text:a>
.</text:p>
      <text:p text:style-name="P4">
<text:span text:style-name="T4">
 Read also: </text:span>
 <text:a xlink:type="simple" xlink:href="https://www.ukrinform.ua/rubric-ato/3708851-vibuhi-v-ternopoli-u-misti-ta-oblasti-pracuut-specialisti-ova.html" text:style-name="Internet_20_link" text:visited-style-name="Visited_20_Internet_20_Link">
<text:span text:style-name="T4">
 explosion </text:span>
</text:a>
The authorities urge citizens to remain in shelters to the branch of air anxiety to tades information silence - not to record or put our defenders in the networking of our defenders.</text:p>
      <text:p text:style-name="P4">
As it was reported, in most regions of Ukraine and the capital, the air truck has been announced.</text:p>
      <text:p text:style-name="P4">
News Source: <text:a xlink:type="simple" xlink:href="https://www.ukrinform.ua/rubric-ato/3708853-u-kievi-ta-oblasti-pracue-ppo.html" text:style-name="Internet_20_link" text:visited-style-name="Visited_20_Internet_20_Link">
https://www.ukrinform.ua/rubric-ato/3708853-u-kievi-ta-oblasti-pracue-ppo.html</text:a>
</text:p>
      <!--NEWS-->
      <text:h text:style-name="P10" text:outline-level="1">
<text:span text:style-name="T4">
Head of Ternopil Regional Council: We have a "arrival" in the industrial</text:span>
</text:h>
      <text:p text:style-name="P4">
Authors: Ukrinform (Person)</text:p>
      <text:p text:style-name="P4">
Publisher: Укринформ (Organization)</text:p>
      <text:p text:style-name="P4">
Published Time: 2023-05-13T23:34:00+03:00</text:p>
      <text:p text:style-name="P4">
Modified Time: 2023-05-13T23:34:00+03:00</text:p>
      <text:p text:style-name="P4">
Description: In the Ternopil industrial zone recorded enemy "arrival". - Ukrinform.</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5/1684010273-894.jpg" text:style-name="Internet_20_link" text:visited-style-name="Visited_20_Internet_20_Link">
1684010273-89...</text:a>
"]</text:p>
      <text:p text:style-name="P4">
Tags: ['Вибух', 'Тернопіль', 'Війна з росією']</text:p>
      <text:p text:style-name="P4">
Type: Article</text:p>
      <!--METADATA-->
      <text:p text:style-name="P4">
<draw:frame draw:style-name="fr1" draw:name="Image212" text:anchor-type="as-char" svg:width="6.9236in" svg:height="3.948443in" draw:z-index="0">
<draw:image xlink:href="../Images/yкринформ/2023-05-13T23-34-00-03-00/630_360_1538997483-946.jpg" xlink:type="simple" xlink:show="embed" xlink:actuate="onLoad" draw:mime-type="image/jpeg"/>
</draw:frame>
Uternopil industrial zone recorded an enemy "arrival".</text:p>
      <text:p text:style-name="P4">
According to Ukrinform, about it in <text:a xlink:type="simple" xlink:href="https://www.facebook.com/Holovko.Mykhailo/posts/pfbid02pkHGCgZ8CrrQNxteRGaaqHywCyC1X7JCN3DRdgzh2hAYY7DAGAACAJjoU1xJyAVNl" text:style-name="Internet_20_link" text:visited-style-name="Visited_20_Internet_20_Link">
</text:a>
The head of the Ternopil Regional Council Mikhail Golovko wrote.</text:p>
      <text:p text:style-name="P4">
<draw:frame draw:style-name="fr1" draw:name="Image213" text:anchor-type="as-char" svg:width="6.9236in" svg:height="3.019459in" draw:z-index="0">
<draw:image xlink:href="../Images/yкринформ/2023-05-13T23-34-00-03-00/1684010273-894.jpg" xlink:type="simple" xlink:show="embed" xlink:actuate="onLoad" draw:mime-type="image/jpeg"/>
</draw:frame>
"According to preliminary data, we have the arrival in the Ternopil industry. Do not go out to the end of air anxiety, take care of yourself, and your loved ones," he wrote.</text:p>
      <text:p text:style-name="P4">
<text:span text:style-name="T4">
 Read also: </text:span>
 <text:a xlink:type="simple" xlink:href="https://www.ukrinform.ua/rubric-ato/3708851-vibuhi-v-ternopoli-u-misti-ta-oblasti-pracuut-specialisti-ova.html" text:style-name="Internet_20_link" text:visited-style-name="Visited_20_Internet_20_Link">
</text:a>
Golovko also thanked for the work of the Air Forces.</text:p>
      <text:p text:style-name="P4">
In turn, the mayor of Ternopil Sergey Nadal <text:a xlink:type="simple" xlink:href="https://t.me/s/nadal_online" text:style-name="Internet_20_link" text:visited-style-name="Visited_20_Internet_20_Link">
</text:a>
: "In Ternopil there was a ignition of non -residential buildings. Rescuers work on the spot."</text:p>
      <text:p text:style-name="P4">
As reported by Ukrinform, <text:a xlink:type="simple" xlink:href="https://www.ukrinform.ua/rubric-ato/3708846-u-ternopoli-prolunali-vibuhi-zmi.html" text:style-name="Internet_20_link" text:visited-style-name="Visited_20_Internet_20_Link">
</text:a>
 .</text:p>
      <text:p text:style-name="P4">
News Source: <text:a xlink:type="simple" xlink:href="https://www.ukrinform.ua/rubric-ato/3708856-golova-ternopilskoi-oblradi-maemo-prilit-u-promzonu.html" text:style-name="Internet_20_link" text:visited-style-name="Visited_20_Internet_20_Link">
https://www.ukrinform.ua/rubric-ato/3708856-golova-ternopilskoi-oblradi-maemo-prilit-u-promzonu.html</text:a>
</text:p>
      <!--NEWS-->
      <text:h text:style-name="P10" text:outline-level="1">
<text:span text:style-name="T4">
Zelensky: Today - in Rome, agreed on weapons and air defense</text:span>
</text:h>
      <text:p text:style-name="P4">
Authors: Ukrinform (Person)</text:p>
      <text:p text:style-name="P4">
Publisher: Укринформ (Organization)</text:p>
      <text:p text:style-name="P4">
Published Time: 2023-05-13T23:39:00+03:00</text:p>
      <text:p text:style-name="P4">
Modified Time: 2023-05-13T23:39:00+03:00</text:p>
      <text:p text:style-name="P4">
Description: The President of Ukraine held meetings with the leadership of Italy, during which agreements on the supply of weapons and air defense systems were reached. - Ukrinform.</text:p>
      <text:p text:style-name="P4">
Images: ["<text:a xlink:type="simple" xlink:href="https://static.ukrinform.com/photos/2023_05/thumb_files/630_360_1683977766-164.jpg" text:style-name="Internet_20_link" text:visited-style-name="Visited_20_Internet_20_Link">
630_360_16839...</text:a>
"]</text:p>
      <text:p text:style-name="P4">
Tags: None</text:p>
      <text:p text:style-name="P4">
Type: Article</text:p>
      <!--METADATA-->
      <text:p text:style-name="P4">
<draw:frame draw:style-name="fr1" draw:name="Image214" text:anchor-type="as-char" svg:width="6.9236in" svg:height="3.956343in" draw:z-index="0">
<draw:image xlink:href="../Images/yкринформ/2023-05-13T23-39-00-03-00/630_360_1683977766-164.jpg" xlink:type="simple" xlink:show="embed" xlink:actuate="onLoad" draw:mime-type="image/jpeg"/>
</draw:frame>
The presidential Ukraine has meet with the leadership of Italy, during which the depository on the supply of weapons and air defense systems.</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www.president.gov.ua/news/sogodni-u-rimi-domovilisya-pro-zbroyu-j-ppo-zvernennya-prezi-82857" text:style-name="Internet_20_link" text:visited-style-name="Visited_20_Internet_20_Link">
</text:a>
</text:span>
</text:p>
      <text:p text:style-name="P4">
<text:span text:style-name="T4">
 I wish health, dear Ukrainians!</text:span>
</text:p>
      <text:p text:style-name="P4">
Today - in Rome. As always with such visits, there is a result. Today we are more consistent.</text:p>
      <text:p text:style-name="P4">
He met with the President of Italy and the Chairman of the Council of Ministers - a political level of meetings. He heard that Italy would continue the support of Ukraine - as much as we need to stand and protect our people, our territory.</text:p>
      <text:p text:style-name="P4">
We agree with George, Ms. Prime Minister, our new joint defense tracks. There are good things that we will do together to protect the sky. There are good things to do together for protection on Earth. They agreed on weapons and air defense. As George, she said, when we defend the freedom and our lives of sprout bombs and rockets in Ukraine, from terror, we are giving the war from the rest of Europe.</text:p>
      <text:p text:style-name="P4">
Today, Russian murderers took away the lives of another Ukrainian child - the girl, she was not 16 years old. Her name was Hope ... A man was also killed, 64 was killed. Just ordinary people from the ordinary city of Konstantinovka in the Donbass ... My condolences to their relatives and loved ones!</text:p>
      <text:p text:style-name="P4">
It was a Russian strike of jet artillery. Just on the streets - on houses, shops, pharmacy and warehouse. This is how Russia is fighting. Artillery against ordinary people, against any people-children or adults, men or women. And to stop only with strong weapons, which our warriors can expel evil. To expel that the Kremlin could not spread aggression to other peoples of Europe.</text:p>
      <text:p text:style-name="P4">
Today, I had the honor to personally thank Rome, all of Italy, Mrs. Meloni as well and everyone in the Italian political class, who honestly responds to the threat to all our European way of life.</text:p>
      <text:p text:style-name="P4">
He met the Pope Francis, and it was a conversation that could really influence history, can really help stop the evil of aggression.</text:p>
      <text:p text:style-name="P4">
I told about the crimes committed by Russian invaders against our people, the provision of Ukrainian children. Even the exact number, how many children stole from Ukraine and hides from relatives, from Ukraine somewhere there in a foreign country. He asked his holiness to help return our children home to Ukraine.In the evening, from Rome, I spoke with the President of the South African Republic. He spoke of the formula of peace, justice, that our light is united by the rules of international law. Anyone who assists a weapon will be an accomplice with all the consequences. He called on Panap President to join with other countries of the world, all continents, Africa jointly for the realization of our formula of peace.</text:p>
      <text:p text:style-name="P4">
By the way, Italy today clearly supported all the points of Ukrainian formula. I thank you for that.</text:p>
      <text:p text:style-name="P4">
There is also a joint declaration with Italy. All important things: the European Union-Italy supported the negotiations in the 23rd year, the correct and timely signals of Zamoto.</text:p>
      <text:p text:style-name="P4">
And one more. I am especially grateful to all those people who were on the streets of Rome are famous for Ukrainian flags who met a Ukrainian delegation with an open -hearth and a genuine good emotion ... Italy should always be on the side of good, so that remained in Europe!</text:p>
      <text:p text:style-name="P4">
Viva Italia!</text:p>
      <text:p text:style-name="P4">
<text:span text:style-name="T4">
 Glory to our soldiers!</text:span>
</text:p>
      <text:p text:style-name="P4">
<text:span text:style-name="T4">
 Thank you to our air forces and all air defense fighters of other types and families of troops!</text:span>
</text:p>
      <text:p text:style-name="P4">
<text:span text:style-name="T4">
Glory to Ukraine!</text:span>
</text:p>
      <text:p text:style-name="P4">
<text:span text:style-name="T5">
Foto: EPA</text:span>
</text:p>
      <text:p text:style-name="P4">
News Source: <text:a xlink:type="simple" xlink:href="https://www.ukrinform.ua/rubric-ato/3708855-zelenskij-sogodni-u-rimi-domovilisa-pro-zbrou-j-ppo.html" text:style-name="Internet_20_link" text:visited-style-name="Visited_20_Internet_20_Link">
https://www.ukrinform.ua/rubric-ato/3708855-zelenskij-sogodni-u-rimi-domovilisa-pro-zbrou-j-ppo.html</text:a>
</text:p>
      <!--NEWS-->
      <text:h text:style-name="P10" text:outline-level="1">
<text:span text:style-name="T4">
In OP warned about Russian targets in the sky</text:span>
</text:h>
      <text:p text:style-name="P4">
Authors: Ukrinform (Person)</text:p>
      <text:p text:style-name="P4">
Publisher: Укринформ (Organization)</text:p>
      <text:p text:style-name="P4">
Published Time: 2023-05-13T23:44:00+03:00</text:p>
      <text:p text:style-name="P4">
Modified Time: 2023-05-13T23:44:00+03:00</text:p>
      <text:p text:style-name="P4">
Description: Russian goals are present in the Ukrainian sky.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Єрмак', 'Офіс Президента', 'Війна з росією']</text:p>
      <text:p text:style-name="P4">
Type: Article</text:p>
      <!--METADATA-->
      <text:p text:style-name="P4">
<draw:frame draw:style-name="fr1" draw:name="Image215" text:anchor-type="as-char" svg:width="6.9236in" svg:height="3.956343in" draw:z-index="0">
<draw:image xlink:href="../Images/yкринформ/2023-05-13T23-44-00-03-00/630_360_1678262274-371.jpeg" xlink:type="simple" xlink:show="embed" xlink:actuate="onLoad" draw:mime-type="image/jpeg"/>
</draw:frame>
In the Ukrainian sky, Russian goals are present.</text:p>
      <text:p text:style-name="P4">
According to Ukrinform, about it in <text:a xlink:type="simple" xlink:href="https://t.me/ermaka2022/2654" text:style-name="Internet_20_link" text:visited-style-name="Visited_20_Internet_20_Link">
</text:a>
Presidential office Andriy Yermak wrote.</text:p>
      <text:p text:style-name="P4">
"There are Russian goals in the sky," he wrote.</text:p>
      <text:p text:style-name="P4">
He also urged Ukrainians not to ignore anxiety.</text:p>
      <text:p text:style-name="P4">
As reported by Ukrinform, earlier the head of the Ternopil Regional Council <text:a xlink:type="simple" xlink:href="https://www.ukrinform.ua/rubric-ato/3708856-golova-ternopilskoi-oblradi-maemo-prilit-u-promzonu.html" text:style-name="Internet_20_link" text:visited-style-name="Visited_20_Internet_20_Link">
</text:a>
.</text:p>
      <text:p text:style-name="P4">
Photo: op</text:p>
      <text:p text:style-name="P4">
News Source: <text:a xlink:type="simple" xlink:href="https://www.ukrinform.ua/rubric-ato/3708860-v-op-poperedili-pro-rosijski-cili-v-nebi.html" text:style-name="Internet_20_link" text:visited-style-name="Visited_20_Internet_20_Link">
https://www.ukrinform.ua/rubric-ato/3708860-v-op-poperedili-pro-rosijski-cili-v-nebi.html</text:a>
</text:p>
      <!--NEWS-->
      <text:h text:style-name="P10" text:outline-level="1">
<text:span text:style-name="T4">
Kate Middleton starred in the Kalush Orchestra video for Eurovision 2023</text:span>
</text:h>
      <text:p text:style-name="P4">
Authors: Ukrinform (Person)</text:p>
      <text:p text:style-name="P4">
Publisher: Укринформ (Organization)</text:p>
      <text:p text:style-name="P4">
Published Time: 2023-05-13T23:58:00+03:00</text:p>
      <text:p text:style-name="P4">
Modified Time: 2023-05-13T23:58:00+03:00</text:p>
      <text:p text:style-name="P4">
Description: Princess Welsk Kate Middleton starred in the Kalush Orchestra video for the Eurovision 2023, which was demonstrated at the opening of the Grand Final of the Song Contest. - Ukrinform.</text:p>
      <text:p text:style-name="P4">
Images: ["<text:a xlink:type="simple" xlink:href="https://static.ukrinform.com/photos/2019_01/thumb_files/630_360_1546938252-493.jpg" text:style-name="Internet_20_link" text:visited-style-name="Visited_20_Internet_20_Link">
630_360_15469...</text:a>
"]</text:p>
      <text:p text:style-name="P4">
Tags: ['Британія', 'Євробачення', 'Кейт Міддлтон']</text:p>
      <text:p text:style-name="P4">
Type: Article</text:p>
      <!--METADATA-->
      <text:p text:style-name="P4">
<draw:frame draw:style-name="fr1" draw:name="Image216" text:anchor-type="as-char" svg:width="6.9236in" svg:height="3.956343in" draw:z-index="0">
<draw:image xlink:href="../Images/yкринформ/2023-05-13T23-58-00-03-00/630_360_1546938252-493.jpg" xlink:type="simple" xlink:show="embed" xlink:actuate="onLoad" draw:mime-type="image/jpeg"/>
</draw:frame>
Princess Wate Middleton starred in the Kalush Orchestra video for Eurovision 2023, which was demonstrated at the opening of the Grand Final of the Song Contest.</text:p>
      <text:p text:style-name="P4">
About it reports the owner of Ukrinform.</text:p>
      <text:p text:style-name="P4">
Princess Velskaya in a blue dress from Jenny Packham and earrings from the personal -eaters of the late Queen Elizabeth II performs a party on the piano in the departmental living room of the Windsor Palace. As noted in <text:a xlink:type="simple" xlink:href="https://twitter.com/KensingtonRoyal/status/1657462211080486918" text:style-name="Internet_20_link" text:visited-style-name="Visited_20_Internet_20_Link">
</text:a>
Prince and Princess Welski, "it is a pleasure to join Kalush Orchestra in the special performance of last year's Eurovision winner."<text:span text:style-name="T4">
 Read also: </text:span>
 <text:a xlink:type="simple" xlink:href="https://www.ukrinform.ua/rubric-culture/3708854-ukraina-ogolosila-sklad-nacionalnogo-zuri-na-evrobacenni2023.html" text:style-name="Internet_20_link" text:visited-style-name="Visited_20_Internet_20_Link">
<text:span text:style-name="T4">
 Eurobacker </text:span>
</text:a>
The Kalush Orchestra clip on the song "Stephanie", with which the band won the secondary competition, was filmed in Ukraine and the United Kingdom.</text:p>
      <text:p text:style-name="Quotations">

<text:p text:style-name="P4">
A <text:a xlink:type="simple" xlink:href="https://twitter.com/hashtag/Eurovision" text:style-name="Internet_20_link" text:visited-style-name="Visited_20_Internet_20_Link">
</text:a>
&gt;
 surprise 🎹  &gt;
  &gt;
  A pleasure to join Kalush Orchestra in a special performance of last year's&gt;
 winning <text:a xlink:type="simple" xlink:href="https://twitter.com/Eurovision" text:style-name="Internet_20_link" text:visited-style-name="Visited_20_Internet_20_Link">
 </text:a>
entry.  &gt;
  &gt;
  Enjoy the show, Liverpool 🪩 <text:a xlink:type="simple" xlink:href="https://t.co/y4WDuWvOvb" text:style-name="Internet_20_link" text:visited-style-name="Visited_20_Internet_20_Link">
 </text:a>
&gt;
&gt;
 — The Prince and Princess of Wales(@KensingtonRoyal) <text:a xlink:type="simple" xlink:href="https://twitter.com/KensingtonRoyal/status/1657462211080486918" text:style-name="Internet_20_link" text:visited-style-name="Visited_20_Internet_20_Link">
&gt;
 </text:a>
As noted <text:a xlink:type="simple" xlink:href="https://www-dailymail-co-uk.translate.goog/usshowbiz/article-12080233/Eurovision-fans-pour-Liverpool-hoping-Britains-Mae-Muller-beat-Swedish-favourite-Loreen.html" text:style-name="Internet_20_link" text:visited-style-name="Visited_20_Internet_20_Link">
</text:a>
, this clipza was a sign of respect for Ukraine. The performance was recorded by the Vinzorsk Castle early this month and remained a secret to the show itself. The princess spoke with the famous composer Andrew Lloyd Webette by other British stars.</text:p>

</text:p>
      <text:p text:style-name="P4">
<text:span text:style-name="T4">
 Read also: </text:span>
 <text:a xlink:type="simple" xlink:href="https://www.ukrinform.ua/rubric-culture/3708836-vlada-liverpula-obicae-prodovzenna-vidnosin-z-ukrainou-pisla-evrobacenna.html" text:style-name="Internet_20_link" text:visited-style-name="Visited_20_Internet_20_Link">
<text:span text:style-name="T4">
 Eurovachen </text:span>
</text:a>
As reported by Ukrinform, today there is a large final -accessible Eurovision competition in Liverpool. The finals are 26 countries. Ukraine, as it will be 19th, represents the band TVORCHI with the song Heart of Steel(Heart ask)that automatically fall into the decisive part of the competition.</text:p>
      <text:p text:style-name="P4">
Photo: Twitter</text:p>
      <text:p text:style-name="P4">
News Source: <text:a xlink:type="simple" xlink:href="https://www.ukrinform.ua/rubric-culture/3708861-kejt-middlton-znalasa-u-klipi-kalush-orchestra-dla-evrobacenna-2023.html" text:style-name="Internet_20_link" text:visited-style-name="Visited_20_Internet_20_Link">
https://www.ukrinform.ua/rubric-culture/3708861-kejt-middlton-znalasa-u-klipi-kalush-orchestra-dla-evrobacenna-2023.html</text:a>
</text:p>
      <!--NEWS-->
      <text:h text:style-name="P10" text:outline-level="1">
<text:span text:style-name="T4">
Short. War. Day 443. Videoodigest</text:span>
</text:h>
      <text:p text:style-name="P4">
Author: ['АРМІЯINFORM']</text:p>
      <text:p text:style-name="P4">
Time: 2023-05-13T46: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ТОРГНЕННЯ РФ', 'ГШ ЗСУ']</text:p>
      <text:p text:style-name="P4">
Category: News</text:p>
      <!--METADATA-->
      <text:p text:style-name="P4">
News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A memorial plaque of Denis Antipov was opened at Askold's Tomb in Kiev</text:span>
</text:h>
      <text:p text:style-name="P4">
Author: ['АРМІЯINFORM']</text:p>
      <text:p text:style-name="P4">
Time: 2023-05-13T47:00:00-04:00</text:p>
      <text:p text:style-name="P4">
Description: Bilya of the Church of St. Mikolai, the Askold Mogili in Kiwi, traveledly vidkrit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Tags: ['МІНІСТЕРСТВО У СПРАВАХ ВЕТЕРАНІВ УКРАЇНИ']</text:p>
      <text:p text:style-name="P4">
Category: News</text:p>
      <!--METADATA-->
      <text:p text:style-name="P4">
<draw:frame draw:style-name="fr1" draw:name="Image217" text:anchor-type="as-char" svg:width="6.9236in" svg:height="4.615733in" draw:z-index="0">
<draw:image xlink:href="../Images/AРМІЯINFORM/2023-05-13T47-00-00-04-00/bo1a9746-scaled.jpg" xlink:type="simple" xlink:show="embed" xlink:actuate="onLoad" draw:mime-type="image/jpeg"/>
</draw:frame>
Near the Church of St. Nicholas, which on the Askold Tomb in Kiev, a memorial plaque of Denis Antipov-a Ukrainian defender, lieutenant of the 95 brigade, teacher of KNU, expert of the Korean language, active participant in the Revolution of Dignity, Veterans and Volunteer Russian-Ukrainian. He died last year near the village of Dovgenke, Izyum district Kharkiv region, liberating his native country from the invaders.</text:p>
      <text:p text:style-name="P4">
This is stated in <text:a xlink:type="simple" xlink:href="https://mva.gov.ua/ua/news/pershij-zastupnik-ministra-oleksandr-porhun-vzyav-uchast-u-vidkritti-memorialnoyi-doshki-ukrayinskomu-zahisniku-denisu-antipovu" text:style-name="Internet_20_link" text:visited-style-name="Visited_20_Internet_20_Link">
message</text:a>
Ministry of Veterans of Ukraine.</text:p>
      <text:p text:style-name="P4">
The event was attended by the First Deputy Minister of Ukraine Oleksandrpoun, Deputy Minister of Defense of Ukraine Vitaliy Deynega, Extraordinary Image Ambassador of the Republic of Korea in Ukraine Kim Hung, representatives of the Office President of Ukraine and Parliament, Veteransky Community, Teachers.</text:p>
      <text:p text:style-name="P4">
<draw:frame draw:style-name="fr1" draw:name="Image218" text:anchor-type="as-char" svg:width="6.9236in" svg:height="4.615733in" draw:z-index="0">
<draw:image xlink:href="../Images/AРМІЯINFORM/2023-05-13T47-00-00-04-00/bo1a9735-scaled.jpg" xlink:type="simple" xlink:show="embed" xlink:actuate="onLoad" draw:mime-type="image/jpeg"/>
</draw:frame>
“Ukrainian volunteers are a true model of patriotism and love for native land. In 2014, hundreds of thousands of men and women of peaceful professions were taken to the arms to repel the Russian aggressor. One of them was Denis Antipov - a real hero, the color of the Ukrainian nation. Thanks to such soldiers, we stood and the last days of a full -scale Russian invasion. I thank the real for power, will, dignity, faith in Ukraine and our victory, ”said in his speech the pizhun during the opening of the memorial plaque to the defender.</text:p>
      <text:p text:style-name="P4">
Denis Antipov before the war was a professional researcher and translator of Korean, worked as an assistant at the Department of Languages and Literature of the Far East of the Taul-East of the East and Scientific Institute of Philology, worked as an supra.</text:p>
      <text:p text:style-name="P4">
<draw:frame draw:style-name="fr1" draw:name="Image219" text:anchor-type="as-char" svg:width="6.9236in" svg:height="4.615733in" draw:z-index="0">
<draw:image xlink:href="../Images/AРМІЯINFORM/2023-05-13T47-00-00-04-00/bo1a9729-scaled.jpg" xlink:type="simple" xlink:show="embed" xlink:actuate="onLoad" draw:mime-type="image/jpeg"/>
</draw:frame>
With the beginning of the Russo-Ukrainian War in 2014, he went to the military unit. He carried out air intelligence near the Donetsk airport, the Navitlodar Arc, near Popasna, in the Avdiivsky industrial zone and other places. In 2016, he returned from the war commander of a platoon of the battalion.After the large-scale aggression of Russia, Denis Antipov returned to the ranks of the 95th Correct Airborne Assault Brigade. He was repeatedly wounded, during the treatment in the hospital gave an interview to foreign TV channels, telling what is happening in Ukraine.</text:p>
      <text:p text:style-name="P4">
They said goodbye to Denis Antipov in Kyiv on May 18, 2022 at the Church of St. Nicholas the Wonderworker on Askold's Tomb. He was buried in the family village of Kotimirivano-Frankivsk region.</text:p>
      <text:p text:style-name="P4">
News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NEWS-->
      <text:h text:style-name="P10" text:outline-level="1">
<text:span text:style-name="T4">
The next collaborators who served the invaders - DBR were exposed</text:span>
</text:h>
      <text:p text:style-name="P4">
Author: ['АРМІЯINFORM']</text:p>
      <text:p text:style-name="P4">
Time: 2023-05-13T48:00:00-04:00</text:p>
      <text:p text:style-name="P4">
Description: DBR Vikrivati that is attracted to Viddovydalnostiradnikiv that Kolaborandiv, yaki ... War with Ukraine 2022, War with Ukraine Latest news today, News War with Ukraine 2022 Last for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dbr-ilyustratyvne-foto.jpg" text:style-name="Internet_20_link" text:visited-style-name="Visited_20_Internet_20_Link">
dbr-ilyustratyvne-foto.jpg</text:a>
', '<text:a xlink:type="simple" xlink:href="https://armyinform.com.ua/wp-content/uploads/2023/05/dbr-povidomilo-pro-pidozru-dezertiru.jpeg" text:style-name="Internet_20_link" text:visited-style-name="Visited_20_Internet_20_Link">
dbr-povidomilo-pro-pidozru-dezertiru.jpeg</text:a>
', '<text:a xlink:type="simple" xlink:href="https://armyinform.com.ua/wp-content/uploads/2023/05/pered-sudom-postane-majster-lisu-yakij-pracyuvav-na-voroga-pid-chas-okupacii1.jpeg" text:style-name="Internet_20_link" text:visited-style-name="Visited_20_Internet_20_Link">
pered-sudom-postane-majster-lisu-yakij-pracyuvav-na-voroga-pid-chas-okupacii1.jpeg</text:a>
']</text:p>
      <text:p text:style-name="P4">
Tags: ['ДЕРЖАВНЕ БЮРО РОЗСЛІДУВАНЬ', 'КОЛАБОРАНТИ']</text:p>
      <text:p text:style-name="P4">
Category: News</text:p>
      <!--METADATA-->
      <text:p text:style-name="P4">
<draw:frame draw:style-name="fr1" draw:name="Image220" text:anchor-type="as-char" svg:width="6.9236in" svg:height="4.613378in" draw:z-index="0">
<draw:image xlink:href="../Images/AРМІЯINFORM/2023-05-13T48-00-00-04-00/dbr-ilyustratyvne-foto.jpg" xlink:type="simple" xlink:show="embed" xlink:actuate="onLoad" draw:mime-type="image/jpeg"/>
</draw:frame>
State Bureau of Investigation. Illustrative photo</text:p>
      <text:p text:style-name="P4">
** DBR continues to expose and hold the habitants who during the large -scale aggression of the Russian Federation with a pedestr</text:p>
      <text:p text:style-name="P4">
DBR employees completed a pre -trial investigation into a forestry worker who provided the occupiers with wood. The indictment is directed by pre -trial, <text:a xlink:type="simple" xlink:href="https://dbr.gov.ua/news/dbr-vikrilo-chergovih-kolaborantiv-yaki-prisluzhuvali-zagarbnikam-pid-chas-timchasovoi-okupacii-harkivshhini-ta-luganshhini.-odin-z-nih-postane-pered-sudom" text:style-name="Internet_20_link" text:visited-style-name="Visited_20_Internet_20_Link">
reports</text:a>
State Bureau of Investigation.</text:p>
      <text:p text:style-name="P4">
After the occupants of the village of Borova, the Senior Workshop of the Boriv forestry voluntarily went to cooperate with the enemy. He bonded his position in the herself created by the invaders of the Borovsky Forestry.</text:p>
      <text:p text:style-name="P4">
At the new "position" the person involved performed organizational and administrative functions, provided the occupiers with the material and technical base, monitored fire safety. After the release of the village, the collaborator was detained.</text:p>
      <text:p text:style-name="P4">
<draw:frame draw:style-name="fr1" draw:name="Image221" text:anchor-type="as-char" svg:width="6.9236in" svg:height="4.32725in" draw:z-index="0">
<draw:image xlink:href="../Images/AРМІЯINFORM/2023-05-13T48-00-00-04-00/dbr-povidomilo-pro-pidozru-dezertiru.jpeg" xlink:type="simple" xlink:show="embed" xlink:actuate="onLoad" draw:mime-type="image/jpeg"/>
</draw:frame>
Senior Forest Master is charged with voluntary employment of the posts of self -contained authorities in temporarily occupied territories(Part 5 of Art. 111-1 of the Criminal Code of Ukraine). Санкція статті передбачає покарання у вигляді позбавлення волі настрок до 10 років.</text:p>
      <text:p text:style-name="P4">
Також працівники ДБР заочно повідомили про підозру зраднику, який пішовпрацювати у створену окупантами в’язницю. Одразу після початку російськогоповномасштабного вторгнення він не з’явився на місце служби у ВовчанськуХарківської області та залишився чекати ворога за місцем свого проживання уселищі Дворічна.</text:p>
      <text:p text:style-name="P4">
Коли у селище зайшли окупанти, зрадник добровільно пішов до них працювати таотримав посаду «виконуючого обов’язки міліціонера» в окупаційній в’язниці, якуросіяни створили у Дворічній. За вказівкою окупантів він приймав та охоронявзатриманих громадян, забезпечував їх конвоювання.</text:p>
      <text:p text:style-name="P4">
<draw:frame draw:style-name="fr1" draw:name="Image222" text:anchor-type="as-char" svg:width="6.9236in" svg:height="4.32725in" draw:z-index="0">
<draw:image xlink:href="../Images/AРМІЯINFORM/2023-05-13T48-00-00-04-00/pered-sudom-postane-majster-lisu-yakij-pracyuvav-na-voroga-pid-chas-okupacii1.jpeg" xlink:type="simple" xlink:show="embed" xlink:actuate="onLoad" draw:mime-type="image/jpeg"/>
</draw:frame>
</text:p>
      <text:p text:style-name="P4">
It was established that in the summer of 2022, traitors after the capture of the town immediately rested the proposal to hold positions in the Belokurakinsk local police. In addition to the Functions on Order Protection, collaborators participated in pro -Russian propaganda. They periodically appeared in information videos on the site called "Ministry of Internal Affairs" of Lugansk terrorists with propaganda slogans with a tassung information about the Armed Forces of Ukraine.</text:p>
      <text:p text:style-name="P4">
The attackers are suspected of collaboration - voluntary employment of posts of law enforcement agencies created in the temporarily occupied territory - Part 7 of Art. 111-1 of the Criminal Code of Ukraine. The sanction of the article provides for the deprivation of a volistrock up to 15 years with confiscation of property.</text:p>
      <text:p text:style-name="P4">
News Source: <text:a xlink:type="simple" xlink:href="https://armyinform.com.ua/2023/05/13/vykryto-chergovyh-kolaborantiv-yaki-prysluzhuvaly-zagarbnykam-dbr/" text:style-name="Internet_20_link" text:visited-style-name="Visited_20_Internet_20_Link">
https://armyinform.com.ua/2023/05/13/vykryto-chergovyh-kolaborantiv-yaki-prysluzhuvaly-zagarbnykam-dbr/</text:a>
</text:p>
      <!--NEWS-->
      <text:h text:style-name="P10" text:outline-level="1">
<text:span text:style-name="T4">
The Government supported the ruling on priority steps after the de -occupation of Donetsk and Luhansk region</text:span>
</text:h>
      <text:p text:style-name="P4">
Author: ['АРМІЯINFORM']</text:p>
      <text:p text:style-name="P4">
Time: 2023-05-13T49:00:00-04:00</text:p>
      <text:p text:style-name="P4">
Description: Kabіnet Minstryv Ukrainian Slotov “about Pidgotovka to the diy iz Stabilizat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uryad-ukrayiny.jpg" text:style-name="Internet_20_link" text:visited-style-name="Visited_20_Internet_20_Link">
uryad-ukrayiny.jpg</text:a>
']</text:p>
      <text:p text:style-name="P4">
Tags: ['КАБІНЕТ МІНІСТРІВ УКРАЇНИ', 'МІНРЕІНТЕГРАЦІЇ']</text:p>
      <text:p text:style-name="P4">
Category: News</text:p>
      <!--METADATA-->
      <text:p text:style-name="P4">
<draw:frame draw:style-name="fr1" draw:name="Image223" text:anchor-type="as-char" svg:width="6.9236in" svg:height="4.570658in" draw:z-index="0">
<draw:image xlink:href="../Images/AРМІЯINFORM/2023-05-13T49-00-00-04-00/uryad-ukrayiny.jpg" xlink:type="simple" xlink:show="embed" xlink:actuate="onLoad" draw:mime-type="image/jpeg"/>
</draw:frame>
Cabinet of Ministers building. Photo: Daniel Haußmann / Wikipedia</text:p>
      <text:p text:style-name="P4">
The Cabinet of Ministers of Ukraine approved the resolution "On preparation for actions for the formation of the situation in the de -mentioned territories of Donetsk and Lugansk region and their reintegration".</text:p>
      <text:p text:style-name="P4">
About is in <text:a xlink:type="simple" xlink:href="https://www.kmu.gov.ua/news/uriad-pidtrymav-postanovu-minreintehratsii-shchodo-pershocherhovykh-krokiv-zi-stabilizatsii-ta-reintehratsii-donetskoi-ta-luhanskoi-oblastei" text:style-name="Internet_20_link" text:visited-style-name="Visited_20_Internet_20_Link">
message</text:a>
Government portal.</text:p>
      <text:p text:style-name="P4">
According to the document, the Donetsk and Luhansk ova forms coordination organs in order to prepare for actions immediately after the temporarily occupied territories. It is about developing detailed plans of action, formation of personnel reservo and logistical inventories.</text:p>
      <text:p text:style-name="P4">
The main areas of preparation are:</text:p>
      <ul>
        <li>
Safety; * Restoration of public authorities; * Humanitarian response; * Infrastructure restoration; * Medical response and psychological support; * Social Protection; * Economy; * Information policy; * Education.</li>
      </ul>
      <text:p text:style-name="P4">
The relevant plans will be approved in agreement with the coordination scale on the issues of de -mentioned territories.</text:p>
      <text:p text:style-name="P4">
News Source: <text:a xlink:type="simple" xlink:href="https://armyinform.com.ua/2023/05/13/uryad-pidtrymav-postanovu-minreintegracziyi-shhodo-pershochergovyh-krokiv-zi-stabilizacziyi-ta-reintegracziyi-doneczkoyi-ta-luganskoyi-oblastej/" text:style-name="Internet_20_link" text:visited-style-name="Visited_20_Internet_20_Link">
https://armyinform.com.ua/2023/05/13/uryad-pidtrymav-postanovu-minreintegracziyi-shhodo-pershochergovyh-krokiv-zi-stabilizacziyi-ta-reintegracziyi-doneczkoyi-ta-luganskoyi-oblastej/</text:a>
</text:p>
      <!--NEWS-->
      <text:h text:style-name="P10" text:outline-level="1">
<text:span text:style-name="T4">
SBU special forces drone "demobilized" occupiers</text:span>
</text:h>
      <text:p text:style-name="P4">
Author: ['АРМІЯINFORM']</text:p>
      <text:p text:style-name="P4">
Time: 2023-05-13T50:00:00-04:00</text:p>
      <text:p text:style-name="P4">
Description: Special sign of the SBU poured the "Heavenly Kara" to the instructors for the pre-person of the FPV-Drop. Video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STOPRUSSIA', 'АГРЕСІЯ РФ', 'ВТОРГНЕННЯ РФ', 'СБУ']</text:p>
      <text:p text:style-name="P4">
Category: News</text:p>
      <!--METADATA-->
      <text:p text:style-name="P4">
<draw:frame draw:style-name="fr1" draw:name="Image224" text:anchor-type="as-char" svg:width="6.9236in" svg:height="3.952222in" draw:z-index="0">
<draw:image xlink:href="../ConvertedIMGs/AРМІЯINFORM/2023-05-13T50-00-00-04-00/i75_articleimage_203629.png" xlink:type="simple" xlink:show="embed" xlink:actuate="onLoad" draw:mime-type="image/png"/>
</draw:frame>
Illustrative photo</text:p>
      <text:p text:style-name="P4">
The SBU special forces staged the "heavenly punishment" to the occupiers with the help of FPV-thedies.</text:p>
      <text:p text:style-name="P4">
Video <text:a xlink:type="simple" xlink:href="https://www.facebook.com/SecurSerUkraine/videos/958475935306686/" text:style-name="Internet_20_link" text:visited-style-name="Visited_20_Internet_20_Link">
made public</text:a>
On the Security Service of Ukraine on Facebook.</text:p>
      <text:p text:style-name="P4">
“Our fighters work in the hottest destinations, sending Russian enchants every day with their military equipment for Kobzon's concerts. This one was amazed: the armored car "Tiger" together with the crew, "Grad", two "KAMAZ", PTRK and the live power of the enemy, " - the message reads.</text:p>
      <text:p text:style-name="P4">
News Source: <text:a xlink:type="simple" xlink:href="https://armyinform.com.ua/2023/05/13/speczpryznachenczi-sbu-dronom-demobilizuvaly-okupantiv/" text:style-name="Internet_20_link" text:visited-style-name="Visited_20_Internet_20_Link">
https://armyinform.com.ua/2023/05/13/speczpryznachenczi-sbu-dronom-demobilizuvaly-okupantiv/</text:a>
</text:p>
      <!--NEWS-->
      <text:h text:style-name="P10" text:outline-level="1">
<text:span text:style-name="T4">
The Ministry of Social Policy has intensified the support of experts who assist the families of fallen servicemen</text:span>
</text:h>
      <text:p text:style-name="P4">
Author: ['АРМІЯINFORM']</text:p>
      <text:p text:style-name="P4">
Time: 2023-05-13T51:00:00-04:00</text:p>
      <text:p text:style-name="P4">
Description: Minіtynoye Polіkoye of the Ukrainian Partnerships with a benevolence organize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soczpidtrymka.jpg" text:style-name="Internet_20_link" text:visited-style-name="Visited_20_Internet_20_Link">
soczpidtrymka.jpg</text:a>
']</text:p>
      <text:p text:style-name="P4">
Tags: ['МІНІСТЕРСТВО СОЦІАЛЬНОЇ ПОЛІТИКИ УКРАЇНИ', 'СОЦІАЛЬНИЙ ЗАХИСТ']</text:p>
      <text:p text:style-name="P4">
Category: News</text:p>
      <!--METADATA-->
      <text:p text:style-name="P4">
<draw:frame draw:style-name="fr1" draw:name="Image225" text:anchor-type="as-char" svg:width="6.9236in" svg:height="3.894525in" draw:z-index="0">
<draw:image xlink:href="../Images/AРМІЯINFORM/2023-05-13T51-00-00-04-00/soczpidtrymka.jpg" xlink:type="simple" xlink:show="embed" xlink:actuate="onLoad" draw:mime-type="image/jpeg"/>
</draw:frame>
The Ministry of Social Policy of Ukraine in partnership with the charitable organization "Taaps" Charity Foundation "from May 1, 2023 has organized a number of educational seminars for social services providers to work with families of the family of Zaporizhia defenders and defenders of Ukraine, [reports] [reports] <text:a xlink:type="simple" xlink:href="https://www.kmu.gov.ua/news/minsotspolityky-posyliuie-pidtrymku-spetsialistiv-iaki-nadaiut-sotsialni-posluhy-simiam-zahyblykh-zakhysnykiv-i-zakhysnyts-ukrainy" text:style-name="Internet_20_link" text:visited-style-name="Visited_20_Internet_20_Link">
reports</text:a>
Government portal.</text:p>
      <text:p text:style-name="P4">
“Currently, specialized services experts have an extraordinary load of a full -scale war. Social workers who provide assistance to people also support support. We do our best to keep these specialists in the work processes, and to provide quality assistance to those who care about this, ” - said the Deputy Minister of Social Policy of Ukraine Ulyanatokareva.</text:p>
      <text:p text:style-name="P4">
Classes are aimed at psychological support for specialists who provide social services to members of families of fallen defenders and defenders of Ukraine, the development of their professional skills and skills in the field of communication, self -help of taemotation self -regulation, supports for their own experience and resources.</text:p>
      <text:p text:style-name="P4">
The participants independently process the provided methodological materials, and then take online seminars. During the classes, experts share their experiences of services to families of dead(the dead)Servicemen, working with a psychologist, practical exercises, in particular, are aimed at building quality communication, developing the skills of emotional self -regulation and maintaining physical health, the ability to gain psychological balance, etc.</text:p>
      <text:p text:style-name="P4">
During the first week, experts from Chernihiv, Chernivtsi, Mykolaiv regions joined the study. Within this initiative, it is planned to encourage more than 1,000 specialists.</text:p>
      <text:p text:style-name="P4">
For the active development of civil society, the constitutional principles of values, the state is obliged to ensure a decent system of support for social workers to provide qualified assistance to family -haired defenders and defenders of Ukraine.</text:p>
      <text:p text:style-name="P4">
News Source: <text:a xlink:type="simple" xlink:href="https://armyinform.com.ua/2023/05/13/minsoczpolityky-posylyuye-pidtrymku-speczialistiv-yaki-nadayut-soczialni-poslugy-simyam-zagyblyh-zahysnykiv-i-zahysnycz-ukrayiny/" text:style-name="Internet_20_link" text:visited-style-name="Visited_20_Internet_20_Link">
https://armyinform.com.ua/2023/05/13/minsoczpolityky-posylyuye-pidtrymku-speczialistiv-yaki-nadayut-soczialni-poslugy-simyam-zagyblyh-zahysnykiv-i-zahysnycz-ukrayiny/</text:a>
</text:p>
      <!--NEWS-->
      <text:h text:style-name="P10" text:outline-level="1">
<text:span text:style-name="T4">
The investigation into the "Deputy Prosecutor General" of the occupiers in Luhansk region is completed</text:span>
</text:h>
      <text:p text:style-name="P4">
Author: ['АРМІЯINFORM']</text:p>
      <text:p text:style-name="P4">
Time: 2023-05-13T52:00:00-04:00</text:p>
      <text:p text:style-name="P4">
Description: The DBR pratsilniki completed the ROZSLIDUANNE of Stosno Kolishnoy Law's Office of the ROSSLENSI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naruchnyk.jpg" text:style-name="Internet_20_link" text:visited-style-name="Visited_20_Internet_20_Link">
naruchnyk.jpg</text:a>
']</text:p>
      <text:p text:style-name="P4">
Tags: ['ДЕРЖАВНЕ БЮРО РОЗСЛІДУВАНЬ']</text:p>
      <text:p text:style-name="P4">
Category: News</text:p>
      <!--METADATA-->
      <text:p text:style-name="P4">
<draw:frame draw:style-name="fr1" draw:name="Image226" text:anchor-type="as-char" svg:width="6.9236in" svg:height="4.075033in" draw:z-index="0">
<draw:image xlink:href="../Images/AРМІЯINFORM/2023-05-13T52-00-00-04-00/naruchnyk.jpg" xlink:type="simple" xlink:show="embed" xlink:actuate="onLoad" draw:mime-type="image/jpeg"/>
</draw:frame>
The DBR employees have completed a pre -trial investigation into a former law enforcement officer from Lugansk, who works for the occupiers of the so -called deputy generic prosecutor. The indictment is sent to court, <text:a xlink:type="simple" xlink:href="https://dbr.gov.ua/news/dbr-zavershilo-rozsliduvannya-shhodo-tak-zvanogo-zastupnika-genprokurora-okupantiv-na-luganshhini" text:style-name="Internet_20_link" text:visited-style-name="Visited_20_Internet_20_Link">
reports</text:a>
State Bureau Investigations.</text:p>
      <text:p text:style-name="P4">
The law enforcement agencies report that in 2020 the person involved independently to work for the invaders and received a fake position in the occupying Prosecutor's Office in the temporarily occupied territories of Luhansk region.</text:p>
      <text:p text:style-name="P4">
"He executes the instructions of the invaders, participates in joint events by the representatives of the Russian Federation and a terrorist organization in the temporary -heated territories of Ukraine," the statement reads.</text:p>
      <text:p text:style-name="P4">
The former law enforcement officer is accused of actions aimed at violent power or overthrow of the constitutional order, encroachment on the territorial purpose of Ukraine(Part 1 of Art. 109, Part 2 of Art. 110 of the Criminal Code of Ukraine). Санкція статтіпередбачає покарання у вигляді позбавлення волі до 10 років з конфіскацієюмайна.</text:p>
      <text:p text:style-name="P4">
News Source: <text:a xlink:type="simple" xlink:href="https://armyinform.com.ua/2023/05/13/zaversheno-rozsliduvannya-shhodo-tak-zvanogo-zastupnyka-genprokurora-okupantiv-na-luganshhyni-dbr/" text:style-name="Internet_20_link" text:visited-style-name="Visited_20_Internet_20_Link">
https://armyinform.com.ua/2023/05/13/zaversheno-rozsliduvannya-shhodo-tak-zvanogo-zastupnyka-genprokurora-okupantiv-na-luganshhyni-dbr/</text:a>
</text:p>
      <!--NEWS-->
      <text:h text:style-name="P10" text:outline-level="1">
<text:span text:style-name="T4">
Our defenders have knocked down 22 enemy UAVs during the day</text:span>
</text:h>
      <text:p text:style-name="P4">
Author: ['АРМІЯINFORM']</text:p>
      <text:p text:style-name="P4">
Time: 2023-05-13T53:00:00-04:00</text:p>
      <text:p text:style-name="P4">
Description: Avіaatsіya forces of defense for Past Dob took 12 strikes in the districts of Zserdzhennya ... The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bpla.png" text:style-name="Internet_20_link" text:visited-style-name="Visited_20_Internet_20_Link">
bpla.png</text:a>
']</text:p>
      <text:p text:style-name="P4">
Tags: ['STOPRUSSIA', 'АГРЕСІЯ РФ', 'ВІЙНА', 'ВТОРГНЕННЯ РФ', 'ГЕНЕРАЛЬНИЙ ШТАБ ЗС УКРАЇНИ', 'ХРОНІКА ОБОРОНИ']</text:p>
      <text:p text:style-name="P4">
Category: News</text:p>
      <!--METADATA-->
      <text:p text:style-name="P4">
<draw:frame draw:style-name="fr1" draw:name="Image227" text:anchor-type="as-char" svg:width="6.9236in" svg:height="4.587285in" draw:z-index="0">
<draw:image xlink:href="../Images/AРМІЯINFORM/2023-05-13T53-00-00-04-00/bpla.png" xlink:type="simple" xlink:show="embed" xlink:actuate="onLoad" draw:mime-type="image/png"/>
</draw:frame>
** 🔥I</text:p>
      <text:p text:style-name="P4">
The aviation of defense forces over the past day has made 12 beats in the areas of concentration of personal staff and military equipment, as well as 5 strokes on the enemy anti-aircraft missile complexes, <text:a xlink:type="simple" xlink:href="https://www.facebook.com/GeneralStaff.ua/posts/pfbid0QzACdCpAhh4tCfGvNrnQjXZ14W2N42TGLAhHwiZjSC2hwhH6idCybVpdeMFKkwuVl" text:style-name="Internet_20_link" text:visited-style-name="Visited_20_Internet_20_Link">
reports</text:a>
The General Staff of the Armed Forces of Ukraine.</text:p>
      <text:p text:style-name="P4">
The report also states that during the last day our defenders have knocked down 22 mowing UAVs of different types.</text:p>
      <text:p text:style-name="P4">
The General Staff of the Armed Forces of Ukraine states that information on the loss of the enemy is constantly consistent.</text:p>
      <text:p text:style-name="P4">
News Source: <text:a xlink:type="simple" xlink:href="https://armyinform.com.ua/2023/05/13/nasha-aviacziya-protyagom-doby-zavdala-12-udariv-po-vorogu/" text:style-name="Internet_20_link" text:visited-style-name="Visited_20_Internet_20_Link">
https://armyinform.com.ua/2023/05/13/nasha-aviacziya-protyagom-doby-zavdala-12-udariv-po-vorogu/</text:a>
</text:p>
      <!--NEWS-->
      <text:h text:style-name="P10" text:outline-level="1">
<text:span text:style-name="T4">
Divisions of missile troops and artillery struck 7 enemy artillery units</text:span>
</text:h>
      <text:p text:style-name="P4">
Author: ['АРМІЯINFORM']</text:p>
      <text:p text:style-name="P4">
Time: 2023-05-13T54:00:00-04:00</text:p>
      <text:p text:style-name="P4">
Description: PIDRODILI of the rocket launches of the defense of the defense of the Ukrainian, the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228" text:anchor-type="as-char" svg:width="6.9236in" svg:height="3.80798in" draw:z-index="0">
<draw:image xlink:href="../Images/AРМІЯINFORM/2023-05-13T54-00-00-04-00/raketni-vijska-ta-artyleriya-nazemnyh-ugrupovan-vijsk.jpg" xlink:type="simple" xlink:show="embed" xlink:actuate="onLoad" draw:mime-type="image/jpeg"/>
</draw:frame>
Illustrative Photo <text:span text:style-name="T4">
 🔥 The situation of the Russian invasion </text:span>
</text:p>
      <text:p text:style-name="P4">
Units of missile troops and artillery of the Defense Forces of Ukraine have struck 2 points of management, 3 areas of concentration of live force, 7 artillery units of the enemy in fire positions during the past.</text:p>
      <text:p text:style-name="P4">
About this <text:a xlink:type="simple" xlink:href="https://www.facebook.com/GeneralStaff.ua/posts/pfbid0QzACdCpAhh4tCfGvNrnQjXZ14W2N42TGLAhHwiZjSC2hwhH6idCybVpdeMFKkwuVl" text:style-name="Internet_20_link" text:visited-style-name="Visited_20_Internet_20_Link">
it is referred</text:a>
In the operational information of the General Staff of the Armed Forces of Ukraine.</text:p>
      <text:p text:style-name="P4">
In addition, the General Staff add that the defenders of Ukraine have destroyed the composition of ammunition, as well as 2 stations of the enemy radio.</text:p>
      <text:p text:style-name="P4">
News Source: <text:a xlink:type="simple" xlink:href="https://armyinform.com.ua/2023/05/13/pidrozdily-raketnyh-vijsk-i-artyleriyi-urazyly-7-artylerijskyh-pidrozdiliv-voroga/" text:style-name="Internet_20_link" text:visited-style-name="Visited_20_Internet_20_Link">
https://armyinform.com.ua/2023/05/13/pidrozdily-raketnyh-vijsk-i-artyleriyi-urazyly-7-artylerijskyh-pidrozdiliv-voroga/</text:a>
</text:p>
      <!--NEWS-->
      <text:h text:style-name="P10" text:outline-level="1">
<text:span text:style-name="T4">
Over the past day, the enemy has struck 7 rocket launchers and 49 aviation blows</text:span>
</text:h>
      <text:p text:style-name="P4">
Author: ['АРМІЯINFORM']</text:p>
      <text:p text:style-name="P4">
Time: 2023-05-13T55:00:00-04:00</text:p>
      <text:p text:style-name="P4">
Description: War] Rosіyska federals do not vіd.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229" text:anchor-type="as-char" svg:width="6.9236in" svg:height="3.893007in" draw:z-index="0">
<draw:image xlink:href="../Images/AРМІЯINFORM/2023-05-13T55-00-00-04-00/2022-10-18-raketnyj-obstril-zhytomyra.jpg" xlink:type="simple" xlink:show="embed" xlink:actuate="onLoad" draw:mime-type="image/jpeg"/>
</draw:frame>
Illustrative photo</text:p>
      <text:p text:style-name="P4">
war]</text:p>
      <text:p text:style-name="P4">
The Russian Federation does not give up plans for the occupation of our territory, continues to wage the invaders. The enemy does not stop striking, not only military but also civilians.</text:p>
      <text:p text:style-name="P4">
This is stated in <text:a xlink:type="simple" xlink:href="https://www.facebook.com/GeneralStaff.ua/posts/pfbid0QzACdCpAhh4tCfGvNrnQjXZ14W2N42TGLAhHwiZjSC2hwhH6idCybVpdeMFKkwuVl" text:style-name="Internet_20_link" text:visited-style-name="Visited_20_Internet_20_Link">
message</text:a>
The General Staff of the Armed Forces of Ukraine.</text:p>
      <text:p text:style-name="P4">
“Over the past day, the enemy has caused 7 rocket launchers and 49 aviation strikes, and made 81 shelling of rocket launchers.</text:p>
      <text:p text:style-name="P4">
For the task of rocket strokes on Kramatorsk, Druzhkivka and Zaporizhzhia, the opponent used the S-300 SPRC, ”the General Staff was said.</text:p>
      <text:p text:style-name="P4">
News Source: <text:a xlink:type="simple" xlink:href="https://armyinform.com.ua/2023/05/13/protyagom-mynuloyi-doby-vorog-zavdav-7-raketnyh-ta-49-aviaczijnyh-udariv/" text:style-name="Internet_20_link" text:visited-style-name="Visited_20_Internet_20_Link">
https://armyinform.com.ua/2023/05/13/protyagom-mynuloyi-doby-vorog-zavdav-7-raketnyh-ta-49-aviaczijnyh-udariv/</text:a>
</text:p>
      <!--NEWS-->
      <text:h text:style-name="P10" text:outline-level="1">
<text:span text:style-name="T4">
“They either negotiate or, indeed, nuclear weapons” - GUR CLOS</text:span>
</text:h>
      <text:p text:style-name="P4">
Author: ['АРМІЯINFORM']</text:p>
      <text:p text:style-name="P4">
Time: 2023-05-13T56:00:00-04:00</text:p>
      <text:p text:style-name="P4">
Description: About the dali at the cross -country control of the rose -free MOU. VIISOVOVOVOVEVEV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230" text:anchor-type="as-char" svg:width="6.9236in" svg:height="3.894525in" draw:z-index="0">
<draw:image xlink:href="../Images/AРМІЯINFORM/2023-05-13T56-00-00-04-00/gurperehoplennya.jpg" xlink:type="simple" xlink:show="embed" xlink:actuate="onLoad" draw:mime-type="image/jpeg"/>
</draw:frame>
About this further in <text:a xlink:type="simple" xlink:href="https://gur.gov.ua/content/ony-lybo-perehovoramy-budut-zakanchyvat-lybo-v-nature-iadernym-oruzhyem.html" text:style-name="Internet_20_link" text:visited-style-name="Visited_20_Internet_20_Link">
intercepting</text:a>
Main IOU Intelligence Directorate.</text:p>
      <text:p text:style-name="P4">
The Russian serviceman tells his wife about vacations only for money for the money of further development of events at the front.</text:p>
      <text:p text:style-name="P4">
News Source: <text:a xlink:type="simple" xlink:href="https://armyinform.com.ua/2023/05/13/vony-abo-peregovoramy-budut-zakinchuvaty-abo-dijsno-yadernoyu-zbroyeyu-gur-perehoplennya/" text:style-name="Internet_20_link" text:visited-style-name="Visited_20_Internet_20_Link">
https://armyinform.com.ua/2023/05/13/vony-abo-peregovoramy-budut-zakinchuvaty-abo-dijsno-yadernoyu-zbroyeyu-gur-perehoplennya/</text:a>
</text:p>
      <!--NEWS-->
      <text:h text:style-name="P10" text:outline-level="1">
<text:span text:style-name="T4">
Enemy loss per day: Almost 600 invaders were eliminated, 27 artisystems and 29 UAVs were destroyed</text:span>
</text:h>
      <text:p text:style-name="P4">
Author: ['АРМІЯINFORM']</text:p>
      <text:p text:style-name="P4">
Time: 2023-05-13T57:00:00-04:00</text:p>
      <text:p text:style-name="P4">
Description: Zagalni Boyov, Find the enemy on 02/24/22 to 05/1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02282179729410547_w-scaled.jpg" text:style-name="Internet_20_link" text:visited-style-name="Visited_20_Internet_20_Link">
photo_5402282179729410547_w-scaled.jpg</text:a>
']</text:p>
      <text:p text:style-name="P4">
Tags: ['STOPRUSSIA', 'АГРЕСІЯ РФ', 'ВТОРГНЕННЯ РФ', 'ВТРАТИ ВОРОГА', 'ГШ ЗСУ']</text:p>
      <text:p text:style-name="P4">
Category: News</text:p>
      <!--METADATA-->
      <text:p text:style-name="P4">
<draw:frame draw:style-name="fr1" draw:name="Image231" text:anchor-type="as-char" svg:width="6.9236in" svg:height="6.987066in" draw:z-index="0">
<draw:image xlink:href="../Images/AРМІЯINFORM/2023-05-13T57-00-00-04-00/photo_5402282179729410547_w-scaled.jpg" xlink:type="simple" xlink:show="embed" xlink:actuate="onLoad" draw:mime-type="image/jpeg"/>
</draw:frame>
The total combat loss of the enemy from 24.02.22 to 13.05.23 will be orientated:</text:p>
      <text:p text:style-name="P4">
<text:span text:style-name="T4">
<text:span text:style-name="T5">
 Personnel - </text:span>
* 198260(+590)persons eliminated</text:span>
<text:span text:style-name="T5">
 tanks - </text:span>
<text:span text:style-name="T5">
 3751(+6)</text:span>
<text:span text:style-name="T4">
 combat armored vehicles - </text:span>
 7307(+12)<text:span text:style-name="T4">
<text:span text:style-name="T5">
 Artillery Systems - </text:span>
<text:span text:style-name="T5">
 3095(+27)</text:span>
 </text:span>
 RSZV - <text:span text:style-name="T4">
 561(+2)</text:span>
<text:span text:style-name="T5">
 air defense - </text:span>
<text:span text:style-name="T5">
 314(+2)</text:span>
<text:span text:style-name="T4">
 aircraft - </text:span>
 308(0)<text:span text:style-name="T4">
<text:span text:style-name="T5">
 helicopters - </text:span>
* 294(0)</text:span>
<text:span text:style-name="T5">
 UAV Operative Tactical Level-</text:span>
<text:span text:style-name="T5">
 2665(+29)</text:span>
<text:span text:style-name="T4">
 Winged missiles - </text:span>
 970(0)<text:span text:style-name="T4">
<text:span text:style-name="T5">
 ships / boats - </text:span>
* 18(0)</text:span>
<text:span text:style-name="T5">
 Automobile equipment and tanks - </text:span>
<text:span text:style-name="T5">
 6011(+15)</text:span>
<text:span text:style-name="T4">
 Special Technique - </text:span>
 402(+9)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3.05.23.</text:p>
      <text:p text:style-name="P4">
News Source: <text:a xlink:type="simple" xlink:href="https://armyinform.com.ua/2023/05/13/vtraty-voroga-za-dobu-likvidovano-majzhe-600-okupantiv-znyshheno-27-artsystem-i-29-bpla/" text:style-name="Internet_20_link" text:visited-style-name="Visited_20_Internet_20_Link">
https://armyinform.com.ua/2023/05/13/vtraty-voroga-za-dobu-likvidovano-majzhe-600-okupantiv-znyshheno-27-artsystem-i-29-bpla/</text:a>
</text:p>
      <!--NEWS-->
      <text:h text:style-name="P10" text:outline-level="1">
<text:span text:style-name="T4">
NATO Dacian Spring 2023 has been completed in Romania</text:span>
</text:h>
      <text:p text:style-name="P4">
Author: ['АРМІЯINFORM']</text:p>
      <text:p text:style-name="P4">
Time: 2023-05-13T58:00:00-04:00</text:p>
      <text:p text:style-name="P4">
Description: At the Rumuni, the Krainty Pivnitsa -Atlant alliance Dacian Spring 2023 ended in the Minor,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nato_viyskovi_gettyimages_1238943704_1_650x410.jpg" text:style-name="Internet_20_link" text:visited-style-name="Visited_20_Internet_20_Link">
nato_viyskovi_gettyimages_1238943704_1_650x410.jpg</text:a>
']</text:p>
      <text:p text:style-name="P4">
Tags: ['ВІЙСЬКОВІ НАВЧАННЯ', 'НАТО', 'РУМУНІЯ']</text:p>
      <text:p text:style-name="P4">
Category: News</text:p>
      <!--METADATA-->
      <text:p text:style-name="P4">
<draw:frame draw:style-name="fr1" draw:name="Image232" text:anchor-type="as-char" svg:width="6.9236in" svg:height="4.367194in" draw:z-index="0">
<draw:image xlink:href="../Images/AРМІЯINFORM/2023-05-13T58-00-00-04-00/nato_viyskovi_gettyimages_1238943704_1_650x410.jpg" xlink:type="simple" xlink:show="embed" xlink:actuate="onLoad" draw:mime-type="image/jpeg"/>
</draw:frame>
Romania has completed the training of the North Atlantic Alliance Dacianspring 2023, which was attended by more than 500 soldiers.</text:p>
      <text:p text:style-name="P4">
About it <text:a xlink:type="simple" xlink:href="https://english.mapn.ro/cpresa/5969_chief-of-defence-staff-at-dacian-spring-2023-exercise" text:style-name="Internet_20_link" text:visited-style-name="Visited_20_Internet_20_Link">
reports</text:a>
Romania's Ministry of Defense.</text:p>
      <text:p text:style-name="P4">
The purpose of the exercises was to check the rapid deployment of NATO combat groups, which were located in Romania and Bulgaria, and their integration of multinational divisions for a defense operation.</text:p>
      <text:p text:style-name="P4">
The training was held from May 8 to May 12 at Medidia. They were attended by over 500 Romanian, American, French and Italian military.</text:p>
      <text:p text:style-name="P4">
The Romanian Defense Defense noted that the results of the exercises confirmed the increased response of all structures-participants, as well as the capacity of the staff of the Multinational Division "Southeast" to define in the area of fighting.</text:p>
      <text:p text:style-name="P4">
News Source: <text:a xlink:type="simple" xlink:href="https://armyinform.com.ua/2023/05/13/u-rumuniyi-zavershylys-navchannya-nato-dacian-spring-2023/" text:style-name="Internet_20_link" text:visited-style-name="Visited_20_Internet_20_Link">
https://armyinform.com.ua/2023/05/13/u-rumuniyi-zavershylys-navchannya-nato-dacian-spring-2023/</text:a>
</text:p>
      <!--NEWS-->
      <text:h text:style-name="P10" text:outline-level="1">
<text:span text:style-name="T4">
In Ukraine a moment of silence</text:span>
</text:h>
      <text:p text:style-name="P4">
Author: ['АРМІЯINFORM']</text:p>
      <text:p text:style-name="P4">
Time: 2023-05-13T5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33" text:anchor-type="as-char" svg:width="6.9236in" svg:height="3.895992in" draw:z-index="0">
<draw:image xlink:href="../Images/AРМІЯINFORM/2023-05-13T5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3/v-ukrayini-hvylyna-movchannya-2/" text:style-name="Internet_20_link" text:visited-style-name="Visited_20_Internet_20_Link">
https://armyinform.com.ua/2023/05/13/v-ukrayini-hvylyna-movchannya-2/</text:a>
</text:p>
      <!--NEWS-->
      <text:h text:style-name="P10" text:outline-level="1">
<text:span text:style-name="T4">
In the air force told how many "shahas" destroyed this night</text:span>
</text:h>
      <text:p text:style-name="P4">
Author: ['АРМІЯINFORM']</text:p>
      <text:p text:style-name="P4">
Time: 2023-05-13T60:00:00-04:00</text:p>
      <text:p text:style-name="P4">
Description: OPINOCHI 13 Herbalop 2023 Rock Vorog attacking the Ukrainian one of the PIVNIKA TO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067636_558651099512472_6481606057966923198_n.jpg" text:style-name="Internet_20_link" text:visited-style-name="Visited_20_Internet_20_Link">
346067636_558651099512472_6481606057966923198_n.jpg</text:a>
']</text:p>
      <text:p text:style-name="P4">
Tags: ['SHAHED', 'STOPRUSSIA', 'АГРЕСІЯ РФ', 'ЗНИЩЕННЯ РОСІЙСЬКОЇ ВІЙСЬКОВОЇ ТЕХНІКИ', 'ПС ЗСУ']</text:p>
      <text:p text:style-name="P4">
Category: News</text:p>
      <!--METADATA-->
      <text:p text:style-name="P4">
<draw:frame draw:style-name="fr1" draw:name="Image234" text:anchor-type="as-char" svg:width="6.9236in" svg:height="6.9236in" draw:z-index="0">
<draw:image xlink:href="../Images/AРМІЯINFORM/2023-05-13T60-00-00-04-00/346067636_558651099512472_6481606057966923198_n.jpg" xlink:type="simple" xlink:show="embed" xlink:actuate="onLoad" draw:mime-type="image/jpeg"/>
</draw:frame>
At midnight, on May 13, 2023, the enemy attacked Ukraine from the North and South Napryamka Iranian UAVs of the Iranian production Shahd-136/131. About it <text:a xlink:type="simple" xlink:href="https://www.facebook.com/kpszsu/posts/pfbid0EUf7C7dyUGpd13K98kXNkh5Y4gg74CZTpwT8JfiPL7JkYB2SJw88BGestv9cUSrxl" text:style-name="Internet_20_link" text:visited-style-name="Visited_20_Internet_20_Link">
reports</text:a>
Armed Forces Command.</text:p>
      <text:p text:style-name="P4">
A total of 21 starts were recorded. In different directions, 17 bursing boobs were destroyed with the use of anti -aircraft missile weapons, fighter jets, mobile firing groups.</text:p>
      <text:p text:style-name="P4">
Unfortunately, there is an entry of enemy drones on the objects of Nakhmelnytskyi infrastructure. Local authorities and services are working to eliminate the consequences.</text:p>
      <text:p text:style-name="P4">
In addition, UAVs of the operative-tactical level "Orlan-10" were destroyed at night.</text:p>
      <text:p text:style-name="P4">
During the last day, May 12, the air defense units destroyed the Lancet UAVs. Tactical Aviation of the Air Force performed aircraft for fire and fighter aircraft aircraft.</text:p>
      <text:p text:style-name="P4">
News Source: <text:a xlink:type="simple" xlink:href="https://armyinform.com.ua/2023/05/13/u-povitryanyh-sylah-rozpovily-skilky-shahediv-znyshhyly-cziyeyi-nochi/" text:style-name="Internet_20_link" text:visited-style-name="Visited_20_Internet_20_Link">
https://armyinform.com.ua/2023/05/13/u-povitryanyh-sylah-rozpovily-skilky-shahediv-znyshhyly-cziyeyi-nochi/</text:a>
</text:p>
      <!--NEWS-->
      <text:h text:style-name="P10" text:outline-level="1">
<text:span text:style-name="T4">
We have fought for eight years and were morally ready to kill the enemy, not wait for him to calm down - Valery Zaluzhny</text:span>
</text:h>
      <text:p text:style-name="P4">
Author: ['АРМІЯINFORM']</text:p>
      <text:p text:style-name="P4">
Time: 2023-05-13T61:00:00-04:00</text:p>
      <text:p text:style-name="P4">
Description: ZSU General Valeriy Zaluzhnyi PID Hour INTERVA'yu at the Special Democents Dmitr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2a56c0-e1679815644518.png" text:style-name="Internet_20_link" text:visited-style-name="Visited_20_Internet_20_Link">
2a56c0-e1679815644518.png</text:a>
']</text:p>
      <text:p text:style-name="P4">
Tags: ['STOPRUSSIA', 'АГРЕСІЯ РФ', 'ВАЛЕРІЙ ЗАЛУЖНИЙ', 'ВТОРГНЕННЯ РФ']</text:p>
      <text:p text:style-name="P4">
Category: News</text:p>
      <!--METADATA-->
      <text:p text:style-name="P4">
<draw:frame draw:style-name="fr1" draw:name="Image235" text:anchor-type="as-char" svg:width="6.9236in" svg:height="3.941904in" draw:z-index="0">
<draw:image xlink:href="../Images/AРМІЯINFORM/2023-05-13T61-00-00-04-00/2a56c0-e1679815644518.png" xlink:type="simple" xlink:show="embed" xlink:actuate="onLoad" draw:mime-type="image/png"/>
</draw:frame>
The Commander -in -Chief of the Armed Forces General Valery Zaluzhny during <text:a xlink:type="simple" xlink:href="https://www.youtube.com/watch" text:style-name="Internet_20_link" text:visited-style-name="Visited_20_Internet_20_Link">
interview</text:a>
In the special projection of Dmitry Komarov "Year. Voice-over. General ”once again stressed that it began with Russia for Ukraine long before February 24, namely in 2014. Answering the question of how Ukraine managed to stand, Valery Zaluzhnuzhni said that such a question is not usual for him, because we have been giving a respective time for 9 years.</text:p>
      <ul>
        <li>
If you answer the question of how we stood… It is a little unusual for me as a military. Apparently, even a little unpleasant. Why? Because at least I very often said this in my few interviews. The main impressions for me were in the summer of 2014. The war began for me in person. And it was then that the war began for the Kadro military, with whom we started this large -scale war, the alnivon lasted for us exactly 8 years until February 24, when its scale changed, - said the Commander -in -Chief of the Armed Forces.</li>
      </ul>
      <text:p text:style-name="P4">
He also repeatedly emphasized that Ukraine was ready for a duty scenario, because for 8 years before the start of a large -scale interruption on the front, people were killed, as well as injured, Taxama lasted fighting.</text:p>
      <ul>
        <li>
To say that there was something unusual, and something was remembered that it was in the heart, apparently not. With the onset of a large -scale war, the number of work has increased, responsibility has increased, tensions have increased, but for 8 years we have done it, for 8 years we have fought, and for 8 years we have been morally ready to kill the enemy, and not wait for it to calm down. It was these 8 years that quenched us and taught to fight, which respectively the Russians were unexpected from us. But it was a school for us. In fact, we have been preparing and morally, all 8 years, how this war was called anti -terrorist operation, then the operation of the United Forces, but it was a war. People were killed there, a lot of people were killed there, people were crippled there, people received a mansion, there Ukraine lost their territories there, - stated Valerisalzhuzhny.</li>
      </ul>
      <text:p text:style-name="P4">
News Source: <text:a xlink:type="simple" xlink:href="https://armyinform.com.ua/2023/05/13/visim-rokiv-my-voyuvaly-ta-buly-moralno-gotovi-do-togo-shhoby-vbyvaty-voroga-a-ne-chekaty-shho-vin-zaspokoyitsya-valerij-zaluzhnyj/" text:style-name="Internet_20_link" text:visited-style-name="Visited_20_Internet_20_Link">
https://armyinform.com.ua/2023/05/13/visim-rokiv-my-voyuvaly-ta-buly-moralno-gotovi-do-togo-shhoby-vbyvaty-voroga-a-ne-chekaty-shho-vin-zaspokoyitsya-valerij-zaluzhnyj/</text:a>
</text:p>
      <!--NEWS-->
      <text:h text:style-name="P10" text:outline-level="1">
<text:span text:style-name="T4">
We have fought for eight years and were morally ready to kill the enemy, not wait for him to calm down - Valery Zaluzhny</text:span>
</text:h>
      <text:p text:style-name="P4">
Author: ['АРМІЯINFORM']</text:p>
      <text:p text:style-name="P4">
Time: 2023-05-13T61:00:00-04:00</text:p>
      <text:p text:style-name="P4">
Description: ZSU General Valeriy Zaluzhnyi PID Hour INTERVA'yu at the Special Democents Dmitr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2a56c0-e1679815644518.png" text:style-name="Internet_20_link" text:visited-style-name="Visited_20_Internet_20_Link">
2a56c0-e1679815644518.png</text:a>
']</text:p>
      <text:p text:style-name="P4">
Tags: ['STOPRUSSIA', 'АГРЕСІЯ РФ', 'ВАЛЕРІЙ ЗАЛУЖНИЙ', 'ВТОРГНЕННЯ РФ']</text:p>
      <text:p text:style-name="P4">
Category: News</text:p>
      <!--METADATA-->
      <text:p text:style-name="P4">
<draw:frame draw:style-name="fr1" draw:name="Image236" text:anchor-type="as-char" svg:width="6.9236in" svg:height="3.941904in" draw:z-index="0">
<draw:image xlink:href="../Images/AРМІЯINFORM/2023-05-13T61-00-00-04-00/2a56c0-e1679815644518.png" xlink:type="simple" xlink:show="embed" xlink:actuate="onLoad" draw:mime-type="image/png"/>
</draw:frame>
The Commander -in -Chief of the Armed Forces General Valery Zaluzhny during <text:a xlink:type="simple" xlink:href="https://www.youtube.com/watch" text:style-name="Internet_20_link" text:visited-style-name="Visited_20_Internet_20_Link">
interview</text:a>
In the special projection of Dmitry Komarov "Year. Voice-over. General ”once again stressed that it began with Russia for Ukraine long before February 24, namely in 2014. Answering the question of how Ukraine managed to stand, Valery Zaluzhnuzhni said that such a question is not usual for him, because we have been giving a respective time for 9 years.</text:p>
      <ul>
        <li>
If you answer the question of how we stood… It is a little unusual for me as a military. Apparently, even a little unpleasant. Why? Because at least I very often said this in my few interviews. The main impressions for me were in the summer of 2014. The war began for me in person. And it was then that the war began for the Kadro military, with whom we started this large -scale war, the alnivon lasted for us exactly 8 years until February 24, when its scale changed, - said the Commander -in -Chief of the Armed Forces.</li>
      </ul>
      <text:p text:style-name="P4">
He also repeatedly emphasized that Ukraine was ready for a duty scenario, because for 8 years before the start of a large -scale interruption on the front, people were killed, as well as injured, Taxama lasted fighting.</text:p>
      <ul>
        <li>
To say that there was something unusual, and something was remembered that it was in the heart, apparently not. With the onset of a large -scale war, the number of work has increased, responsibility has increased, tensions have increased, but for 8 years we have done it, for 8 years we have fought, and for 8 years we have been morally ready to kill the enemy, and not wait for it to calm down. It was these 8 years that quenched us and taught to fight, which respectively the Russians were unexpected from us. But it was a school for us. In fact, we have been preparing and morally, all 8 years, how this war was called anti -terrorist operation, then the operation of the United Forces, but it was a war. People were killed there, a lot of people were killed there, people were crippled there, people received a mansion, there Ukraine lost their territories there, - stated Valerisalzhuzhny.</li>
      </ul>
      <text:p text:style-name="P4">
News Source: <text:a xlink:type="simple" xlink:href="https://armyinform.com.ua/2023/05/13/visim-rokiv-my-voyuvaly-ta-buly-moralno-gotovi-do-togo-shhoby-vbyvaty-voroga-a-ne-chekaty-shho-vin-zaspokoyitsya-valerij-zaluzhnyj/" text:style-name="Internet_20_link" text:visited-style-name="Visited_20_Internet_20_Link">
https://armyinform.com.ua/2023/05/13/visim-rokiv-my-voyuvaly-ta-buly-moralno-gotovi-do-togo-shhoby-vbyvaty-voroga-a-ne-chekaty-shho-vin-zaspokoyitsya-valerij-zaluzhnyj/</text:a>
</text:p>
      <!--NEWS-->
      <text:h text:style-name="P10" text:outline-level="1">
<text:span text:style-name="T4">
Honored Academic Song and Dance Ensemble of the Armed Forces, together with Sky, will give a concert in support of Ukraine's defenders</text:span>
</text:h>
      <text:p text:style-name="P4">
Author: ['Володимир Поліщук']</text:p>
      <text:p text:style-name="P4">
Time: 2023-05-13T62:00:00-04:00</text:p>
      <text:p text:style-name="P4">
Description: Chimalo Vidomikh Svitovikh I Vitchizniyan, Mali Mali for the honor of Vistyupati on one scene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399822902930557417_y.jpg" text:style-name="Internet_20_link" text:visited-style-name="Visited_20_Internet_20_Link">
photo_5399822902930557417_y.jpg</text:a>
', '<text:a xlink:type="simple" xlink:href="https://armyinform.com.ua/wp-content/uploads/2023/05/photo_5399822902930557415_y.jpg" text:style-name="Internet_20_link" text:visited-style-name="Visited_20_Internet_20_Link">
photo_5399822902930557415_y.jpg</text:a>
', '<text:a xlink:type="simple" xlink:href="https://armyinform.com.ua/wp-content/uploads/2023/05/photo_5399822902930557418_y.jpg" text:style-name="Internet_20_link" text:visited-style-name="Visited_20_Internet_20_Link">
photo_5399822902930557418_y.jpg</text:a>
']</text:p>
      <text:p text:style-name="P4">
Tags: ['АНСАМБЛЬ ПІСНІ І ТАНЦЮ', 'КОНЦЕРТ', 'ПІДТРИМКА ЗСУ', 'СКАЙ']</text:p>
      <text:p text:style-name="P4">
Category: News</text:p>
      <!--METADATA-->
      <text:p text:style-name="P4">
<draw:frame draw:style-name="fr1" draw:name="Image237" text:anchor-type="as-char" svg:width="6.9236in" svg:height="4.611226in" draw:z-index="0">
<draw:image xlink:href="../Images/AРМІЯINFORM/2023-05-13T62-00-00-04-00/photo_5399822902930557417_y.jpg" xlink:type="simple" xlink:show="embed" xlink:actuate="onLoad" draw:mime-type="image/jpeg"/>
</draw:frame>
The band leader Sky Olegoschuk and artistic director of Honored Academic Song and Dance Forces of Ukraine Dmitry Antonyuk</text:p>
      <text:p text:style-name="P4">
Many famous world and domestic artists were honored to perform on the stage, perform their works, sing under the accompaniment or in the accompanying academic ensemble of the song and dance of the Armed Forces of Ukraine.</text:p>
      <text:p text:style-name="P4">
Among them: the stars of the Milan Opera House of La Ssala and Roman amphitheatrana di verona, "Ukrainian Paganini" Vasyl Popadiuk, People's Artistmold Konstantin Moscow, Czech composer and clarnetist Felix Slovlik, folk artists of Ukraine, Olga Olga. Aryov, Oleg Skrypka, Viktor Bronyuk with his band Tik, composer, virtuoso pianist, Andrey Kuzmenko and the Skryabin band, as well as his current frontman Yurkurchenko, Viktor Bronyuk.</text:p>
      <text:p text:style-name="P4">
At one time they served in the Armed Forces ensemble and now they actively cooperate with it by folk artists Vladimir Grishko, Taras Petrinenko, Pavel Zibrov, Tina Karol, Honored Artist of the Autonomous Republic of Crimea Zlata Ognevich ...</text:p>
      <text:p text:style-name="P4">
The most famous composer of modernity Annio Marricone invited the choir and the Orchestra of the Armed Forces ensemble, which took part in his Kiev concert "Music from films".</text:p>
      <text:p text:style-name="P4">
<draw:frame draw:style-name="fr1" draw:name="Image238" text:anchor-type="as-char" svg:width="6.9236in" svg:height="4.615733in" draw:z-index="0">
<draw:image xlink:href="../Images/AРМІЯINFORM/2023-05-13T62-00-00-04-00/photo_5399822902930557415_y.jpg" xlink:type="simple" xlink:show="embed" xlink:actuate="onLoad" draw:mime-type="image/jpeg"/>
</draw:frame>
Rock band Sky</text:p>
      <text:p text:style-name="P4">
On May 26 this year, the Honored Academic Song and Dance Ensemble of Armed Forces of Ukraine will accompany the cult Ukrainian rock band Sky, which has prepared a large program called "Give Light".</text:p>
      <text:p text:style-name="P4">
The head of Batteries Roman Medinsky told correspondentatuarmiainform that the concert will also be sung by Piccardian Tertiary, Zlataognevich, Arsen Mirzoyan, Sanna singer, and meetings from him will go to the project "return" and in the framework of the program.</text:p>
      <ul>
        <li>
The program was no accident called "Give Light". Since the coming -molded war, Sky "gives light", actively helping Ukrainian. The first branch of the concert will play together with the ensemble of armed force. At the same time, 40 military musicians will be present on the stage. The middle of the years will also be performed by the long -term folk hits "Best Friend", "You can break it", "Gift light", "light -hearted", "string", and newer hits "Night" and "Do not retreat and do not give up", - said Roman Medinsky .- We held a big tour with the Sky team, which was accompanied by our ore crotch and choir. Five times they gave concerts in the capital, there were everywhere where they were induced: in Chernihiv, Poltava, Dnipro, Zhytomyr, Lviv, and other Ukrainian places. In Kropyvnytskyi, a concert was given when rockets flew there ... Only to Uzhakov, who was under a dense shelling, we failed to speak, the band went there first, - said Dmytroantonyuk, the Ministry of Defense Agency. - People are very fond of the creativity of these musicians, the halls are always overwhelmed. Of course, we performed in military uniform. Each time in the hallmarks who were in the hall, they thanked them for the protection of our dutykivshchyna, gave them some applause. About three million hryvnias, collected from such speeches, went to the aid of the Armed Forces of Ukraine, sold souvenir products with logo Sky - for this money bought ups, thermal imagers, machines ...</li>
      </ul>
      <text:p text:style-name="P4">
According to the artistic director of the ensemble, such concerts are convinced that Ukrainiancin is more than ever united in their belief in the armed forces, in the desire to win the accumulators.</text:p>
      <text:p text:style-name="P4">
Rock band leader Skyai Oleg Sobchuk told our information agency, appreciates and cherishes creative cooperation with the staff of the honored academic existence of the song and dance of the Armed Forces of Ukraine.</text:p>
      <ul>
        <li>
I and the whole band Sky were glad and were honored to cooperate with the real professional. I am sure that it is not last. I thank Dmitry Zhanovichy to all the musicians, including the choir for their quality work. Glory to the Armed Forces and Silaborons!</li>
      </ul>
      <text:p text:style-name="P4">
It should be noted that the Gift Light concert has a great charity. The event of the event will be presented to the cooperation of the SKAI band with the Charitable Foundation "Come Alive", as well as with the Foundation "Health of the Ukrainian People", implementing the national program "Save the limb", whose mission is to reduce disciplinaryization of Ukrainians, which is associated with injuries.</text:p>
      <text:p text:style-name="P4">
Oleg Sobchuk became the ambassador of the program "Save the limb". The funds received by the Armored Tour Non, which is currently continuing in the cities of Ukraine, will be sent to conduct operations for the wounded military.</text:p>
      <text:p text:style-name="P4">
<draw:frame draw:style-name="fr1" draw:name="Image239" text:anchor-type="as-char" svg:width="6.9236in" svg:height="4.361057in" draw:z-index="0">
<draw:image xlink:href="../Images/AРМІЯINFORM/2023-05-13T62-00-00-04-00/photo_5399822902930557418_y.jpg" xlink:type="simple" xlink:show="embed" xlink:actuate="onLoad" draw:mime-type="image/jpeg"/>
</draw:frame>
Honored Academic Song and Dance of the Armed Forces and Rock band Sky</text:p>
      <text:p text:style-name="P4">
**_Dear of the information agency thanks Oleg Sobchuk and Dmitry Antonyuk Video and photo materials</text:p>
      <text:p text:style-name="P4">
News Source: <text:a xlink:type="simple" xlink:href="https://armyinform.com.ua/2023/05/13/zasluzhenyj-akademichnyj-ansambl-pisni-i-tanczyu-zsu-razom-zi-skaj-dadut-konczert-na-pidtrymku-zahysnykiv-ukrayiny/" text:style-name="Internet_20_link" text:visited-style-name="Visited_20_Internet_20_Link">
https://armyinform.com.ua/2023/05/13/zasluzhenyj-akademichnyj-ansambl-pisni-i-tanczyu-zsu-razom-zi-skaj-dadut-konczert-na-pidtrymku-zahysnykiv-ukrayiny/</text:a>
</text:p>
      <!--NEWS-->
      <text:h text:style-name="P10" text:outline-level="1">
<text:span text:style-name="T4">
We conducted a set of measures that allowed to completely change the configuration of the Air Defense forces and maintain their potential - the Commander -in -Chief of the Armed Forces</text:span>
</text:h>
      <text:p text:style-name="P4">
Author: ['АРМІЯINFORM']</text:p>
      <text:p text:style-name="P4">
Time: 2023-05-13T63:00:00-04:00</text:p>
      <text:p text:style-name="P4">
Description: About the ceremony of the Zbroyni forces of Ukraine, General Valeriy Zalulny Rospovyv PI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zaluzhnyj-u-vr.jpeg" text:style-name="Internet_20_link" text:visited-style-name="Visited_20_Internet_20_Link">
zaluzhnyj-u-vr.jpeg</text:a>
']</text:p>
      <text:p text:style-name="P4">
Tags: ['STOPRUSSIA', 'ВАЛЕРІЙ ЗАЛУЖНИЙ', 'ВІЙНА', 'ВТОРГНЕННЯ РФ', 'ГОЛОВНОКОМАНДУВАЧ ЗБРОЙНИХ СИЛ УКРАЇНИ']</text:p>
      <text:p text:style-name="P4">
Category: News</text:p>
      <!--METADATA-->
      <text:p text:style-name="P4">
<draw:frame draw:style-name="fr1" draw:name="Image240" text:anchor-type="as-char" svg:width="6.9236in" svg:height="4.617948in" draw:z-index="0">
<draw:image xlink:href="../Images/AРМІЯINFORM/2023-05-13T63-00-00-04-00/zaluzhnyj-u-vr.jpeg" xlink:type="simple" xlink:show="embed" xlink:actuate="onLoad" draw:mime-type="image/jpeg"/>
</draw:frame>
The Commander -in -Chief of the Armed Forces of Ukraine, General Valery Zalzhnya, during <text:a xlink:type="simple" xlink:href="https://www.youtube.com/watch" text:style-name="Internet_20_link" text:visited-style-name="Visited_20_Internet_20_Link">
interview</text:a>
Dmitry Komarov "Year. Voice-over. General".</text:p>
      <text:p text:style-name="P4">
-I analyzed all the possible actions in my head, sometimes it became very, very difficult, but it prompted me and my team, the General Staff, including the commanders, to look for options for how to act in such conditions when it would be prevailed by the opponent. When it is an offensive in almost all directions, and it will be quite powerful and quite rapid. Somewhere in the end of February, apparently, we have already exhausted all the possibilities from our imagination that could be made, "Valery Zaluzhny told.</text:p>
      <text:p text:style-name="P4">
The Commander -in -Chief of the Armed Forces noted that they worked different variants of events, decisions were made and changed almost every minute. There was also a huge complex of measures that allowed to completely change the air defense configuration and preserve the potential.</text:p>
      <text:p text:style-name="P4">
-We could move from Transcarpathia to the Kiev region, the Kherson region and eventually be in the Odessa region. The complex of exercises, not one that allowed us to completely change the configuration of air defense forces, which is why it is still preserved. A huge complexing was carried out. Once we can talk about it, - said General Valery Zaluzhny.</text:p>
      <text:p text:style-name="P4">
News Source: <text:a xlink:type="simple" xlink:href="https://armyinform.com.ua/2023/05/13/my-provely-kompleks-zahodiv-shho-dozvolyv-povnistyu-zminyty-konfiguracziyu-syl-ppo-i-zberegty-yihnij-potenczial-golovnokomanduvach-zsu/" text:style-name="Internet_20_link" text:visited-style-name="Visited_20_Internet_20_Link">
https://armyinform.com.ua/2023/05/13/my-provely-kompleks-zahodiv-shho-dozvolyv-povnistyu-zminyty-konfiguracziyu-syl-ppo-i-zberegty-yihnij-potenczial-golovnokomanduvach-zsu/</text:a>
</text:p>
      <!--NEWS-->
      <text:h text:style-name="P10" text:outline-level="1">
<text:span text:style-name="T4">
The Ukrainian people are the only phenomenon that allows us to fight so far</text:span>
</text:h>
      <text:p text:style-name="P4">
Author: ['АРМІЯINFORM']</text:p>
      <text:p text:style-name="P4">
Time: 2023-05-13T64:00:00-04:00</text:p>
      <text:p text:style-name="P4">
Description: About Tse PID Hour INTERV’Yu’s at the special proprietary Dmitra Komarov “RIK. Behind the scenes General "Rosovov ... War with Ukraine 2022, War with Ukraine latest news today,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2/zaluzhnyj-pryvitannya.png" text:style-name="Internet_20_link" text:visited-style-name="Visited_20_Internet_20_Link">
zaluzhnyj-pryvitannya.png</text:a>
']</text:p>
      <text:p text:style-name="P4">
Tags: ['STOPRUSSIA', 'АГРЕСІЯ РФ', 'ВАЛЕРІЙ ЗАЛУЖНИЙ', 'ГШ ЗСУ']</text:p>
      <text:p text:style-name="P4">
Category: News</text:p>
      <!--METADATA-->
      <text:p text:style-name="P4">
<draw:frame draw:style-name="fr1" draw:name="Image241" text:anchor-type="as-char" svg:width="6.9236in" svg:height="4.060713in" draw:z-index="0">
<draw:image xlink:href="../Images/AРМІЯINFORM/2023-05-13T64-00-00-04-00/zaluzhnyj-pryvitannya.png" xlink:type="simple" xlink:show="embed" xlink:actuate="onLoad" draw:mime-type="image/png"/>
</draw:frame>
About this during <text:a xlink:type="simple" xlink:href="https://www.youtube.com/watch" text:style-name="Internet_20_link" text:visited-style-name="Visited_20_Internet_20_Link">
interview</text:a>
In the special projection of Dmitry Komarov "Year. Behind the frame General ”told the head of the Armed Forces of the Armed Forces, General Valery Zaluzhny, answering the question, however, that helps us to give a decent repel of the enemy and what actions will help us to come to the desired victory faster.</text:p>
      <ul>
        <li>
In fact, military science is quite extensive, and every victory of ESVA components. There is a lot of "if it were", "if it were so", and in fact, much missing. I see how it is possible to do it, I see how to do it, but I know for sure that the victory is still a very, very distant way. I hope that God is on our side, and the winner will definitely be for us. As of today, what is happening, and what we hold on to be Ukrainian people, a Ukrainian soldier, a Ukrainian state, a Ukrainian officer who die daily, crippled, but keep their own names. And today they make this victory. This is the only phenomenon that allows you to beat so far. It is our Ukrainian people, who was put in such a manner, when he clearly understood that people from the territory of the Russian Federation or Belarus to come to his wife, his children, came to destroy his building. And here these people are crowded with the idea of protecting their relatives, their loved ones, their family ... It was they who did it. Well, of course, the commanders they believed. Commanders who are Viryliswa's commanders. Commanders who believed to me that we were taking the right thing, - said General Valery Zaluzhny.</li>
      </ul>
      <text:p text:style-name="P4">
The Commander -in -Chief of the Armed Forces noted that, unfortunately, we have already lost very crowds, soldiers, sergeants and commanders who had the skills and extensive experience of hostilities.</text:p>
      <text:p text:style-name="P4">
-This is a feature of any war-the war begins the military, the teachers, engineers, accountants begin ... Actually, what is happening now. I very much hope that over time, not only human life and health will be the basis of this victory, but also It will be the use of advanced technologies: more efficient insurgents, more efficient technology. We will definitely come and win, but so far everything is holding on the shoulders of these ordinary people, - said Valery Zaluzhny.</text:p>
      <text:p text:style-name="P4">
News Source: <text:a xlink:type="simple" xlink:href="https://armyinform.com.ua/2023/05/13/ukrayinskyj-narod-yedynyj-fenomen-yakyj-dozvolyaye-nam-bytysya-do-syh-pir/" text:style-name="Internet_20_link" text:visited-style-name="Visited_20_Internet_20_Link">
https://armyinform.com.ua/2023/05/13/ukrayinskyj-narod-yedynyj-fenomen-yakyj-dozvolyaye-nam-bytysya-do-syh-pir/</text:a>
</text:p>
      <!--NEWS-->
      <text:h text:style-name="P10" text:outline-level="1">
<text:span text:style-name="T4">
In the Tavriysk direction, the Russians 17 times to no avail attacked the positions of the Armed Forces</text:span>
</text:h>
      <text:p text:style-name="P4">
Author: ['Віктор Шубец']</text:p>
      <text:p text:style-name="P4">
Time: 2023-05-13T65:00:00-04:00</text:p>
      <text:p text:style-name="P4">
Description: Vorog is to lead the advancing at the Avdіvskoye, the enemy was malked ... The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391098093480559883_y.jpg" text:style-name="Internet_20_link" text:visited-style-name="Visited_20_Internet_20_Link">
photo_5391098093480559883_y.jpg</text:a>
']</text:p>
      <text:p text:style-name="P4">
Tags: ['STOPRUSSIA', 'ВАЛЕРІЙ ШЕРШЕНЬ', 'ВТОРГНЕННЯ РФ', 'ТАВРІЙСЬКИЙ НАПРЯМОК']</text:p>
      <text:p text:style-name="P4">
Category: News</text:p>
      <!--METADATA-->
      <text:p text:style-name="P4">
<draw:frame draw:style-name="fr1" draw:name="Image242" text:anchor-type="as-char" svg:width="6.9236in" svg:height="4.615733in" draw:z-index="0">
<draw:image xlink:href="../Images/AРМІЯINFORM/2023-05-13T65-00-00-04-00/photo_5391098093480559883_y.jpg" xlink:type="simple" xlink:show="embed" xlink:actuate="onLoad" draw:mime-type="image/jpeg"/>
</draw:frame>
The enemy continues to take offensive actions in the Avdeevsky direction, the silver -proponent intended to master the Ukrainian strongholds of the First Escape, but unsuccessfully. In the Novopavlovsky and Orikhiv directions - Russian troops are defended.</text:p>
      <text:p text:style-name="P4">
About it on the air "<text:a xlink:type="simple" xlink:href="https://youtu.be/WY8sDvZdWEA" text:style-name="Internet_20_link" text:visited-style-name="Visited_20_Internet_20_Link">
only news</text:a>
”Told Valery Shershn, a confessor Press Center of Defense forces of Tavriya.</text:p>
      <text:p text:style-name="P4">
-The enemy continues the fortification equipment of the boundaries and positions, establishes a fashion-explosive barrier. The enemy struck 8 aircraft blows and one Kamikadze striker. Over the past day, the occupiers attacked our position 17 times, but having repelled, they departed. In total, 470 shellings were recorded during the day of the day, - the officer said.</text:p>
      <text:p text:style-name="P4">
In the Zaporizhzhya direction, the enemy struck several districts of Donetsk and Zaporizhzhya region. The invaders are fired at the Dnipropetrovsk region. One person was injured and a private sediment was destroyed, three more were partially damaged. Low pressure gas pipeline was also damaged.</text:p>
      <ul>
        <li>
Our aviation has taken 2 strokes on the enemy in the areas of concentration of personal composition and firearms. 2 missile strokes, including hostile combat positions of BM-21 Grad, have been working out of the Tarathillery, of which 90 were the units of the missile troops and artillery. The loss of the enemy over the past 24 hours killed and wounded is almost ripe. Also, 35 units of hostility and military equipment were destroyed and damaged by the Armed Forces(3-"Orlan-10", 1-"hall"). Знищено 4 склади їхніхбоєприпасів, — підсумував Валерій Шершень.</li>
      </ul>
      <text:p text:style-name="P4">
News Source: <text:a xlink:type="simple" xlink:href="https://armyinform.com.ua/2023/05/13/na-tavrijskomu-napryamku-rosiyany-17-raziv-bezrezultatno-atakuvaly-pozycziyi-zsu/" text:style-name="Internet_20_link" text:visited-style-name="Visited_20_Internet_20_Link">
https://armyinform.com.ua/2023/05/13/na-tavrijskomu-napryamku-rosiyany-17-raziv-bezrezultatno-atakuvaly-pozycziyi-zsu/</text:a>
</text:p>
      <!--NEWS-->
      <text:h text:style-name="P10" text:outline-level="1">
<text:span text:style-name="T4">
Valery Zaluzhny about the flooding</text:span>
</text:h>
      <text:p text:style-name="P4">
Author: ['АРМІЯINFORM']</text:p>
      <text:p text:style-name="P4">
Time: 2023-05-13T66:00:00-04:00</text:p>
      <text:p text:style-name="P4">
Description: About the core of ZSU, General Valeriy Zaluzhny, saying the PI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02-1-2.jpg" text:style-name="Internet_20_link" text:visited-style-name="Visited_20_Internet_20_Link">
02-1-2.jpg</text:a>
']</text:p>
      <text:p text:style-name="P4">
Tags: ['STOPRUSSIA', 'АГРЕСІЯ РФ', 'ВАЛЕРІЙ ЗАЛУЖНИЙ', 'ВТОРГНЕННЯ РФ', 'КРЕЙСЕР «МОСКВА»']</text:p>
      <text:p text:style-name="P4">
Category: News</text:p>
      <!--METADATA-->
      <text:p text:style-name="P4">
<draw:frame draw:style-name="fr1" draw:name="Image243" text:anchor-type="as-char" svg:width="6.9236in" svg:height="3.89321in" draw:z-index="0">
<draw:image xlink:href="../Images/AРМІЯINFORM/2023-05-13T66-00-00-04-00/02-1-2.jpg" xlink:type="simple" xlink:show="embed" xlink:actuate="onLoad" draw:mime-type="image/jpeg"/>
</draw:frame>
Moscow rocket launcher, affected by Neptune missiles</text:p>
      <text:p text:style-name="P4">
The Commander -in -Chief of the Armed Forces General Valery Zaluzhny said this during <text:a xlink:type="simple" xlink:href="https://www.youtube.com/watch" text:style-name="Internet_20_link" text:visited-style-name="Visited_20_Internet_20_Link">
interview</text:a>
In the special projection of Dmitry Komarov "Year. Voice-over. General ”, responding to the blocs about the destruction of the famous missile cruiser of the Russian Federation" Moscow ".</text:p>
      <text:p text:style-name="P4">
-We were interested in the military, a decrease, and in the future, the fulfillment of the Black Sea Fleet of the Russian Federation of any activity in the Black Sea. For this, we had some opportunities, and for this we had, let's say so, a favorable chance to use these opportunities.</text:p>
      <text:p text:style-name="P4">
The sinking of the cruiser "Moscow", of course, is for us, including the strategic importance, because it was still the carriage missile. But, answering the question whether we fully fulfilled our plans, I want to say that so far, we continue such work. We will definitely get to ... "Essena", and to "Samum", and to the rest, the question of time, - said General Waleriy Zaluzhny.</text:p>
      <text:p text:style-name="P4">
The Commander -in -Chief of the Armed Forces emphasized that the Russians themselves "tightened this rust trough of the defeat", which was rightly advantage of the Ukrainians.</text:p>
      <ul>
        <li>
Moscow cruiser is like huge columns that moved towards the Kiev region: the inability to resist, the inability to imagine that the second army of the world could be someone affected or destroy In the immediate area of the lesion, the skewers had to take this chance. Ukrainians - they are those who have not allowed this chance, - summed up the Commander -in -Chief of the Armed Forces.</li>
      </ul>
      <text:p text:style-name="P4">
News Source: <text:a xlink:type="simple" xlink:href="https://armyinform.com.ua/2023/05/13/valerij-zaluzhnyj-pro-zatoplennya-moskvy-rosiyany-sami-zatyagnuly-cze-rzhave-koryto-v-zonu-urazhennya/" text:style-name="Internet_20_link" text:visited-style-name="Visited_20_Internet_20_Link">
https://armyinform.com.ua/2023/05/13/valerij-zaluzhnyj-pro-zatoplennya-moskvy-rosiyany-sami-zatyagnuly-cze-rzhave-koryto-v-zonu-urazhennya/</text:a>
</text:p>
      <!--NEWS-->
      <text:h text:style-name="P10" text:outline-level="1">
<text:span text:style-name="T4">
Volodymyr Zelenskyy arrived on a visit to Italy</text:span>
</text:h>
      <text:p text:style-name="P4">
Author: ['АРМІЯINFORM']</text:p>
      <text:p text:style-name="P4">
Time: 2023-05-13T67:00:00-04:00</text:p>
      <text:p text:style-name="P4">
Description: President of Ukraine Volodymyr Zelensky, having arrived before the sister for the President of the Countr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d86e4062fa81a4b45dcea5c0faeb25e_1683903268_extra_large.png" text:style-name="Internet_20_link" text:visited-style-name="Visited_20_Internet_20_Link">
bd86e4062fa81a4b45dcea5c0faeb25e_1683903268_extra_large.png</text:a>
']</text:p>
      <text:p text:style-name="P4">
Tags: ['ВІЗИТ', 'ВОЛОДИМИР ЗЕЛЕНСЬКИЙ', 'ІТАЛІЯ']</text:p>
      <text:p text:style-name="P4">
Category: News</text:p>
      <!--METADATA-->
      <text:p text:style-name="P4">
<draw:frame draw:style-name="fr1" draw:name="Image244" text:anchor-type="as-char" svg:width="6.9236in" svg:height="4.476188in" draw:z-index="0">
<draw:image xlink:href="../Images/AРМІЯINFORM/2023-05-13T67-00-00-04-00/bd86e4062fa81a4b45dcea5c0faeb25e_1683903268_extra_large.png" xlink:type="simple" xlink:show="embed" xlink:actuate="onLoad" draw:mime-type="image/png"/>
</draw:frame>
President of Ukraine Volodymyr Zelenskyy</text:p>
      <text:p text:style-name="P4">
President of Ukraine Volodymyr Zelensky arrived in Italy for a meeting of the country with the country Sergo Mattarella, Prime Minister George Meloni Tapapo by Roman Francis.</text:p>
      <text:p text:style-name="P4">
Volodymyr Zelenskyy reported this in <text:a xlink:type="simple" xlink:href="https://t.me/V_Zelenskiy_official/6213" text:style-name="Internet_20_link" text:visited-style-name="Visited_20_Internet_20_Link">
telegram</text:a>
.</text:p>
      <text:p text:style-name="P4">
«Рим. Зустрічі з Президентом Італії Серджо Маттареллою, Премʼєр-міністромДжорджею Мелоні та Папою Римським Франциском», — написав він.</text:p>
      <text:p text:style-name="P4">
News Source: <text:a xlink:type="simple" xlink:href="https://armyinform.com.ua/2023/05/13/volodymyr-zelenskyj-prybuv-iz-vizytom-do-italiyi/" text:style-name="Internet_20_link" text:visited-style-name="Visited_20_Internet_20_Link">
https://armyinform.com.ua/2023/05/13/volodymyr-zelenskyj-prybuv-iz-vizytom-do-italiyi/</text:a>
</text:p>
      <!--NEWS-->
      <text:h text:style-name="P10" text:outline-level="1">
<text:span text:style-name="T4">
NATO is the only effective safety guarantee for Ukraine - Margus Tsakhkna</text:span>
</text:h>
      <text:p text:style-name="P4">
Author: ['Єгор Брайлян']</text:p>
      <text:p text:style-name="P4">
Time: 2023-05-13T68:00:00-04:00</text:p>
      <text:p text:style-name="P4">
Description: About the announcement of the Ministry of Laws of the law enforcement agencies Margus TsAKHNA PID Hour of Discus about Sami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77e91730-bc67-11eb-9ea1-8b279cf638b9.jpg" text:style-name="Internet_20_link" text:visited-style-name="Visited_20_Internet_20_Link">
77e91730-bc67-11eb-9ea1-8b279cf638b9.jpg</text:a>
']</text:p>
      <text:p text:style-name="P4">
Tags: ['ДОПОМОГА ПАРТНЕРІВ', 'ЕСТОНІЯ', 'ЛИТВА', 'НАТО', 'СВІТ ПІДТРИМУЄ УКРАЇНУ']</text:p>
      <text:p text:style-name="P4">
Category: News</text:p>
      <!--METADATA-->
      <text:p text:style-name="P4">
<draw:frame draw:style-name="fr1" draw:name="Image245" text:anchor-type="as-char" svg:width="6.9236in" svg:height="4.615733in" draw:z-index="0">
<draw:image xlink:href="../Images/AРМІЯINFORM/2023-05-13T68-00-00-04-00/77e91730-bc67-11eb-9ea1-8b279cf638b9.jpg" xlink:type="simple" xlink:show="embed" xlink:actuate="onLoad" draw:mime-type="image/jpeg"/>
</draw:frame>
This was stated by Estonian Foreign Minister Margus Tsakhna during a discussion on NATO Summit in Vilnius at the 16th Lennart Mary Conference, the Armyinfor from Tallinn reports.</text:p>
      <text:p text:style-name="P4">
The Estonian diplomat also expressed solidarity with the Ukrainian vision of the War.</text:p>
      <ul>
        <li>
Estonia supports the Presidential Plan of Ukraine Volodymyrazellensky in every possible way, which provides for the liberation of the Ukrainian territories and the disappearance of the terrorist regime in Russia.</li>
      </ul>
      <text:p text:style-name="P4">
Estonia will spend 3.2% of GDP for defense next year. We could have been expending funds for education, but Russian aggression caused our bigger defense, - Margus Tsakhkna stressed.</text:p>
      <text:p text:style-name="P4">
Estonian Foreign Minister Margus Tsakhkna told about his expectations of NATO summit in Vilnius, which will take place on July 11-12:</text:p>
      <text:p text:style-name="P4">
-First, it is a continuation of Ukraine's constant support. Secondly, the definition of a different path to Ukrainian membership in NATO after the war. NATO is a single security guarantee for Ukraine.</text:p>
      <text:p text:style-name="P4">
Third, the Alliance's defensive plans must be fulfilled because of realism. We must be clearly aware that we can protect all the territories of NATO countries. There is a need for greater investment in defense capacity.</text:p>
      <text:p text:style-name="P4">
Fourth, Sweden should become a NATO member. We hope that this will get at the summit in Vilnius, - said Margus Tsakhkna.</text:p>
      <text:p text:style-name="P4">
News Source: <text:a xlink:type="simple" xlink:href="https://armyinform.com.ua/2023/05/13/nato-ye-yedynoyu-diyevoyu-garantiyeyu-bezpeky-dlya-ukrayiny-margus-czahkna/" text:style-name="Internet_20_link" text:visited-style-name="Visited_20_Internet_20_Link">
https://armyinform.com.ua/2023/05/13/nato-ye-yedynoyu-diyevoyu-garantiyeyu-bezpeky-dlya-ukrayiny-margus-czahkna/</text:a>
</text:p>
      <!--NEWS-->
      <text:h text:style-name="P10" text:outline-level="1">
<text:span text:style-name="T4">
In the Black Sea, the enemy holds two rocket launchers with 12 "calibers"</text:span>
</text:h>
      <text:p text:style-name="P4">
Author: ['АРМІЯINFORM']</text:p>
      <text:p text:style-name="P4">
Time: 2023-05-13T69:00:00-04:00</text:p>
      <text:p text:style-name="P4">
Description: The village of Potion Morin at the Boyal Cherguvanni Boy is raliting 6 thief ship,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text:p>
      <text:p text:style-name="P4">
Tags: ['STOPRUSSIA', 'ВМС ЗС УКРАЇНИ', 'ВТОРГНЕННЯ РФ', 'КАЛІБРИ']</text:p>
      <text:p text:style-name="P4">
Category: News</text:p>
      <!--METADATA-->
      <text:p text:style-name="P4">
<draw:frame draw:style-name="fr1" draw:name="Image246" text:anchor-type="as-char" svg:width="6.9236in" svg:height="3.894525in" draw:z-index="0">
<draw:image xlink:href="../Images/AРМІЯINFORM/2023-05-13T69-00-00-04-00/maxresdefault-1.jpg" xlink:type="simple" xlink:show="embed" xlink:actuate="onLoad" draw:mime-type="image/jpeg"/>
</draw:frame>
Illustrative photo</text:p>
      <text:p text:style-name="P4">
As of May 13, there are 6 elaborate ships in the Black Sea, including 2 carriers of the Caliber Winged missiles, a total of 12 rockets. About it <text:a xlink:type="simple" xlink:href="https://www.facebook.com/navy.mil.gov.ua/posts/pfbid02oJxFgp3z25PQ3KGxUHumcmbrsNi4fKpaufESrtoqNBpE3fewRrvU1QAKqwX2phdyl" text:style-name="Internet_20_link" text:visited-style-name="Visited_20_Internet_20_Link">
reports</text:a>
Command of the Navy of the Armed Forces of Ukraine.</text:p>
      <text:p text:style-name="P4">
In the Sea of Azov - 1 enemy ship, in the Mediterranean, there are up to 5 enemy ships in the combat marriage, including 1 carrier carriage missiles "Caliber", a total volley of up to 4 missiles;</text:p>
      <text:p text:style-name="P4">
During the day in the interests of the Russian Federation the passage of the Kerch-Yenikhal Strait made:</text:p>
      <ul>
        <li>
to the Azov Sea - 39 vessels, 6 of them moved in the direction of the Bosphorus Strait; * To the Black Sea - 15 vessels, 5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 Activ</text:p>
      <text:p text:style-name="P4">
News Source: <text:a xlink:type="simple" xlink:href="https://armyinform.com.ua/2023/05/13/u-chornomu-mori-vorog-trymaye-dva-raketonosiyi-z-12-kalibramy/" text:style-name="Internet_20_link" text:visited-style-name="Visited_20_Internet_20_Link">
https://armyinform.com.ua/2023/05/13/u-chornomu-mori-vorog-trymaye-dva-raketonosiyi-z-12-kalibramy/</text:a>
</text:p>
      <!--NEWS-->
      <text:h text:style-name="P10" text:outline-level="1">
<text:span text:style-name="T4">
The strategic goal of the Russian Federation was to destroy Ukrainian statehood - the Commander -in -Chief of the Armed Forces</text:span>
</text:h>
      <text:p text:style-name="P4">
Author: ['АРМІЯINFORM']</text:p>
      <text:p text:style-name="P4">
Time: 2023-05-13T70:00:00-04:00</text:p>
      <text:p text:style-name="P4">
Description: About the ceremony of ZSU, General Valeriy Zaluzhny Rozovov in izherev’s magaz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5/2730470-e1661171404394.jpg" text:style-name="Internet_20_link" text:visited-style-name="Visited_20_Internet_20_Link">
2730470-e1661171404394.jpg</text:a>
']</text:p>
      <text:p text:style-name="P4">
Tags: ['STOPRUSSIA', 'АГРЕСІЯ РФ', 'ВАЛЕРІЙ ЗАЛУЖНИЙ', 'ВІЙНА', 'ВТОРГНЕННЯ РФ', 'ГОЛОВНОКОМАНДУВАЧ ЗС УКРАЇНИ']</text:p>
      <text:p text:style-name="P4">
Category: News</text:p>
      <!--METADATA-->
      <text:p text:style-name="P4">
<draw:frame draw:style-name="fr1" draw:name="Image247" text:anchor-type="as-char" svg:width="6.9236in" svg:height="3.660754in" draw:z-index="0">
<draw:image xlink:href="../Images/AРМІЯINFORM/2023-05-13T70-00-00-04-00/2730470-e1661171404394.jpg" xlink:type="simple" xlink:show="embed" xlink:actuate="onLoad" draw:mime-type="image/jpeg"/>
</draw:frame>
The Commander -in -Chief of the Armed Forces General Valery Zaluzhny told this in <text:a xlink:type="simple" xlink:href="https://www.youtube.com/watch" text:style-name="Internet_20_link" text:visited-style-name="Visited_20_Internet_20_Link">
interview</text:a>
Journalist Dmitry Komarov, answering the questions of what intentions of iotening Russia made a large -scale invasion of Ukraine.</text:p>
      <ul>
        <li>
In my opinion, the strategic goal of the Russian Federation was to reduce Ukrainian statehood as such. Apparently, they were counting on organized columns, people will meet them with bread and salt and this Ukrainian statehood will end. When the Ukrainians began to resist, when the Ukrainians began to defend themselves, as of today, they consciously eat in order to deliberately kill Ukrainians, it was to kill, - Valeriusluzhny said.</li>
      </ul>
      <text:p text:style-name="P4">
The Commander -in -Chief of the Armed Forces has repeatedly emphasized that the essence of this war is that "we will fight for the last drop of blood", and in the rest - the Ukrainian state will be destroyed.</text:p>
      <ul>
        <li>
The essence of this war is that if we do not kill this enemy now, we will be destroyed. Because they came consciously, although they now carry frantic experts, including in the Donetsk operational direction, in the Bakhmut area, but still go to kill Ukrainians. This is their goal. It is strange that it happens in the 21st century, it is strange that it happens in an era when science is developed, when there are grandparents in memory, who survived the Second World War, but despite this, they are consciously killing Ukrainians. We will fight a lot of blood, because otherwise they will kill us. There is no other. Everything is simple, - summed up the Commander -in -Chief of the Armed Forces.</li>
      </ul>
      <text:p text:style-name="P4">
News Source: <text:a xlink:type="simple" xlink:href="https://armyinform.com.ua/2023/05/13/strategichna-czil-rf-polyagala-v-tomu-shhoby-znyshhyty-ukrayinsku-derzhavnist-golovnokomanduvach-zsu/" text:style-name="Internet_20_link" text:visited-style-name="Visited_20_Internet_20_Link">
https://armyinform.com.ua/2023/05/13/strategichna-czil-rf-polyagala-v-tomu-shhoby-znyshhyty-ukrayinsku-derzhavnist-golovnokomanduvach-zsu/</text:a>
</text:p>
      <!--NEWS-->
      <text:h text:style-name="P10" text:outline-level="1">
<text:span text:style-name="T4">
Our main work is to reduce the number of enemy in geometric progression - Vadim Sukharevsky</text:span>
</text:h>
      <text:p text:style-name="P4">
Author: ['АРМІЯINFORM']</text:p>
      <text:p text:style-name="P4">
Time: 2023-05-13T71:00:00-04:00</text:p>
      <text:p text:style-name="P4">
Description: “MiMo on the right of the same of the same militarization systems at SVITI. Nazivati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photo_5404443119509948249_y.jpg" text:style-name="Internet_20_link" text:visited-style-name="Visited_20_Internet_20_Link">
photo_5404443119509948249_y.jpg</text:a>
']</text:p>
      <text:p text:style-name="P4">
Tags: ['MILITARY MEDIA CENTER', 'ВАДИМ СУХАРЕВСЬКИЙ']</text:p>
      <text:p text:style-name="P4">
Category: News</text:p>
      <!--METADATA-->
      <text:p text:style-name="P4">
<draw:frame draw:style-name="fr1" draw:name="Image248" text:anchor-type="as-char" svg:width="6.9236in" svg:height="4.32725in" draw:z-index="0">
<draw:image xlink:href="../Images/AРМІЯINFORM/2023-05-13T71-00-00-04-00/photo_5404443119509948249_y.jpg" xlink:type="simple" xlink:show="embed" xlink:actuate="onLoad" draw:mime-type="image/jpeg"/>
</draw:frame>
"We are dealing with one of the most massive militarized systems in the world. Name them by the second army of the world simply. It's just a big flock. Our work is to reduce its number of ugometric progression, ” - reports the commander of a separate infantry brigadim of Yakov Gandziuk Colonel Vadim Sukharevsky.</text:p>
      <text:p text:style-name="P4">
According to the officer, it is never possible to underestimate his opponent. Russian -shaped ones learn quickly, they are prepared and even in some way motivated, because in their brains for years "pumped" propaganda.</text:p>
      <text:p text:style-name="P4">
"Those genes that we, the Ukrainians, are our desire to defend our country, intolerance to another's boots on our earth give us inspiration, power of imposition to destroy the Russian enemy," the brigade commander adds.</text:p>
      <text:p text:style-name="P4">
In conclusion, Vadim Sukharevsky says that our boys, even with the weapons of the second half of the last century, manage to make miracles. If we also give such professionals even better, modern weapons, then we will be even larger. Actually, we already prove it, fighting weapons from allies.</text:p>
      <text:p text:style-name="P4">
<text:span text:style-name="T4">
 Source: </text:span>
 <text:a xlink:type="simple" xlink:href="https://t.me/militarymediacenter/1926" text:style-name="Internet_20_link" text:visited-style-name="Visited_20_Internet_20_Link">
Military Media Center</text:a>
</text:p>
      <text:p text:style-name="P4">
News Source: <text:a xlink:type="simple" xlink:href="https://armyinform.com.ua/2023/05/13/osnovna-nasha-robota-zmenshuvaty-chyselnist-voroga-u-geometrychnij-progresiyi-vadym-suharevskyj/" text:style-name="Internet_20_link" text:visited-style-name="Visited_20_Internet_20_Link">
https://armyinform.com.ua/2023/05/13/osnovna-nasha-robota-zmenshuvaty-chyselnist-voroga-u-geometrychnij-progresiyi-vadym-suharevskyj/</text:a>
</text:p>
      <!--NEWS-->
      <text:h text:style-name="P10" text:outline-level="1">
<text:span text:style-name="T4">
The Armed Forces have some success on flanks in Bakhmut - Sergey Cherevaty</text:span>
</text:h>
      <text:p text:style-name="P4">
Author: ['Віктор Шубец']</text:p>
      <text:p text:style-name="P4">
Time: 2023-05-13T72:00:00-04:00</text:p>
      <text:p text:style-name="P4">
Description: Vchora Pydrodrii ZSU held the singing counterattacked, the result was the result of the Yakiki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cherevatyj.jpg" text:style-name="Internet_20_link" text:visited-style-name="Visited_20_Internet_20_Link">
cherevatyj.jpg</text:a>
']</text:p>
      <text:p text:style-name="P4">
Tags: ['БАХМУТ', 'ЄДИНІ НОВИНИ', 'СЕРГІЙ ЧЕРЕВАТИЙ']</text:p>
      <text:p text:style-name="P4">
Category: News</text:p>
      <!--METADATA-->
      <text:p text:style-name="P4">
<draw:frame draw:style-name="fr1" draw:name="Image249" text:anchor-type="as-char" svg:width="6.9236in" svg:height="5.1927in" draw:z-index="0">
<draw:image xlink:href="../Images/AРМІЯINFORM/2023-05-13T72-00-00-04-00/cherevatyj.jpg" xlink:type="simple" xlink:show="embed" xlink:actuate="onLoad" draw:mime-type="image/jpeg"/>
</draw:frame>
Yesterday, the Armed Forces units carried out some counterattacking actions, the result of which we had the passage of our troops into a depth of hostile positions from 250 meters downtime. For today, in some areas our units have been forwarding to up to 300 meters forward and continue to strike on military equipment and the live power of the invaders.</text:p>
      <text:p text:style-name="P4">
About this during direct inclusion in <text:a xlink:type="simple" xlink:href="https://www.youtube.com/watch" text:style-name="Internet_20_link" text:visited-style-name="Visited_20_Internet_20_Link">
Telelorphone</text:a>
The only news said the spokesman of the eastern grouping of the Armed Forces of Ukraine Colonel Sergiy Cherevaty.</text:p>
      <ul>
        <li>
Currently, the Armed Forces of Ukraine have some successes on the flanks in the Bakhmut area, and therefore the commanders of hostile units are confused and demoralized by the soldiers, giving leaflets as a monument about the need to be in constant prepared for the sudden counter -offensive of Ukrainian defenders. From our bocci, we will be able to win our territories,-the teller.</li>
      </ul>
      <text:p text:style-name="P4">
He also noted that during this day, the enemy fired at our positions of glow artillery 426 times, and caused 12 Aviazari. 40 combat clashes took place, where Ukrainian soldiers destroyed 127 and 71 wounded, and 10 more were captured.</text:p>
      <text:p text:style-name="P4">
Also, the defenders of Ukraine destroyed 3 enemy tanks, 2 stations of the IU, 5 guns there are many UAVs, and 8 more field warehouses with ammunition and anti -tank complex of invaders.</text:p>
      <text:p text:style-name="P4">
News Source: <text:a xlink:type="simple" xlink:href="https://armyinform.com.ua/2023/05/13/narazi-zsu-mayut-pevni-uspihy-na-flangah-u-rajoni-bahmuta-sergij-cherevatyj/" text:style-name="Internet_20_link" text:visited-style-name="Visited_20_Internet_20_Link">
https://armyinform.com.ua/2023/05/13/narazi-zsu-mayut-pevni-uspihy-na-flangah-u-rajoni-bahmuta-sergij-cherevatyj/</text:a>
</text:p>
      <!--NEWS-->
      <text:h text:style-name="P10" text:outline-level="1">
<text:span text:style-name="T4">
Valery Zaluzhny: Victory for us is a liberated territory and powerful and state -of -the -art Armed Forces</text:span>
</text:h>
      <text:p text:style-name="P4">
Author: ['АРМІЯINFORM']</text:p>
      <text:p text:style-name="P4">
Time: 2023-05-13T73:00:00-04:00</text:p>
      <text:p text:style-name="P4">
Description: ZSU General Valeriy Zaluzhny in Intervi, magazine Dmitr Komaro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35_main-v1670826199.jpg" text:style-name="Internet_20_link" text:visited-style-name="Visited_20_Internet_20_Link">
35_main-v1670826199.jpg</text:a>
']</text:p>
      <text:p text:style-name="P4">
Tags: []</text:p>
      <text:p text:style-name="P4">
Category: News</text:p>
      <!--METADATA-->
      <text:p text:style-name="P4">
<draw:frame draw:style-name="fr1" draw:name="Image250" text:anchor-type="as-char" svg:width="6.9236in" svg:height="4.61903in" draw:z-index="0">
<draw:image xlink:href="../Images/AРМІЯINFORM/2023-05-13T73-00-00-04-00/35_main-v1670826199.jpg" xlink:type="simple" xlink:show="embed" xlink:actuate="onLoad" draw:mime-type="image/jpeg"/>
</draw:frame>
The Commander -in -Chief of the Armed Forces General Valery Zaluzhny in an interview with journalist Dmitrukomarov said that only the release of the entire occupied territory of Ukraine was not liberated for the victory of Ukraine.</text:p>
      <ul>
        <li>
Our victory is a clear liberation of the entire occupied territory of Ukraine. The territory must be released. But this is not enough. Ukraine, as a state, should do everything that everything that has happened and begins on February 24, 2022 has never been repeated. This should be rebuilt such a military institution, as many people, well, at least as many as the Ukrainians want to live in the peace of the Spirit, will never allow the Russians to repeat everything. Victory for us is the liberated territory and powerful state -of -the -art and, apparently, very large armeds of Ukraine, capable, which will not allow the Russian Federation to repeat what has happened and what is now, - said General Valery Zaluzhny.</li>
      </ul>
      <text:p text:style-name="P4">
News Source: <text:a xlink:type="simple" xlink:href="https://armyinform.com.ua/2023/05/13/valerij-zaluzhnyj-peremoga-dlya-nas-cze-zvilnena-terytoriya-ta-potuzhni-j-nadsuchasni-zsu/" text:style-name="Internet_20_link" text:visited-style-name="Visited_20_Internet_20_Link">
https://armyinform.com.ua/2023/05/13/valerij-zaluzhnyj-peremoga-dlya-nas-cze-zvilnena-terytoriya-ta-potuzhni-j-nadsuchasni-zsu/</text:a>
</text:p>
      <!--NEWS-->
      <text:h text:style-name="P10" text:outline-level="1">
<text:span text:style-name="T4">
Army fighters will go to the World Cup</text:span>
</text:h>
      <text:p text:style-name="P4">
Author: ['Володимир Скоростецький']</text:p>
      <text:p text:style-name="P4">
Time: 2023-05-13T74:00:00-04:00</text:p>
      <text:p text:style-name="P4">
Description: Similarly TROOKh Dniev in Lviv, Borschini Zi Klahnyani. Yak Vodomil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avt-golovn.jpg" text:style-name="Internet_20_link" text:visited-style-name="Visited_20_Internet_20_Link">
avt-golovn.jpg</text:a>
', '<text:a xlink:type="simple" xlink:href="https://armyinform.com.ua/wp-content/uploads/2023/05/avt1-150x150.jpg" text:style-name="Internet_20_link" text:visited-style-name="Visited_20_Internet_20_Link">
avt1-150x150.jpg</text:a>
', '<text:a xlink:type="simple" xlink:href="https://armyinform.com.ua/wp-content/uploads/2023/05/avt2-150x150.jpg" text:style-name="Internet_20_link" text:visited-style-name="Visited_20_Internet_20_Link">
avt2-150x150.jpg</text:a>
', '<text:a xlink:type="simple" xlink:href="https://armyinform.com.ua/wp-content/uploads/2023/05/st4-150x150.jpg" text:style-name="Internet_20_link" text:visited-style-name="Visited_20_Internet_20_Link">
st4-150x150.jpg</text:a>
', '<text:a xlink:type="simple" xlink:href="https://armyinform.com.ua/wp-content/uploads/2023/05/st5-150x150.jpg" text:style-name="Internet_20_link" text:visited-style-name="Visited_20_Internet_20_Link">
st5-150x150.jpg</text:a>
', '<text:a xlink:type="simple" xlink:href="https://armyinform.com.ua/wp-content/uploads/2023/05/st6-150x150.jpg" text:style-name="Internet_20_link" text:visited-style-name="Visited_20_Internet_20_Link">
st6-150x150.jpg</text:a>
']</text:p>
      <text:p text:style-name="P4">
Tags: ['АРМІЙСЬКІ СПОРТСМЕНИ', 'ЧЕМПІОНАТ СВІТУ']</text:p>
      <text:p text:style-name="P4">
Category: News</text:p>
      <!--METADATA-->
      <text:p text:style-name="P4">
<draw:frame draw:style-name="fr1" draw:name="Image251" text:anchor-type="as-char" svg:width="6.9236in" svg:height="3.894525in" draw:z-index="0">
<draw:image xlink:href="../Images/AРМІЯINFORM/2023-05-13T74-00-00-04-00/avt-golovn.jpg" xlink:type="simple" xlink:show="embed" xlink:actuate="onLoad" draw:mime-type="image/jpeg"/>
</draw:frame>
For three days in Lviv, fighters and boys from all over Ukraine competed.</text:p>
      <text:p text:style-name="P4">
According to the correspondent of the ArmyInform in the administration of the educational and sports and the elderly sports of the Ministry of Defense of Ukraine, the city of Leo hosted the Championship of Ukraine of the liberation struggle and the Cup of Ukraine on Greco-Roman struggle. More than four hundred athletes and athletes of all regions of Ukraine participated in this sports tournament. In particular, more than 70 participants are representatives of army sports. 56 Arymeal fighters competed in the Greco-Roman struggle, 11 in Vilnius, 5 participants competed in the women's struggle category.</text:p>
      <text:p text:style-name="P4">
Among the most titled participants in the tournament are the Armed Forces officer, the multiple-and-world champion of the World and Europe, the champion of the Olympic Games in Tokyo of the Greco-Roman Boot of Jean Beleniuk. In the finals in the discipline "Greco-Roman struggle", he converted with a technical advantage ahead of schedule. In addition, in the final of this discipline, 7 gold, 3 silver and 6 bronze awards were played among other athletes. In the free fight among men, the winners won 1 gold, 3 silver and 3 bronze medals. In the most difficult weight category in the Greco-Roman struggle was won by Alexander Chernetsky, repeated prizewinner of the World and Europe. Tatiana Owl took the first place among the female fighting athletes in the "Women's Wrestling" category, and Alla Belinskaya Taiulia Lisovskaya took prize places.</text:p>
      <text:p text:style-name="P4">
<text:a xlink:type="simple" xlink:href="https://armyinform.com.ua/wp-content/uploads/2023/05/avt1.jpg" text:style-name="Internet_20_link" text:visited-style-name="Visited_20_Internet_20_Link">
!(Images/AРМІЯINFORM/2023-05-13T74-00-00-04-00/avt1-150x150.jpg)</text:a>
</text:p>
      <text:p text:style-name="P4">
<text:a xlink:type="simple" xlink:href="https://armyinform.com.ua/wp-content/uploads/2023/05/avt2.jpg" text:style-name="Internet_20_link" text:visited-style-name="Visited_20_Internet_20_Link">
<draw:frame draw:style-name="fr1" draw:name="Image252" text:anchor-type="as-char" svg:width="6.9236in" svg:height="6.9236in" draw:z-index="0">
<draw:image xlink:href="../Images/AРМІЯINFORM/2023-05-13T74-00-00-04-00/avt2-150x150.jpg" xlink:type="simple" xlink:show="embed" xlink:actuate="onLoad" draw:mime-type="image/jpeg"/>
</draw:frame>
</text:a>
</text:p>
      <text:p text:style-name="P4">
<text:a xlink:type="simple" xlink:href="https://armyinform.com.ua/wp-content/uploads/2023/05/st4.jpg" text:style-name="Internet_20_link" text:visited-style-name="Visited_20_Internet_20_Link">
<draw:frame draw:style-name="fr1" draw:name="Image253" text:anchor-type="as-char" svg:width="6.9236in" svg:height="6.9236in" draw:z-index="0">
<draw:image xlink:href="../Images/AРМІЯINFORM/2023-05-13T74-00-00-04-00/st4-150x150.jpg" xlink:type="simple" xlink:show="embed" xlink:actuate="onLoad" draw:mime-type="image/jpeg"/>
</draw:frame>
</text:a>
</text:p>
      <text:p text:style-name="P4">
<text:a xlink:type="simple" xlink:href="https://armyinform.com.ua/wp-content/uploads/2023/05/st5-scaled.jpg" text:style-name="Internet_20_link" text:visited-style-name="Visited_20_Internet_20_Link">
<draw:frame draw:style-name="fr1" draw:name="Image254" text:anchor-type="as-char" svg:width="6.9236in" svg:height="6.9236in" draw:z-index="0">
<draw:image xlink:href="../Images/AРМІЯINFORM/2023-05-13T74-00-00-04-00/st5-150x150.jpg" xlink:type="simple" xlink:show="embed" xlink:actuate="onLoad" draw:mime-type="image/jpeg"/>
</draw:frame>
</text:a>
</text:p>
      <text:p text:style-name="P4">
<text:a xlink:type="simple" xlink:href="https://armyinform.com.ua/wp-content/uploads/2023/05/st6.jpg" text:style-name="Internet_20_link" text:visited-style-name="Visited_20_Internet_20_Link">
<draw:frame draw:style-name="fr1" draw:name="Image255" text:anchor-type="as-char" svg:width="6.9236in" svg:height="6.9236in" draw:z-index="0">
<draw:image xlink:href="../Images/AРМІЯINFORM/2023-05-13T74-00-00-04-00/st6-150x150.jpg" xlink:type="simple" xlink:show="embed" xlink:actuate="onLoad" draw:mime-type="image/jpeg"/>
</draw:frame>
</text:a>
It should be noted that the results of the performances will form a national team of struggle, which will participate in the World Cup.</text:p>
      <text:p text:style-name="P4">
<text:span text:style-name="T5">
Viso author</text:span>
</text:p>
      <text:p text:style-name="P4">
<text:span text:style-name="T5">
Opto author and Julia Stelmach</text:span>
</text:p>
      <text:p text:style-name="P4">
News Source: <text:a xlink:type="simple" xlink:href="https://armyinform.com.ua/2023/05/13/armijski-borczi-poyidut-na-chempionat-svitu/" text:style-name="Internet_20_link" text:visited-style-name="Visited_20_Internet_20_Link">
https://armyinform.com.ua/2023/05/13/armijski-borczi-poyidut-na-chempionat-svitu/</text:a>
</text:p>
      <!--NEWS-->
      <text:h text:style-name="P10" text:outline-level="1">
<text:span text:style-name="T4">
In Rome, the President of Ukraine met with President of Italy Sergo Mattarellla</text:span>
</text:h>
      <text:p text:style-name="P4">
Author: ['АРМІЯINFORM']</text:p>
      <text:p text:style-name="P4">
Time: 2023-05-13T75:00:00-04:00</text:p>
      <text:p text:style-name="P4">
Description: At the inter -Ositziyna wizita, President of Ukraine Volodymyr Zelensky Zerevv Zustych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2644f46c0fd83aa18949c5c864e6452_1683978780_extra_large.jpeg" text:style-name="Internet_20_link" text:visited-style-name="Visited_20_Internet_20_Link">
b2644f46c0fd83aa18949c5c864e6452_1683978780_extra_large.jpeg</text:a>
']</text:p>
      <text:p text:style-name="P4">
Tags: ['ВОЛОДИМИР ЗЕЛЕНСЬКИЙ', 'ЗУСТРІЧ', 'ІТАЛІЯ']</text:p>
      <text:p text:style-name="P4">
Category: News</text:p>
      <!--METADATA-->
      <text:p text:style-name="P4">
Within the official visit to Italy, President of Ukraine Volodymyr Zelensky has met with the President of the Italian Republic, Sergo Mattarell.</text:p>
      <text:p text:style-name="P4">
The head of the Ukrainian state expressed gratitude for the consistent position of Italy to support Ukraine in defending sovereignty and territorial integrity.</text:p>
      <text:p text:style-name="P4">
"Unfortunately, I do not have time to shake their hand and everyone, to hug, to thank for the support that from the first day of full -scale aggression of Italianjadaned Ukraine, our people, displaced persons, to thank for such heat respects to the Ukrainians," said Vladimir Zelensky.</text:p>
      <text:p text:style-name="P4">
The President of Ukraine thanked for the complex assistance that our country receives from Italy.</text:p>
      <text:p text:style-name="P4">
“We are extremely grateful to Italy for important military assistance, which gives Ukraine a prototype to resist Russian aggression. The key to our success in the battlefield is to receive the necessary help, ”the Head of State emphasized.</text:p>
      <text:p text:style-name="P4">
<draw:frame draw:style-name="fr1" draw:name="Image256" text:anchor-type="as-char" svg:width="6.9236in" svg:height="4.617948in" draw:z-index="0">
<draw:image xlink:href="../Images/AРМІЯINFORM/2023-05-13T75-00-00-04-00/b2644f46c0fd83aa18949c5c864e6452_1683978780_extra_large.jpeg" xlink:type="simple" xlink:show="embed" xlink:actuate="onLoad" draw:mime-type="image/jpeg"/>
</draw:frame>
Volodymyr Zelensky expressed his hope for further comprehensive support from the part. In addition, he noted the need to further increase the international pressure on the aggressor country, in particular thanks to new sanctions.</text:p>
      <text:p text:style-name="P4">
"In this war, Italy was and remains on the right side, on the side of the truth. We peace in the direction of victory. Because victory is peace for our country. It is Yaptic that Italy's society is completely sharing our attitude, a fair struggle against the uncontrollable war of Russia, ”the President said.</text:p>
      <text:p text:style-name="P4">
The leaders of the two countries discussed the efforts of Ukraine separately to restore peace to the Ukrainian formula of peace.</text:p>
      <text:p text:style-name="P4">
"I appreciate the readiness of Italy to join the realization of our formula of peace. I divide to the participation of Italy in the Global Peace Summit, which will be held in the year," Volodymyr Zelenskyy emphasized.</text:p>
      <text:p text:style-name="P4">
The head of the Ukrainian state also praised Italy's support for international members of Russia to hold Russia accountable for crimes in Ukraine. He thanked for the support of Italy with the relevant work of the International Criminal Court, as well as for participating in the management group for the creation of a special tribunal on the crime of aggression of the Russian Federation against Ukraine.</text:p>
      <text:p text:style-name="P4">
<text:span text:style-name="T4">
 Source: </text:span>
 <text:a xlink:type="simple" xlink:href="https://www.president.gov.ua/news/prezident-ukrayini-zustrivsya-z-prezidentom-italiyi-v-rimi-82841" text:style-name="Internet_20_link" text:visited-style-name="Visited_20_Internet_20_Link">
Presidential Office</text:a>
</text:p>
      <text:p text:style-name="P4">
News Source: <text:a xlink:type="simple" xlink:href="https://armyinform.com.ua/2023/05/13/u-rymi-prezydent-ukrayiny-zustrivsya-z-prezydentom-italiyi-serdzho-mattarelloyu/" text:style-name="Internet_20_link" text:visited-style-name="Visited_20_Internet_20_Link">
https://armyinform.com.ua/2023/05/13/u-rymi-prezydent-ukrayiny-zustrivsya-z-prezydentom-italiyi-serdzho-mattarelloyu/</text:a>
</text:p>
      <!--NEWS-->
      <text:h text:style-name="P10" text:outline-level="1">
<text:span text:style-name="T4">
Yuri Ignat reported how many "Shahmed" hit Khmelnytskyi</text:span>
</text:h>
      <text:p text:style-name="P4">
Author: ['Віктор Шубец']</text:p>
      <text:p text:style-name="P4">
Time: 2023-05-13T76:00:00-04:00</text:p>
      <text:p text:style-name="P4">
Description: - Tse Bula Chergova attack Shahed Iz Riznikh Giomkiv. Mi can be tuned to the deprivation of the tensio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0/yurij-ignat-1.jpg" text:style-name="Internet_20_link" text:visited-style-name="Visited_20_Internet_20_Link">
yurij-ignat-1.jpg</text:a>
']</text:p>
      <text:p text:style-name="P4">
Tags: ['SHAHED', 'STOPRUSSIA', 'ВТОРГНЕННЯ РФ', 'ХМЕЛЬНИЦЬКИЙ', 'ЮРІЙ ІГНАТ']</text:p>
      <text:p text:style-name="P4">
Category: News</text:p>
      <!--METADATA-->
      <text:p text:style-name="P4">
<draw:frame draw:style-name="fr1" draw:name="Image257" text:anchor-type="as-char" svg:width="6.9236in" svg:height="3.883237in" draw:z-index="0">
<draw:image xlink:href="../Images/AРМІЯINFORM/2023-05-13T76-00-00-04-00/yurij-ignat-1.jpg" xlink:type="simple" xlink:show="embed" xlink:actuate="onLoad" draw:mime-type="image/jpeg"/>
</draw:frame>
- It was another ShahED attack from different directions. We can indicate the only way. It is clear that the enemy uses mobile mobile installations where they do not expect it. Unfortunately, not all hostile drones have shot down - 17 out of 21. There are four hitting in the Khmelnytsky region, - said today during the broadcast <text:a xlink:type="simple" xlink:href="https://www.youtube.com/watch" text:style-name="Internet_20_link" text:visited-style-name="Visited_20_Internet_20_Link">
"only news"</text:a>
Colonel Yuriy Ignat, spokesman for the Air Force Command of the Armed Forces of Ukraine.</text:p>
      <text:p text:style-name="P4">
<text:span text:style-name="T4">
 also </text:span>
 he noted that the line of combat collision throughout Ukraine, especially in the east in the southern directions, is very saturated with hostile. Yesterday the air defense agents destroyed another reconnaissance enemy drone "Orlan-10".</text:p>
      <ul>
        <li>
They are constantly conducting air intelligence. They may be waiting for any action on the part of our troops, so they study in detail from the air, - said Yuri Ignat.</li>
      </ul>
      <text:p text:style-name="P4">
News Source: <text:a xlink:type="simple" xlink:href="https://armyinform.com.ua/2023/05/13/yurij-ignat-povidomyv-skilky-shahediv-vluchyly-po-hmelnychchyni/" text:style-name="Internet_20_link" text:visited-style-name="Visited_20_Internet_20_Link">
https://armyinform.com.ua/2023/05/13/yurij-ignat-povidomyv-skilky-shahediv-vluchyly-po-hmelnychchyni/</text:a>
</text:p>
      <!--NEWS-->
      <text:h text:style-name="P10" text:outline-level="1">
<text:span text:style-name="T4">
It is necessary to ensure the victory of Ukraine - NATO Secretary General David Kattler</text:span>
</text:h>
      <text:p text:style-name="P4">
Author: ['Єгор Брайлян']</text:p>
      <text:p text:style-name="P4">
Time: 2023-05-13T77:00:00-04:00</text:p>
      <text:p text:style-name="P4">
Description: About the chief of the General Secretary of the NATO General Zwan Rosvyki Ta Bezpeki Devі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2893480022_ec90e08970_k.jpg" text:style-name="Internet_20_link" text:visited-style-name="Visited_20_Internet_20_Link">
52893480022_ec90e08970_k.jpg</text:a>
']</text:p>
      <text:p text:style-name="P4">
Tags: ['ДОПОМОГА ПАРТНЕРІВ', 'НАТО', 'СВІТ ПІДТРИМУЄ УКРАЇНУ', 'УКРАЇНА – НАТО']</text:p>
      <text:p text:style-name="P4">
Category: News</text:p>
      <!--METADATA-->
      <text:p text:style-name="P4">
<draw:frame draw:style-name="fr1" draw:name="Image258" text:anchor-type="as-char" svg:width="6.9236in" svg:height="4.615733in" draw:z-index="0">
<draw:image xlink:href="../Images/AРМІЯINFORM/2023-05-13T77-00-00-04-00/52893480022_ec90e08970_k.jpg" xlink:type="simple" xlink:show="embed" xlink:actuate="onLoad" draw:mime-type="image/jpeg"/>
</draw:frame>
This was stated by NATO Secretary General for Table Safety Intelligence David Cattler during a discussion on NATO Summit in Vilnius at the 16th Lennart Mary Conference, correspondent Armyinfor from Tallinn reports.</text:p>
      <ul>
        <li>
There will be the first summit in Vilnius after approval of the strategic concept of NATO Madrid last year. There you can expect some practical things to increase investment in defense.</li>
      </ul>
      <text:p text:style-name="P4">
It is necessary to increase the mutual mutuality of Ukraine with NATO, as well as to ensure Ukrainian victory. The latter concerns justice and strong peace. It is only only with further military support for Ukraine, ”Didwkattler said.</text:p>
      <text:p text:style-name="P4">
He noted that an increase in defense costs is a common task for the country. The need to spend a minimum of 2 % on the defense approved at the Wales alliance in 2014 is only an initial indicator, given the world's security.</text:p>
      <ul>
        <li>
As for defense costs, we need to do even more, to act faster. 2% of GDPTE only initial rates how much to spend on defense. Defenses are already growing, we must be honest with our societies, which is a centers for our safety, ”David Cattler summarized.</li>
      </ul>
      <text:p text:style-name="P4">
<text:span text:style-name="T5">
Foto</text:span>
 <text:span text:style-name="T5">
lennart</text:span>
 <text:span text:style-name="T5">
meri</text:span>
 <text:span text:style-name="T5">
conference</text:span>
</text:p>
      <text:p text:style-name="P4">
News Source: <text:a xlink:type="simple" xlink:href="https://armyinform.com.ua/2023/05/13/neobhidno-zabezpechyty-peremogu-ukrayiny-pomichnyk-genseka-nato-devid-kattler/" text:style-name="Internet_20_link" text:visited-style-name="Visited_20_Internet_20_Link">
https://armyinform.com.ua/2023/05/13/neobhidno-zabezpechyty-peremogu-ukrayiny-pomichnyk-genseka-nato-devid-kattler/</text:a>
</text:p>
      <!--NEWS-->
      <text:h text:style-name="P10" text:outline-level="1">
<text:span text:style-name="T4">
How to get benefits to combatants</text:span>
</text:h>
      <text:p text:style-name="P4">
Author: ['АРМІЯINFORM']</text:p>
      <text:p text:style-name="P4">
Time: 2023-05-13T78:00:00-04:00</text:p>
      <text:p text:style-name="P4">
Description: For Otrimann, Pilg of individuals ZI with the status of a member of the fighting husykh to organiz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7/ubd.jpg" text:style-name="Internet_20_link" text:visited-style-name="Visited_20_Internet_20_Link">
ubd.jpg</text:a>
']</text:p>
      <text:p text:style-name="P4">
Tags: ['MILITARY MEDIA CENTER', 'ПОРАДИ', 'УЧАСНИК БОЙОВИХ ДІЙ']</text:p>
      <text:p text:style-name="P4">
Category: News</text:p>
      <!--METADATA-->
      <text:p text:style-name="P4">
<draw:frame draw:style-name="fr1" draw:name="Image259" text:anchor-type="as-char" svg:width="6.9236in" svg:height="3.63489in" draw:z-index="0">
<draw:image xlink:href="../Images/AРМІЯINFORM/2023-05-13T78-00-00-04-00/ubd.jpg" xlink:type="simple" xlink:show="embed" xlink:actuate="onLoad" draw:mime-type="image/jpeg"/>
</draw:frame>
In order to obtain the benefits of a person with the status of a participant of hostilities, the Pension Fund of Ukraine should be addressed, regardless of their place of registration.</text:p>
      <text:p text:style-name="P4">
Statements that need to be provided:</text:p>
      <ol>
        <li>
A statement of entry of a person to the EARP(Single State Automated Register).  2. Заява про встановлення пільги.</li>
      </ol>
      <text:p text:style-name="P4">
Куди подавати заяви:</text:p>
      <ul>
        <li>
до будь-якого сервісного центру Пенсійного фонду по Україні (<text:span text:style-name="T4">
 List of existing service centers </text:span>
-&lt;https://www.pfu.gov.ua/2152993-Servisni-tosentry-gu-pfu&gt;
); * send by mail; * through a personal office on the e -services of the Pension Fund of Ukraine(&lt;https://portal.pfu.gov.ua/&gt;
); * through the application action(If there is an action. Signature).</li>
      </ul>
      <text:p text:style-name="P4">
Пільгу можна встановити як учаснику бойових дій, так і його рідним.</text:p>
      <text:p text:style-name="P4">
Пільги учасникам бойових дій надаються на комунальні послуги, тверде паливоабо скраплений газ виключно у грошовій готівковій формі.</text:p>
      <text:p text:style-name="P4">
<text:span text:style-name="T4">
Джерело:</text:span>
 <text:a xlink:type="simple" xlink:href="https://t.me/militarymediacenter/1927" text:style-name="Internet_20_link" text:visited-style-name="Visited_20_Internet_20_Link">
Military Media Center</text:a>
</text:p>
      <text:p text:style-name="P4">
News Source: <text:a xlink:type="simple" xlink:href="https://armyinform.com.ua/2023/05/13/yak-otrymaty-pilgy-uchasnykam-bojovyh-dij/" text:style-name="Internet_20_link" text:visited-style-name="Visited_20_Internet_20_Link">
https://armyinform.com.ua/2023/05/13/yak-otrymaty-pilgy-uchasnykam-bojovyh-dij/</text:a>
</text:p>
      <!--NEWS-->
      <text:h text:style-name="P10" text:outline-level="1">
<text:span text:style-name="T4">
The Armed Forces move forward in some areas of the Bakhmut direction - Alexander Syrsky</text:span>
</text:h>
      <text:p text:style-name="P4">
Author: ['АРМІЯINFORM']</text:p>
      <text:p text:style-name="P4">
Time: 2023-05-13T79:00:00-04:00</text:p>
      <text:p text:style-name="P4">
Description: Ukrainian vonya to rush forward on the deeds of the Delki to the front at Bakhmutsa,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БАХМУТСЬКИЙ НАПРЯМОК', 'ОЛЕКСАНДР СИРСЬКИЙ']</text:p>
      <text:p text:style-name="P4">
Category: News</text:p>
      <!--METADATA-->
      <text:p text:style-name="P4">
<draw:frame draw:style-name="fr1" draw:name="Image260" text:anchor-type="as-char" svg:width="6.9236in" svg:height="3.686817in" draw:z-index="0">
<draw:image xlink:href="../Images/AРМІЯINFORM/2023-05-13T79-00-00-04-00/syrskyj_01-e1679558385743.jpg" xlink:type="simple" xlink:show="embed" xlink:actuate="onLoad" draw:mime-type="image/jpeg"/>
</draw:frame>
Illustrative photo</text:p>
      <text:p text:style-name="P4">
Ukrainian soldiers move forward in some sections of the front on the Bakhmut Napryamka, and the Russians lose their equipment and live power.</text:p>
      <text:p text:style-name="P4">
The Commander of the Land Forces of the Armed Forces of Ukraine, General-General of Syrsky, said in <text:a xlink:type="simple" xlink:href="https://t.me/osirskiy/68" text:style-name="Internet_20_link" text:visited-style-name="Visited_20_Internet_20_Link">
telegram.</text:a>
“The defensive operation in the Bakhmut direction continues. Our warriors are forward in some areas of the front, and the enemy loses equipment and living, ”said Alexander Sirsky.</text:p>
      <text:p text:style-name="P4">
News Source: <text:a xlink:type="simple" xlink:href="https://armyinform.com.ua/2023/05/13/zsu-ruhayutsya-vpered-na-deyakyh-dilyankah-bahmutskogo-napryamku-oleksandr-syrskyj/" text:style-name="Internet_20_link" text:visited-style-name="Visited_20_Internet_20_Link">
https://armyinform.com.ua/2023/05/13/zsu-ruhayutsya-vpered-na-deyakyh-dilyankah-bahmutskogo-napryamku-oleksandr-syrskyj/</text:a>
</text:p>
      <!--NEWS-->
      <text:h text:style-name="P10" text:outline-level="1">
<text:span text:style-name="T4">
On the Mother's Day in Chernihiv region began the action "We respect the mom of the hero!"</text:span>
</text:h>
      <text:p text:style-name="P4">
Author: ['Григорій Мазур']</text:p>
      <text:p text:style-name="P4">
Time: 2023-05-13T80:00:00-04:00</text:p>
      <text:p text:style-name="P4">
Description: Zya Vidhenennia Mother's Day in Chernigivsky, the ACTIsa “Shano Mo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01-5.jpg" text:style-name="Internet_20_link" text:visited-style-name="Visited_20_Internet_20_Link">
01-5.jpg</text:a>
', '<text:a xlink:type="simple" xlink:href="https://armyinform.com.ua/wp-content/uploads/2023/05/02-6-150x150.jpg" text:style-name="Internet_20_link" text:visited-style-name="Visited_20_Internet_20_Link">
02-6-150x150.jpg</text:a>
', '<text:a xlink:type="simple" xlink:href="https://armyinform.com.ua/wp-content/uploads/2023/05/03-9-150x150.jpg" text:style-name="Internet_20_link" text:visited-style-name="Visited_20_Internet_20_Link">
03-9-150x150.jpg</text:a>
', '<text:a xlink:type="simple" xlink:href="https://armyinform.com.ua/wp-content/uploads/2023/05/04-9-150x150.jpg" text:style-name="Internet_20_link" text:visited-style-name="Visited_20_Internet_20_Link">
04-9-150x150.jpg</text:a>
']</text:p>
      <text:p text:style-name="P4">
Tags: ['STOPRUSSIA', 'АГРЕСІЯ РФ', 'ВТОРГНЕННЯ РФ', 'ДЕНЬ МАТЕРІ', 'ЧЕРНІГІВ']</text:p>
      <text:p text:style-name="P4">
Category: News</text:p>
      <!--METADATA-->
      <text:p text:style-name="P4">
<draw:frame draw:style-name="fr1" draw:name="Image261" text:anchor-type="as-char" svg:width="6.9236in" svg:height="5.1927in" draw:z-index="0">
<draw:image xlink:href="../Images/AРМІЯINFORM/2023-05-13T80-00-00-04-00/01-5.jpg" xlink:type="simple" xlink:show="embed" xlink:actuate="onLoad" draw:mime-type="image/jpeg"/>
</draw:frame>
On the occasion of Mother's Day in the Chernihiv Oblast, the campaign "We honor the mother of the hero!", Which was launched by the Chernihiv Regional Territorial Center for Acquisition and Social Support.</text:p>
      <text:p text:style-name="P4">
The main purpose of the action is to honor the memory of the dead military servicemen of the Armed Forces of Ukraine, who gave their lives in the struggle of the Russian invaders. As part of the event, the mothers of the fallen military who live in Chernihiv and the region will be presented with "thanks to mothers", flowers of tlawed packages. In this way, the military wants to thank their mothers to hang their children - heroes who died in the battles for Ukraine.</text:p>
      <text:p text:style-name="P4">
<text:a xlink:type="simple" xlink:href="https://armyinform.com.ua/wp-content/uploads/2023/05/02-6.jpg" text:style-name="Internet_20_link" text:visited-style-name="Visited_20_Internet_20_Link">
!(Images/AРМІЯINFORM/2023-05-13T80-00-00-04-00/02-6-150x150.jpg)</text:a>
</text:p>
      <text:p text:style-name="P4">
<text:a xlink:type="simple" xlink:href="https://armyinform.com.ua/wp-content/uploads/2023/05/03-9.jpg" text:style-name="Internet_20_link" text:visited-style-name="Visited_20_Internet_20_Link">
<draw:frame draw:style-name="fr1" draw:name="Image262" text:anchor-type="as-char" svg:width="6.9236in" svg:height="6.9236in" draw:z-index="0">
<draw:image xlink:href="../Images/AРМІЯINFORM/2023-05-13T80-00-00-04-00/03-9-150x150.jpg" xlink:type="simple" xlink:show="embed" xlink:actuate="onLoad" draw:mime-type="image/jpeg"/>
</draw:frame>
</text:a>
</text:p>
      <text:p text:style-name="P4">
<text:a xlink:type="simple" xlink:href="https://armyinform.com.ua/wp-content/uploads/2023/05/04-9.jpg" text:style-name="Internet_20_link" text:visited-style-name="Visited_20_Internet_20_Link">
<draw:frame draw:style-name="fr1" draw:name="Image263" text:anchor-type="as-char" svg:width="6.9236in" svg:height="6.9236in" draw:z-index="0">
<draw:image xlink:href="../Images/AРМІЯINFORM/2023-05-13T80-00-00-04-00/04-9-150x150.jpg" xlink:type="simple" xlink:show="embed" xlink:actuate="onLoad" draw:mime-type="image/jpeg"/>
</draw:frame>
</text:a>
In the regional center, as part of the project, the head of the Chernihiv United Code and JV Colonel Sergey Kolesnyk visited Svetlana Alexandrovnyshpak - moms of the serviceman of the Armed Forces of Ukraine of the Senior Lieutenantolodimir Shpak, who died in the east in 2021.</text:p>
      <text:p text:style-name="P4">
According to the woman, her son's combat brothers constantly call her and thank her knowledge and training, which Vladimir taught her subordinates when he was their team.</text:p>
      <ul>
        <li>
Every mother of the hero, during the meeting, we express their sincere condolences from the lead of the son, who gave life for our country and thank for the courage and Siludukh, with whom they survived these difficult losses for families, - said Colonel Sergiy Kolesnik.</li>
      </ul>
      <text:p text:style-name="P4">
According to the officer, servicemen of territorial centers of staffing and social support constantly keep in touch with the families of dead military servicemen. For example, they inform the families of victims of non-regulatory acts governing the establishment of state privileges. In addition, they study the needs of the families of the victims in advance of constant targeted support in solving problematic issues.</text:p>
      <ul>
        <li>
This initiative demonstrates great respect for the warriors who gave their lives to protect the Motherland, and shows that the state cares for the breakdown of their families, - summed up the head of the Chernihiv United Code and JV Colonel Sergei Kolesnyk.</li>
      </ul>
      <text:p text:style-name="P4">
_ <text:span text:style-name="T4">
 Author's photo </text:span>
 _</text:p>
      <text:p text:style-name="P4">
News Source: <text:a xlink:type="simple" xlink:href="https://armyinform.com.ua/2023/05/13/do-dnya-materi-na-chernigivshhyni-rozpochalasya-akcziya-shanuyemo-mamu-geroya/" text:style-name="Internet_20_link" text:visited-style-name="Visited_20_Internet_20_Link">
https://armyinform.com.ua/2023/05/13/do-dnya-materi-na-chernigivshhyni-rozpochalasya-akcziya-shanuyemo-mamu-geroya/</text:a>
</text:p>
      <!--NEWS-->
      <text:h text:style-name="P10" text:outline-level="1">
<text:span text:style-name="T4">
The first meeting of the Interagency Working Group on consideration of proposals for allocation of funds of the Fund of Elimination of the Consequences of Armed Aggression</text:span>
</text:h>
      <text:p text:style-name="P4">
Author: ['АРМІЯINFORM']</text:p>
      <text:p text:style-name="P4">
Time: 2023-05-13T81:00:00-04:00</text:p>
      <text:p text:style-name="P4">
Description: Mizhvydcha Roboccam Grup with a license of a legalized Proposary Schodi Vidіlennya Koshtyv Fund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0/uryad-1-e1638886488113.jpg" text:style-name="Internet_20_link" text:visited-style-name="Visited_20_Internet_20_Link">
uryad-1-e1638886488113.jpg</text:a>
']</text:p>
      <text:p text:style-name="P4">
Tags: ['ЗАСІДАННЯ', 'УРЯДОВИЙ ПОРТАЛ', 'ФОНД ЛІКВІДАЦІЇ НАСЛІДКІВ']</text:p>
      <text:p text:style-name="P4">
Category: News</text:p>
      <!--METADATA-->
      <text:p text:style-name="P4">
<draw:frame draw:style-name="fr1" draw:name="Image264" text:anchor-type="as-char" svg:width="6.9236in" svg:height="3.964969in" draw:z-index="0">
<draw:image xlink:href="../Images/AРМІЯINFORM/2023-05-13T81-00-00-04-00/uryad-1-e1638886488113.jpg" xlink:type="simple" xlink:show="embed" xlink:actuate="onLoad" draw:mime-type="image/jpeg"/>
</draw:frame>
The Interagency Working Group on Consideration of Summarized Proposals for the Selection of the Fund for Elimination of the Consequences of Armed Aggression held the first meeting, which was first applied as a recommendation method of priority of projects, as well as the first applications for financing the projects of funds of the Fund's funds were considered. About it <text:a xlink:type="simple" xlink:href="https://www.kmu.gov.ua/news/vidbulosia-pershe-zasidannia-mizhvidomchoi-robochoi-hrupy-z-rozghliadu-propozytsii-shchodo-vydilennia-koshtiv-fondu-likvidatsii-naslidkiv-zbroinoi-ahresii" text:style-name="Internet_20_link" text:visited-style-name="Visited_20_Internet_20_Link">
reports</text:a>
Government portal.</text:p>
      <text:p text:style-name="P4">
The priority methodology was developed by experts of the Ministry of Development of Publicity and Infrastructure(Ministry of Infrastructure)Together with the coalition of RISE Ukraine, the social organizations. The methodology involves the assessment of compliance with the projects of reconstruction priorities with the determination of the corresponding indicator.</text:p>
      <text:p text:style-name="P4">
The priority indicator is calculated by the formula as includes, in particular, the level of needs, coverage(the number of population whose needs satisfy the project), urgency of need, as well as an indicator of additional impact(Energy efficiency, improvement of quality of the environment, inclusivity, creation of notes, etc.).</text:p>
      <text:p text:style-name="P4">
Під час засідання Міжвідомча робоча група розглянула 377 перших проектів ізобсягом фінансування за рахунок фонду ліквідації 17,9 млрд гривень, поданихорганами місцевого самоврядування, а також центральними органами виконавчоївлади на розгляд через Галузеву систему управління відновленнямінфраструктури, яка є складовою частиною цифрової екосистеми DREAM.</text:p>
      <text:p text:style-name="P4">
За результатами розгляду проектів робоча група склала перелік проектів зпопередньою пріоритизацією, який буде переданий на розгляд Кабінету МіністрівУкраїни. Фінальний перелік проектів буде затверджений Урядом за результатамидоопрацювання заявниками поданої документації. Затверджені проекти отримаютьфінансування з Фонду ліквідації наслідків збройної агресії.</text:p>
      <text:p text:style-name="P4">
The following meetings of the Interagency Working Group will be broadcast in online mode will be available for public viewing.</text:p>
      <text:p text:style-name="P4">
The priority methodology used by the Interagency Working Group will underpin the basis of project prioritization methodology, which the Ministry of Infrastructure develops in conjunction with the World Bank. Methodology Technical Task for Methodology is available at <text:a xlink:type="simple" xlink:href="https://mtu.gov.ua/files/Infrastructure_Prioritization_Framework_Final_Version.pdf" text:style-name="Internet_20_link" text:visited-style-name="Visited_20_Internet_20_Link">
link</text:a>
.</text:p>
      <text:p text:style-name="P4">
Замовниками по проектах будуть визначені органи місцевого самоврядування,деякі центральні органи виконавчої влади та обласні військові адміністрації, атакож Державне агентство відновлення та розвитку інфраструктури України.</text:p>
      <text:p text:style-name="P4">
«Україна має сильні і потужні громади. Ключове завдання держави в умовахвоєнного часу — допомогти їм впоратись з викликами відбудови та реалізуватипроекти за найкращими світовими стандартами щодо управління, екологічності талюдиноцентричності. Агентство відновлення спеціалізується на великихфлагманських проектах, має стати справжнім партнером для тих громад, якимсьогодні бракує спроможності в реалізації проектів. При цьому важливозберігати ініціативу і лідерство громад, наскільки це можливо в цих непростихумовах», — підкреслила заступник Міністра розвитку громад, територій таінфраструктури Олександра Азархіна.</text:p>
      <text:p text:style-name="P4">
Наразі команда Агентства відновлення спільно зі Службами відновлення вобластях, представниками органів виконавчої влади проводять обстеженняоб’єктів, вивчають всю наявну документацію та опрацьовують відповіднімеханізми та строки відновлення. Фахівці Агентства вже провели виїзні наради,оглянули об’єкти та оцінили поточні масштаби руйнувань. Все це дозволить післяприйняття рішення Урядом в найкоротші терміни приступити до виконання робіт навизначених об’єктах для оперативної їх реалізації за принципом «build backbetter», з урахуванням міжнародного досвіду та найкращих практик будівництва.</text:p>
      <text:p text:style-name="P4">
«Агентство розробляє комплексні прозорі уніфіковані підходи до проведенняпроцедур закупівель, критерії та вимоги до потенційних підрядних організацій.Роботи плануємо виконувати згідно з чинними будівельними нормами, зокрема зтермоізоляції, вимогами інклюзивності та безпеки», — розповів ГоловаДержавного агентства відновлення та розвитку інфраструктури Мустафа Найєм.</text:p>
      <text:p text:style-name="P4">
Recall that the Interagency Working Group was formed in accordance with the Procedure of use of the Fund's Boots, approved by the Cabinet of Ministers Resolution No. 118 of February 10, 20123. The working group considers the generalized proposals of the applicants, the subsequent ministers, and prepares the government proposals for the allocation of funds of the Fund, taking into account the compliance of the proposals.</text:p>
      <text:p text:style-name="P4">
The Vice Prime Minister for the Restoration of Ukraine-the Minister of Community and Infrastructure Development Oleksandr Kubrakov is headed by the Vice Prime Minister for the Restoration of Ukraine-the Minister of Community and Infrastructure.</text:p>
      <text:p text:style-name="P4">
The working group also included the First Deputy Minister of Development of Communities, Territories and Infrastructure Vasyl Shkurakov, Deputy Minister of Development Dariya Marchak policies, Deputy Minister of Health Petro Yemets, Deputy Minister of Education and Science Svetlanadanillenko, Deputy Minister of Culture and Information Policy Galinogrigorenko, State Secretary of the Ministry of Defense of Ukraine Konstantin Vashchenko, Head of the State Agency for Recovery and Development Ivko.</text:p>
      <text:p text:style-name="P4">
According to the approved procedure, local self -government bodies submit to the allocation of funds of the Fund in the regional administrations, which in their own way send them to the Ministry of Infrastructure. Such a mechanism is used by a detachment in the construction and reconstruction of public buildings, reconstruction of utilities(water supply, drainage, heat supply), construction and reconstruction(VPO), development of design estimates for displaced objects, etc.</text:p>
      <text:p text:style-name="P4">
At the same time, appeals for municipal objects of electricity supply, provision of school buses and special transport for health care facilities, regional administrations submit directly to the profile ministry: the Ministry of Energy, the Ministry of Health Taminister of Education and Science.</text:p>
      <text:p text:style-name="P4">
News Source: <text:a xlink:type="simple" xlink:href="https://armyinform.com.ua/2023/05/13/vidbulosya-pershe-zasidannya-mizhvidomchoyi-robochoyi-grupy-z-rozglyadu-propozyczij-shhodo-vydilennya-koshtiv-fondu-likvidacziyi-naslidkiv-zbrojnoyi-agresiyi/" text:style-name="Internet_20_link" text:visited-style-name="Visited_20_Internet_20_Link">
https://armyinform.com.ua/2023/05/13/vidbulosya-pershe-zasidannya-mizhvidomchoyi-robochoyi-grupy-z-rozglyadu-propozyczij-shhodo-vydilennya-koshtiv-fondu-likvidacziyi-naslidkiv-zbrojnoyi-agresiyi/</text:a>
</text:p>
      <!--NEWS-->
      <text:h text:style-name="P10" text:outline-level="1">
<text:span text:style-name="T4">
Kharkiv residents can receive financial assistance from internationalists</text:span>
</text:h>
      <text:p text:style-name="P4">
Author: ['АРМІЯINFORM']</text:p>
      <text:p text:style-name="P4">
Time: 2023-05-13T82:00:00-04:00</text:p>
      <text:p text:style-name="P4">
Description: The Kharkivshchini sent Vipli Groshovs for the configuration of VID Viyni Osіb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15-1.jpg" text:style-name="Internet_20_link" text:visited-style-name="Visited_20_Internet_20_Link">
15-1.jpg</text:a>
']</text:p>
      <text:p text:style-name="P4">
Tags: ['ГРОШОВА ДОПОМОГА', 'ПОСТРАЖДАЛИХ ВНАСЛІДОК ВІЙНИ', 'ХАРКІВЩИНА']</text:p>
      <text:p text:style-name="P4">
Category: News</text:p>
      <!--METADATA-->
      <text:p text:style-name="P4">
<draw:frame draw:style-name="fr1" draw:name="Image265" text:anchor-type="as-char" svg:width="6.9236in" svg:height="3.635469in" draw:z-index="0">
<draw:image xlink:href="../Images/AРМІЯINFORM/2023-05-13T82-00-00-04-00/15-1.jpg" xlink:type="simple" xlink:show="embed" xlink:actuate="onLoad" draw:mime-type="image/jpeg"/>
</draw:frame>
In Kharkiv region, payments of financial assistance for the victims of war. Cash support is provided by the NGO Martin Club in the partnership of the Mercy Corps Humanitarian Aid for Financial Supporting the US Agency for International Development. About it <text:a xlink:type="simple" xlink:href="https://minre.gov.ua/2023/05/13/zhyteli-harkivshhyny-mozhut-otrymaty-finansovu-dopomogu-vid-mizhnarodnykiv/" text:style-name="Internet_20_link" text:visited-style-name="Visited_20_Internet_20_Link">
reports</text:a>
Ministry of Reintegration of Temporarily Occupied Territories of Ukraine.</text:p>
      <text:p text:style-name="P4">
Money assistance is paid for three months. Its size is 2200 UAH per month for each household member.</text:p>
      <text:p text:style-name="P4">
People who have not received financial assistance from other harmful organizations in the last two months can apply.</text:p>
      <text:p text:style-name="P4">
<text:span text:style-name="T4">
 You can sign up </text:span>
 for registration by calling hotline: 0 800 334 925. The hotline operates from Monday to Friday from 10:00 to 17:00.</text:p>
      <text:p text:style-name="P4">
<text:span text:style-name="T4">
 In order to receive help, you must provide the following information: </text:span>
</text:p>
      <ul>
        <li>
individual tax number; * ID card or passport number; * number of household members; * actual residence; * Bank account number(The registrar in no case requests the CVV code).</li>
      </ul>
      <text:p text:style-name="P4">
Допомога виплачується на банківський рахунок отримувача, якого визначаютьчлени домогосподарства.</text:p>
      <text:p text:style-name="P4">
News Source: <text:a xlink:type="simple" xlink:href="https://armyinform.com.ua/2023/05/13/zhyteli-harkivshhyny-mozhut-otrymaty-finansovu-dopomogu-vid-mizhnarodnykiv/" text:style-name="Internet_20_link" text:visited-style-name="Visited_20_Internet_20_Link">
https://armyinform.com.ua/2023/05/13/zhyteli-harkivshhyny-mozhut-otrymaty-finansovu-dopomogu-vid-mizhnarodnykiv/</text:a>
</text:p>
      <!--NEWS-->
      <text:h text:style-name="P10" text:outline-level="1">
<text:span text:style-name="T4">
Anna Malyar led the delegation of our military chaplains on international pilgrimage in France</text:span>
</text:h>
      <text:p text:style-name="P4">
Author: ['АРМІЯINFORM']</text:p>
      <text:p text:style-name="P4">
Time: 2023-05-13T83:00:00-04:00</text:p>
      <text:p text:style-name="P4">
Description: Intragramu our vіsikovikh capelain at the miversity of Kaplansku St. Petersburg.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402286861243762234_y.jpg" text:style-name="Internet_20_link" text:visited-style-name="Visited_20_Internet_20_Link">
photo_5402286861243762234_y.jpg</text:a>
', '<text:a xlink:type="simple" xlink:href="https://armyinform.com.ua/wp-content/uploads/2023/05/photo_5402286861243762240_y-150x150.jpg" text:style-name="Internet_20_link" text:visited-style-name="Visited_20_Internet_20_Link">
photo_5402286861243762240_y-150x150.jpg</text:a>
', '<text:a xlink:type="simple" xlink:href="https://armyinform.com.ua/wp-content/uploads/2023/05/photo_5402286861243762235_y-150x150.jpg" text:style-name="Internet_20_link" text:visited-style-name="Visited_20_Internet_20_Link">
photo_5402286861243762235_y-150x150.jpg</text:a>
', '<text:a xlink:type="simple" xlink:href="https://armyinform.com.ua/wp-content/uploads/2023/05/photo_5402286861243762236_y-150x150.jpg" text:style-name="Internet_20_link" text:visited-style-name="Visited_20_Internet_20_Link">
photo_5402286861243762236_y-150x150.jpg</text:a>
', '<text:a xlink:type="simple" xlink:href="https://armyinform.com.ua/wp-content/uploads/2023/05/photo_5402286861243762237_y-150x150.jpg" text:style-name="Internet_20_link" text:visited-style-name="Visited_20_Internet_20_Link">
photo_5402286861243762237_y-150x150.jpg</text:a>
', '<text:a xlink:type="simple" xlink:href="https://armyinform.com.ua/wp-content/uploads/2023/05/photo_5402286861243762238_y-150x150.jpg" text:style-name="Internet_20_link" text:visited-style-name="Visited_20_Internet_20_Link">
photo_5402286861243762238_y-150x150.jpg</text:a>
', '<text:a xlink:type="simple" xlink:href="https://armyinform.com.ua/wp-content/uploads/2023/05/photo_5402286861243762239_y-150x150.jpg" text:style-name="Internet_20_link" text:visited-style-name="Visited_20_Internet_20_Link">
photo_5402286861243762239_y-150x150.jpg</text:a>
']</text:p>
      <text:p text:style-name="P4">
Tags: ['ВІЙСЬКОВІ КАПЕЛАНИ', 'ГАННА МАЛЯР', 'ФРАНЦІЯ']</text:p>
      <text:p text:style-name="P4">
Category: News</text:p>
      <!--METADATA-->
      <text:p text:style-name="P4">
<draw:frame draw:style-name="fr1" draw:name="Image266" text:anchor-type="as-char" svg:width="6.9236in" svg:height="4.608521in" draw:z-index="0">
<draw:image xlink:href="../Images/AРМІЯINFORM/2023-05-13T83-00-00-04-00/photo_5402286861243762234_y.jpg" xlink:type="simple" xlink:show="embed" xlink:actuate="onLoad" draw:mime-type="image/jpeg"/>
</draw:frame>
We integrate our military chaplains into the international chaplain community. Proce <text:a xlink:type="simple" xlink:href="https://t.me/annamaliar/731" text:style-name="Internet_20_link" text:visited-style-name="Visited_20_Internet_20_Link">
the statement</text:a>
In Anna Painter's telegram.</text:p>
      <text:p text:style-name="P4">
Every year, the military with military chaplains for an international pilgrimage to Lourdes is gathered in France.</text:p>
      <text:p text:style-name="P4">
It is a major international event that unites the military community on the issues of spiritual and psychological support and rehabilitation of the military.</text:p>
      <text:p text:style-name="P4">
This year, 14,000 soldiers from 38 countries are here.</text:p>
      <text:p text:style-name="P4">
<text:a xlink:type="simple" xlink:href="https://armyinform.com.ua/wp-content/uploads/2023/05/photo_5402286861243762240_y.jpg" text:style-name="Internet_20_link" text:visited-style-name="Visited_20_Internet_20_Link">
!(Images/AРМІЯINFORM/2023-05-13T83-00-00-04-00/photo_5402286861243762240_y-150x150.jpg)</text:a>
</text:p>
      <text:p text:style-name="P4">
<text:a xlink:type="simple" xlink:href="https://armyinform.com.ua/wp-content/uploads/2023/05/photo_5402286861243762235_y.jpg" text:style-name="Internet_20_link" text:visited-style-name="Visited_20_Internet_20_Link">
<draw:frame draw:style-name="fr1" draw:name="Image267" text:anchor-type="as-char" svg:width="6.9236in" svg:height="6.9236in" draw:z-index="0">
<draw:image xlink:href="../Images/AРМІЯINFORM/2023-05-13T83-00-00-04-00/photo_5402286861243762235_y-150x150.jpg" xlink:type="simple" xlink:show="embed" xlink:actuate="onLoad" draw:mime-type="image/jpeg"/>
</draw:frame>
</text:a>
</text:p>
      <text:p text:style-name="P4">
<text:a xlink:type="simple" xlink:href="https://armyinform.com.ua/wp-content/uploads/2023/05/photo_5402286861243762236_y.jpg" text:style-name="Internet_20_link" text:visited-style-name="Visited_20_Internet_20_Link">
<draw:frame draw:style-name="fr1" draw:name="Image268" text:anchor-type="as-char" svg:width="6.9236in" svg:height="6.9236in" draw:z-index="0">
<draw:image xlink:href="../Images/AРМІЯINFORM/2023-05-13T83-00-00-04-00/photo_5402286861243762236_y-150x150.jpg" xlink:type="simple" xlink:show="embed" xlink:actuate="onLoad" draw:mime-type="image/jpeg"/>
</draw:frame>
</text:a>
</text:p>
      <text:p text:style-name="P4">
<text:a xlink:type="simple" xlink:href="https://armyinform.com.ua/wp-content/uploads/2023/05/photo_5402286861243762237_y.jpg" text:style-name="Internet_20_link" text:visited-style-name="Visited_20_Internet_20_Link">
<draw:frame draw:style-name="fr1" draw:name="Image269" text:anchor-type="as-char" svg:width="6.9236in" svg:height="6.9236in" draw:z-index="0">
<draw:image xlink:href="../Images/AРМІЯINFORM/2023-05-13T83-00-00-04-00/photo_5402286861243762237_y-150x150.jpg" xlink:type="simple" xlink:show="embed" xlink:actuate="onLoad" draw:mime-type="image/jpeg"/>
</draw:frame>
</text:a>
</text:p>
      <text:p text:style-name="P4">
<text:a xlink:type="simple" xlink:href="https://armyinform.com.ua/wp-content/uploads/2023/05/photo_5402286861243762238_y.jpg" text:style-name="Internet_20_link" text:visited-style-name="Visited_20_Internet_20_Link">
<draw:frame draw:style-name="fr1" draw:name="Image270" text:anchor-type="as-char" svg:width="6.9236in" svg:height="6.9236in" draw:z-index="0">
<draw:image xlink:href="../Images/AРМІЯINFORM/2023-05-13T83-00-00-04-00/photo_5402286861243762238_y-150x150.jpg" xlink:type="simple" xlink:show="embed" xlink:actuate="onLoad" draw:mime-type="image/jpeg"/>
</draw:frame>
</text:a>
</text:p>
      <text:p text:style-name="P4">
<text:a xlink:type="simple" xlink:href="https://armyinform.com.ua/wp-content/uploads/2023/05/photo_5402286861243762239_y.jpg" text:style-name="Internet_20_link" text:visited-style-name="Visited_20_Internet_20_Link">
<draw:frame draw:style-name="fr1" draw:name="Image271" text:anchor-type="as-char" svg:width="6.9236in" svg:height="6.9236in" draw:z-index="0">
<draw:image xlink:href="../Images/AРМІЯINFORM/2023-05-13T83-00-00-04-00/photo_5402286861243762239_y-150x150.jpg" xlink:type="simple" xlink:show="embed" xlink:actuate="onLoad" draw:mime-type="image/jpeg"/>
</draw:frame>
</text:a>
"I was honored to lead our delegation and be the first representative of the Ministry of Defense of Ukraine at such an event for 27 years during which the Ukrainian community participates in this military pilgrimage," the Minister of Defense Minister of Ukraine reports.</text:p>
      <text:p text:style-name="P4">
Anna Malyar reminded that this year the service of military cape was launched in the Armed Forces, which is now being developed dynamically.</text:p>
      <text:p text:style-name="P4">
“There is a lot of attention here to our delegation. Our flag group was the first. I have prayed here. Almost everyone approached us with the words of support and proclaimed Bravo Ukraine, - she sums up.</text:p>
      <text:p text:style-name="P4">
News Source: <text:a xlink:type="simple" xlink:href="https://armyinform.com.ua/2023/05/13/ganna-malyar-ocholyla-delegacziyu-nashyh-vijskovyh-kapelaniv-na-mizhnarodnomu-palomnycztvi-u-francziyi/" text:style-name="Internet_20_link" text:visited-style-name="Visited_20_Internet_20_Link">
https://armyinform.com.ua/2023/05/13/ganna-malyar-ocholyla-delegacziyu-nashyh-vijskovyh-kapelaniv-na-mizhnarodnomu-palomnycztvi-u-francziyi/</text:a>
</text:p>
      <!--NEWS-->
      <text:h text:style-name="P10" text:outline-level="1">
<text:span text:style-name="T4">
Aviation of Defense Forces has struck 8 beats by the occupants' concentration areas</text:span>
</text:h>
      <text:p text:style-name="P4">
Author: ['АРМІЯINFORM']</text:p>
      <text:p text:style-name="P4">
Time: 2023-05-13T84:00:00-04:00</text:p>
      <text:p text:style-name="P4">
Description: About the General Headquarters of the ZSU. “The Avіiaziya defense forces for Dob took 8 strokes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ВІАЦІЯ', 'АГРЕСІЯ РФ', 'ВІЙНА', 'ВТОРГНЕННЯ РФ', 'ГЕНЕРАЛЬНИЙ ШТАБ ЗС УКРАЇНИ']</text:p>
      <text:p text:style-name="P4">
Category: News</text:p>
      <!--METADATA-->
      <text:p text:style-name="P4">
<draw:frame draw:style-name="fr1" draw:name="Image272" text:anchor-type="as-char" svg:width="6.9236in" svg:height="5.385022in" draw:z-index="0">
<draw:image xlink:href="../Images/AРМІЯINFORM/2023-05-13T84-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esoVaHVbHYjxnxeBy2LG658AvCYYjjGQ1CYm2Mrt8Pn5HSSDoSW8W58FzwQ8dPFkl" text:style-name="Internet_20_link" text:visited-style-name="Visited_20_Internet_20_Link">
reports</text:a>
The General Staff of the Armed Forces.</text:p>
      <text:p text:style-name="P4">
“Aviation of defense forces per day made 8 strokes in the areas of concentration of the personal staff and military equipment of the enemy, as well as a blow to the hostile-aircraft missile complex. Our defenders also killed two enemy exploration UAVs of the type "Orlan-10",-the message reads.</text:p>
      <text:p text:style-name="P4">
It is noted that the departments of rocket troops and artillery struck 4 districts of living force, 2 ammunition depots, as well as 2 stations of the radiolectronic struggle of the enemy.</text:p>
      <text:p text:style-name="P4">
News Source: <text:a xlink:type="simple" xlink:href="https://armyinform.com.ua/2023/05/13/aviacziya-syl-oborony-zavdala-8-udariv-po-rajonah-zoseredzhennya-okupantiv/" text:style-name="Internet_20_link" text:visited-style-name="Visited_20_Internet_20_Link">
https://armyinform.com.ua/2023/05/13/aviacziya-syl-oborony-zavdala-8-udariv-po-rajonah-zoseredzhennya-okupantiv/</text:a>
</text:p>
      <!--NEWS-->
      <text:h text:style-name="P10" text:outline-level="1">
<text:span text:style-name="T4">
The President of Ukraine met with Pope Francis</text:span>
</text:h>
      <text:p text:style-name="P4">
Author: ['АРМІЯINFORM']</text:p>
      <text:p text:style-name="P4">
Time: 2023-05-13T85:00:00-04:00</text:p>
      <text:p text:style-name="P4">
Description: At the interfixes of the OFITSITA VIZITS BEFORE ITILICOCO KOLSKUBLIKI TO VAKTICAN Presiden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d1ae9e8de68f0c2afbc3b5a653cb84b5_1683995796_extra_large.jpeg" text:style-name="Internet_20_link" text:visited-style-name="Visited_20_Internet_20_Link">
d1ae9e8de68f0c2afbc3b5a653cb84b5_1683995796_extra_large.jpeg</text:a>
', '<text:a xlink:type="simple" xlink:href="https://armyinform.com.ua/wp-content/uploads/2023/05/630_360_1683992011-425.jpg" text:style-name="Internet_20_link" text:visited-style-name="Visited_20_Internet_20_Link">
630_360_1683992011-425.jpg</text:a>
']</text:p>
      <text:p text:style-name="P4">
Tags: ['ВАТИКАН', 'ПАПА РИМСЬКИЙ ФРАНЦИСК', 'ПРЕЗИДЕНТ УКРАЇНИ']</text:p>
      <text:p text:style-name="P4">
Category: News</text:p>
      <!--METADATA-->
      <text:p text:style-name="P4">
<draw:frame draw:style-name="fr1" draw:name="Image273" text:anchor-type="as-char" svg:width="6.9236in" svg:height="4.617948in" draw:z-index="0">
<draw:image xlink:href="../Images/AРМІЯINFORM/2023-05-13T85-00-00-04-00/d1ae9e8de68f0c2afbc3b5a653cb84b5_1683995796_extra_large.jpeg" xlink:type="simple" xlink:show="embed" xlink:actuate="onLoad" draw:mime-type="image/jpeg"/>
</draw:frame>
Within the official visit to the Italian Republic and the Vatican of the President of Ukraine, Volodymyr Zelenskyy met with Pope Francis.</text:p>
      <text:p text:style-name="P4">
During the meeting, the Head of State was focused on the cessation of Russian military aggression and the restoration of peace. About it <text:a xlink:type="simple" xlink:href="https://www.president.gov.ua/news/prezident-ukrayini-volodimir-zelenskij-zustrivsya-z-papoyu-r-82849" text:style-name="Internet_20_link" text:visited-style-name="Visited_20_Internet_20_Link">
reports</text:a>
Office of the President of Ukraine.</text:p>
      <text:p text:style-name="P4">
"A clear and realistic algorithm for achieving a just peace is set out in the Ukrainian formula of peace," said Volodymyr Zelenskyy.</text:p>
      <text:p text:style-name="P4">
He asked Pope Francis to comprehensively promote the realization of the formula of peace, including food security issues, the release of prisoners and deported persons of fairness.</text:p>
      <text:p text:style-name="P4">
"Since the war is ongoing in the territory of Ukraine, a peace plan can only be Ukrainian," the President said.</text:p>
      <text:p text:style-name="P4">
<draw:frame draw:style-name="fr1" draw:name="Image274" text:anchor-type="as-char" svg:width="6.9236in" svg:height="3.956343in" draw:z-index="0">
<draw:image xlink:href="../Images/AРМІЯINFORM/2023-05-13T85-00-00-04-00/630_360_1683992011-425.jpg" xlink:type="simple" xlink:show="embed" xlink:actuate="onLoad" draw:mime-type="image/jpeg"/>
</draw:frame>
Volodymyr Zelensky called on his holiness for a clear condemnation of Russia's military aggression against Ukraine and stressed that there could be no equality between the victim of the aggressor.</text:p>
      <text:p text:style-name="P4">
A separate theme of the meeting was the crimes of Russia related to the abduction of the ideporting of Ukrainian children to the Russian Federation. The head of the Ukrainian state called on the Vatican to join the efforts of Ukraine aimed at inflating illegally and forcibly exported to Russia, de facto stolen, Ukrainian children.</text:p>
      <text:p text:style-name="P4">
Volodymyr Zelensky invited Pope Francis to visit our country to support the prayer of all Ukrainians who suffer from Russian terror against the evil that came to the Ukrainian land.</text:p>
      <text:p text:style-name="P4">
The President also conveyed his holiness painting "Loss, 2022-58" Autholexion of Revika, who was born in the occupied by Russia Melitopolisapozhye region. This painting is part of the Red Line series that illustrates the wars that are happening now. Each work of the series is a red line that has been conquered by Russia.</text:p>
      <text:p text:style-name="P4">
News Source: <text:a xlink:type="simple" xlink:href="https://armyinform.com.ua/2023/05/13/prezydent-ukrayiny-zustrivsya-z-papoyu-rymskym-franczyskom/" text:style-name="Internet_20_link" text:visited-style-name="Visited_20_Internet_20_Link">
https://armyinform.com.ua/2023/05/13/prezydent-ukrayiny-zustrivsya-z-papoyu-rymskym-franczyskom/</text:a>
</text:p>
      <!--NEWS-->
      <text:h text:style-name="P10" text:outline-level="1">
<text:span text:style-name="T4">
Our troops are gradually moving in two directions in Bakhmut's suburbs - Anna Malyar</text:span>
</text:h>
      <text:p text:style-name="P4">
Author: ['АРМІЯINFORM']</text:p>
      <text:p text:style-name="P4">
Time: 2023-05-13T86:00:00-04:00</text:p>
      <text:p text:style-name="P4">
Description: In the Epizentry Boyovikh, the situation in the Bakhmutsky is the situation is dynamicall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bahmut-5.jpg" text:style-name="Internet_20_link" text:visited-style-name="Visited_20_Internet_20_Link">
bahmut-5.jpg</text:a>
']</text:p>
      <text:p text:style-name="P4">
Tags: ['БАХМУТ', 'ГАННА МАЛЯР']</text:p>
      <text:p text:style-name="P4">
Category: News</text:p>
      <!--METADATA-->
      <text:p text:style-name="P4">
<draw:frame draw:style-name="fr1" draw:name="Image275" text:anchor-type="as-char" svg:width="6.9236in" svg:height="4.32725in" draw:z-index="0">
<draw:image xlink:href="../Images/AРМІЯINFORM/2023-05-13T86-00-00-04-00/bahmut-5.jpg" xlink:type="simple" xlink:show="embed" xlink:actuate="onLoad" draw:mime-type="image/jpeg"/>
</draw:frame>
Illustrative photo</text:p>
      <text:p text:style-name="P4">
In the epicenter of hostilities in the Bakhmut direction, the situation develops dynamically.</text:p>
      <text:p text:style-name="P4">
In two directions in the suburbs of Bakhmut, our troops are gradually moving. There will be no correct figures now, because there are active fighting. About it <text:a xlink:type="simple" xlink:href="https://t.me/annamaliar/732" text:style-name="Internet_20_link" text:visited-style-name="Visited_20_Internet_20_Link">
reported</text:a>
Anna painter in a telegram channel.</text:p>
      <text:p text:style-name="P4">
“Ours are destroying the enemy and have already been captured. Instead, the city itself is more complicated. However, thanks to the competent planning of the command of the taminess of our fighters, the enemy is unable to take the city under control, ”she said.</text:p>
      <text:p text:style-name="P4">
News Source: <text:a xlink:type="simple" xlink:href="https://armyinform.com.ua/2023/05/13/nashi-vijska-postupovo-prosuvayutsya-na-dvoh-napryamkah-u-peredmisti-bahmuta-ganna-malyar/" text:style-name="Internet_20_link" text:visited-style-name="Visited_20_Internet_20_Link">
https://armyinform.com.ua/2023/05/13/nashi-vijska-postupovo-prosuvayutsya-na-dvoh-napryamkah-u-peredmisti-bahmuta-ganna-malyar/</text:a>
</text:p>
      <!--NEWS-->
      <text:h text:style-name="P10" text:outline-level="1">
<text:span text:style-name="T4">
More security, more cooperation, more opportunities to return peace - Volodymyr Zelenskyy as a result of negotiations with George Meloni</text:span>
</text:h>
      <text:p text:style-name="P4">
Author: ['АРМІЯINFORM']</text:p>
      <text:p text:style-name="P4">
Time: 2023-05-13T87:00:00-04:00</text:p>
      <text:p text:style-name="P4">
Description: At the inter -Ositziyna wizita, President of Ukraine Volodymyr Zelensky Zerevv Zustych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ea0045b1a6d76effe80c75a3a1948b9a_1683996071_extra_large.jpeg" text:style-name="Internet_20_link" text:visited-style-name="Visited_20_Internet_20_Link">
ea0045b1a6d76effe80c75a3a1948b9a_1683996071_extra_large.jpeg</text:a>
', '<text:a xlink:type="simple" xlink:href="https://armyinform.com.ua/wp-content/uploads/2023/05/732e53bb0c42c2eef6b4fb1caae72b0a_1683996071_extra_large.jpeg" text:style-name="Internet_20_link" text:visited-style-name="Visited_20_Internet_20_Link">
732e53bb0c42c2eef6b4fb1caae72b0a_1683996071_extra_large.jpeg</text:a>
', '<text:a xlink:type="simple" xlink:href="https://armyinform.com.ua/wp-content/uploads/2023/05/de98c3b67e44a6fc7f0b72c4903c869e_1683996028_extra_large.jpeg" text:style-name="Internet_20_link" text:visited-style-name="Visited_20_Internet_20_Link">
de98c3b67e44a6fc7f0b72c4903c869e_1683996028_extra_large.jpeg</text:a>
']</text:p>
      <text:p text:style-name="P4">
Tags: ['ВОЛОДИМИР ЗЕЛЕНСЬКИЙ', 'ІТАЛІЯ']</text:p>
      <text:p text:style-name="P4">
Category: News</text:p>
      <!--METADATA-->
      <text:p text:style-name="P4">
<draw:frame draw:style-name="fr1" draw:name="Image276" text:anchor-type="as-char" svg:width="6.9236in" svg:height="4.617948in" draw:z-index="0">
<draw:image xlink:href="../Images/AРМІЯINFORM/2023-05-13T87-00-00-04-00/ea0045b1a6d76effe80c75a3a1948b9a_1683996071_extra_large.jpeg" xlink:type="simple" xlink:show="embed" xlink:actuate="onLoad" draw:mime-type="image/jpeg"/>
</draw:frame>
Within the official visit to Italy, President of Ukraine Volodymyr Zelensky has met with the Prime Minister of the Italian Republic, George Meloni.</text:p>
      <text:p text:style-name="P4">
The head of the Ukrainian state expressed gratitude to George Meloni, Presidential and all the Italian people personally for comprehensive support, decisions, the life of Ukrainians, as well as for sheltering in Italy, Ukrainian families who were injured in Italy due to the aggression of the Russian Federation. He stressed that Ukraine would never forget it.</text:p>
      <text:p text:style-name="P4">
During a meeting with media representatives, Volodymyr Zelensky reported that he was a security with the Prime Minister of Italy today.</text:p>
      <text:p text:style-name="P4">
“Today we have discussed our cooperation, including security and military. There is a very important decision to protect our sky, ”he said.</text:p>
      <text:p text:style-name="P4">
The President informed the head of the Italian government about how this night the Ukrainian defenders of the sky repelled another Russian attack on the territory of Ukraine by shotguns "Shahaned".</text:p>
      <text:p text:style-name="P4">
“First of all, I want to thank for help in saving people's lives. Everything that we do for the sake of safety is something that protects Ukrainian families, protects, protects our civilians and the lives of our soldiers, ”the Glavs said.</text:p>
      <text:p text:style-name="P4">
Volodymyr Zelensky expressed his gratitude to George Meloni, as well as the former Italian Dragie's former Premier, for visiting Ukraine by youthfully seeing the destructive consequences of Russia's bloody war.</text:p>
      <text:p text:style-name="P4">
The head of the Ukrainian state also invited all political leaders of Tagician figures of Italy to visit our country, to communicate personally by extraordinarily Ukrainians and to see with his own eyes that he had done the regime of Vladimirputin.</text:p>
      <text:p text:style-name="P4">
<draw:frame draw:style-name="fr1" draw:name="Image277" text:anchor-type="as-char" svg:width="6.9236in" svg:height="4.617948in" draw:z-index="0">
<draw:image xlink:href="../Images/AРМІЯINFORM/2023-05-13T87-00-00-04-00/732e53bb0c42c2eef6b4fb1caae72b0a_1683996071_extra_large.jpeg" xlink:type="simple" xlink:show="embed" xlink:actuate="onLoad" draw:mime-type="image/jpeg"/>
</draw:frame>
The second topic of the conversation of the President of Ukraine and the Prime Minister of the Italian Republic was the implementation of the formula of peace, which is intended to stop Russian aggression and prevent its repetition in the future.</text:p>
      <text:p text:style-name="P4">
“Unfortunately, Russia responded to our formula of peace again with rockets and artillery. Her is interested in peace, we all have to realize it. They don't want peace. But peace is interested in us, Ukrainians, first and foremost. And our partners - I see it, - in the same way Italy. The Ukrainian peace formula is ten points that comprehend threats to peace. Ten very specific steps, ” - said Volodymyr Zelensky.“This is an extremely sensitive topic for me, for us: thousands of Ukrainian children have taken to the territory of the aggressor state. It is known about 19 393 children - this is a specific name with names. They were stolen by Russia. But the real number can be much larger - at least 200 thousand children were in the territories occupied by Russia, so we do not know about the fate of all these children, ”the President of Ukraine said.</text:p>
      <text:p text:style-name="P4">
He emphasized the need to act as quickly as possible to restore little Ukrainians by Russia.</text:p>
      <text:p text:style-name="P4">
In addition, as the head of state noted, the countries of Europe should continue to reduce dependence on Russia, in particular on its energy, so that the aggressor may not be possible for manipulation.</text:p>
      <text:p text:style-name="P4">
“One of the elements of this is sanctions. I thank you for supporting sanctions against aggression, ”he said.</text:p>
      <text:p text:style-name="P4">
In the context of European integration, the President of Ukraine noted that, despite the war, it is sure to implement the recommendations of the European Commission, which she followed last year.</text:p>
      <text:p text:style-name="P4">
“It is a great motivation for us - to be among equal, to become a member of the European Union. It will be right when the European Council will approve the decision on Ukraine's accession to the EU, ”Vladimirzelensky said.</text:p>
      <text:p text:style-name="P4">
With regard to the interaction of Ukraine with NATO, the Head of State emphasized the importance of coordinating political decisions with real cooperation.</text:p>
      <text:p text:style-name="P4">
“We are already more meaningful in defense and cooperation than political boundaries that exist for Ukraine and NATO. Ukraine is already protecting common freedom as any member of the Alliance is doing. So it will be right if political decisions are reality, ”the President emphasized.</text:p>
      <text:p text:style-name="P4">
Volodymyr Zelensky stated that he expects from the NATO summit in Vilnius the definition of the algorithm of Ukraine's accession to the Alliance, as well as a clear understanding of guaranteeing security for our country at a time before NATO's accession.</text:p>
      <text:p text:style-name="P4">
<draw:frame draw:style-name="fr1" draw:name="Image278" text:anchor-type="as-char" svg:width="6.9236in" svg:height="4.617948in" draw:z-index="0">
<draw:image xlink:href="../Images/AРМІЯINFORM/2023-05-13T87-00-00-04-00/de98c3b67e44a6fc7f0b72c4903c869e_1683996028_extra_large.jpeg" xlink:type="simple" xlink:show="embed" xlink:actuate="onLoad" draw:mime-type="image/jpeg"/>
</draw:frame>
“So, as a result of today's negotiations, it is first and foremost a great gratitude - my person and Ukrainian people - to you. Second, more safety, more safety, more opportunities to return peace, ”the President of Ukraine said.</text:p>
      <text:p text:style-name="P4">
In the context of post -war reconstruction of Ukraine, the parties discussed the preparation of the soil for the participation of Ukrainian and Italian business in the projects of non -governmental. “We are very interested in this. This will give the well -being and strength to some Ukrainian and Italians, ”the President said, and thanked George Meloni, which was held on April 26, a conference on Ukraine's reconstruction.George Meloni noted that Italy completely supports all the sanctions of the anthabing to achieve a fair peace, and will also work together with partners to assist Ukraine with weapons.</text:p>
      <text:p text:style-name="P4">
“No unjust peace can be imposed on Ukraine, and any peaceful man must be supported by the Ukrainian people. We will only come to peace when Russia ceases to conduct hostilities and attack civilian goals, ” - said Arctic.</text:p>
      <text:p text:style-name="P4">
The Prime Minister of the Italian Republic noted that Italy supports Formulumir proposed by the President of Ukraine.</text:p>
      <text:p text:style-name="P4">
George Meloni emphasized that today the struggle is underway in Ukraine, but in order to protect European values that are common to citizens of all Europe.</text:p>
      <text:p text:style-name="P4">
"Therefore, we will continue to provide our full support for promoting Ukraine's integration into the EU," said the head of the Italian government.</text:p>
      <text:p text:style-name="P4">
According to her, the cooperation of Ukraine with NATO should be strengthened, which will be discussed by the July Summit of the Alliance in Vilnius.</text:p>
      <text:p text:style-name="P4">
George Meloni has declared further support of the Black Sea grain to ensure world food security, as well as the restoration of the critical infrastructure of Ukraine, cooperation between the two countries in the medical sphere, the protection of Ukrainian cultural heritage.</text:p>
      <text:p text:style-name="P4">
“Our interaction, personal friendship is a guarantee of all these areas of cooperation. It is recalculated that Ukraine will win, will be even stronger and more projected, ”George Meloni summed up.</text:p>
      <text:p text:style-name="P4">
<text:span text:style-name="T4">
 Source: </text:span>
 <text:a xlink:type="simple" xlink:href="https://www.president.gov.ua/news/bilshe-bezpeki-bilshe-spivpraci-bilshe-mozhlivostej-povernut-82845" text:style-name="Internet_20_link" text:visited-style-name="Visited_20_Internet_20_Link">
Presidential Office</text:a>
</text:p>
      <text:p text:style-name="P4">
News Source: <text:a xlink:type="simple" xlink:href="https://armyinform.com.ua/2023/05/13/bilshe-bezpeky-bilshe-spivpraczi-bilshe-mozhlyvostej-povernuty-myr-volodymyr-zelenskyj-za-rezultatamy-peregovoriv-iz-dzhordzheyu-meloni/" text:style-name="Internet_20_link" text:visited-style-name="Visited_20_Internet_20_Link">
https://armyinform.com.ua/2023/05/13/bilshe-bezpeky-bilshe-spivpraczi-bilshe-mozhlyvostej-povernuty-myr-volodymyr-zelenskyj-za-rezultatamy-peregovoriv-iz-dzhordzheyu-meloni/</text:a>
</text:p>
      <!--NEWS-->
      <text:h text:style-name="P10" text:outline-level="1">
<text:span text:style-name="T4">
In the Mariinsky direction, the defense units reflected numerous enemy attacks</text:span>
</text:h>
      <text:p text:style-name="P4">
Author: ['АРМІЯINFORM']</text:p>
      <text:p text:style-name="P4">
Time: 2023-05-13T88:00:00-04:00</text:p>
      <text:p text:style-name="P4">
Description: About the prison at the Vechirnyom Zvedenni General Staff of the ZSU. “At the Mar'ansky ... War with Ukraine 2022, the war with Ukraine is the latest news today, the war with Ukraine 2022 is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ІЙНА', 'ВТОРГНЕННЯ РФ', 'ГШ ЗСУ']</text:p>
      <text:p text:style-name="P4">
Category: News</text:p>
      <!--METADATA-->
      <text:p text:style-name="P4">
<draw:frame draw:style-name="fr1" draw:name="Image279" text:anchor-type="as-char" svg:width="6.9236in" svg:height="4.603112in" draw:z-index="0">
<draw:image xlink:href="../Images/AРМІЯINFORM/2023-05-13T88-00-00-04-00/316291145_461855632794187_3997898045081184413_n.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esoVaHVbHYjxnxeBy2LG658AvCYYjjGQ1CYm2Mrt8Pn5HSSDoSW8W58FzwQ8dPFkl" text:style-name="Internet_20_link" text:visited-style-name="Visited_20_Internet_20_Link">
it is referred</text:a>
In the evening erection of the General Staff of the Armed Forces.</text:p>
      <text:p text:style-name="P4">
“In the Mariinsky direction, the defense units repelled numerous attacks in the area of Marinka. At the same time, inaseline points of St. George and Victory of Donetsk region were enemy, ”the presentation said.</text:p>
      <text:p text:style-name="P4">
It is noted that the enemy continues to concentrate the main efforts of Nalimansk, Bakhmut, Avdiiv and Mariinsky. In total, there were about 40 combat clashes during the day at the specified sections of churchfront, Bakhmut and Marinka remain at the epicenter of the fighting.</text:p>
      <text:p text:style-name="P4">
In the Bakhmut direction, the enemy continues to take offensive actions. The city of Bakhmut continues. In addition, during the day, the enemy conducted unsuccessful consonant actions in the direction of the settlements of Bogdanivka, Bakhmut and White Mountain.</text:p>
      <text:p text:style-name="P4">
It is also said that, along with positioning defense, our defenders will also lead active actions, in particular, offensive.</text:p>
      <text:p text:style-name="P4">
News Source: <text:a xlink:type="simple" xlink:href="https://armyinform.com.ua/2023/05/13/na-maryinskomu-napryamku-pidrozdily-syl-oborony-vidbyly-chyslenni-ataky-protyvnyka/" text:style-name="Internet_20_link" text:visited-style-name="Visited_20_Internet_20_Link">
https://armyinform.com.ua/2023/05/13/na-maryinskomu-napryamku-pidrozdily-syl-oborony-vidbyly-chyslenni-ataky-protyvnyka/</text:a>
</text:p>
      <!--NEWS-->
      <text:h text:style-name="P10" text:outline-level="1">
<text:span text:style-name="T4">
NATO is watching Russia's military strengthening in the Arctic - Benedett Bertie</text:span>
</text:h>
      <text:p text:style-name="P4">
Author: ['Єгор Брайлян']</text:p>
      <text:p text:style-name="P4">
Time: 2023-05-13T89:00:00-04:00</text:p>
      <text:p text:style-name="P4">
Description: The head of the planning half at the General Secretary General of NATO ... War with Ukraine 2022, the war with Ukraine Latest news today,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enedettaberti_2018u-embed-scaled.jpg" text:style-name="Internet_20_link" text:visited-style-name="Visited_20_Internet_20_Link">
benedettaberti_2018u-embed-scaled.jpg</text:a>
']</text:p>
      <text:p text:style-name="P4">
Tags: ['STOPRUSSIA', 'ВТОРГНЕННЯ РФ', 'ЕСТОНІЯ', 'НАТО', 'ФІНЛЯНДІЯ', 'ШВЕЦІЯ']</text:p>
      <text:p text:style-name="P4">
Category: News</text:p>
      <!--METADATA-->
      <text:p text:style-name="P4">
<draw:frame draw:style-name="fr1" draw:name="Image280" text:anchor-type="as-char" svg:width="6.9236in" svg:height="3.894525in" draw:z-index="0">
<draw:image xlink:href="../Images/AРМІЯINFORM/2023-05-13T89-00-00-04-00/benedettaberti_2018u-embed-scaled.jpg" xlink:type="simple" xlink:show="embed" xlink:actuate="onLoad" draw:mime-type="image/jpeg"/>
</draw:frame>
Benedetta Bertispeaks Durying Fellows Session at Ted2018 - The Age of Amazement, April 10 -14, 2018, Vancouver, BC, Canada. Photo: Ryan Lash / TED</text:p>
      <text:p text:style-name="P4">
This was stated by the Head of Policy Planning Office under the Secretary-General Benedett Benedett during a discussion on security in Northern Europe at the 16th-conference of Lennart Mary, reports Armyinfor from Tallinn.</text:p>
      <text:p text:style-name="P4">
Finland has become a member of NATO on April 4, and Sweden is expected to enter the Alliance. Security in Northern Europe is directly related to Russian aggression against Ukraine.</text:p>
      <text:p text:style-name="P4">
Benedetta Berti noted that there would be more consultations with Sweden Tafinland.</text:p>
      <ul>
        <li>
The Alliance observes Russia's military strengthening in the Arctic. I think there will be more NATO consultations as to the increasing importance of the regional region as such. This also applies to Sweden and Finland, which will also be attached to political consultations on Russia's military consequences in the Arctic.</li>
      </ul>
      <text:p text:style-name="P4">
The Arctic is a region where Russia's military capabilities are not involved in Ukraine. We look at the Arctic as a zone of geopolitical rivalry, ”Benedett Benedette stated.</text:p>
      <text:p text:style-name="P4">
With the awareness of the importance of the Arctic, NATO is already working on deployment in the region.</text:p>
      <ul>
        <li>
There is a clear understanding that this region is <text:span text:style-name="T5">
(Arctic. - Ed.)</text:span>
 will be the most more and it will have consequences for safety.</li>
      </ul>
      <text:p text:style-name="P4">
From the point of view of what we do to know more about the situation, there are NATO -wide exercises. For example, the deployment of the Alliance in Northern Europe.</text:p>
      <text:p text:style-name="P4">
Nowadays, NATO Arctic Strategy is not present, ”Benedetta Berry summarized.</text:p>
      <text:p text:style-name="P4">
News Source: <text:a xlink:type="simple" xlink:href="https://armyinform.com.ua/2023/05/13/nato-sposterigaye-vijskove-posylennya-rosiyi-v-arktyczi-benedetta-berti/" text:style-name="Internet_20_link" text:visited-style-name="Visited_20_Internet_20_Link">
https://armyinform.com.ua/2023/05/13/nato-sposterigaye-vijskove-posylennya-rosiyi-v-arktyczi-benedetta-berti/</text:a>
</text:p>
      <!--NEWS-->
      <text:h text:style-name="P10" text:outline-level="1">
<text:span text:style-name="T4">
Two Russian drones were destroyed in Kherson region</text:span>
</text:h>
      <text:p text:style-name="P4">
Author: ['АРМІЯINFORM']</text:p>
      <text:p text:style-name="P4">
Time: 2023-05-13T90:00:00-04:00</text:p>
      <text:p text:style-name="P4">
Description: 13 Herbalop 2023 Rock, at the Kherson region, by the forces of the bolts of the defending defen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19/12/bpla-orlan.jpg" text:style-name="Internet_20_link" text:visited-style-name="Visited_20_Internet_20_Link">
bpla-orlan.jpg</text:a>
']</text:p>
      <text:p text:style-name="P4">
Tags: ['БПЛА "ОРЛАН-10"', 'ЗНИЩЕННЯ РОСІЙСЬКОЇ ВІЙСЬКОВОЇ ТЕХНІКИ', 'ЛАНЦЕТ']</text:p>
      <text:p text:style-name="P4">
Category: News</text:p>
      <!--METADATA-->
      <text:p text:style-name="P4">
<draw:frame draw:style-name="fr1" draw:name="Image281" text:anchor-type="as-char" svg:width="6.9236in" svg:height="4.615733in" draw:z-index="0">
<draw:image xlink:href="../Images/AРМІЯINFORM/2023-05-13T90-00-00-04-00/bpla-orlan.jpg" xlink:type="simple" xlink:show="embed" xlink:actuate="onLoad" draw:mime-type="image/jpeg"/>
</draw:frame>
Illustrative photo</text:p>
      <text:p text:style-name="P4">
On May 13, 2023, in Kherson region, two Russian drones were destroyed by the forces and air defense command "South": the eagle "Orlan-10" reconnaissance UAV and Lancet type UAV.</text:p>
      <text:p text:style-name="P4">
<text:span text:style-name="T4">
 Source: </text:span>
 [Public Relations Service of the South Air Command)(https://www.facebook.com/PvKPivden/posts/pfbid02WVVKupQ7fLpwRabFsSd9KJmaBkUdXyfvvGhfQA7sg9S8sDFQeRnmN4CsPYF9TgeZl)</text:p>
      <text:p text:style-name="P4">
News Source: <text:a xlink:type="simple" xlink:href="https://armyinform.com.ua/2023/05/13/na-hersonshhyni-znyshheno-dva-bezpilotnyky-rf/" text:style-name="Internet_20_link" text:visited-style-name="Visited_20_Internet_20_Link">
https://armyinform.com.ua/2023/05/13/na-hersonshhyni-znyshheno-dva-bezpilotnyky-rf/</text:a>
</text:p>
      <!--NEWS-->
      <text:h text:style-name="P10" text:outline-level="1">
<text:span text:style-name="T4">
The RF Investigative Committee on Tot is involved in interrogations and abuse of civilians</text:span>
</text:h>
      <text:p text:style-name="P4">
Author: ['АРМІЯINFORM']</text:p>
      <text:p text:style-name="P4">
Time: 2023-05-13T91:00:00-04:00</text:p>
      <text:p text:style-name="P4">
Description: About the General Headquarters of the ZSU. “Rosіyskіda bloomers ... war with Ukraine 2022, war with Ukraine Latest news today, News War with Ukraine 2022 The last for today, whether the war between Ukraine and Russia will be, and when, the war with Ukraine will be or not, there will be or not, it will be, it will be whether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 'ТОТ']</text:p>
      <text:p text:style-name="P4">
Category: News</text:p>
      <!--METADATA-->
      <text:p text:style-name="P4">
<draw:frame draw:style-name="fr1" draw:name="Image282" text:anchor-type="as-char" svg:width="6.9236in" svg:height="5.140773in" draw:z-index="0">
<draw:image xlink:href="../Images/AРМІЯINFORM/2023-05-13T91-00-00-04-00/okupan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esoVaHVbHYjxnxeBy2LG658AvCYYjjGQ1CYm2Mrt8Pn5HSSDoSW8W58FzwQ8dPFkl" text:style-name="Internet_20_link" text:visited-style-name="Visited_20_Internet_20_Link">
reports</text:a>
The General Staff of the Armed Forces.</text:p>
      <text:p text:style-name="P4">
“Russian occupation troops continue to put pressure on citizens of Ukraine to mate human rights in temporarily captured territories. In particular, Umariupoli, about 50 representatives of the Investigative Committee of the Russian Federation were captured in the territory of the police department for interrogations of the local population. They will be involved in humiliating interrogations, accompanied by abuse of the non -national population, ”the message reads.</text:p>
      <text:p text:style-name="P4">
It is noted that Russian invaders continue to use infrastructure timely captured settlements to provide medical assistance to their soldiers. Therefore, recently, in the settlement of the Pattava Kherson region, in the kindergarten, the invaders have built a field hospital. The day before, the arrival of 3 military cargo cars with wounded occupiers was noted.</text:p>
      <text:p text:style-name="P4">
News Source: <text:a xlink:type="simple" xlink:href="https://armyinform.com.ua/2023/05/13/slidchyj-komitet-rf-na-tot-bere-uchast-u-dopytah-ta-znushhannyah-nad-czyvilnymy/" text:style-name="Internet_20_link" text:visited-style-name="Visited_20_Internet_20_Link">
https://armyinform.com.ua/2023/05/13/slidchyj-komitet-rf-na-tot-bere-uchast-u-dopytah-ta-znushhannyah-nad-czyvilnymy/</text:a>
</text:p>
      <!--NEWS-->
      <text:h text:style-name="P10" text:outline-level="1">
<text:span text:style-name="T4">
Ukraine needs to win the war - George Kent</text:span>
</text:h>
      <text:p text:style-name="P4">
Author: ['Єгор Брайлян']</text:p>
      <text:p text:style-name="P4">
Time: 2023-05-13T92:00:00-04:00</text:p>
      <text:p text:style-name="P4">
Description: About the public ambassador, the US Ambassador to the United Nations George Kent PID Hour of Disci at the 16th Conference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52894482494_cfd5f1160b_k.jpg" text:style-name="Internet_20_link" text:visited-style-name="Visited_20_Internet_20_Link">
52894482494_cfd5f1160b_k.jpg</text:a>
']</text:p>
      <text:p text:style-name="P4">
Tags: ['ДОПОМОГА ПАРТНЕРІВ', 'ЕСТОНІЯ', 'СВІТ ПІДТРИМУЄ УКРАЇНУ', 'США']</text:p>
      <text:p text:style-name="P4">
Category: News</text:p>
      <!--METADATA-->
      <text:p text:style-name="P4">
<draw:frame draw:style-name="fr1" draw:name="Image283" text:anchor-type="as-char" svg:width="6.9236in" svg:height="4.615733in" draw:z-index="0">
<draw:image xlink:href="../Images/AРМІЯINFORM/2023-05-13T92-00-00-04-00/52894482494_cfd5f1160b_k.jpg" xlink:type="simple" xlink:show="embed" xlink:actuate="onLoad" draw:mime-type="image/jpeg"/>
</draw:frame>
This was stated by US ambassador to Estonia George Kent during a discussion at Lennart Mary's 16-conference, reports Armyinfor from Tallinn.</text:p>
      <ul>
        <li>
Ukrainians will determine what victory is. Ukraine needs to win the war. I would like to be that the selected Ukrainian leaders will be those who will determine the end of the war after the victory of the Ukrainian army on the battlefield.</li>
      </ul>
      <text:p text:style-name="P4">
In general, the US is doing everything to ensure Ukrainian victory in the war <text:span text:style-name="T5">
(Increasing. - Ed.)</text:span>
. The war began in February 2014. I think that the idea that the United States would spend $ 37 billion on military assistance for any country for 15 months could not imagine even those who supported Ukraine.</text:p>
      <text:p text:style-name="P4">
For example, the US has spent $ 72 billion in Afghanistan for 20 years, assisting the Afghan security forces. And we gave half of this amount in 15 months <text:span text:style-name="T5">
(large -scale Russian aggression against Ukraine. —The ed.)</text:span>
, - said George Kent.</text:p>
      <text:p text:style-name="P4">
He assured that the support of the United States for Ukraine will continue both in the provision of security assistance and in condemning Russian military crimes in Ukraine. The diplomat also recalled that Ukrainians are fighting, quoting the Ukrainian poet Sergei Zhadan.</text:p>
      <ul>
        <li>
The Secretary of State Blinken talked to the Minister of Kuleba yesterday. Our support for Ukraine is becoming an offensive on the battlefield. Ukrainians who die there <text:span text:style-name="T5">
(in the war. —The ed.)</text:span>
, fight for freedom. They live for the best country to be the best country. Because Ukraine _ --<text:span text:style-name="T5">
 is Europe, as well as Crimea _ --</text:span>
 it is Ukraine, _ --_ summarized the community of Kent.</li>
      </ul>
      <text:p text:style-name="P4">
On May 12, the 16th conferences of Mary-Annual Event, which is discussed by international security, the conference was discussed in honor of the Minister of Foreign Affairs in the capital of Estonia Tallinn.(1990-1992.)Estonia's tap(1992–2001.). Кореспондент АрміяInform ексклюзивноповідомляє про основні дискусії, які там відбуваються. ОрганізаторамиКонференції Леннарт Мері є Міжнародний центр оборони та безпеки і Європейськафундація Леннарт Мері.</text:p>
      <text:p text:style-name="P4">
<text:span text:style-name="T5">
Фото Lennart Meri Conference</text:span>
</text:p>
      <text:p text:style-name="P4">
News Source: <text:a xlink:type="simple" xlink:href="https://armyinform.com.ua/2023/05/13/ukrayini-potribno-vygraty-vijnu-dzhordzh-kent/" text:style-name="Internet_20_link" text:visited-style-name="Visited_20_Internet_20_Link">
https://armyinform.com.ua/2023/05/13/ukrayini-potribno-vygraty-vijnu-dzhordzh-kent/</text:a>
</text:p>
      <!--NEWS-->
      <text:h text:style-name="P10" text:outline-level="1">
<text:span text:style-name="T4">
The invaders fired at Konstantinovka from the tornadoes, two dead - among them a child</text:span>
</text:h>
      <text:p text:style-name="P4">
Author: ['АРМІЯINFORM']</text:p>
      <text:p text:style-name="P4">
Time: 2023-05-13T93:00:00-04:00</text:p>
      <text:p text:style-name="P4">
Description: Behind Daniye, 13 Herbalop 2023 Roku pay payments of the Russian Federation in Vkrei, the war with Ukraine 2022, the war with Ukraine is the latest news today, the News War with Ukraine 2022 are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5656953_970777907440168_4239678753453996834_n.jpg" text:style-name="Internet_20_link" text:visited-style-name="Visited_20_Internet_20_Link">
345656953_970777907440168_4239678753453996834_n.jpg</text:a>
']</text:p>
      <text:p text:style-name="P4">
Tags: ['ЗАГИБЛІ', 'КОСТЯНТИНІВКА', 'ОБСТРІЛ', 'ОФІС ГЕНЕРАЛЬНОГО ПРОКУРОРА']</text:p>
      <text:p text:style-name="P4">
Category: News</text:p>
      <!--METADATA-->
      <text:p text:style-name="P4">
<draw:frame draw:style-name="fr1" draw:name="Image284" text:anchor-type="as-char" svg:width="6.9236in" svg:height="5.1927in" draw:z-index="0">
<draw:image xlink:href="../Images/AРМІЯINFORM/2023-05-13T93-00-00-04-00/345656953_970777907440168_4239678753453996834_n.jpg" xlink:type="simple" xlink:show="embed" xlink:actuate="onLoad" draw:mime-type="image/jpeg"/>
</draw:frame>
According to the investigation, on May 13, 2023, the occupation troops of the Russian Federation were baked in Konstantinovka. About it <text:a xlink:type="simple" xlink:href="https://www.facebook.com/pgo.gov.ua/posts/pfbid0GY2Q2sCk23kytKiwE34WyDZ8crG4hBG1vT9d64ffGcRf1NVnFbEWPDfeVJH3METMl" text:style-name="Internet_20_link" text:visited-style-name="Visited_20_Internet_20_Link">
reports</text:a>
Office of the Prosecutor General of Ukraine.</text:p>
      <text:p text:style-name="P4">
As a result of the attack of the invaders, two residents were killed on the settlement, including a 15-year-old girl.</text:p>
      <text:p text:style-name="P4">
Ten people were injured in varying degrees of severity - including two teenage 15 and 16 years. They were taken to the hospital to provide qualified medical assistance.</text:p>
      <text:p text:style-name="P4">
Multi -storey and private homes, gas stations, and pharmacy are damaged and destroyed.</text:p>
      <text:p text:style-name="P4">
According to preliminary data, the invaders fired at the city from the jet system "Smerch".</text:p>
      <text:p text:style-name="P4">
Prosecutors continue to take all possible and proper measures to document the war crimes committed by representatives of the Armed Forces of the Russian Federation.</text:p>
      <text:p text:style-name="P4">
News Source: <text:a xlink:type="simple" xlink:href="https://armyinform.com.ua/2023/05/13/okupanty-obstrilyaly-kostyantynivku-zi-smerchiv-dvoye-zagyblyh-sered-nyh-dytyna/" text:style-name="Internet_20_link" text:visited-style-name="Visited_20_Internet_20_Link">
https://armyinform.com.ua/2023/05/13/okupanty-obstrilyaly-kostyantynivku-zi-smerchiv-dvoye-zagyblyh-sered-nyh-dytyna/</text:a>
</text:p>
      <!--NEWS-->
      <text:h text:style-name="P10" text:outline-level="1">
<text:span text:style-name="T4">
The invaders fired at Konstantinovka from the tornadoes, two dead - among them a child</text:span>
</text:h>
      <text:p text:style-name="P4">
Author: ['АРМІЯINFORM']</text:p>
      <text:p text:style-name="P4">
Time: 2023-05-13T93:00:00-04:00</text:p>
      <text:p text:style-name="P4">
Description: Behind Daniye, 13 Herbalop 2023 Roku pay payments of the Russian Federation in Vkrei, the war with Ukraine 2022, the war with Ukraine is the latest news today, the News War with Ukraine 2022 are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5656953_970777907440168_4239678753453996834_n.jpg" text:style-name="Internet_20_link" text:visited-style-name="Visited_20_Internet_20_Link">
345656953_970777907440168_4239678753453996834_n.jpg</text:a>
']</text:p>
      <text:p text:style-name="P4">
Tags: ['ЗАГИБЛІ', 'КОСТЯНТИНІВКА', 'ОБСТРІЛ', 'ОФІС ГЕНЕРАЛЬНОГО ПРОКУРОРА']</text:p>
      <text:p text:style-name="P4">
Category: News</text:p>
      <!--METADATA-->
      <text:p text:style-name="P4">
<draw:frame draw:style-name="fr1" draw:name="Image285" text:anchor-type="as-char" svg:width="6.9236in" svg:height="5.1927in" draw:z-index="0">
<draw:image xlink:href="../Images/AРМІЯINFORM/2023-05-13T93-00-00-04-00/345656953_970777907440168_4239678753453996834_n.jpg" xlink:type="simple" xlink:show="embed" xlink:actuate="onLoad" draw:mime-type="image/jpeg"/>
</draw:frame>
According to the investigation, on May 13, 2023, the occupation troops of the Russian Federation were baked in Konstantinovka. About it <text:a xlink:type="simple" xlink:href="https://www.facebook.com/pgo.gov.ua/posts/pfbid0GY2Q2sCk23kytKiwE34WyDZ8crG4hBG1vT9d64ffGcRf1NVnFbEWPDfeVJH3METMl" text:style-name="Internet_20_link" text:visited-style-name="Visited_20_Internet_20_Link">
reports</text:a>
Office of the Prosecutor General of Ukraine.</text:p>
      <text:p text:style-name="P4">
As a result of the attack of the invaders, two residents were killed on the settlement, including a 15-year-old girl.</text:p>
      <text:p text:style-name="P4">
Ten people were injured in varying degrees of severity - including two teenage 15 and 16 years. They were taken to the hospital to provide qualified medical assistance.</text:p>
      <text:p text:style-name="P4">
Multi -storey and private homes, gas stations, and pharmacy are damaged and destroyed.</text:p>
      <text:p text:style-name="P4">
According to preliminary data, the invaders fired at the city from the jet system "Smerch".</text:p>
      <text:p text:style-name="P4">
Prosecutors continue to take all possible and proper measures to document the war crimes committed by representatives of the Armed Forces of the Russian Federation.</text:p>
      <text:p text:style-name="P4">
News Source: <text:a xlink:type="simple" xlink:href="https://armyinform.com.ua/2023/05/13/okupanty-obstrilyaly-kostyantynivku-zi-smerchiv-dvoye-zagyblyh-sered-nyh-dytyna/" text:style-name="Internet_20_link" text:visited-style-name="Visited_20_Internet_20_Link">
https://armyinform.com.ua/2023/05/13/okupanty-obstrilyaly-kostyantynivku-zi-smerchiv-dvoye-zagyblyh-sered-nyh-dytyna/</text:a>
</text:p>
      <!--NEWS-->
      <text:h text:style-name="P10" text:outline-level="1">
<text:span text:style-name="T4">
The Prosecutor General's Office has documented more than 103,000 crimes against Ukraine</text:span>
</text:h>
      <text:p text:style-name="P4">
Author: ['АРМІЯINFORM']</text:p>
      <text:p text:style-name="P4">
Time: 2023-05-13T94:00:00-04:00</text:p>
      <text:p text:style-name="P4">
Description: The village of 1323 Rock is documented: 86,545 wanders are alarmed, 17 120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warcrime-13052023ua.jpg" text:style-name="Internet_20_link" text:visited-style-name="Visited_20_Internet_20_Link">
warcrime-13052023ua.jpg</text:a>
', '<text:a xlink:type="simple" xlink:href="https://armyinform.com.ua/wp-content/uploads/2023/05/warcrime-13052023en.jpg" text:style-name="Internet_20_link" text:visited-style-name="Visited_20_Internet_20_Link">
warcrime-13052023en.jpg</text:a>
']</text:p>
      <text:p text:style-name="P4">
Tags: ['STOPRUSSIA', 'ВОЄННІ ЗЛОЧИНИ РФ', 'ВТОРГНЕННЯ РФ', 'ОФІС ГЕНЕРАЛЬНОГО ПРОКУРОРА']</text:p>
      <text:p text:style-name="P4">
Category: News</text:p>
      <!--METADATA-->
      <text:p text:style-name="P4">
<draw:frame draw:style-name="fr1" draw:name="Image286" text:anchor-type="as-char" svg:width="6.9236in" svg:height="4.448413in" draw:z-index="0">
<draw:image xlink:href="../Images/AРМІЯINFORM/2023-05-13T94-00-00-04-00/warcrime-13052023ua.jpg" xlink:type="simple" xlink:show="embed" xlink:actuate="onLoad" draw:mime-type="image/jpeg"/>
</draw:frame>
As of May 13, 2023, it was documented:</text:p>
      <ul>
        <li>
86 545 Military Crimes, * 17 120 Crimes against National Security of Ukraine.</li>
      </ul>
      <text:p text:style-name="P4">
According to official data of juvenile prosecutors, 1,448 children were injured as a result of armed invasion of the Russian Federation into our country, of which:</text:p>
      <ul>
        <li>
480 children were killed, * 968 children were injured.</li>
      </ul>
      <text:p text:style-name="P4">
About it <text:a xlink:type="simple" xlink:href="https://www.gp.gov.ua/" text:style-name="Internet_20_link" text:visited-style-name="Visited_20_Internet_20_Link">
reports</text:a>
Office of the Prosecutor General.</text:p>
      <text:p text:style-name="P4">
<draw:frame draw:style-name="fr1" draw:name="Image287" text:anchor-type="as-char" svg:width="6.9236in" svg:height="4.448413in" draw:z-index="0">
<draw:image xlink:href="../Images/AРМІЯINFORM/2023-05-13T94-00-00-04-00/warcrime-13052023en.jpg" xlink:type="simple" xlink:show="embed" xlink:actuate="onLoad" draw:mime-type="image/jpeg"/>
</draw:frame>
</text:p>
      <text:p text:style-name="P4">
News Source: <text:a xlink:type="simple" xlink:href="https://armyinform.com.ua/2023/05/13/ofis-generalnogo-prokurora-zadokumentuvav-ponad-103-tysyachi-zlochyniv-proty-ukrayiny/" text:style-name="Internet_20_link" text:visited-style-name="Visited_20_Internet_20_Link">
https://armyinform.com.ua/2023/05/13/ofis-generalnogo-prokurora-zadokumentuvav-ponad-103-tysyachi-zlochyniv-proty-ukrayiny/</text:a>
</text:p>
      <!--NEWS-->
      <text:h text:style-name="P10" text:outline-level="1">
<text:span text:style-name="T4">
The Prosecutor General's Office has documented more than 103,000 crimes against Ukraine</text:span>
</text:h>
      <text:p text:style-name="P4">
Author: ['АРМІЯINFORM']</text:p>
      <text:p text:style-name="P4">
Time: 2023-05-13T94:00:00-04:00</text:p>
      <text:p text:style-name="P4">
Description: The village of 1323 Rock is documented: 86,545 wanders are alarmed, 17 120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warcrime-13052023ua.jpg" text:style-name="Internet_20_link" text:visited-style-name="Visited_20_Internet_20_Link">
warcrime-13052023ua.jpg</text:a>
', '<text:a xlink:type="simple" xlink:href="https://armyinform.com.ua/wp-content/uploads/2023/05/warcrime-13052023en.jpg" text:style-name="Internet_20_link" text:visited-style-name="Visited_20_Internet_20_Link">
warcrime-13052023en.jpg</text:a>
']</text:p>
      <text:p text:style-name="P4">
Tags: ['STOPRUSSIA', 'ВОЄННІ ЗЛОЧИНИ РФ', 'ВТОРГНЕННЯ РФ', 'ОФІС ГЕНЕРАЛЬНОГО ПРОКУРОРА']</text:p>
      <text:p text:style-name="P4">
Category: News</text:p>
      <!--METADATA-->
      <text:p text:style-name="P4">
<draw:frame draw:style-name="fr1" draw:name="Image288" text:anchor-type="as-char" svg:width="6.9236in" svg:height="4.448413in" draw:z-index="0">
<draw:image xlink:href="../Images/AРМІЯINFORM/2023-05-13T94-00-00-04-00/warcrime-13052023ua.jpg" xlink:type="simple" xlink:show="embed" xlink:actuate="onLoad" draw:mime-type="image/jpeg"/>
</draw:frame>
As of May 13, 2023, it was documented:</text:p>
      <ul>
        <li>
86 545 Military Crimes, * 17 120 Crimes against National Security of Ukraine.</li>
      </ul>
      <text:p text:style-name="P4">
According to official data of juvenile prosecutors, 1,448 children were injured as a result of armed invasion of the Russian Federation into our country, of which:</text:p>
      <ul>
        <li>
480 children were killed, * 968 children were injured.</li>
      </ul>
      <text:p text:style-name="P4">
About it <text:a xlink:type="simple" xlink:href="https://www.gp.gov.ua/" text:style-name="Internet_20_link" text:visited-style-name="Visited_20_Internet_20_Link">
reports</text:a>
Office of the Prosecutor General.</text:p>
      <text:p text:style-name="P4">
<draw:frame draw:style-name="fr1" draw:name="Image289" text:anchor-type="as-char" svg:width="6.9236in" svg:height="4.448413in" draw:z-index="0">
<draw:image xlink:href="../Images/AРМІЯINFORM/2023-05-13T94-00-00-04-00/warcrime-13052023en.jpg" xlink:type="simple" xlink:show="embed" xlink:actuate="onLoad" draw:mime-type="image/jpeg"/>
</draw:frame>
</text:p>
      <text:p text:style-name="P4">
News Source: <text:a xlink:type="simple" xlink:href="https://armyinform.com.ua/2023/05/13/ofis-generalnogo-prokurora-zadokumentuvav-ponad-103-tysyachi-zlochyniv-proty-ukrayiny/" text:style-name="Internet_20_link" text:visited-style-name="Visited_20_Internet_20_Link">
https://armyinform.com.ua/2023/05/13/ofis-generalnogo-prokurora-zadokumentuvav-ponad-103-tysyachi-zlochyniv-proty-ukrayiny/</text:a>
</text:p>
      <!--NEWS-->
      <text:h text:style-name="P10" text:outline-level="1">
<text:span text:style-name="T4">
The SBU detained two "private detectives" in Kyiv that traded confidential information from state databases</text:span>
</text:h>
      <text:p text:style-name="P4">
Author: ['АРМІЯINFORM']</text:p>
      <text:p text:style-name="P4">
Time: 2023-05-13T95:00:00-04:00</text:p>
      <text:p text:style-name="P4">
Description: The Kiberfakhi service of the non -lapeks neutral from Kiwi Zhivnna Dyalnist Privatny ... The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4c6627534339c015cc0cd31bbb248411.jpeg" text:style-name="Internet_20_link" text:visited-style-name="Visited_20_Internet_20_Link">
4c6627534339c015cc0cd31bbb248411.jpeg</text:a>
']</text:p>
      <text:p text:style-name="P4">
Tags: ['ЗАТРИМАННЯ', 'СБУ']</text:p>
      <text:p text:style-name="P4">
Category: News</text:p>
      <!--METADATA-->
      <text:p text:style-name="P4">
<draw:frame draw:style-name="fr1" draw:name="Image290" text:anchor-type="as-char" svg:width="6.9236in" svg:height="4.615733in" draw:z-index="0">
<draw:image xlink:href="../Images/AРМІЯINFORM/2023-05-13T95-00-00-04-00/4c6627534339c015cc0cd31bbb248411.jpeg" xlink:type="simple" xlink:show="embed" xlink:actuate="onLoad" draw:mime-type="image/jpeg"/>
</draw:frame>
Cyberfachivtsi of the Security Service neutralized in Kiev the criminal activity of a private detective agency, which sold information from closed base state institutions.</text:p>
      <text:p text:style-name="P4">
The illegal activity was organized by the former investigator of one of the capital's regions of the police, who refused to carry out certification in the ranks of police and in 2015 dismissed himself from a law enforcement agency.</text:p>
      <text:p text:style-name="P4">
Subsequently, he, together with his acquaintance, created a private detective agency.</text:p>
      <text:p text:style-name="P4">
Under the guise of legal business, they collected confidential information about other citizens for their clients, including they received data stored in the state registers.</text:p>
      <text:p text:style-name="P4">
To do this, "in the dark" used their own "old" links among law enforcement officials.</text:p>
      <text:p text:style-name="P4">
The cost of "dossier" per person reached from $ 800 to $ 2.6 thousand. The amount of dependent amounts of personal data and urgency "order".</text:p>
      <text:p text:style-name="P4">
For example, in addition to the passport data of citizens, in addition to the passport data of citizens, the numbers of their phones and cars, as well as information of the border, and the commission of administrative rights are included in the "deployed questionnaires".</text:p>
      <text:p text:style-name="P4">
SBU staff detained both "detectives" while receiving them a second part of money for the "folder" with constituent data on the resident of the capital.</text:p>
      <text:p text:style-name="P4">
During the searches at the addresses of the defendants, mobile phones were detected by computers with evidence of illegal activity.</text:p>
      <text:p text:style-name="P4">
At present, the attackers have been informed of suspicion under Part 2 of Art. 361-2 of the Criminal Code of Ukraine(unauthorized sales or dissemination of information by portrayed access that is stored in electronic computers(computers), automated systems, computer networks or on media information).</text:p>
      <text:p text:style-name="P4">
Тривають слідчі дії для притягнення до відповідальності всіх осіб, причетнихдо злочину.</text:p>
      <text:p text:style-name="P4">
Також перевіряється інформація щодо можливого продажу конфіденційноїінформації до рф.</text:p>
      <text:p text:style-name="P4">
Розслідування проводили слідчі СБУ у м. Києві та Київській області запроцесуального керівництва Київської обласної прокуратури.</text:p>
      <text:p text:style-name="P4">
<text:span text:style-name="T4">
Джерело:</text:span>
 <text:a xlink:type="simple" xlink:href="https://ssu.gov.ua/novyny/sbu-zatrymala-u-kyievi-dvokh-pryvatnykh-detektyviv-yaki-torhuvaly-konfidentsiinoiu-informatsiieiu-iz-derzhavnykh-baz-danykh" text:style-name="Internet_20_link" text:visited-style-name="Visited_20_Internet_20_Link">
Служба безпеки України</text:a>
</text:p>
      <text:p text:style-name="P4">
News Source: <text:a xlink:type="simple" xlink:href="https://armyinform.com.ua/2023/05/13/sbu-zatrymala-u-kyyevi-dvoh-pryvatnyh-detektyviv-yaki-torguvaly-konfidenczijnoyu-informacziyeyu-iz-derzhavnyh-baz-danyh/" text:style-name="Internet_20_link" text:visited-style-name="Visited_20_Internet_20_Link">
https://armyinform.com.ua/2023/05/13/sbu-zatrymala-u-kyyevi-dvoh-pryvatnyh-detektyviv-yaki-torguvaly-konfidenczijnoyu-informacziyeyu-iz-derzhavnyh-baz-danyh/</text:a>
</text:p>
      <!--NEWS-->
      <text:h text:style-name="P10" text:outline-level="1">
<text:span text:style-name="T4">
Joint Declaration of Ukraine and Italy</text:span>
</text:h>
      <text:p text:style-name="P4">
Author: ['АРМІЯINFORM']</text:p>
      <text:p text:style-name="P4">
Time: 2023-05-13T96:00:00-04:00</text:p>
      <text:p text:style-name="P4">
Description: PID Hour Zustychi in Rimi 13 injury 2023 President President of Ukraine that head for the sake of Minіstrav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ukraine-italy.jpg" text:style-name="Internet_20_link" text:visited-style-name="Visited_20_Internet_20_Link">
ukraine-italy.jpg</text:a>
']</text:p>
      <text:p text:style-name="P4">
Tags: ['ДЕКЛАРАЦІЇ', 'УКРАЇНА - ІТАЛІЯ']</text:p>
      <text:p text:style-name="P4">
Category: News</text:p>
      <!--METADATA-->
      <text:p text:style-name="P4">
<draw:frame draw:style-name="fr1" draw:name="Image291" text:anchor-type="as-char" svg:width="6.9236in" svg:height="2.990515in" draw:z-index="0">
<draw:image xlink:href="../Images/AРМІЯINFORM/2023-05-13T96-00-00-04-00/ukraine-italy.jpg" xlink:type="simple" xlink:show="embed" xlink:actuate="onLoad" draw:mime-type="image/jpeg"/>
</draw:frame>
During the meeting in Rome, on May 13, 2023, the President of Ukraine and the chairman of the Republic of Italians made such a statement.</text:p>
      <text:p text:style-name="P4">
The President of Ukraine and the Chairman of the Council of Ministers of the Italian Republic have drawn about their unambiguous condemnation of Russia's military aggression against Ukraine. Ukraine has demonstrated an extreme determination in exercising its unprofitable right to self -defense from this unjustified and unjustified aggression. Russia must immediately, completely and unconditionally remove all its own from the territory of Ukraine within its internationally recognized borders.</text:p>
      <text:p text:style-name="P4">
The Italian Republic remains unwavering in its dedication to the independence, sovereignty and territorial integrity of Ukraine within its international recognized borders. The Italian Republic highly appreciates the determination and courage of the Ukrainian people and the armed forces and recognizes their significant contribution to the safety European continent and beyond. The Italian Republic of Italian will provide political, financial, humanitarian and military support to Ukraine as much as it will be needed - individually and through international cooperation within the European Union, NATO, UN and other format.</text:p>
      <text:p text:style-name="P4">
The Italian Republic has made a significant military contribution to Ukraine, which inadaps will constantly take into account the most urgent and urgent needs of Ukraine to strengthen its defense capability. In addition to the national contribution, Italian Paraspublic is actively involved in the activities of the European Union and NATO Supreme Assistance to Ukraine and the preparation of the Ukrainian military.</text:p>
      <text:p text:style-name="P4">
In addition to military assistance, the Italian Republic provided Ukraine with civilian assistance, including financial, humanitarian and emergency support. Providing this help will continue. Other types of assistance include donations from Italian energy companies, which was mobilized through Italy's civil protection and the EU civil protection mechanism to improve and restore the stability of Ukraine's energy and civilian infrastructure.Ukraine and the Italian Republic emphasize their firm devotion to the prosecution of persons guilty of war and other male crimes committed in connection with the aggressive war of Russia against Ukraine. International in cooperation with Ukraine to provide responsibility for wide -scale support. The Italian Republic congratulates the Agreement on the New Medical Center for Aggression Crimes Against Ukraine(ICPA)Ugaaz and hopes for his discovery as soon as possible.</text:p>
      <text:p text:style-name="P4">
Ukraine and the Italian Republic confirm their support for the investigation by the International Criminal Court, which is a step towards bringing reference, and took note of the court warrants for arrest. Italy agree to provide additional support for the International Criminal Court to strengthen its possibility in the context of Russia's war against Ukraine.</text:p>
      <text:p text:style-name="P4">
Ukraine and the Italian Republic agrees with the need to increase the comprehensive pressure on Russia by further sanctions to weaken the ability of the Russians to continue illegal military aggression. The efforts to ensure the efficient implementation of sanctions, the prevention and counteraction of bypassing sanctions for the third time and by third countries should be strengthened.</text:p>
      <text:p text:style-name="P4">
Ukraine and the Italian Republic will continue to work together on the preparation of mechanisms of compensation for losses, injuries and destruction caused by Russian aggression. For this, an important milestone is the International Register of Losses, which will be presented at the Council of Europe Summit in Reykjavik on May 16-17, 2023. Oswashls will continue to be aimed at studying the relevant variants of financing the mechanism of compensation, including a reliable legal basis for the use of frozen and immovable Russian assets, to maintain the renewal of Ukraine.The future of Ukraine and its people is in the European family. The European Union has already recognized the European perspective of Ukraine and gave Ukraine the status of a candidate country. The Republic of Italia strongly supports Ukraine in its efforts on reforms and compliance with the requirements necessary for starting negotiations on entry in 2023, with a demise-based waiting for a positive report of the European Commission.</text:p>
      <text:p text:style-name="P4">
Within NATO, the Italian Republic continues to focus on direct support of Ukraine, contributing to a significant expansion of a comprehensive help of assistance to Ukraine. The Italian Republic continues to support Ukraine's ability to defend itself. Ukraine has the right to independently elect safety. Italy is fully supported by the Commission of Ukraine - NATO as a platform for further strengthening and expanding current cooperation to allow Ukraine to go to the Euro -Atlantic family according to the Dobuhara Declaration. In the future, the NATO Summit in Vilnius, we are waiting for all these issues.</text:p>
      <text:p text:style-name="P4">
<text:span text:style-name="T4">
 Source: </text:span>
 <text:a xlink:type="simple" xlink:href="https://www.president.gov.ua/news/spilna-deklaraciya-ukrayini-ta-italiyi-82853" text:style-name="Internet_20_link" text:visited-style-name="Visited_20_Internet_20_Link">
Presidential Office</text:a>
</text:p>
      <text:p text:style-name="P4">
News Source: <text:a xlink:type="simple" xlink:href="https://armyinform.com.ua/2023/05/13/spilna-deklaracziya-ukrayiny-ta-italiyi/" text:style-name="Internet_20_link" text:visited-style-name="Visited_20_Internet_20_Link">
https://armyinform.com.ua/2023/05/13/spilna-deklaracziya-ukrayiny-ta-italiyi/</text:a>
</text:p>
      <!--NEWS-->
      <text:h text:style-name="P10" text:outline-level="1">
<text:span text:style-name="T4">
Estonians know how difficult it is to return what they were taken away during the occupation - Hannovurus</text:span>
</text:h>
      <text:p text:style-name="P4">
Author: ['Єгор Брайлян']</text:p>
      <text:p text:style-name="P4">
Time: 2023-05-13T97:00:00-04:00</text:p>
      <text:p text:style-name="P4">
Description: About Tse Rospovyv, the defense of the Etonno, Hanno Pivurki Pіd Hour 16- Conference Lennart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677463h1843t2.jpg" text:style-name="Internet_20_link" text:visited-style-name="Visited_20_Internet_20_Link">
1677463h1843t2.jpg</text:a>
']</text:p>
      <text:p text:style-name="P4">
Tags: ['STOPRUSSIA', 'АГРЕСІЯ РФ', 'ВТОРГНЕННЯ РФ', 'ДОПОМОГА ПАРТНЕРІВ', 'ЕСТОНІЯ', 'СВІТ ПІДТРИМУЄ УКРАЇНУ']</text:p>
      <text:p text:style-name="P4">
Category: News</text:p>
      <!--METADATA-->
      <text:p text:style-name="P4">
<draw:frame draw:style-name="fr1" draw:name="Image292" text:anchor-type="as-char" svg:width="6.9236in" svg:height="3.894525in" draw:z-index="0">
<draw:image xlink:href="../Images/AРМІЯINFORM/2023-05-13T97-00-00-04-00/1677463h1843t2.jpg" xlink:type="simple" xlink:show="embed" xlink:actuate="onLoad" draw:mime-type="image/jpeg"/>
</draw:frame>
The Minister of Defense of Estonia Hanno Makur during the 16th conference Mary said this, reports the Armyinform Correspondent of Tallinn.</text:p>
      <text:p text:style-name="P4">
The event itself is named after the outstanding Estonian politician and diplomalenerta Mary, who was Minister of Foreign Affairs(1990-1992)and Presidential Research(1992-2001).</text:p>
      <text:p text:style-name="P4">
— Президент Леннарт Мері відіграв величезну роль у поверненні Естонії до світуяк незалежної держави. Майже 50 років ми, естонці, мовчали, бо були підрадянською окупацією. Ми знаємо, як важко повернути те, що колись відібрали.Так само й українці. Вони також знають ціну окупації і зроблять усе, щоб її неприйняти. Давайте зробимо так, щоб жоден українець не зіткнувся з тим шляхом,який пройшов президент Мері. Тому ми всі знаємо, що можемо зробити більше дляУкраїни, — відзначив Ханно Певкур.</text:p>
      <text:p text:style-name="P4">
Родину Леннарта Мері (1929-2006)was deported to Siberia in 1941. Tamvin worked as a logger. In the 1970s and 1980s, Mary was among the initiator-ecological protests in Estonia against Soviet occupation.</text:p>
      <ul>
        <li>
International rules based on the rules, the European Security Architecture and NATO open door policy should not be regarded as exchange items, especially with war criminals. Our Ukrainian friends have proven their mind, strength and stability in the most severe confrontation between the aggressor. Let us in response that we can protect ourselves and them, - Hanno summoned Hanno.</li>
      </ul>
      <text:p text:style-name="P4">
News Source: <text:a xlink:type="simple" xlink:href="https://armyinform.com.ua/2023/05/13/ukrayinczi-znayut-czinu-okupacziyi-tomu-roblyat-vse-shhob-yiyi-ne-pryjnyaty-hanno-pevkur/" text:style-name="Internet_20_link" text:visited-style-name="Visited_20_Internet_20_Link">
https://armyinform.com.ua/2023/05/13/ukrayinczi-znayut-czinu-okupacziyi-tomu-roblyat-vse-shhob-yiyi-ne-pryjnyaty-hanno-pevkur/</text:a>
</text:p>
      <!--NEWS-->
      <text:h text:style-name="P10" text:outline-level="1">
<text:span text:style-name="T4">
Estonians know how difficult it is to return what they were taken away during the occupation - Hannovurus</text:span>
</text:h>
      <text:p text:style-name="P4">
Author: ['Єгор Брайлян']</text:p>
      <text:p text:style-name="P4">
Time: 2023-05-13T97:00:00-04:00</text:p>
      <text:p text:style-name="P4">
Description: About Tse Rospovyv, the defense of the Etonno, Hanno Pivurki Pіd Hour 16- Conference Lennart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677463h1843t2.jpg" text:style-name="Internet_20_link" text:visited-style-name="Visited_20_Internet_20_Link">
1677463h1843t2.jpg</text:a>
']</text:p>
      <text:p text:style-name="P4">
Tags: ['STOPRUSSIA', 'АГРЕСІЯ РФ', 'ВТОРГНЕННЯ РФ', 'ДОПОМОГА ПАРТНЕРІВ', 'ЕСТОНІЯ', 'СВІТ ПІДТРИМУЄ УКРАЇНУ']</text:p>
      <text:p text:style-name="P4">
Category: News</text:p>
      <!--METADATA-->
      <text:p text:style-name="P4">
<draw:frame draw:style-name="fr1" draw:name="Image293" text:anchor-type="as-char" svg:width="6.9236in" svg:height="3.894525in" draw:z-index="0">
<draw:image xlink:href="../Images/AРМІЯINFORM/2023-05-13T97-00-00-04-00/1677463h1843t2.jpg" xlink:type="simple" xlink:show="embed" xlink:actuate="onLoad" draw:mime-type="image/jpeg"/>
</draw:frame>
The Minister of Defense of Estonia Hanno Makur during the 16th conference Mary said this, reports the Armyinform Correspondent of Tallinn.</text:p>
      <text:p text:style-name="P4">
The event itself is named after the outstanding Estonian politician and diplomalenerta Mary, who was Minister of Foreign Affairs(1990-1992)and Presidential Research(1992-2001).</text:p>
      <text:p text:style-name="P4">
— Президент Леннарт Мері відіграв величезну роль у поверненні Естонії до світуяк незалежної держави. Майже 50 років ми, естонці, мовчали, бо були підрадянською окупацією. Ми знаємо, як важко повернути те, що колись відібрали.Так само й українці. Вони також знають ціну окупації і зроблять усе, щоб її неприйняти. Давайте зробимо так, щоб жоден українець не зіткнувся з тим шляхом,який пройшов президент Мері. Тому ми всі знаємо, що можемо зробити більше дляУкраїни, — відзначив Ханно Певкур.</text:p>
      <text:p text:style-name="P4">
Родину Леннарта Мері (1929-2006)was deported to Siberia in 1941. Tamvin worked as a logger. In the 1970s and 1980s, Mary was among the initiator-ecological protests in Estonia against Soviet occupation.</text:p>
      <ul>
        <li>
International rules based on the rules, the European Security Architecture and NATO open door policy should not be regarded as exchange items, especially with war criminals. Our Ukrainian friends have proven their mind, strength and stability in the most severe confrontation between the aggressor. Let us in response that we can protect ourselves and them, - Hanno summoned Hanno.</li>
      </ul>
      <text:p text:style-name="P4">
News Source: <text:a xlink:type="simple" xlink:href="https://armyinform.com.ua/2023/05/13/ukrayinczi-znayut-czinu-okupacziyi-tomu-roblyat-vse-shhob-yiyi-ne-pryjnyaty-hanno-pevkur/" text:style-name="Internet_20_link" text:visited-style-name="Visited_20_Internet_20_Link">
https://armyinform.com.ua/2023/05/13/ukrayinczi-znayut-czinu-okupacziyi-tomu-roblyat-vse-shhob-yiyi-ne-pryjnyaty-hanno-pevkur/</text:a>
</text:p>
      <!--NEWS-->
      <text:h text:style-name="P10" text:outline-level="1">
<text:span text:style-name="T4">
Today - in Rome, agreed on weapons and air defense - President of Ukraine</text:span>
</text:h>
      <text:p text:style-name="P4">
Author: ['АРМІЯINFORM']</text:p>
      <text:p text:style-name="P4">
Time: 2023-05-13T98:00:00-04:00</text:p>
      <text:p text:style-name="P4">
Description: I am healthy, Shanovna Ukrainian!Sogodnі - at Rimi. Yak Zavzhdi with such Wizits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77d4b05d3bde72c4c0351d08ed90b1ab_1684009446_extra_large.png" text:style-name="Internet_20_link" text:visited-style-name="Visited_20_Internet_20_Link">
77d4b05d3bde72c4c0351d08ed90b1ab_1684009446_extra_large.png</text:a>
']</text:p>
      <text:p text:style-name="P4">
Tags: ['ВІДЕОЗВЕРНЕННЯ', 'ВОЛОДИМИР ЗЕЛЕНСЬКИЙ']</text:p>
      <text:p text:style-name="P4">
Category: News</text:p>
      <!--METADATA-->
      <text:p text:style-name="P4">
<draw:frame draw:style-name="fr1" draw:name="Image294" text:anchor-type="as-char" svg:width="6.9236in" svg:height="4.71293in" draw:z-index="0">
<draw:image xlink:href="../Images/AРМІЯINFORM/2023-05-13T98-00-00-04-00/77d4b05d3bde72c4c0351d08ed90b1ab_1684009446_extra_large.png" xlink:type="simple" xlink:show="embed" xlink:actuate="onLoad" draw:mime-type="image/png"/>
</draw:frame>
<text:span text:style-name="T4">
 _ I wish health, dear Ukrainians!_ </text:span>
</text:p>
      <text:p text:style-name="P4">
Today - in Rome. As always with such visits, there is a result. Today we are more consistent.</text:p>
      <text:p text:style-name="P4">
He met with the President of Italy and the Chairman of the Council of Ministers - a political level of meetings. He heard that Italy would continue the support of Ukraine - as much as we need to stand and protect our people, our territory.</text:p>
      <text:p text:style-name="P4">
We agree with George, Ms. Prime Minister, our new joint defense tracks. There are good things that we will do together to protect the sky. There are good things to do together for protection on Earth. They agreed on weapons and air defense. As George, she said, when we defend the freedom and our lives of sprout bombs and rockets in Ukraine, from terror, we are giving the war from the rest of Europe.</text:p>
      <text:p text:style-name="P4">
Today, Russian murderers took away the lives of another Ukrainian child - the girl, she was not 16 years old. Her name was Hope ... A man was also killed, 64 was killed. Just ordinary people from the ordinary city of Konstantinovka in the Donbass ... My condolences to their relatives and loved ones!</text:p>
      <text:p text:style-name="P4">
It was a Russian strike of jet artillery. Just on the streets - on houses, shops, pharmacy and warehouse. This is how Russia is fighting. Artillery against ordinary people, against any people-children or adults, men or women. And to stop only with strong weapons, which our warriors can expel evil. To expel that the Kremlin could not spread aggression to other peoples of Europe.</text:p>
      <text:p text:style-name="P4">
Today, I had the honor to personally thank Rome, all of Italy, Mrs. Meloni as well and everyone in the Italian political class, who honestly responds to the threat to all our European way of life.</text:p>
      <text:p text:style-name="P4">
He met the Pope Francis, and it was a conversation that could really influence history, can really help stop the evil of aggression.</text:p>
      <text:p text:style-name="P4">
I told about the crimes committed by Russian invaders against our people, the provision of Ukrainian children. Even the exact number, how many children stole from Ukraine and hides from relatives, from Ukraine somewhere there in a foreign country. He asked his holiness to help return our children home to Ukraine.</text:p>
      <text:p text:style-name="P4">
He also told about other points of our peace formula, except for the return of all deported and captives. And I believe that the will and sincerity of its holiness can not be the realization of our formula of peace, can bring a fair, honest, honest.By the way, Italy today clearly supported all the points of Ukrainian formula. I thank you for that.</text:p>
      <text:p text:style-name="P4">
There is also a joint declaration with Italy. All important things: the European Union-Italy maintained negotiations in the 23rd year, the correct and timely signals of Zamoto.</text:p>
      <text:p text:style-name="P4">
And one more. I am especially grateful to all those people who were on the streets of Rome are famous for Ukrainian flags who met a Ukrainian delegation with an open -hearth and genuine good emotion ... Italy should always be on the side of good to get ready in Europe!</text:p>
      <text:p text:style-name="P4">
Viva Italia!</text:p>
      <text:p text:style-name="P4">
Glory to our soldiers!</text:p>
      <text:p text:style-name="P4">
Thank you to our air forces and all air defense fighters of other types and families of troops!</text:p>
      <text:p text:style-name="P4">
<text:span text:style-name="T4">
<text:span text:style-name="T5">
Glory to Ukraine!</text:span>
</text:span>
</text:p>
      <text:p text:style-name="P4">
Source: <text:a xlink:type="simple" xlink:href="https://www.president.gov.ua/news/sogodni-u-rimi-domovilisya-pro-zbroyu-j-ppo-zvernennya-prezi-82857" text:style-name="Internet_20_link" text:visited-style-name="Visited_20_Internet_20_Link">
Presidential Office of Ukraine</text:a>
</text:p>
      <text:p text:style-name="P4">
News Source: <text:a xlink:type="simple" xlink:href="https://armyinform.com.ua/2023/05/13/sogodni-u-rymi-domovylysya-pro-zbroyu-j-ppo-prezydent-ukrayiny/" text:style-name="Internet_20_link" text:visited-style-name="Visited_20_Internet_20_Link">
https://armyinform.com.ua/2023/05/13/sogodni-u-rymi-domovylysya-pro-zbroyu-j-ppo-prezydent-ukrayiny/</text:a>
</text:p>
      <!--NEWS-->
      <text:h text:style-name="P10" text:outline-level="1">
<text:span text:style-name="T4">
Short. War. Day 444. Videoodigest</text:span>
</text:h>
      <text:p text:style-name="P4">
Author: ['АРМІЯINFORM']</text:p>
      <text:p text:style-name="P4">
Time: 2023-05-13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Ш ЗСУ']</text:p>
      <text:p text:style-name="P4">
Category: News</text:p>
      <!--METADATA-->
      <text:p text:style-name="P4">
News Source: <text:a xlink:type="simple" xlink:href="https://armyinform.com.ua/2023/05/13/korotko-vijna-den-444-videodajdzhest/" text:style-name="Internet_20_link" text:visited-style-name="Visited_20_Internet_20_Link">
https://armyinform.com.ua/2023/05/13/korotko-vijna-den-444-videodajdzhest/</text:a>
</text:p>
      <!--NEWS-->
      <text:h text:style-name="P10" text:outline-level="1">
<text:span text:style-name="T4">
Zelensky discussed with President South Africa Ukrainian Formula of Peace</text:span>
</text:h>
      <text:p text:style-name="P4">
Authors: Ukrinform (Person)</text:p>
      <text:p text:style-name="P4">
Publisher: Укринформ (Organization)</text:p>
      <text:p text:style-name="P4">
Published Time: 2023-05-14T-31:51:00+03:00</text:p>
      <text:p text:style-name="P4">
Modified Time: 2023-05-14T00:51:00+03:00</text:p>
      <text:p text:style-name="P4">
Description: Volodymyr Zelensky called on the President of the South African Republic of Matamel Syril Ramafos to support the Ukrainian formula of peace and to join it.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ПАР', 'Зеленський', 'Війна з росією', 'Формула миру']</text:p>
      <text:p text:style-name="P4">
Type: Article</text:p>
      <!--METADATA-->
      <text:p text:style-name="P4">
<draw:frame draw:style-name="fr1" draw:name="Image295" text:anchor-type="as-char" svg:width="6.9236in" svg:height="3.956343in" draw:z-index="0">
<draw:image xlink:href="../Images/yкринформ/2023-05-14T-31-51-00-03-00/630_360_1655321433-213.jpeg" xlink:type="simple" xlink:show="embed" xlink:actuate="onLoad" draw:mime-type="image/jpeg"/>
</draw:frame>
Volodymyr Zelensky called on the President of the South African Republic and Syril Ramafos to support the Ukrainian formula of peace and to join it.</text:p>
      <text:p text:style-name="P4">
The President of Ukraine has informed about it in <text:a xlink:type="simple" xlink:href="https://www.youtube.com/watch" text:style-name="Internet_20_link" text:visited-style-name="Visited_20_Internet_20_Link">
</text:a>
, reports Ukrinform.</text:p>
      <text:p text:style-name="P4">
“In the evening, I spoke with Rome with the President of the South African Republic. He spoke of the formula of peace, justice, that our light is united by the rules of international law. Anyone who assists a weapon will be a complicit with all the consequences, ”said Zelensky.</text:p>
      <text:p text:style-name="P4">
According to the Head of State, he urged the South African leader to join with other Ukrainians to work together for the implementation of the Ukrainian formula of peace.</text:p>
      <text:p text:style-name="P4">
<text:span text:style-name="T4">
 Read also: </text:span>
 <text:a xlink:type="simple" xlink:href="https://www.ukrinform.ua/rubric-polytics/3708849-zelenskij-i-meloni-pidpisali-spilnu-deklaraciu.html" text:style-name="Internet_20_link" text:visited-style-name="Visited_20_Internet_20_Link">
<text:span text:style-name="T4">
 Zelensky </text:span>
</text:a>
As reported, <text:a xlink:type="simple" xlink:href="https://www.ukrinform.ua/tag-zelenskij" text:style-name="Internet_20_link" text:visited-style-name="Visited_20_Internet_20_Link">
</text:a>
On May 13, he visited Italy.</text:p>
      <text:p text:style-name="P4">
Earlier, the United States accused South Africa for the supply of ammunition to the Russian Federation. The power of South Africa denied it.</text:p>
      <text:p text:style-name="P4">
<text:span text:style-name="T5">
Foto: op</text:span>
</text:p>
      <text:p text:style-name="P4">
News Source: <text:a xlink:type="simple" xlink:href="https://www.ukrinform.ua/rubric-polytics/3708869-zelenskij-obgovoriv-iz-prezidentom-par-ukrainsku-formulu-miru.html" text:style-name="Internet_20_link" text:visited-style-name="Visited_20_Internet_20_Link">
https://www.ukrinform.ua/rubric-polytics/3708869-zelenskij-obgovoriv-iz-prezidentom-par-ukrainsku-formulu-miru.html</text:a>
</text:p>
      <!--NEWS-->
      <text:h text:style-name="P10" text:outline-level="1">
<text:span text:style-name="T4">
Eurovision-2023: The final vote began</text:span>
</text:h>
      <text:p text:style-name="P4">
Authors: Ukrinform (Person)</text:p>
      <text:p text:style-name="P4">
Publisher: Укринформ (Organization)</text:p>
      <text:p text:style-name="P4">
Published Time: 2023-05-14T-33:33:00+03:00</text:p>
      <text:p text:style-name="P4">
Modified Time: 2023-05-14T00:33:00+03:00</text:p>
      <text:p text:style-name="P4">
Description: The British Liverpool ended the performances of the Eurovision finals 2023 and the voting was opened for the winner of the song competition. - 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Конкурс', 'Музика']</text:p>
      <text:p text:style-name="P4">
Type: Article</text:p>
      <!--METADATA-->
      <text:p text:style-name="P4">
<draw:frame draw:style-name="fr1" draw:name="Image296" text:anchor-type="as-char" svg:width="6.9236in" svg:height="3.956343in" draw:z-index="0">
<draw:image xlink:href="../Images/yкринформ/2023-05-14T-33-33-00-03-00/630_360_1683829607-260.jpg" xlink:type="simple" xlink:show="embed" xlink:actuate="onLoad" draw:mime-type="image/jpeg"/>
</draw:frame>
The performances of the Eurovision finals of the finals of the Eurovision-2023 and the winner of the song competition were opened.</text:p>
      <text:p text:style-name="P4">
About it reports its own correspondent of Ukrinform.</text:p>
      <text:p text:style-name="P4">
The favorites of the song competition, in particular by the previous <text:a xlink:type="simple" xlink:href="http://eurovisionworld.com/odds/eurovision" text:style-name="Internet_20_link" text:visited-style-name="Visited_20_Internet_20_Link">
</text:a>
, there is Sweden, Finland Tukraine, with a chance of winning 50%, 23% and 7%, respectively.</text:p>
      <text:p text:style-name="P4">
The winner will be determined by the voting of a professional jury from 37 Ukrainians-participants of the competition and spectators. Their scores are summed up and have equivalent - 50 to 50.</text:p>
      <text:p text:style-name="P4">
According to the results of the voting to the national jury, which for the first time elected Ukrainian in the mobile application "Action", included singer, participant(Jury's head), singer, composer and author's capsule Svetlana Tarabarova, Honored Artist of Ukraine Tonya Matvienko, Frontman and founder of Skyi group Oleg Sobchuk, composer and pianist Eugene.</text:p>
      <text:p text:style-name="P4">
<text:span text:style-name="T4">
 Read also: </text:span>
 <text:a xlink:type="simple" xlink:href="https://www.ukrinform.ua/rubric-culture/3708854-ukraina-ogolosila-sklad-nacionalnogo-zuri-na-evrobacenni2023.html" text:style-name="Internet_20_link" text:visited-style-name="Visited_20_Internet_20_Link">
<text:span text:style-name="T4">
 Eurobacker </text:span>
</text:a>
As reported by Ukrinform, the Great Final of the Song Competition Production was held in Liverpool. The finals were 26 countries. Ukraine, which performed 19th, represented the TVORCHI band with the song Heart of Steel(Heart made of steel), which is automatically to the decisive part of the competition.</text:p>
      <text:p text:style-name="P4">
News Source: <text:a xlink:type="simple" xlink:href="https://www.ukrinform.ua/rubric-culture/3708862-evrobacenna2023-pocalosa-finalne-golosuvanna.html" text:style-name="Internet_20_link" text:visited-style-name="Visited_20_Internet_20_Link">
https://www.ukrinform.ua/rubric-culture/3708862-evrobacenna2023-pocalosa-finalne-golosuvanna.html</text:a>
</text:p>
      <!--NEWS-->
      <text:h text:style-name="P10" text:outline-level="1">
<text:span text:style-name="T4">
Eurovision-2023: The final vote began</text:span>
</text:h>
      <text:p text:style-name="P4">
Authors: Ukrinform (Person)</text:p>
      <text:p text:style-name="P4">
Publisher: Укринформ (Organization)</text:p>
      <text:p text:style-name="P4">
Published Time: 2023-05-14T-33:33:00+03:00</text:p>
      <text:p text:style-name="P4">
Modified Time: 2023-05-14T00:33:00+03:00</text:p>
      <text:p text:style-name="P4">
Description: The British Liverpool ended the performances of the Eurovision finals 2023 and the voting was opened for the winner of the song competition. - 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Конкурс', 'Музика']</text:p>
      <text:p text:style-name="P4">
Type: Article</text:p>
      <!--METADATA-->
      <text:p text:style-name="P4">
<draw:frame draw:style-name="fr1" draw:name="Image297" text:anchor-type="as-char" svg:width="6.9236in" svg:height="3.956343in" draw:z-index="0">
<draw:image xlink:href="../Images/yкринформ/2023-05-14T-33-33-00-03-00/630_360_1683829607-260.jpg" xlink:type="simple" xlink:show="embed" xlink:actuate="onLoad" draw:mime-type="image/jpeg"/>
</draw:frame>
The performances of the Eurovision finals of the finals of the Eurovision-2023 and the winner of the song competition were opened.</text:p>
      <text:p text:style-name="P4">
About it reports its own correspondent of Ukrinform.</text:p>
      <text:p text:style-name="P4">
The favorites of the song competition, in particular by the previous <text:a xlink:type="simple" xlink:href="http://eurovisionworld.com/odds/eurovision" text:style-name="Internet_20_link" text:visited-style-name="Visited_20_Internet_20_Link">
</text:a>
, there is Sweden, Finland Tukraine, with a chance of winning 50%, 23% and 7%, respectively.</text:p>
      <text:p text:style-name="P4">
The winner will be determined by the voting of a professional jury from 37 Ukrainians-participants of the competition and spectators. Their scores are summed up and have equivalent - 50 to 50.</text:p>
      <text:p text:style-name="P4">
According to the results of the voting to the national jury, which for the first time elected Ukrainian in the mobile application "Action", included singer, participant(Jury's head), singer, composer and author's capsule Svetlana Tarabarova, Honored Artist of Ukraine Tonya Matvienko, Frontman and founder of Skyi group Oleg Sobchuk, composer and pianist Eugene.</text:p>
      <text:p text:style-name="P4">
<text:span text:style-name="T4">
 Read also: </text:span>
 <text:a xlink:type="simple" xlink:href="https://www.ukrinform.ua/rubric-culture/3708854-ukraina-ogolosila-sklad-nacionalnogo-zuri-na-evrobacenni2023.html" text:style-name="Internet_20_link" text:visited-style-name="Visited_20_Internet_20_Link">
<text:span text:style-name="T4">
 Eurobacker </text:span>
</text:a>
As reported by Ukrinform, the Great Final of the Song Competition Production was held in Liverpool. The finals were 26 countries. Ukraine, which performed 19th, represented the TVORCHI band with the song Heart of Steel(Heart made of steel), which is automatically to the decisive part of the competition.</text:p>
      <text:p text:style-name="P4">
News Source: <text:a xlink:type="simple" xlink:href="https://www.ukrinform.ua/rubric-culture/3708862-evrobacenna2023-pocalosa-finalne-golosuvanna.html" text:style-name="Internet_20_link" text:visited-style-name="Visited_20_Internet_20_Link">
https://www.ukrinform.ua/rubric-culture/3708862-evrobacenna2023-pocalosa-finalne-golosuvanna.html</text:a>
</text:p>
      <!--NEWS-->
      <text:h text:style-name="P10" text:outline-level="1">
<text:span text:style-name="T4">
As a result of the shelling of Ternopil, two people were injured - Ova</text:span>
</text:h>
      <text:p text:style-name="P4">
Authors: Ukrinform (Person)</text:p>
      <text:p text:style-name="P4">
Publisher: Укринформ (Organization)</text:p>
      <text:p text:style-name="P4">
Published Time: 2023-05-14T-35:28:00+03:00</text:p>
      <text:p text:style-name="P4">
Modified Time: 2023-05-14T00:28:00+03:00</text:p>
      <text:p text:style-name="P4">
Description: As a result of the rocket attack of Russian invaders in Ternopil, there are trades in storage rooms, injured two peopl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Ракета', 'Тернопіль', 'Війна з росією']</text:p>
      <text:p text:style-name="P4">
Type: Article</text:p>
      <!--METADATA-->
      <text:p text:style-name="P4">
<draw:frame draw:style-name="fr1" draw:name="Image298" text:anchor-type="as-char" svg:width="6.9236in" svg:height="3.948443in" draw:z-index="0">
<draw:image xlink:href="../Images/yкринформ/2023-05-14T-35-28-00-03-00/630_360_1538997483-946.jpg" xlink:type="simple" xlink:show="embed" xlink:actuate="onLoad" draw:mime-type="image/jpeg"/>
</draw:frame>
In the case of the Russian invaders of Russian invaders in Ternopil, there are two people injured.</text:p>
      <text:p text:style-name="P4">
This was reported in <text:a xlink:type="simple" xlink:href="https://t.me/s/ternopilskaODA" text:style-name="Internet_20_link" text:visited-style-name="Visited_20_Internet_20_Link">
</text:a>
Volodymyr Trush, Head of Ternopil, reports Ukrinform.</text:p>
      <text:p text:style-name="P4">
“Two civilians are injured. Pre -shrapnel wounds and burns. The victims are in hospitals. They are given all the necessary assistance, ”he wrote.</text:p>
      <text:p text:style-name="P4">
According to Trush, there is an enrollment in warehouses belonging to commercial enterprises and a religious organization. Firefighters work on the spot.</text:p>
      <text:p text:style-name="P4">
<text:span text:style-name="T4">
 Read also: </text:span>
 <text:a xlink:type="simple" xlink:href="https://www.ukrinform.ua/rubric-ato/3708851-vibuhi-v-ternopoli-u-misti-ta-oblasti-pracuut-specialisti-ova.html" text:style-name="Internet_20_link" text:visited-style-name="Visited_20_Internet_20_Link">
</text:a>
"Specialists will be at the scene all night," said the head of the Ova.</text:p>
      <text:p text:style-name="P4">
As it was reported, during <text:a xlink:type="simple" xlink:href="https://www.ukrinform.ua/tag-povitrana-trivoga" text:style-name="Internet_20_link" text:visited-style-name="Visited_20_Internet_20_Link">
</text:a>
In Ternopil, explosions.</text:p>
      <text:p text:style-name="P4">
News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As a result of the shelling of Ternopil, two people were injured - Ova</text:span>
</text:h>
      <text:p text:style-name="P4">
Authors: Ukrinform (Person)</text:p>
      <text:p text:style-name="P4">
Publisher: Укринформ (Organization)</text:p>
      <text:p text:style-name="P4">
Published Time: 2023-05-14T-35:28:00+03:00</text:p>
      <text:p text:style-name="P4">
Modified Time: 2023-05-14T00:28:00+03:00</text:p>
      <text:p text:style-name="P4">
Description: As a result of the rocket attack of Russian invaders in Ternopil, there are trades in storage rooms, injured two peopl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Ракета', 'Тернопіль', 'Війна з росією']</text:p>
      <text:p text:style-name="P4">
Type: Article</text:p>
      <!--METADATA-->
      <text:p text:style-name="P4">
<draw:frame draw:style-name="fr1" draw:name="Image299" text:anchor-type="as-char" svg:width="6.9236in" svg:height="3.948443in" draw:z-index="0">
<draw:image xlink:href="../Images/yкринформ/2023-05-14T-35-28-00-03-00/630_360_1538997483-946.jpg" xlink:type="simple" xlink:show="embed" xlink:actuate="onLoad" draw:mime-type="image/jpeg"/>
</draw:frame>
In the case of the Russian invaders of Russian invaders in Ternopil, there are two people injured.</text:p>
      <text:p text:style-name="P4">
This was reported in <text:a xlink:type="simple" xlink:href="https://t.me/s/ternopilskaODA" text:style-name="Internet_20_link" text:visited-style-name="Visited_20_Internet_20_Link">
</text:a>
Volodymyr Trush, Head of Ternopil, reports Ukrinform.</text:p>
      <text:p text:style-name="P4">
“Two civilians are injured. Pre -shrapnel wounds and burns. The victims are in hospitals. They are given all the necessary assistance, ”he wrote.</text:p>
      <text:p text:style-name="P4">
According to Trush, there is an enrollment in warehouses belonging to commercial enterprises and a religious organization. Firefighters work on the spot.</text:p>
      <text:p text:style-name="P4">
<text:span text:style-name="T4">
 Read also: </text:span>
 <text:a xlink:type="simple" xlink:href="https://www.ukrinform.ua/rubric-ato/3708851-vibuhi-v-ternopoli-u-misti-ta-oblasti-pracuut-specialisti-ova.html" text:style-name="Internet_20_link" text:visited-style-name="Visited_20_Internet_20_Link">
</text:a>
"Specialists will be at the scene all night," said the head of the Ova.</text:p>
      <text:p text:style-name="P4">
As it was reported, during <text:a xlink:type="simple" xlink:href="https://www.ukrinform.ua/tag-povitrana-trivoga" text:style-name="Internet_20_link" text:visited-style-name="Visited_20_Internet_20_Link">
</text:a>
In Ternopil, explosions.</text:p>
      <text:p text:style-name="P4">
News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Liverpool announced the owners of special Eurovision founder</text:span>
</text:h>
      <text:p text:style-name="P4">
Authors: Ukrinform (Person)</text:p>
      <text:p text:style-name="P4">
Publisher: Укринформ (Organization)</text:p>
      <text:p text:style-name="P4">
Published Time: 2023-05-14T-37:19:00+03:00</text:p>
      <text:p text:style-name="P4">
Modified Time: 2023-05-14T00:19:00+03:00</text:p>
      <text:p text:style-name="P4">
Description: In the British Liverpool, which is accepted this year, the 67th Eurovision Song Contest on behalf of Ukraine has announced a special award winners from the founder of the competition of Marcel Bezanson. - Ukrinform.</text:p>
      <text:p text:style-name="P4">
Images: ["<text:a xlink:type="simple" xlink:href="https://static.ukrinform.com/photos/2022_11/thumb_files/630_360_1669128291-481.jpg" text:style-name="Internet_20_link" text:visited-style-name="Visited_20_Internet_20_Link">
630_360_16691...</text:a>
"]</text:p>
      <text:p text:style-name="P4">
Tags: ['Євробачення', 'Конкурс', 'Нагорода']</text:p>
      <text:p text:style-name="P4">
Type: Article</text:p>
      <!--METADATA-->
      <text:p text:style-name="P4">
<draw:frame draw:style-name="fr1" draw:name="Image300" text:anchor-type="as-char" svg:width="6.9236in" svg:height="3.956343in" draw:z-index="0">
<draw:image xlink:href="../Images/yкринформ/2023-05-14T-37-19-00-03-00/630_360_1669128291-481.jpg" xlink:type="simple" xlink:show="embed" xlink:actuate="onLoad" draw:mime-type="image/jpeg"/>
</draw:frame>
The Britain Liverpool, which is accepted this year by the 67th song competition on behalf of Ukraine, announced the winners of a special award of the Marselanonon Contest.</text:p>
      <text:p text:style-name="P4">
About it reports Ukrinform with reference to the Eurovision page in <text:a xlink:type="simple" xlink:href="http://www.youtube.com/watch" text:style-name="Internet_20_link" text:visited-style-name="Visited_20_Internet_20_Link">
</text:a>
.</text:p>
      <text:p text:style-name="P4">
This year the press and artistic prize was awarded by the singer Loreen from Sweden Tattoo, which is considered a favorite of Eurovision-2023 and a probable winner. Lorenen has already won Eurovision in 2012 and then also held the artistic prize of Marcel Bezanona Prize for the song <text:span text:style-name="T5">
euphoria</text:span>
.</text:p>
      <text:p text:style-name="P4">
The composers were awarded Italy for the Due Vite song, which is represented by mar Saucassing. A group of authors of this song was awarded - Marko Menoni, David Petrellat David Simonenett.</text:p>
      <text:p text:style-name="P4">
<text:span text:style-name="T4">
 Read also: </text:span>
 <text:a xlink:type="simple" xlink:href="https://www.ukrinform.ua/rubric-culture/3708861-kejt-middlton-znalasa-u-klipi-kalush-orchestra-dla-evrobacenna-2023.html" text:style-name="Internet_20_link" text:visited-style-name="Visited_20_Internet_20_Link">
<text:span text:style-name="T4">
 Eurobacker </text:span>
</text:a>
Recall professional awards from the founder <text:a xlink:type="simple" xlink:href="https://www.ukrinform.ua/tag-konkurs" text:style-name="Internet_20_link" text:visited-style-name="Visited_20_Internet_20_Link">
</text:a>
Marseille Besanon for participation of the healing is announced in three nominations: the reward of the press, which the winners determine the accredited media representatives; Artistic prize, which is presented with an implicit achievement and the winner is determined by commentators; as well as award -based assistant, which is given for the best composition.</text:p>
      <text:p text:style-name="P4">
As reported by Ukrinform, a large finale of the Eurovision Song Contest is taking place in Liverpool. 26 countries appear in the finals. Ukraine is represented by GrontVorchi with a song of Heart of Steel.</text:p>
      <text:p text:style-name="P4">
<text:span text:style-name="T5">
Foto: ebu</text:span>
</text:p>
      <text:p text:style-name="P4">
News Source: <text:a xlink:type="simple" xlink:href="https://www.ukrinform.ua/rubric-culture/3708866-u-liverpuli-ogolosili-volodariv-specprizu-zasnovnika-evrobacenna.html" text:style-name="Internet_20_link" text:visited-style-name="Visited_20_Internet_20_Link">
https://www.ukrinform.ua/rubric-culture/3708866-u-liverpuli-ogolosili-volodariv-specprizu-zasnovnika-evrobacenna.html</text:a>
</text:p>
      <!--NEWS-->
      <text:h text:style-name="P10" text:outline-level="1">
<text:span text:style-name="T4">
Zelensky hopes talking to Pope Francis can influence history</text:span>
</text:h>
      <text:p text:style-name="P4">
Authors: Ukrinform (Person)</text:p>
      <text:p text:style-name="P4">
Publisher: Укринформ (Organization)</text:p>
      <text:p text:style-name="P4">
Published Time: 2023-05-14T-39:08:00+03:00</text:p>
      <text:p text:style-name="P4">
Modified Time: 2023-05-14T00:08:00+03:00</text:p>
      <text:p text:style-name="P4">
Description: President Volodymyr Zelenskyy expects that his communication with the Pope Francis can affect history and help stop evil. - Ukrinform.</text:p>
      <text:p text:style-name="P4">
Images: ["<text:a xlink:type="simple" xlink:href="https://static.ukrinform.com/photos/2023_05/thumb_files/630_360_1683999909-239.jpeg" text:style-name="Internet_20_link" text:visited-style-name="Visited_20_Internet_20_Link">
630_360_16839...</text:a>
"]</text:p>
      <text:p text:style-name="P4">
Tags: ['Італія', 'Папа Франциск', 'Ватикан', 'Зеленський']</text:p>
      <text:p text:style-name="P4">
Type: Article</text:p>
      <!--METADATA-->
      <text:p text:style-name="P4">
<draw:frame draw:style-name="fr1" draw:name="Image301" text:anchor-type="as-char" svg:width="6.9236in" svg:height="3.956343in" draw:z-index="0">
<draw:image xlink:href="../Images/yкринформ/2023-05-14T-39-08-00-03-00/630_360_1683999909-239.jpeg" xlink:type="simple" xlink:show="embed" xlink:actuate="onLoad" draw:mime-type="image/jpeg"/>
</draw:frame>
President Volodymyr Zelenskyy expects that his communication with Papourumian Francis can affect history and help stop evil.</text:p>
      <text:p text:style-name="P4">
He told about it in <text:a xlink:type="simple" xlink:href="https://t.me/V_Zelenskiy_official/6218" text:style-name="Internet_20_link" text:visited-style-name="Visited_20_Internet_20_Link">
</text:a>
, reports Ukrinform.</text:p>
      <text:p text:style-name="P4">
"He met the Pope Francis, and it was a conversation that can really influence history, can really help stop the evil of aggression," said Glava of State.</text:p>
      <text:p text:style-name="P4">
<text:span text:style-name="T4">
 Read also: </text:span>
 <text:a xlink:type="simple" xlink:href="https://www.ukrinform.ua/rubric-society/3708823-prezident-zaprosiv-papu-rimskogo-v-ukrainu-i-podaruvav-kartinu.html" text:style-name="Internet_20_link" text:visited-style-name="Visited_20_Internet_20_Link">
</text:a>
He recalled that he told Pontyphy about the crimes committed by the Russians of the Anti -Ukrainians about the deportation of Ukrainian children.</text:p>
      <text:p text:style-name="P4">
“Even the exact number of children stole from Ukraine, from Ukraine, from Ukraine, from Ukraine in a foreign land. He asked him to help return our children home to Ukraine, ”Zelensky said.</text:p>
      <text:p text:style-name="P4">
He also informed the Pope and other points of the Ukrainian formular, except for the return of all deported and captives.</text:p>
      <text:p text:style-name="P4">
<text:span text:style-name="T4">
 Read also: </text:span>
 <text:a xlink:type="simple" xlink:href="https://www.ukrinform.ua/rubric-society/3708804-zelenskij-zustrivsa-z-papou-franciskom-u-vatikani.html" text:style-name="Internet_20_link" text:visited-style-name="Visited_20_Internet_20_Link">
<text:span text:style-name="T4">
 Zelensk </text:span>
</text:a>
"And I believe that the will and sincerity of his holiness can bring the realization of our formula peace, can bring a fair, honest peace," the President added.</text:p>
      <text:p text:style-name="P4">
As reported, <text:a xlink:type="simple" xlink:href="https://www.ukrinform.ua/rubric-polytics/3708665-zelenskij-pribuv-iz-vizitom-do-italii.html" text:style-name="Internet_20_link" text:visited-style-name="Visited_20_Internet_20_Link">
</text:a>
And he met Pope Francis in the Vatican.</text:p>
      <text:p text:style-name="P4">
Photo: op</text:p>
      <text:p text:style-name="P4">
News Source: <text:a xlink:type="simple" xlink:href="https://www.ukrinform.ua/rubric-ato/3708863-zelenskij-spodivaetsa-so-rozmova-z-papou-franciskom-moze-vplinuti-na-istoriu.html" text:style-name="Internet_20_link" text:visited-style-name="Visited_20_Internet_20_Link">
https://www.ukrinform.ua/rubric-ato/3708863-zelenskij-spodivaetsa-so-rozmova-z-papou-franciskom-moze-vplinuti-na-istoriu.html</text:a>
</text:p>
      <!--NEWS-->
      <text:h text:style-name="P10" text:outline-level="1">
<text:span text:style-name="T4">
The enemy struck Kharkov</text:span>
</text:h>
      <text:p text:style-name="P4">
Authors: Ukrinform (Person)</text:p>
      <text:p text:style-name="P4">
Publisher: Укринформ (Organization)</text:p>
      <text:p text:style-name="P4">
Published Time: 2023-05-14T-41:05:00+03:00</text:p>
      <text:p text:style-name="P4">
Modified Time: 2023-05-14T00:05:00+03:00</text:p>
      <text:p text:style-name="P4">
Description: Russian troops at about north struck Kharkiv. - Ukrinform.</text:p>
      <text:p text:style-name="P4">
Images: ["<text:a xlink:type="simple" xlink:href="https://static.ukrinform.com/photos/2022_04/thumb_files/630_360_1650977494-848.jpg" text:style-name="Internet_20_link" text:visited-style-name="Visited_20_Internet_20_Link">
630_360_16509...</text:a>
"]</text:p>
      <text:p text:style-name="P4">
Tags: ['Вибух', 'Харків', 'Синєгубов', 'Війна з росією']</text:p>
      <text:p text:style-name="P4">
Type: Article</text:p>
      <!--METADATA-->
      <text:p text:style-name="P4">
<draw:frame draw:style-name="fr1" draw:name="Image302" text:anchor-type="as-char" svg:width="6.9236in" svg:height="3.956343in" draw:z-index="0">
<draw:image xlink:href="../Images/yкринформ/2023-05-14T-41-05-00-03-00/630_360_1650977494-848.jpg" xlink:type="simple" xlink:show="embed" xlink:actuate="onLoad" draw:mime-type="image/jpeg"/>
</draw:frame>
Ruskivska at about north struck Kharkiv.</text:p>
      <text:p text:style-name="P4">
This was reported in <text:a xlink:type="simple" xlink:href="https://t.me/s/synegubov" text:style-name="Internet_20_link" text:visited-style-name="Visited_20_Internet_20_Link">
</text:a>
Head of Kharkiv Ovaologov Sinegubov, reports Ukrinform.</text:p>
      <text:p text:style-name="P4">
"Attention!Inhabitants of Kharkiv and the region, the invaders again strike!Do not ignore anxiety. Stay in shelters!" - The message is reported.</text:p>
      <text:p text:style-name="P4">
According to Ukrinform correspondent, in <text:a xlink:type="simple" xlink:href="https://www.ukrinform.ua/tag-harkiv" text:style-name="Internet_20_link" text:visited-style-name="Visited_20_Internet_20_Link">
</text:a>
At least one explosion came.</text:p>
      <text:p text:style-name="P4">
<text:span text:style-name="T4">
 Read also: </text:span>
 <text:a xlink:type="simple" xlink:href="https://www.ukrinform.ua/rubric-ato/3708851-vibuhi-v-ternopoli-u-misti-ta-oblasti-pracuut-specialisti-ova.html" text:style-name="Internet_20_link" text:visited-style-name="Visited_20_Internet_20_Link">
</text:a>
According to preliminary information of the Chief of Kharkiv Military Garrison Services of Melnik, the enemy strikes the Kharkiv region C-300.</text:p>
      <text:p text:style-name="P4">
"Rockets are still in the air - do not leave shelter!" Melnyk emphasized.</text:p>
      <text:p text:style-name="P4">
Earlier in most regions of Ukraine and the capital, the Air Air Affairs was announced.</text:p>
      <text:p text:style-name="P4">
News Source: <text:a xlink:type="simple" xlink:href="https://www.ukrinform.ua/rubric-ato/3708864-vorog-zavdav-udaru-po-harkovu.html" text:style-name="Internet_20_link" text:visited-style-name="Visited_20_Internet_20_Link">
https://www.ukrinform.ua/rubric-ato/3708864-vorog-zavdav-udaru-po-harkovu.html</text:a>
</text:p>
      <!--NEWS-->
      <text:h text:style-name="P10" text:outline-level="1">
<text:span text:style-name="T4">
The enemy struck Kharkov</text:span>
</text:h>
      <text:p text:style-name="P4">
Authors: Ukrinform (Person)</text:p>
      <text:p text:style-name="P4">
Publisher: Укринформ (Organization)</text:p>
      <text:p text:style-name="P4">
Published Time: 2023-05-14T00:05:00+03:00</text:p>
      <text:p text:style-name="P4">
Modified Time: 2023-05-14T00:05:00+03:00</text:p>
      <text:p text:style-name="P4">
Description: Russian troops at about north struck Kharkiv. - Ukrinform.</text:p>
      <text:p text:style-name="P4">
Images: ["<text:a xlink:type="simple" xlink:href="https://static.ukrinform.com/photos/2022_04/thumb_files/630_360_1650977494-848.jpg" text:style-name="Internet_20_link" text:visited-style-name="Visited_20_Internet_20_Link">
630_360_16509...</text:a>
"]</text:p>
      <text:p text:style-name="P4">
Tags: ['Вибух', 'Харків', 'Синєгубов', 'Війна з росією']</text:p>
      <text:p text:style-name="P4">
Type: Article</text:p>
      <!--METADATA-->
      <text:p text:style-name="P4">
<draw:frame draw:style-name="fr1" draw:name="Image303" text:anchor-type="as-char" svg:width="6.9236in" svg:height="3.956343in" draw:z-index="0">
<draw:image xlink:href="../Images/yкринформ/2023-05-14T00-05-00-03-00/630_360_1650977494-848.jpg" xlink:type="simple" xlink:show="embed" xlink:actuate="onLoad" draw:mime-type="image/jpeg"/>
</draw:frame>
Ruskivska at about north struck Kharkiv.</text:p>
      <text:p text:style-name="P4">
This was reported in <text:a xlink:type="simple" xlink:href="https://t.me/s/synegubov" text:style-name="Internet_20_link" text:visited-style-name="Visited_20_Internet_20_Link">
</text:a>
Head of Kharkiv Ovaologov Sinegubov, reports Ukrinform.</text:p>
      <text:p text:style-name="P4">
"Attention!Inhabitants of Kharkiv and the region, the invaders again strike!Do not ignore anxiety. Stay in shelters!" - The message is reported.</text:p>
      <text:p text:style-name="P4">
According to Ukrinform correspondent, in <text:a xlink:type="simple" xlink:href="https://www.ukrinform.ua/tag-harkiv" text:style-name="Internet_20_link" text:visited-style-name="Visited_20_Internet_20_Link">
</text:a>
At least one explosion came.</text:p>
      <text:p text:style-name="P4">
<text:span text:style-name="T4">
 Read also: </text:span>
 <text:a xlink:type="simple" xlink:href="https://www.ukrinform.ua/rubric-ato/3708851-vibuhi-v-ternopoli-u-misti-ta-oblasti-pracuut-specialisti-ova.html" text:style-name="Internet_20_link" text:visited-style-name="Visited_20_Internet_20_Link">
</text:a>
According to preliminary information of the Chief of Kharkiv Military Garrison Services of Melnik, the enemy strikes the Kharkiv region C-300.</text:p>
      <text:p text:style-name="P4">
"Rockets are still in the air - do not leave shelter!" Melnyk emphasized.</text:p>
      <text:p text:style-name="P4">
Earlier in most regions of Ukraine and the capital, the Air Air Affairs was announced.</text:p>
      <text:p text:style-name="P4">
News Source: <text:a xlink:type="simple" xlink:href="https://www.ukrinform.ua/rubric-ato/3708864-vorog-zavdav-udaru-po-harkovu.html" text:style-name="Internet_20_link" text:visited-style-name="Visited_20_Internet_20_Link">
https://www.ukrinform.ua/rubric-ato/3708864-vorog-zavdav-udaru-po-harkovu.html</text:a>
</text:p>
      <!--NEWS-->
      <text:h text:style-name="P10" text:outline-level="1">
<text:span text:style-name="T4">
Zelensky hopes talking to Pope Francis can influence history</text:span>
</text:h>
      <text:p text:style-name="P4">
Authors: Ukrinform (Person)</text:p>
      <text:p text:style-name="P4">
Publisher: Укринформ (Organization)</text:p>
      <text:p text:style-name="P4">
Published Time: 2023-05-14T00:08:00+03:00</text:p>
      <text:p text:style-name="P4">
Modified Time: 2023-05-14T00:08:00+03:00</text:p>
      <text:p text:style-name="P4">
Description: President Volodymyr Zelenskyy expects that his communication with the Pope Francis can affect history and help stop evil. - Ukrinform.</text:p>
      <text:p text:style-name="P4">
Images: ["<text:a xlink:type="simple" xlink:href="https://static.ukrinform.com/photos/2023_05/thumb_files/630_360_1683999909-239.jpeg" text:style-name="Internet_20_link" text:visited-style-name="Visited_20_Internet_20_Link">
630_360_16839...</text:a>
"]</text:p>
      <text:p text:style-name="P4">
Tags: ['Італія', 'Папа Франциск', 'Ватикан', 'Зеленський']</text:p>
      <text:p text:style-name="P4">
Type: Article</text:p>
      <!--METADATA-->
      <text:p text:style-name="P4">
<draw:frame draw:style-name="fr1" draw:name="Image304" text:anchor-type="as-char" svg:width="6.9236in" svg:height="3.956343in" draw:z-index="0">
<draw:image xlink:href="../Images/yкринформ/2023-05-14T00-08-00-03-00/630_360_1683999909-239.jpeg" xlink:type="simple" xlink:show="embed" xlink:actuate="onLoad" draw:mime-type="image/jpeg"/>
</draw:frame>
Presidential Divine Zelensky expects that his communication with Pope Roman Francis can influence history and help stop evil.</text:p>
      <text:p text:style-name="P4">
He told about it in <text:a xlink:type="simple" xlink:href="https://t.me/V_Zelenskiy_official/6218" text:style-name="Internet_20_link" text:visited-style-name="Visited_20_Internet_20_Link">
</text:a>
, reports Ukrinform.</text:p>
      <text:p text:style-name="P4">
"He met the Pope Francis, and it was a conversation that can really influence history, can really help stop the evil of aggression," said Glava of State.</text:p>
      <text:p text:style-name="P4">
<text:span text:style-name="T4">
 Read also: </text:span>
 <text:a xlink:type="simple" xlink:href="https://www.ukrinform.ua/rubric-society/3708823-prezident-zaprosiv-papu-rimskogo-v-ukrainu-i-podaruvav-kartinu.html" text:style-name="Internet_20_link" text:visited-style-name="Visited_20_Internet_20_Link">
</text:a>
He recalled that he told Pontyphy about the crimes committed by the Russians of the Anti -Ukrainians about the deportation of Ukrainian children.</text:p>
      <text:p text:style-name="P4">
“Even the exact number of children stole from Ukraine, from Ukraine, from Ukraine, from Ukraine in a foreign land. He asked him to help return our children home to Ukraine, ”Zelensky said.</text:p>
      <text:p text:style-name="P4">
He also informed the Pope and other points of the Ukrainian formular, except for the return of all deported and captives.</text:p>
      <text:p text:style-name="P4">
<text:span text:style-name="T4">
 Read also: </text:span>
 <text:a xlink:type="simple" xlink:href="https://www.ukrinform.ua/rubric-society/3708804-zelenskij-zustrivsa-z-papou-franciskom-u-vatikani.html" text:style-name="Internet_20_link" text:visited-style-name="Visited_20_Internet_20_Link">
<text:span text:style-name="T4">
 Zelensk </text:span>
</text:a>
"And I believe that the will and sincerity of his holiness can bring the realization of our formula peace, can bring a fair, honest peace," the President added.</text:p>
      <text:p text:style-name="P4">
As reported, <text:a xlink:type="simple" xlink:href="https://www.ukrinform.ua/rubric-polytics/3708665-zelenskij-pribuv-iz-vizitom-do-italii.html" text:style-name="Internet_20_link" text:visited-style-name="Visited_20_Internet_20_Link">
</text:a>
And he met Pope Francis in the Vatican.</text:p>
      <text:p text:style-name="P4">
Photo: op</text:p>
      <text:p text:style-name="P4">
News Source: <text:a xlink:type="simple" xlink:href="https://www.ukrinform.ua/rubric-ato/3708863-zelenskij-spodivaetsa-so-rozmova-z-papou-franciskom-moze-vplinuti-na-istoriu.html" text:style-name="Internet_20_link" text:visited-style-name="Visited_20_Internet_20_Link">
https://www.ukrinform.ua/rubric-ato/3708863-zelenskij-spodivaetsa-so-rozmova-z-papou-franciskom-moze-vplinuti-na-istoriu.html</text:a>
</text:p>
      <!--NEWS-->
      <text:h text:style-name="P10" text:outline-level="1">
<text:span text:style-name="T4">
Liverpool announced the owners of special Eurovision founder</text:span>
</text:h>
      <text:p text:style-name="P4">
Authors: Ukrinform (Person)</text:p>
      <text:p text:style-name="P4">
Publisher: Укринформ (Organization)</text:p>
      <text:p text:style-name="P4">
Published Time: 2023-05-14T00:19:00+03:00</text:p>
      <text:p text:style-name="P4">
Modified Time: 2023-05-14T00:19:00+03:00</text:p>
      <text:p text:style-name="P4">
Description: In the British Liverpool, which is accepted this year, the 67th Eurovision Song Contest on behalf of Ukraine has announced a special award winners from the founder of the competition of Marcel Bezanson. - Ukrinform.</text:p>
      <text:p text:style-name="P4">
Images: ["<text:a xlink:type="simple" xlink:href="https://static.ukrinform.com/photos/2022_11/thumb_files/630_360_1669128291-481.jpg" text:style-name="Internet_20_link" text:visited-style-name="Visited_20_Internet_20_Link">
630_360_16691...</text:a>
"]</text:p>
      <text:p text:style-name="P4">
Tags: ['Євробачення', 'Конкурс', 'Нагорода']</text:p>
      <text:p text:style-name="P4">
Type: Article</text:p>
      <!--METADATA-->
      <text:p text:style-name="P4">
<draw:frame draw:style-name="fr1" draw:name="Image305" text:anchor-type="as-char" svg:width="6.9236in" svg:height="3.956343in" draw:z-index="0">
<draw:image xlink:href="../Images/yкринформ/2023-05-14T00-19-00-03-00/630_360_1669128291-481.jpg" xlink:type="simple" xlink:show="embed" xlink:actuate="onLoad" draw:mime-type="image/jpeg"/>
</draw:frame>
The Britain Liverpool, which is accepted this year by the 67th song competition on behalf of Ukraine, announced the winners of a special award of the Marselanonon Contest.</text:p>
      <text:p text:style-name="P4">
About it reports Ukrinform with reference to the Eurovision page in <text:a xlink:type="simple" xlink:href="http://www.youtube.com/watch" text:style-name="Internet_20_link" text:visited-style-name="Visited_20_Internet_20_Link">
</text:a>
.</text:p>
      <text:p text:style-name="P4">
This year the press and artistic prize was awarded by the singer Loreen from Sweden Tattoo, which is considered a favorite of Eurovision-2023 and a probable winner. Lorenen has already won Eurovision in 2012 and then also held the artistic prize of Marcel Bezanona Prize for the song <text:span text:style-name="T5">
euphoria</text:span>
.</text:p>
      <text:p text:style-name="P4">
The composers were awarded Italy for the Due Vite song, which is represented by mar Saucassing. A group of authors of this song was awarded - Marko Menoni, David Petrellat David Simonenett.</text:p>
      <text:p text:style-name="P4">
<text:span text:style-name="T4">
 Read also: </text:span>
 <text:a xlink:type="simple" xlink:href="https://www.ukrinform.ua/rubric-culture/3708861-kejt-middlton-znalasa-u-klipi-kalush-orchestra-dla-evrobacenna-2023.html" text:style-name="Internet_20_link" text:visited-style-name="Visited_20_Internet_20_Link">
<text:span text:style-name="T4">
 Eurobacker </text:span>
</text:a>
Recall professional awards from the founder <text:a xlink:type="simple" xlink:href="https://www.ukrinform.ua/tag-konkurs" text:style-name="Internet_20_link" text:visited-style-name="Visited_20_Internet_20_Link">
</text:a>
Marseille Besanon for participation of the healing is announced in three nominations: the reward of the press, which the winners determine the accredited media representatives; Artistic prize, which is presented with an implicit achievement and the winner is determined by commentators; as well as award -based assistant, which is given for the best composition.</text:p>
      <text:p text:style-name="P4">
As reported by Ukrinform, a large finale of the Eurovision Song Contest is taking place in Liverpool. 26 countries appear in the finals. Ukraine is represented by GrontVorchi with a song of Heart of Steel.</text:p>
      <text:p text:style-name="P4">
<text:span text:style-name="T5">
Foto: ebu</text:span>
</text:p>
      <text:p text:style-name="P4">
News Source: <text:a xlink:type="simple" xlink:href="https://www.ukrinform.ua/rubric-culture/3708866-u-liverpuli-ogolosili-volodariv-specprizu-zasnovnika-evrobacenna.html" text:style-name="Internet_20_link" text:visited-style-name="Visited_20_Internet_20_Link">
https://www.ukrinform.ua/rubric-culture/3708866-u-liverpuli-ogolosili-volodariv-specprizu-zasnovnika-evrobacenna.html</text:a>
</text:p>
      <!--NEWS-->
      <text:h text:style-name="P10" text:outline-level="1">
<text:span text:style-name="T4">
Liverpool announced the owners of special Eurovision founder</text:span>
</text:h>
      <text:p text:style-name="P4">
Authors: Ukrinform (Person)</text:p>
      <text:p text:style-name="P4">
Publisher: Укринформ (Organization)</text:p>
      <text:p text:style-name="P4">
Published Time: 2023-05-14T00:19:00+03:00</text:p>
      <text:p text:style-name="P4">
Modified Time: 2023-05-14T00:19:00+03:00</text:p>
      <text:p text:style-name="P4">
Description: In the British Liverpool, which is accepted this year, the 67th Eurovision Song Contest on behalf of Ukraine has announced a special award winners from the founder of the competition of Marcel Bezanson. - Ukrinform.</text:p>
      <text:p text:style-name="P4">
Images: ["<text:a xlink:type="simple" xlink:href="https://static.ukrinform.com/photos/2022_11/thumb_files/630_360_1669128291-481.jpg" text:style-name="Internet_20_link" text:visited-style-name="Visited_20_Internet_20_Link">
630_360_16691...</text:a>
"]</text:p>
      <text:p text:style-name="P4">
Tags: ['Євробачення', 'Конкурс', 'Нагорода']</text:p>
      <text:p text:style-name="P4">
Type: Article</text:p>
      <!--METADATA-->
      <text:p text:style-name="P4">
<draw:frame draw:style-name="fr1" draw:name="Image306" text:anchor-type="as-char" svg:width="6.9236in" svg:height="3.956343in" draw:z-index="0">
<draw:image xlink:href="../Images/yкринформ/2023-05-14T00-19-00-03-00/630_360_1669128291-481.jpg" xlink:type="simple" xlink:show="embed" xlink:actuate="onLoad" draw:mime-type="image/jpeg"/>
</draw:frame>
The Britain Liverpool, which is accepted this year by the 67th song competition on behalf of Ukraine, announced the winners of a special award of the Marselanonon Contest.</text:p>
      <text:p text:style-name="P4">
About it reports Ukrinform with reference to the Eurovision page in <text:a xlink:type="simple" xlink:href="http://www.youtube.com/watch" text:style-name="Internet_20_link" text:visited-style-name="Visited_20_Internet_20_Link">
</text:a>
.</text:p>
      <text:p text:style-name="P4">
This year the press and artistic prize was awarded by the singer Loreen from Sweden Tattoo, which is considered a favorite of Eurovision-2023 and a probable winner. Lorenen has already won Eurovision in 2012 and then also held the artistic prize of Marcel Bezanona Prize for the song <text:span text:style-name="T5">
euphoria</text:span>
.</text:p>
      <text:p text:style-name="P4">
The composers were awarded Italy for the Due Vite song, which is represented by mar Saucassing. A group of authors of this song was awarded - Marko Menoni, David Petrellat David Simonenett.</text:p>
      <text:p text:style-name="P4">
<text:span text:style-name="T4">
 Read also: </text:span>
 <text:a xlink:type="simple" xlink:href="https://www.ukrinform.ua/rubric-culture/3708861-kejt-middlton-znalasa-u-klipi-kalush-orchestra-dla-evrobacenna-2023.html" text:style-name="Internet_20_link" text:visited-style-name="Visited_20_Internet_20_Link">
<text:span text:style-name="T4">
 Eurobacker </text:span>
</text:a>
Recall professional awards from the founder <text:a xlink:type="simple" xlink:href="https://www.ukrinform.ua/tag-konkurs" text:style-name="Internet_20_link" text:visited-style-name="Visited_20_Internet_20_Link">
</text:a>
Marseille Besanon for participation of the healing is announced in three nominations: the reward of the press, which the winners determine the accredited media representatives; Artistic prize, which is presented with an implicit achievement and the winner is determined by commentators; as well as award -based assistant, which is given for the best composition.</text:p>
      <text:p text:style-name="P4">
As reported by Ukrinform, a large finale of the Eurovision Song Contest is taking place in Liverpool. 26 countries appear in the finals. Ukraine is represented by GrontVorchi with a song of Heart of Steel.</text:p>
      <text:p text:style-name="P4">
<text:span text:style-name="T5">
Foto: ebu</text:span>
</text:p>
      <text:p text:style-name="P4">
News Source: <text:a xlink:type="simple" xlink:href="https://www.ukrinform.ua/rubric-culture/3708866-u-liverpuli-ogolosili-volodariv-specprizu-zasnovnika-evrobacenna.html" text:style-name="Internet_20_link" text:visited-style-name="Visited_20_Internet_20_Link">
https://www.ukrinform.ua/rubric-culture/3708866-u-liverpuli-ogolosili-volodariv-specprizu-zasnovnika-evrobacenna.html</text:a>
</text:p>
      <!--NEWS-->
      <text:h text:style-name="P10" text:outline-level="1">
<text:span text:style-name="T4">
As a result of the shelling of Ternopil, two people were injured - Ova</text:span>
</text:h>
      <text:p text:style-name="P4">
Authors: Ukrinform (Person)</text:p>
      <text:p text:style-name="P4">
Publisher: Укринформ (Organization)</text:p>
      <text:p text:style-name="P4">
Published Time: 2023-05-14T00:28:00+03:00</text:p>
      <text:p text:style-name="P4">
Modified Time: 2023-05-14T00:28:00+03:00</text:p>
      <text:p text:style-name="P4">
Description: As a result of the rocket attack of Russian invaders in Ternopil, there are trades in storage rooms, injured two peopl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Ракета', 'Тернопіль', 'Війна з росією']</text:p>
      <text:p text:style-name="P4">
Type: Article</text:p>
      <!--METADATA-->
      <text:p text:style-name="P4">
<draw:frame draw:style-name="fr1" draw:name="Image307" text:anchor-type="as-char" svg:width="6.9236in" svg:height="3.948443in" draw:z-index="0">
<draw:image xlink:href="../Images/yкринформ/2023-05-14T00-28-00-03-00/630_360_1538997483-946.jpg" xlink:type="simple" xlink:show="embed" xlink:actuate="onLoad" draw:mime-type="image/jpeg"/>
</draw:frame>
In the case of the Russian invaders of Russian invaders in Ternopil, there are two people injured.</text:p>
      <text:p text:style-name="P4">
This was reported in <text:a xlink:type="simple" xlink:href="https://t.me/s/ternopilskaODA" text:style-name="Internet_20_link" text:visited-style-name="Visited_20_Internet_20_Link">
</text:a>
Volodymyr Trush, Head of Ternopil, reports Ukrinform.</text:p>
      <text:p text:style-name="P4">
“Two civilians are injured. Pre -shrapnel wounds and burns. The victims are in hospitals. They are given all the necessary assistance, ”he wrote.</text:p>
      <text:p text:style-name="P4">
According to Trush, there is an enrollment in warehouses belonging to commercial enterprises and a religious organization. Firefighters work on the spot.</text:p>
      <text:p text:style-name="P4">
<text:span text:style-name="T4">
 Read also: </text:span>
 <text:a xlink:type="simple" xlink:href="https://www.ukrinform.ua/rubric-ato/3708851-vibuhi-v-ternopoli-u-misti-ta-oblasti-pracuut-specialisti-ova.html" text:style-name="Internet_20_link" text:visited-style-name="Visited_20_Internet_20_Link">
</text:a>
"Specialists will be at the scene all night," said the head of the Ova.</text:p>
      <text:p text:style-name="P4">
As it was reported, during <text:a xlink:type="simple" xlink:href="https://www.ukrinform.ua/tag-povitrana-trivoga" text:style-name="Internet_20_link" text:visited-style-name="Visited_20_Internet_20_Link">
</text:a>
In Ternopil, explosions.</text:p>
      <text:p text:style-name="P4">
News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As a result of the shelling of Ternopil, two people were injured - Ova</text:span>
</text:h>
      <text:p text:style-name="P4">
Authors: Ukrinform (Person)</text:p>
      <text:p text:style-name="P4">
Publisher: Укринформ (Organization)</text:p>
      <text:p text:style-name="P4">
Published Time: 2023-05-14T00:28:00+03:00</text:p>
      <text:p text:style-name="P4">
Modified Time: 2023-05-14T00:28:00+03:00</text:p>
      <text:p text:style-name="P4">
Description: As a result of the rocket attack of Russian invaders in Ternopil, there are trades in storage rooms, injured two peopl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Ракета', 'Тернопіль', 'Війна з росією']</text:p>
      <text:p text:style-name="P4">
Type: Article</text:p>
      <!--METADATA-->
      <text:p text:style-name="P4">
<draw:frame draw:style-name="fr1" draw:name="Image308" text:anchor-type="as-char" svg:width="6.9236in" svg:height="3.948443in" draw:z-index="0">
<draw:image xlink:href="../Images/yкринформ/2023-05-14T00-28-00-03-00/630_360_1538997483-946.jpg" xlink:type="simple" xlink:show="embed" xlink:actuate="onLoad" draw:mime-type="image/jpeg"/>
</draw:frame>
In the case of the Russian invaders of Russian invaders in Ternopil, there are two people injured.</text:p>
      <text:p text:style-name="P4">
This was reported in <text:a xlink:type="simple" xlink:href="https://t.me/s/ternopilskaODA" text:style-name="Internet_20_link" text:visited-style-name="Visited_20_Internet_20_Link">
</text:a>
Volodymyr Trush, Head of Ternopil, reports Ukrinform.</text:p>
      <text:p text:style-name="P4">
“Two civilians are injured. Pre -shrapnel wounds and burns. The victims are in hospitals. They are given all the necessary assistance, ”he wrote.</text:p>
      <text:p text:style-name="P4">
According to Trush, there is an enrollment in warehouses belonging to commercial enterprises and a religious organization. Firefighters work on the spot.</text:p>
      <text:p text:style-name="P4">
<text:span text:style-name="T4">
 Read also: </text:span>
 <text:a xlink:type="simple" xlink:href="https://www.ukrinform.ua/rubric-ato/3708851-vibuhi-v-ternopoli-u-misti-ta-oblasti-pracuut-specialisti-ova.html" text:style-name="Internet_20_link" text:visited-style-name="Visited_20_Internet_20_Link">
</text:a>
"Specialists will be at the scene all night," said the head of the Ova.</text:p>
      <text:p text:style-name="P4">
As it was reported, during <text:a xlink:type="simple" xlink:href="https://www.ukrinform.ua/tag-povitrana-trivoga" text:style-name="Internet_20_link" text:visited-style-name="Visited_20_Internet_20_Link">
</text:a>
In Ternopil, explosions.</text:p>
      <text:p text:style-name="P4">
News Source: <text:a xlink:type="simple" xlink:href="https://www.ukrinform.ua/rubric-ato/3708867-unaslidok-obstrilu-ternopola-postrazdali-dvoe-osib-ova.html" text:style-name="Internet_20_link" text:visited-style-name="Visited_20_Internet_20_Link">
https://www.ukrinform.ua/rubric-ato/3708867-unaslidok-obstrilu-ternopola-postrazdali-dvoe-osib-ova.html</text:a>
</text:p>
      <!--NEWS-->
      <text:h text:style-name="P10" text:outline-level="1">
<text:span text:style-name="T4">
Eurovision-2023: The final vote began</text:span>
</text:h>
      <text:p text:style-name="P4">
Authors: Ukrinform (Person)</text:p>
      <text:p text:style-name="P4">
Publisher: Укринформ (Organization)</text:p>
      <text:p text:style-name="P4">
Published Time: 2023-05-14T00:33:00+03:00</text:p>
      <text:p text:style-name="P4">
Modified Time: 2023-05-14T00:33:00+03:00</text:p>
      <text:p text:style-name="P4">
Description: The British Liverpool ended the performances of the Eurovision finals 2023 and the voting was opened for the winner of the song competition. - 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Конкурс', 'Музика']</text:p>
      <text:p text:style-name="P4">
Type: Article</text:p>
      <!--METADATA-->
      <text:p text:style-name="P4">
<draw:frame draw:style-name="fr1" draw:name="Image309" text:anchor-type="as-char" svg:width="6.9236in" svg:height="3.956343in" draw:z-index="0">
<draw:image xlink:href="../Images/yкринформ/2023-05-14T00-33-00-03-00/630_360_1683829607-260.jpg" xlink:type="simple" xlink:show="embed" xlink:actuate="onLoad" draw:mime-type="image/jpeg"/>
</draw:frame>
The performances of the Eurovision finals of the finals of the Eurovision-2023 and the winner of the song competition were opened.</text:p>
      <text:p text:style-name="P4">
About it reports its own correspondent of Ukrinform.</text:p>
      <text:p text:style-name="P4">
The favorites of the song competition, in particular by the previous <text:a xlink:type="simple" xlink:href="http://eurovisionworld.com/odds/eurovision" text:style-name="Internet_20_link" text:visited-style-name="Visited_20_Internet_20_Link">
</text:a>
, there is Sweden, Finland Tukraine, with a chance of winning 50%, 23% and 7%, respectively.</text:p>
      <text:p text:style-name="P4">
The winner will be determined by the voting of a professional jury from 37 Ukrainians-participants of the competition and spectators. Their scores are summed up and have equivalent - 50 to 50.</text:p>
      <text:p text:style-name="P4">
According to the results of the voting to the national jury, which for the first time elected Ukrainian in the mobile application "Action", included singer, participant(Jury's head), singer, composer and author's capsule Svetlana Tarabarova, Honored Artist of Ukraine Tonya Matvienko, Frontman and founder of Skyi group Oleg Sobchuk, composer and pianist Eugene.</text:p>
      <text:p text:style-name="P4">
<text:span text:style-name="T4">
 Read also: </text:span>
 <text:a xlink:type="simple" xlink:href="https://www.ukrinform.ua/rubric-culture/3708854-ukraina-ogolosila-sklad-nacionalnogo-zuri-na-evrobacenni2023.html" text:style-name="Internet_20_link" text:visited-style-name="Visited_20_Internet_20_Link">
<text:span text:style-name="T4">
 Eurobacker </text:span>
</text:a>
As reported by Ukrinform, the Great Final of the Song Competition Production was held in Liverpool. The finals were 26 countries. Ukraine, which performed 19th, represented the TVORCHI band with the song Heart of Steel(Heart made of steel), which is automatically to the decisive part of the competition.</text:p>
      <text:p text:style-name="P4">
News Source: <text:a xlink:type="simple" xlink:href="https://www.ukrinform.ua/rubric-culture/3708862-evrobacenna2023-pocalosa-finalne-golosuvanna.html" text:style-name="Internet_20_link" text:visited-style-name="Visited_20_Internet_20_Link">
https://www.ukrinform.ua/rubric-culture/3708862-evrobacenna2023-pocalosa-finalne-golosuvanna.html</text:a>
</text:p>
      <!--NEWS-->
      <text:h text:style-name="P10" text:outline-level="1">
<text:span text:style-name="T4">
Zelensky discussed with President South Africa Ukrainian Formula of Peace</text:span>
</text:h>
      <text:p text:style-name="P4">
Authors: Ukrinform (Person)</text:p>
      <text:p text:style-name="P4">
Publisher: Укринформ (Organization)</text:p>
      <text:p text:style-name="P4">
Published Time: 2023-05-14T00:51:00+03:00</text:p>
      <text:p text:style-name="P4">
Modified Time: 2023-05-14T00:51:00+03:00</text:p>
      <text:p text:style-name="P4">
Description: Volodymyr Zelensky called on the President of the South African Republic of Matamel Syril Ramafos to support the Ukrainian formula of peace and to join it.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ПАР', 'Зеленський', 'Війна з росією', 'Формула миру']</text:p>
      <text:p text:style-name="P4">
Type: Article</text:p>
      <!--METADATA-->
      <text:p text:style-name="P4">
<draw:frame draw:style-name="fr1" draw:name="Image310" text:anchor-type="as-char" svg:width="6.9236in" svg:height="3.956343in" draw:z-index="0">
<draw:image xlink:href="../Images/yкринформ/2023-05-14T00-51-00-03-00/630_360_1655321433-213.jpeg" xlink:type="simple" xlink:show="embed" xlink:actuate="onLoad" draw:mime-type="image/jpeg"/>
</draw:frame>
Volodymyrzelensky called on the President of the South African Republic Matamelusyril Ramafos to support the Ukrainian formula of peace and to join it.</text:p>
      <text:p text:style-name="P4">
The President of Ukraine has informed about it in <text:a xlink:type="simple" xlink:href="https://www.youtube.com/watch" text:style-name="Internet_20_link" text:visited-style-name="Visited_20_Internet_20_Link">
</text:a>
, reports Ukrinform.</text:p>
      <text:p text:style-name="P4">
“In the evening, I spoke with Rome with the President of the South African Republic. He spoke of the formula of peace, justice, that our light is united by the rules of international law. Anyone who assists a weapon will be a complicit with all the consequences, ”said Zelensky.</text:p>
      <text:p text:style-name="P4">
According to the Head of State, he urged the South African leader to join with other Ukrainians to work together for the implementation of the Ukrainian formula of peace.</text:p>
      <text:p text:style-name="P4">
<text:span text:style-name="T4">
 Read also: </text:span>
 <text:a xlink:type="simple" xlink:href="https://www.ukrinform.ua/rubric-polytics/3708849-zelenskij-i-meloni-pidpisali-spilnu-deklaraciu.html" text:style-name="Internet_20_link" text:visited-style-name="Visited_20_Internet_20_Link">
<text:span text:style-name="T4">
 Zelensky </text:span>
</text:a>
As reported, <text:a xlink:type="simple" xlink:href="https://www.ukrinform.ua/tag-zelenskij" text:style-name="Internet_20_link" text:visited-style-name="Visited_20_Internet_20_Link">
</text:a>
On May 13, he visited Italy.</text:p>
      <text:p text:style-name="P4">
Earlier, the United States accused South Africa for the supply of ammunition to the Russian Federation. The power of South Africa denied it.</text:p>
      <text:p text:style-name="P4">
<text:span text:style-name="T5">
Foto: op</text:span>
</text:p>
      <text:p text:style-name="P4">
News Source: <text:a xlink:type="simple" xlink:href="https://www.ukrinform.ua/rubric-polytics/3708869-zelenskij-obgovoriv-iz-prezidentom-par-ukrainsku-formulu-miru.html" text:style-name="Internet_20_link" text:visited-style-name="Visited_20_Internet_20_Link">
https://www.ukrinform.ua/rubric-polytics/3708869-zelenskij-obgovoriv-iz-prezidentom-par-ukrainsku-formulu-miru.html</text:a>
</text:p>
      <!--NEWS-->
      <text:h text:style-name="P10" text:outline-level="1">
<text:span text:style-name="T4">
The SBU has announced suspicion of the former occupation "commandant" of Balakliya, who tortured the residents of the city</text:span>
</text:h>
      <text:p text:style-name="P4">
Author: ['АРМІЯINFORM']</text:p>
      <text:p text:style-name="P4">
Time: 2023-05-14T99:00:00-04:00</text:p>
      <text:p text:style-name="P4">
Description: The Service of the Bezpeques systematically vicriva of the Rosiyki pay, the yaki was published by the wake of the Meni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ПІДОЗРА', 'СБУ']</text:p>
      <text:p text:style-name="P4">
Category: News</text:p>
      <!--METADATA-->
      <text:p text:style-name="P4">
<draw:frame draw:style-name="fr1" draw:name="Image311" text:anchor-type="as-char" svg:width="6.9236in" svg:height="3.952222in" draw:z-index="0">
<draw:image xlink:href="../ConvertedIMGs/AРМІЯINFORM/2023-05-14T99-00-00-04-00/i75_articleimage_203629.png" xlink:type="simple" xlink:show="embed" xlink:actuate="onLoad" draw:mime-type="image/png"/>
</draw:frame>
Illustrative photo</text:p>
      <text:p text:style-name="P4">
The Security Service systematically exposes the Russian invaders who have committed the military in temporarily captured areas of Ukraine.</text:p>
      <text:p text:style-name="P4">
As a result of investigative actions, the identity of another invaders involved in the involvement of domestic repression against civilians during the occupation of part of Kharkiv region was established.</text:p>
      <text:p text:style-name="P4">
The person involved in the military commandant of the Kaliningrad garrison of the Armed Forces of the Russian Federation with the present "granite", which at the beginning of a full -scale invasion included the accession of occupation groups on the Eastern Front.</text:p>
      <text:p text:style-name="P4">
Last March, he came to Balakliya enthusiastically, and dedicated the coordination of joint actions of Russian military and L/DNR fighters in spreading the Kremlin regime in the city.</text:p>
      <text:p text:style-name="P4">
He was later appointed "commandant". In this "position" occupied illegal detentions of locals.</text:p>
      <text:p text:style-name="P4">
According to the order of Granite, Ukrainians were taken to Kativni, created by the aggressor, and was made in the captured building of the police department.</text:p>
      <text:p text:style-name="P4">
There, people were tortured, as well as for a long time, they were kept without food. Some of the victims are still considered missing.</text:p>
      <text:p text:style-name="P4">
It is documented that Granite personally questioned illegally prisoners, using psychological and physical violence, threatened murder, as well as forced deportation of their relatives to the Russian Federation.</text:p>
      <text:p text:style-name="P4">
During the liberation of the city, the occupation "commandant" fled to the Russian Federation, where justice is hidden.</text:p>
      <text:p text:style-name="P4">
On the basis of the evidence collected, the investigators of the Security Service informed him of the suspicion of Part 2 of Art. 28 and Part 1 of Art. 438 of the Criminal Code of Ukraine(violation of the laws and customs of war committed by prior conspiracy by a group of persons).</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News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